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美国为乌克兰提供了21亿美元的新军事援助计划</text:span>
</text:h>
      <text:p text:style-name="P4">
作者: ['АРМІЯINFORM']</text:p>
      <text:p text:style-name="P4">
时间: 2023-06-10T42:00:00-04:00</text:p>
      <text:p text:style-name="P4">
描述: P'Atnitsky国家辩护国家的迷你建设正在激起乌克兰新的新尼亚尼亚（Vidennya），与乌克兰2022年的战争，与乌克兰的《今日新闻》，《与乌克兰的新闻》（News News）的战争，与乌克兰的新闻战争，与乌克兰2022年的新闻战争，今天倒数2022年，威尔·威尔（Will Will）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6/ilyustratyvne-foto_large.jpg" text:style-name="Internet_20_link" text:visited-style-name="Visited_20_Internet_20_Link">
ilyustratyvne-foto_large.jpg</text:a>
']</text:p>
      <text:p text:style-name="P4">
标签: []</text:p>
      <text:p text:style-name="P4">
类别: News</text:p>
      <!--METADATA-->
      <text:p text:style-name="P4">
<draw:frame draw:style-name="fr1" draw:name="Image2" text:anchor-type="as-char" svg:width="6.9236in" svg:height="4.395937in" draw:z-index="0">
<draw:image xlink:href="../Images/AРМІЯINFORM/2023-06-10T42-00-00-04-00/ilyustratyvne-foto_large.jpg" xlink:type="simple" xlink:show="embed" xlink:actuate="onLoad" draw:mime-type="image/jpeg"/>
</draw:frame>
周五，美国国防部宣布分配了一个新的军事援助计划，总价值为21亿多拉尔。 关于这个<text:a xlink:type="simple" xlink:href="https://www.defense.gov/News/Releases/Release/Article/3422822/biden-administration-announces-additional-security-assistance-for-ukraine/" text:style-name="Internet_20_link" text:visited-style-name="Visited_20_Internet_20_Link">
报告</text:a>
在网站上。</text:p>
      <text:p text:style-name="P4">
提供了新的美国军事援助计划，以帮助乌克兰在安全行业(后)这提供了与行业或合作伙伴国家的长期合同的结论，因此在不久的将来不会向乌克兰提供该设备。</text:p>
      <text:p text:style-name="P4">
在爱国者系统防御，防空和洛克索沃克的包装规范弹药中包含的帮助，105毫米和203毫米炮弹维护和设备的维护。</text:p>
      <text:p text:style-name="P4">
News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NEWS-->
      <text:h text:style-name="P10" text:outline-level="1">
<text:span text:style-name="T4">
贝尔戈罗德地区俄罗斯副代表的农业企业的资产被捕</text:span>
</text:h>
      <text:p text:style-name="P4">
作者: ['АРМІЯINFORM']</text:p>
      <text:p text:style-name="P4">
时间: 2023-06-10T44:00:00-04:00</text:p>
      <text:p text:style-name="P4">
描述: Dnipropetrovsk检察官办公室的Clopanni检察官的背后，高地法院是法院...与2022年乌克兰的战争，与乌克兰的最新新闻，今天与乌克兰2022年的新闻战争今天，乌克兰和乌克兰之间的战争将会发生，乌克兰之间的战争将会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665257ea39133d511bebc0bb80fea0b5.png" text:style-name="Internet_20_link" text:visited-style-name="Visited_20_Internet_20_Link">
665257ea39133d511bebc0bb80fea0b5.pn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 text:anchor-type="as-char" svg:width="6.9236in" svg:height="4.217626in" draw:z-index="0">
<draw:image xlink:href="../Images/AРМІЯINFORM/2023-06-10T44-00-00-04-00/665257ea39133d511bebc0bb80fea0b5.png" xlink:type="simple" xlink:show="embed" xlink:actuate="onLoad" draw:mime-type="image/png"/>
</draw:frame>
应Dnipropetrovsk地区检察官办公室的检察官的要求，法院在Dnipropetrovsk和Kherson地区施加了农业工业企业的公司权利和财产。</text:p>
      <text:p text:style-name="P4">
关于它<text:a xlink:type="simple" xlink:href="https://t.me/pgo_gov_ua/13136" text:style-name="Internet_20_link" text:visited-style-name="Visited_20_Internet_20_Link">
报告</text:a>
总检察官办公室。</text:p>
      <ul>
        <li>
这些是生产，13,000 m KV的存储设施，16份运输方式和资金，由企业的银行帐户中，由俄罗斯联合会的Belgorod地区杜马副负责人控制，该公司涉嫌资助筹集的行动。侵略者国家 - 消息读取。</li>
      </ul>
      <text:p text:style-name="P4">
2022年3月至4月，俄罗斯联邦的公民是俄罗斯农业持有的“农业 - 比洛吉尔”的所有者，一再组织储存产品的收集，军事制服以转移占领部队的转移，这是重新灌输的。在乌克兰领土。</text:p>
      <text:p text:style-name="P4">
如图所述，俄罗斯联邦军队提供的援助的信息是在社交网络“ Vkontakte”(Telegram-Channel)上有系统地要求的。</text:p>
      <text:p text:style-name="P4">
宣布犯罪嫌疑人的问题目前正在解决。</text:p>
      <text:p text:style-name="P4">
News Source: <text:a xlink:type="simple" xlink:href="https://armyinform.com.ua/2023/06/10/areshtovano-aktyvy-agropidpryyemstva-rosijskogo-deputata-byelgorodskoyi-oblasti/" text:style-name="Internet_20_link" text:visited-style-name="Visited_20_Internet_20_Link">
https://armyinform.com.ua/2023/06/10/areshtovano-aktyvy-agropidpryyemstva-rosijskogo-deputata-byelgorodskoyi-oblasti/</text:a>
</text:p>
      <!--NEWS-->
      <text:h text:style-name="P10" text:outline-level="1">
<text:span text:style-name="T4">
乌克兰已同意世界银行的快速评估</text:span>
</text:h>
      <text:p text:style-name="P4">
作者: ['АРМІЯINFORM']</text:p>
      <text:p text:style-name="P4">
时间: 2023-06-10T46:00:00-04:00</text:p>
      <text:p text:style-name="P4">
描述: 乌克兰在Zi Svitovi银行的纪念日关于Shvidka Khvitkiv Vid灾难...与乌克兰2022年的战争，与乌克兰与乌克兰的最新新闻，今天与乌克兰2022年的《新闻战争》，今天与乌克兰的新闻战争，乌克兰和俄罗斯之间的战争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thumb_204504_820_360_0_0_auto-1.jpg" text:style-name="Internet_20_link" text:visited-style-name="Visited_20_Internet_20_Link">
thumb_204504_820_360_0_0_auto-1.jpg</text:a>
']</text:p>
      <text:p text:style-name="P4">
标签: ['КАХОВСЬКА ГЕС', 'КАХОВСЬКА ГЕС/ШТАБ INFO']</text:p>
      <text:p text:style-name="P4">
类别: News</text:p>
      <!--METADATA-->
      <text:p text:style-name="P4">
<draw:frame draw:style-name="fr1" draw:name="Image4" text:anchor-type="as-char" svg:width="6.9236in" svg:height="4.610104in" draw:z-index="0">
<draw:image xlink:href="../Images/AРМІЯINFORM/2023-06-10T46-00-00-04-00/thumb_204504_820_360_0_0_auto-1.jpg" xlink:type="simple" xlink:show="embed" xlink:actuate="onLoad" draw:mime-type="image/jpeg"/>
</draw:frame>
前几天，乌克兰已与世界银行同意与国际合作伙伴一起迅速评估回滚损失的损失。 评估将通过类似物进行，并快速评估造成的损害和恢复需求(rDNA).Про це <text:a xlink:type="simple" xlink:href="https://www.kmu.gov.ua/news/ukraina-domovylasia-zi-svitovym-bankom-pro-shvydku-otsinku-zbytkiv-vid-katastrofy-na-kakhovskii-hes-premier-ministr" text:style-name="Internet_20_link" text:visited-style-name="Visited_20_Internet_20_Link">
зазначив</text:a>
总理丹尼斯·施米加尔(Denis Shmigal)在6月9日的政府会议上。</text:p>
      <text:p text:style-name="P4">
据他说，破坏卡科夫卡水力发电站将产生长期后果。根据Mindovquil的说法，环境损失的计算是UAH的550亿美元。</text:p>
      <text:p text:style-name="P4">
“大量的农业用地也被淹没了。 根据农业政策部，只有1万公顷的公顷仅在正确的银行。</text:p>
      <text:p text:style-name="P4">
只有恢复水力发电厂，根据Ukrhydroenergo的初步数据，耗资10亿欧元。 其他相关工作将相同。</text:p>
      <text:p text:style-name="P4">
“这些是乌克兰和合作伙伴应同步做出反应的挑战。 我们不会关于乌克兰的损失，而是在谈论欧洲的损失。 Kakhovskaya水力发电站的The Therum的回声将到达大陆的各个角落。 因此，普通年龄需要共同行动。”总理强调。</text:p>
      <text:p text:style-name="P4">
News Source: <text:a xlink:type="simple" xlink:href="https://armyinform.com.ua/2023/06/10/ukrayina-domovylasya-zi-svitovym-bankom-pro-shvydku-oczinku-zbytkiv-vid-katastrofy-na-kahovskij-ges-premyer-ministr-2/" text:style-name="Internet_20_link" text:visited-style-name="Visited_20_Internet_20_Link">
https://armyinform.com.ua/2023/06/10/ukrayina-domovylasya-zi-svitovym-bankom-pro-shvydku-oczinku-zbytkiv-vid-katastrofy-na-kahovskij-ges-premyer-ministr-2/</text:a>
</text:p>
      <!--NEWS-->
      <text:h text:style-name="P10" text:outline-level="1">
<text:span text:style-name="T4">
NSU正在撤离发现自己在赫森地区水陷阱中的受害者</text:span>
</text:h>
      <text:p text:style-name="P4">
作者: ['Володимир Поліщук']</text:p>
      <text:p text:style-name="P4">
时间: 2023-06-10T48:00:00-04:00</text:p>
      <text:p text:style-name="P4">
描述: 乌克兰国民警卫队的特殊仓库是持有服务的主权的共同的……与乌克兰2022的战争，与乌克兰的战争是今天的最新消息，今天与乌克兰2022的战争是今天的最后一场，是否会在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6/photo_5194903351744122007_w.jpg" text:style-name="Internet_20_link" text:visited-style-name="Visited_20_Internet_20_Link">
photo_5194903351744122007_w.jpg</text:a>
']</text:p>
      <text:p text:style-name="P4">
标签: ['НГУ']</text:p>
      <text:p text:style-name="P4">
类别: News</text:p>
      <!--METADATA-->
      <text:p text:style-name="P4">
<draw:frame draw:style-name="fr1" draw:name="Image5" text:anchor-type="as-char" svg:width="6.9236in" svg:height="4.615733in" draw:z-index="0">
<draw:image xlink:href="../Images/AРМІЯINFORM/2023-06-10T48-00-00-04-00/photo_5194903351744122007_w.jpg" xlink:type="simple" xlink:show="embed" xlink:actuate="onLoad" draw:mime-type="image/jpeg"/>
</draw:frame>
乌克兰国民警卫队的人员与州紧急服务部门合作，国家警察提供了公共秩序并撤离受害者，受害者在定居点被喀霍夫卡水力发电的乘员淹没后，被注入了水陷阱中植物。</text:p>
      <text:p text:style-name="P4">
Mykola Urshalovych上校告诉NSU NSU通讯部门总部规划部副主任。</text:p>
      <text:p text:style-name="P4">
<text:span text:style-name="T4">
  -  </text:span>
来自国民警卫队保护的第11旅和第16个单独的营，以消除使用适当的船只，汽车和工程设备的洪水疏散组织的后果，即 - 萨德上校Mykola Urshalovich。  - 截至目前，措施正在采取措施，库森(Schumen and Ship District)的国民警国民警卫队以及库尔森地区定居点的国民警卫队和手段正在进行。</text:p>
      <text:p text:style-name="P4">
除了撤离平民外，国民警卫还根据需要为受伤的公民提供愚蠢和医疗援助。 它被300多名公民使用。</text:p>
      <text:p text:style-name="P4">
Mykola Urshalovich强调，NSU继续参加救援行动。</text:p>
      <text:p text:style-name="P4">
News Source: <text:a xlink:type="simple" xlink:href="https://armyinform.com.ua/2023/06/10/ngu-zdijsnyuye-evakuacziyu-postrazhdalyh-yaki-opynylysya-u-vodyanij-pastczi-na-hersonshhyni/" text:style-name="Internet_20_link" text:visited-style-name="Visited_20_Internet_20_Link">
https://armyinform.com.ua/2023/06/10/ngu-zdijsnyuye-evakuacziyu-postrazhdalyh-yaki-opynylysya-u-vodyanij-pastczi-na-hersonshhyni/</text:a>
</text:p>
      <!--NEWS-->
      <text:h text:style-name="P10" text:outline-level="1">
<text:span text:style-name="T4">
内阁已经批准了根据世界标准的灾难医学发展的变化</text:span>
</text:h>
      <text:p text:style-name="P4">
作者: ['АРМІЯINFORM']</text:p>
      <text:p text:style-name="P4">
时间: 2023-06-10T50:00:00-04:00</text:p>
      <text:p text:style-name="P4">
描述: Kabisnet Minstriv乌克兰人赞美作品“ Acts Pannnya Vikonnnya医学...与乌克兰2022年的战争，与乌克兰的最新新闻，今天与乌克兰的新闻，乌克兰的新闻战争，乌克兰的新闻战，乌克兰和俄罗斯与俄罗斯之间以及与乌克兰的战争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2b4e9b2-0.jpg" text:style-name="Internet_20_link" text:visited-style-name="Visited_20_Internet_20_Link">
2b4e9b2-0.jpg</text:a>
']</text:p>
      <text:p text:style-name="P4">
标签: ['STOPRUSSIA', 'АГРЕСІЯ РФ', 'ВТОРГНЕННЯ РФ']</text:p>
      <text:p text:style-name="P4">
类别: News</text:p>
      <!--METADATA-->
      <text:p text:style-name="P4">
<draw:frame draw:style-name="fr1" draw:name="Image6" text:anchor-type="as-char" svg:width="6.9236in" svg:height="4.268364in" draw:z-index="0">
<draw:image xlink:href="../Images/AРМІЯINFORM/2023-06-10T50-00-00-04-00/2b4e9b2-0.jpg" xlink:type="simple" xlink:show="embed" xlink:actuate="onLoad" draw:mime-type="image/jpeg"/>
</draw:frame>
乌克兰部长的内阁采用了“灾难体系功能的一些问题”的决议，该决议决定了灾难医学服务的发展的优先事项。 最重要的是，该文件清楚地定义了所有灾难医学所有单位的分布和相互作用，这为在战时和异常情况下改变和改善工作提供了新的可能性。</text:p>
      <text:p text:style-name="P4">
关于它<text:a xlink:type="simple" xlink:href="https://www.kmu.gov.ua/news/kabinet-ministriv-zatverdyv-zminy-iaki-spryiatymut-rozvytku-medytsyny-katastrof-za-svitovymy-standartamy" text:style-name="Internet_20_link" text:visited-style-name="Visited_20_Internet_20_Link">
报告</text:a>
政府门户。</text:p>
      <ul>
        <li>
在制定决议期间，通过紧急医疗援助系统的经验来考虑到2022年坦的最佳实践。 该决议是详尽对医学崩溃的全面改革的第一步 - 消息写道。</li>
      </ul>
      <text:p text:style-name="P4">
该决议规定，国家一级的紧急医疗服务和医疗崩溃将由卫生部以及急诊医疗与灾难医学区域中心协调。</text:p>
      <text:p text:style-name="P4">
“我们收到了一份非常重要的文件，该文件将根据最新标准为我们的团队提供进一步发展的实质，并考虑到全面战争的复杂挑战。 我敢肯定，这种变化将使英勇的医生更加有效地工作并挽救更多的生命。”</text:p>
      <text:p text:style-name="P4">
此外，该决议还根据国际和一组不同专业的医生的国际分类来描述“灾难医疗团队”的新概念，这些医生涉及由于紧急情况，包括 敌对行动，并允许使用现代远程医疗技术。</text:p>
      <text:p text:style-name="P4">
特别是，灾难医学团队将分为3种类型。 类型的移动团队将向塔瓦库亚现场的受害者提供医疗援助。 II型移动命令将是对居住地或居住地的医疗援助。 反过来，III型移动团队将能够在使用帐篷或固定建筑物的住宿地点为受害者提供帮助。</text:p>
      <text:p text:style-name="P4">
上述更改将使您立即根据案件的困难组成所需类型的移动团队。</text:p>
      <text:p text:style-name="P4">
News Source: <text:a xlink:type="simple" xlink:href="https://armyinform.com.ua/2023/06/10/kabmin-zatverdyv-zminy-yaki-spryyatymut-rozvytku-medyczyny-katastrof-za-svitovymy-standartamy/" text:style-name="Internet_20_link" text:visited-style-name="Visited_20_Internet_20_Link">
https://armyinform.com.ua/2023/06/10/kabmin-zatverdyv-zminy-yaki-spryyatymut-rozvytku-medyczyny-katastrof-za-svitovymy-standartamy/</text:a>
</text:p>
      <!--NEWS-->
      <text:h text:style-name="P10" text:outline-level="1">
<text:span text:style-name="T4">
过去一天，我们的航空击中了敌人的集中区域的19个节拍</text:span>
</text:h>
      <text:p text:style-name="P4">
作者: ['АРМІЯINFORM']</text:p>
      <text:p text:style-name="P4">
时间: 2023-06-10T52:00:00-04:00</text:p>
      <text:p text:style-name="P4">
描述: 关于乌克兰兹布罗伊萨尼部队的总部。 -Avisiaziya国防军...与乌克兰2022年的战争，与乌克兰的最新新闻战争，与乌克兰的新闻战争，与乌克兰2022年的新闻战争，乌克兰和俄罗斯之间的战争以及俄罗斯之间的战争以及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ВТОРГНЕННЯ РФ', 'ОБОРОНА УКРАЇНИ', 'ХРОНІКА ОБОРОНИ', 'ХРОНІКА ОБОРОНИ УКРАЇНИ']</text:p>
      <text:p text:style-name="P4">
类别: News</text:p>
      <!--METADATA-->
      <text:p text:style-name="P4">
<draw:frame draw:style-name="fr1" draw:name="Image7" text:anchor-type="as-char" svg:width="6.9236in" svg:height="5.185007in" draw:z-index="0">
<draw:image xlink:href="../Images/AРМІЯINFORM/2023-06-10T52-00-00-04-00/ukrayinska-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c9Tn8ttwnC5UfDWnXeLsh27TXhQZABWoAUvF9owAW9GLwUP6wx2J2qDnoFk4wcNNl" text:style-name="Internet_20_link" text:visited-style-name="Visited_20_Internet_20_Link">
报告</text:a>
乌克兰武装部队的总参谋部。</text:p>
      <ul>
        <li>
在过去的24小时中，国防军在个人工作人员的集中和2对面的敌人的反射导弹综合体中获得了19次节奏，介绍写道。</li>
      </ul>
      <text:p text:style-name="P4">
同时，在最后一天，导弹和炮兵部门被4点管理，6个活力集中的区域，塔维设备的武器，3个弹药仓库和5个火炮部队击中。</text:p>
      <text:p text:style-name="P4">
News Source: <text:a xlink:type="simple" xlink:href="https://armyinform.com.ua/2023/06/10/nasha-aviacziya-za-mynulu-dobu-zavdala-19-udariv-po-rajonah-zoseredzhennya-voroga/" text:style-name="Internet_20_link" text:visited-style-name="Visited_20_Internet_20_Link">
https://armyinform.com.ua/2023/06/10/nasha-aviacziya-za-mynulu-dobu-zavdala-19-udariv-po-rajonah-zoseredzhennya-voroga/</text:a>
</text:p>
      <!--NEWS-->
      <text:h text:style-name="P10" text:outline-level="1">
<text:span text:style-name="T4">
在过去的一天中，敌人造成了8架火箭发射器和74架飞机</text:span>
</text:h>
      <text:p text:style-name="P4">
作者: ['АРМІЯINFORM']</text:p>
      <text:p text:style-name="P4">
时间: 2023-06-10T54:00:00-04:00</text:p>
      <text:p text:style-name="P4">
描述: ZS乌克兰ZS的总部总部是敌人的离开...与乌克兰2022年的战争，与乌克兰的最新新闻战争，今天与乌克兰2022年的新闻战争，乌克兰和俄罗斯之间的战争将发生战争与乌克兰与乌克兰的战争将是不可行</text:p>
      <text:p text:style-name="P4">
图片: ['<text:a xlink:type="simple" xlink:href="https://armyinform.com.ua/wp-content/uploads/2023/06/647e01cd90b96.jpeg" text:style-name="Internet_20_link" text:visited-style-name="Visited_20_Internet_20_Link">
647e01cd90b96.jpeg</text:a>
']</text:p>
      <text:p text:style-name="P4">
标签: ['STOPRUSSIA', 'АГРЕСІЯ РФ', 'ВТОРГНЕННЯ РФ', 'ГШ ЗСУ']</text:p>
      <text:p text:style-name="P4">
类别: News</text:p>
      <!--METADATA-->
      <text:p text:style-name="P4">
<draw:frame draw:style-name="fr1" draw:name="Image8" text:anchor-type="as-char" svg:width="6.9236in" svg:height="4.32725in" draw:z-index="0">
<draw:image xlink:href="../Images/AРМІЯINFORM/2023-06-10T54-00-00-04-00/647e01cd90b96.jpeg" xlink:type="simple" xlink:show="embed" xlink:actuate="onLoad" draw:mime-type="image/jpeg"/>
</draw:frame>
照片说明性</text:p>
      <text:p text:style-name="P4">
<text:span text:style-name="T4">
🔥俄罗斯入侵的情况</text:span>
</text:p>
      <text:p text:style-name="P4">
如<text:a xlink:type="simple" xlink:href="https://www.facebook.com/GeneralStaff.ua/posts/pfbid02c9Tn8ttwnC5UfDWnXeLsh27TXhQZABWoAUvF9owAW9GLwUP6wx2J2qDnoFk4wcNNl" text:style-name="Internet_20_link" text:visited-style-name="Visited_20_Internet_20_Link">
注释</text:a>
乌克兰武装部队的总人员在最后一天，敌人造成了8个火箭发射器和74次航空罢工，在我们部队和定居点的位置上从走廊的喷气系统进行了62次炮击。</text:p>
      <ul>
        <li>
不幸的是，在平民中丧生并受伤，以及Zhytomyr地区的私人住宅Zvyagel的医院被摧毁和损害，Ochakovimikolaiv地区和Odessa地区其他平民基础设施的文化之家遭到破坏和损害。</li>
      </ul>
      <text:p text:style-name="P4">
整个乌克兰的火箭和航空罢工的可能性仍然很高。</text:p>
      <text:p text:style-name="P4">
News Source: <text:a xlink:type="simple" xlink:href="https://armyinform.com.ua/2023/06/10/za-mynulu-dobu-vorog-zavdav-8-raketnyh-ta-74-aviaudariv/" text:style-name="Internet_20_link" text:visited-style-name="Visited_20_Internet_20_Link">
https://armyinform.com.ua/2023/06/10/za-mynulu-dobu-vorog-zavdav-8-raketnyh-ta-74-aviaudariv/</text:a>
</text:p>
      <!--NEWS-->
      <text:h text:style-name="P10" text:outline-level="1">
<text:span text:style-name="T4">
在赫尔森地区，占领者允许撤离俄罗斯护照的人</text:span>
</text:h>
      <text:p text:style-name="P4">
作者: ['АРМІЯINFORM']</text:p>
      <text:p text:style-name="P4">
时间: 2023-06-10T56:00:00-04:00</text:p>
      <text:p text:style-name="P4">
描述: 在Timchasovo的定居点，Partniy Khersskoye，Rosiskiskiki Porphaty ...与乌克兰2022年的战争，与乌克兰的最新消息，今天与乌克兰的新闻，与乌克兰2022年的最新新闻，今天与乌克兰之间的战争，乌克兰和俄罗斯之间的战争将是一场战争他们说，在2022年，是否会在不久的将来与乌克兰发生战争</text:p>
      <text:p text:style-name="P4">
图片: ['<text:a xlink:type="simple" xlink:href="https://armyinform.com.ua/wp-content/uploads/2023/06/327e3058-d969-457d-8003-1cdd56451681_w1080_h608.jpg" text:style-name="Internet_20_link" text:visited-style-name="Visited_20_Internet_20_Link">
327e3058-d969-457d-8003-1cdd56451681_w1080_h608.jpg</text:a>
']</text:p>
      <text:p text:style-name="P4">
标签: ['STOPRUSSIA', 'АГРЕСІЯ РФ', 'ВТОРГНЕННЯ РФ', 'ГШ ЗСУ']</text:p>
      <text:p text:style-name="P4">
类别: News</text:p>
      <!--METADATA-->
      <text:p text:style-name="P4">
<draw:frame draw:style-name="fr1" draw:name="Image9" text:anchor-type="as-char" svg:width="6.9236in" svg:height="3.89773in" draw:z-index="0">
<draw:image xlink:href="../Images/AРМІЯINFORM/2023-06-10T56-00-00-04-00/327e3058-d969-457d-8003-1cdd56451681_w1080_h608.jpg" xlink:type="simple" xlink:show="embed" xlink:actuate="onLoad" draw:mime-type="image/jpeg"/>
</draw:frame>
照片说明性</text:p>
      <text:p text:style-name="P4">
<text:span text:style-name="T4">
🔥俄罗斯入侵的情况</text:span>
</text:p>
      <text:p text:style-name="P4">
在赫尔森地区暂时捕获的部分的定居点中，俄罗斯所有者继续利用其城市犯下的犯罪后果。</text:p>
      <text:p text:style-name="P4">
关于它<text:a xlink:type="simple" xlink:href="https://www.facebook.com/GeneralStaff.ua/posts/pfbid02c9Tn8ttwnC5UfDWnXeLsh27TXhQZABWoAUvF9owAW9GLwUP6wx2J2qDnoFk4wcNNl" text:style-name="Internet_20_link" text:visited-style-name="Visited_20_Internet_20_Link">
报告</text:a>
乌克兰武装部队的总参谋部。</text:p>
      <ul>
        <li>
仅允许撤离被灌溉护照的人撤离。 此外，武力的入侵者被从自己的平民幸存者中驱逐出来，目的是由俄罗斯占领军军事人员置于军事人员的身上。</li>
      </ul>
      <text:p text:style-name="P4">
News Source: <text:a xlink:type="simple" xlink:href="https://armyinform.com.ua/2023/06/10/na-hersonshhyni-okupanty-dozvolyayut-evakuacziyu-lyshe-lyudyam-z-rosijskymy-pasportamy/" text:style-name="Internet_20_link" text:visited-style-name="Visited_20_Internet_20_Link">
https://armyinform.com.ua/2023/06/10/na-hersonshhyni-okupanty-dozvolyayut-evakuacziyu-lyshe-lyudyam-z-rosijskymy-pasportamy/</text:a>
</text:p>
      <!--NEWS-->
      <text:h text:style-name="P10" text:outline-level="1">
<text:span text:style-name="T4">
维尔纽斯峰会上的乌克兰将获得加入北约的算法-Vladimir Gavrilov</text:span>
</text:h>
      <text:p text:style-name="P4">
作者: ['АРМІЯINFORM']</text:p>
      <text:p text:style-name="P4">
时间: 2023-06-10T58:00:00-04:00</text:p>
      <text:p text:style-name="P4">
描述: 在Komenteri Volodymyr Gavrilov，他在Lipni国家的Samiti附上，北约“ Wiidu ...与乌克兰2022年的战争，与乌克兰与乌克兰的最新新闻，《与乌克兰2022年的新闻战争》，今天上次与乌克兰的新闻战争，乌克兰和乌克兰之间的战争将会有一场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photo_2023-06-10_07-52-20.jpg" text:style-name="Internet_20_link" text:visited-style-name="Visited_20_Internet_20_Link">
photo_2023-06-10_07-52-20.jpg</text:a>
']</text:p>
      <text:p text:style-name="P4">
标签: ['ВОЛОДИМИР ГАВРИЛОВ']</text:p>
      <text:p text:style-name="P4">
类别: News</text:p>
      <!--METADATA-->
      <text:p text:style-name="P4">
<draw:frame draw:style-name="fr1" draw:name="Image10" text:anchor-type="as-char" svg:width="6.9236in" svg:height="4.649744in" draw:z-index="0">
<draw:image xlink:href="../Images/AРМІЯINFORM/2023-06-10T58-00-00-04-00/photo_2023-06-10_07-52-20.jpg" xlink:type="simple" xlink:show="embed" xlink:actuate="onLoad" draw:mime-type="image/jpeg"/>
</draw:frame>
弗拉基米尔·加夫里洛夫(Vladimir Gavrilov)在评论中指出，北约国家的首脑会议上“将遵守我们的一定顺序，这将记录下来。” 关于它<text:a xlink:type="simple" xlink:href="https://t.me/ministry_of_defense_ua/7676" text:style-name="Internet_20_link" text:visited-style-name="Visited_20_Internet_20_Link">
报告</text:a>
国防部乌克兰。</text:p>
      <text:p text:style-name="P4">
他补充说，尽管达成共识的决策机制和联盟成员国的否决权，“我认为乌克兰决策不会有大问题”。</text:p>
      <text:p text:style-name="P4">
弗拉基米尔·加夫里洛夫(Vladimir Gavrilov)说：“有所有迹象表明乌克兰将以某种格式收到他想要的东西。”</text:p>
      <text:p text:style-name="P4">
副部长补充说：“在乌克兰维尔纽斯的一次峰会上，应该清楚地了解，在战争后，在一两年的时间里，在进行某些程序性项目后，我们将成为北约的成员。”</text:p>
      <text:p text:style-name="P4">
News Source: <text:a xlink:type="simple" xlink:href="https://armyinform.com.ua/2023/06/10/ukrayina-na-vilnyuskomu-samiti-otrymaye-algorytm-vstupu-do-nato-zastupnyk-ministra-oborony-gavrylov/" text:style-name="Internet_20_link" text:visited-style-name="Visited_20_Internet_20_Link">
https://armyinform.com.ua/2023/06/10/ukrayina-na-vilnyuskomu-samiti-otrymaye-algorytm-vstupu-do-nato-zastupnyk-ministra-oborony-gavrylov/</text:a>
</text:p>
      <!--NEWS-->
      <text:h text:style-name="P10" text:outline-level="1">
<text:span text:style-name="T4">
种族主义者逃离了卢汉斯克地区的战斗位置</text:span>
</text:h>
      <text:p text:style-name="P4">
作者: ['АРМІЯINFORM']</text:p>
      <text:p text:style-name="P4">
时间: 2023-06-10T71:00:00-04:00</text:p>
      <text:p text:style-name="P4">
描述: 关于Vechirnyom Zvedenni的ZS乌克兰人的总部。  - 在Arapivtsi ...与乌克兰2022年的战争中，与乌克兰的战争是今天的最新消息，即今天与乌克兰2022年的新闻战，乌克兰和俄罗斯之间的战争将在乌克兰和俄罗斯之间发生战争，当与乌克兰在2022年与乌克兰的战争将发生他们是否会在不久的将来与乌克兰进行战争，他们说，与乌克兰的战争，今天的乌克兰新闻，乌克兰新闻，乌克兰媒体在俄罗斯</text:p>
      <text:p text:style-name="P4">
图片: ['<text:a xlink:type="simple" xlink:href="https://armyinform.com.ua/wp-content/uploads/2023/01/original-4-1.jpg" text:style-name="Internet_20_link" text:visited-style-name="Visited_20_Internet_20_Link">
original-4-1.jpg</text:a>
']</text:p>
      <text:p text:style-name="P4">
标签: ['STOPRUSSIA', 'АГРЕСІЯ РФ', 'ВТОРГНЕННЯ РФ', 'ГШ ЗСУ']</text:p>
      <text:p text:style-name="P4">
类别: News</text:p>
      <!--METADATA-->
      <text:p text:style-name="P4">
<draw:frame draw:style-name="fr1" draw:name="Image11" text:anchor-type="as-char" svg:width="6.9236in" svg:height="4.881138in" draw:z-index="0">
<draw:image xlink:href="../Images/AРМІЯINFORM/2023-06-10T71-00-00-04-00/original-4-1.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CqmXjEuHWU888kAG5DbwLTBQdYfoWrgQV3tv93BMoDcooGtMGD3HoGN9fPgErpotl" text:style-name="Internet_20_link" text:visited-style-name="Visited_20_Internet_20_Link">
报告</text:a>
晚上，乌克兰武装部队的总参谋部。</text:p>
      <ul>
        <li>
约有90名占领部队离开了战斗位置，在卢汉斯克地区的卢汉斯地区荒芜，他将在信息中。</li>
      </ul>
      <text:p text:style-name="P4">
News Source: <text:a xlink:type="simple" xlink:href="https://armyinform.com.ua/2023/06/10/rashysty-povtikaly-z-bojovyh-pozyczij-na-luganshhyni-2/" text:style-name="Internet_20_link" text:visited-style-name="Visited_20_Internet_20_Link">
https://armyinform.com.ua/2023/06/10/rashysty-povtikaly-z-bojovyh-pozyczij-na-luganshhyni-2/</text:a>
</text:p>
      <!--NEWS-->
      <text:h text:style-name="P10" text:outline-level="1">
<text:span text:style-name="T4">
发现鱼的鱼 - 通知州渔业机构</text:span>
</text:h>
      <text:p text:style-name="P4">
作者: ['АРМІЯINFORM']</text:p>
      <text:p text:style-name="P4">
时间: 2023-06-10T73:00:00-04:00</text:p>
      <text:p text:style-name="P4">
描述: Pislay tnshshenne kakhovsko ges filch vipares of massovila ribi。 Derzhribagentism ...与乌克兰2022年的战争，与乌克兰的最新消息，今天与乌克兰的新闻战争，2022年的新闻战争，无论是乌克兰和俄罗斯之间的战争，以及何时在2022年与乌克兰的战争都将是他们说，在不久的将来与乌克兰发动了战争</text:p>
      <text:p text:style-name="P4">
图片: ['<text:a xlink:type="simple" xlink:href="https://armyinform.com.ua/wp-content/uploads/2023/06/78_news_big-v1686165737.webp" text:style-name="Internet_20_link" text:visited-style-name="Visited_20_Internet_20_Link">
78_news_big-v1686165737.webp</text:a>
']</text:p>
      <text:p text:style-name="P4">
标签: []</text:p>
      <text:p text:style-name="P4">
类别: News</text:p>
      <!--METADATA-->
      <text:p text:style-name="P4">
<draw:frame draw:style-name="fr1" draw:name="Image12" text:anchor-type="as-char" svg:width="6.9236in" svg:height="3.615658in" draw:z-index="0">
<draw:image xlink:href="../ConvertedIMGs/AРМІЯINFORM/2023-06-10T73-00-00-04-00/78_news_big-v1686165737.png" xlink:type="simple" xlink:show="embed" xlink:actuate="onLoad" draw:mime-type="image/png"/>
</draw:frame>
照片说明性</text:p>
      <text:p text:style-name="P4">
卡科夫卡水力发电站销毁后，记录了鱼类死亡的案件。(https://t.me/shtab_kakhovska_hes/338)乌克兰人报告鱼的发现地点。 致电：</text:p>
      <text:p text:style-name="P4">
<text:span text:style-name="T4">
<text:span text:style-name="T5">
州渔业Firpore代理机构的免费热线：</text:span>
* 0(800)50-52-50; </text:span>
<text:span text:style-name="T5">
 Zaporizhhya鱼巡逻热线：</text:span>
<text:span text:style-name="T5">
(067)622-04-66; </text:span>
<text:span text:style-name="T4">
 dnipropetrovsk渔业巡逻热线：</text:span>
(096)400-02-50; <text:span text:style-name="T4">
<text:span text:style-name="T5">
赫尔森鱼巡逻热线：</text:span>
*(050)012-35-73; </text:span>
<text:span text:style-name="T5">
 Kherson Ova Colcentric：</text:span>
* 0(800)10-11-02;</text:p>
      <text:p text:style-name="P4">
<text:span text:style-name="T4">
加速识别鱼的死亡地点，并迅速响应消息，如果可能的话，请要求在地图上的地理分配调查中提供信息，并提供指示性数量的钓鱼鱼的照片或视频。</text:span>
 <text:span text:style-name="T4">
 </text:span>
</text:p>
      <text:p text:style-name="P4">
News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警察继续向被洪水淹没领土的居民提供人道主义援助</text:span>
</text:h>
      <text:p text:style-name="P4">
作者: ['АРМІЯINFORM']</text:p>
      <text:p text:style-name="P4">
时间: 2023-06-10T75:00:00-04:00</text:p>
      <text:p text:style-name="P4">
描述: Pislal Evakuatsiai，造船Bagato Rodin，被Macro -rayon淹没，一切都是一切……与乌克兰2022年的战争，与乌克兰的最新新闻战争，今天与乌克兰2022年的新闻战争，今天将在乌克兰和俄罗斯之间以及俄罗斯之间以及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photo_2023-06-09_18-35-27.jpg" text:style-name="Internet_20_link" text:visited-style-name="Visited_20_Internet_20_Link">
photo_2023-06-09_18-35-27.jpg</text:a>
', '<text:a xlink:type="simple" xlink:href="https://armyinform.com.ua/wp-content/uploads/2023/06/photo_2023-06-09_20-08-23-150x150.jpg" text:style-name="Internet_20_link" text:visited-style-name="Visited_20_Internet_20_Link">
photo_2023-06-09_20-08-23-150x150.jpg</text:a>
', '<text:a xlink:type="simple" xlink:href="https://armyinform.com.ua/wp-content/uploads/2023/06/photo_2023-06-09_20-08-20-150x150.jpg" text:style-name="Internet_20_link" text:visited-style-name="Visited_20_Internet_20_Link">
photo_2023-06-09_20-08-20-150x150.jpg</text:a>
', '<text:a xlink:type="simple" xlink:href="https://armyinform.com.ua/wp-content/uploads/2023/06/photo_2023-06-09_20-08-17-150x150.jpg" text:style-name="Internet_20_link" text:visited-style-name="Visited_20_Internet_20_Link">
photo_2023-06-09_20-08-17-150x150.jpg</text:a>
', '<text:a xlink:type="simple" xlink:href="https://armyinform.com.ua/wp-content/uploads/2023/06/photo_2023-06-09_20-08-28-150x150.jpg" text:style-name="Internet_20_link" text:visited-style-name="Visited_20_Internet_20_Link">
photo_2023-06-09_20-08-28-150x150.jpg</text:a>
']</text:p>
      <text:p text:style-name="P4">
标签: ['КАХОВСЬКА ГЕС', 'КАХОВСЬКА ГЕС/ШТАБ INFO']</text:p>
      <text:p text:style-name="P4">
类别: News</text:p>
      <!--METADATA-->
      <text:p text:style-name="P4">
<draw:frame draw:style-name="fr1" draw:name="Image13" text:anchor-type="as-char" svg:width="6.9236in" svg:height="5.01961in" draw:z-index="0">
<draw:image xlink:href="../Images/AРМІЯINFORM/2023-06-10T75-00-00-04-00/photo_2023-06-09_18-35-27.jpg" xlink:type="simple" xlink:show="embed" xlink:actuate="onLoad" draw:mime-type="image/jpeg"/>
</draw:frame>
从被洪水淹没的社区撤离后，许多家庭被听到了所有有孩子的财产，现在他们没有任何生存方式。 关于它<text:a xlink:type="simple" xlink:href="https://t.me/shtab_kakhovska_hes/331" text:style-name="Internet_20_link" text:visited-style-name="Visited_20_Internet_20_Link">
报告</text:a>
俄罗斯恐怖分子的Kakhovskaya水力发电站的后果总部。</text:p>
      <text:p text:style-name="P4">
他们的房屋和公寓充满了水，因此不适合生活。</text:p>
      <text:p text:style-name="P4">
人们多年工作的所有工作都被摧毁了。 俄罗斯使这些人没有。</text:p>
      <text:p text:style-name="P4">
受害者无法为疏散船带来很多东西或重度，因此大多数人只采用文件。</text:p>
      <text:p text:style-name="P4">
<text:a xlink:type="simple" xlink:href="https://armyinform.com.ua/wp-content/uploads/2023/06/photo_2023-06-09_20-08-23.jpg" text:style-name="Internet_20_link" text:visited-style-name="Visited_20_Internet_20_Link">
!(Images/AРМІЯINFORM/2023-06-10T75-00-00-04-00/photo_2023-06-09_20-08-23-150x150.jpg)</text:a>
</text:p>
      <text:p text:style-name="P4">
<text:a xlink:type="simple" xlink:href="https://armyinform.com.ua/wp-content/uploads/2023/06/photo_2023-06-09_20-08-20.jpg" text:style-name="Internet_20_link" text:visited-style-name="Visited_20_Internet_20_Link">
<draw:frame draw:style-name="fr1" draw:name="Image14" text:anchor-type="as-char" svg:width="6.9236in" svg:height="6.9236in" draw:z-index="0">
<draw:image xlink:href="../Images/AРМІЯINFORM/2023-06-10T75-00-00-04-00/photo_2023-06-09_20-08-20-150x150.jpg" xlink:type="simple" xlink:show="embed" xlink:actuate="onLoad" draw:mime-type="image/jpeg"/>
</draw:frame>
</text:a>
</text:p>
      <text:p text:style-name="P4">
<text:a xlink:type="simple" xlink:href="https://armyinform.com.ua/wp-content/uploads/2023/06/photo_2023-06-09_20-08-17.jpg" text:style-name="Internet_20_link" text:visited-style-name="Visited_20_Internet_20_Link">
<draw:frame draw:style-name="fr1" draw:name="Image15" text:anchor-type="as-char" svg:width="6.9236in" svg:height="6.9236in" draw:z-index="0">
<draw:image xlink:href="../Images/AРМІЯINFORM/2023-06-10T75-00-00-04-00/photo_2023-06-09_20-08-17-150x150.jpg" xlink:type="simple" xlink:show="embed" xlink:actuate="onLoad" draw:mime-type="image/jpeg"/>
</draw:frame>
</text:a>
</text:p>
      <text:p text:style-name="P4">
<text:a xlink:type="simple" xlink:href="https://armyinform.com.ua/wp-content/uploads/2023/06/photo_2023-06-09_20-08-28.jpg" text:style-name="Internet_20_link" text:visited-style-name="Visited_20_Internet_20_Link">
<draw:frame draw:style-name="fr1" draw:name="Image16" text:anchor-type="as-char" svg:width="6.9236in" svg:height="6.9236in" draw:z-index="0">
<draw:image xlink:href="../Images/AРМІЯINFORM/2023-06-10T75-00-00-04-00/photo_2023-06-09_20-08-28-150x150.jpg" xlink:type="simple" xlink:show="embed" xlink:actuate="onLoad" draw:mime-type="image/jpeg"/>
</draw:frame>
</text:a>
现在，这些家庭相对安全，但需要更必要：服装，食物，包括婴儿，最小的尿布，床上用品，药物等。</text:p>
      <text:p text:style-name="P4">
多亏了来自全国各地的志愿组织和冷漠的公民，弗森获得了预防少年预防工人的帮助。</text:p>
      <text:p text:style-name="P4">
如今，目标被带走的家庭带走了必要的帮助。</text:p>
      <text:p text:style-name="P4">
目前，警察为每个家庭收集有关他们需求的信息，以便进一步传达人们在某个时候的需求。</text:p>
      <text:p text:style-name="P4">
News Source: <text:a xlink:type="simple" xlink:href="https://armyinform.com.ua/2023/06/10/policziya-prodovzhuye-dostavlyaty-meshkanczyam-pidtoplenyh-terytorij-gumanitarnu-dopomogu/" text:style-name="Internet_20_link" text:visited-style-name="Visited_20_Internet_20_Link">
https://armyinform.com.ua/2023/06/10/policziya-prodovzhuye-dostavlyaty-meshkanczyam-pidtoplenyh-terytorij-gumanitarnu-dopomogu/</text:a>
</text:p>
      <!--NEWS-->
      <text:h text:style-name="P10" text:outline-level="1">
<text:span text:style-name="T4">
亚洲国家越来越倾向于乌克兰的支持 - 乌克兰国防副部长沃迪米尔·加夫里洛夫</text:span>
</text:h>
      <text:p text:style-name="P4">
作者: ['АРМІЯINFORM']</text:p>
      <text:p text:style-name="P4">
时间: 2023-06-10T77:00:00-04:00</text:p>
      <text:p text:style-name="P4">
描述: 在评论军事媒体中心，沃尔迪米尔·加夫里洛夫（Volodymyr Gavrilov）嵌入了剩下的Mysyatsi ...与乌克兰2022年的战争，与乌克兰与乌克兰的最新新闻进行战争，今天与乌克兰的新闻战争，今天与乌克兰的新闻战争最后一次，乌克兰和俄罗斯和俄罗斯和俄罗斯之间的战争将发生，当，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photo_2023-06-10_07-39-07.jpg" text:style-name="Internet_20_link" text:visited-style-name="Visited_20_Internet_20_Link">
photo_2023-06-10_07-39-07.jpg</text:a>
']</text:p>
      <text:p text:style-name="P4">
标签: ['ВОЛОДИМИР ГАВРИЛОВ']</text:p>
      <text:p text:style-name="P4">
类别: News</text:p>
      <!--METADATA-->
      <text:p text:style-name="P4">
<draw:frame draw:style-name="fr1" draw:name="Image17" text:anchor-type="as-char" svg:width="6.9236in" svg:height="5.34329in" draw:z-index="0">
<draw:image xlink:href="../Images/AРМІЯINFORM/2023-06-10T77-00-00-04-00/photo_2023-06-10_07-39-07.jpg" xlink:type="simple" xlink:show="embed" xlink:actuate="onLoad" draw:mime-type="image/jpeg"/>
</draw:frame>
在对军事媒体中心弗拉基米尔·加夫里洛夫(Never)的评论中(https://t.me/militarymediacenter/2189)在这个地区的最后几个月中，“对我们有利是非常积极的”。</text:p>
      <text:p text:style-name="P4">
Volodymyr Gavrilov说：“这首先适用于日本，这对我们来说是非常开放的。” 据他说，韩国也更容易发生乌克兰。</text:p>
      <text:p text:style-name="P4">
副部长补充说：“越南，马来西亚等国家已经看起来更大胆地与我们交流。”</text:p>
      <text:p text:style-name="P4">
“每个人都知道发生了侵略。 但是在那个地区，苏联和后来的俄罗斯的影响传统上很棒。”</text:p>
      <text:p text:style-name="P4">
弗拉基米尔加夫里洛夫(Vladimirgavrilov)说：“但是俄罗斯根本无法在世界各地有许多负面影响的情况下保持某些过滤器。”</text:p>
      <text:p text:style-name="P4">
News Source: <text:a xlink:type="simple" xlink:href="https://armyinform.com.ua/2023/06/10/krayiny-aziyi-vse-bilshe-shylyayutsya-do-pidtrymky-ukrayiny-zastupnyk-ministra-oborony-ukrayiny-volodymyrgavrylov/" text:style-name="Internet_20_link" text:visited-style-name="Visited_20_Internet_20_Link">
https://armyinform.com.ua/2023/06/10/krayiny-aziyi-vse-bilshe-shylyayutsya-do-pidtrymky-ukrayiny-zastupnyk-ministra-oborony-ukrayiny-volodymyrgavrylov/</text:a>
</text:p>
      <!--NEWS-->
      <text:h text:style-name="P10" text:outline-level="1">
<text:span text:style-name="T4">
每天敌人的损失：将近900名入侵者被淘汰，15个手工系统和8个坦克被摧毁</text:span>
</text:h>
      <text:p text:style-name="P4">
作者: ['АРМІЯINFORM']</text:p>
      <text:p text:style-name="P4">
时间: 2023-06-10T79:00:00-04:00</text:p>
      <text:p text:style-name="P4">
描述: Zagalni Boyov，在02/24/22至10.06.23 Orintovo成为：...与乌克兰2022年战争，与乌克兰的战争，今天与乌克兰的最新新闻，今天与乌克兰的新闻战争，今天与乌克兰2022年的新闻战，乌克兰之间会有一场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10.06.2023_vtraty-scaled.jpg" text:style-name="Internet_20_link" text:visited-style-name="Visited_20_Internet_20_Link">
10.06.2023_vtraty-scaled.jpg</text:a>
']</text:p>
      <text:p text:style-name="P4">
标签: ['STOPRUSSIA', 'АГРЕСІЯ РФ', 'БОЙОВІ ВТРАТИ', 'ВТОРГНЕННЯ РФ', 'ГШ ЗСУ']</text:p>
      <text:p text:style-name="P4">
类别: News</text:p>
      <!--METADATA-->
      <text:p text:style-name="P4">
<draw:frame draw:style-name="fr1" draw:name="Image18" text:anchor-type="as-char" svg:width="6.9236in" svg:height="7.010145in" draw:z-index="0">
<draw:image xlink:href="../Images/AРМІЯINFORM/2023-06-10T79-00-00-04-00/10.06.2023_vtraty-scaled.jpg" xlink:type="simple" xlink:show="embed" xlink:actuate="onLoad" draw:mime-type="image/jpeg"/>
</draw:frame>
敌人从24.02.22到10.06.23的总损失将以朝向：</text:p>
      <text:p text:style-name="P4">
<text:span text:style-name="T4">
<text:span text:style-name="T5">
人员 -  </text:span>
* 214660(+890)淘汰的人</text:span>
<text:span text:style-name="T5">
坦克 -  </text:span>
<text:span text:style-name="T5">
 3909(+8)</text:span>
<text:span text:style-name="T4">
战斗装甲车 -  </text:span>
 7607(+7)<text:span text:style-name="T4">
<text:span text:style-name="T5">
炮兵系统 -  </text:span>
<text:span text:style-name="T5">
 3717(+15)</text:span>
 </text:span>
 rszv- <text:span text:style-name="T4">
 600(+1)</text:span>
<text:span text:style-name="T5">
防空手段 -  </text:span>
<text:span text:style-name="T5">
 362(+3)</text:span>
<text:span text:style-name="T4">
飞机 -  </text:span>
 314(0)<text:span text:style-name="T4">
<text:span text:style-name="T5">
直升机 -  </text:span>
* 299(0)</text:span>
<text:span text:style-name="T5">
无人机手术战术水平 -  </text:span>
<text:span text:style-name="T5">
 3263(+16)</text:span>
<text:span text:style-name="T4">
有翼的导弹 -  </text:span>
 1176(+5)<text:span text:style-name="T4">
<text:span text:style-name="T5">
船 /船 -  </text:span>
* 18(0)</text:span>
<text:span text:style-name="T5">
汽车设备和坦克 -  </text:span>
<text:span text:style-name="T5">
 6428(+18)</text:span>
<text:span text:style-name="T4">
特殊技术 -  </text:span>
 507(+5)指定数据...</text:p>
      <text:p text:style-name="P4">
击败占用者!让我们一起赢!我们的力量真实!</text:p>
      <text:p text:style-name="P4">
<text:span text:style-name="T4">
资料来源：</text:span>
 <text:a xlink:type="simple" xlink:href="https://www.facebook.com/GeneralStaff.ua/posts/pfbid0B8cCUunHfTYPt5W1zA2KBXfafj8btdkk8RdxhbMK345Y556W9Kb12cGvroGRgKoMl" text:style-name="Internet_20_link" text:visited-style-name="Visited_20_Internet_20_Link">
武装部队总参谋部</text:a>
截至10.06.23。</text:p>
      <text:p text:style-name="P4">
News Source: <text:a xlink:type="simple" xlink:href="https://armyinform.com.ua/2023/06/10/vtraty-voroga-za-dobu-likvidovano-majzhe-900-okupantiv-znyshheno-15-artsystemy-ta-8-tankiv/" text:style-name="Internet_20_link" text:visited-style-name="Visited_20_Internet_20_Link">
https://armyinform.com.ua/2023/06/10/vtraty-voroga-za-dobu-likvidovano-majzhe-900-okupantiv-znyshheno-15-artsystemy-ta-8-tankiv/</text:a>
</text:p>
      <!--NEWS-->
      <text:h text:style-name="P10" text:outline-level="1">
<text:span text:style-name="T4">
乌克兰对国际关系的意义是我们必须互相照顾</text:span>
</text:h>
      <text:p text:style-name="P4">
作者: ['АРМІЯINFORM']</text:p>
      <text:p text:style-name="P4">
时间: 2023-06-10T90:00:00-04:00</text:p>
      <text:p text:style-name="P4">
描述: 我很健康，乌克兰人！ zvit一天。 pershe-谈判...与乌克兰2022年的战争，与乌克兰的最新新闻战争，今天与乌克兰2022年的新闻战争，乌克兰和俄罗斯之间的战争以及俄罗斯之间的战争以及2022年与乌克兰的战争将是或不参加战争。他们会在不久的将来与乌克兰发生战争吗？</text:p>
      <text:p text:style-name="P4">
图片: ['<text:a xlink:type="simple" xlink:href="https://armyinform.com.ua/wp-content/uploads/2023/06/64541ce66192ab9a53543771429d5f27_1686412247_extra_large.jpeg" text:style-name="Internet_20_link" text:visited-style-name="Visited_20_Internet_20_Link">
64541ce66192ab9a53543771429d5f27_1686412247_extra_large.jpeg</text:a>
']</text:p>
      <text:p text:style-name="P4">
标签: ['STOPRUSSIA', 'ВОЛОДИМИР ЗЕЛЕНСЬКИЙ']</text:p>
      <text:p text:style-name="P4">
类别: News</text:p>
      <!--METADATA-->
      <text:p text:style-name="P4">
<draw:frame draw:style-name="fr1" draw:name="Image19" text:anchor-type="as-char" svg:width="6.9236in" svg:height="3.894525in" draw:z-index="0">
<draw:image xlink:href="../Images/AРМІЯINFORM/2023-06-10T90-00-00-04-00/64541ce66192ab9a53543771429d5f27_1686412247_extra_large.jpeg" xlink:type="simple" xlink:show="embed" xlink:actuate="onLoad" draw:mime-type="image/jpeg"/>
</draw:frame>
<text:span text:style-name="T5">
 <text:span text:style-name="T4">
我希望健康</text:span>
 _ </text:span>
 <text:span text:style-name="T4">
 </text:span>
<text:span text:style-name="T5">
 _ _ _ </text:span>
<text:span text:style-name="T5">
 i </text:span>
<text:span text:style-name="T5">
 _ _ _ </text:span>
<text:span text:style-name="T5">
，</text:span>
<text:span text:style-name="T5">
 _ _ _ </text:span>
<text:span text:style-name="T5">
亲爱的</text:span>
<text:span text:style-name="T5">
 _ _ _ </text:span>
<text:span text:style-name="T5">
 _ </text:span>
<text:span text:style-name="T5">
乌克兰人</text:span>
<text:span text:style-name="T5">
 _ _ _ </text:span>
*!_</text:p>
      <text:p text:style-name="P4">
报告这一天。 首先是与加拿大总理贾斯汀诺姆图(Justinomtudo)进行谈判。</text:p>
      <text:p text:style-name="P4">
武器和炮弹。 有一个防御套件，包括第155口径。 现代战斗人员的联盟和对飞行员的训练是显而易见的进步。 Unato运动 - 今天也有一个结果。</text:p>
      <text:p text:style-name="P4">
我感谢总理先生和所有加拿大人对我们自由的不断支持。</text:p>
      <text:p text:style-name="P4">
详细讨论了俄罗斯恐怖袭击对卡科夫斯基水力发电站的后果。 可以帮助我们从这场灾难中恢复的加拿大人。 我们在他们需要的步骤中了解一个。 而且有必要迅速。</text:p>
      <text:p text:style-name="P4">
当然，我们不会远离加拿大现在通过的元素。</text:p>
      <text:p text:style-name="P4">
大规模的森林大火，对人们的巨大自然损失和威胁……如果加拿大需要这种国际援助，乌克兰准备帮助灭火。</text:p>
      <text:p text:style-name="P4">
我们对国际关系的含义是，在需要时，我们应该始终能够彼此相处。 真的有帮助。</text:p>
      <text:p text:style-name="P4">
我相信它将成为全球原则。 相互作用，相互支持，相互力量。</text:p>
      <text:p text:style-name="P4">
现在，不幸的是，我们看到，在世界上某些层面上，由于俄罗斯恐怖分子袭击了中谷霍夫斯基水力发电厂，造成了生态剂和人类悲剧的阴影。</text:p>
      <text:p text:style-name="P4">
当国际组织应该在全球范围内保护生活时，即使一个星期也没有时间将救援任务派往钉子领土下一次俄罗斯战争，恐怖分子只是恐怖分子被世界的这种弱点所吸引，这种粗心大意 - 鼓励他们。 我们必须克服它。 我们将克服。</text:p>
      <text:p text:style-name="P4">
我们点击并鼓励国际组织，现在是居住者的赫森的国际支持。</text:p>
      <text:p text:style-name="P4">
截至此时，在Kherson和Mykolaiv地区，已经有3,000多人被分别为。 但同样，它只是由我们控制的自由控制。所有这些都应该是俄罗斯国家和俄罗斯领导人的独立公平而严格的责任。</text:p>
      <text:p text:style-name="P4">
国际组织必须在我们尚未推导我们的领土的地方工作。 每一个生活都很重要 - 整个赫尔森，全南方。 每个城市都是Yelselo。 我们将尽力而为，无法帮助所有人。</text:p>
      <text:p text:style-name="P4">
我感谢我们目前在塔米科拉夫斯奇纳(Tamikolaevshchina)的霍尔森地区运作的每个救援人员，军事和警察，当地社区和国际组织，我们所有的志愿者 - 每个人都可以帮助挽救灾难区，动物，动物，一般生活...并告诉世界遭受苦难的人。</text:p>
      <text:p text:style-name="P4">
我感谢所有在俄罗斯火箭和伊朗Shahaneda罢工之后帮助人们的人。 odesa…我向当地人慰问，那些被俄罗斯恐怖袭击的人……超过20人受伤。 每个人都得到了协助。</text:p>
      <text:p text:style-name="P4">
就像每天一样，感激之情是我们的士兵。 在战斗哨所和战斗任务中，每个人和所有人都处于最前沿。 谁破坏了地球上的敌人可以保护我们的天空。 谢谢所有担任职位并前进的人。“ Khortytsia”，“ Tavriya”  - 感谢我们的每个英雄!</text:p>
      <text:p text:style-name="P4">
将和平归还给我们国家，每个城市，每个村庄，乌克兰的每个角落的最大努力。</text:p>
      <text:p text:style-name="P4">
_ <text:span text:style-name="T4">
荣耀到乌克兰!</text:span>
 _</text:p>
      <text:p text:style-name="P4">
资料来源：<text:a xlink:type="simple" xlink:href="https://www.president.gov.ua/news/ukrayinskij-sens-dlya-mizhnarodnih-vidnosin-polyagaye-v-tomu-83525" text:style-name="Internet_20_link" text:visited-style-name="Visited_20_Internet_20_Link">
乌克兰总裁的官方网站</text:a>
</text:p>
      <text:p text:style-name="P4">
News Source: <text:a xlink:type="simple" xlink:href="https://armyinform.com.ua/2023/06/10/ukrayinskyj-sens-dlya-mizhnarodnyh-vidnosyn-polyagaye-v-tomu-shho-my-mayemo-dbaty-odne-pro-odnogo-zavzhdy-volodymyr-zelenskyj/" text:style-name="Internet_20_link" text:visited-style-name="Visited_20_Internet_20_Link">
https://armyinform.com.ua/2023/06/10/ukrayinskyj-sens-dlya-mizhnarodnyh-vidnosyn-polyagaye-v-tomu-shho-my-mayemo-dbaty-odne-pro-odnogo-zavzhdy-volodymyr-zelenskyj/</text:a>
</text:p>
      <!--NEWS-->
      <text:h text:style-name="P10" text:outline-level="1">
<text:span text:style-name="T4">
克里米亚大规模的博客作者谈到了俄罗斯人的俄罗斯人的准备</text:span>
</text:h>
      <text:p text:style-name="P4">
作者: ['АРМІЯINFORM']</text:p>
      <text:p text:style-name="P4">
时间: 2023-06-10T96:00:00-04:00</text:p>
      <text:p text:style-name="P4">
描述: 深红的博客作者 - 俱乐部魔术师Oleksandr talispov在他的电报 - 通道上...与乌克兰2022年的战争，与乌克兰的最新新闻，今天与乌克兰2022年的新闻战争，今天与乌克兰的新闻战争，乌克兰和俄罗斯之间的战争会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kahovska_damba.jpg" text:style-name="Internet_20_link" text:visited-style-name="Visited_20_Internet_20_Link">
kahovska_damba.jpg</text:a>
']</text:p>
      <text:p text:style-name="P4">
标签: ['STOPRUSSIA', 'АГРЕСІЯ РФ', 'ВТОРГНЕННЯ РФ', 'ГУР МІНОБОРОНИ УКРАЇНИ']</text:p>
      <text:p text:style-name="P4">
类别: News</text:p>
      <!--METADATA-->
      <text:p text:style-name="P4">
<draw:frame draw:style-name="fr1" draw:name="Image20" text:anchor-type="as-char" svg:width="6.9236in" svg:height="3.894525in" draw:z-index="0">
<draw:image xlink:href="../Images/AРМІЯINFORM/2023-06-10T96-00-00-04-00/kahovska_damba.jpg" xlink:type="simple" xlink:show="embed" xlink:actuate="onLoad" draw:mime-type="image/jpeg"/>
</draw:frame>
Crimean Korolator博客作者Oleksandr Talipov在电报中揭示了Kakhovskaya Heps占用者的准备细节。</text:p>
      <text:p text:style-name="P4">
关于它<text:a xlink:type="simple" xlink:href="https://gur.gov.ua/content/krymskyi-bloher-kolaborant-u-svoiemu-dopysi-prohovoryvsia-pro-pidhotovku-rosiianamy-pidryvu-kakhovskoi-hes.html" text:style-name="Internet_20_link" text:visited-style-name="Visited_20_Internet_20_Link">
报告</text:a>
Mov Intelligence局。</text:p>
      <text:p text:style-name="P4">
尤其是，塔利波夫(Talipov)对被称为俄罗斯军事博客作者的职位感到愤慨，他们报告说，入侵者的人员被扔在岛上，他们“不在树上的树上”。 实际上，正如塔利波夫(Talipov)所解释的那样，这是一个假的：“我联系了我们的男孩。 每个人都从岛上出来。 在第三天晚上没有人。 没有损失。 因此，在此钥匙中发布的所有信息都是粗暴的谎言。”</text:p>
      <text:p text:style-name="P4">
这是一个直接的证据，表明俄罗斯军方知道未来的恐怖袭击帕苏瓦特宣布撤离。</text:p>
      <text:p text:style-name="P4">
很有可能，经过这些信息的广泛宣传，他们将试图宣布“人民的敌人”或“乌克兰特殊服务的代理人”。 但是，此类证据的数量正在增加。 他们都将成为未来法庭的其他证据。</text:p>
      <text:p text:style-name="P4">
亚历山大·塔利波夫(Alexander Talipov)：克里米亚Z-Blogger。 克里米亚提交资源的创始人兼作者，由亲乌克兰居民追求。</text:p>
      <text:p text:style-name="P4">
News Source: <text:a xlink:type="simple" xlink:href="https://armyinform.com.ua/2023/06/10/krymskyj-bloger-kolaborant-progovoryvsya-pro-pidgotovku-rosiyanamy-pidryvu-kahovskoyi-ges/" text:style-name="Internet_20_link" text:visited-style-name="Visited_20_Internet_20_Link">
https://armyinform.com.ua/2023/06/10/krymskyj-bloger-kolaborant-progovoryvsya-pro-pidgotovku-rosiyanamy-pidryvu-kahovskoyi-ges/</text:a>
</text:p>
      <!--NEWS-->
      <text:h text:style-name="P10" text:outline-level="1">
<text:span text:style-name="T4">
由于遭受敌意炮击受损的医疗设施，在尼科波尔</text:span>
</text:h>
      <text:p text:style-name="P4">
作者: Ukrinform (Person)</text:p>
      <text:p text:style-name="P4">
出版商: Укринформ (Organization)</text:p>
      <text:p text:style-name="P4">
出版时间: 2023-06-11T-10:18:48+03:00</text:p>
      <text:p text:style-name="P4">
修改时间: 2023-06-11T20:18:48+03:00</text:p>
      <text:p text:style-name="P4">
描述: 在Nikopol，由于炮弹炮击，医疗机构遭到破坏。  - 乌克林。</text:p>
      <text:p text:style-name="P4">
图片: ['<text:a xlink:type="simple" xlink:href="https://static.ukrinform.com/photos/2023_06/thumb_files/630_360_1686503797-639.jpg" text:style-name="Internet_20_link" text:visited-style-name="Visited_20_Internet_20_Link">
630_360_16865...</text:a>
']</text:p>
      <text:p text:style-name="P4">
标签: ['Нікополь', 'Обстріл', 'Війна з Росією']</text:p>
      <text:p text:style-name="P4">
类型: Article</text:p>
      <!--METADATA-->
      <text:p text:style-name="P4">
<draw:frame draw:style-name="fr1" draw:name="Image21" text:anchor-type="as-char" svg:width="6.9236in" svg:height="3.956343in" draw:z-index="0">
<draw:image xlink:href="../Images/yкринформ/2023-06-11T-10-18-48-03-00/630_360_1686503797-639.jpg" xlink:type="simple" xlink:show="embed" xlink:actuate="onLoad" draw:mime-type="image/jpeg"/>
</draw:frame>
由于炮击，Unikopol损坏了医疗机构。</text:p>
      <text:p text:style-name="P4">
关于<text:a xlink:type="simple" xlink:href="http://t.me/mykola_lukashuk/5018" text:style-name="Internet_20_link" text:visited-style-name="Visited_20_Internet_20_Link">
电报</text:a>
乌克林福姆报道说，Dnipropetrovsk区域委员会Mykola Lukashuk的负责人报道。</text:p>
      <text:p text:style-name="P4">
“尼科波尔(Nikopol)进行了俄罗斯占领伊夫斯克(Yvsk)的另一项恐怖行为。(https://www.ukrinform.ua/tag-obstril)医疗机构损坏了，”该邮报写道。</text:p>
      <text:p text:style-name="P4">
宿舍，三个私人住宅和电动计划线也受伤。</text:p>
      <text:p text:style-name="P4">
据主席[Dnepropetrovsk ova]说(https://t.me/dnipropetrovskaODA/5246?single)Sergiy Lisak，流离失所的人在宿舍。</text:p>
      <text:p text:style-name="P4">
幸运的是，人口中没有人员伤亡和受害者。</text:p>
      <text:p text:style-name="P4">
<text:span text:style-name="T4">
另请阅读：</text:span>
 <text:a xlink:type="simple" xlink:href="https://www.ukrinform.ua/rubric-regions/3721462-pid-cas-evakuacii-na-hersonsini-popri-obstril-vratuvali-21-ludinu.html" text:style-name="Internet_20_link" text:visited-style-name="Visited_20_Internet_20_Link">
在<text:span text:style-name="T4">
疏散期间</text:span>
在赫尔森地区，尽管开火，但仍节省了21个人</text:a>
俄罗斯军队定期开火，包括尼科波尔(Nikopol)。</text:p>
      <text:p text:style-name="P4">
News Source: <text:a xlink:type="simple" xlink:href="https://www.ukrinform.ua/rubric-ato/3721478-u-nikopoli-vnaslidok-vorozogo-obstrilu-poskodzenij-medzaklad.html" text:style-name="Internet_20_link" text:visited-style-name="Visited_20_Internet_20_Link">
https://www.ukrinform.ua/rubric-ato/3721478-u-nikopoli-vnaslidok-vorozogo-obstrilu-poskodzenij-medzaklad.html</text:a>
</text:p>
      <!--NEWS-->
      <text:h text:style-name="P10" text:outline-level="1">
<text:span text:style-name="T4">
捷克总统会见了一名乌克兰女学生，他受到同学骚扰</text:span>
</text:h>
      <text:p text:style-name="P4">
作者: Ukrinform (Person)</text:p>
      <text:p text:style-name="P4">
出版商: Укринформ (Organization)</text:p>
      <text:p text:style-name="P4">
出版时间: 2023-06-11T-18:44:00+03:00</text:p>
      <text:p text:style-name="P4">
修改时间: 2023-06-11T13:44:00+03:00</text:p>
      <text:p text:style-name="P4">
描述: 捷克总统彼得·帕维尔（Peter Pavel）邀请了一个从乌克兰的女孩到他在布拉格市的住所，该住所被捷克同学冒犯。  - 乌克林。</text:p>
      <text:p text:style-name="P4">
图片: ['<text:a xlink:type="simple" xlink:href="https://static.ukrinform.com/photos/2023_06/thumb_files/630_360_1686480108-500.jpg" text:style-name="Internet_20_link" text:visited-style-name="Visited_20_Internet_20_Link">
630_360_16864...</text:a>
']</text:p>
      <text:p text:style-name="P4">
标签: ['Чехія', 'Діти', 'Україна', 'Біженці', 'Петр Павел']</text:p>
      <text:p text:style-name="P4">
类型: Article</text:p>
      <!--METADATA-->
      <text:p text:style-name="P4">
<draw:frame draw:style-name="fr1" draw:name="Image22" text:anchor-type="as-char" svg:width="6.9236in" svg:height="3.956343in" draw:z-index="0">
<draw:image xlink:href="../Images/yкринформ/2023-06-11T-18-44-00-03-00/630_360_1686480108-500.jpg" xlink:type="simple" xlink:show="embed" xlink:actuate="onLoad" draw:mime-type="image/jpeg"/>
</draw:frame>
总统，彼得·保罗(Peter Paul)邀请他在布拉格(Prague)的住所Zamzkraine的一个女孩，后者被捷克同学冒犯。</text:p>
      <text:p text:style-name="P4">
关于它报告<text:a xlink:type="simple" xlink:href="https://ruski.radio.cz/prezident-chehii-petr-pavel-vstretilsya-s-ukrainskoy-shkolnicey-kotoruyu-8785645" text:style-name="Internet_20_link" text:visited-style-name="Visited_20_Internet_20_Link">
无线电布拉格</text:a>
，报道乌克林福姆。</text:p>
      <text:p text:style-name="P4">
“我通常谴责学校中的虐待，屈辱和暴力。 如果是被迫离开他的国家和朋友的拳，庇护所对战争充满热情，这尤其可耻。 我感谢Tabatkov学校的反应以及他们以前的道歉。 但是疤痕将留在灵魂中。”他在[Twitter]中写道(https://twitter.com/prezidentpavel/status/1667564656020316167)彼得·保罗。</text:p>
      <text:p text:style-name="P4">
最近，在社交网络上出现了一段视频，该视频记录了捷克学生在学校旅行期间如何侮辱一个来自乌克兰的女孩，甚至吐着脸，并伴随着关于“好俄罗斯”和“坏乌克兰”的感叹。</text:p>
      <text:p text:style-name="P4">
据媒体报道，该事件发生在小学生组织的学校游览期间。 伊娃·亚历山大(Eva Alexanderov)的学校主任说，媒体<text:a xlink:type="simple" xlink:href="https://www.ukrinform.ua/tag-skola" text:style-name="Internet_20_link" text:visited-style-name="Visited_20_Internet_20_Link">
学校</text:a>
它将解决此问题的问题，并明确地不同意这种行为。</text:p>
      <text:p text:style-name="P4">
<text:span text:style-name="T5">
foto：彼得·保罗(Peter Paul)，Twitter</text:span>
</text:p>
      <text:p text:style-name="P4">
<text:span text:style-name="T4">
另请阅读：</text:span>
 <text:a xlink:type="simple" xlink:href="https://www.ukrinform.ua/rubric-society/3716987-u-cehii-zapracue-persij-centr-dopomogi-vratovanim-za-kordonom.html" text:style-name="Internet_20_link" text:visited-style-name="Visited_20_Internet_20_Link">
在<text:span text:style-name="T4">
 czech </text:span>
 <text:span text:style-name="T4">
 </text:span>
 <text:span text:style-name="T4">
操作</text:span>
 <text:span text:style-name="T4">
 </text:span>
 <text:span text:style-name="T4">
 </text:span>
 <text:span text:style-name="T4">
中心</text:span>
 help <text:span text:style-name="T4">
<text:span text:style-name="T5">
* help </text:span>
* </text:span>
 <text:span text:style-name="T4">
 recumed </text:span>
 by <text:span text:style-name="T4">
 border </text:span>
</text:a>
教育部长米库拉拉·贝克(Mikulala Beck)对该视频做出了反应，称“对任何形式的恐吓绝对是不可接受的。”</text:p>
      <text:p text:style-name="P4">
维塔·拉库山(Vita Rakushan)的内政部长称“面对孩子的吐痰，吐着我们所有文明的羊毛”。</text:p>
      <text:p text:style-name="P4">
“孩子们只是接管我们的行为。 他们清楚地表明了这些模型有时有时是愚蠢的，”他说。</text:p>
      <text:p text:style-name="P4">
News Source: <text:a xlink:type="simple" xlink:href="https://www.ukrinform.ua/rubric-society/3721330-prezident-cehii-zustrivsa-z-ukrainskou-skolarkou-aku-ckuvali-odnoklasniki.html" text:style-name="Internet_20_link" text:visited-style-name="Visited_20_Internet_20_Link">
https://www.ukrinform.ua/rubric-society/3721330-prezident-cehii-zustrivsa-z-ukrainskou-skolarkou-aku-ckuvali-odnoklasniki.html</text:a>
</text:p>
      <!--NEWS-->
      <text:h text:style-name="P10" text:outline-level="1">
<text:span text:style-name="T4">
Khohovskaya水力发电站：Arcelormittal Kryvyi Rih工厂将继续远程工作</text:span>
</text:h>
      <text:p text:style-name="P4">
作者: Ukrinform (Person)</text:p>
      <text:p text:style-name="P4">
出版商: Укринформ (Organization)</text:p>
      <text:p text:style-name="P4">
出版时间: 2023-06-11T-1:17:00+03:00</text:p>
      <text:p text:style-name="P4">
修改时间: 2023-06-11T21:17:00+03:00</text:p>
      <text:p text:style-name="P4">
描述: 从星期一开始，Arcelormittal Kryvyi Rih工厂将在偏远模式下工作。  - 乌克林。</text:p>
      <text:p text:style-name="P4">
图片: ['<text:a xlink:type="simple" xlink:href="https://static.ukrinform.com/photos/2019_07/thumb_files/630_360_1563643973-422.jpg" text:style-name="Internet_20_link" text:visited-style-name="Visited_20_Internet_20_Link">
630_360_15636...</text:a>
']</text:p>
      <text:p text:style-name="P4">
标签: ['Каховська ГЕС', 'АрселорМіттал Кривий Ріг', 'Віддалена робота']</text:p>
      <text:p text:style-name="P4">
类型: Article</text:p>
      <!--METADATA-->
      <text:p text:style-name="P4">
<draw:frame draw:style-name="fr1" draw:name="Image23" text:anchor-type="as-char" svg:width="6.9236in" svg:height="3.956343in" draw:z-index="0">
<draw:image xlink:href="../Images/yкринформ/2023-06-11T-1-17-00-03-00/630_360_1563643973-422.jpg" xlink:type="simple" xlink:show="embed" xlink:actuate="onLoad" draw:mime-type="image/jpeg"/>
</draw:frame>
Arcelormittal Kryvyi Rih将在永久模式下工作。</text:p>
      <text:p text:style-name="P4">
关于它<text:a xlink:type="simple" xlink:href="https://t.me/ArcelorMittal_Ua/1677" text:style-name="Internet_20_link" text:visited-style-name="Visited_20_Internet_20_Link">
报告</text:a>
乌克林福姆报道，公司新闻服务。</text:p>
      <text:p text:style-name="P4">
消息写道：“亲爱的同事们，由于工厂的供水有限，明天6月12日，由于其​​员工的远方机器人时间表与当天相同的时间表。”</text:p>
      <text:p text:style-name="P4">
<text:span text:style-name="T4">
另请阅读：</text:span>
 <text:span text:style-name="T4">
 <text:a xlink:type="simple" xlink:href="https://www.ukrinform.ua/rubric-economy/3719192-arselormittal-krivij-rig-prizupiniv-virobnictvo-stali-sob-zmensiti-spozivanna-vodi.html" text:style-name="Internet_20_link" text:visited-style-name="Visited_20_Internet_20_Link">
“ Arcelormitthal Kryvyi rih”暂停了谷子的生产以减少用水量</text:a>
</text:span>
</text:p>
      <text:p text:style-name="P4">
有人强调，工厂管理人员可以使用以下选项与头部同意一致：远程工作，休假，没有薪水，简单。</text:p>
      <text:p text:style-name="P4">
该公司强调，这些是旨在在企业中节省水资源的强制措施。</text:p>
      <text:p text:style-name="P4">
<text:span text:style-name="T4">
另请阅读：</text:span>
 <text:span text:style-name="T4">
 <text:a xlink:type="simple" xlink:href="https://www.ukrinform.ua/rubric-economy/3718915-pracivnikiv-arselormittal-krivij-rig-perevodat-na-viddalenij-rezim-roboti.html" text:style-name="Internet_20_link" text:visited-style-name="Visited_20_Internet_20_Link">
Arcelormittal Kryvyi Rih员工翻译工作模式</text:a>
</text:span>
</text:p>
      <text:p text:style-name="P4">
据报道，由于侵略者企业的爆炸和破坏了卡科夫卡水力发电站<text:span text:style-name="T4">
 <text:a xlink:type="simple" xlink:href="https://www.ukrinform.ua/tag-arselormittal-krivij-rig" text:style-name="Internet_20_link" text:visited-style-name="Visited_20_Internet_20_Link">
“ arcelormittal kryvyi rih”</text:a>
</text:span>
限制了用水量，并且已经放置了许多冶金生产过程。 特别是，钢被停止，以及滚动的生产。 可乐生产的工作以及戈克(Gok)仍在工作中。</text:p>
      <text:p text:style-name="P4">
News Source: <text:a xlink:type="simple" xlink:href="https://www.ukrinform.ua/rubric-economy/3721500-pidriv-kahovskoi-ges-zavodoupravlinna-arselormittal-krivij-rig-prodovzit-pracuvati-viddaleno.html" text:style-name="Internet_20_link" text:visited-style-name="Visited_20_Internet_20_Link">
https://www.ukrinform.ua/rubric-economy/3721500-pidriv-kahovskoi-ges-zavodoupravlinna-arselormittal-krivij-rig-prodovzit-pracuvati-viddaleno.html</text:a>
</text:p>
      <!--NEWS-->
      <text:h text:style-name="P10" text:outline-level="1">
<text:span text:style-name="T4">
在布拉格，他们采取了提请注意俄罗斯恐怖袭击Kakhovskaya水力发电站的行动</text:span>
</text:h>
      <text:p text:style-name="P4">
作者: Ukrinform (Person)</text:p>
      <text:p text:style-name="P4">
出版商: Укринформ (Organization)</text:p>
      <text:p text:style-name="P4">
出版时间: 2023-06-11T-21:45:17+03:00</text:p>
      <text:p text:style-name="P4">
修改时间: 2023-06-11T11:45:17+03:00</text:p>
      <text:p text:style-name="P4">
描述: 在布拉格的捷克首都，有一个集会，旨在吸引世界对悲剧的关注，这是通过俄罗斯的恐怖袭击经历了乌克兰南部的悲剧。  - 乌克林。</text:p>
      <text:p text:style-name="P4">
图片: ['<text:a xlink:type="simple" xlink:href="https://static.ukrinform.com/photos/2023_06/thumb_files/630_360_1686472810-9056.jpeg" text:style-name="Internet_20_link" text:visited-style-name="Visited_20_Internet_20_Link">
630_360_16864...</text:a>
']</text:p>
      <text:p text:style-name="P4">
标签: ['Чехія', 'Акція', 'Каховська ГЕС']</text:p>
      <text:p text:style-name="P4">
类型: Article</text:p>
      <!--METADATA-->
      <text:p text:style-name="P4">
<draw:frame draw:style-name="fr1" draw:name="Image24" text:anchor-type="as-char" svg:width="6.9236in" svg:height="3.956343in" draw:z-index="0">
<draw:image xlink:href="../Images/yкринформ/2023-06-11T-21-45-17-03-00/630_360_1686472810-9056.jpeg" xlink:type="simple" xlink:show="embed" xlink:actuate="onLoad" draw:mime-type="image/jpeg"/>
</draw:frame>
布拉格首都发生了一个集会，旨在吸引世界的悲剧，这场悲剧正在乌克兰通过Terrolactroia南部。</text:p>
      <text:p text:style-name="P4">
根据乌克林福姆的说法，在[Facebook]上(http://www.facebook.com/UkraineEmbassyinCzechia/posts/pfbid0uFdwpbChHjC7DUeKHRXxqVShjnXBHjoDSQjbehC1a2ax4kKsF59VdT384ygvcGt9l?locale=ru_RU)捷克共和国的乌克兰大使馆报道。</text:p>
      <text:p text:style-name="P4">
该诉讼中的一张照片说：“布拉格举行了一个集会 - 旨在吸引世界上经历乌克兰南部的悲剧的关注。”</text:p>
      <text:p text:style-name="P4">
</text:p>
      <text:p text:style-name="P4">
值得注意的是，成千上万的人失去了家园，因此处于永久安全状态(https://www.ukrinform.ua/tag-kahovska-ges)\  - 俄罗斯人反对乌克兰平民的恐怖袭击。</text:p>
      <text:p text:style-name="P4">
“世界必须对最大的生态灾难做出果断的反应，”大使馆邮报写道。</text:p>
      <text:p text:style-name="P4">
*!(https://www.ukrinform.ua/rubric-regions/3721177-oon-pidriv-kahovskoi-ges-zalisiv-700-tisac-ludej-bez-naleznogo-dostupu-do-pitnoi-vodi.html)据报道，俄罗斯部队在6月6日的晚上(进行了承保水力发电站)(https://www.ukrinform.ua/rubric-other_news/3720776-pidriv-rosianami-kahovskoi-ges-usi-novini.html)。 洪水人口的疏散正在进行中。</text:p>
      <text:p text:style-name="P4">
根据“ ecocide”文章的调查已经开始。</text:p>
      <text:p text:style-name="P4">
乌克兰鲁斯兰·斯特利(Ukraine Ruslan Striple)保护环境和自然资源的保护部长表示，由于kakhovka水力发电站的破坏，估计对环境的损失量已经超过550亿UAH。</text:p>
      <text:p text:style-name="P4">
News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从赫尔森地区的左岸设法撤离了112人</text:span>
</text:h>
      <text:p text:style-name="P4">
作者: Ukrinform (Person)</text:p>
      <text:p text:style-name="P4">
出版商: Укринформ (Organization)</text:p>
      <text:p text:style-name="P4">
出版时间: 2023-06-11T-2:02:22+03:00</text:p>
      <text:p text:style-name="P4">
修改时间: 2023-06-11T21:02:22+03:00</text:p>
      <text:p text:style-name="P4">
描述: 从临时占领的赫尔森地区左岸，撤离了112人，其中54人和7个孩子。  - 乌克林。</text:p>
      <text:p text:style-name="P4">
图片: ['<text:a xlink:type="simple" xlink:href="https://static.ukrinform.com/photos/2023_06/thumb_files/630_360_1686506334-241.jpg" text:style-name="Internet_20_link" text:visited-style-name="Visited_20_Internet_20_Link">
630_360_16865...</text:a>
']</text:p>
      <text:p text:style-name="P4">
标签: ['Евакуація', 'Херсонщина', 'Росія', 'Каховська ГЕС']</text:p>
      <text:p text:style-name="P4">
类型: Article</text:p>
      <!--METADATA-->
      <text:p text:style-name="P4">
<draw:frame draw:style-name="fr1" draw:name="Image26" text:anchor-type="as-char" svg:width="6.9236in" svg:height="3.956343in" draw:z-index="0">
<draw:image xlink:href="../Images/yкринформ/2023-06-11T-2-02-22-03-00/630_360_1686506334-241.jpg" xlink:type="simple" xlink:show="embed" xlink:actuate="onLoad" draw:mime-type="image/jpeg"/>
</draw:frame>
赫森地区被占领的左岸设法撤离了112人，54名妇女和7个孩子。</text:p>
      <text:p text:style-name="P4">
乌克林福姆报道，库尔森·奥瓦尔克斯坦(Kherson Ovaoleksandr Proudin)的负责人在电视规模“唯一新闻”中报道了这一点。</text:p>
      <text:p text:style-name="P4">
Proprokudin说：“我无法打开所有细节，但是今天，它已经能够从左岸撤出112个人，其中54名妇女和7个孩子。”</text:p>
      <text:p text:style-name="P4">
他特别说，周日在左岸，发现了两名男子，这被点燃了。 他们现在通过和解住院并提供了所有必要的帮助。</text:p>
      <text:p text:style-name="P4">
<text:span text:style-name="T4">
另请阅读：</text:span>
 <text:a xlink:type="simple" xlink:href="https://www.ukrinform.ua/rubric-regions/3721344-na-hersonsini-vnaslidok-pidtoplenna-zaginuli-patero-ludej-35-znikli-bezvisti.html" text:style-name="Internet_20_link" text:visited-style-name="Visited_20_Internet_20_Link">
因为俄罗斯对卡霍夫斯卡亚水力发电站的恐怖袭击六人被杀，又有10人受伤</text:a>
正如乌克林福姆报道的那样，6月11日，俄罗斯人开了三艘从被洪水淹没的左岸取出的疏散船。 [三人被杀，23(https://www.ukrinform.ua/rubric-regions/3721479-obstril-pid-cas-evakuacii-kilkist-poranenih-na-hersonsini-zrosla-do-23.html)，其中两名警察。</text:p>
      <text:p text:style-name="P4">
总的来说，<text:a xlink:type="simple" xlink:href="https://www.ukrinform.ua/rubric-regions/3721463-postrazdali-vnaslidok-pidrivu-kahovskoi-ges-otrimaut-kompensacii-smigal.html" text:style-name="Internet_20_link" text:visited-style-name="Visited_20_Internet_20_Link">
据总理丹尼斯·施米加尔(Denis Shmigal)称</text:a>
截至目前，已有2.7万人已婚，已撤离13个疏散点，并参与了2,000名救援人员。</text:p>
      <text:p text:style-name="P4">
<text:span text:style-name="T5">
foto：Igor Klimenko，Facebook</text:span>
</text:p>
      <text:p text:style-name="P4">
News Source: <text:a xlink:type="simple" xlink:href="https://www.ukrinform.ua/rubric-regions/3721491-z-livoberezza-hersonsini-vdalosa-evakuuvati-112-ludej.html" text:style-name="Internet_20_link" text:visited-style-name="Visited_20_Internet_20_Link">
https://www.ukrinform.ua/rubric-regions/3721491-z-livoberezza-hersonsini-vdalosa-evakuuvati-112-ludej.html</text:a>
</text:p>
      <!--NEWS-->
      <text:h text:style-name="P10" text:outline-level="1">
<text:span text:style-name="T4">
乌克兰兵役解放了顿涅茨克的另一个定居点-Makarivka</text:span>
</text:h>
      <text:p text:style-name="P4">
作者: Ukrinform (Person)</text:p>
      <text:p text:style-name="P4">
出版商: Укринформ (Organization)</text:p>
      <text:p text:style-name="P4">
出版时间: 2023-06-11T-4:55:00+03:00</text:p>
      <text:p text:style-name="P4">
修改时间: 2023-06-11T20:55:00+03:00</text:p>
      <text:p text:style-name="P4">
描述: 乌克兰辩护部队从俄罗斯入侵者那里释放了马卡里夫卡村，并在包括巴赫穆茨基在内的多个方向前进。  - 乌克林。</text:p>
      <text:p text:style-name="P4">
图片: ['<text:a xlink:type="simple" xlink:href="https://static.ukrinform.com/photos/2023_06/thumb_files/630_360_1686291713-528.jpg" text:style-name="Internet_20_link" text:visited-style-name="Visited_20_Internet_20_Link">
630_360_16862...</text:a>
']</text:p>
      <text:p text:style-name="P4">
标签: ['Донеччина', 'Міноборони', 'ЗСУ', 'Війна з Росією', '#stoprussia']</text:p>
      <text:p text:style-name="P4">
类型: Article</text:p>
      <!--METADATA-->
      <text:p text:style-name="P4">
<draw:frame draw:style-name="fr1" draw:name="Image27" text:anchor-type="as-char" svg:width="6.9236in" svg:height="3.956343in" draw:z-index="0">
<draw:image xlink:href="../Images/yкринформ/2023-06-11T-4-55-00-03-00/630_360_1686291713-528.jpg" xlink:type="simple" xlink:show="embed" xlink:actuate="onLoad" draw:mime-type="image/jpeg"/>
</draw:frame>
乌克兰的乌克兰部队从俄罗斯入侵者马卡里夫卡村释放，并朝着多个方向前进，特别是在巴赫穆特斯基。</text:p>
      <text:p text:style-name="P4">
根据乌克林福姆的说法，国防部副部长安娜·马里亚尔(Anna Malyar)在[电报]中报道(https://t.me/annamaliar/840)在执行进攻的指示上发言。</text:p>
      <text:p text:style-name="P4">
她说：“有福和马卡里夫卡的定居点是Deocal。”</text:p>
      <text:p text:style-name="P4">
画家说，在巴赫穆特的方向上，我们的部队继续袭击：“在伯奇水库地区取得了成功。他们前进了250 m”。</text:p>
      <text:p text:style-name="P4">
<text:span text:style-name="T4">
另请阅读：</text:span>
 [在国防军中讲述解放<text:span text:style-name="T4">
肥沃</text:span>
(https://www.ukrinform.ua/rubric-ato/3721406-u-silah-oboroni-rozpovili-pro-vizvolenna-blagodatnogo.html)根据国防部的说法，在南部，有两个方向的距离为300至1500米。</text:p>
      <text:p text:style-name="P4">
副部长补充说：“在我们的部队在国防的地区，任何职位都不会丢失。”</text:p>
      <text:p text:style-name="P4">
<text:span text:style-name="T4">
另请阅读：</text:span>
 [武装部队移动了前线，接管了敌人的位置(https://www.ukrinform.ua/rubric-ato/3721465-zsu-posunuli-liniu-frontu-zahopivsi-vorozu-poziciu-na-avdiivskomu-napramku.html)正如乌克林福姆报道的，乌克兰的国防部队在顿涅茨克地区的乌克兰国防部队<text:a xlink:type="simple" xlink:href="https://www.ukrinform.ua/rubric-ato/3721286-zsu-zvilnili-blagodatne.html" text:style-name="Internet_20_link" text:visited-style-name="Visited_20_Internet_20_Link">
解放了俄罗斯入侵者村庄的祝福村</text:a>
和<text:a xlink:type="simple" xlink:href="https://www.ukrinform.ua/rubric-ato/3721444-zsu-zvilnili-neskucne-u-doneckij-oblasti.html" text:style-name="Internet_20_link" text:visited-style-name="Visited_20_Internet_20_Link">
Neskchuchuk村</text:a>
 .</text:p>
      <text:p text:style-name="P4">
News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在哈尔基夫（Kharkiv），一个男人在割草时爆炸</text:span>
</text:h>
      <text:p text:style-name="P4">
作者: Ukrinform (Person)</text:p>
      <text:p text:style-name="P4">
出版商: Укринформ (Organization)</text:p>
      <text:p text:style-name="P4">
出版时间: 2023-06-11T-5:44:56+03:00</text:p>
      <text:p text:style-name="P4">
修改时间: 2023-06-11T20:44:56+03:00</text:p>
      <text:p text:style-name="P4">
描述: 在哈尔基夫地区的伊祖姆（Izyum）地区的诺瓦·古萨里夫卡（Nova Gusarivka）村，一个55岁的男人，割草，在一个未知的爆炸物上爆炸。  - 乌克林。</text:p>
      <text:p text:style-name="P4">
图片: ['<text:a xlink:type="simple" xlink:href="https://static.ukrinform.com/photos/2023_06/thumb_files/630_360_1685868348-538.jpg" text:style-name="Internet_20_link" text:visited-style-name="Visited_20_Internet_20_Link">
630_360_16858...</text:a>
']</text:p>
      <text:p text:style-name="P4">
标签: ['Поранені', 'Вибухівка', 'Харківщина']</text:p>
      <text:p text:style-name="P4">
类型: Article</text:p>
      <!--METADATA-->
      <text:p text:style-name="P4">
<draw:frame draw:style-name="fr1" draw:name="Image28" text:anchor-type="as-char" svg:width="6.9236in" svg:height="3.956343in" draw:z-index="0">
<draw:image xlink:href="../Images/yкринформ/2023-06-11T-5-44-56-03-00/630_360_1685868348-538.jpg" xlink:type="simple" xlink:show="embed" xlink:actuate="onLoad" draw:mime-type="image/jpeg"/>
</draw:frame>
在哈尔基夫地区的伊兹(Kharkiv)地区的塞莱诺瓦·古萨里夫卡(Selynova Gusarivka)，一名55岁的男人，割草，在一个未知的爆炸物上爆炸。</text:p>
      <text:p text:style-name="P4">
关于它在[电报]中报告(https://t.me/DSNS_Kharkiv/3773)乌克林福姆报道，乌克兰地区乌克兰SES的SES。</text:p>
      <text:p text:style-name="P4">
“ 6月11日，在割草的割草期间，在伊祖姆地区的诺瓦·古萨里夫卡(Nova Gusarivka)村，1968年炸毁了一种创新的爆炸物。结果，他遭受了身体伤害。”</text:p>
      <text:p text:style-name="P4">
受害人在该市的医疗机构住院<text:a xlink:type="simple" xlink:href="https://www.ukrinform.ua/tag-harkiv" text:style-name="Internet_20_link" text:visited-style-name="Visited_20_Internet_20_Link">
Kharkiv</text:a>
。</text:p>
      <text:p text:style-name="P4">
<text:span text:style-name="T4">
另请阅读：</text:span>
 [由于敌对**在尼科波尔(Nikopol)(https://www.ukrinform.ua/rubric-ato/3721478-u-nikopoli-vnaslidok-vorozogo-obstrilu-poskodzenij-medzaklad.html)正如乌克林福姆报道的那样，今天的俄罗斯人<text:a xlink:type="simple" xlink:href="https://www.ukrinform.ua/rubric-ato/3721396-rosiani-obstriluut-harkivsinu.html" text:style-name="Internet_20_link" text:visited-style-name="Visited_20_Internet_20_Link">
解雇了Tsirkuni村</text:a>
与飓风RSSV一起在Kharkiv地区。</text:p>
      <text:p text:style-name="P4">
News Source: <text:a xlink:type="simple" xlink:href="https://www.ukrinform.ua/rubric-regions/3721488-na-harkivsini-colovik-pidirvavsa-pid-cas-skosuvanna-travi.html" text:style-name="Internet_20_link" text:visited-style-name="Visited_20_Internet_20_Link">
https://www.ukrinform.ua/rubric-regions/3721488-na-harkivsini-colovik-pidirvavsa-pid-cas-skosuvanna-travi.html</text:a>
</text:p>
      <!--NEWS-->
      <text:h text:style-name="P10" text:outline-level="1">
<text:span text:style-name="T4">
洪水淹没的赫尔森地区的水位已经不到四米</text:span>
</text:h>
      <text:p text:style-name="P4">
作者: Ukrinform (Person)</text:p>
      <text:p text:style-name="P4">
出版商: Укринформ (Organization)</text:p>
      <text:p text:style-name="P4">
出版时间: 2023-06-11T-6:33:00+03:00</text:p>
      <text:p text:style-name="P4">
修改时间: 2023-06-11T20:33:00+03:00</text:p>
      <text:p text:style-name="P4">
描述: 由于俄罗斯侵略者的爆炸，卡科夫卡水力发电站的爆炸造成的洪水遭受了洪水造成的水位，截至6月11日晚上，乌克力群降至3.93 m -ukrinform。</text:p>
      <text:p text:style-name="P4">
图片: ['<text:a xlink:type="simple" xlink:href="https://static.ukrinform.com/photos/2023_06/thumb_files/630_360_1686037967-675.jpg" text:style-name="Internet_20_link" text:visited-style-name="Visited_20_Internet_20_Link">
630_360_16860...</text:a>
']</text:p>
      <text:p text:style-name="P4">
标签: ['Херсонщина', 'Вода', 'Єдині новини', 'Затоплення']</text:p>
      <text:p text:style-name="P4">
类型: Article</text:p>
      <!--METADATA-->
      <text:p text:style-name="P4">
<draw:frame draw:style-name="fr1" draw:name="Image29" text:anchor-type="as-char" svg:width="6.9236in" svg:height="3.956343in" draw:z-index="0">
<draw:image xlink:href="../Images/yкринформ/2023-06-11T-6-33-00-03-00/630_360_1686037967-675.jpg" xlink:type="simple" xlink:show="embed" xlink:actuate="onLoad" draw:mime-type="image/jpeg"/>
</draw:frame>
由于俄罗斯在6月11日晚上，由于俄罗斯盖伊斯兰(Kakhovka)水力发电厂的爆炸爆炸而遭受洪水造成的洪水造成的水平降低到3.93 m。</text:p>
      <text:p text:style-name="P4">
乌克林福姆报道，库尔森·奥瓦尔克斯坦(Kherson Ovaoleksandr Proudin)的负责人在电视规模“唯一新闻”中报道了这一点。</text:p>
      <text:p text:style-name="P4">
“被洪水淹没的地区几乎一半两次，是77.71平方公里。中等水平<text:a xlink:type="simple" xlink:href="https://www.ukrinform.ua/tag-voda" text:style-name="Internet_20_link" text:visited-style-name="Visited_20_Internet_20_Link">
水</text:a>
目前，它不到4 m -3.93 m，这个数字继续下降。”  -  Propkudin说。</text:p>
      <text:p text:style-name="P4">
他告知，有46个定居点仍然被淹没，其中32个是右岸，在霍尔森地区的左岸有14个。 近3,800座住宅建筑留在水下。</text:p>
      <text:p text:style-name="P4">
OVA负责人说，在三个定居点中，水已经下来了。 爆炸物首次出现，因为洪水可能被带到那里和其他爆炸物。 此后，执法人员，环保主义者，然后 - 公共事业。 只有这样，撤离当地居民才能来到他们的家中。</text:p>
      <text:p text:style-name="P4">
<text:span text:style-name="T4">
另请阅读：</text:span>
 <text:a xlink:type="simple" xlink:href="https://www.ukrinform.ua/rubric-regions/3721348-na-hersonsini-plosa-pidtoplenna-zmensilasa-majze-vdvici.html" text:style-name="Internet_20_link" text:visited-style-name="Visited_20_Internet_20_Link">
在Kherson地区，洪水区几乎翻了一番</text:a>
据乌克林福姆报道，6月11日上午，昨天的洪水量为4.07，水从贝斯拉夫地区的三个村庄 - 尼古拉夫卡，利维夫和奥尔吉夫卡出发。</text:p>
      <text:p text:style-name="P4">
News Source: <text:a xlink:type="simple" xlink:href="https://www.ukrinform.ua/rubric-regions/3721486-riven-vodi-na-zatoplenij-hersonsini-vze-stanovit-mens-ak-cotiri-metri.html" text:style-name="Internet_20_link" text:visited-style-name="Visited_20_Internet_20_Link">
https://www.ukrinform.ua/rubric-regions/3721486-riven-vodi-na-zatoplenij-hersonsini-vze-stanovit-mens-ak-cotiri-metri.html</text:a>
</text:p>
      <!--NEWS-->
      <text:h text:style-name="P10" text:outline-level="1">
<text:span text:style-name="T4">
乌克兰篮球队3x3在决定性的比赛中让位给德国</text:span>
</text:h>
      <text:p text:style-name="P4">
作者: Ukrinform (Person)</text:p>
      <text:p text:style-name="P4">
出版商: Укринформ (Organization)</text:p>
      <text:p text:style-name="P4">
出版时间: 2023-06-11T-7:31:33+03:00</text:p>
      <text:p text:style-name="P4">
修改时间: 2023-06-11T20:31:33+03:00</text:p>
      <text:p text:style-name="P4">
描述: 乌克兰人失去了进入2023年欧洲杯的机会。  - 乌克林。</text:p>
      <text:p text:style-name="P4">
图片: ['<text:a xlink:type="simple" xlink:href="https://static.ukrinform.com/photos/2023_06/thumb_files/630_360_1686504505-769.jpg" text:style-name="Internet_20_link" text:visited-style-name="Visited_20_Internet_20_Link">
630_360_16865...</text:a>
']</text:p>
      <text:p text:style-name="P4">
标签: ['Баскетбол']</text:p>
      <text:p text:style-name="P4">
类型: Article</text:p>
      <!--METADATA-->
      <text:p text:style-name="P4">
<draw:frame draw:style-name="fr1" draw:name="Image30" text:anchor-type="as-char" svg:width="6.9236in" svg:height="3.956343in" draw:z-index="0">
<draw:image xlink:href="../Images/yкринформ/2023-06-11T-7-31-33-03-00/630_360_1686504505-769.jpg" xlink:type="simple" xlink:show="embed" xlink:actuate="onLoad" draw:mime-type="image/jpeg"/>
</draw:frame>
乌克兰人进入2023年欧洲杯更糟。</text:p>
      <text:p text:style-name="P4">
乌克林福姆报道，这支3x3篮球篮球队在比赛中输给了欧洲冠军的第三场比赛。</text:p>
      <text:p text:style-name="P4">
乌克兰的得分为11:12，没有出去。</text:p>
      <text:p text:style-name="P4">
在上一场比赛中，乌克兰人让位于克罗地亚-11：12。</text:p>
      <text:p text:style-name="P4">
乌克兰由Oleg Bondarenko，Vladimir Konev，Maxim Zakurdaev，Maximnikitin介绍。</text:p>
      <text:p text:style-name="P4">
*!(https://www.ukrinform.ua/rubric-sports/3694223-basketbol-konev-uvijsov-do-top10-istoricnogo-rejtingu-skoreriv-superligi.html)据乌克林福姆报道，Konev是2022/23赛季的MVP超级联赛，Zakurdayev是最好的后卫。</text:p>
      <text:p text:style-name="P4">
照片：fbu.ua</text:p>
      <text:p text:style-name="P4">
News Source: <text:a xlink:type="simple" xlink:href="https://www.ukrinform.ua/rubric-sports/3721485-zbirna-ukraini-z-basketbolu-3h3-postupilas-nimeccini-u-virisalnomu-matci-za-vihid-na-ce.html" text:style-name="Internet_20_link" text:visited-style-name="Visited_20_Internet_20_Link">
https://www.ukrinform.ua/rubric-sports/3721485-zbirna-ukraini-z-basketbolu-3h3-postupilas-nimeccini-u-virisalnomu-matci-za-vihid-na-ce.html</text:a>
</text:p>
      <!--NEWS-->
      <text:h text:style-name="P10" text:outline-level="1">
<text:span text:style-name="T4">
在赫尔森（Kherson）的瓦砾下发现死者</text:span>
</text:h>
      <text:p text:style-name="P4">
作者: Ukrinform (Person)</text:p>
      <text:p text:style-name="P4">
出版商: Укринформ (Organization)</text:p>
      <text:p text:style-name="P4">
出版时间: 2023-06-11T-8:27:00+03:00</text:p>
      <text:p text:style-name="P4">
修改时间: 2023-06-11T20:27:00+03:00</text:p>
      <text:p text:style-name="P4">
描述: 在赫尔森（Kherson），解析俄罗斯人向房屋开火的障碍发现了一个死者的尸体。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СНС', 'Херсон', 'Обстріл', 'Загибель']</text:p>
      <text:p text:style-name="P4">
类型: Article</text:p>
      <!--METADATA-->
      <text:p text:style-name="P4">
<draw:frame draw:style-name="fr1" draw:name="Image31" text:anchor-type="as-char" svg:width="6.9236in" svg:height="3.956343in" draw:z-index="0">
<draw:image xlink:href="../Images/yкринформ/2023-06-11T-8-27-00-03-00/630_360_1538997483-946.jpg" xlink:type="simple" xlink:show="embed" xlink:actuate="onLoad" draw:mime-type="image/jpeg"/>
</draw:frame>
在赫尔森(Kherson)中，房屋俄罗斯人的裹尸布解析发现了死者的尸体。</text:p>
      <text:p text:style-name="P4">
这是在[电报]中报道的(https://t.me/roman_mrochko/1158)据教会负责人罗马·姆罗乔(Roman Mrochko)报道。</text:p>
      <text:p text:style-name="P4">
“代表军事政府，SES的SESA部队进行了瓦索沃的房屋，5损失了<text:a xlink:type="simple" xlink:href="https://www.ukrinform.ua/tag-obstril" text:style-name="Internet_20_link" text:visited-style-name="Visited_20_Internet_20_Link">
炮击</text:a>
俄罗斯人。 不幸的是，发现一个人。”消息说。</text:p>
      <text:p text:style-name="P4">
MBA负责人说，目前，解析和搜索工作已经完成。</text:p>
      <text:p text:style-name="P4">
<text:span text:style-name="T4">
另请阅读：</text:span>
 <text:a xlink:type="simple" xlink:href="https://www.ukrinform.ua/rubric-regions/3721462-pid-cas-evakuacii-na-hersonsini-popri-obstril-vratuvali-21-ludinu.html" text:style-name="Internet_20_link" text:visited-style-name="Visited_20_Internet_20_Link">
尽管遭到炮击，但仍在撤离期间，拯救了21人</text:a>
如[Ukrinform]报道(https://www.ukrinform.ua/rubric-regions/3721418-rosiani-obstrilali-coven-z-civilnimi-aki-evakuuvalisa-z-livoberezza-hersonsini-e-poraneni.html)，今天，6月11日，俄罗斯船从洪水区出口。 三人，23人，包括两名警察，炮击受伤。</text:p>
      <text:p text:style-name="P4">
News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在赫尔森（Kherson）的瓦砾下发现死者</text:span>
</text:h>
      <text:p text:style-name="P4">
作者: Ukrinform (Person)</text:p>
      <text:p text:style-name="P4">
出版商: Укринформ (Organization)</text:p>
      <text:p text:style-name="P4">
出版时间: 2023-06-11T-8:27:00+03:00</text:p>
      <text:p text:style-name="P4">
修改时间: 2023-06-11T20:27:00+03:00</text:p>
      <text:p text:style-name="P4">
描述: 在赫尔森（Kherson），解析俄罗斯人向房屋开火的障碍发现了一个死者的尸体。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СНС', 'Херсон', 'Обстріл', 'Загибель']</text:p>
      <text:p text:style-name="P4">
类型: Article</text:p>
      <!--METADATA-->
      <text:p text:style-name="P4">
<draw:frame draw:style-name="fr1" draw:name="Image32" text:anchor-type="as-char" svg:width="6.9236in" svg:height="3.956343in" draw:z-index="0">
<draw:image xlink:href="../Images/yкринформ/2023-06-11T-8-27-00-03-00/630_360_1538997483-946.jpg" xlink:type="simple" xlink:show="embed" xlink:actuate="onLoad" draw:mime-type="image/jpeg"/>
</draw:frame>
在赫尔森(Kherson)中，房屋俄罗斯人的裹尸布解析发现了死者的尸体。</text:p>
      <text:p text:style-name="P4">
这是在[电报]中报道的(https://t.me/roman_mrochko/1158)据教会负责人罗马·姆罗乔(Roman Mrochko)报道。</text:p>
      <text:p text:style-name="P4">
“代表军事政府，SES的SESA部队进行了瓦索沃的房屋，5损失了<text:a xlink:type="simple" xlink:href="https://www.ukrinform.ua/tag-obstril" text:style-name="Internet_20_link" text:visited-style-name="Visited_20_Internet_20_Link">
炮击</text:a>
俄罗斯人。 不幸的是，发现一个人。”消息说。</text:p>
      <text:p text:style-name="P4">
MBA负责人说，目前，解析和搜索工作已经完成。</text:p>
      <text:p text:style-name="P4">
<text:span text:style-name="T4">
另请阅读：</text:span>
 <text:a xlink:type="simple" xlink:href="https://www.ukrinform.ua/rubric-regions/3721462-pid-cas-evakuacii-na-hersonsini-popri-obstril-vratuvali-21-ludinu.html" text:style-name="Internet_20_link" text:visited-style-name="Visited_20_Internet_20_Link">
尽管遭到炮击，但仍在撤离期间，拯救了21人</text:a>
如[Ukrinform]报道(https://www.ukrinform.ua/rubric-regions/3721418-rosiani-obstrilali-coven-z-civilnimi-aki-evakuuvalisa-z-livoberezza-hersonsini-e-poraneni.html)，今天，6月11日，俄罗斯船从洪水区出口。 三人，23人，包括两名警察，炮击受伤。</text:p>
      <text:p text:style-name="P4">
News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撤离火灾：赫森地区的伤者数量已增加到23</text:span>
</text:h>
      <text:p text:style-name="P4">
作者: Ukrinform (Person)</text:p>
      <text:p text:style-name="P4">
出版商: Укринформ (Organization)</text:p>
      <text:p text:style-name="P4">
出版时间: 2023-06-11T-9:20:00+03:00</text:p>
      <text:p text:style-name="P4">
修改时间: 2023-06-11T20:20:00+03:00</text:p>
      <text:p text:style-name="P4">
描述: 从霍森地区左岸撤离期间，至少有23人受到敌人大火的伤害，三人死亡。  - 乌克林。</text:p>
      <text:p text:style-name="P4">
图片: ['<text:a xlink:type="simple" xlink:href="https://static.ukrinform.com/photos/2023_06/thumb_files/630_360_1686503613-570.jpg" text:style-name="Internet_20_link" text:visited-style-name="Visited_20_Internet_20_Link">
630_360_16865...</text:a>
']</text:p>
      <text:p text:style-name="P4">
标签: ['Евакуація', 'Херсонщина', 'Обстріл', 'Війна з Росією']</text:p>
      <text:p text:style-name="P4">
类型: Article</text:p>
      <!--METADATA-->
      <text:p text:style-name="P4">
<draw:frame draw:style-name="fr1" draw:name="Image33" text:anchor-type="as-char" svg:width="6.9236in" svg:height="3.956343in" draw:z-index="0">
<draw:image xlink:href="../Images/yкринформ/2023-06-11T-9-20-00-03-00/630_360_1686503613-570.jpg" xlink:type="simple" xlink:show="embed" xlink:actuate="onLoad" draw:mime-type="image/jpeg"/>
</draw:frame>
在赫尔森地区的左岸至少有23人受伤，三人死亡。</text:p>
      <text:p text:style-name="P4">
根据乌克林福姆的说法，检察官办公室在[电报]中报道(https://t.me/pgo_gov_ua/13219)。</text:p>
      <text:p text:style-name="P4">
关于违反法律和战争习俗的行为以及预谋谋杀(艺术的第2部分。 乌克兰《刑法》的438)，执法人员开始进行预审。</text:p>
      <text:p text:style-name="P4">
调查发现，6月11日，俄罗斯军方再次<text:a xlink:type="simple" xlink:href="https://www.ukrinform.ua/tag-obstril" text:style-name="Internet_20_link" text:visited-style-name="Visited_20_Internet_20_Link">
解雇</text:a>
在存在于赫尔森地区临时捕获的库部分的定居点的蒸发措施中，平民人口。</text:p>
      <text:p text:style-name="P4">
<text:span text:style-name="T4">
另请阅读：</text:span>
 <text:a xlink:type="simple" xlink:href="https://www.ukrinform.ua/rubric-regions/3721344-na-hersonsini-vnaslidok-pidtoplenna-zaginuli-patero-ludej-35-znikli-bezvisti.html" text:style-name="Internet_20_link" text:visited-style-name="Visited_20_Internet_20_Link">
因为俄罗斯对卡霍夫斯卡亚水力发电站的恐怖袭击六人被杀，又有10人受伤</text:a>
“由于<text:a xlink:type="simple" xlink:href="https://www.ukrinform.ua/rubric-ato/3721442-obstril-evakuacijnogo-covna-na-hersonsini-troe-zagiblih-desatero-poranenih.html" text:style-name="Internet_20_link" text:visited-style-name="Visited_20_Internet_20_Link">
三人死亡</text:a>
。 至少有23人受伤。 数据被澄清了，”  - 在OGP中说。</text:p>
      <text:p text:style-name="P4">
正如乌克林福姆报道的那样，6月11日，星期日，俄罗斯军队以撤离赫森地区左岸撤离的和平居民袭击了这艘船。</text:p>
      <text:p text:style-name="P4">
尽管俄罗斯人大火<text:a xlink:type="simple" xlink:href="https://www.ukrinform.ua/rubric-regions/3721462-pid-cas-evakuacii-na-hersonsini-popri-obstril-vratuvali-21-ludinu.html" text:style-name="Internet_20_link" text:visited-style-name="Visited_20_Internet_20_Link">
救出了21人</text:a>
。</text:p>
      <text:p text:style-name="P4">
<text:span text:style-name="T5">
foto：Igor Klimenko，Facebook</text:span>
</text:p>
      <text:p text:style-name="P4">
News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撤离火灾：赫森地区的伤者数量已增加到23</text:span>
</text:h>
      <text:p text:style-name="P4">
作者: Ukrinform (Person)</text:p>
      <text:p text:style-name="P4">
出版商: Укринформ (Organization)</text:p>
      <text:p text:style-name="P4">
出版时间: 2023-06-11T-9:20:00+03:00</text:p>
      <text:p text:style-name="P4">
修改时间: 2023-06-11T20:20:00+03:00</text:p>
      <text:p text:style-name="P4">
描述: 从霍森地区左岸撤离期间，至少有23人受到敌人大火的伤害，三人死亡。  - 乌克林。</text:p>
      <text:p text:style-name="P4">
图片: ['<text:a xlink:type="simple" xlink:href="https://static.ukrinform.com/photos/2023_06/thumb_files/630_360_1686503613-570.jpg" text:style-name="Internet_20_link" text:visited-style-name="Visited_20_Internet_20_Link">
630_360_16865...</text:a>
']</text:p>
      <text:p text:style-name="P4">
标签: ['Евакуація', 'Херсонщина', 'Обстріл', 'Війна з Росією']</text:p>
      <text:p text:style-name="P4">
类型: Article</text:p>
      <!--METADATA-->
      <text:p text:style-name="P4">
<draw:frame draw:style-name="fr1" draw:name="Image34" text:anchor-type="as-char" svg:width="6.9236in" svg:height="3.956343in" draw:z-index="0">
<draw:image xlink:href="../Images/yкринформ/2023-06-11T-9-20-00-03-00/630_360_1686503613-570.jpg" xlink:type="simple" xlink:show="embed" xlink:actuate="onLoad" draw:mime-type="image/jpeg"/>
</draw:frame>
在赫尔森地区的左岸至少有23人受伤，三人死亡。</text:p>
      <text:p text:style-name="P4">
根据乌克林福姆的说法，检察官办公室在[电报]中报道(https://t.me/pgo_gov_ua/13219)。</text:p>
      <text:p text:style-name="P4">
关于违反法律和战争习俗的行为以及预谋谋杀(艺术的第2部分。 乌克兰《刑法》的438)，执法人员开始进行预审。</text:p>
      <text:p text:style-name="P4">
调查发现，6月11日，俄罗斯军方再次<text:a xlink:type="simple" xlink:href="https://www.ukrinform.ua/tag-obstril" text:style-name="Internet_20_link" text:visited-style-name="Visited_20_Internet_20_Link">
解雇</text:a>
在存在于赫尔森地区临时捕获的库部分的定居点的蒸发措施中，平民人口。</text:p>
      <text:p text:style-name="P4">
<text:span text:style-name="T4">
另请阅读：</text:span>
 <text:a xlink:type="simple" xlink:href="https://www.ukrinform.ua/rubric-regions/3721344-na-hersonsini-vnaslidok-pidtoplenna-zaginuli-patero-ludej-35-znikli-bezvisti.html" text:style-name="Internet_20_link" text:visited-style-name="Visited_20_Internet_20_Link">
因为俄罗斯对卡霍夫斯卡亚水力发电站的恐怖袭击六人被杀，又有10人受伤</text:a>
“由于<text:a xlink:type="simple" xlink:href="https://www.ukrinform.ua/rubric-ato/3721442-obstril-evakuacijnogo-covna-na-hersonsini-troe-zagiblih-desatero-poranenih.html" text:style-name="Internet_20_link" text:visited-style-name="Visited_20_Internet_20_Link">
三人死亡</text:a>
。 至少有23人受伤。 数据被澄清了，”  - 在OGP中说。</text:p>
      <text:p text:style-name="P4">
正如乌克林福姆报道的那样，6月11日，星期日，俄罗斯军队以撤离赫森地区左岸撤离的和平居民袭击了这艘船。</text:p>
      <text:p text:style-name="P4">
尽管俄罗斯人大火<text:a xlink:type="simple" xlink:href="https://www.ukrinform.ua/rubric-regions/3721462-pid-cas-evakuacii-na-hersonsini-popri-obstril-vratuvali-21-ludinu.html" text:style-name="Internet_20_link" text:visited-style-name="Visited_20_Internet_20_Link">
救出了21人</text:a>
。</text:p>
      <text:p text:style-name="P4">
<text:span text:style-name="T5">
foto：Igor Klimenko，Facebook</text:span>
</text:p>
      <text:p text:style-name="P4">
News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Zelensky和Trudeau转向世界媒体</text:span>
</text:h>
      <text:p text:style-name="P4">
作者: Ukrinform (Person)</text:p>
      <text:p text:style-name="P4">
出版商: Укринформ (Organization)</text:p>
      <text:p text:style-name="P4">
出版时间: 2023-06-11T0:19:00+03:00</text:p>
      <text:p text:style-name="P4">
修改时间: 2023-06-11T21:19:00+03:00</text:p>
      <text:p text:style-name="P4">
描述: 乌克兰沃罗迪米尔·泽伦斯基（Ukraine Volodymyr Zelensky）总裁与加拿大政府负责人贾斯汀·特鲁多（Justin Trudeau）一起呼吁新闻画廊晚餐活动中的记者。  - 乌克林。</text:p>
      <text:p text:style-name="P4">
图片: ['<text:a xlink:type="simple" xlink:href="https://static.ukrinform.com/photos/2023_06/thumb_files/630_360_1686406417-407.jpg" text:style-name="Internet_20_link" text:visited-style-name="Visited_20_Internet_20_Link">
630_360_16864...</text:a>
']</text:p>
      <text:p text:style-name="P4">
标签: ['Канада', 'Трюдо', 'ЗМІ', 'Зеленський']</text:p>
      <text:p text:style-name="P4">
类型: Article</text:p>
      <!--METADATA-->
      <text:p text:style-name="P4">
<draw:frame draw:style-name="fr1" draw:name="Image35" text:anchor-type="as-char" svg:width="6.9236in" svg:height="3.956343in" draw:z-index="0">
<draw:image xlink:href="../Images/yкринформ/2023-06-11T0-19-00-03-00/630_360_1686406417-407.jpg" xlink:type="simple" xlink:show="embed" xlink:actuate="onLoad" draw:mime-type="image/jpeg"/>
</draw:frame>
乌克兰沃迪米尔·泽伦斯基(Ukraine Volodymyr Zelensky)的总裁与加拿大政府负责人贾斯汀·特鲁迪亚(Justin Trudea)一起，在新闻画廊晚餐活动中晋升为记者。</text:p>
      <text:p text:style-name="P4">
根据乌克林福姆的说法，[电报]总统办公室报告了(https://t.me/OP_UA/9708)。</text:p>
      <text:p text:style-name="P4">
该组织包括著名的加拿大和世界媒体，包括：Politico，CNN，Wall Street Journal，路透社，彭博新闻，CBC新闻。</text:p>
      <text:p text:style-name="P4">
<text:span text:style-name="T5">
viso：<text:a xlink:type="simple" xlink:href="https://t.me/OP_UA/9708" text:style-name="Internet_20_link" text:visited-style-name="Visited_20_Internet_20_Link">
op</text:a>
</text:span>
</text:p>
      <text:p text:style-name="P4">
“这是发生 - 特别是与记者一起 - 当生活带来猎物选择时：成为英雄？ 碰巧绕过这样的选择并在宗教和邪恶之间的灰色区域中的某个地方容易得多。 但是，任何不绕过他并面对邪恶的人，邪恶的人想念他的名字并散布真理 - 不仅可以成为英雄。 我们生活在我们的自由取决于我们所有人的时候，当世界必须了解一个世界上每种犯罪的全部真理，以便在任何地方都保留自由。 邪恶现在不仅声称国家或另一个国家，而且声称价值观。 我们与您的价值观。 被切割。 我感谢您 - 以及所有<text:a xlink:type="simple" xlink:href="https://www.ukrinform.ua/tag-kanada" text:style-name="Internet_20_link" text:visited-style-name="Visited_20_Internet_20_Link">
加拿大</text:a>
泽伦斯基说：“因为你不是在开玩笑。”</text:p>
      <text:p text:style-name="P4">
乌克兰国家的负责人感谢我们为自由斗争的支持。“感谢您向全世界介绍俄罗斯的每项军事犯罪。我看到您让人们了解正在发生的事情!”</text:p>
      <text:p text:style-name="P4">
*!(https://www.ukrinform.ua/rubric-society/3721318-zelenska-zaprosila-trudo-vzati-ucast-u-proekti-z-reabilitacii-veteraniv.html)据乌克林福姆(Ukrinform)报道，加拿大已成为第20个国家，该国签署了乌克兰在北约饮酒的宣言。 由Volodymyrzelensky和Justin Trudeau签署的联合宣言包含了乌克兰人在G7国家中支持的最强表述，并首次公开确定了乌克兰北约委员会的创建。</text:p>
      <text:p text:style-name="P4">
_foto：op _</text:p>
      <text:p text:style-name="P4">
News Source: <text:a xlink:type="simple" xlink:href="https://www.ukrinform.ua/rubric-polytics/3721495-zelenskij-i-trudo-zvernulisa-do-svitovih-zmi.html" text:style-name="Internet_20_link" text:visited-style-name="Visited_20_Internet_20_Link">
https://www.ukrinform.ua/rubric-polytics/3721495-zelenskij-i-trudo-zvernulisa-do-svitovih-zmi.html</text:a>
</text:p>
      <!--NEWS-->
      <text:h text:style-name="P10" text:outline-level="1">
<text:span text:style-name="T4">
白天，尼古拉夫水位的水位减少了八厘米</text:span>
</text:h>
      <text:p text:style-name="P4">
作者: Ukrinform (Person)</text:p>
      <text:p text:style-name="P4">
出版商: Укринформ (Organization)</text:p>
      <text:p text:style-name="P4">
出版时间: 2023-06-11T10:23:00+03:00</text:p>
      <text:p text:style-name="P4">
修改时间: 2023-06-11T22:23:00+03:00</text:p>
      <text:p text:style-name="P4">
描述: 从6月11日的早晨到晚上，尼古拉夫水域的水位减少了八厘米，目前为61厘米。  - 乌克林。</text:p>
      <text:p text:style-name="P4">
图片: ['<text:a xlink:type="simple" xlink:href="https://static.ukrinform.com/photos/2023_06/thumb_files/630_360_1686509990-660.jpg" text:style-name="Internet_20_link" text:visited-style-name="Visited_20_Internet_20_Link">
630_360_16865...</text:a>
']</text:p>
      <text:p text:style-name="P4">
标签: ['Миколаїв', 'Вода', 'Каховська ГЕС', 'Затоплення']</text:p>
      <text:p text:style-name="P4">
类型: Article</text:p>
      <!--METADATA-->
      <text:p text:style-name="P4">
<draw:frame draw:style-name="fr1" draw:name="Image36" text:anchor-type="as-char" svg:width="6.9236in" svg:height="3.956343in" draw:z-index="0">
<draw:image xlink:href="../Images/yкринформ/2023-06-11T10-23-00-03-00/630_360_1686509990-660.jpg" xlink:type="simple" xlink:show="embed" xlink:actuate="onLoad" draw:mime-type="image/jpeg"/>
</draw:frame>
6月11日上午，尼古拉夫水域的水位又减少了八个百分点，目前为61厘米。</text:p>
      <text:p text:style-name="P4">
这是在[电报]中报道的(https://t.me/senkevichonline/4688)尼古拉城董事长亚历山大·森克维奇(Alexander Senkevich)报道了乌克林福姆。</text:p>
      <text:p text:style-name="P4">
“另一天-8厘米。21:00级<text:span text:style-name="T4">
 <text:a xlink:type="simple" xlink:href="https://www.ukrinform.ua/tag-voda" text:style-name="Internet_20_link" text:visited-style-name="Visited_20_Internet_20_Link">
水</text:a>
</text:span>
在Nikolaev +61 cm的水域中”， - 消息读取。</text:p>
      <text:p text:style-name="P4">
<text:span text:style-name="T4">
另请阅读：</text:span>
 <text:span text:style-name="T4">
 <text:a xlink:type="simple" xlink:href="https://www.ukrinform.ua/rubric-regions/3721501-u-hersoni-riven-vodi-u-dnipri-znizivsa-do-36-metra.html" text:style-name="Internet_20_link" text:visited-style-name="Visited_20_Internet_20_Link">
在Dniep​​er的Kherson水位下降至3.6米</text:a>
</text:span>
</text:p>
      <text:p text:style-name="P4">
如报道_ <text:span text:style-name="T4">
 <text:a xlink:type="simple" xlink:href="https://www.ukrinform.ua/rubric-other_news/3720776-pidriv-rosianami-kahovskoi-ges-usi-novini.html" text:style-name="Internet_20_link" text:visited-style-name="Visited_20_Internet_20_Link">
乌克林福姆</text:a>
</text:span>
 _，联合6月6日，俄罗斯军队破坏了卡科夫卡大坝 尼古拉夫(Nikolaev)的遗传因素是由于卡科夫卡水力发电厂的爆破而导致的。 这座城市淹没了海滩，班车，塔伦斯游艇俱乐部，位于dnieper-buzi河口的河岸上。</text:p>
      <text:p text:style-name="P4">
News Source: <text:a xlink:type="simple" xlink:href="https://www.ukrinform.ua/rubric-regions/3721512-za-den-riven-vodi-v-akvatorii-mikolaeva-znizivsa-se-na-visim-santimetriv.html" text:style-name="Internet_20_link" text:visited-style-name="Visited_20_Internet_20_Link">
https://www.ukrinform.ua/rubric-regions/3721512-za-den-riven-vodi-v-akvatorii-mikolaeva-znizivsa-se-na-visim-santimetriv.html</text:a>
</text:p>
      <!--NEWS-->
      <text:h text:style-name="P10" text:outline-level="1">
<text:span text:style-name="T4">
乌克兰是Jesky世界杯的银牌获得者</text:span>
</text:h>
      <text:p text:style-name="P4">
作者: Ukrinform (Person)</text:p>
      <text:p text:style-name="P4">
出版商: Укринформ (Organization)</text:p>
      <text:p text:style-name="P4">
出版时间: 2023-06-11T11:27:00+03:00</text:p>
      <text:p text:style-name="P4">
修改时间: 2023-06-11T22:27:00+03:00</text:p>
      <text:p text:style-name="P4">
描述: 在决赛中，乌克兰人在Bulite系列中让位给哈萨克斯坦。  - 乌克林。</text:p>
      <text:p text:style-name="P4">
图片: ['<text:a xlink:type="simple" xlink:href="https://static.ukrinform.com/photos/2023_06/thumb_files/630_360_1686511607-405.jpg" text:style-name="Internet_20_link" text:visited-style-name="Visited_20_Internet_20_Link">
630_360_16865...</text:a>
']</text:p>
      <text:p text:style-name="P4">
标签: ['Футбол']</text:p>
      <text:p text:style-name="P4">
类型: Article</text:p>
      <!--METADATA-->
      <text:p text:style-name="P4">
<draw:frame draw:style-name="fr1" draw:name="Image37" text:anchor-type="as-char" svg:width="6.9236in" svg:height="3.956343in" draw:z-index="0">
<draw:image xlink:href="../Images/yкринформ/2023-06-11T11-27-00-03-00/630_360_1686511607-405.jpg" xlink:type="simple" xlink:show="embed" xlink:actuate="onLoad" draw:mime-type="image/jpeg"/>
</draw:frame>
在决赛中，哈萨克斯坦在一系列欺凌者中承认。</text:p>
      <text:p text:style-name="P4">
来自哈萨克斯坦索卡(Sokka)的世界2023年世界2023年的乌克兰 - 元素 - 在乌克兰的决赛中2：2。(枪战后面的1：2)，报道乌克林福姆。</text:p>
      <text:p text:style-name="P4">
在上半场的五分钟之内，哈萨克斯坦在从角球飞向乌克兰的进球后的第10分钟席位两次，托德14分钟的哈萨克斯(Todin)在反击之后以2-0赢得了优势，以2-0赢得了使用。</text:p>
      <text:p text:style-name="P4">
在第18分钟，乌克兰降低了滞后的延迟。 在第37分钟，乌克兰设法比较了分数：安德烈·梅尔尼克(Andrey Melnyk)发行了两倍。</text:p>
      <text:p text:style-name="P4">
比赛的主要时间以2：2的成绩结束，获胜者决定了系列赛。 Bulite系列：第一次打击 - 两次未实现，第二次跳动 - 乌克兰得分，第三次罢工 - 哈萨克斯坦得分，第四笔，哈萨克斯塔纳比瓦。</text:p>
      <text:p text:style-name="P4">
对于乌克兰来说，这是朱斯世界杯决赛的第一个发行版，哈萨克斯坦夫妇在此阶段连续踢球(2022年从巴西击败).</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Ребров: Ми тут – показуємо, що Україна жива, ми граємо у<text:span text:style-name="T4">
футбол</text:span>
 </text:a>
哈萨克斯坦(Hazakhstan)是历史上第一次成为杰斯基(Jesky)的世界冠军，“银”(Silver)赢得了乌克兰人和墨西哥的“铜牌”。</text:p>
      <text:p text:style-name="P4">
照片：Soccafederation.com</text:p>
      <text:p text:style-name="P4">
News Source: <text:a xlink:type="simple" xlink:href="https://www.ukrinform.ua/rubric-sports/3721520-ukraina-sribnij-prizer-cempionatu-svitu-z-sokki.html" text:style-name="Internet_20_link" text:visited-style-name="Visited_20_Internet_20_Link">
https://www.ukrinform.ua/rubric-sports/3721520-ukraina-sribnij-prizer-cempionatu-svitu-z-sokki.html</text:a>
</text:p>
      <!--NEWS-->
      <text:h text:style-name="P10" text:outline-level="1">
<text:span text:style-name="T4">
感染主义者建议由于肉毒杆菌的威胁而放弃鱼类产品</text:span>
</text:h>
      <text:p text:style-name="P4">
作者: Ukrinform (Person)</text:p>
      <text:p text:style-name="P4">
出版商: Укринформ (Organization)</text:p>
      <text:p text:style-name="P4">
出版时间: 2023-06-11T11:36:00+03:00</text:p>
      <text:p text:style-name="P4">
修改时间: 2023-06-11T11:36:00+03:00</text:p>
      <text:p text:style-name="P4">
描述: 由于Kakhovka水力发电厂，观察到鱼类的大量死亡，因此现在有必要放弃河鱼和产品的消费，以防止肉毒杆菌。  - 乌克林。</text:p>
      <text:p text:style-name="P4">
图片: ['<text:a xlink:type="simple" xlink:href="https://static.ukrinform.com/photos/2021_08/thumb_files/630_360_1629512058-968.jpg" text:style-name="Internet_20_link" text:visited-style-name="Visited_20_Internet_20_Link">
630_360_16295...</text:a>
']</text:p>
      <text:p text:style-name="P4">
标签: ['Ботулізм', 'Теракт', 'Риба', "Здоров'я", 'Каховська ГЕС']</text:p>
      <text:p text:style-name="P4">
类型: Article</text:p>
      <!--METADATA-->
      <text:p text:style-name="P4">
<draw:frame draw:style-name="fr1" draw:name="Image38" text:anchor-type="as-char" svg:width="6.9236in" svg:height="3.956343in" draw:z-index="0">
<draw:image xlink:href="../Images/yкринформ/2023-06-11T11-36-00-03-00/630_360_1629512058-968.jpg" xlink:type="simple" xlink:show="embed" xlink:actuate="onLoad" draw:mime-type="image/jpeg"/>
</draw:frame>
由于Kakhovskaya水力发电厂，观察到鱼类的大量死亡，因此现在值得摆脱河鱼和产品以防止肉毒杆菌症。</text:p>
      <text:p text:style-name="P4">
在传染病医生耶夫根尼·杜布罗夫斯基(Yevgeny Dubrovsky)接受乌克林形式的一次采访中，强调了这一点。</text:p>
      <text:p text:style-name="P4">
“我们都知道鱼类的总莫塔，尤其是在水被冷冻的领土上 - 鱼在那里死亡。 一些悲伤的人或普通人很可能看到那个大鲤鱼和头顶的跌倒，他们想迅速与他们做某事。 这是非常危险的，”他说。</text:p>
      <text:p text:style-name="P4">
<text:span text:style-name="T4">
另请阅读：</text:span>
 <text:a xlink:type="simple" xlink:href="https://www.ukrinform.ua/rubric-society/3719668-ukraina-gotova-svidko-reaguvati-na-spalahi-holeri-kuzin.html" text:style-name="Internet_20_link" text:visited-style-name="Visited_20_Internet_20_Link">
乌克兰准备快速回应爆发<text:span text:style-name="T4">
霍乱</text:span>
 \ -Kuzin</text:a>
医生解释说，引起肉毒杆菌的细菌肉毒杆菌植物植物存在于土壤中，但它本身并不危险，而是它可以产生的毒素。 鱼的胃肠道，那里有淤泥残留物，通常也有这种细菌。当鱼开始腐烂时，梭状芽孢杆菌会从其肠道和胃肠道散布在所有肌肉中。</text:p>
      <text:p text:style-name="P4">
“这是世界上最糟糕的毒药之一!肉毒杆菌需要特定的储存处理 - 血清。 有必要完全避免鱼类产品。 即使有人说：它可以用工业能力对待 - 您不能冒险。 这很危险!”  - 观察到的感染主义者。</text:p>
      <text:p text:style-name="P4">
完整的面试文本将很快发布在<text:a xlink:type="simple" xlink:href="https://www.ukrinform.ua/block-interview" text:style-name="Internet_20_link" text:visited-style-name="Visited_20_Internet_20_Link">
乌克林福姆网站</text:a>
。</text:p>
      <text:p text:style-name="P4">
<text:span text:style-name="T4">
另请阅读：</text:span>
 [Kakhovsky水库不会消失，但会变成假的(https://www.ukrinform.ua/rubric-economy/3720654-kahovske-vodoshovise-ne-znikne-ale-peretvoritsa-na-boloto.html)正如俄罗斯的俄罗斯军队乌克林福姆报道(https://www.ukrinform.ua/rubric-other_news/3720776-pidriv-rosianami-kahovskoi-ges-usi-novini.html)。 该电台无法恢复。 纳尔森地区继续救援工作和疏散人口。</text:p>
      <text:p text:style-name="P4">
在卡科夫卡水力发电站销毁之后，记录了鱼类大量死亡的案件。</text:p>
      <text:p text:style-name="P4">
<text:span text:style-name="T5">
照片说明性</text:span>
</text:p>
      <text:p text:style-name="P4">
News Source: <text:a xlink:type="simple" xlink:href="https://www.ukrinform.ua/rubric-society/3721276-infekcionist-rekomendue-vidmovitisa-vid-ribnih-produktiv-cerez-zagrozu-botulizmu.html" text:style-name="Internet_20_link" text:visited-style-name="Visited_20_Internet_20_Link">
https://www.ukrinform.ua/rubric-society/3721276-infekcionist-rekomendue-vidmovitisa-vid-ribnih-produktiv-cerez-zagrozu-botulizmu.html</text:a>
</text:p>
      <!--NEWS-->
      <text:h text:style-name="P10" text:outline-level="1">
<text:span text:style-name="T4">
672人已从霍森地区的洪水区救出-SES</text:span>
</text:h>
      <text:p text:style-name="P4">
作者: Ukrinform (Person)</text:p>
      <text:p text:style-name="P4">
出版商: Укринформ (Organization)</text:p>
      <text:p text:style-name="P4">
出版时间: 2023-06-11T11:38:00+03:00</text:p>
      <text:p text:style-name="P4">
修改时间: 2023-06-11T11:38:00+03:00</text:p>
      <text:p text:style-name="P4">
描述: 在赫尔森地区，有672人从州急诊服务的洪水区中得救，其中30名儿童和40个低驾驶。  - 乌克林。</text:p>
      <text:p text:style-name="P4">
图片: ['<text:a xlink:type="simple" xlink:href="https://static.ukrinform.com/photos/2023_06/thumb_files/630_360_1686472175-684.jpeg" text:style-name="Internet_20_link" text:visited-style-name="Visited_20_Internet_20_Link">
630_360_16864...</text:a>
']</text:p>
      <text:p text:style-name="P4">
标签: ['ДСНС', 'Херсонщина', 'Каховська ГЕС', 'Підтоплення']</text:p>
      <text:p text:style-name="P4">
类型: Article</text:p>
      <!--METADATA-->
      <text:p text:style-name="P4">
<draw:frame draw:style-name="fr1" draw:name="Image39" text:anchor-type="as-char" svg:width="6.9236in" svg:height="3.956343in" draw:z-index="0">
<draw:image xlink:href="../Images/yкринформ/2023-06-11T11-38-00-03-00/630_360_1686472175-684.jpeg" xlink:type="simple" xlink:show="embed" xlink:actuate="onLoad" draw:mime-type="image/jpeg"/>
</draw:frame>
锡尼纳州州紧急服务部门的Ucherson地区单位被672人救出，其中30名儿童和40个低月经。</text:p>
      <text:p text:style-name="P4">
根据乌克林福姆的报道，它报告了<text:a xlink:type="simple" xlink:href="https://dsns.gov.ua/uk/news/nadzvicaini-podiyi/xersonska-oblast-operativna-situaciia-shhodo-likvidaciyi-naslidkiv-pidrivu-kaxovskoyi-ges-1" text:style-name="Internet_20_link" text:visited-style-name="Visited_20_Internet_20_Link">
SES Press Service</text:a>
。</text:p>
      <text:p text:style-name="P4">
“ SES单位进行了撤离人口的工作，警告扬声器，障碍的安排。 672人被救出(包括。 30名儿童和40个低驾驶员). Надано психологічну допомогу 329 особам. Зпочатку робіт по лінії 101 та 112 надійшло 994 звернення громадян, з яких всівиконані”, - ідеться в повідомленні.</text:p>
      <text:p text:style-name="P4">
正如SES中指出的那样，“从dnieper河上的07:00开始，在Kherson Post的环境中，水位逐渐下降，为3.92 m(从第二天开始就减少了70厘米； 从最大148厘米降低). На Каховському водосховищі у створі поста "Нікополь" відмічаєтьсязниження рівня води (自事故以来)7.35 m”。</text:p>
      <text:p text:style-name="P4">
32个定居点仍在洪水泛滥的地区(3 784座房屋)到Dniep​​er河的右岸和14个定居点(在暂时捕获的领土上).</text:p>
      <text:p text:style-name="P4">
<text:span text:style-name="T4">
Читайте також:</text:span>
 <text:a xlink:type="simple" xlink:href="https://www.ukrinform.ua/rubric-regions/3721049-na-hersonsini-volonteriv-zaklikaut-ne-vihoditi-na-vodu-pid-cas-buri-ta-zliv.html" text:style-name="Internet_20_link" text:visited-style-name="Visited_20_Internet_20_Link">
 На <text:span text:style-name="T4">
Херсонщині</text:span>
 волонтерів закликають не виходити наводу під час бурі та злив </text:a>
大约有1,00000人和超过345个单位的设备涉及消除后果(其中，来自国家警察，地方当局和慈善组织的382人，237人和111个单位).</text:p>
      <text:p text:style-name="P4">
SES吸引了760人和174辆汽车，其中47辆(特别是五个合并的SES单元). У Херсоні знаходиться мобільнаоперативна група апарату ДСНС та техніка підвищеної прохідності (Bohun的五个).</text:p>
      <text:p text:style-name="P4">
<text:span text:style-name="T4">
Читайте також:</text:span>
 <text:a xlink:type="simple" xlink:href="https://www.ukrinform.ua/rubric-regions/3721234-za-nic-riven-vodi-na-hersonsini-znizivsa-na-26-santimetriv.html" text:style-name="Internet_20_link" text:visited-style-name="Visited_20_Internet_20_Link">
 За ніч рівень води на <text:span text:style-name="T4">
Херсонщині</text:span>
 знизився на 26сантиметрів </text:a>
</text:p>
      <text:p text:style-name="P4">
<text:a xlink:type="simple" xlink:href="https://t.me/UA_National_Police/12291" text:style-name="Internet_20_link" text:visited-style-name="Visited_20_Internet_20_Link">
根据国家警察的说法</text:a>
，截至周日10:00，从洪水区撤离了2720人，该洪水区是2017年的 - 赫森的“船”船。</text:p>
      <text:p text:style-name="P4">
正如俄罗斯的俄罗斯军队乌克林福姆报道(https://www.ukrinform.ua/rubric-other_news/3720776-pidriv-rosianami-kahovskoi-ges-usi-novini.html)S.库森地区正在进行救援工作和疏散洪水地点的人口。 局势在临时捕获的领土上特别困难，入侵者在那里没有任何帮助。</text:p>
      <text:p text:style-name="P4">
<text:span text:style-name="T5">
foto：snns</text:span>
</text:p>
      <text:p text:style-name="P4">
News Source: <text:a xlink:type="simple" xlink:href="https://www.ukrinform.ua/rubric-regions/3721277-iz-zoni-pidtoplenna-na-hersonsini-vratuvali-vze-672-ludini-dsns.html" text:style-name="Internet_20_link" text:visited-style-name="Visited_20_Internet_20_Link">
https://www.ukrinform.ua/rubric-regions/3721277-iz-zoni-pidtoplenna-na-hersonsini-vratuvali-vze-672-ludini-dsns.html</text:a>
</text:p>
      <!--NEWS-->
      <text:h text:style-name="P10" text:outline-level="1">
<text:span text:style-name="T4">
在布拉格，他们采取了提请注意俄罗斯恐怖袭击Kakhovskaya水力发电站的行动</text:span>
</text:h>
      <text:p text:style-name="P4">
作者: Ukrinform (Person)</text:p>
      <text:p text:style-name="P4">
出版商: Укринформ (Organization)</text:p>
      <text:p text:style-name="P4">
出版时间: 2023-06-11T11:45:17+03:00</text:p>
      <text:p text:style-name="P4">
修改时间: 2023-06-11T11:45:17+03:00</text:p>
      <text:p text:style-name="P4">
描述: 在布拉格的捷克首都，有一个集会，旨在吸引世界对悲剧的关注，这是通过俄罗斯的恐怖袭击经历了乌克兰南部的悲剧。  - 乌克林。</text:p>
      <text:p text:style-name="P4">
图片: ['<text:a xlink:type="simple" xlink:href="https://static.ukrinform.com/photos/2023_06/thumb_files/630_360_1686472810-9056.jpeg" text:style-name="Internet_20_link" text:visited-style-name="Visited_20_Internet_20_Link">
630_360_16864...</text:a>
']</text:p>
      <text:p text:style-name="P4">
标签: ['Чехія', 'Акція', 'Каховська ГЕС']</text:p>
      <text:p text:style-name="P4">
类型: Article</text:p>
      <!--METADATA-->
      <text:p text:style-name="P4">
<draw:frame draw:style-name="fr1" draw:name="Image43" text:anchor-type="as-char" svg:width="6.9236in" svg:height="3.956343in" draw:z-index="0">
<draw:image xlink:href="../Images/yкринформ/2023-06-11T11-45-17-03-00/630_360_1686472810-9056.jpeg" xlink:type="simple" xlink:show="embed" xlink:actuate="onLoad" draw:mime-type="image/jpeg"/>
</draw:frame>
布拉格首都发生了一个集会，旨在吸引世界的悲剧，这场悲剧正在乌克兰通过Terrolactroia南部。</text:p>
      <text:p text:style-name="P4">
根据乌克林福姆的说法，在[Facebook]上(http://www.facebook.com/UkraineEmbassyinCzechia/posts/pfbid0uFdwpbChHjC7DUeKHRXxqVShjnXBHjoDSQjbehC1a2ax4kKsF59VdT384ygvcGt9l?locale=ru_RU)捷克共和国的乌克兰大使馆报道。</text:p>
      <text:p text:style-name="P4">
该诉讼中的一张照片说：“布拉格举行了一个集会 - 旨在吸引世界上经历乌克兰南部的悲剧的关注。”</text:p>
      <text:p text:style-name="P4">
</text:p>
      <text:p text:style-name="P4">
值得注意的是，成千上万的人失去了家园，因此处于永久安全状态(https://www.ukrinform.ua/tag-kahovska-ges)\  - 俄罗斯人反对乌克兰平民的恐怖袭击。</text:p>
      <text:p text:style-name="P4">
“世界必须对最大的生态灾难做出果断的反应，”大使馆邮报写道。</text:p>
      <text:p text:style-name="P4">
*!(https://www.ukrinform.ua/rubric-regions/3721177-oon-pidriv-kahovskoi-ges-zalisiv-700-tisac-ludej-bez-naleznogo-dostupu-do-pitnoi-vodi.html)据报道，俄罗斯部队在6月6日的晚上(进行了承保水力发电站)(https://www.ukrinform.ua/rubric-other_news/3720776-pidriv-rosianami-kahovskoi-ges-usi-novini.html)。 洪水人口的疏散正在进行中。</text:p>
      <text:p text:style-name="P4">
根据“ ecocide”文章的调查已经开始。</text:p>
      <text:p text:style-name="P4">
乌克兰鲁斯兰·斯特利(Ukraine Ruslan Striple)保护环境和自然资源的保护部长表示，由于kakhovka水力发电站的破坏，估计对环境的损失量已经超过550亿UAH。</text:p>
      <text:p text:style-name="P4">
News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俄罗斯可以生产绕过制裁的火箭 - 伊格纳蒂</text:span>
</text:h>
      <text:p text:style-name="P4">
作者: Ukrinform (Person)</text:p>
      <text:p text:style-name="P4">
出版商: Укринформ (Organization)</text:p>
      <text:p text:style-name="P4">
出版时间: 2023-06-11T11:50:00+03:00</text:p>
      <text:p text:style-name="P4">
修改时间: 2023-06-11T11:50:00+03:00</text:p>
      <text:p text:style-name="P4">
描述: 俄罗斯联邦继续通过绕过国际制裁并生产新导弹来接收配件。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Ракета', 'Санкції', 'Повітряні сили ЗСУ', 'Виробництво', 'Юрій Ігнат']</text:p>
      <text:p text:style-name="P4">
类型: Article</text:p>
      <!--METADATA-->
      <text:p text:style-name="P4">
<draw:frame draw:style-name="fr1" draw:name="Image45" text:anchor-type="as-char" svg:width="6.9236in" svg:height="3.956343in" draw:z-index="0">
<draw:image xlink:href="../Images/yкринформ/2023-06-11T11-50-00-03-00/630_360_1681053650-211.jpg" xlink:type="simple" xlink:show="embed" xlink:actuate="onLoad" draw:mime-type="image/jpeg"/>
</draw:frame>
俄罗斯联邦继续通过国际制裁的绕行来收到配件。</text:p>
      <text:p text:style-name="P4">
这是由空军司令部发言人尤里·伊格纳特(Yuri Ignat)在接受《乌克兰真相》的采访中指出的。(https://www.pravda.com.ua/articles/2023/06/11/7406309/)，报道乌克林福姆。</text:p>
      <text:p text:style-name="P4">
“不幸的是，俄罗斯收到了组件。不幸的是，它继续生产。高精度，远程-X-101的火箭，“ Iskander-M”，“ Iskander-k”，“ caliber”，“ caliber”，“ dagger”，可以得到距离敌人还不够。当他攻击我们的关键基础设施时，他实际上利用了他的所有潜力。伊格纳蒂说。</text:p>
      <text:p text:style-name="P4">
<text:span text:style-name="T4">
另请阅读：</text:span>
 <text:a xlink:type="simple" xlink:href="https://www.ukrinform.ua/rubric-ato/3712539-ignat-pro-f16-dostatno-mati-zasobi-abi-vorozi-litaki-ne-nablizalisa-do-kordoniv-ukraini.html" text:style-name="Internet_20_link" text:visited-style-name="Visited_20_Internet_20_Link">
<text:span text:style-name="T4">
 ignatius </text:span>
  - 关于F-16：足以拥有敌对的手段不接近乌克兰边界</text:a>
他认为，显然<text:a xlink:type="simple" xlink:href="https://www.ukrinform.ua/tag-rosia" text:style-name="Internet_20_link" text:visited-style-name="Visited_20_Internet_20_Link">
俄罗斯</text:a>
以牺牲与之合作的各个国家为代价而获得制裁，并收到她无法做出的制裁：董事会，筹码，半导体。</text:p>
      <text:p text:style-name="P4">
发言人强调：“因此，我希望俄罗斯能够维持制裁。如果制裁将全面运作并受到控制，那么俄罗斯就可以实现。”</text:p>
      <text:p text:style-name="P4">
<text:span text:style-name="T4">
另请阅读：</text:span>
 <text:a xlink:type="simple" xlink:href="https://www.ukrinform.ua/rubric-polytics/3718252-ukraina-razom-iz-partnerami-mae-zakriti-mozlivosti-dla-obhodu-sankcij-z-boku-rf-zelenskij.html" text:style-name="Internet_20_link" text:visited-style-name="Visited_20_Internet_20_Link">
乌克兰与合作伙伴应该关闭压缩的机会<text:span text:style-name="T4">
制裁</text:span>
俄罗斯联合会 -  Zelensky- Zelensky</text:a>
据报道，五月份，基辅，防空的力量<text:a xlink:type="simple" xlink:href="https://www.ukrinform.ua/rubric-kyiv/3718522-u-travni-nad-kievom-sili-ppo-znisili-ponad-250-vorozih-cilej.html" text:style-name="Internet_20_link" text:visited-style-name="Visited_20_Internet_20_Link">
被摧毁</text:a>
7枚Anobalist导弹“匕首”，13枚巴氏导弹“ Iskander”，65枚有翼的导弹和169枚无人机。</text:p>
      <text:p text:style-name="P4">
News Source: <text:a xlink:type="simple" xlink:href="https://www.ukrinform.ua/rubric-ato/3721283-rosia-moze-viroblati-raketi-zavdaki-obhodu-sankcij-ignat.html" text:style-name="Internet_20_link" text:visited-style-name="Visited_20_Internet_20_Link">
https://www.ukrinform.ua/rubric-ato/3721283-rosia-moze-viroblati-raketi-zavdaki-obhodu-sankcij-ignat.html</text:a>
</text:p>
      <!--NEWS-->
      <text:h text:style-name="P10" text:outline-level="1">
<text:span text:style-name="T4">
武装部队被顿涅茨克地区的肥沃释放</text:span>
</text:h>
      <text:p text:style-name="P4">
作者: Ukrinform (Person)</text:p>
      <text:p text:style-name="P4">
出版商: Укринформ (Organization)</text:p>
      <text:p text:style-name="P4">
出版时间: 2023-06-11T12:00:00+03:00</text:p>
      <text:p text:style-name="P4">
修改时间: 2023-06-11T12:00:00+03:00</text:p>
      <text:p text:style-name="P4">
描述: 乌克兰士兵从俄罗斯入侵者解放了顿涅茨克地区的祝福村。  - 乌克林。</text:p>
      <text:p text:style-name="P4">
图片: ['<text:a xlink:type="simple" xlink:href="https://static.ukrinform.com/photos/2018_04/thumb_files/630_360_1522694239-9529.jpg" text:style-name="Internet_20_link" text:visited-style-name="Visited_20_Internet_20_Link">
630_360_15226...</text:a>
']</text:p>
      <text:p text:style-name="P4">
标签: ['Деокупація', 'ЗСУ', 'Війна з Росією']</text:p>
      <text:p text:style-name="P4">
类型: Article</text:p>
      <!--METADATA-->
      <text:p text:style-name="P4">
<draw:frame draw:style-name="fr1" draw:name="Image46" text:anchor-type="as-char" svg:width="6.9236in" svg:height="3.956343in" draw:z-index="0">
<draw:image xlink:href="../Images/yкринформ/2023-06-11T12-00-00-03-00/630_360_1522694239-9529.jpg" xlink:type="simple" xlink:show="embed" xlink:actuate="onLoad" draw:mime-type="image/jpeg"/>
</draw:frame>
乌克兰士兵解放了俄罗斯入侵者的俄罗斯入侵者的祝福村。</text:p>
      <text:p text:style-name="P4">
报告68单独的EGER旅。 Oleksa Dovbush在<text:a xlink:type="simple" xlink:href="https://www.facebook.com/68brigade/videos/1939254996411745/" text:style-name="Internet_20_link" text:visited-style-name="Visited_20_Internet_20_Link">
Facebook</text:a>
，报道乌克林福姆。</text:p>
      <text:p text:style-name="P4">
资料来源：<text:a xlink:type="simple" xlink:href="https://www.facebook.com/watch/" text:style-name="Internet_20_link" text:visited-style-name="Visited_20_Internet_20_Link">
单独的EGER旅的Facebook-Page 68。 Oleksa dovbush</text:a>
“在乌克兰国防军邻近部队的相互作用中，68个独立的Eger旅的光荣战士以Oleksa Dovbush的名字命名。</text:p>
      <text:p text:style-name="P4">
在行动期间，俄罗斯军方被俘虏。 该旅强调：“从他们那里获得的信息将有助于进一步的乌克兰土地占领。”</text:p>
      <text:p text:style-name="P4">
*!(https://www.ukrinform.ua/rubric-ato/3721041-v-ukraini-vidbuvautsa-kontrnastupalni-dii-zelenskij.html)据报道，祝福村位于巴赫穆特北部，这仍然是前面最华丽的地方。 一月份，俄罗斯入侵者说他们抓住了肥沃的。</text:p>
      <text:p text:style-name="P4">
也在西部<text:a xlink:type="simple" xlink:href="https://www.ukrinform.ua/tag-doneccina" text:style-name="Internet_20_link" text:visited-style-name="Visited_20_Internet_20_Link">
顿涅茨克地区</text:a>
有一个有福的村庄。 它距离Zaporizhzhya地区Veliky Novosilka Volnovakha区以南的Zaporizhzhya地区不远。</text:p>
      <text:p text:style-name="P4">
乌克兰从2022年2月24日至2023年6月11日的国防军被清算了21.5,000亿俄罗斯入侵者。</text:p>
      <text:p text:style-name="P4">
News Source: <text:a xlink:type="simple" xlink:href="https://www.ukrinform.ua/rubric-ato/3721286-zsu-zvilnili-blagodatne.html" text:style-name="Internet_20_link" text:visited-style-name="Visited_20_Internet_20_Link">
https://www.ukrinform.ua/rubric-ato/3721286-zsu-zvilnili-blagodatne.html</text:a>
</text:p>
      <!--NEWS-->
      <text:h text:style-name="P10" text:outline-level="1">
<text:span text:style-name="T4">
晚上在梅利托尔（Melitopol）发生枪战 - 市长</text:span>
</text:h>
      <text:p text:style-name="P4">
作者: Ukrinform (Person)</text:p>
      <text:p text:style-name="P4">
出版商: Укринформ (Organization)</text:p>
      <text:p text:style-name="P4">
出版时间: 2023-06-11T12:04:26+03:00</text:p>
      <text:p text:style-name="P4">
修改时间: 2023-06-11T12:04:26+03:00</text:p>
      <text:p text:style-name="P4">
描述: 到了晚上，暂时俘虏的俄罗斯军队听到了枪击事件，然后在入侵者的总部点燃了一辆汽车。  - 乌克林。</text:p>
      <text:p text:style-name="P4">
图片: ['<text:a xlink:type="simple" xlink:href="https://static.ukrinform.com/photos/2019_03/thumb_files/630_360_1552330156-348.jpg" text:style-name="Internet_20_link" text:visited-style-name="Visited_20_Internet_20_Link">
630_360_15523...</text:a>
']</text:p>
      <text:p text:style-name="P4">
标签: ['Автомобіль', 'Мелітополь', 'Пожежа', 'Стрілянина']</text:p>
      <text:p text:style-name="P4">
类型: Article</text:p>
      <!--METADATA-->
      <text:p text:style-name="P4">
<draw:frame draw:style-name="fr1" draw:name="Image47" text:anchor-type="as-char" svg:width="6.9236in" svg:height="3.956343in" draw:z-index="0">
<draw:image xlink:href="../Images/yкринформ/2023-06-11T12-04-26-03-00/630_360_1552330156-348.jpg" xlink:type="simple" xlink:show="embed" xlink:actuate="onLoad" draw:mime-type="image/jpeg"/>
</draw:frame>
到了晚上，梅里托波尔的俄罗斯军队听到了这辆车，梅利托波尔的俄罗斯军队的总部位于入侵者的总部点燃了一辆汽车。</text:p>
      <text:p text:style-name="P4">
乌克林福音通讯员报道，梅利托波尔·伊万·费多罗夫(Melitopol Ivan Fedorov)在全国性的Telerafon“单一新闻”“ One News”上说。</text:p>
      <text:p text:style-name="P4">
“局势加剧了，敌人开始努力搜寻房屋， - 费多罗夫说。</text:p>
      <text:p text:style-name="P4">
<text:a xlink:type="simple" xlink:href="https://www.ukrinform.ua/tag-pozeza" text:style-name="Internet_20_link" text:visited-style-name="Visited_20_Internet_20_Link">
火</text:a>
它发生在热情的人身边，并转变为钯的占领总部。 关于枪击，她大约赢了20分钟。 据市长说，该市三个界面的居民听到了这一点。</text:p>
      <text:p text:style-name="P4">
此外，费多罗夫补充说，本周几乎每天几乎每天都在梅尔利托波尔，贝迪安斯克，莫洛昌斯克，托克马克，托克马克，托克马克，莫洛甘斯克，托克马克的领土上“棉花开花”。 俄罗斯入侵者的全部库存都很拥挤，敌人被包围军队的Uberdyansk的太平间俘虏。</text:p>
      <text:p text:style-name="P4">
费多罗夫还指出，在奇卡洛沃村，发现其中一个私人房屋被杀死了俄罗斯士兵，墙上有一个铭文。 他补充说，居民正在等待DE占领。</text:p>
      <text:p text:style-name="P4">
<text:span text:style-name="T4">
另请阅读：</text:span>
 <text:a xlink:type="simple" xlink:href="https://www.ukrinform.ua/rubric-regions/3718431-fsb-zavezla-v-melitopol-zagoni-navcenih-spiguniv-mer.html" text:style-name="Internet_20_link" text:visited-style-name="Visited_20_Internet_20_Link">
FSB带到了训练有素的间谍 - 市长</text:a>
据报道，梅利托波(Melitopol)自2022年2月底以来已被报道。</text:p>
      <text:p text:style-name="P4">
<text:span text:style-name="T5">
foto：wikipedia</text:span>
</text:p>
      <text:p text:style-name="P4">
News Source: <text:a xlink:type="simple" xlink:href="https://www.ukrinform.ua/rubric-ato/3721289-u-melitopoli-vnoci-stalasa-perestrilka-mer.html" text:style-name="Internet_20_link" text:visited-style-name="Visited_20_Internet_20_Link">
https://www.ukrinform.ua/rubric-ato/3721289-u-melitopoli-vnoci-stalasa-perestrilka-mer.html</text:a>
</text:p>
      <!--NEWS-->
      <text:h text:style-name="P10" text:outline-level="1">
<text:span text:style-name="T4">
风险区中的感染主义者警告钩端螺旋体病的威胁 - 救援人员</text:span>
</text:h>
      <text:p text:style-name="P4">
作者: Ukrinform (Person)</text:p>
      <text:p text:style-name="P4">
出版商: Укринформ (Organization)</text:p>
      <text:p text:style-name="P4">
出版时间: 2023-06-11T12:14:00+03:00</text:p>
      <text:p text:style-name="P4">
修改时间: 2023-06-11T12:14:00+03:00</text:p>
      <text:p text:style-name="P4">
描述: 在洪水或人工制造的灾难中，钩端螺旋体病的威胁特别重要，救援人员主要处于危险之中。  - 乌克林。</text:p>
      <text:p text:style-name="P4">
图片: ['<text:a xlink:type="simple" xlink:href="https://static.ukrinform.com/photos/2023_06/thumb_files/630_360_1686472175-868.jpeg" text:style-name="Internet_20_link" text:visited-style-name="Visited_20_Internet_20_Link">
630_360_16864...</text:a>
']</text:p>
      <text:p text:style-name="P4">
标签: ["Здоров'я", 'Каховська ГЕС', 'Інфекційні хвороби', 'Рятувальники']</text:p>
      <text:p text:style-name="P4">
类型: Article</text:p>
      <!--METADATA-->
      <text:p text:style-name="P4">
<draw:frame draw:style-name="fr1" draw:name="Image48" text:anchor-type="as-char" svg:width="6.9236in" svg:height="3.956343in" draw:z-index="0">
<draw:image xlink:href="../Images/yкринформ/2023-06-11T12-14-00-03-00/630_360_1686472175-868.jpeg" xlink:type="simple" xlink:show="embed" xlink:actuate="onLoad" draw:mime-type="image/jpeg"/>
</draw:frame>
在此期间或人为灾难中，伴肝炎感染的威胁尤为重要，救援人员首先处于危险之中。</text:p>
      <text:p text:style-name="P4">
在传染病医生耶夫根尼·杜布罗夫斯基(Yevgeny Dubrovsky)接受乌克林形式的一次采访中，强调了这一点。</text:p>
      <text:p text:style-name="P4">
他回忆说，钩端螺旋体病是一种危险疾病，是任何啮齿动物污染的根源：小鼠，大鼠，大鼠等。 但是，感染需要几种疾病：啮齿动物生活的积水，以及导致这种水的人应对皮肤造成损害 - 划痕，切割。</text:p>
      <text:p text:style-name="P4">
“如果您在所有这些条件下看起来都很重要，那么这确实是可能的，尤其是对于那些从艰难地到 - 里奇的地方吸引人们的救援人员。这只是一个可以感染水的私营部门 - 一些站立的地方，光滑，海湾。当然，救援人员会受伤，受伤，因为他们的工作困难和危险，他们可能会被感染。”  - 专家说。</text:p>
      <text:p text:style-name="P4">
<text:span text:style-name="T4">
另请阅读：</text:span>
 <text:a xlink:type="simple" xlink:href="https://www.ukrinform.ua/rubric-society/3719668-ukraina-gotova-svidko-reaguvati-na-spalahi-holeri-kuzin.html" text:style-name="Internet_20_link" text:visited-style-name="Visited_20_Internet_20_Link">
乌克兰准备快速回应爆发<text:span text:style-name="T4">
霍乱</text:span>
 \ -Kuzin</text:a>
同时，他强调了钩端螺旋体病得到很好的治疗，因为该因素对抗菌药物非常敏感，最重要的是 - 快速确定疾病。</text:p>
      <text:p text:style-name="P4">
“他(钩端螺旋体病-Ed。)有两种症状并非全部结合在一起。 这是一个明显的弱点，疲劳和非常高的温度-39-40。 但是您可以认为一个人在水中游泳并变得困难……第二症状是肌肉疼痛，尤其是在小腿或台阶中。 而且您还可以认为救援人员拔了一些东西，进行，疲倦，超负荷...因此，应将这两个症状组合在一起。 如果强奸犯没有咳嗽，没有流鼻涕，没有任何卡塔哈尔现象(发生)高疗法和肌肉疼痛不能延迟。 从字面上看4-6天 - 可以迟到。”  - 警告传染病专家。</text:p>
      <text:p text:style-name="P4">
他补充说，及时给药抗菌药物会立即降低严重疾病的风险。</text:p>
      <text:p text:style-name="P4">
该专家还指出，钩端螺旋体病不会从人类传播到人类，因此该疾病的流行不会引起。</text:p>
      <text:p text:style-name="P4">
完整的面试文本将很快发布在<text:a xlink:type="simple" xlink:href="https://www.ukrinform.ua/block-publications" text:style-name="Internet_20_link" text:visited-style-name="Visited_20_Internet_20_Link">
乌克林福姆网站</text:a>
 .</text:p>
      <text:p text:style-name="P4">
正如乌克林福姆报道的那样，在洪水的受害者中，与他们相邻的受害者<text:a xlink:type="simple" xlink:href="https://www.ukrinform.ua/tag-hersonsina" text:style-name="Internet_20_link" text:visited-style-name="Visited_20_Internet_20_Link">
Kherson地区</text:a>
进行了增强的流行病学监督。</text:p>
      <text:p text:style-name="P4">
<text:span text:style-name="T5">
foto：snns</text:span>
</text:p>
      <text:p text:style-name="P4">
News Source: <text:a xlink:type="simple" xlink:href="https://www.ukrinform.ua/rubric-society/3721295-infekcionist-poperedzae-pro-zagrozu-leptospirozu-u-zoni-riziku-ratuvalniki.html" text:style-name="Internet_20_link" text:visited-style-name="Visited_20_Internet_20_Link">
https://www.ukrinform.ua/rubric-society/3721295-infekcionist-poperedzae-pro-zagrozu-leptospirozu-u-zoni-riziku-ratuvalniki.html</text:a>
</text:p>
      <!--NEWS-->
      <text:h text:style-name="P10" text:outline-level="1">
<text:span text:style-name="T4">
各州计划返回联合国教科文组织 - 媒体</text:span>
</text:h>
      <text:p text:style-name="P4">
作者: Ukrinform (Person)</text:p>
      <text:p text:style-name="P4">
出版商: Укринформ (Organization)</text:p>
      <text:p text:style-name="P4">
出版时间: 2023-06-11T12:14:17+03:00</text:p>
      <text:p text:style-name="P4">
修改时间: 2023-06-11T12:14:17+03:00</text:p>
      <text:p text:style-name="P4">
描述: 美国打算返回联合国教育，科学和文化（联合国教科文组织），该国五年前出来了。  - 乌克林。</text:p>
      <text:p text:style-name="P4">
图片: ['<text:a xlink:type="simple" xlink:href="https://static.ukrinform.com/photos/2017_12/thumb_files/630_360_1514393410-1762-unesko.jpg" text:style-name="Internet_20_link" text:visited-style-name="Visited_20_Internet_20_Link">
630_360_15143...</text:a>
']</text:p>
      <text:p text:style-name="P4">
标签: ['США', 'ЮНЕСКО', 'ЗМІ']</text:p>
      <text:p text:style-name="P4">
类型: Article</text:p>
      <!--METADATA-->
      <text:p text:style-name="P4">
<draw:frame draw:style-name="fr1" draw:name="Image49" text:anchor-type="as-char" svg:width="6.9236in" svg:height="3.956343in" draw:z-index="0">
<draw:image xlink:href="../Images/yкринформ/2023-06-11T12-14-17-03-00/630_360_1514393410-1762-unesko.jpg" xlink:type="simple" xlink:show="embed" xlink:actuate="onLoad" draw:mime-type="image/jpeg"/>
</draw:frame>
美国打算返回联合国国家，科学和文化(联合国教科文组织)该国五年前从中出来。</text:p>
      <text:p text:style-name="P4">
关于它报告<text:a xlink:type="simple" xlink:href="http://www3.nhk.or.jp/nhkworld/ru/news/430102/" text:style-name="Internet_20_link" text:visited-style-name="Visited_20_Internet_20_Link">
NHK</text:a>
乌克林福姆报道，意识到来源。</text:p>
      <text:p text:style-name="P4">
美国国务院代表告知日本出版物，6月8日，美国联合国教科文组织的一封信，并报告了美国计划返回该组织的报告。</text:p>
      <text:p text:style-name="P4">
根据该出版物的报道，周一在巴黎的联合国教科文组织总部，计划将对信使的非凡会议正式告知他们。</text:p>
      <text:p text:style-name="P4">
注意到秘书处<text:a xlink:type="simple" xlink:href="https://www.ukrinform.ua/tag-unesko" text:style-name="Internet_20_link" text:visited-style-name="Visited_20_Internet_20_Link">
联合国教科文组织</text:a>
通常在开放之前将白天会议的会议告知会员国。 但是，根据消息来源，这次采取了异常步骤，并且没有提供此类初步信息。</text:p>
      <text:p text:style-name="P4">
<text:span text:style-name="T4">
另请阅读：</text:span>
 [秘密文件案件：<text:span text:style-name="T4">
特朗普</text:span>
在7分(https://www.ukrinform.ua/rubric-world/3720450-sprava-sekretnih-dokumentiv-trampu-visunuli-zvinuvacenna-za-simoma-punktami.html)如<text:a xlink:type="simple" xlink:href="https://www.ukrinform.ua/rubric-world/2611361-ssa-oficijno-vijsli-z-unesko.html" text:style-name="Internet_20_link" text:visited-style-name="Visited_20_Internet_20_Link">
报道</text:a>
乌克林福姆(Ukrinform)，美国于2018年正式离开联合国教科文组织。</text:p>
      <text:p text:style-name="P4">
News Source: <text:a xlink:type="simple" xlink:href="https://www.ukrinform.ua/rubric-world/3721296-stati-planuut-povernutisa-do-unesko-zmi.html" text:style-name="Internet_20_link" text:visited-style-name="Visited_20_Internet_20_Link">
https://www.ukrinform.ua/rubric-world/3721296-stati-planuut-povernutisa-do-unesko-zmi.html</text:a>
</text:p>
      <!--NEWS-->
      <text:h text:style-name="P10" text:outline-level="1">
<text:span text:style-name="T4">
俄罗斯人在Zaporozhye方向上散布了乌克兰的损失 - 地球证明</text:span>
</text:h>
      <text:p text:style-name="P4">
作者: Ukrinform (Person)</text:p>
      <text:p text:style-name="P4">
出版商: Укринформ (Organization)</text:p>
      <text:p text:style-name="P4">
出版时间: 2023-06-11T12:18:00+03:00</text:p>
      <text:p text:style-name="P4">
修改时间: 2023-06-11T12:18:00+03:00</text:p>
      <text:p text:style-name="P4">
描述: 俄罗斯人传播了有关乌克兰武装部队在Zaporozhye方向上的损失数量的虚假信息。  - 乌克林。</text:p>
      <text:p text:style-name="P4">
图片: ['<text:a xlink:type="simple" xlink:href="https://static.ukrinform.com/photos/2019_11/thumb_files/630_360_1572860754-412.jpg" text:style-name="Internet_20_link" text:visited-style-name="Visited_20_Internet_20_Link">
630_360_15728...</text:a>
']</text:p>
      <text:p text:style-name="P4">
标签: ['Фейк', 'ЗСУ', 'Запоріжжя', 'Війна з Росією']</text:p>
      <text:p text:style-name="P4">
类型: Article</text:p>
      <!--METADATA-->
      <text:p text:style-name="P4">
<draw:frame draw:style-name="fr1" draw:name="Image50" text:anchor-type="as-char" svg:width="6.9236in" svg:height="3.956343in" draw:z-index="0">
<draw:image xlink:href="../Images/yкринформ/2023-06-11T12-18-00-03-00/630_360_1572860754-412.jpg" xlink:type="simple" xlink:show="embed" xlink:actuate="onLoad" draw:mime-type="image/jpeg"/>
</draw:frame>
俄罗斯人增加了有关乌克兰武装部队损失的数量的虚假信息。</text:p>
      <text:p text:style-name="P4">
根据乌克林福姆的说法，GeoConfirded(Geoconconded) - 全球地理位置平台，重点介绍了乌克兰战争，该平台在其分析中引用了[武装部队的Stratko]。(https://t.me/AFUStratCom/18387)。</text:p>
      <text:p text:style-name="P4">
如消息中所述<text:a xlink:type="simple" xlink:href="https://twitter.com/GeoConfirmed/status/1667309514654195714" text:style-name="Internet_20_link" text:visited-style-name="Visited_20_Internet_20_Link">
GeoConfirSed</text:a>
，连续第三个晚上，俄罗斯聊天正在传播有关在Zaporozhye的夜间恢复乌克兰人的恢复。</text:p>
      <text:p text:style-name="P4">
但是，该平台指出：“几乎所有录像传播了俄罗斯资源，当然都集中在乌克兰的损失上。大多数损失是几天或一些已经知道的损失，从不同的角度展示了它的诱惑。观众。看到一辆损坏的汽车，他们更多，没有受伤……”。</text:p>
      <text:p text:style-name="P4">
该报告还指出，6月10日，乌克兰从两个方向发表了几个Quadrans：在过去的三天中，乌克兰能够摧毁两吨-1a，其中一名在大诺维奥西卡，一个在巴赫穆特方向。 这场战争只有更多。 它有助于确定乌克兰人在刺痛反对(鉴于军事行动的安全，材料的出版)，但是那些不经常出版的镜头表明“发生了什么事”。</text:p>
      <text:p text:style-name="P4">
关于被摧毁的摧毁汽车的数量，乌克兰为新旅的新单位拥有超过一千个单位。</text:p>
      <text:p text:style-name="P4">
这是一场反对辩护的战争。 武装部队将丢失很多设备。 这是国家的一部分。 俄罗斯人所显示的数字，与卷相比一无所有(技术-ED。)乌克兰对此有攻势。</text:p>
      <text:p text:style-name="P4">
分析师还指出：“大多数被矿石最有可能被矿山摧毁。肉眼显示舱口开放，没有血液，因此没有机器。要替换，人们没有。</text:p>
      <text:p text:style-name="P4">
*!(https://www.ukrinform.ua/rubric-ato/3718680-na-zaporizkomu-napramku-e-pevni-uspihi-minoboroni.html)</text:p>
      <text:p text:style-name="P4">
Geoconfirded平台是在全面入侵俄罗斯的第一天创建的(2022年2月24日)根据志愿者的努力。 它的主要目的是对地理位置数据进行科学的分析水平，这些数据可用于情境意识，研究，对错误信息的反作用和其他目标。</text:p>
      <text:p text:style-name="P4">
News Source: <text:a xlink:type="simple" xlink:href="https://www.ukrinform.ua/rubric-ato/3721297-rosiani-posiruut-fejki-pro-vtrati-ukraini-na-zaporizkomu-napramku-geoconfirmed.html" text:style-name="Internet_20_link" text:visited-style-name="Visited_20_Internet_20_Link">
https://www.ukrinform.ua/rubric-ato/3721297-rosiani-posiruut-fejki-pro-vtrati-ukraini-na-zaporizkomu-napramku-geoconfirmed.html</text:a>
</text:p>
      <!--NEWS-->
      <text:h text:style-name="P10" text:outline-level="1">
<text:span text:style-name="T4">
Zelensky提出了针对178人制裁的NSDC决定</text:span>
</text:h>
      <text:p text:style-name="P4">
作者: Ukrinform (Person)</text:p>
      <text:p text:style-name="P4">
出版商: Укринформ (Organization)</text:p>
      <text:p text:style-name="P4">
出版时间: 2023-06-11T12:20:00+03:00</text:p>
      <text:p text:style-name="P4">
修改时间: 2023-06-11T12:20:00+03:00</text:p>
      <text:p text:style-name="P4">
描述: 沃迪米尔·泽伦斯基（Volodymyr Zelensky）总统就针对178人的个人制裁实施了国家安全与国防委员会的决定。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РНБО', 'Санкції', 'Зеленський']</text:p>
      <text:p text:style-name="P4">
类型: Article</text:p>
      <!--METADATA-->
      <text:p text:style-name="P4">
<draw:frame draw:style-name="fr1" draw:name="Image51" text:anchor-type="as-char" svg:width="6.9236in" svg:height="3.956343in" draw:z-index="0">
<draw:image xlink:href="../Images/yкринформ/2023-06-11T12-20-00-03-00/630_360_1671115306-366.jpeg" xlink:type="simple" xlink:show="embed" xlink:actuate="onLoad" draw:mime-type="image/jpeg"/>
</draw:frame>
总统洛尔迪尔·泽伦斯基(Lordir Zelensky)在国家安全委员会(National Security Anmillisal)的决定和对178人的个人制裁辩护中做出了裁决。</text:p>
      <text:p text:style-name="P4">
相应<text:a xlink:type="simple" xlink:href="http://www.president.gov.ua/documents/3212023-47001" text:style-name="Internet_20_link" text:visited-style-name="Visited_20_Internet_20_Link">
第321/2023号法令</text:a>
乌克林福姆报道说，发布在州现场。</text:p>
      <text:p text:style-name="P4">
对个人专业经济和其他限制性措施的申请和修正(制裁)“， - 据说。</text:p>
      <text:p text:style-name="P4">
在决定<text:a xlink:type="simple" xlink:href="https://www.ukrinform.ua/tag-rnbo" text:style-name="Internet_20_link" text:visited-style-name="Visited_20_Internet_20_Link">
NSDC</text:a>
据指出，制裁提案是由安全部门提交的。</text:p>
      <text:p text:style-name="P4">
限制已引入五年。</text:p>
      <text:p text:style-name="P4">
对俄罗斯联邦的178名公民进行了制裁，但有81个是乌克兰公民身份。</text:p>
      <text:p text:style-name="P4">
<text:span text:style-name="T4">
另请阅读：</text:span>
 <text:a xlink:type="simple" xlink:href="https://www.ukrinform.ua/rubric-polytics/3721161-kanada-zaprovadila-sankcii-proti-anukovica-ta-insih-rosijskih-kolaborantiv.html" text:style-name="Internet_20_link" text:visited-style-name="Visited_20_Internet_20_Link">
加拿大引入<text:span text:style-name="T4">
制裁</text:span>
针对亚努科维奇和其他俄罗斯合作者</text:a>
据报道，5月27日，泽伦斯基(Zelensky)生效了NSDC决定对[51个人和220家公司]启动制裁的决定。(https://www.ukrinform.ua/rubric-polytics/3714883-zelenskij-vviv-u-diu-risenna-rnbo-pro-sankcii-proti-51-fizicnoi-ta-220-uridicnih-osib.html)与俄罗斯针对乌克兰的战争有关。</text:p>
      <text:p text:style-name="P4">
_foto：op _</text:p>
      <text:p text:style-name="P4">
News Source: <text:a xlink:type="simple" xlink:href="https://www.ukrinform.ua/rubric-polytics/3721299-zelenskij-uviv-u-diu-risenna-rnbo-sodo-sankcij-proti-178-osib.html" text:style-name="Internet_20_link" text:visited-style-name="Visited_20_Internet_20_Link">
https://www.ukrinform.ua/rubric-polytics/3721299-zelenskij-uviv-u-diu-risenna-rnbo-sodo-sankcij-proti-178-osib.html</text:a>
</text:p>
      <!--NEWS-->
      <text:h text:style-name="P10" text:outline-level="1">
<text:span text:style-name="T4">
IGATU在F -16学费上：乌克兰飞行员 - 起点低</text:span>
</text:h>
      <text:p text:style-name="P4">
作者: Ukrinform (Person)</text:p>
      <text:p text:style-name="P4">
出版商: Укринформ (Organization)</text:p>
      <text:p text:style-name="P4">
出版时间: 2023-06-11T12:33:00+03:00</text:p>
      <text:p text:style-name="P4">
修改时间: 2023-06-11T12:33:00+03:00</text:p>
      <text:p text:style-name="P4">
描述: 乌克兰飞行员在F-16战斗机上的训练没有发生，并且将选出最好的一组最佳飞行员，这是最好的。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Військові навчання', 'Повітряні сили ЗСУ', 'Юрій Ігнат', 'F-16']</text:p>
      <text:p text:style-name="P4">
类型: Article</text:p>
      <!--METADATA-->
      <text:p text:style-name="P4">
<draw:frame draw:style-name="fr1" draw:name="Image52" text:anchor-type="as-char" svg:width="6.9236in" svg:height="3.956343in" draw:z-index="0">
<draw:image xlink:href="../Images/yкринформ/2023-06-11T12-33-00-03-00/630_360_1678116073-288.jpg" xlink:type="simple" xlink:show="embed" xlink:actuate="onLoad" draw:mime-type="image/jpeg"/>
</draw:frame>
还没有在F-16战斗机上对乌克兰飞行员进行培训，并且将选出第一组最佳飞行员的第一组，这是最好的。</text:p>
      <text:p text:style-name="P4">
空军司令部尤里·伊格纳特(Yuriy Ignat)在采访“ [乌克兰真相]对此进行的命令。(https://www.pravda.com.ua/articles/2023/06/11/7406309/)”，报道乌克林福姆。</text:p>
      <text:p text:style-name="P4">
“不，到目前为止。正如他们所说的那样，飞行员在一个低点。选中了最佳飞行员的第一组 - 他们的战斗经历有数百个小时的突袭，英语年龄很小。该清单是更新了，甚至在房子里死了。但是您需要了解第一个会成为被摧毁的人中最好的。我们已经期待了。”他回答了是否[培训]的问题(https://www.ukrinform.ua/tag-vijskovi-navcanna)在F-16上。</text:p>
      <text:p text:style-name="P4">
据他说，他将需要乌克兰飞行员长达半年才能掌握加热器。</text:p>
      <text:p text:style-name="P4">
如<text:a xlink:type="simple" xlink:href="https://www.ukrinform.ua/rubric-ato/3719200-partneri-gotovi-nadati-f16-ale-dla-cogo-potribna-infrastruktura-zelenskij.html" text:style-name="Internet_20_link" text:visited-style-name="Visited_20_Internet_20_Link">
报道</text:a>
早些时候，沃迪米尔·泽伦斯基(Volodymyr Zelenskyy)总统表示，国际合作伙伴已准备好完成乌克兰F-16，但有必要建立适当的基础设施。</text:p>
      <text:p text:style-name="P4">
News Source: <text:a xlink:type="simple" xlink:href="https://www.ukrinform.ua/rubric-ato/3721306-ignat-pro-navcanna-na-f16-ukrainski-piloti-na-nizkomu-starti.html" text:style-name="Internet_20_link" text:visited-style-name="Visited_20_Internet_20_Link">
https://www.ukrinform.ua/rubric-ato/3721306-ignat-pro-navcanna-na-f16-ukrainski-piloti-na-nizkomu-starti.html</text:a>
</text:p>
      <!--NEWS-->
      <text:h text:style-name="P10" text:outline-level="1">
<text:span text:style-name="T4">
乌克兰的男子国家队参加了四个金排球欧洲的决赛</text:span>
</text:h>
      <text:p text:style-name="P4">
作者: Ukrinform (Person)</text:p>
      <text:p text:style-name="P4">
出版商: Укринформ (Organization)</text:p>
      <text:p text:style-name="P4">
出版时间: 2023-06-11T12:35:00+03:00</text:p>
      <text:p text:style-name="P4">
修改时间: 2023-06-11T22:35:00+03:00</text:p>
      <text:p text:style-name="P4">
描述: 乌克兰人在第四轮击败了克罗地亚。  - 乌克林。</text:p>
      <text:p text:style-name="P4">
图片: ['<text:a xlink:type="simple" xlink:href="https://static.ukrinform.com/photos/2023_06/thumb_files/630_360_1686512048-411.jpg" text:style-name="Internet_20_link" text:visited-style-name="Visited_20_Internet_20_Link">
630_360_16865...</text:a>
']</text:p>
      <text:p text:style-name="P4">
标签: ['Євроліга', 'Волейбол']</text:p>
      <text:p text:style-name="P4">
类型: Article</text:p>
      <!--METADATA-->
      <text:p text:style-name="P4">
<draw:frame draw:style-name="fr1" draw:name="Image53" text:anchor-type="as-char" svg:width="6.9236in" svg:height="3.956343in" draw:z-index="0">
<draw:image xlink:href="../Images/yкринформ/2023-06-11T12-35-00-03-00/630_360_1686512048-411.jpg" xlink:type="simple" xlink:show="embed" xlink:actuate="onLoad" draw:mime-type="image/jpeg"/>
</draw:frame>
乌克兰人在第四轮奔跑。</text:p>
      <text:p text:style-name="P4">
男子排球国家队提前释放了四个Goldenourovroliga的决赛，这是由于克罗地亚第四轮的毁灭性胜利-25：17，25：21，25：22，Ukrinform报告。</text:p>
      <text:p text:style-name="P4">
在过去三轮的金排球欧洲灯光中，乌克兰在与北马其顿，克罗地亚和比利时的比赛中赢得了Tri -Permagon。</text:p>
      <text:p text:style-name="P4">
在第四轮比赛中，乌克兰人反对克罗地亚国家队。 第一盘以乌克兰排球运动员的胜利结束，后者在22分钟内以8分击败对手-25:17。 在第二次蓝色和黄色党开始时，他们赢得了四分，并带领塞思取得了21:25的胜利。 乌雷斯·塞蒂·乌克兰(Urreth Seti Ukraine)也在一开始就前进，但可以进行8：8的比较。 直到决定性党的结束之前，她才被授予其中一支球队的优势，但在第三盘结束时，乌克兰尼亚布拉(Ukrainianabula)取得了更大的成功-22:25。</text:p>
      <text:p text:style-name="P4">
得益于这一胜利，乌克兰进入了四个戈德鲁洛拉的决赛。</text:p>
      <text:p text:style-name="P4">
*!(https://www.ukrinform.ua/rubric-sports/3717945-colovica-zbirna-ukraini-peremogla-belgiu-u-matci-zolotoi-evroligi-z-volejbolu.html)乌克兰男子国家队参加了四个黄金欧洲天秤座的结局。2017年，乌克兰排球运动员赢得了比赛。</text:p>
      <text:p text:style-name="P4">
照片：cev.eu</text:p>
      <text:p text:style-name="P4">
News Source: <text:a xlink:type="simple" xlink:href="https://www.ukrinform.ua/rubric-sports/3721521-colovica-zbirna-ukraini-dostrokovo-vijsla-u-final-cotiroh-zolotoi-evroligi-z-volejbolu.html" text:style-name="Internet_20_link" text:visited-style-name="Visited_20_Internet_20_Link">
https://www.ukrinform.ua/rubric-sports/3721521-colovica-zbirna-ukraini-dostrokovo-vijsla-u-final-cotiroh-zolotoi-evroligi-z-volejbolu.html</text:a>
</text:p>
      <!--NEWS-->
      <text:h text:style-name="P10" text:outline-level="1">
<text:span text:style-name="T4">
探索的结果</text:span>
</text:h>
      <text:p text:style-name="P4">
作者: Ukrinform (Person)</text:p>
      <text:p text:style-name="P4">
出版商: Укринформ (Organization)</text:p>
      <text:p text:style-name="P4">
出版时间: 2023-06-11T12:37:49+03:00</text:p>
      <text:p text:style-name="P4">
修改时间: 2023-06-11T12:37:49+03:00</text:p>
      <text:p text:style-name="P4">
描述: 黑海由于俄罗斯军队在卡克霍夫斯卡亚水力发电厂爆炸，开始淡化，敖德萨附近的水的盐度几乎低于三倍。  - 乌克林。</text:p>
      <text:p text:style-name="P4">
图片: ['<text:a xlink:type="simple" xlink:href="https://static.ukrinform.com/photos/2023_06/thumb_files/630_360_1686476203-217.jpg" text:style-name="Internet_20_link" text:visited-style-name="Visited_20_Internet_20_Link">
630_360_16864...</text:a>
']</text:p>
      <text:p text:style-name="P4">
标签: None</text:p>
      <text:p text:style-name="P4">
类型: Article</text:p>
      <!--METADATA-->
      <text:p text:style-name="P4">
<draw:frame draw:style-name="fr1" draw:name="Image54" text:anchor-type="as-char" svg:width="6.9236in" svg:height="3.956343in" draw:z-index="0">
<draw:image xlink:href="../Images/yкринформ/2023-06-11T12-37-49-03-00/630_360_1686476203-217.jpg" xlink:type="simple" xlink:show="embed" xlink:actuate="onLoad" draw:mime-type="image/jpeg"/>
</draw:frame>
卡科夫斯基水力发电厂的俄罗斯军队的黑海消费开始开始，敖德萨附近的水的盐度几乎低于三倍。</text:p>
      <text:p text:style-name="P4">
乌克林福姆(Ukrinform)表示，<text:a xlink:type="simple" xlink:href="http://www.facebook.com/sw.dei/posts/pfbid0rCdpXJGxjMjt7AeYLea6xrE7bGQUod3Q8Veg8R4yC6sDRW3QbdkQ5udjqkh1rt1l" text:style-name="Internet_20_link" text:visited-style-name="Visited_20_Internet_20_Link">
Facebook</text:a>
.</text:p>
      <text:p text:style-name="P4">
Фахівці інспекції 10 червня відібрали проби морської води в Одесі у трьохмісцях: Новій Дофінівці (码头243)，在兰格隆海滩和喷泉的16个站点。</text:p>
      <text:p text:style-name="P4">
根据新的Doophinivka实验室研究的结果(243码头)悬浮物质的超过1.6倍，总铁为9次。 低于规范的萨林蒂(Salinty)乘以2.7次。</text:p>
      <text:p text:style-name="P4">
兰格伦的总铁超过5.2倍。盐水低于标准的2.9倍。</text:p>
      <text:p text:style-name="P4">
在大型喷泉的16个站点，发现过量的悬浮物质在1.1次，总铁-3.4倍。 低于规范的萨林蒂(Salinty)乘以2.9次。</text:p>
      <text:p text:style-name="P4">
<text:span text:style-name="T4">
另请阅读：</text:span>
 <text:a xlink:type="simple" xlink:href="https://www.ukrinform.ua/rubric-society/3721276-infekcionist-rekomendue-vidmovitisa-vid-ribnih-produktiv-cerez-zagrozu-botulizmu.html" text:style-name="Internet_20_link" text:visited-style-name="Visited_20_Internet_20_Link">
感染专家建议放弃鱼类产品的威胁肉毒杆菌</text:a>
正如乌克林福姆报道的那样，6月6日晚上<text:a xlink:type="simple" xlink:href="https://www.ukrinform.ua/rubric-other_news/3718791-pidriv-rosianami-kahovskoi-ges-vsi-novini.html" text:style-name="Internet_20_link" text:visited-style-name="Visited_20_Internet_20_Link">
俄罗斯军队被Greblyukakhov水力发电站炸毁</text:a>
引起了塞尔森和米科洛地区的一部分洪水，同时又淹没了水库的严重打磨。</text:p>
      <text:p text:style-name="P4">
News Source: <text:a xlink:type="simple" xlink:href="https://www.ukrinform.ua/rubric-regions/3721307-corne-more-vnaslidok-pidrivu-rosianami-kahovskoi-ges-pocalo-oprisnuvatis-ekologi.html" text:style-name="Internet_20_link" text:visited-style-name="Visited_20_Internet_20_Link">
https://www.ukrinform.ua/rubric-regions/3721307-corne-more-vnaslidok-pidrivu-rosianami-kahovskoi-ges-pocalo-oprisnuvatis-ekologi.html</text:a>
</text:p>
      <!--NEWS-->
      <text:h text:style-name="P10" text:outline-level="1">
<text:span text:style-name="T4">
敌人从一天开始在Sumy地区开火四次 - 听到43次爆炸</text:span>
</text:h>
      <text:p text:style-name="P4">
作者: Ukrinform (Person)</text:p>
      <text:p text:style-name="P4">
出版商: Укринформ (Organization)</text:p>
      <text:p text:style-name="P4">
出版时间: 2023-06-11T12:38:00+03:00</text:p>
      <text:p text:style-name="P4">
修改时间: 2023-06-11T12:38:00+03:00</text:p>
      <text:p text:style-name="P4">
描述: 从一天开始，俄罗斯军队四次向苏米地区边境地区开火，发生了43次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ибух', 'Війна з Росією']</text:p>
      <text:p text:style-name="P4">
类型: Article</text:p>
      <!--METADATA-->
      <text:p text:style-name="P4">
<draw:frame draw:style-name="fr1" draw:name="Image55" text:anchor-type="as-char" svg:width="6.9236in" svg:height="3.956343in" draw:z-index="0">
<draw:image xlink:href="../Images/yкринформ/2023-06-11T12-38-00-03-00/630_360_1669987737-966.jpg" xlink:type="simple" xlink:show="embed" xlink:actuate="onLoad" draw:mime-type="image/jpeg"/>
</draw:frame>
从一天开始，俄罗斯军队四次向苏米地区的边界地区开火，听到了43起爆炸声。</text:p>
      <text:p text:style-name="P4">
根据乌克林福姆的说法，北部运营司令部报告了<text:a xlink:type="simple" xlink:href="https://t.me/ok_pivnich1/3140" text:style-name="Internet_20_link" text:visited-style-name="Visited_20_Internet_20_Link">
电报</text:a>
。</text:p>
      <text:p text:style-name="P4">
从00:40到01:10 12 [Beats]记录(https://www.ukrinform.ua/tag-obstril)，大概是从炮兵定居的炮兵中。</text:p>
      <text:p text:style-name="P4">
从02:00到02:15记录了4个节拍，从02:25到03:00 11中风，可能是来自Photovizh地区的120毫米迫击炮。</text:p>
      <text:p text:style-name="P4">
从04:20到04:30，记录了16杆，大概是在中城市中心城市的82毫米迫击炮中记录的。</text:p>
      <text:p text:style-name="P4">
*!(https://www.ukrinform.ua/rubric-regions/3721196-zagarbniki-vnoci-obstrilali-gromadu-na-dnipropetrovsini-z-artilerii.html)关于人口损失或平民基础设施损失的信息。</text:p>
      <text:p text:style-name="P4">
如[Ukrinform]报道(https://www.ukrinform.ua/rubric-ato/3721157-rosiani-znovu-obstrilali-z-minometiv-i-artilerii-prikordonna-sumsini.html)，6月10日，俄罗斯入侵者在苏米地区的边界开火，在佛陀造成29起爆炸，chuikivka，Novovasilivka和Missis在佛陀爆炸。</text:p>
      <text:p text:style-name="P4">
News Source: <text:a xlink:type="simple" xlink:href="https://www.ukrinform.ua/rubric-ato/3721309-vorog-vid-pocatku-dobi-cotiri-razi-obstrilav-prikordonna-sumsini-prolunali-43-vibuhi.html" text:style-name="Internet_20_link" text:visited-style-name="Visited_20_Internet_20_Link">
https://www.ukrinform.ua/rubric-ato/3721309-vorog-vid-pocatku-dobi-cotiri-razi-obstrilav-prikordonna-sumsini-prolunali-43-vibuhi.html</text:a>
</text:p>
      <!--NEWS-->
      <text:h text:style-name="P10" text:outline-level="1">
<text:span text:style-name="T4">
在Lavra中，第一次祈祷是为Ivan Mazepa举行的</text:span>
</text:h>
      <text:p text:style-name="P4">
作者: Ukrinform (Person)</text:p>
      <text:p text:style-name="P4">
出版商: Укринформ (Organization)</text:p>
      <text:p text:style-name="P4">
出版时间: 2023-06-11T13:00:00+03:00</text:p>
      <text:p text:style-name="P4">
修改时间: 2023-06-11T13:00:00+03:00</text:p>
      <text:p text:style-name="P4">
描述: 在由寺庙建造的Hetman Ivan Mazepa的领导下，在奉献325周年之际，在基辅 - 佩奇斯克·拉夫拉（Kiev-Pechersk Lavra）的所有圣教堂举行了祈祷。  - 乌克林。</text:p>
      <text:p text:style-name="P4">
图片: ['<text:a xlink:type="simple" xlink:href="https://static.ukrinform.com/photos/2023_06/thumb_files/630_360_1686477627-8415.jpeg" text:style-name="Internet_20_link" text:visited-style-name="Visited_20_Internet_20_Link">
630_360_16864...</text:a>
', '<text:a xlink:type="simple" xlink:href="https://static.ukrinform.com/photos/2023_06/1686477629-2427.jpeg" text:style-name="Internet_20_link" text:visited-style-name="Visited_20_Internet_20_Link">
1686477629-24...</text:a>
', '<text:a xlink:type="simple" xlink:href="https://static.ukrinform.com/photos/2023_06/1686483503-856.jpg" text:style-name="Internet_20_link" text:visited-style-name="Visited_20_Internet_20_Link">
1686483503-85...</text:a>
', '<text:a xlink:type="simple" xlink:href="https://static.ukrinform.com/photos/2023_06/1686477497-394.jpg" text:style-name="Internet_20_link" text:visited-style-name="Visited_20_Internet_20_Link">
1686477497-39...</text:a>
', '<text:a xlink:type="simple" xlink:href="https://static.ukrinform.com/photos/2023_06/1686483660-206.jpg" text:style-name="Internet_20_link" text:visited-style-name="Visited_20_Internet_20_Link">
1686483660-20...</text:a>
']</text:p>
      <text:p text:style-name="P4">
标签: ['Мазепа', 'Київська Лавра', 'Панахида']</text:p>
      <text:p text:style-name="P4">
类型: Article</text:p>
      <!--METADATA-->
      <text:p text:style-name="P4">
<draw:frame draw:style-name="fr1" draw:name="Image56" text:anchor-type="as-char" svg:width="6.9236in" svg:height="3.956343in" draw:z-index="0">
<draw:image xlink:href="../Images/yкринформ/2023-06-11T13-00-00-03-00/630_360_1686477627-8415.jpeg" xlink:type="simple" xlink:show="embed" xlink:actuate="onLoad" draw:mime-type="image/jpeg"/>
</draw:frame>
基辅教堂的苏苏尔(Susiers)在基辅 - 佩奇斯克·拉夫拉(Keev-Pechersk Lavra)的圣教堂(Susiers of Susiers of Keversk-Pechersk Lavra)纪念于寺庙建造的Hetman Ivan Mazepa奉献325周年之际。</text:p>
      <text:p text:style-name="P4">
这是乌克利福通讯员的报道。</text:p>
      <text:p text:style-name="P4">
乔治·科瓦伦科神父回忆说，所有圣徒的教堂建于1698年。1708年，俄罗斯教堂对Hetman Mazepa施加了Anathema。 但是，没有人认识到教会的诅咒。</text:p>
      <text:p text:style-name="P4">
<draw:frame draw:style-name="fr1" draw:name="Image57" text:anchor-type="as-char" svg:width="6.9236in" svg:height="4.615733in" draw:z-index="0">
<draw:image xlink:href="../Images/yкринформ/2023-06-11T13-00-00-03-00/1686477629-2427.jpeg" xlink:type="simple" xlink:show="embed" xlink:actuate="onLoad" draw:mime-type="image/jpeg"/>
</draw:frame>
“ Mazepa在Bender中唱君士坦丁堡教堂的祭司(摩尔多瓦 - 订单。)他被埋葬的地方。 乌克兰人在20世纪初为Mazepa祈祷。 特别是，霍特曼(Hetman)的记忆在索非亚广场(Sofia Square)受到了荣誉。 乌克兰的独立性发生在乌克兰的独立性 - 乌克兰自动关注的东正教教堂被恢复时，然后在独立期间恢复了。”</text:p>
      <text:p text:style-name="P4">
<draw:frame draw:style-name="fr1" draw:name="Image58" text:anchor-type="as-char" svg:width="6.9236in" svg:height="4.615733in" draw:z-index="0">
<draw:image xlink:href="../Images/yкринформ/2023-06-11T13-00-00-03-00/1686483503-856.jpg" xlink:type="simple" xlink:show="embed" xlink:actuate="onLoad" draw:mime-type="image/jpeg"/>
</draw:frame>
神圣阶段的代理Kyiv-Pechersk Lavryarchimandrite Abrahamii强调，对Mazepa的祈祷是Lavripodia的历史。</text:p>
      <text:p text:style-name="P4">
“由于我们的灵长类动物的祝福，基辅和乌克兰的所有Epiphany，在基辅 - 佩奇斯克·拉夫拉(Kiev-Pechersk Lavra)的圣阶段恢复了历史正义，这是为了祈祷富有同情心的Ktitor-Hettor-Hetman-Hetman Mazepa。桂冠正在竖起。”他说。</text:p>
      <text:p text:style-name="P4">
<draw:frame draw:style-name="fr1" draw:name="Image59" text:anchor-type="as-char" svg:width="6.9236in" svg:height="4.615733in" draw:z-index="0">
<draw:image xlink:href="../Images/yкринформ/2023-06-11T13-00-00-03-00/1686477497-394.jpg" xlink:type="simple" xlink:show="embed" xlink:actuate="onLoad" draw:mime-type="image/jpeg"/>
</draw:frame>
反过来，文化和信息政策部长亚历山大·特卡肯科塔(Alexander Tkachenkota)也强调了保留对历史人物的记忆的重要性，这不仅对Lavra，而且对Sophia Cathedral来说都是很多。</text:p>
      <text:p text:style-name="P4">
Mkip负责人说：“我认为，纪念保留乌克兰遗产的人的记忆非常重要。”</text:p>
      <text:p text:style-name="P4">
<draw:frame draw:style-name="fr1" draw:name="Image60" text:anchor-type="as-char" svg:width="6.9236in" svg:height="4.615733in" draw:z-index="0">
<draw:image xlink:href="../Images/yкринформ/2023-06-11T13-00-00-03-00/1686483660-206.jpg" xlink:type="simple" xlink:show="embed" xlink:actuate="onLoad" draw:mime-type="image/jpeg"/>
</draw:frame>
</text:p>
      <text:p text:style-name="P4">
<text:span text:style-name="T4">
另请阅读：</text:span>
 <text:a xlink:type="simple" xlink:href="https://www.ukrinform.ua/rubric-culture/3685114-rosijska-nauka-namagalas-vsilako-prinizuvati-vnesok-mazepi-v-istoriu-tkacenko.html" text:style-name="Internet_20_link" text:visited-style-name="Visited_20_Internet_20_Link">
<text:span text:style-name="T4">
俄语</text:span>
 <text:span text:style-name="T4">
科学</text:span>
 <text:span text:style-name="T4">
 </text:span>
尝试<text:span text:style-name="T4">
 </text:span>
 <text:span text:style-name="T4">
 </text:span>
 <text:span text:style-name="T4">
 </text:span>
 <text:span text:style-name="T4">
 </text:span>
<text:span text:style-name="T4">
 </text:span>
<text:span text:style-name="T4">
羞辱</text:span>
 <text:span text:style-name="T4">
 </text:span>
 <text:span text:style-name="T4">
 tkachenko </text:span>
</text:a>
Mazepa试图扩大Hetmanate的自主权。 在北战期间，Vinuklav与瑞典国王查尔斯十三号达成协议，瑞典将确保乌克兰从莫斯科的权力中释放出乌克兰在反马acovist战争中的帮助。 1709年6月，在波尔塔瓦战役中失败后，Mazepavavvka于当年9月22日晚上去世。</text:p>
      <text:p text:style-name="P4">
</text:p>
      <text:p text:style-name="P4">
按照沙皇彼得一世的命令，俄罗斯东正教宣布为Anathema Mazepa。</text:p>
      <text:p text:style-name="P4">
乌克林福姆(Ukrinform)报道，有关国家财产接受和转让的文化和信息政策委员会完成了这项工作，并通过该法签署了国家预备役“ Kyiv-Pechersk Lavra”，该法案证实了[将国家财产转移到该储备金]。(https://www.ukrinform.ua/rubric-culture/3718942-komisia-mkip-pidpisala-akt-peredaci-majna-zapovidnika-kievopecerska-lavra.html)国家预备役“基夫 - 佩奇克斯克·拉夫拉(Kyiv-Pechers Lavra)”宣布终止了一名租赁人与2023年3月29日的乌克兰乌克兰东正教教堂终止委员会的活动。</text:p>
      <text:p text:style-name="P4">
News Source: <text:a xlink:type="simple" xlink:href="https://www.ukrinform.ua/rubric-society/3721212-u-kievopecerskij-lavri-vperse-pomolilisa-za-upokij-ivana-mazepi.html" text:style-name="Internet_20_link" text:visited-style-name="Visited_20_Internet_20_Link">
https://www.ukrinform.ua/rubric-society/3721212-u-kievopecerskij-lavri-vperse-pomolilisa-za-upokij-ivana-mazepi.html</text:a>
</text:p>
      <!--NEWS-->
      <text:h text:style-name="P10" text:outline-level="1">
<text:span text:style-name="T4">
乌克兰国家队的球员与Socca一起参加了2023年世界杯决赛，击败了克罗地亚</text:span>
</text:h>
      <text:p text:style-name="P4">
作者: Ukrinform (Person)</text:p>
      <text:p text:style-name="P4">
出版商: Укринформ (Organization)</text:p>
      <text:p text:style-name="P4">
出版时间: 2023-06-11T13:02:35+03:00</text:p>
      <text:p text:style-name="P4">
修改时间: 2023-06-11T13:02:35+03:00</text:p>
      <text:p text:style-name="P4">
描述: 乌克兰足球运动员成为德国埃森（Essen）的Socca世界杯的参与者​​。  - 乌克林。</text:p>
      <text:p text:style-name="P4">
图片: ['<text:a xlink:type="simple" xlink:href="https://static.ukrinform.com/photos/2023_06/thumb_files/630_360_1686477748-770.jpg" text:style-name="Internet_20_link" text:visited-style-name="Visited_20_Internet_20_Link">
630_360_16864...</text:a>
']</text:p>
      <text:p text:style-name="P4">
标签: ['Футбол']</text:p>
      <text:p text:style-name="P4">
类型: Article</text:p>
      <!--METADATA-->
      <text:p text:style-name="P4">
<draw:frame draw:style-name="fr1" draw:name="Image62" text:anchor-type="as-char" svg:width="6.9236in" svg:height="3.956343in" draw:z-index="0">
<draw:image xlink:href="../Images/yкринформ/2023-06-11T13-02-35-03-00/630_360_1686477748-770.jpg" xlink:type="simple" xlink:show="embed" xlink:actuate="onLoad" draw:mime-type="image/jpeg"/>
</draw:frame>
乌克兰的Phuthorists成为了世界杯与Socca的决定性比赛的参与者。</text:p>
      <text:p text:style-name="P4">
据报道，在半决赛中，“蓝色和黄色”得分为1：0。</text:p>
      <text:p text:style-name="P4">
Mykola Kodatsky在第20分钟赢得了获胜球。</text:p>
      <text:p text:style-name="P4">
在决赛中，乌克兰国家队将与墨西哥-Kazakhstan比赛的获胜者会面。</text:p>
      <text:p text:style-name="P4">
<text:span text:style-name="T4">
另请阅读：</text:span>
 <text:a xlink:type="simple" xlink:href="https://www.ukrinform.ua/rubric-sports/3721130-futbolisti-zbirnoi-ukraini-obigrali-braziliu-i-vijsli-do-pivfinalu-cs2023-iz-socca.html" text:style-name="Internet_20_link" text:visited-style-name="Visited_20_Internet_20_Link">
<text:span text:style-name="T4">
足球</text:span>
乌克兰国家队的真相击败了巴西和伊维尔，在2023年世界杯半决赛中与Socca的半决赛</text:a>
应该指出的是，Socca是一种迷你足球，球员的数量和场地的规模有所不同。 比赛中有6乘6个球员，两半持续20分钟。</text:p>
      <text:p text:style-name="P4">
照片：Socca世界杯。</text:p>
      <text:p text:style-name="P4">
News Source: <text:a xlink:type="simple" xlink:href="https://www.ukrinform.ua/rubric-sports/3721315-futbolisti-zbirnoi-ukraini-vijsli-u-final-cs2023-iz-socca-obigravsi-horvatiu.html" text:style-name="Internet_20_link" text:visited-style-name="Visited_20_Internet_20_Link">
https://www.ukrinform.ua/rubric-sports/3721315-futbolisti-zbirnoi-ukraini-vijsli-u-final-cs2023-iz-socca-obigravsi-horvatiu.html</text:a>
</text:p>
      <!--NEWS-->
      <text:h text:style-name="P10" text:outline-level="1">
<text:span text:style-name="T4">
Zelenski邀请Trudeau参加对退伍军人康复的测试</text:span>
</text:h>
      <text:p text:style-name="P4">
作者: Ukrinform (Person)</text:p>
      <text:p text:style-name="P4">
出版商: Укринформ (Organization)</text:p>
      <text:p text:style-name="P4">
出版时间: 2023-06-11T13:11:00+03:00</text:p>
      <text:p text:style-name="P4">
修改时间: 2023-06-11T13:11:00+03:00</text:p>
      <text:p text:style-name="P4">
描述: 总统的妻子埃琳娜·泽伦斯卡亚（Elena Zelenskaya）建议加拿大贾斯汀·特鲁多（Canada Justin Trudeau）支持所有 - 乌克兰精神健康计划。  - 乌克林。</text:p>
      <text:p text:style-name="P4">
图片: ['<text:a xlink:type="simple" xlink:href="https://static.ukrinform.com/photos/2023_06/thumb_files/630_360_1686478148-108.jpg" text:style-name="Internet_20_link" text:visited-style-name="Visited_20_Internet_20_Link">
630_360_16864...</text:a>
']</text:p>
      <text:p text:style-name="P4">
标签: ['Реабілітація', 'Трюдо', 'Ветерани війни', 'Олена Зеленська']</text:p>
      <text:p text:style-name="P4">
类型: Article</text:p>
      <!--METADATA-->
      <text:p text:style-name="P4">
<draw:frame draw:style-name="fr1" draw:name="Image63" text:anchor-type="as-char" svg:width="6.9236in" svg:height="3.956343in" draw:z-index="0">
<draw:image xlink:href="../Images/yкринформ/2023-06-11T13-11-00-03-00/630_360_1686478148-108.jpg" xlink:type="simple" xlink:show="embed" xlink:actuate="onLoad" draw:mime-type="image/jpeg"/>
</draw:frame>
总统的妻子Olena Zelenskaya建议加拿大Justin Trudeaurus支持所有 - 乌克兰心理健康计划。</text:p>
      <text:p text:style-name="P4">
根据乌克林福姆的说法，第一夫人在[电报]中报道了(https://t.me/FirstLadyOfUkraine/3354?fbclid=IwAR1VvOZ15JmRQmMynDsFKoi1sXw3NWnd1XM-xUmpcdFqJ37_NCpnmJysJdU)。</text:p>
      <text:p text:style-name="P4">
“她昨天与加拿大总理[Justinomtudo]访问了Polyana(https://www.ukrinform.ua/tag-trudo)。 她的帮助没有得到评估：从我们被强迫流离失所者的200,000人到资金，保护乌克兰电力系统和魔力的资金，”她说。</text:p>
      <text:p text:style-name="P4">
Zelenskaya说：“心理学家比以往任何时候都重要。我们看到了这是Kherson的直接传染性例子：心理援助专家 - 第一个与Zgodami谈论他们的麻烦。这是紧迫的心理帮助，这不亚于紧急医疗。许多专家。许多专家在所有 - 乌克兰精神计划中，在国外的资格已经通过了越来越多的资格。”</text:p>
      <text:p text:style-name="P4">
_video：op _</text:p>
      <text:p text:style-name="P4">
正如总统的妻子指出的那样：“我们经常谈论乌克兰的可持续性。世界受到她的钦佩。 但是我们需要理解这种稳定不是Enevic。 需要支持乌克兰的可持续性 - 紧急，包裹着，体现在一个强大的中心网络中，他们能够在精神上，身体和平民身上受伤的专家。 Narzhta机构是基辅地区的森林Polyana。 在这里，成千上万的人在这里修复。 但是显然需求更大。”</text:p>
      <text:p text:style-name="P4">
“虽然我们的战士保护我们，但我们的任务是保护他们。 这意味着要在某种程度上建立一个独特的帮助体系，因为这是乌克兰在这场战争中的经历，但遵循最好的国际标准。 同时在身体和精神上恢复人们，因为没有另一个人，一个人是不可能的。”  - 强调第一夫人。</text:p>
      <text:p text:style-name="P4">
*!(https://www.ukrinform.ua/rubric-vidbudova/3721136-smigal-obgovoriv-iz-trudo-ucast-kanadi-u-vidbudovi-ukraini.html)总统的妻子报告说，正是献给第三位女士和先生们的心理健康，因为战争不仅由俄罗斯解决。</text:p>
      <text:p text:style-name="P4">
“她已经向他发出了总理的邀请，格雷格尔·特鲁多夫人。 因此，我们正在等待新的会议和新的合作。”她说。第一夫人写道：“要亲眼看到乌克兰士兵和平民的身体和心理康复如何与每个战斗机和医师握手，他们捍卫每个方面，并听到对加拿大进一步支持的保证。”</text:p>
      <text:p text:style-name="P4">
如[Ukrinform]报道(https://www.ukrinform.ua/rubric-society/3721165-kanada-pidtrimae-sistemu-psihologicnoi-dopomogi-ukraincam.html)，加拿大准备为几个项目提供资金，从向乌克兰乌克兰人提供心理援助。</text:p>
      <text:p text:style-name="P4">
<text:span text:style-name="T5">
foto：Elena Zelenska</text:span>
</text:p>
      <text:p text:style-name="P4">
News Source: <text:a xlink:type="simple" xlink:href="https://www.ukrinform.ua/rubric-society/3721318-zelenska-zaprosila-trudo-vzati-ucast-u-proekti-z-reabilitacii-veteraniv.html" text:style-name="Internet_20_link" text:visited-style-name="Visited_20_Internet_20_Link">
https://www.ukrinform.ua/rubric-society/3721318-zelenska-zaprosila-trudo-vzati-ucast-u-proekti-z-reabilitacii-veteraniv.html</text:a>
</text:p>
      <!--NEWS-->
      <text:h text:style-name="P10" text:outline-level="1">
<text:span text:style-name="T4">
一天，俄罗斯人的几乎五个嘴被塔夫里亚方向摧毁</text:span>
</text:h>
      <text:p text:style-name="P4">
作者: Ukrinform (Person)</text:p>
      <text:p text:style-name="P4">
出版商: Укринформ (Organization)</text:p>
      <text:p text:style-name="P4">
出版时间: 2023-06-11T13:11:42+03:00</text:p>
      <text:p text:style-name="P4">
修改时间: 2023-06-11T13:11:42+03:00</text:p>
      <text:p text:style-name="P4">
描述: 在塔夫里伊斯克的方向上，俄罗斯军队失去了近五个嘴巴杀死并受伤。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Російські військові', 'Війна з Росією']</text:p>
      <text:p text:style-name="P4">
类型: Article</text:p>
      <!--METADATA-->
      <text:p text:style-name="P4">
<draw:frame draw:style-name="fr1" draw:name="Image64" text:anchor-type="as-char" svg:width="6.9236in" svg:height="3.956343in" draw:z-index="0">
<draw:image xlink:href="../Images/yкринформ/2023-06-11T13-11-42-03-00/630_360_1680422407-224.png" xlink:type="simple" xlink:show="embed" xlink:actuate="onLoad" draw:mime-type="image/png"/>
</draw:frame>
当天，俄罗斯军队失去了五个嘴巴杀死并受伤。</text:p>
      <text:p text:style-name="P4">
乌克林福姆(Ukrinform(http://t.me/otarnavskiy/114)。</text:p>
      <text:p text:style-name="P4">
他说：“塔夫里亚(Tavriya)方向的捍卫者自信地保持辩护并继续培养敌人。”</text:p>
      <text:p text:style-name="P4">
根据塔纳夫斯基的说法，在最后一天，敌人袭击了乌克兰的位置22次。</text:p>
      <text:p text:style-name="P4">
他指出，在白天，国防军国防军的导弹部队和炮兵部队完成了1520个火灾任务。 这是一场反对斗争和工作，出于计划的目的。</text:p>
      <ul>
        <li>
说：“敌人丧生和受伤的损失几乎是五个嘴巴。”</li>
      </ul>
      <text:p text:style-name="P4">
他指出，俄罗斯人的68套军事设备，包括5个坦克，13个BMP，4 BBM，APC，2 MTLB，2C19“ MSTA-C”，4翼炮兵装置“ Acacia”，[Uabla]，[Uabla]被摧毁和损坏。(https://www.ukrinform.ua/tag-bezpilotnik)“ Orlan-10”，UAV“ Supercam”，4 Hyacinth B Gates，Reb“居民”。</text:p>
      <text:p text:style-name="P4">
三个带有敌人弹药的仓库也被摧毁。</text:p>
      <text:p text:style-name="P4">
<text:span text:style-name="T4">
另请阅读：</text:span>
 <text:a xlink:type="simple" xlink:href="https://www.ukrinform.ua/rubric-ato/3721228-vnoci-sili-ppo-znisili-sist-sahediv.html" text:style-name="Internet_20_link" text:visited-style-name="Visited_20_Internet_20_Link">
晚上空中国防军<text:span text:style-name="T4">
被摧毁</text:span>
六个“ Shahas”</text:a>
正如乌克林福姆报道的那样，6月10日，沃迪米尔·泽伦斯基总统表示，在乌克兰正在进行<text:a xlink:type="simple" xlink:href="https://www.ukrinform.ua/rubric-ato/3721041-v-ukraini-vidbuvautsa-kontrnastupalni-dii-zelenskij.html" text:style-name="Internet_20_link" text:visited-style-name="Visited_20_Internet_20_Link">
某些反性和国防诉讼</text:a>
<text:span text:style-name="T5">
.</text:span>
</text:p>
      <text:p text:style-name="P4">
照片：RFE</text:p>
      <text:p text:style-name="P4">
News Source: <text:a xlink:type="simple" xlink:href="https://www.ukrinform.ua/rubric-ato/3721317-na-tavrijskomu-napramku-za-dobu-znisili-majze-pat-rot-rosian.html" text:style-name="Internet_20_link" text:visited-style-name="Visited_20_Internet_20_Link">
https://www.ukrinform.ua/rubric-ato/3721317-na-tavrijskomu-napramku-za-dobu-znisili-majze-pat-rot-rosian.html</text:a>
</text:p>
      <!--NEWS-->
      <text:h text:style-name="P10" text:outline-level="1">
<text:span text:style-name="T4">
一天，俄罗斯人的几乎五个嘴被塔夫里亚方向摧毁</text:span>
</text:h>
      <text:p text:style-name="P4">
作者: Ukrinform (Person)</text:p>
      <text:p text:style-name="P4">
出版商: Укринформ (Organization)</text:p>
      <text:p text:style-name="P4">
出版时间: 2023-06-11T13:11:42+03:00</text:p>
      <text:p text:style-name="P4">
修改时间: 2023-06-11T13:11:42+03:00</text:p>
      <text:p text:style-name="P4">
描述: 在塔夫里伊斯克的方向上，俄罗斯军队失去了近五个嘴巴杀死并受伤。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Російські військові', 'Війна з Росією']</text:p>
      <text:p text:style-name="P4">
类型: Article</text:p>
      <!--METADATA-->
      <text:p text:style-name="P4">
<draw:frame draw:style-name="fr1" draw:name="Image65" text:anchor-type="as-char" svg:width="6.9236in" svg:height="3.956343in" draw:z-index="0">
<draw:image xlink:href="../Images/yкринформ/2023-06-11T13-11-42-03-00/630_360_1680422407-224.png" xlink:type="simple" xlink:show="embed" xlink:actuate="onLoad" draw:mime-type="image/png"/>
</draw:frame>
当天，俄罗斯军队失去了五个嘴巴杀死并受伤。</text:p>
      <text:p text:style-name="P4">
乌克林福姆(Ukrinform(http://t.me/otarnavskiy/114)。</text:p>
      <text:p text:style-name="P4">
他说：“塔夫里亚(Tavriya)方向的捍卫者自信地保持辩护并继续培养敌人。”</text:p>
      <text:p text:style-name="P4">
根据塔纳夫斯基的说法，在最后一天，敌人袭击了乌克兰的位置22次。</text:p>
      <text:p text:style-name="P4">
他指出，在白天，国防军国防军的导弹部队和炮兵部队完成了1520个火灾任务。 这是一场反对斗争和工作，出于计划的目的。</text:p>
      <ul>
        <li>
说：“敌人丧生和受伤的损失几乎是五个嘴巴。”</li>
      </ul>
      <text:p text:style-name="P4">
他指出，俄罗斯人的68套军事设备，包括5个坦克，13个BMP，4 BBM，APC，2 MTLB，2C19“ MSTA-C”，4翼炮兵装置“ Acacia”，[Uabla]，[Uabla]被摧毁和损坏。(https://www.ukrinform.ua/tag-bezpilotnik)“ Orlan-10”，UAV“ Supercam”，4 Hyacinth B Gates，Reb“居民”。</text:p>
      <text:p text:style-name="P4">
三个带有敌人弹药的仓库也被摧毁。</text:p>
      <text:p text:style-name="P4">
<text:span text:style-name="T4">
另请阅读：</text:span>
 <text:a xlink:type="simple" xlink:href="https://www.ukrinform.ua/rubric-ato/3721228-vnoci-sili-ppo-znisili-sist-sahediv.html" text:style-name="Internet_20_link" text:visited-style-name="Visited_20_Internet_20_Link">
晚上空中国防军<text:span text:style-name="T4">
被摧毁</text:span>
六个“ Shahas”</text:a>
正如乌克林福姆报道的那样，6月10日，沃迪米尔·泽伦斯基总统表示，在乌克兰正在进行<text:a xlink:type="simple" xlink:href="https://www.ukrinform.ua/rubric-ato/3721041-v-ukraini-vidbuvautsa-kontrnastupalni-dii-zelenskij.html" text:style-name="Internet_20_link" text:visited-style-name="Visited_20_Internet_20_Link">
某些反性和国防诉讼</text:a>
<text:span text:style-name="T5">
.</text:span>
</text:p>
      <text:p text:style-name="P4">
照片：RFE</text:p>
      <text:p text:style-name="P4">
News Source: <text:a xlink:type="simple" xlink:href="https://www.ukrinform.ua/rubric-ato/3721317-na-tavrijskomu-napramku-za-dobu-znisili-majze-pat-rot-rosian.html" text:style-name="Internet_20_link" text:visited-style-name="Visited_20_Internet_20_Link">
https://www.ukrinform.ua/rubric-ato/3721317-na-tavrijskomu-napramku-za-dobu-znisili-majze-pat-rot-rosian.html</text:a>
</text:p>
      <!--NEWS-->
      <text:h text:style-name="P10" text:outline-level="1">
<text:span text:style-name="T4">
军事政府宣布在被占领的Golopristan社区中处于关键状况</text:span>
</text:h>
      <text:p text:style-name="P4">
作者: Ukrinform (Person)</text:p>
      <text:p text:style-name="P4">
出版商: Укринформ (Organization)</text:p>
      <text:p text:style-name="P4">
出版时间: 2023-06-11T13:20:28+03:00</text:p>
      <text:p text:style-name="P4">
修改时间: 2023-06-11T13:20:28+03:00</text:p>
      <text:p text:style-name="P4">
描述: 村庄的人口。 Kherson被占领的Golopristan社区的Kardashinka需要食物，饮用水，药物。  - 乌克林。</text:p>
      <text:p text:style-name="P4">
图片: ['<text:a xlink:type="simple" xlink:href="https://static.ukrinform.com/photos/2023_06/thumb_files/630_360_1686478695-103.jpg" text:style-name="Internet_20_link" text:visited-style-name="Visited_20_Internet_20_Link">
630_360_16864...</text:a>
']</text:p>
      <text:p text:style-name="P4">
标签: ['Херсонщина', 'Каховська ГЕС', 'Підтоплення']</text:p>
      <text:p text:style-name="P4">
类型: Article</text:p>
      <!--METADATA-->
      <text:p text:style-name="P4">
<draw:frame draw:style-name="fr1" draw:name="Image66" text:anchor-type="as-char" svg:width="6.9236in" svg:height="3.956343in" draw:z-index="0">
<draw:image xlink:href="../Images/yкринформ/2023-06-11T13-20-28-03-00/630_360_1686478695-103.jpg" xlink:type="simple" xlink:show="embed" xlink:actuate="onLoad" draw:mime-type="image/jpeg"/>
</draw:frame>
人口。 Kherson被占领的Holopristan社区的Kardashinka需要食物，饮用水，药物。</text:p>
      <text:p text:style-name="P4">
这是在[电报]中报道的(https://t.me/golopristanskaMVA/959)乌克林福姆报道，Golopristan City军事管理局。</text:p>
      <text:p text:style-name="P4">
“援助报告不断出现。 几乎没有连接。 危险的感觉仍然存在于Selardashinka地区开放区域的人口。 他们需要食物，饮用水，药物，”问题写道。</text:p>
      <text:p text:style-name="P4">
值得注意的是，在大型和小型卡达辛卡的村庄中，这些村庄的居民在陆地上撤离。</text:p>
      <text:p text:style-name="P4">
可以指定在Holopristan社区流出<text:a xlink:type="simple" xlink:href="https://www.ukrinform.ua/tag-voda" text:style-name="Internet_20_link" text:visited-style-name="Visited_20_Internet_20_Link">
Water</text:a>
他在夜间达到30-40厘米。在许多房屋地区，人口的裸露码头有机会独立克服，在某些地方，公路P57路线已经可以看到。</text:p>
      <text:p text:style-name="P4">
<text:span text:style-name="T4">
另请阅读：</text:span>
 <text:a xlink:type="simple" xlink:href="https://www.ukrinform.ua/rubric-regions/3720476-u-zatoplenih-oleskah-vidsutnij-zvazok-dola-soten-ludej-nevidoma.html" text:style-name="Internet_20_link" text:visited-style-name="Visited_20_Internet_20_Link">
在洪水中没有联系，数百人的命运是人类的</text:a>
“在斯塔拉·兹布里夫卡(Stara Zburivka)的村庄，水位下降。 夜晚，它降至20厘米。我们社区的志愿者和志愿者继续提供人道主义援助，并撤离人们，直到深夜。” Vova说。</text:p>
      <text:p text:style-name="P4">
正如乌克林福姆报道的<text:a xlink:type="simple" xlink:href="https://www.ukrinform.ua/rubric-other_news/3718791-pidriv-rosianami-kahovskoi-ges-vsi-novini.html" text:style-name="Internet_20_link" text:visited-style-name="Visited_20_Internet_20_Link">
在6月6日的晚上，地下水力发电站的俄罗斯军队</text:a>
。 赫森的一部分被淹没，另外80个绘制的要点被淹没了。 在该地区的右岸，组织了麻醉药的疏散。</text:p>
      <text:p text:style-name="P4">
照片：Svetlana Linnik，电报</text:p>
      <text:p text:style-name="P4">
News Source: <text:a xlink:type="simple" xlink:href="https://www.ukrinform.ua/rubric-regions/3721322-vijskova-administracia-zaavlae-pro-kriticnu-situaciu-v-okupovanij-golopristanskij-gromadi.html" text:style-name="Internet_20_link" text:visited-style-name="Visited_20_Internet_20_Link">
https://www.ukrinform.ua/rubric-regions/3721322-vijskova-administracia-zaavlae-pro-kriticnu-situaciu-v-okupovanij-golopristanskij-gromadi.html</text:a>
</text:p>
      <!--NEWS-->
      <text:h text:style-name="P10" text:outline-level="1">
<text:span text:style-name="T4">
军事政府宣布在被占领的Golopristan社区中处于关键状况</text:span>
</text:h>
      <text:p text:style-name="P4">
作者: Ukrinform (Person)</text:p>
      <text:p text:style-name="P4">
出版商: Укринформ (Organization)</text:p>
      <text:p text:style-name="P4">
出版时间: 2023-06-11T13:20:28+03:00</text:p>
      <text:p text:style-name="P4">
修改时间: 2023-06-11T13:20:28+03:00</text:p>
      <text:p text:style-name="P4">
描述: 村庄的人口。 Kherson被占领的Golopristan社区的Kardashinka需要食物，饮用水，药物。  - 乌克林。</text:p>
      <text:p text:style-name="P4">
图片: ['<text:a xlink:type="simple" xlink:href="https://static.ukrinform.com/photos/2023_06/thumb_files/630_360_1686478695-103.jpg" text:style-name="Internet_20_link" text:visited-style-name="Visited_20_Internet_20_Link">
630_360_16864...</text:a>
']</text:p>
      <text:p text:style-name="P4">
标签: ['Херсонщина', 'Каховська ГЕС', 'Підтоплення']</text:p>
      <text:p text:style-name="P4">
类型: Article</text:p>
      <!--METADATA-->
      <text:p text:style-name="P4">
<draw:frame draw:style-name="fr1" draw:name="Image67" text:anchor-type="as-char" svg:width="6.9236in" svg:height="3.956343in" draw:z-index="0">
<draw:image xlink:href="../Images/yкринформ/2023-06-11T13-20-28-03-00/630_360_1686478695-103.jpg" xlink:type="simple" xlink:show="embed" xlink:actuate="onLoad" draw:mime-type="image/jpeg"/>
</draw:frame>
人口。 Kherson被占领的Holopristan社区的Kardashinka需要食物，饮用水，药物。</text:p>
      <text:p text:style-name="P4">
这是在[电报]中报道的(https://t.me/golopristanskaMVA/959)乌克林福姆报道，Golopristan City军事管理局。</text:p>
      <text:p text:style-name="P4">
“援助报告不断出现。 几乎没有连接。 危险的感觉仍然存在于Selardashinka地区开放区域的人口。 他们需要食物，饮用水，药物，”问题写道。</text:p>
      <text:p text:style-name="P4">
值得注意的是，在大型和小型卡达辛卡的村庄中，这些村庄的居民在陆地上撤离。</text:p>
      <text:p text:style-name="P4">
可以指定在Holopristan社区流出<text:a xlink:type="simple" xlink:href="https://www.ukrinform.ua/tag-voda" text:style-name="Internet_20_link" text:visited-style-name="Visited_20_Internet_20_Link">
Water</text:a>
他在夜间达到30-40厘米。在许多房屋地区，人口的裸露码头有机会独立克服，在某些地方，公路P57路线已经可以看到。</text:p>
      <text:p text:style-name="P4">
<text:span text:style-name="T4">
另请阅读：</text:span>
 <text:a xlink:type="simple" xlink:href="https://www.ukrinform.ua/rubric-regions/3720476-u-zatoplenih-oleskah-vidsutnij-zvazok-dola-soten-ludej-nevidoma.html" text:style-name="Internet_20_link" text:visited-style-name="Visited_20_Internet_20_Link">
在洪水中没有联系，数百人的命运是人类的</text:a>
“在斯塔拉·兹布里夫卡(Stara Zburivka)的村庄，水位下降。 夜晚，它降至20厘米。我们社区的志愿者和志愿者继续提供人道主义援助，并撤离人们，直到深夜。” Vova说。</text:p>
      <text:p text:style-name="P4">
正如乌克林福姆报道的<text:a xlink:type="simple" xlink:href="https://www.ukrinform.ua/rubric-other_news/3718791-pidriv-rosianami-kahovskoi-ges-vsi-novini.html" text:style-name="Internet_20_link" text:visited-style-name="Visited_20_Internet_20_Link">
在6月6日的晚上，地下水力发电站的俄罗斯军队</text:a>
。 赫森的一部分被淹没，另外80个绘制的要点被淹没了。 在该地区的右岸，组织了麻醉药的疏散。</text:p>
      <text:p text:style-name="P4">
照片：Svetlana Linnik，电报</text:p>
      <text:p text:style-name="P4">
News Source: <text:a xlink:type="simple" xlink:href="https://www.ukrinform.ua/rubric-regions/3721322-vijskova-administracia-zaavlae-pro-kriticnu-situaciu-v-okupovanij-golopristanskij-gromadi.html" text:style-name="Internet_20_link" text:visited-style-name="Visited_20_Internet_20_Link">
https://www.ukrinform.ua/rubric-regions/3721322-vijskova-administracia-zaavlae-pro-kriticnu-situaciu-v-okupovanij-golopristanskij-gromadi.html</text:a>
</text:p>
      <!--NEWS-->
      <text:h text:style-name="P10" text:outline-level="1">
<text:span text:style-name="T4">
总统办公室与阿联酋代表团问题讨论了俄罗斯的国际制裁</text:span>
</text:h>
      <text:p text:style-name="P4">
作者: Ukrinform (Person)</text:p>
      <text:p text:style-name="P4">
出版商: Укринформ (Organization)</text:p>
      <text:p text:style-name="P4">
出版时间: 2023-06-11T13:35:24+03:00</text:p>
      <text:p text:style-name="P4">
修改时间: 2023-06-11T13:35:24+03:00</text:p>
      <text:p text:style-name="P4">
描述: 总统办公室讨论了阿拉伯联合酋长国的问题，俄罗斯绕过国际制裁的问题。  - 乌克林。</text:p>
      <text:p text:style-name="P4">
图片: ['<text:a xlink:type="simple" xlink:href="https://static.ukrinform.com/photos/2023_06/thumb_files/630_360_1686479626-358.jpeg" text:style-name="Internet_20_link" text:visited-style-name="Visited_20_Internet_20_Link">
630_360_16864...</text:a>
']</text:p>
      <text:p text:style-name="P4">
标签: ['ОАЕ', 'Санкції', 'Росія', 'Офіс Президента']</text:p>
      <text:p text:style-name="P4">
类型: Article</text:p>
      <!--METADATA-->
      <text:p text:style-name="P4">
<draw:frame draw:style-name="fr1" draw:name="Image68" text:anchor-type="as-char" svg:width="6.9236in" svg:height="3.956343in" draw:z-index="0">
<draw:image xlink:href="../Images/yкринформ/2023-06-11T13-35-24-03-00/630_360_1686479626-358.jpeg" xlink:type="simple" xlink:show="embed" xlink:actuate="onLoad" draw:mime-type="image/jpeg"/>
</draw:frame>
在阿拉伯联合酋长会的代表团中讨论了该办公室，俄罗斯关于俄罗斯国际制裁问题的问题。</text:p>
      <text:p text:style-name="P4">
根据乌克林福姆的报道，它报告了<text:a xlink:type="simple" xlink:href="http://president.gov.ua/news/v-ofisi-prezidenta-vidbuvsya-brifing-dlya-delegaciyi-oae-sho-83537" text:style-name="Internet_20_link" text:visited-style-name="Visited_20_Internet_20_Link">
总统办公室</text:a>
。</text:p>
      <text:p text:style-name="P4">
总统罗马麦沙维茨(Roman Mashovets)办公室副负责人代表国家元首和OP OP的负责人会见了代表团<text:a xlink:type="simple" xlink:href="https://www.ukrinform.ua/tag-oae" text:style-name="Internet_20_link" text:visited-style-name="Visited_20_Internet_20_Link">
阿拉伯联合酋长国</text:a>
由阿拉伯联合酋长国气候和环境部长领导，阿联酋主席玛丽亚姆·阿尔姆哈里(Mariam Almhayry)领导下的国际事务办公室负责人。</text:p>
      <text:p text:style-name="P4">
Mashovets告知酋长国有关乌克兰最前沿和一般安全局势的情况，尤其是在乌克兰的乘牵引无人机罢工的继续。 此外，向俄罗斯侵略者的Damshovsky水力发电厂的侵略者介绍了Almhayry和代表团的后果。</text:p>
      <text:p text:style-name="P4">
阿联酋代表团被告知乌克兰能源体系在俄罗斯火箭中风并为秋季和冬季做准备后恢复。</text:p>
      <text:p text:style-name="P4">
在会议期间分别强调，RFPPP的军事工业综合体是为了产生高精度的损害手段，这是由于国际学生无法在必要时工作的事实所促的。 制裁应扩大到俄罗斯MFC的深渊能力，涉及儿童产品的销售。</text:p>
      <text:p text:style-name="P4">
弗拉迪斯拉夫·弗拉西克(Vladislav Vlasyuk)负责人的顾问与有关以国际制裁绕过俄罗斯的信息的酋长国一方。 特别是，这是关于向俄罗斯提供微电子的公司，为金融交易做出贡献，将石油违反所输入的印刷所有权。</text:p>
      <text:p text:style-name="P4">
“俄罗斯避免制裁的协助无助于恢复和平。 规避制裁 - 将面临风险，至少有10家拥有阿联酋的公司已经老化了。 我们要求我们研究担心我们并采取正确措施的信息。” Vlasyuk强调。</text:p>
      <text:p text:style-name="P4">
Verkhovna Rada人权专员Dmitry Lubinets强调，乌克兰人总数被迫出国，以及许多内部流离失所者。</text:p>
      <text:p text:style-name="P4">
据他介绍，人权状况很难保护领土，因此只有对乌克兰所有领土的解放才能保护居住在那里的人们。协调总部的代表在军事管理的管理中，通知了战俘交换的过程以及在俄罗斯联邦地位的这一道路上出现的问题。 他还对Oaez在个人交流中的作用表示感谢。</text:p>
      <text:p text:style-name="P4">
<text:span text:style-name="T4">
另请阅读：</text:span>
 <text:a xlink:type="simple" xlink:href="https://www.ukrinform.ua/rubric-polytics/3721271-smigal-i-ministr-oae-z-pitan-klimatu-obgovorili-rozminuvanna-ta-iniciativu-grain-from-ukraine.html" text:style-name="Internet_20_link" text:visited-style-name="Visited_20_Internet_20_Link">
shmigal and Mentry <text:span text:style-name="T4">
阿联酋</text:span>
关于乌克兰的气候讨论和主动性谷物</text:a>
正如乌克林福姆(Ukrinform(https://www.ukrinform.ua/rubric-polytics/3721244-zelenskij-zustrivsa-z-ministrom-oae-z-pitan-klimatu-j-dovkilla.html)阿联酋总统玛丽亚姆·阿尔姆哈里(Mariam Almhayri)领导下的国际行政办公室负责人的变革和环境部长，乌克兰俄罗斯环境率的后果。</text:p>
      <text:p text:style-name="P4">
_foto：op _</text:p>
      <text:p text:style-name="P4">
News Source: <text:a xlink:type="simple" xlink:href="https://www.ukrinform.ua/rubric-polytics/3721324-v-ofisi-prezidenta-obgovorili-z-delegacieu-oae-problemu-obhodu-rosieu-miznarodnih-sankcij.html" text:style-name="Internet_20_link" text:visited-style-name="Visited_20_Internet_20_Link">
https://www.ukrinform.ua/rubric-polytics/3721324-v-ofisi-prezidenta-obgovorili-z-delegacieu-oae-problemu-obhodu-rosieu-miznarodnih-sankcij.html</text:a>
</text:p>
      <!--NEWS-->
      <text:h text:style-name="P10" text:outline-level="1">
<text:span text:style-name="T4">
每天在苏米地区边界开火的敌人，受到损害</text:span>
</text:h>
      <text:p text:style-name="P4">
作者: Ukrinform (Person)</text:p>
      <text:p text:style-name="P4">
出版商: Укринформ (Organization)</text:p>
      <text:p text:style-name="P4">
出版时间: 2023-06-11T13:37:00+03:00</text:p>
      <text:p text:style-name="P4">
修改时间: 2023-06-11T22:37:00+03:00</text:p>
      <text:p text:style-name="P4">
描述: 俄罗斯军队白天袭击了苏米地区边境社区，在敌对火灾的一个城市之一，多层式住宅建筑和电力线损坏。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ійна з Росією']</text:p>
      <text:p text:style-name="P4">
类型: Article</text:p>
      <!--METADATA-->
      <text:p text:style-name="P4">
<draw:frame draw:style-name="fr1" draw:name="Image69" text:anchor-type="as-char" svg:width="6.9236in" svg:height="3.956343in" draw:z-index="0">
<draw:image xlink:href="../Images/yкринформ/2023-06-11T13-37-00-03-00/630_360_1667124180-530.jpg" xlink:type="simple" xlink:show="embed" xlink:actuate="onLoad" draw:mime-type="image/jpeg"/>
</draw:frame>
鲁斯基夫斯卡亚(Ruskivskaya)遭到五次袭击萨姆地区(Sumy)地区边界的炮兵，在白天，在其中一场城市中，敌对大火遭到了多层住宅建筑和电力线的损害。</text:p>
      <text:p text:style-name="P4">
根据乌克林福姆的说法，Sumy地区军事行政部门在[Telegram]中报道(https://t.me/Sumy_news_ODA/16863)。</text:p>
      <text:p text:style-name="P4">
每天在边境地区总共记录了30起爆炸。 他们中的五个在贝洛皮亚社区被解雇。</text:p>
      <text:p text:style-name="P4">
是的，由于敌对<text:span text:style-name="T4">
 [炮击]，在Bilopillya中(https://www.ukrinform.ua/tag-obstril)</text:span>
四个私人所有权，两座高层建筑，电源线和六个私人车库。 为了打击，入侵者使用了枪支炮兵。</text:p>
      <text:p text:style-name="P4">
俄罗斯社区被财政部的免疫 - 武装部解雇 - 分别听到了六爆炸和八次爆炸。</text:p>
      <text:p text:style-name="P4">
<text:span text:style-name="T4">
另请阅读：</text:span>
 <text:span text:style-name="T4">
 <text:a xlink:type="simple" xlink:href="https://www.ukrinform.ua/rubric-ato/3721478-u-nikopoli-vnaslidok-vorozogo-obstrilu-poskodzenij-medzaklad.html" text:style-name="Internet_20_link" text:visited-style-name="Visited_20_Internet_20_Link">
由于敌对炮击损坏的医疗术的结果</text:a>
</text:span>
</text:p>
      <text:p text:style-name="P4">
Novoslobid社区也受到枪管炮兵和迫击炮的俄罗斯军队的袭击 - 发生了9次和两次爆炸。</text:p>
      <text:p text:style-name="P4">
据乌克林福姆报道，6月10日，俄罗斯军队在边境地区开火了23次。 敌人的大火下是Belopilsk，Krasnopil，Esman，Seredi-Budsk，Shalyginsk，Znob-Novgorod，Druzhbivska，Putivl和Velikopisarevsky社区。</text:p>
      <text:p text:style-name="P4">
News Source: <text:a xlink:type="simple" xlink:href="https://www.ukrinform.ua/rubric-ato/3721515-vorog-za-den-pat-raziv-obstrilav-prikordonna-sumsini-e-poskodzenna.html" text:style-name="Internet_20_link" text:visited-style-name="Visited_20_Internet_20_Link">
https://www.ukrinform.ua/rubric-ato/3721515-vorog-za-den-pat-raziv-obstrilav-prikordonna-sumsini-e-poskodzenna.html</text:a>
</text:p>
      <!--NEWS-->
      <text:h text:style-name="P10" text:outline-level="1">
<text:span text:style-name="T4">
在洪水区，没有传染病的病例-Lyashko</text:span>
</text:h>
      <text:p text:style-name="P4">
作者: Ukrinform (Person)</text:p>
      <text:p text:style-name="P4">
出版商: Укринформ (Organization)</text:p>
      <text:p text:style-name="P4">
出版时间: 2023-06-11T13:39:00+03:00</text:p>
      <text:p text:style-name="P4">
修改时间: 2023-06-11T13:39:00+03:00</text:p>
      <text:p text:style-name="P4">
描述: 由于尚未报告尚未报告传染病病例，因此控制且稳定，危险区域的流行病学状况受到了俄罗斯的破坏和稳定的控制和稳定。  - 乌克林。</text:p>
      <text:p text:style-name="P4">
图片: ['<text:a xlink:type="simple" xlink:href="https://static.ukrinform.com/photos/2023_03/thumb_files/630_360_1677948359-279.jpg" text:style-name="Internet_20_link" text:visited-style-name="Visited_20_Internet_20_Link">
630_360_16779...</text:a>
']</text:p>
      <text:p text:style-name="P4">
标签: ['Каховська ГЕС', 'Віктор Ляшко', 'Інфекційні хвороби', 'Єдині новини']</text:p>
      <text:p text:style-name="P4">
类型: Article</text:p>
      <!--METADATA-->
      <text:p text:style-name="P4">
<draw:frame draw:style-name="fr1" draw:name="Image70" text:anchor-type="as-char" svg:width="6.9236in" svg:height="3.956343in" draw:z-index="0">
<draw:image xlink:href="../Images/yкринформ/2023-06-11T13-39-00-03-00/630_360_1677948359-279.jpg" xlink:type="simple" xlink:show="embed" xlink:actuate="onLoad" draw:mime-type="image/jpeg"/>
</draw:frame>
由于Kakhovskaya HPP爆炸而导致的危险区域的流行病学状况受到控制和稳定，目前尚未固定传染病病例。</text:p>
      <text:p text:style-name="P4">
乌克林福音通讯员报道，卫生部长维克多·莱什科(Viktor Lyashko)报道了这一点。</text:p>
      <text:p text:style-name="P4">
“今天，我们没有与水内后果相关的传染病病例。有几例胃肠炎病例，但它们甚至不是落入洪水区域的大面积。今天的稳定，稳定，紧张但紧张，但紧张，且紧张，但“  - 头[MOH]说。(https://www.ukrinform.ua/tag-moz)。</text:p>
      <text:p text:style-name="P4">
据他介绍，在洪水区域，水监测，医院的准备，以进行潜在的传染病爆发。</text:p>
      <text:p text:style-name="P4">
Lyashko告知，他与他在Kherson地区的NSA负责人一起沉积了医院基地，她准备接受患者。</text:p>
      <text:p text:style-name="P4">
<text:span text:style-name="T4">
另请阅读：</text:span>
 <text:a xlink:type="simple" xlink:href="https://www.ukrinform.ua/rubric-society/3721295-infekcionist-poperedzae-pro-zagrozu-leptospirozu-u-zoni-riziku-ratuvalniki.html" text:style-name="Internet_20_link" text:visited-style-name="Visited_20_Internet_20_Link">
<text:span text:style-name="T4">
传染性</text:span>
卵形尖锐性威胁，风险模式 - 救援人员</text:a>
据他说，鉴于肠道感染爆发的可能性，该地区每天都会通过集中式来源的水研究以及大规模饮用水和吞噬的地方进行水研究。</text:p>
      <text:p text:style-name="P4">
“今天，我可以自信地说，集中式供水网络中的水符合卫生标准和法规，并且可以安全使用。如果它继续进行，则可能爆发。</text:p>
      <text:p text:style-name="P4">
他保证，所有饮用水都符合要求。</text:p>
      <text:p text:style-name="P4">
<text:span text:style-name="T4">
另请阅读：</text:span>
 [<text:span text:style-name="T4">
感染</text:span>
 tsionist建议放弃鱼类产品，因为(https://www.ukrinform.ua/rubric-society/3721276-infekcionist-rekomendue-vidmovitisa-vid-ribnih-produktiv-cerez-zagrozu-botulizmu.html)同时，表面储层记录了微生物学的大量过量，这表明如此明显的粪便污染。 Leshkovklkovklskid的人们不要使用地面储层洗澡，不要以任何形式吃鱼 - 煮熟，盐水，油炸，不要在水库附近购买任何射击市场。</text:p>
      <text:p text:style-name="P4">
News Source: <text:a xlink:type="simple" xlink:href="https://www.ukrinform.ua/rubric-society/3721326-u-zoni-pidtoplen-narazi-ne-zafiksuvali-vipadkiv-infekcijnih-hvorob-lasko.html" text:style-name="Internet_20_link" text:visited-style-name="Visited_20_Internet_20_Link">
https://www.ukrinform.ua/rubric-society/3721326-u-zoni-pidtoplen-narazi-ne-zafiksuvali-vipadkiv-infekcijnih-hvorob-lasko.html</text:a>
</text:p>
      <!--NEWS-->
      <text:h text:style-name="P10" text:outline-level="1">
<text:span text:style-name="T4">
捷克总统会见了一名乌克兰女学生，他受到同学骚扰</text:span>
</text:h>
      <text:p text:style-name="P4">
作者: Ukrinform (Person)</text:p>
      <text:p text:style-name="P4">
出版商: Укринформ (Organization)</text:p>
      <text:p text:style-name="P4">
出版时间: 2023-06-11T13:44:00+03:00</text:p>
      <text:p text:style-name="P4">
修改时间: 2023-06-11T13:44:00+03:00</text:p>
      <text:p text:style-name="P4">
描述: 捷克总统彼得·帕维尔（Peter Pavel）邀请了一个从乌克兰的女孩到他在布拉格市的住所，该住所被捷克同学冒犯。  - 乌克林。</text:p>
      <text:p text:style-name="P4">
图片: ['<text:a xlink:type="simple" xlink:href="https://static.ukrinform.com/photos/2023_06/thumb_files/630_360_1686480108-500.jpg" text:style-name="Internet_20_link" text:visited-style-name="Visited_20_Internet_20_Link">
630_360_16864...</text:a>
']</text:p>
      <text:p text:style-name="P4">
标签: ['Чехія', 'Діти', 'Україна', 'Біженці', 'Петр Павел']</text:p>
      <text:p text:style-name="P4">
类型: Article</text:p>
      <!--METADATA-->
      <text:p text:style-name="P4">
<draw:frame draw:style-name="fr1" draw:name="Image71" text:anchor-type="as-char" svg:width="6.9236in" svg:height="3.956343in" draw:z-index="0">
<draw:image xlink:href="../Images/yкринформ/2023-06-11T13-44-00-03-00/630_360_1686480108-500.jpg" xlink:type="simple" xlink:show="embed" xlink:actuate="onLoad" draw:mime-type="image/jpeg"/>
</draw:frame>
总统，彼得·保罗(Peter Paul)邀请他在布拉格(Prague)的住所Zamzkraine的一个女孩，后者被捷克同学冒犯。</text:p>
      <text:p text:style-name="P4">
关于它报告<text:a xlink:type="simple" xlink:href="https://ruski.radio.cz/prezident-chehii-petr-pavel-vstretilsya-s-ukrainskoy-shkolnicey-kotoruyu-8785645" text:style-name="Internet_20_link" text:visited-style-name="Visited_20_Internet_20_Link">
无线电布拉格</text:a>
，报道乌克林福姆。</text:p>
      <text:p text:style-name="P4">
“我通常谴责学校中的虐待，屈辱和暴力。 如果是被迫离开他的国家和朋友的拳，庇护所对战争充满热情，这尤其可耻。 我感谢Tabatkov学校的反应以及他们以前的道歉。 但是疤痕将留在灵魂中。”他在[Twitter]中写道(https://twitter.com/prezidentpavel/status/1667564656020316167)彼得·保罗。</text:p>
      <text:p text:style-name="P4">
最近，在社交网络上出现了一段视频，该视频记录了捷克学生在学校旅行期间如何侮辱一个来自乌克兰的女孩，甚至吐着脸，并伴随着关于“好俄罗斯”和“坏乌克兰”的感叹。</text:p>
      <text:p text:style-name="P4">
据媒体报道，该事件发生在小学生组织的学校游览期间。 伊娃·亚历山大(Eva Alexanderov)的学校主任说，媒体<text:a xlink:type="simple" xlink:href="https://www.ukrinform.ua/tag-skola" text:style-name="Internet_20_link" text:visited-style-name="Visited_20_Internet_20_Link">
学校</text:a>
它将解决此问题的问题，并明确地不同意这种行为。</text:p>
      <text:p text:style-name="P4">
<text:span text:style-name="T5">
foto：彼得·保罗(Peter Paul)，Twitter</text:span>
</text:p>
      <text:p text:style-name="P4">
<text:span text:style-name="T4">
另请阅读：</text:span>
 <text:a xlink:type="simple" xlink:href="https://www.ukrinform.ua/rubric-society/3716987-u-cehii-zapracue-persij-centr-dopomogi-vratovanim-za-kordonom.html" text:style-name="Internet_20_link" text:visited-style-name="Visited_20_Internet_20_Link">
在<text:span text:style-name="T4">
 czech </text:span>
 <text:span text:style-name="T4">
 </text:span>
 <text:span text:style-name="T4">
操作</text:span>
 <text:span text:style-name="T4">
 </text:span>
 <text:span text:style-name="T4">
 </text:span>
 <text:span text:style-name="T4">
中心</text:span>
 help <text:span text:style-name="T4">
<text:span text:style-name="T5">
* help </text:span>
* </text:span>
 <text:span text:style-name="T4">
 recumed </text:span>
 by <text:span text:style-name="T4">
 border </text:span>
</text:a>
教育部长米库拉拉·贝克(Mikulala Beck)对该视频做出了反应，称“对任何形式的恐吓绝对是不可接受的。”</text:p>
      <text:p text:style-name="P4">
维塔·拉库山(Vita Rakushan)的内政部长称“面对孩子的吐痰，吐着我们所有文明的羊毛”。</text:p>
      <text:p text:style-name="P4">
“孩子们只是接管我们的行为。 他们清楚地表明了这些模型有时有时是愚蠢的，”他说。</text:p>
      <text:p text:style-name="P4">
News Source: <text:a xlink:type="simple" xlink:href="https://www.ukrinform.ua/rubric-society/3721330-prezident-cehii-zustrivsa-z-ukrainskou-skolarkou-aku-ckuvali-odnoklasniki.html" text:style-name="Internet_20_link" text:visited-style-name="Visited_20_Internet_20_Link">
https://www.ukrinform.ua/rubric-society/3721330-prezident-cehii-zustrivsa-z-ukrainskou-skolarkou-aku-ckuvali-odnoklasniki.html</text:a>
</text:p>
      <!--NEWS-->
      <text:h text:style-name="P10" text:outline-level="1">
<text:span text:style-name="T4">
Kostin和ISS的代表访问了Kherson地区</text:span>
</text:h>
      <text:p text:style-name="P4">
作者: Ukrinform (Person)</text:p>
      <text:p text:style-name="P4">
出版商: Укринформ (Organization)</text:p>
      <text:p text:style-name="P4">
出版时间: 2023-06-11T13:47:42+03:00</text:p>
      <text:p text:style-name="P4">
修改时间: 2023-06-11T13:47:42+03:00</text:p>
      <text:p text:style-name="P4">
描述: 检察官安德里·科斯汀（Andriy Kostin）和国际刑事法院的代表由于排除了俄罗斯军队的俄罗斯军队，访问了受害者。  - 乌克林。</text:p>
      <text:p text:style-name="P4">
图片: ['<text:a xlink:type="simple" xlink:href="https://static.ukrinform.com/photos/2023_06/thumb_files/630_360_1686480221-542.jpg" text:style-name="Internet_20_link" text:visited-style-name="Visited_20_Internet_20_Link">
630_360_16864...</text:a>
']</text:p>
      <text:p text:style-name="P4">
标签: ['Херсонщина', 'Міжнародний кримінальний суд', 'Андрій Костін']</text:p>
      <text:p text:style-name="P4">
类型: Article</text:p>
      <!--METADATA-->
      <text:p text:style-name="P4">
<draw:frame draw:style-name="fr1" draw:name="Image72" text:anchor-type="as-char" svg:width="6.9236in" svg:height="3.956343in" draw:z-index="0">
<draw:image xlink:href="../Images/yкринформ/2023-06-11T13-47-42-03-00/630_360_1686480221-542.jpg" xlink:type="simple" xlink:show="embed" xlink:actuate="onLoad" draw:mime-type="image/jpeg"/>
</draw:frame>
检察官安德里·科斯汀(Andriy Kostin)和国际刑事法院的代表由于赫尔森地区的格里布尔卡霍夫·霍普(Greblykakhov Hpp)领土探索俄罗斯军队而访问了受害者。</text:p>
      <text:p text:style-name="P4">
正如Ukrinform报道的那样，它在[Telegram]中报告(http://t.me/pgo_gov_ua/13199?fbclid=IwAR17rZZC-HK-Y3zpaOmeNQS_Ls96CuQUqC6toH_4hi3pO3vdHMtDQGBHEQw)总检察官办公室。</text:p>
      <text:p text:style-name="P4">
在Kakhovskaya水力发电站的结果中，检察官检查了他犯下的实际罪行的位置<text:a xlink:type="simple" xlink:href="https://www.ukrinform.ua/tag-rosia" text:style-name="Internet_20_link" text:visited-style-name="Visited_20_Internet_20_Link">
RF</text:a>
。</text:p>
      <text:p text:style-name="P4">
根据科斯汀的说法，“这是切尔诺贝利以来最大的环境灾难，因此我们不仅在调查军事犯罪，而且还在调查eCociociociociop。”</text:p>
      <text:p text:style-name="P4">
“情况非常困难：许多危险地点在水下淹没了。 其中至少是3个墓地，即石油产品，垃圾填埋场的存储码头。 检察官说：“有450吨涡轮润滑剂进入了Dniep​​er和Black Sea Rivers的水域。”</text:p>
      <text:p text:style-name="P4">
在库尔森，科斯汀参观了城市被洪水淹没的地区，尽管遭到炮击，但受害者和撤离仍在继续。</text:p>
      <text:p text:style-name="P4">
“我们坚信所有这一切都是由侵略者故意完成的。 每个人都记得俄罗斯人过去曾将冬季用作战争武器，为镜像乌克兰人的生活条件创造了不可能的条件。 现在，她将水的破坏力作为农作物和所有生物的武器。”他强调。</text:p>
      <text:p text:style-name="P4">
检察长与OGP的个人资料单位，区域检察官，塔纳兹警察SBU地区部门的中央机构的管理层举行了一次会议。</text:p>
      <text:p text:style-name="P4">
鉴于情况的复杂性，检察长已经建立了一个前所未有的检察官。 其中包括172名四年检察官的检察官，专门的环境检察官办公室和战争部。</text:p>
      <text:p text:style-name="P4">
科斯汀说：“我们协调了努力，巩固了已经处于不同单位的证据。我们指定了那天晚上卡科夫斯克水力发电站被炸毁的情况。”</text:p>
      <text:p text:style-name="P4">
正如OGP报道的那样，还创建了一个机构间调查组。 将组成285个安全局和来自中央机构几个地区的国家警察。 领先的世界专家将参与其中。<text:span text:style-name="T4">
另请阅读：</text:span>
 <text:a xlink:type="simple" xlink:href="https://www.ukrinform.ua/rubric-ato/3721227-obstrili-hersonsini-rosiani-poluut-na-misca-zboru-ludej-ta-gumanitarnoi-dopomogi-u-socmerezah.html" text:style-name="Internet_20_link" text:visited-style-name="Visited_20_Internet_20_Link">
贝壳<text:span text:style-name="T4">
 kherson地区</text:span>
：俄罗斯人在社交网络上收集人和人道主义援助的地方“狩猎”</text:a>
正如俄罗斯的俄罗斯军队乌克林福姆报道(https://www.ukrinform.ua/rubric-other_news/3720776-pidriv-rosianami-kahovskoi-ges-usi-novini.html)。 该电台无法恢复。 纳尔森地区继续救援工作和疏散人口。</text:p>
      <text:p text:style-name="P4">
News Source: <text:a xlink:type="simple" xlink:href="https://www.ukrinform.ua/rubric-regions/3721333-kostin-i-predstavniki-mks-vidvidali-hersonsinu.html" text:style-name="Internet_20_link" text:visited-style-name="Visited_20_Internet_20_Link">
https://www.ukrinform.ua/rubric-regions/3721333-kostin-i-predstavniki-mks-vidvidali-hersonsinu.html</text:a>
</text:p>
      <!--NEWS-->
      <text:h text:style-name="P10" text:outline-level="1">
<text:span text:style-name="T4">
尼科波尔地区的水位减少了18厘米</text:span>
</text:h>
      <text:p text:style-name="P4">
作者: Ukrinform (Person)</text:p>
      <text:p text:style-name="P4">
出版商: Укринформ (Organization)</text:p>
      <text:p text:style-name="P4">
出版时间: 2023-06-11T13:48:49+03:00</text:p>
      <text:p text:style-name="P4">
修改时间: 2023-06-11T13:48:49+03:00</text:p>
      <text:p text:style-name="P4">
描述: 截至6月11日12:00，Nikopol地区Kakhovka水库的水位从8:00降低18厘米，为9.17 m -ukrinform。</text:p>
      <text:p text:style-name="P4">
图片: ['<text:a xlink:type="simple" xlink:href="https://static.ukrinform.com/photos/2023_06/thumb_files/630_360_1686480506-581.jpg" text:style-name="Internet_20_link" text:visited-style-name="Visited_20_Internet_20_Link">
630_360_16864...</text:a>
']</text:p>
      <text:p text:style-name="P4">
标签: ['Нікополь', 'Вода', 'Каховська ГЕС']</text:p>
      <text:p text:style-name="P4">
类型: Article</text:p>
      <!--METADATA-->
      <text:p text:style-name="P4">
<draw:frame draw:style-name="fr1" draw:name="Image73" text:anchor-type="as-char" svg:width="6.9236in" svg:height="3.956343in" draw:z-index="0">
<draw:image xlink:href="../Images/yкринформ/2023-06-11T13-48-49-03-00/630_360_1686480506-581.jpg" xlink:type="simple" xlink:show="embed" xlink:actuate="onLoad" draw:mime-type="image/jpeg"/>
</draw:frame>
截至6月11日12:00，Nikopol地区Kakhovka水库的水位从8:00降低18厘米，为9.17 m。</text:p>
      <text:p text:style-name="P4">
正如乌克林福姆报道的那样，在[电报]中(http://t.me/ukrhydroenergo/3688)报告了乌克海德戈。</text:p>
      <text:p text:style-name="P4">
Uchhyhydroenergo保证的Kakhovka水力发电站的破坏并不影响基辅水电站和水力发电站，Kaniv，Kremenchug和Middle Dniep​​er水力发电厂的运行方式，Uchhydroenergo得到了保证。</text:p>
      <text:p text:style-name="P4">
同时，“由于低比埃特水力发电厂的水位急剧降低，该站的液压单元受到限制的工作，”这是一个遗嘱。</text:p>
      <text:p text:style-name="P4">
<text:span text:style-name="T4">
另请阅读：</text:span>
 [在洪水区，目前未记录的情况(https://www.ukrinform.ua/rubric-society/3721326-u-zoni-pidtoplen-narazi-ne-zafiksuvali-vipadkiv-infekcijnih-hvorob-lasko.html)正如乌克林福姆报道的那样，6月6日晚上<text:a xlink:type="simple" xlink:href="https://www.ukrinform.ua/rubric-other_news/3718791-pidriv-rosianami-kahovskoi-ges-vsi-novini.html" text:style-name="Internet_20_link" text:visited-style-name="Visited_20_Internet_20_Link">
俄罗斯军队被Greblyukakhov水力发电站炸毁</text:a>
引起了塞尔森和米科洛地区的一部分洪水，同时又淹没了水库的严重打磨。</text:p>
      <text:p text:style-name="P4">
<text:span text:style-name="T5">
foto：public dnipro</text:span>
</text:p>
      <text:p text:style-name="P4">
News Source: <text:a xlink:type="simple" xlink:href="https://www.ukrinform.ua/rubric-regions/3721334-riven-vodi-u-rajoni-nikopola-znizivsa-se-na-18-santimetriv.html" text:style-name="Internet_20_link" text:visited-style-name="Visited_20_Internet_20_Link">
https://www.ukrinform.ua/rubric-regions/3721334-riven-vodi-u-rajoni-nikopola-znizivsa-se-na-18-santimetriv.html</text:a>
</text:p>
      <!--NEWS-->
      <text:h text:style-name="P10" text:outline-level="1">
<text:span text:style-name="T4">
在被洪水的赫尔森发现了一个石油点</text:span>
</text:h>
      <text:p text:style-name="P4">
作者: Ukrinform (Person)</text:p>
      <text:p text:style-name="P4">
出版商: Укринформ (Organization)</text:p>
      <text:p text:style-name="P4">
出版时间: 2023-06-11T13:51:00+03:00</text:p>
      <text:p text:style-name="P4">
修改时间: 2023-06-11T13:51:00+03:00</text:p>
      <text:p text:style-name="P4">
描述: 在赫尔森洪水淹没的地区，在检查期间发现了一个油点。  - 乌克林。</text:p>
      <text:p text:style-name="P4">
图片: ['<text:a xlink:type="simple" xlink:href="https://static.ukrinform.com/photos/2023_06/thumb_files/630_360_1686480955-605.jpg" text:style-name="Internet_20_link" text:visited-style-name="Visited_20_Internet_20_Link">
630_360_16864...</text:a>
']</text:p>
      <text:p text:style-name="P4">
标签: ['Екологія', 'Херсон', 'нафта', 'Затоплення']</text:p>
      <text:p text:style-name="P4">
类型: Article</text:p>
      <!--METADATA-->
      <text:p text:style-name="P4">
<draw:frame draw:style-name="fr1" draw:name="Image74" text:anchor-type="as-char" svg:width="6.9236in" svg:height="3.956343in" draw:z-index="0">
<draw:image xlink:href="../Images/yкринформ/2023-06-11T13-51-00-03-00/630_360_1686480955-605.jpg" xlink:type="simple" xlink:show="embed" xlink:actuate="onLoad" draw:mime-type="image/jpeg"/>
</draw:frame>
赫森近地下的区域在检查期间发现了一个石油斑点。</text:p>
      <text:p text:style-name="P4">
这是在[电报]中报道的(https://t.me/kherson_miskrada/15444)乌克森市的赫森市军事管理局报道。</text:p>
      <text:p text:style-name="P4">
值得注意的是，SES合资企业的生态部雇员调查了该船附近的泄漏<text:a xlink:type="simple" xlink:href="https://www.ukrinform.ua/tag-nafta" text:style-name="Internet_20_link" text:visited-style-name="Visited_20_Internet_20_Link">
燃料和润滑剂</text:a>
。</text:p>
      <text:p text:style-name="P4">
“由于出发，在奥斯特里夫斯卡街的芒果加油站的奥斯特罗夫斯基高速公路上记录了一个油点(在Kuibyshev的植物附近)，BRSM的床，在Brygantina Hotel大楼附近的Ostrovskaya和Paton Street的拐角处。 ...将采取许多必要的措施来消除环境保护。”</text:p>
      <text:p text:style-name="P4">
<text:span text:style-name="T4">
另请阅读：</text:span>
 <text:a xlink:type="simple" xlink:href="https://www.ukrinform.ua/rubric-regions/3719635-na-hersonsini-monitorat-stan-pitnoi-vodi-na-zaporizzi-ta-dnipropetrovsini-riven-radiacii.html" text:style-name="Internet_20_link" text:visited-style-name="Visited_20_Internet_20_Link">
在Kherson地区监视饮用水状态，在Zaporizhit dnipropetrovsk-辐射水平</text:a>
如<text:a xlink:type="simple" xlink:href="https://www.ukrinform.ua/rubric-other_news/3720776-pidriv-rosianami-kahovskoi-ges-usi-novini.html" text:style-name="Internet_20_link" text:visited-style-name="Visited_20_Internet_20_Link">
报道</text:a>
6月6日晚上，俄罗斯军队炸毁了卡霍夫斯卡亚水力发电厂的大坝，造成了部分霍森和米科洛地区的一部分，同时 - 卡科夫卡水库的关键和平。 洪水区人们的撤离仍在继续。</text:p>
      <text:p text:style-name="P4">
到了晚上，由于Subrivakhovsky水力发电站的结果，Kherson地区的水位降低了26厘米，且为4米19厘米。</text:p>
      <text:p text:style-name="P4">
<text:span text:style-name="T5">
foto：Kherson MBA / Telegram</text:span>
</text:p>
      <text:p text:style-name="P4">
News Source: <text:a xlink:type="simple" xlink:href="https://www.ukrinform.ua/rubric-regions/3721337-u-zatoplenomu-hersoni-viavili-naftovu-plamu.html" text:style-name="Internet_20_link" text:visited-style-name="Visited_20_Internet_20_Link">
https://www.ukrinform.ua/rubric-regions/3721337-u-zatoplenomu-hersoni-viavili-naftovu-plamu.html</text:a>
</text:p>
      <!--NEWS-->
      <text:h text:style-name="P10" text:outline-level="1">
<text:span text:style-name="T4">
Kravchenko将参加里昂的挑战者ATP锦标赛决赛</text:span>
</text:h>
      <text:p text:style-name="P4">
作者: Ukrinform (Person)</text:p>
      <text:p text:style-name="P4">
出版商: Укринформ (Organization)</text:p>
      <text:p text:style-name="P4">
出版时间: 2023-06-11T13:51:10+03:00</text:p>
      <text:p text:style-name="P4">
修改时间: 2023-06-11T13:51:10+03:00</text:p>
      <text:p text:style-name="P4">
描述: 乌克兰乔治·克拉夫琴科（Georgy Kravchenko）在挑战者系列的网球运动员（APR）锦标赛中克服了半决赛的选拔阶段 - 法国（法国）的挑战者系列赛（APR），拥有1.18千欧元的奖金。</text:p>
      <text:p text:style-name="P4">
图片: ['<text:a xlink:type="simple" xlink:href="https://static.ukrinform.com/photos/2023_06/thumb_files/630_360_1686480613-653.jpg" text:style-name="Internet_20_link" text:visited-style-name="Visited_20_Internet_20_Link">
630_360_16864...</text:a>
']</text:p>
      <text:p text:style-name="P4">
标签: ['Теніс']</text:p>
      <text:p text:style-name="P4">
类型: Article</text:p>
      <!--METADATA-->
      <text:p text:style-name="P4">
<draw:frame draw:style-name="fr1" draw:name="Image75" text:anchor-type="as-char" svg:width="6.9236in" svg:height="3.956343in" draw:z-index="0">
<draw:image xlink:href="../Images/yкринформ/2023-06-11T13-51-10-03-00/630_360_1686480613-653.jpg" xlink:type="simple" xlink:show="embed" xlink:actuate="onLoad" draw:mime-type="image/jpeg"/>
</draw:frame>
乌克兰Georgy Kravchenko在Tenisists Association锦标赛中克服了半决赛的选拔阶段(ATP)挑战者系列 - 开放式Sopra Steria-在里昂(法国)拥有1.18亿欧元的奖金</text:p>
      <text:p text:style-name="P4">
据报道，在进入资格赛决赛的途中，克拉文科击败了德国马克·托普-6：4，4：4：6,6：2。</text:p>
      <text:p text:style-name="P4">
网球在球场上打了2个小时20分钟。</text:p>
      <text:p text:style-name="P4">
克拉夫琴科(Kravchenko)主要网格中的位置与法国人曼努埃尔·吉纳尔(Manuel Ginar)的“播种”数量第四，他越过了奇列特·冈萨洛·喇嘛(Chilets Gonzalo Lama)的山 -  6：2,3：6，6，6：3。</text:p>
      <text:p text:style-name="P4">
<text:span text:style-name="T4">
另请阅读：</text:span>
 [Sachko和Marchenko从ATP锦标赛的资格开始(https://www.ukrinform.ua/rubric-sports/3721240-sacko-i-marcenko-startuut-u-kvalifikacii-turniru-atp-u-slovaccini.html)里昂的比赛将持续到6月18日。</text:p>
      <text:p text:style-name="P4">
照片：乌克兰的网球门户。</text:p>
      <text:p text:style-name="P4">
News Source: <text:a xlink:type="simple" xlink:href="https://www.ukrinform.ua/rubric-sports/3721336-kravcenko-zigrae-u-finali-kvalifikacii-turniru-atp-serii-challenger-v-lioni.html" text:style-name="Internet_20_link" text:visited-style-name="Visited_20_Internet_20_Link">
https://www.ukrinform.ua/rubric-sports/3721336-kravcenko-zigrae-u-finali-kvalifikacii-turniru-atp-serii-challenger-v-lioni.html</text:a>
</text:p>
      <!--NEWS-->
      <text:h text:style-name="P10" text:outline-level="1">
<text:span text:style-name="T4">
俄罗斯人希望我们花费反作用导弹-Ignati</text:span>
</text:h>
      <text:p text:style-name="P4">
作者: Ukrinform (Person)</text:p>
      <text:p text:style-name="P4">
出版商: Укринформ (Organization)</text:p>
      <text:p text:style-name="P4">
出版时间: 2023-06-11T14:00:51+03:00</text:p>
      <text:p text:style-name="P4">
修改时间: 2023-06-11T14:00:51+03:00</text:p>
      <text:p text:style-name="P4">
描述: 俄罗斯入侵者在晚上发射无人机-Kamikadze，以耗尽乌克兰防空并调整火箭袭击。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Повітряні сили ЗСУ', 'ППО', 'Дрон-камікадзе', 'Юрій Ігнат', 'Повітряна атака']</text:p>
      <text:p text:style-name="P4">
类型: Article</text:p>
      <!--METADATA-->
      <text:p text:style-name="P4">
<draw:frame draw:style-name="fr1" draw:name="Image76" text:anchor-type="as-char" svg:width="6.9236in" svg:height="3.956343in" draw:z-index="0">
<draw:image xlink:href="../Images/yкринформ/2023-06-11T14-00-51-03-00/630_360_1678116073-288.jpg" xlink:type="simple" xlink:show="embed" xlink:actuate="onLoad" draw:mime-type="image/jpeg"/>
</draw:frame>
俄罗斯听觉的夜晚在夜间发射无人机-Kamikadze，以便用力耗尽乌克兰PPP的火箭袭击调整。</text:p>
      <text:p text:style-name="P4">
空军发言人尤里·伊格纳特(Yuri Ignat)在接受出版物的采访中说：“ <text:a xlink:type="simple" xlink:href="http://www.pravda.com.ua/articles/2023/06/11/7406309/" text:style-name="Internet_20_link" text:visited-style-name="Visited_20_Internet_20_Link">
乌克兰真理</text:a>
”，报道乌克林福姆。</text:p>
      <text:p text:style-name="P4">
“我们无法通过与人类消防团体的航空城镇在夜间在夜间接管这架无人机。无论有什么聚光灯...为什么晚上要发射以耗尽防空。要在上面耗尽防空导弹。我们的建筑群。站着，已经从船只或飞机上制造了火箭发射器。”伊格纳特说。</text:p>
      <text:p text:style-name="P4">
<text:span text:style-name="T4">
另请阅读：</text:span>
 <text:a xlink:type="simple" xlink:href="https://www.ukrinform.ua/rubric-ato/3721306-ignat-pro-navcanna-na-f16-ukrainski-piloti-na-nizkomu-starti.html" text:style-name="Internet_20_link" text:visited-style-name="Visited_20_Internet_20_Link">
<text:span text:style-name="T4">
 Ignati </text:span>
关于F -16的培训：乌克兰飞行员-Nanis Start</text:a>
他强调说，击倒火箭更困难，但是很难检测到无人机，应用于理性殴打。 同时，发言人发言，伊朗无人机很难击倒。</text:p>
      <text:p text:style-name="P4">
<text:span text:style-name="T4">
另请阅读：</text:span>
 <text:a xlink:type="simple" xlink:href="https://www.ukrinform.ua/rubric-ato/3721283-rosia-moze-viroblati-raketi-zavdaki-obhodu-sankcij-ignat.html" text:style-name="Internet_20_link" text:visited-style-name="Visited_20_Internet_20_Link">
俄罗斯可以绕过制裁 -  <text:span text:style-name="T4">
 ignati </text:span>
</text:a>
据报道，在6月11日晚上是航空公司<text:a xlink:type="simple" xlink:href="https://www.ukrinform.ua/tag-oborona" text:style-name="Internet_20_link" text:visited-style-name="Visited_20_Internet_20_Link">
防御</text:a>
乌克兰摧毁了六个敌人的伊朗射击“ Shahd-136/131”。</text:p>
      <text:p text:style-name="P4">
News Source: <text:a xlink:type="simple" xlink:href="https://www.ukrinform.ua/rubric-ato/3721339-rosiani-hocut-abi-mi-vitratili-na-sahedi-zenitni-raketi-ignat.html" text:style-name="Internet_20_link" text:visited-style-name="Visited_20_Internet_20_Link">
https://www.ukrinform.ua/rubric-ato/3721339-rosiani-hocut-abi-mi-vitratili-na-sahedi-zenitni-raketi-ignat.html</text:a>
</text:p>
      <!--NEWS-->
      <text:h text:style-name="P10" text:outline-level="1">
<text:span text:style-name="T4">
通过俄罗斯人在卡克霍夫斯卡亚水力发电站的恐怖袭击，六人被杀，另外10人受伤</text:span>
</text:h>
      <text:p text:style-name="P4">
作者: Ukrinform (Person)</text:p>
      <text:p text:style-name="P4">
出版商: Укринформ (Organization)</text:p>
      <text:p text:style-name="P4">
出版时间: 2023-06-11T14:04:00+03:00</text:p>
      <text:p text:style-name="P4">
修改时间: 2023-06-11T14:04:00+03:00</text:p>
      <text:p text:style-name="P4">
描述: 由于探索了Kakhovskaya水力发电站，已知6名死亡人数和10名受伤人员，其中包括两名警官和三名州紧急服务的雇员。  - 乌克林。</text:p>
      <text:p text:style-name="P4">
图片: ['<text:a xlink:type="simple" xlink:href="https://static.ukrinform.com/photos/2023_06/thumb_files/630_360_1686291428-526.jpg" text:style-name="Internet_20_link" text:visited-style-name="Visited_20_Internet_20_Link">
630_360_16862...</text:a>
']</text:p>
      <text:p text:style-name="P4">
标签: ['Херсонщина', 'Загибель', 'Зниклі безвісти', 'Каховська ГЕС', 'Підтоплення']</text:p>
      <text:p text:style-name="P4">
类型: Article</text:p>
      <!--METADATA-->
      <text:p text:style-name="P4">
<draw:frame draw:style-name="fr1" draw:name="Image77" text:anchor-type="as-char" svg:width="6.9236in" svg:height="3.956343in" draw:z-index="0">
<draw:image xlink:href="../Images/yкринформ/2023-06-11T14-04-00-03-00/630_360_1686291428-526.jpg" xlink:type="simple" xlink:show="embed" xlink:actuate="onLoad" draw:mime-type="image/jpeg"/>
</draw:frame>
由于Kakhovskaya水力发电站的破裂，已知6名被杀和10名受伤的人，其中包括两名警察和三名公务员的雇员。</text:p>
      <text:p text:style-name="P4">
据乌克林福姆报道，这是由民事保护局局长在Teleterna“ One News”的空中衡量Viktor Vitovtsky的报道。</text:p>
      <text:p text:style-name="P4">
他说：“不幸的是，我们有10人受伤，其中3名国家警察和2名ADSN雇员，以及这场灾难的6人死亡。”</text:p>
      <text:p text:style-name="P4">
Vitovetsky补充说，从SES到消除《俄罗斯恐怖分子法案》的后果，有760名工人和170多种设备是</text:p>
      <text:p text:style-name="P4">
据他说，有46个定居点洪水泛滥，超过3.8万人。</text:p>
      <text:p text:style-name="P4">
同时，SESA的代表告知，如今，Kherson地区倾向于下降水位。</text:p>
      <text:p text:style-name="P4">
“我可以说，从洪水泛滥的那一刻起 - 第八天的早晨(6月-Ed。)，现在1.5 m。我们看到一种鼻腔趋势，每天将近60厘米。” Vitovetsky补充说。</text:p>
      <text:p text:style-name="P4">
<text:span text:style-name="T4">
另请阅读：</text:span>
 <text:a xlink:type="simple" xlink:href="https://www.ukrinform.ua/rubric-regions/3721322-vijskova-administracia-zaavlae-pro-kriticnu-situaciu-v-okupovanij-golopristanskij-gromadi.html" text:style-name="Internet_20_link" text:visited-style-name="Visited_20_Internet_20_Link">
军事管理宣布<text:span text:style-name="T4">
关键</text:span>
被占领的Golopristan社区的局势</text:a>
此前，内政部长伊戈尔·克里姆森科(Igor Klimenko)在[Facebook]上报道(http://www.facebook.com/iklymenko.fb/posts/pfbid036GquLpQXSicUGieMb5rPmKXkkqAyeSPFVpEm2m1494EDqy1f5Yq8fUPfQ5qc29vdl?<text:span text:style-name="T4">
cft</text:span>
[0]=AZXu8LL2-Adzv_XMy398LtiUN1GEzdmcrTaYSja2utE4K-kOyIPPZZ9QQQbGOA-ABXt9zLHcni5DCtCKuvEc0OWXkCIIGQRdW5nERllmJ1qKCYd7S7y9y4wYV7KnTXA5a9lDkkQuHC0tnJ5En5ZJJ_1yKI9e1K32UHsfYrE7ZXXMmQPLGRK1lJUm2zjlEykNzy8&amp;<text:span text:style-name="T4">
tn</text:span>
=%2CO%2CP-R)大约五人死亡。 据他说，有35人被认为是丢失的，其中七个孩子。</text:p>
      <text:p text:style-name="P4">
“ 2718人被撤离，其中190 <text:a xlink:type="simple" xlink:href="https://www.ukrinform.ua/tag-diti" text:style-name="Internet_20_link" text:visited-style-name="Visited_20_Internet_20_Link">
儿童</text:a>
。 5人被杀。 35人被认为失踪了，其中包括7个孩子。</text:p>
      <text:p text:style-name="P4">
尼古拉地区洪水淹没了31个定居点。 982人被撤离，其中包括167名儿童。 一个人被杀。</text:p>
      <text:p text:style-name="P4">
据部长称，在dnipropetrovsk地区，在34个定居点中没有向Uimazh 1.62亿个订户供水。 饮酒和技术水正在进行中。</text:p>
      <text:p text:style-name="P4">
克里姆森科说：“与地方当局一起，我们正在寻找机会来恢复公民的稳定使用。”有一个总部来消除水力发电供应的影响。</text:p>
      <text:p text:style-name="P4">
淹没定居点中的水逐渐减少。 但是，天气状况已经消失了：它几乎在整个赫尔森地区下雨，但不会停止救援工作。</text:p>
      <text:p text:style-name="P4">
正如乌克林福姆报道的那样，6月6日晚上<text:a xlink:type="simple" xlink:href="https://www.ukrinform.ua/rubric-other_news/3720776-pidriv-rosianami-kahovskoi-ges-usi-novini.html" text:style-name="Internet_20_link" text:visited-style-name="Visited_20_Internet_20_Link">
俄罗斯军队被Greblyukakhov水力发电站炸毁</text:a>
造成了Serson和Mykolaiv地区的洪水，以及Kakhovsky储藏量的批判性摇晃。 洪水区人们的撤离仍在继续。</text:p>
      <text:p text:style-name="P4">
News Source: <text:a xlink:type="simple" xlink:href="https://www.ukrinform.ua/rubric-regions/3721344-na-hersonsini-vnaslidok-pidtoplenna-zaginuli-patero-ludej-35-znikli-bezvisti.html" text:style-name="Internet_20_link" text:visited-style-name="Visited_20_Internet_20_Link">
https://www.ukrinform.ua/rubric-regions/3721344-na-hersonsini-vnaslidok-pidtoplenna-zaginuli-patero-ludej-35-znikli-bezvisti.html</text:a>
</text:p>
      <!--NEWS-->
      <text:h text:style-name="P10" text:outline-level="1">
<text:span text:style-name="T4">
Kakhovskaya水力发电厂：奥地利社区将船只和泵转移到乌克兰</text:span>
</text:h>
      <text:p text:style-name="P4">
作者: Ukrinform (Person)</text:p>
      <text:p text:style-name="P4">
出版商: Укринформ (Organization)</text:p>
      <text:p text:style-name="P4">
出版时间: 2023-06-11T14:04:34+03:00</text:p>
      <text:p text:style-name="P4">
修改时间: 2023-06-11T14:04:34+03:00</text:p>
      <text:p text:style-name="P4">
描述: 奥地利南部施蒂里亚联邦土地政府加入了乌克兰人的帮助，克服了俄罗斯爆炸的后果，俄罗斯通过船只和泵来抽水。  - 乌克林。</text:p>
      <text:p text:style-name="P4">
图片: ['<text:a xlink:type="simple" xlink:href="https://static.ukrinform.com/photos/2023_06/thumb_files/630_360_1686481076-975.jpg" text:style-name="Internet_20_link" text:visited-style-name="Visited_20_Internet_20_Link">
630_360_16864...</text:a>
']</text:p>
      <text:p text:style-name="P4">
标签: ['Австрія', 'Каховська ГЕС']</text:p>
      <text:p text:style-name="P4">
类型: Article</text:p>
      <!--METADATA-->
      <text:p text:style-name="P4">
<draw:frame draw:style-name="fr1" draw:name="Image78" text:anchor-type="as-char" svg:width="6.9236in" svg:height="3.956343in" draw:z-index="0">
<draw:image xlink:href="../Images/yкринформ/2023-06-11T14-04-34-03-00/630_360_1686481076-975.jpg" xlink:type="simple" xlink:show="embed" xlink:actuate="onLoad" draw:mime-type="image/jpeg"/>
</draw:frame>
奥地利南部的施蒂里亚的斯蒂里亚土地加入了乌克兰人的帮助，俄罗斯由俄罗斯的卡科夫卡大坝爆炸，经过了田中的船来抽水。</text:p>
      <text:p text:style-name="P4">
正如Ukrinform报道的那样，他在[Facebook]中报道了这一点(http://www.facebook.com/permalink.php?story_fbid=1769464773470461&amp;id=100012208658315)乌克兰驻奥地利Vasily Khiminets的大使。</text:p>
      <text:p text:style-name="P4">
“由于俄罗斯在卡科夫卡犯罪，联邦政府施泰特里亚立即回应了我对受害者的援助请求。今天，他感激地收到了土地政府成员的泵，以重复水和船只。乌克兰，”他说。</text:p>
      <text:p text:style-name="P4">
正如报纸所指出的<text:a xlink:type="simple" xlink:href="http://www.kleinezeitung.at/politik/aussenpolitik/ukraine/6297675/Boot-und-Pumpen_Hilfe-fuer-ukrainische-Ueberschwemmungsopfer-kommt" text:style-name="Internet_20_link" text:visited-style-name="Visited_20_Internet_20_Link">
Kleine Zeitung</text:a>
，我们戴着抽水泵用于抽水的泵，其中三个立即在乌克兰送出，又有两个会稍后再进行。 此外，从消防员转移了一艘浅船。</text:p>
      <text:p text:style-name="P4">
还有khiminets <text:a xlink:type="simple" xlink:href="https://www.facebook.com/permalink.php" text:style-name="Internet_20_link" text:visited-style-name="Visited_20_Internet_20_Link">
报告</text:a>
拉森堡社区和维也纳人的盗窃者在联邦德文尼亚(Federal Devlinnya)中立即回应了他的呼吁，以帮助乌克兰人的俄罗斯人探索俄罗斯人的俄罗斯人俄罗斯人的水力发电厂。 大使说：“盗窃者已将其泵，船只和其他用品转移到救援工作中。援助将迅速交付给跨托克Patherian地区，以转移乌克兰的SES。”</text:p>
      <text:p text:style-name="P4">
由于俄罗斯在卡科夫卡的恐怖，奥地利组织[护理]已反映给了俄罗斯恐怖的受害者。(http://care.at/dammbruch-in-der-ukraine/)，“与合作伙伴组织一起在受影响的人群中以第一次至关重要的主题有助于。”</text:p>
      <text:p text:style-name="P4">
<text:span text:style-name="T4">
另请阅读：</text:span>
 <text:a xlink:type="simple" xlink:href="https://www.ukrinform.ua/rubric-regions/3721036-britania-nadast-ukraini-gumanitarnu-dopomogu-u-rozmiri-16-miljoniv.html" text:style-name="Internet_20_link" text:visited-style-name="Visited_20_Internet_20_Link">
英国将为乌克兰提供1600万英镑的人道主义援助</text:a>
</text:p>
      <text:p text:style-name="P4">
欧盟立即通过欧盟民事保护机制指导援助。 因此，德国提供了5,000个水处理过滤器和56个发电机，Aavusta -20水箱和10个用于抽污泥的泵，这将与乌克兰进行比较。 立陶宛和德国还为包括帐篷，床和毯子在内的人们提供设备。</text:p>
      <text:p text:style-name="P4">
News Source: <text:a xlink:type="simple" xlink:href="https://www.ukrinform.ua/rubric-regions/3721343-pidriv-kahovskoi-ges-avstrijski-gromadi-peredali-ukraini-covni-ta-nasosi.html" text:style-name="Internet_20_link" text:visited-style-name="Visited_20_Internet_20_Link">
https://www.ukrinform.ua/rubric-regions/3721343-pidriv-kahovskoi-ges-avstrijski-gromadi-peredali-ukraini-covni-ta-nasosi.html</text:a>
</text:p>
      <!--NEWS-->
      <text:h text:style-name="P10" text:outline-level="1">
<text:span text:style-name="T4">
在基辅，检查了所有庇护所：发现65％合适</text:span>
</text:h>
      <text:p text:style-name="P4">
作者: Ukrinform (Person)</text:p>
      <text:p text:style-name="P4">
出版商: Укринформ (Organization)</text:p>
      <text:p text:style-name="P4">
出版时间: 2023-06-11T14:16:54+03:00</text:p>
      <text:p text:style-name="P4">
修改时间: 2023-06-11T14:16:54+03:00</text:p>
      <text:p text:style-name="P4">
描述: 在基辅，委员会完成了针对保护结构的计划外检查。 其中有65％被认为是庇护所，可能提供了21％的人，另有14％的人不符合规格。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КМДА', 'перевірки', 'Укриття']</text:p>
      <text:p text:style-name="P4">
类型: Article</text:p>
      <!--METADATA-->
      <text:p text:style-name="P4">
<draw:frame draw:style-name="fr1" draw:name="Image81" text:anchor-type="as-char" svg:width="6.9236in" svg:height="3.956343in" draw:z-index="0">
<draw:image xlink:href="../Images/yкринформ/2023-06-11T14-16-54-03-00/630_360_1685871364-376.jpg" xlink:type="simple" xlink:show="embed" xlink:actuate="onLoad" draw:mime-type="image/jpeg"/>
</draw:frame>
在基辅，委员会完成了针对保护结构的计划外检查。 其中有65％被认为是掩体，21％可能是同一主题，另有14％的人不符合规格。</text:p>
      <text:p text:style-name="P4">
正如乌克林福姆报道的那样，它在[电报]中报道(http://t.me/KyivCityOfficial/7013?fbclid=IwAR3WCSRPxyXbsGcLFSICnszlx7IZ76fcNRRH3-R933ov2442Y5q5vDIWd6U)基辅市政府。</text:p>
      <text:p text:style-name="P4">
一般而言，城市和地区服务部以及乌克兰的警察和州服务处的紧急情况，检查了所有4,655个首都的货架。</text:p>
      <text:p text:style-name="P4">
合适的是3041对象，即65％，另外973(21％) - 它们可以成为适当安排的指导避难所。 不符合房屋的技术条件，将被隐藏为庇护-641(14％).</text:p>
      <text:p text:style-name="P4">
副代表说：“我们已经从战略行业部获得了检查的最终结果，该检查持续了10天：65％是由适当使用确定的，根本没有15％。”主席<text:a xlink:type="simple" xlink:href="https://www.ukrinform.ua/tag-kmda" text:style-name="Internet_20_link" text:visited-style-name="Visited_20_Internet_20_Link">
KSCA</text:a>
Petro Panteleev。</text:p>
      <text:p text:style-name="P4">
他还强调，所有65％或3041庇护所，基辅人民在空气焦虑期间都有用，并且对这种犯罪事实的任何操纵仅对这一令人不安的人来说都是有用的。 他说：“因为有些政府由数字拥有，只宣布合适的庇护所的15％。”</text:p>
      <text:p text:style-name="P4">
Panteleev补充说，在管理领域的背景下，具有重新注册的无法使用的避难所和避难所的情况如下：851对象(53％) - 属于基辅国家管理部门的地区管理领域，575个对象(35％) - 与私有联盟相关，170个对象(11％) - 属于州管理领域，18个对象(1％) - 属于KSCA管理。</text:p>
      <text:p text:style-name="P4">
<text:span text:style-name="T4">
另请阅读：</text:span>
 <text:a xlink:type="simple" xlink:href="https://www.ukrinform.ua/rubric-kyiv/3720994-u-kievi-lise-15-ukrittiv-pridatni-do-vikoristanna-bez-suttevih-zauvazen-kamisin.html" text:style-name="Internet_20_link" text:visited-style-name="Visited_20_Internet_20_Link">
在基辅，只有15％的货架适合使用而没有大量评论 -  <text:span text:style-name="T4">
 kamyshin </text:span>
</text:a>
</text:p>
      <text:p text:style-name="P4">
News Source: <text:a xlink:type="simple" xlink:href="https://www.ukrinform.ua/rubric-kyiv/3721346-u-kievi-perevirili-vsi-ukritta-65-viznali-pridatnimi.html" text:style-name="Internet_20_link" text:visited-style-name="Visited_20_Internet_20_Link">
https://www.ukrinform.ua/rubric-kyiv/3721346-u-kievi-perevirili-vsi-ukritta-65-viznali-pridatnimi.html</text:a>
</text:p>
      <!--NEWS-->
      <text:h text:style-name="P10" text:outline-level="1">
<text:span text:style-name="T4">
在赫尔森地区，洪水区几乎翻了一番</text:span>
</text:h>
      <text:p text:style-name="P4">
作者: Ukrinform (Person)</text:p>
      <text:p text:style-name="P4">
出版商: Укринформ (Organization)</text:p>
      <text:p text:style-name="P4">
出版时间: 2023-06-11T14:26:00+03:00</text:p>
      <text:p text:style-name="P4">
修改时间: 2023-06-11T14:26:00+03:00</text:p>
      <text:p text:style-name="P4">
描述: 在Kherson地区，Kakhovka水力发电站被洪水淹没的地区几乎翻了一番，达到77.78公里。  - 乌克林。</text:p>
      <text:p text:style-name="P4">
图片: ['<text:a xlink:type="simple" xlink:href="https://static.ukrinform.com/photos/2023_06/thumb_files/630_360_1686056974-886.jpg" text:style-name="Internet_20_link" text:visited-style-name="Visited_20_Internet_20_Link">
630_360_16860...</text:a>
']</text:p>
      <text:p text:style-name="P4">
标签: ['Херсонщина', 'Вода', 'Каховська ГЕС', 'Затоплення']</text:p>
      <text:p text:style-name="P4">
类型: Article</text:p>
      <!--METADATA-->
      <text:p text:style-name="P4">
<draw:frame draw:style-name="fr1" draw:name="Image84" text:anchor-type="as-char" svg:width="6.9236in" svg:height="3.956343in" draw:z-index="0">
<draw:image xlink:href="../Images/yкринформ/2023-06-11T14-26-00-03-00/630_360_1686056974-886.jpg" xlink:type="simple" xlink:show="embed" xlink:actuate="onLoad" draw:mime-type="image/jpeg"/>
</draw:frame>
卡科夫斯基水力发电厂被洪水淹没地区的乌森地区几乎翻了一番，达到77.78公里。</text:p>
      <text:p text:style-name="P4">
这是在[电报]中报道的(https://t.me/khersonskaODA/6718)库尔森，据报道乌克林福姆。</text:p>
      <text:p text:style-name="P4">
“洪水淹没的地区几乎翻了一番：从139到77.78公里。 洪水水平为4.07米。 在昨天<text:a xlink:type="simple" xlink:href="https://www.ukrinform.ua/tag-voda" text:style-name="Internet_20_link" text:visited-style-name="Visited_20_Internet_20_Link">
水</text:a>
她离开了三个Silberlavsky区 -  Mykolaivka，Lviv和Olgivka，”该帖子写道。</text:p>
      <text:p text:style-name="P4">
据指出，村庄之间的路径逐渐被吸引起来，但并不是每个人都在使用。</text:p>
      <text:p text:style-name="P4">
特别是在村庄的桥上。 希洛夫横梁到村庄。 哥萨克模糊了大坝和旅行。</text:p>
      <text:p text:style-name="P4">
OVA补充说，在临时占领的领土上仍然被淹没14。</text:p>
      <text:p text:style-name="P4">
<text:span text:style-name="T4">
另请阅读：</text:span>
 <text:a xlink:type="simple" xlink:href="https://www.ukrinform.ua/rubric-regions/3721337-u-zatoplenomu-hersoni-viavili-naftovu-plamu.html" text:style-name="Internet_20_link" text:visited-style-name="Visited_20_Internet_20_Link">
在被洪水的赫尔森发现<text:span text:style-name="T4">
油</text:span>
污渍</text:a>
如<text:a xlink:type="simple" xlink:href="https://www.ukrinform.ua/rubric-regions/3721234-za-nic-riven-vodi-na-hersonsini-znizivsa-na-26-santimetriv.html" text:style-name="Internet_20_link" text:visited-style-name="Visited_20_Internet_20_Link">
报道</text:a>
，在Kakhovskaya水力发电厂的结果，在Kherson地区的水的最后一夜，它降低了26厘米。</text:p>
      <text:p text:style-name="P4">
News Source: <text:a xlink:type="simple" xlink:href="https://www.ukrinform.ua/rubric-regions/3721348-na-hersonsini-plosa-pidtoplenna-zmensilasa-majze-vdvici.html" text:style-name="Internet_20_link" text:visited-style-name="Visited_20_Internet_20_Link">
https://www.ukrinform.ua/rubric-regions/3721348-na-hersonsini-plosa-pidtoplenna-zmensilasa-majze-vdvici.html</text:a>
</text:p>
      <!--NEWS-->
      <text:h text:style-name="P10" text:outline-level="1">
<text:span text:style-name="T4">
在日本，发生了6.2级的地震</text:span>
</text:h>
      <text:p text:style-name="P4">
作者: Ukrinform (Person)</text:p>
      <text:p text:style-name="P4">
出版商: Укринформ (Organization)</text:p>
      <text:p text:style-name="P4">
出版时间: 2023-06-11T14:29:53+03:00</text:p>
      <text:p text:style-name="P4">
修改时间: 2023-06-11T14:29:53+03:00</text:p>
      <text:p text:style-name="P4">
描述: 6月11日，星期日，日本北部北部岛岛附近发生了强烈的地震 - 幅度为6.2。  - 乌克林。</text:p>
      <text:p text:style-name="P4">
图片: ['<text:a xlink:type="simple" xlink:href="https://static.ukrinform.com/photos/2020_05/thumb_files/630_360_1590641887-201.jpg" text:style-name="Internet_20_link" text:visited-style-name="Visited_20_Internet_20_Link">
630_360_15906...</text:a>
']</text:p>
      <text:p text:style-name="P4">
标签: ['Японія', 'Землетрус']</text:p>
      <text:p text:style-name="P4">
类型: Article</text:p>
      <!--METADATA-->
      <text:p text:style-name="P4">
<draw:frame draw:style-name="fr1" draw:name="Image85" text:anchor-type="as-char" svg:width="6.9236in" svg:height="3.956343in" draw:z-index="0">
<draw:image xlink:href="../Images/yкринформ/2023-06-11T14-29-53-03-00/630_360_1590641887-201.jpg" xlink:type="simple" xlink:show="embed" xlink:actuate="onLoad" draw:mime-type="image/jpeg"/>
</draw:frame>
6月11日，星期日，在日本北部北海道附近发生了强大的土地 - 幅度为6.2。</text:p>
      <text:p text:style-name="P4">
正如Ukrinform报道的那样，它报告了<text:a xlink:type="simple" xlink:href="http://english.kyodonews.net/news/2023/06/f701d67ee4f1-breaking-news-m62-quake-hits-hokkaido-in-northern-japan.html" text:style-name="Internet_20_link" text:visited-style-name="Visited_20_Internet_20_Link">
Kyodo News</text:a>
。</text:p>
      <text:p text:style-name="P4">
日本气象局没有宣布海啸的威胁。</text:p>
      <text:p text:style-name="P4">
值得注意的是，在北海道南部的乌拉卡瓦附近的水域，当地时间的地下冲击记录了大约18.55，当地时间的深度为140公里。</text:p>
      <text:p text:style-name="P4">
另外，在东北[日本]也感到震惊(https://www.ukrinform.ua/tag-aponia)。</text:p>
      <text:p text:style-name="P4">
北海道电力公司(Hokkaido Electric Power Co)表示，其核电站未发现偏差。</text:p>
      <text:p text:style-name="P4">
*!(https://www.ukrinform.ua/rubric-world/3721176-u-kitai-do-kinca-roku-zapracue-najbilsa-v-sviti-sistema-rannogo-poperedzenna-pro-zemletrusi.html)正如乌克林福姆报道的那样，6月10日，发生了5.7级的地震<text:a xlink:type="simple" xlink:href="https://www.ukrinform.ua/rubric-world/3721053-na-fidzi-stavsa-zemletrus-magnitudou-57.html" text:style-name="Internet_20_link" text:visited-style-name="Visited_20_Internet_20_Link">
发生</text:a>
在斐济地区的南太平洋。</text:p>
      <text:p text:style-name="P4">
<text:span text:style-name="T5">
foto：aa</text:span>
</text:p>
      <text:p text:style-name="P4">
News Source: <text:a xlink:type="simple" xlink:href="https://www.ukrinform.ua/rubric-world/3721350-v-aponii-stavsa-zemletrus-magnitudou-62.html" text:style-name="Internet_20_link" text:visited-style-name="Visited_20_Internet_20_Link">
https://www.ukrinform.ua/rubric-world/3721350-v-aponii-stavsa-zemletrus-magnitudou-62.html</text:a>
</text:p>
      <!--NEWS-->
      <text:h text:style-name="P10" text:outline-level="1">
<text:span text:style-name="T4">
波兰农民停止与乌克兰的边界</text:span>
</text:h>
      <text:p text:style-name="P4">
作者: Ukrinform (Person)</text:p>
      <text:p text:style-name="P4">
出版商: Укринформ (Organization)</text:p>
      <text:p text:style-name="P4">
出版时间: 2023-06-11T14:42:00+03:00</text:p>
      <text:p text:style-name="P4">
修改时间: 2023-06-11T14:42:00+03:00</text:p>
      <text:p text:style-name="P4">
描述: 波兰农民暂停了在多罗格斯克（Dorogsk）（卢布林·弗瓦迪（Lublin Voivodeship））的边境过境点的抗议活动。  - 乌克林。</text:p>
      <text:p text:style-name="P4">
图片: ['<text:a xlink:type="simple" xlink:href="https://static.ukrinform.com/photos/2023_06/thumb_files/630_360_1686483636-657.png" text:style-name="Internet_20_link" text:visited-style-name="Visited_20_Internet_20_Link">
630_360_16864...</text:a>
']</text:p>
      <text:p text:style-name="P4">
标签: ['Польща', 'Протест', 'Кордон', 'Фермер', 'Аграрії']</text:p>
      <text:p text:style-name="P4">
类型: Article</text:p>
      <!--METADATA-->
      <text:p text:style-name="P4">
<draw:frame draw:style-name="fr1" draw:name="Image86" text:anchor-type="as-char" svg:width="6.9236in" svg:height="3.956343in" draw:z-index="0">
<draw:image xlink:href="../Images/yкринформ/2023-06-11T14-42-00-03-00/630_360_1686483636-657.png" xlink:type="simple" xlink:show="embed" xlink:actuate="onLoad" draw:mime-type="image/png"/>
</draw:frame>
波兰农民暂停了在多罗戈斯克的过境点上的抗议(Lublin Voivodeship).</text:p>
      <text:p text:style-name="P4">
Про це повідомляє Укрінформ із посиланням на <text:a xlink:type="simple" xlink:href="http://www.rmf24.pl/regiony/lublin/news-rolniczy-protest-w-dorohusku-zawieszony,nId,6833121#crp_state=1" text:style-name="Internet_20_link" text:visited-style-name="Visited_20_Internet_20_Link">
 RMF24</text:a>
。</text:p>
      <text:p text:style-name="P4">
正如所指出的那样，波兰阿格拉里亚人应RP Robert Telus共和国部长的要求中止了抗议，该部长应该举行会议。</text:p>
      <text:p text:style-name="P4">
*!(https://www.ukrinform.ua/rubric-world/3710485-u-serbii-strajkuut-fermeri-vimagaut-zbilsiti-subsidii.html)据部长称，几乎所有农民的要求都已经处于实施阶段。6月的拟合者将获得第一次赔偿，从降低谷物价格和不受监管的乌克兰谷物谷物的价格损失而获得的资金损失。 。</text:p>
      <text:p text:style-name="P4">
早些时候，乌克兰农民主义者宣布愿意从6月10日开始将波兰货物进入乌克兰领土，以应对抗议通过乌克兰农产品RP领土的地区农民的开始。</text:p>
      <text:p text:style-name="P4">
*!(https://www.ukrinform.ua/rubric-economy/3720572-cerez-pidriv-kahovskoi-ges-ukrainski-agrarii-vtratili-do-15-miljona-gektariv-zemel.html)据报道，与波兰农民的罢工有关，通过检查站“ Yagodin-Dorogusk”的交通得到了补充。 该动作将持续到6月13日的01：00。</text:p>
      <text:p text:style-name="P4">
2023年5月<text:a xlink:type="simple" xlink:href="https://www.ukrinform.ua/tag-evrokomisia" text:style-name="Internet_20_link" text:visited-style-name="Visited_20_Internet_20_Link">
欧盟委员会</text:a>
它禁止从乌克兰，匈牙利，波兰，斯洛伐克和罗马尼亚进口小麦，玉米，菜籽和向日葵。 6月5日，该禁令于2023年9月15日建成。</text:p>
      <text:p text:style-name="P4">
波兰已暂停乌克罗农业农产品的过境，但从4月21日开始续签。</text:p>
      <text:p text:style-name="P4">
News Source: <text:a xlink:type="simple" xlink:href="https://www.ukrinform.ua/rubric-economy/3721353-polski-agrarii-pripinili-blokuvanna-kordonu-z-ukrainou.html" text:style-name="Internet_20_link" text:visited-style-name="Visited_20_Internet_20_Link">
https://www.ukrinform.ua/rubric-economy/3721353-polski-agrarii-pripinili-blokuvanna-kordonu-z-ukrainou.html</text:a>
</text:p>
      <!--NEWS-->
      <text:h text:style-name="P10" text:outline-level="1">
<text:span text:style-name="T4">
危险沼泽：克里曼科警告不要尝试进入卡科夫卡水库</text:span>
</text:h>
      <text:p text:style-name="P4">
作者: Ukrinform (Person)</text:p>
      <text:p text:style-name="P4">
出版商: Укринформ (Organization)</text:p>
      <text:p text:style-name="P4">
出版时间: 2023-06-11T14:49:00+03:00</text:p>
      <text:p text:style-name="P4">
修改时间: 2023-06-11T22:49:00+03:00</text:p>
      <text:p text:style-name="P4">
描述: 敦促公民不要试图进入水库的遗址，在卡科夫卡水力发电站的俄罗斯人之后，水已经撤退了 - 现在有一个危险的沼泽。  - 乌克林。</text:p>
      <text:p text:style-name="P4">
图片: ['<text:a xlink:type="simple" xlink:href="https://static.ukrinform.com/photos/2023_06/thumb_files/630_360_1686336583-429.jpg" text:style-name="Internet_20_link" text:visited-style-name="Visited_20_Internet_20_Link">
630_360_16863...</text:a>
']</text:p>
      <text:p text:style-name="P4">
标签: ['Клименко', 'Каховська ГЕС', 'Болото', 'Каховське водосховище']</text:p>
      <text:p text:style-name="P4">
类型: Article</text:p>
      <!--METADATA-->
      <text:p text:style-name="P4">
<draw:frame draw:style-name="fr1" draw:name="Image87" text:anchor-type="as-char" svg:width="6.9236in" svg:height="3.956343in" draw:z-index="0">
<draw:image xlink:href="../Images/yкринформ/2023-06-11T14-49-00-03-00/630_360_1686336583-429.jpg" xlink:type="simple" xlink:show="embed" xlink:actuate="onLoad" draw:mime-type="image/jpeg"/>
</draw:frame>
公民并不试图不进入水库的遗址，卡科夫卡水力发电站的俄罗斯人的下午已经退缩了水 - 现在有一个危险的人。</text:p>
      <text:p text:style-name="P4">
关于<text:a xlink:type="simple" xlink:href="https://mvs.gov.ua/uk/news/igor-klimenko-pro-6-den-likvidaciyi-katastrofi-na-kaxovskii-ges" text:style-name="Internet_20_link" text:visited-style-name="Visited_20_Internet_20_Link">
视频更近的视频</text:a>
乌克利福姆(Igor Klimenko)说，乌克兰内部事务部长是消除了破坏卡克霍夫斯卡亚恐怖分子的后果的负责人。</text:p>
      <text:p text:style-name="P4">
“我呼吁每个想进入这些领土的公民，也许要拍摄，看看1950年代在水中加热的定居点是如何出来的。我想警告它非常危险。释放 * <text:span text:style-name="T5">
 * </text:span>
 * <text:span text:style-name="T5">
 * </text:span>
 * <text:span text:style-name="T5">
 <text:a xlink:type="simple" xlink:href="https://www.ukrinform.ua/tag-voda" text:style-name="Internet_20_link" text:visited-style-name="Visited_20_Internet_20_Link">
水</text:a>
</text:span>
*，不稳定，我们正在处理沼泽，地球很快就会收紧任何生物。”部长强调。</text:p>
      <text:p text:style-name="P4">
<text:span text:style-name="T5">
vido：[乌克兰的内政部电报频道]](https://t.me/mvs_ukraine/26279)</text:span>
</text:p>
      <text:p text:style-name="P4">
克里曼科(Klimenko)指出，执法人员展示了其他观察哨所，以防止进入人民，尤其是儿童的危险领土。</text:p>
      <text:p text:style-name="P4">
此外，在报道了消除俄罗斯恐怖袭击后果的第六天，克里曼科说，这项工作是在Kherson，Mykolaiv，Dnipropetrovsk，Odessa，Odessa和Zaporizhheaa地区进行的。 在赫尔森地区，有目的的降水，海岸线保留了350-400 m。</text:p>
      <text:p text:style-name="P4">
目前，解决了为人口提供饮酒和技术水的问题。 研究了井的问题，新的阵线训练以及将技术和饮用水运输到公民家中的问题。水的第一阶段将是奖品。 水是操作固定和移动捐赠的。 几周之内，将解决每个社区中水的技术补充。</text:p>
      <text:p text:style-name="P4">
“目前，专家正在研究DNIEPER河和其他河流的行为，这些河流在1950年代发射，当时是Kakhovka水电站发射时，”  - 知情的Kklimenko。</text:p>
      <text:p text:style-name="P4">
总部还检查了填海问题，将牛放在家里。</text:p>
      <text:p text:style-name="P4">
克里姆森科说：“农业企业的大部分地区已经为灌溉区损失或损失了水。因此，这是当今政府的优先事项。要使每个用水提供的解决方案。”</text:p>
      <text:p text:style-name="P4">
<text:span text:style-name="T4">
另请阅读：</text:span>
 <text:span text:style-name="T4">
 <text:a xlink:type="simple" xlink:href="https://www.ukrinform.ua/rubric-regions/3721373-kahovske-vodoshovise-vze-obmililo-na-70.html" text:style-name="Internet_20_link" text:visited-style-name="Visited_20_Internet_20_Link">
Kakhovka水库已经摇动了70％</text:a>
 </text:span>
</text:p>
      <text:p text:style-name="P4">
卡科夫卡水库水域也被第二次世界大战的现代弹药污染。 有一天，爆炸设备制造了五个受控刀片。</text:p>
      <text:p text:style-name="P4">
News Source: <text:a xlink:type="simple" xlink:href="https://www.ukrinform.ua/rubric-regions/3721509-nebezpecne-boloto-klimenko-zasterigae-vid-sprob-potrapiti-na-kahovske-vodoshovise.html" text:style-name="Internet_20_link" text:visited-style-name="Visited_20_Internet_20_Link">
https://www.ukrinform.ua/rubric-regions/3721509-nebezpecne-boloto-klimenko-zasterigae-vid-sprob-potrapiti-na-kahovske-vodoshovise.html</text:a>
</text:p>
      <!--NEWS-->
      <text:h text:style-name="P10" text:outline-level="1">
<text:span text:style-name="T4">
乌克兰在2023年世界杯决赛中与Socca获得了对手</text:span>
</text:h>
      <text:p text:style-name="P4">
作者: Ukrinform (Person)</text:p>
      <text:p text:style-name="P4">
出版商: Укринформ (Organization)</text:p>
      <text:p text:style-name="P4">
出版时间: 2023-06-11T14:49:32+03:00</text:p>
      <text:p text:style-name="P4">
修改时间: 2023-06-11T14:49:32+03:00</text:p>
      <text:p text:style-name="P4">
描述: 乌克兰国家队的球员将在德国埃森（Essen）的Socca世界杯果断比赛中与哈萨克斯坦队（Hazakhstan Team）一起比赛。  - 乌克林。</text:p>
      <text:p text:style-name="P4">
图片: ['<text:a xlink:type="simple" xlink:href="https://static.ukrinform.com/photos/2023_06/thumb_files/630_360_1686484143-203.png" text:style-name="Internet_20_link" text:visited-style-name="Visited_20_Internet_20_Link">
630_360_16864...</text:a>
']</text:p>
      <text:p text:style-name="P4">
标签: ['Футбол']</text:p>
      <text:p text:style-name="P4">
类型: Article</text:p>
      <!--METADATA-->
      <text:p text:style-name="P4">
<draw:frame draw:style-name="fr1" draw:name="Image88" text:anchor-type="as-char" svg:width="6.9236in" svg:height="3.956343in" draw:z-index="0">
<draw:image xlink:href="../Images/yкринформ/2023-06-11T14-49-32-03-00/630_360_1686484143-203.png" xlink:type="simple" xlink:show="embed" xlink:actuate="onLoad" draw:mime-type="image/png"/>
</draw:frame>
足球运动员将在德国埃森(Essen)的Socca World果断地比赛中与哈萨克斯坦队(Hazakhstan Team)一起比赛。</text:p>
      <text:p text:style-name="P4">
乌克利福姆报道，半决赛中的哈萨克斯坦人在墨西哥的一系列罚球竞争对手中克服了7：6。</text:p>
      <text:p text:style-name="P4">
今天的最后一次乌克兰 - 哈萨克斯坦将于基辅于21.00开始。</text:p>
      <text:p text:style-name="P4">
克罗地亚和墨西哥将在19.00的第三名中聚在一起。</text:p>
      <text:p text:style-name="P4">
据报道，乌克兰人在1/2决赛中赢得了克罗地亚人。</text:p>
      <text:p text:style-name="P4">
<text:span text:style-name="T4">
另请阅读：</text:span>
 <text:a xlink:type="simple" xlink:href="https://www.ukrinform.ua/rubric-sports/3721315-futbolisti-zbirnoi-ukraini-vijsli-u-final-cs2023-iz-socca-obigravsi-horvatiu.html" text:style-name="Internet_20_link" text:visited-style-name="Visited_20_Internet_20_Link">
<text:span text:style-name="T4">
足球</text:span>
乌克兰国家队的真相进入了2023年世界杯的决赛，击败了克罗地亚</text:a>
应该指出的是，Socca是一种迷你足球，球员的数量和场地的规模有所不同。 比赛中有6乘6个球员，两半持续20分钟。</text:p>
      <text:p text:style-name="P4">
照片：Socca世界杯。</text:p>
      <text:p text:style-name="P4">
News Source: <text:a xlink:type="simple" xlink:href="https://www.ukrinform.ua/rubric-sports/3721356-ukraina-otrimala-supernika-u-finali-cs2023-iz-socca.html" text:style-name="Internet_20_link" text:visited-style-name="Visited_20_Internet_20_Link">
https://www.ukrinform.ua/rubric-sports/3721356-ukraina-otrimala-supernika-u-finali-cs2023-iz-socca.html</text:a>
</text:p>
      <!--NEWS-->
      <text:h text:style-name="P10" text:outline-level="1">
<text:span text:style-name="T4">
土耳其航空公司由于婴儿的死亡而在布达佩斯紧急降落</text:span>
</text:h>
      <text:p text:style-name="P4">
作者: Ukrinform (Person)</text:p>
      <text:p text:style-name="P4">
出版商: Укринформ (Organization)</text:p>
      <text:p text:style-name="P4">
出版时间: 2023-06-11T14:59:41+03:00</text:p>
      <text:p text:style-name="P4">
修改时间: 2023-06-11T14:59:41+03:00</text:p>
      <text:p text:style-name="P4">
描述: 土耳其航空公司的客运飞机于6月11日（星期日）在匈牙利首都布达佩斯处于紧急职位。  - 乌克林。</text:p>
      <text:p text:style-name="P4">
图片: ['<text:a xlink:type="simple" xlink:href="https://static.ukrinform.com/photos/2020_08/thumb_files/630_360_1596362813-720.jpg" text:style-name="Internet_20_link" text:visited-style-name="Visited_20_Internet_20_Link">
630_360_15963...</text:a>
']</text:p>
      <text:p text:style-name="P4">
标签: ['Діти', 'Літак', 'Смерть', 'Turkish Airlines', 'Будапешт']</text:p>
      <text:p text:style-name="P4">
类型: Article</text:p>
      <!--METADATA-->
      <text:p text:style-name="P4">
<draw:frame draw:style-name="fr1" draw:name="Image89" text:anchor-type="as-char" svg:width="6.9236in" svg:height="3.956343in" draw:z-index="0">
<draw:image xlink:href="../Images/yкринформ/2023-06-11T14-59-41-03-00/630_360_1596362813-720.jpg" xlink:type="simple" xlink:show="embed" xlink:actuate="onLoad" draw:mime-type="image/jpeg"/>
</draw:frame>
土耳其航空公司的客运飞机于6月11日(星期日)在匈牙利首都机场布达佩斯处于紧急职位。</text:p>
      <text:p text:style-name="P4">
正如乌克林福姆报道的那样，它报告了<text:a xlink:type="simple" xlink:href="http://www.reuters.com/world/middle-east/child-11-dies-after-turkish-airlines-flight-makes-emergency-landing-budapest-2023-06-11/" text:style-name="Internet_20_link" text:visited-style-name="Visited_20_Internet_20_Link">
路透</text:a>
。</text:p>
      <text:p text:style-name="P4">
值得注意的是，这个11岁的孩子在土耳其航林中昏昏欲睡，他正从伊斯坦布尔前往纽约。</text:p>
      <text:p text:style-name="P4">
布达佩斯机场医疗服务无法保存<text:a xlink:type="simple" xlink:href="https://www.ukrinform.ua/tag-diti" text:style-name="Internet_20_link" text:visited-style-name="Visited_20_Internet_20_Link">
婴儿</text:a>
飞机发生紧急情况之后。</text:p>
      <text:p text:style-name="P4">
<text:span text:style-name="T4">
另请阅读：</text:span>
 [在希腊，Ryanair客机坐下(https://www.ukrinform.ua/rubric-world/3657151-u-grecii-ekstreno-siv-pasazirskij-litak-ryanair.html)正如乌克林福姆报道的韩国航空亚洲航空公司 <text:a xlink:type="simple" xlink:href="https://www.ukrinform.ua/rubric-world/3715264-korejska-aviakompania-perestala-prodavati-misca-bila-avarijnih-dverej-pisla-incidentu.html" text:style-name="Internet_20_link" text:visited-style-name="Visited_20_Internet_20_Link">
停止票价</text:a>
事件发生后，在飞机321-200的紧急门附近的某些地方，乘客在种植前打开飞机的门。</text:p>
      <text:p text:style-name="P4">
News Source: <text:a xlink:type="simple" xlink:href="https://www.ukrinform.ua/rubric-world/3721359-litak-turkish-airlines-zdijsniv-ekstrenu-posadku-u-budapesti-cerez-smert-ditini.html" text:style-name="Internet_20_link" text:visited-style-name="Visited_20_Internet_20_Link">
https://www.ukrinform.ua/rubric-world/3721359-litak-turkish-airlines-zdijsniv-ekstrenu-posadku-u-budapesti-cerez-smert-ditini.html</text:a>
</text:p>
      <!--NEWS-->
      <text:h text:style-name="P10" text:outline-level="1">
<text:span text:style-name="T4">
法院正在考虑有关基辅拉夫拉（Kiev Lavra）返回国家政府的几项诉讼-Tkachenko</text:span>
</text:h>
      <text:p text:style-name="P4">
作者: Ukrinform (Person)</text:p>
      <text:p text:style-name="P4">
出版商: Укринформ (Organization)</text:p>
      <text:p text:style-name="P4">
出版时间: 2023-06-11T15:01:00+03:00</text:p>
      <text:p text:style-name="P4">
修改时间: 2023-06-11T15:01:00+03:00</text:p>
      <text:p text:style-name="P4">
描述: 法院正在考虑几项要求重返基辅 - 佩奇斯克·拉夫拉（Kyiv-Pechersk Lavra）国家保护区的管理和使用。  - 乌克林。</text:p>
      <text:p text:style-name="P4">
图片: ['<text:a xlink:type="simple" xlink:href="https://static.ukrinform.com/photos/2023_06/thumb_files/630_360_1686484540-236.jpg" text:style-name="Internet_20_link" text:visited-style-name="Visited_20_Internet_20_Link">
630_360_16864...</text:a>
']</text:p>
      <text:p text:style-name="P4">
标签: ['Церква', 'Суд', 'Ткаченко', 'Київська Лавра', 'Єдині новини']</text:p>
      <text:p text:style-name="P4">
类型: Article</text:p>
      <!--METADATA-->
      <text:p text:style-name="P4">
<draw:frame draw:style-name="fr1" draw:name="Image90" text:anchor-type="as-char" svg:width="6.9236in" svg:height="3.956343in" draw:z-index="0">
<draw:image xlink:href="../Images/yкринформ/2023-06-11T15-01-00-03-00/630_360_1686484540-236.jpg" xlink:type="simple" xlink:show="embed" xlink:actuate="onLoad" draw:mime-type="image/jpeg"/>
</draw:frame>
法院正在考虑几项诉讼，以返回该国国家预备队“ Kyiv-Pechersk Lavra”的管理。</text:p>
      <text:p text:style-name="P4">
乌克利福德通讯员报告说，这是由文化和信息政策部长亚历山大·特卡肯科夫(Alexander Tkachenkov)宣布的。</text:p>
      <text:p text:style-name="P4">
“现在正在考虑几项诉讼 - 从UOC修道院开始(MP)反对我们，反对储备金，针对国家，以及我们要求执行政府在管理返回[LAVRA]的决定(https://www.ukrinform.ua/tag-kiivska-lavra)校长说。</text:p>
      <text:p text:style-name="P4">
他回忆说，上周MCIP要求一个UOC修道院(MP)委员会检查的建筑物中有79座正在等待回应。</text:p>
      <text:p text:style-name="P4">
这位部长还说，Verkhovna Rada将考虑其中心位于侵略者国家的宗教组织法律的项目。</text:p>
      <text:p text:style-name="P4">
“这将使您能够以文明的方式遵守法律，以便将位于下层拉夫拉领土的所有建筑物归还其所属国家的财产和使用。我们在21世纪的转型中看到进入乌克兰的文化和精神历史中心。” Tkachenko说。</text:p>
      <text:p text:style-name="P4">
<text:span text:style-name="T4">
另请阅读：</text:span>
 <text:a xlink:type="simple" xlink:href="https://www.ukrinform.ua/rubric-society/3721212-u-kievopecerskij-lavri-vperse-pomolilisa-za-upokij-ivana-mazepi.html" text:style-name="Internet_20_link" text:visited-style-name="Visited_20_Internet_20_Link">
在lavra中首次为ivan祈祷<text:span text:style-name="T4">
 mazepa </text:span>
</text:a>
根据乌克林福姆的说法，国家预备役“基夫 - 佩奇斯克·拉维拉”宣布终止租赁与莫斯科的乌克兰东正教教堂，从2023年3月29日开始，但长期以来，不知名的人从内部和内部和内部和内部和劳雷尔店关闭了。阻碍了委员会的开始。</text:p>
      <text:p text:style-name="P4">
ICIP接受和转让LAVRA的国家财产的委员会于6月5日完成了工作，并与预备役签署了州Main的接受和转让法，该法案确认了国家财产向保护区的转让。</text:p>
      <text:p text:style-name="P4">
News Source: <text:a xlink:type="simple" xlink:href="https://www.ukrinform.ua/rubric-society/3721361-sudi-rozgladaut-kilka-pozoviv-pro-povernenna-kiivskoi-lavri-v-upravlinna-derzavi-tkacenko.html" text:style-name="Internet_20_link" text:visited-style-name="Visited_20_Internet_20_Link">
https://www.ukrinform.ua/rubric-society/3721361-sudi-rozgladaut-kilka-pozoviv-pro-povernenna-kiivskoi-lavri-v-upravlinna-derzavi-tkacenko.html</text:a>
</text:p>
      <!--NEWS-->
      <text:h text:style-name="P10" text:outline-level="1">
<text:span text:style-name="T4">
敖德萨海岸从赫尔森地区拿着一条蛇</text:span>
</text:h>
      <text:p text:style-name="P4">
作者: Ukrinform (Person)</text:p>
      <text:p text:style-name="P4">
出版商: Укринформ (Organization)</text:p>
      <text:p text:style-name="P4">
出版时间: 2023-06-11T15:10:00+03:00</text:p>
      <text:p text:style-name="P4">
修改时间: 2023-06-11T15:10:00+03:00</text:p>
      <text:p text:style-name="P4">
描述: 在俄罗斯地区的敖德萨海岸，在俄罗斯军队爆炸后，卡科夫卡水力发电厂的大坝提供了蛇。  - 乌克林。</text:p>
      <text:p text:style-name="P4">
图片: ['<text:a xlink:type="simple" xlink:href="https://static.ukrinform.com/photos/2023_06/thumb_files/630_360_1686485377-257.jpg" text:style-name="Internet_20_link" text:visited-style-name="Visited_20_Internet_20_Link">
630_360_16864...</text:a>
']</text:p>
      <text:p text:style-name="P4">
标签: ['Херсонщина', 'Одеса', ' Чорне море', 'Змія', 'Каховська ГЕС']</text:p>
      <text:p text:style-name="P4">
类型: Article</text:p>
      <!--METADATA-->
      <text:p text:style-name="P4">
<draw:frame draw:style-name="fr1" draw:name="Image91" text:anchor-type="as-char" svg:width="6.9236in" svg:height="3.956343in" draw:z-index="0">
<draw:image xlink:href="../Images/yкринформ/2023-06-11T15-10-00-03-00/630_360_1686485377-257.jpg" xlink:type="simple" xlink:show="embed" xlink:actuate="onLoad" draw:mime-type="image/jpeg"/>
</draw:frame>
在来自赫尔森地区的敖德萨品牌海岸，在俄罗斯军队爆炸后，卡科夫卡水力发电站的坟墓带来了一条蛇。</text:p>
      <text:p text:style-name="P4">
正如乌克林福姆报道的那样，这在[电报]中说(https://t.me/odesacityofficial/18111?)“敖德萨。</text:p>
      <text:p text:style-name="P4">
“目前，来自赫尔森的敖德萨海岸带来了不同的动物，包括伊扎斯。昨天敖德萨的员工<text:a xlink:type="simple" xlink:href="https://www.ukrinform.ua/tag-zoopark" text:style-name="Internet_20_link" text:visited-style-name="Visited_20_Internet_20_Link">
Zoo</text:a>
他们在电话上去了大海(Natrix Tessellata)”， - 是在消息中。</text:p>
      <text:p text:style-name="P4">
<text:span text:style-name="T4">
另请阅读：</text:span>
 <text:a xlink:type="simple" xlink:href="https://www.ukrinform.ua/rubric-regions/3720641-pid-odesou-u-mori-znajsli-sobaku-akij-na-dosci-dopliv-z-hersonu.html" text:style-name="Internet_20_link" text:visited-style-name="Visited_20_Internet_20_Link">
在海中的敖德萨(Odessa)下发现了一只在Zherson董事会上的狗</text:a>
值得注意的是，草原毒蛇真的住在赫尔森地区(Vipera Renardi)从理论上讲，水可以带来它，但实际上它不太可能。</text:p>
      <text:p text:style-name="P4">
正如乌克林福姆报道的那样，6月6日晚上<text:a xlink:type="simple" xlink:href="https://www.ukrinform.ua/rubric-other_news/3718791-pidriv-rosianami-kahovskoi-ges-vsi-novini.html" text:style-name="Internet_20_link" text:visited-style-name="Visited_20_Internet_20_Link">
俄罗斯军队被Greblyukakhov水力发电站炸毁</text:a>
造成了Serson和Mykolaiv地区的洪水，以及Kakhovsky储藏量的批判性摇晃。</text:p>
      <text:p text:style-name="P4">
<text:span text:style-name="T4">
另请阅读：</text:span>
 <text:a xlink:type="simple" xlink:href="https://www.ukrinform.ua/rubric-regions/3720976-pidriv-grebli-kahovskoi-ges-more-na-odesini-peretvoruetsa-na-smittezvalise.html" text:style-name="Internet_20_link" text:visited-style-name="Visited_20_Internet_20_Link">
<text:span text:style-name="T4">
黑色</text:span>
 <text:span text:style-name="T4">
 </text:span>
 Sea **由于探索(https://www.ukrinform.ua/rubric-regions/3721307-corne-more-vnaslidok-pidrivu-rosianami-kahovskoi-ges-pocalo-oprisnuvatis-ekologi.html)在敖德萨地区，边防卫队记录了[黑海是如何通过嘲弄和动物公墓转变的]</text:a>
 .</text:p>
      <text:p text:style-name="P4">
News Source: <text:a xlink:type="simple" xlink:href="https://www.ukrinform.ua/rubric-regions/3721363-na-odeske-uzberezza-vinosit-zmij-z-hersonsini.html" text:style-name="Internet_20_link" text:visited-style-name="Visited_20_Internet_20_Link">
https://www.ukrinform.ua/rubric-regions/3721363-na-odeske-uzberezza-vinosit-zmij-z-hersonsini.html</text:a>
</text:p>
      <!--NEWS-->
      <text:h text:style-name="P10" text:outline-level="1">
<text:span text:style-name="T4">
俄罗斯人将安全气囊放在霍森地区的哥萨克村</text:span>
</text:h>
      <text:p text:style-name="P4">
作者: Ukrinform (Person)</text:p>
      <text:p text:style-name="P4">
出版商: Укринформ (Organization)</text:p>
      <text:p text:style-name="P4">
出版时间: 2023-06-11T15:15:00+03:00</text:p>
      <text:p text:style-name="P4">
修改时间: 2023-06-11T15:15:00+03:00</text:p>
      <text:p text:style-name="P4">
描述: 在赫尔森地区的Kozatkoe村，入侵者丢下了两架托管飞机。  - 乌克林。</text:p>
      <text:p text:style-name="P4">
图片: ['<text:a xlink:type="simple" xlink:href="https://static.ukrinform.com/photos/2023_06/thumb_files/630_360_1686485536-221.jpg" text:style-name="Internet_20_link" text:visited-style-name="Visited_20_Internet_20_Link">
630_360_16864...</text:a>
']</text:p>
      <text:p text:style-name="P4">
标签: ['Херсонщина', 'Обстріл', 'Бомба', 'Війна з Росією']</text:p>
      <text:p text:style-name="P4">
类型: Article</text:p>
      <!--METADATA-->
      <text:p text:style-name="P4">
<draw:frame draw:style-name="fr1" draw:name="Image92" text:anchor-type="as-char" svg:width="6.9236in" svg:height="3.956343in" draw:z-index="0">
<draw:image xlink:href="../Images/yкринформ/2023-06-11T15-15-00-03-00/630_360_1686485536-221.jpg" xlink:type="simple" xlink:show="embed" xlink:actuate="onLoad" draw:mime-type="image/jpeg"/>
</draw:frame>
在赫森村，入侵者抛弃了两架托管飞机。</text:p>
      <text:p text:style-name="P4">
这是由Kherson Ova在[Telegram]中报道的(http://t.me/khersonskaODA/6724)，报道乌克林福姆。</text:p>
      <text:p text:style-name="P4">
</text:p>
      <text:p text:style-name="P4">
</text:p>
      <text:p text:style-name="P4">
</text:p>
      <text:p text:style-name="P4">
“ <text:a xlink:type="simple" xlink:href="https://www.ukrinform.ua/tag-rosijska-aviacia" text:style-name="Internet_20_link" text:visited-style-name="Visited_20_Internet_20_Link">
俄罗斯航空</text:a>
拉哥萨克。 两架托管飞机被撤销到定居点。 一间撞击了五座建筑，另一座建筑物在幼儿园附近。”通道写道。</text:p>
      <text:p text:style-name="P4">
值得注意的是，平民中没有受害者。</text:p>
      <text:p text:style-name="P4">
<text:span text:style-name="T4">
另请阅读：</text:span>
 <text:a xlink:type="simple" xlink:href="https://www.ukrinform.ua/rubric-regions/3720257-u-berislavskomu-rajoni-vnaslidok-rosijskogo-obstrilu-zaginula-zinka.html" text:style-name="Internet_20_link" text:visited-style-name="Visited_20_Internet_20_Link">
由于俄罗斯庇护妇女的结果，在贝斯拉夫地区</text:a>
据报道，6月10日，俄罗斯军队每天在警报乌克兰发动袭击。</text:p>
      <text:p text:style-name="P4">
News Source: <text:a xlink:type="simple" xlink:href="https://www.ukrinform.ua/rubric-ato/3721365-rosiani-skinuli-aviabombi-na-selise-kozacke-u-hersonskij-oblasti.html" text:style-name="Internet_20_link" text:visited-style-name="Visited_20_Internet_20_Link">
https://www.ukrinform.ua/rubric-ato/3721365-rosiani-skinuli-aviabombi-na-selise-kozacke-u-hersonskij-oblast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11T15:16:00+03:00</text:p>
      <text:p text:style-name="P4">
修改时间: 2023-06-11T15:16: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97" text:anchor-type="as-char" svg:width="6.9236in" svg:height="3.956343in" draw:z-index="0">
<draw:image xlink:href="../Images/yкринформ/2023-06-11T15-16-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98" text:anchor-type="as-char" svg:width="6.9236in" svg:height="6.9236in" draw:z-index="0">
<draw:image xlink:href="../Images/yкринформ/2023-06-11T15-16-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99" text:anchor-type="as-char" svg:width="6.9236in" svg:height="6.9236in" draw:z-index="0">
<draw:image xlink:href="../Images/yкринформ/2023-06-11T15-16-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00" text:anchor-type="as-char" svg:width="6.9236in" svg:height="6.9236in" draw:z-index="0">
<draw:image xlink:href="../Images/yкринформ/2023-06-11T15-16-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01" text:anchor-type="as-char" svg:width="6.9236in" svg:height="6.9236in" draw:z-index="0">
<draw:image xlink:href="../Images/yкринформ/2023-06-11T15-16-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阿联酋为寄养家庭提供了400万美元</text:span>
</text:h>
      <text:p text:style-name="P4">
作者: Ukrinform (Person)</text:p>
      <text:p text:style-name="P4">
出版商: Укринформ (Organization)</text:p>
      <text:p text:style-name="P4">
出版时间: 2023-06-11T15:28:00+03:00</text:p>
      <text:p text:style-name="P4">
修改时间: 2023-06-11T15:28:00+03:00</text:p>
      <text:p text:style-name="P4">
描述: 阿拉伯联合酋长国已分配了400万美元，用于建造配备大型寄养家庭的避难所的现代房屋，并计划为Chernihiv学校的学生转移25,000个笔记本电脑。  - 乌克林。</text:p>
      <text:p text:style-name="P4">
图片: ['<text:a xlink:type="simple" xlink:href="https://static.ukrinform.com/photos/2023_06/thumb_files/630_360_1686486340-490.jpg" text:style-name="Internet_20_link" text:visited-style-name="Visited_20_Internet_20_Link">
630_360_16864...</text:a>
']</text:p>
      <text:p text:style-name="P4">
标签: ['Діти', 'ОАЕ', 'Олена Зеленська']</text:p>
      <text:p text:style-name="P4">
类型: Article</text:p>
      <!--METADATA-->
      <text:p text:style-name="P4">
<draw:frame draw:style-name="fr1" draw:name="Image102" text:anchor-type="as-char" svg:width="6.9236in" svg:height="3.956343in" draw:z-index="0">
<draw:image xlink:href="../Images/yкринформ/2023-06-11T15-28-00-03-00/630_360_1686486340-490.jpg" xlink:type="simple" xlink:show="embed" xlink:actuate="onLoad" draw:mime-type="image/jpeg"/>
</draw:frame>
联合阿联酋已经分配了400万美元，用于建造配备大型寄养家庭的避难所的现代房屋，并计划为切尼希夫学校的学生转移25,000张Notops。</text:p>
      <text:p text:style-name="P4">
总统的妻子奥琳娜·泽伦斯克(Olena Zelensk)在[电报]中报道了这一点。(http://t.me/FirstLadyOfUkraine/3371?single)乌克林福姆报道，在联合访问了阿联酋玛丽亚姆·阿尔姆哈里(Mariam Almhayri)的气候和环境之后。</text:p>
      <text:p text:style-name="P4">
“你会有房子!”  - 有必要看到伟大寄养家庭的学生的眼睛(因此称为DBST)和他们的命名父母。 例如，Oksana和Vyacheslav的父母在那里照顾八个孩子和五个孩子的家庭。 他们不得不在克里维·玫瑰丽(Kryvyi Rosicurers)离开房子，不断地进行炮击，但在2023年末，一家人将成为一个新的炮击。阿联酋的气候和环境，她正在访问乌克兰 - 阿吉萨姆(Ajesame)，由于她的国家，这些房屋的建造变得可能成为可能!”</text:p>
      <text:p text:style-name="P4">
Zelenskaya说，在她访问[阿联酋]期间(https://www.ukrinform.ua/tag-oae)她向阿尔姆哈里(Almhayry)通报了大型寄养家庭的戏剧。 因此，据她说，由于俄罗斯侵犯了550名儿童，至少有55个这样的家庭丧生。</text:p>
      <text:p text:style-name="P4">
“当时，阿联酋政府分配了400万美元，用于建造符合人体工程学的现代建筑，配备了庇护所，在“童年地址”框架内，来自埃琳娜·泽伦斯卡亚(Elena Zelenskaya)的“童年地址”框架内的大型寄养家庭。”头的妻子。</text:p>
      <text:p text:style-name="P4">
她感谢阿联酋穆罕默德·本·扎伊达·纳加亚纳(Al Nagayana)和整个政府的乌克兰家庭和儿童的支持。</text:p>
      <text:p text:style-name="P4">
同时，第一夫人向阿联酋部长介绍了她的其他基本项目，包括开发为学校为学校提供庇护所的项目，并购买笔记本电脑以进行远程教育。</text:p>
      <text:p text:style-name="P4">
因此，她说，基金会已经提供了38 856名教师。</text:p>
      <text:p text:style-name="P4">
Zelenska宣布：“她很高兴听到阿联酋会在这里加入 - 学生很快就会来。”</text:p>
      <text:p text:style-name="P4">
视频：<text:a xlink:type="simple" xlink:href="https://t.me/FirstLadyOfUkraine/3372" text:style-name="Internet_20_link" text:visited-style-name="Visited_20_Internet_20_Link">
Elena Zelenska/Telegram</text:a>
</text:p>
      <text:p text:style-name="P4">
“对我们来说，每个孩子都在家庭中长大很重要。多亏了“地址”并提供大家庭，我们不仅将住房返回返回俄罗斯火箭，而且还鼓励家庭了解更多有关不同家庭教育形式的信息这样每个孩子都有一个家庭”， - 第一夫人说。</text:p>
      <text:p text:style-name="P4">
她说：“只有与我们的朋友一起，我们才能克服侵略者所做的一切。我们做到了。”</text:p>
      <text:p text:style-name="P4">
*!(https://www.ukrinform.ua/rubric-polytics/3721324-v-ofisi-prezidenta-obgovorili-z-delegacieu-oae-problemu-obhodu-rosieu-miznarodnih-sankcij.html)据报道，总统沃迪米尔·泽伦斯基(Volodymyr Zelenskyy)<text:a xlink:type="simple" xlink:href="https://www.ukrinform.ua/rubric-polytics/3721244-zelenskij-zustrivsa-z-ministrom-oae-z-pitan-klimatu-j-dovkilla.html" text:style-name="Internet_20_link" text:visited-style-name="Visited_20_Internet_20_Link">
讨论</text:a>
阿联酋总统玛丽亚姆·阿尔姆哈里(Mariam Almhayry)领导下的国际事务联合酋长国的变革和环境部长，乌克兰俄罗斯环境犯罪的后果。</text:p>
      <text:p text:style-name="P4">
News Source: <text:a xlink:type="simple" xlink:href="https://www.ukrinform.ua/rubric-society/3721368-oae-nadali-4-miljoni-na-zvedenna-budinkiv-dla-prijomnih-rodin.html" text:style-name="Internet_20_link" text:visited-style-name="Visited_20_Internet_20_Link">
https://www.ukrinform.ua/rubric-society/3721368-oae-nadali-4-miljoni-na-zvedenna-budinkiv-dla-prijomnih-rodin.html</text:a>
</text:p>
      <!--NEWS-->
      <text:h text:style-name="P10" text:outline-level="1">
<text:span text:style-name="T4">
联合国教科文组织资助了教堂的恢复Mazepa建造的所有圣徒</text:span>
</text:h>
      <text:p text:style-name="P4">
作者: Ukrinform (Person)</text:p>
      <text:p text:style-name="P4">
出版商: Укринформ (Organization)</text:p>
      <text:p text:style-name="P4">
出版时间: 2023-06-11T15:35:00+03:00</text:p>
      <text:p text:style-name="P4">
修改时间: 2023-06-11T15:35:00+03:00</text:p>
      <text:p text:style-name="P4">
描述: 在MCIP的主动性和联合国教科文组织的支持下，将恢复基辅 - 佩奇斯克·拉夫拉（Keev-Pechersk Lavra）的教堂。 也将在Onufrievsky塔中的Mazepa博物馆创建。  - 乌克林。</text:p>
      <text:p text:style-name="P4">
图片: ['<text:a xlink:type="simple" xlink:href="https://static.ukrinform.com/photos/2023_06/thumb_files/630_360_1686486751-140.jpg" text:style-name="Internet_20_link" text:visited-style-name="Visited_20_Internet_20_Link">
630_360_16864...</text:a>
', '<text:a xlink:type="simple" xlink:href="https://static.ukrinform.com/photos/2023_06/1686477627-4159.jpeg" text:style-name="Internet_20_link" text:visited-style-name="Visited_20_Internet_20_Link">
1686477627-41...</text:a>
']</text:p>
      <text:p text:style-name="P4">
标签: ['Церква', 'ЮНЕСКО', 'Мазепа', 'МКІП ']</text:p>
      <text:p text:style-name="P4">
类型: Article</text:p>
      <!--METADATA-->
      <text:p text:style-name="P4">
<draw:frame draw:style-name="fr1" draw:name="Image103" text:anchor-type="as-char" svg:width="6.9236in" svg:height="3.956343in" draw:z-index="0">
<draw:image xlink:href="../Images/yкринформ/2023-06-11T15-35-00-03-00/630_360_1686486751-140.jpg" xlink:type="simple" xlink:show="embed" xlink:actuate="onLoad" draw:mime-type="image/jpeg"/>
</draw:frame>
在基辅 - 佩奇斯克·拉夫拉(Kiev-Pechersk Lavra)的组成中，所有圣教堂将在联合国教科文组织的支持下恢复MKIP。 也将创建Vonufrievsky塔的Mazepa博物馆。</text:p>
      <text:p text:style-name="P4">
文化和信息政策部长Oleksandr Tkachenko在由基辅 - 佩奇斯克·拉夫拉(Kiev-Pechersk Lavra)超声教会举行的Hetman Ivan Mazepa祈祷期间报告了这一点。</text:p>
      <text:p text:style-name="P4">
<draw:frame draw:style-name="fr1" draw:name="Image104" text:anchor-type="as-char" svg:width="6.9236in" svg:height="4.615733in" draw:z-index="0">
<draw:image xlink:href="../Images/yкринформ/2023-06-11T15-35-00-03-00/1686477627-4159.jpeg" xlink:type="simple" xlink:show="embed" xlink:actuate="onLoad" draw:mime-type="image/jpeg"/>
</draw:frame>
“由于帮助<text:a xlink:type="simple" xlink:href="https://www.ukrinform.ua/tag-unesko" text:style-name="Internet_20_link" text:visited-style-name="Visited_20_Internet_20_Link">
联合国教科文组织</text:a>
今天，我们将开始创建所有圣教堂的修复作品项目，以及关于Mazepin博物馆创建的作品的开始。 在战争之时，这很重要，因为我们继续努力保护我们的乌克兰遗产对伟大的赫特曼的记忆，后者在保存乌克兰遗产方面也做出了非常出色的调查。”</text:p>
      <text:p text:style-name="P4">
NZ“ Kyiv-Pechersk Lavra” Konstantin Kryny的科学工作副总监说，恢复提供了内部骨盆工作。 特别是，他们应该恢复遭受切割的基础以及水分重叠，从而在教堂内部造成油漆，尤其是在冬天。 Kryani还指出，他们应该恢复17世纪后期的独特壁画。</text:p>
      <text:p text:style-name="P4">
科学家说：“最后一次修复发生在1970年代。十多年前，这座教堂由于病情不满意而累积了。”</text:p>
      <text:p text:style-name="P4">
Tkachenko告知，该结构的3D扫描现在正在进行，该项目将来将在将来创建，然后将开始工作。 乌克兰和法国专家将恢复恢复。 据部长称，该项目将由联合国教科文组织资助。</text:p>
      <text:p text:style-name="P4">
联合国教科文组织Cyara Bardesky的代表“今天，乌克兰在联合国教科文组织全球名单上都有几个物体，其中一个都是圣教堂。办公室。</text:p>
      <text:p text:style-name="P4">
</text:p>
      <text:p text:style-name="P4">
<text:span text:style-name="T4">
另请阅读：</text:span>
 <text:a xlink:type="simple" xlink:href="https://www.ukrinform.ua/rubric-culture/3716647-unesko-vidilae-15-miljona-na-cifrovizaciu-kulturnoi-spadsini-ukraini.html" text:style-name="Internet_20_link" text:visited-style-name="Visited_20_Internet_20_Link">
<text:span text:style-name="T4">
联合国教科文组织</text:span>
为乌克兰文化遗产的数字化分配150万美元</text:a>
同样在此活动中，Mkip负责人指出，纪念Hetman的博物馆将在Mazepa建造的Onufrievsky Tower中组织。 特别是，它将包含独特的人工制品，转移到人物的家族和Mazepauzerkvi本人 -  1636年和1707年的福音，《伊万·米古尔(Ivan Migur)的雕刻》(Ivan Migur)的雕刻“ Triumph 1697。 所有这些展览都是在周日在所有人教堂举行的。</text:p>
      <text:p text:style-name="P4">
如[Ukrinform]报道(https://www.ukrinform.ua/rubric-society/3721212-u-kievopecerskij-lavri-vperse-pomolilisa-za-upokij-ivana-mazepi.html)，在拉瓦拉(Lavra)的所有圣教堂中，首次举行了祈祷仪式，俄罗斯教会接触了阿纳特玛(Anathema)。</text:p>
      <text:p text:style-name="P4">
<text:span text:style-name="T5">
foto：Cyril Chubotin</text:span>
</text:p>
      <text:p text:style-name="P4">
News Source: <text:a xlink:type="simple" xlink:href="https://www.ukrinform.ua/rubric-culture/3721370-unesko-profinansue-restavraciu-cerkvi-vsih-svatih-aku-zbuduvav-mazepa.html" text:style-name="Internet_20_link" text:visited-style-name="Visited_20_Internet_20_Link">
https://www.ukrinform.ua/rubric-culture/3721370-unesko-profinansue-restavraciu-cerkvi-vsih-svatih-aku-zbuduvav-mazepa.html</text:a>
</text:p>
      <!--NEWS-->
      <text:h text:style-name="P10" text:outline-level="1">
<text:span text:style-name="T4">
卡科夫卡水库已经动摇了70％</text:span>
</text:h>
      <text:p text:style-name="P4">
作者: Ukrinform (Person)</text:p>
      <text:p text:style-name="P4">
出版商: Укринформ (Organization)</text:p>
      <text:p text:style-name="P4">
出版时间: 2023-06-11T15:39:00+03:00</text:p>
      <text:p text:style-name="P4">
修改时间: 2023-06-11T15:39:00+03:00</text:p>
      <text:p text:style-name="P4">
描述: 截至6月11日上午，卡科夫卡水库损失了近15立方米。 公里的水，是其体积的70％。  - 乌克林。</text:p>
      <text:p text:style-name="P4">
图片: ['<text:a xlink:type="simple" xlink:href="https://static.ukrinform.com/photos/2023_06/thumb_files/630_360_1686382723-593.jpg" text:style-name="Internet_20_link" text:visited-style-name="Visited_20_Internet_20_Link">
630_360_16863...</text:a>
']</text:p>
      <text:p text:style-name="P4">
标签: ['Теракт', 'Міндовкілля', 'Війна з Росією', 'Каховське водосховище']</text:p>
      <text:p text:style-name="P4">
类型: Article</text:p>
      <!--METADATA-->
      <text:p text:style-name="P4">
<draw:frame draw:style-name="fr1" draw:name="Image110" text:anchor-type="as-char" svg:width="6.9236in" svg:height="3.956343in" draw:z-index="0">
<draw:image xlink:href="../Images/yкринформ/2023-06-11T15-39-00-03-00/630_360_1686382723-593.jpg" xlink:type="simple" xlink:show="embed" xlink:actuate="onLoad" draw:mime-type="image/jpeg"/>
</draw:frame>
6月11日的成员州，卡科夫卡水库损失了近15立方米。 水公里，占其数量的70％。</text:p>
      <text:p text:style-name="P4">
乌克兰环境保护和自然资源部报告了这一点<text:a xlink:type="simple" xlink:href="http://t.me/mindovkillia/1110" text:style-name="Internet_20_link" text:visited-style-name="Visited_20_Internet_20_Link">
电报</text:a>
，报道乌克林福姆。</text:p>
      <text:p text:style-name="P4">
“截至早晨，从水库的卡科夫卡水力发电站损失了70％或13.95立方米。 水公里，”消息写着。</text:p>
      <text:p text:style-name="P4">
同时，专家记录了Kakhovka水电站被摧毁的GP下方的DNIEPER的水位下降。 因此，在Kherson上，它减少了近1.5 m。</text:p>
      <text:p text:style-name="P4">
<text:span text:style-name="T4">
另请阅读：</text:span>
 [由于探索而导致黑海(https://www.ukrinform.ua/rubric-regions/3721307-corne-more-vnaslidok-pidrivu-rosianami-kahovskoi-ges-pocalo-oprisnuvatis-ekologi.html)在Natnodniprovsky天然公园的地区，与晚间指示相比，水下降了20厘米。</text:p>
      <text:p text:style-name="P4">
此外，Kamyansk Sich National Park的水区也占地7米。</text:p>
      <text:p text:style-name="P4">
根据国家生态检查局和国家机构的专家进行的实验室研究结果，在Dniprovsk水和水，R。Ingulets中，石油产品的含量不超过最大允许的浓度。</text:p>
      <text:p text:style-name="P4">
该部强调，由于恐怖袭击<text:a xlink:type="simple" xlink:href="https://www.ukrinform.ua/tag-rosia" text:style-name="Internet_20_link" text:visited-style-name="Visited_20_Internet_20_Link">
俄罗斯</text:a>
在Kakhovsk水力发电站上。</text:p>
      <text:p text:style-name="P4">
<text:span text:style-name="T4">
另请阅读：</text:span>
 <text:a xlink:type="simple" xlink:href="https://www.ukrinform.ua/rubric-regions/3720898-piski-po-dnu-kahovskogo-vodoshovisa.html" text:style-name="Internet_20_link" text:visited-style-name="Visited_20_Internet_20_Link">
<text:span text:style-name="T4">
在脚上</text:span>
 by <text:span text:style-name="T4">
底部</text:span>
 kakhovsky水库</text:a>
据报道，6月11日12:00，尼科波利斯坦地区卡科夫斯基水库的水位从8:00降低了18厘米，为9.17 m。</text:p>
      <text:p text:style-name="P4">
News Source: <text:a xlink:type="simple" xlink:href="https://www.ukrinform.ua/rubric-regions/3721373-kahovske-vodoshovise-vze-obmililo-na-70.html" text:style-name="Internet_20_link" text:visited-style-name="Visited_20_Internet_20_Link">
https://www.ukrinform.ua/rubric-regions/3721373-kahovske-vodoshovise-vze-obmililo-na-70.html</text:a>
</text:p>
      <!--NEWS-->
      <text:h text:style-name="P10" text:outline-level="1">
<text:span text:style-name="T4">
洪都拉与台湾建立关系后，在中国开设了大使馆</text:span>
</text:h>
      <text:p text:style-name="P4">
作者: Ukrinform (Person)</text:p>
      <text:p text:style-name="P4">
出版商: Укринформ (Organization)</text:p>
      <text:p text:style-name="P4">
出版时间: 2023-06-11T15:43:08+03:00</text:p>
      <text:p text:style-name="P4">
修改时间: 2023-06-11T15:43:08+03:00</text:p>
      <text:p text:style-name="P4">
描述: 洪都拉斯（Honduras）今天在中美洲的一个国家与台湾今年年初切断了外交关系后，今天在中国开设了一个大使馆。  - 乌克林。</text:p>
      <text:p text:style-name="P4">
图片: ['<text:a xlink:type="simple" xlink:href="https://static.ukrinform.com/photos/2023_06/thumb_files/630_360_1686487299-872.jpg" text:style-name="Internet_20_link" text:visited-style-name="Visited_20_Internet_20_Link">
630_360_16864...</text:a>
']</text:p>
      <text:p text:style-name="P4">
标签: ['Гондурас', 'Китай', 'Посольство', 'Тайвань']</text:p>
      <text:p text:style-name="P4">
类型: Article</text:p>
      <!--METADATA-->
      <text:p text:style-name="P4">
<draw:frame draw:style-name="fr1" draw:name="Image111" text:anchor-type="as-char" svg:width="6.9236in" svg:height="3.956343in" draw:z-index="0">
<draw:image xlink:href="../Images/yкринформ/2023-06-11T15-43-08-03-00/630_360_1686487299-872.jpg" xlink:type="simple" xlink:show="embed" xlink:actuate="onLoad" draw:mime-type="image/jpeg"/>
</draw:frame>
洪都拉斯(Honduras)在中央艾米尔(Central Amelics)今年年初与台湾的外交关系破坏了中国的大使馆。</text:p>
      <text:p text:style-name="P4">
根据乌克林福姆的说法，该机构[路透]报告了(http://www.reuters.com/world/honduras-opens-embassy-china-after-cutting-ties-taiwan-2023-06-11/)关于本地媒体。</text:p>
      <text:p text:style-name="P4">
北京大使馆由两国外交大臣开设。</text:p>
      <text:p text:style-name="P4">
洪都拉斯总裁Xiomara Castro目前在<text:a xlink:type="simple" xlink:href="https://www.ukrinform.ua/tag-kitaj" text:style-name="Internet_20_link" text:visited-style-name="Visited_20_Internet_20_Link">
中国</text:a>
在国事访问中，他打算与他的中国同事习近平见面。</text:p>
      <text:p text:style-name="P4">
路透社说，这次访问意味着两个制造者之间外交关系的新时代的开始。</text:p>
      <text:p text:style-name="P4">
*!(https://www.ukrinform.ua/rubric-world/3702968-u-paragvai-na-viborah-prezidenta-peremig-protajvanskij-kandidat.html)据报道，6月6日，中国人民共和国正式<text:a xlink:type="simple" xlink:href="https://www.ukrinform.ua/rubric-world/3718759-kitaj-vidkriv-posolstvo-v-gondurasi.html" text:style-name="Internet_20_link" text:visited-style-name="Visited_20_Internet_20_Link">
开放外交代表</text:a>
在洪都拉斯共和国，她于3月26日与之建立了外交关系。</text:p>
      <text:p text:style-name="P4">
3月，洪都拉斯共和国于同月与台湾的外交关系切断<text:a xlink:type="simple" xlink:href="https://www.ukrinform.ua/rubric-world/3687493-kitaj-i-gonduras-vstanovili-diplomaticni-vidnosini.html" text:style-name="Internet_20_link" text:visited-style-name="Visited_20_Internet_20_Link">
与中国建立了外交关系</text:a>
</text:p>
      <text:p text:style-name="P4">
News Source: <text:a xlink:type="simple" xlink:href="https://www.ukrinform.ua/rubric-world/3721376-gonduras-vidkriv-posolstvo-v-knr-pisla-rozrivu-vidnosin-iz-tajvanem.html" text:style-name="Internet_20_link" text:visited-style-name="Visited_20_Internet_20_Link">
https://www.ukrinform.ua/rubric-world/3721376-gonduras-vidkriv-posolstvo-v-knr-pisla-rozrivu-vidnosin-iz-tajvanem.html</text:a>
</text:p>
      <!--NEWS-->
      <text:h text:style-name="P10" text:outline-level="1">
<text:span text:style-name="T4">
国际滑冰联盟继续从比赛中删除俄罗斯人和白俄罗斯</text:span>
</text:h>
      <text:p text:style-name="P4">
作者: Ukrinform (Person)</text:p>
      <text:p text:style-name="P4">
出版商: Укринформ (Organization)</text:p>
      <text:p text:style-name="P4">
出版时间: 2023-06-11T15:44:25+03:00</text:p>
      <text:p text:style-name="P4">
修改时间: 2023-06-11T15:44:25+03:00</text:p>
      <text:p text:style-name="P4">
描述: 国际滑冰联盟（ISU）使俄罗斯人和白俄罗斯从主持下参加比赛。  - 乌克林。</text:p>
      <text:p text:style-name="P4">
图片: ['<text:a xlink:type="simple" xlink:href="https://static.ukrinform.com/photos/2023_06/thumb_files/630_360_1686487357-357.jpg" text:style-name="Internet_20_link" text:visited-style-name="Visited_20_Internet_20_Link">
630_360_16864...</text:a>
']</text:p>
      <text:p text:style-name="P4">
标签: ['фігурне катання']</text:p>
      <text:p text:style-name="P4">
类型: Article</text:p>
      <!--METADATA-->
      <text:p text:style-name="P4">
<draw:frame draw:style-name="fr1" draw:name="Image112" text:anchor-type="as-char" svg:width="6.9236in" svg:height="3.956343in" draw:z-index="0">
<draw:image xlink:href="../Images/yкринформ/2023-06-11T15-44-25-03-00/630_360_1686487357-357.jpg" xlink:type="simple" xlink:show="embed" xlink:actuate="onLoad" draw:mime-type="image/jpeg"/>
</draw:frame>
国际滑冰联盟(ISU)他离开了俄国人从主持下参加比赛的俄罗斯人。</text:p>
      <text:p text:style-name="P4">
这是在官方[网站]上报道的(https://www.isu.org/isu-news/news/145-news/14614-isu-statement-ioc-recommendations-of-march-28-2023?templateParam=15)ISU，报道乌克林福姆。</text:p>
      <text:p text:style-name="P4">
“ ISU理事会于2023年6月9日至11日开会，并讨论了2023年3月28日奥林匹克委员会关于与俄罗斯或白俄罗斯护照的运动员参与国际联合会的建议。 ISU委员会已决定研究IOC建议的潜在实施方式。 理事会将继续监视乌克兰的情况及其在ISU的影响活动，以及在框架框架内的决定及其实施。 同时，先前的决定仍然有效。”消息说。</text:p>
      <text:p text:style-name="P4">
他们还强调，他们将研究机会重返俄罗斯联邦和RB代表的比赛。</text:p>
      <text:p text:style-name="P4">
据报道，国际奥委会(IOC)最近发布了有关国际联合会的建议，内容涉及俄罗斯人和白俄罗斯逐步接受没有国家符号的国际非存在地位竞赛。 委员会计划稍后再分开讨论这个问题。</text:p>
      <text:p text:style-name="P4">
<text:span text:style-name="T4">
另请阅读：</text:span>
 [乌克兰的帆船锦标赛(https://www.ukrinform.ua/rubric-sports/3721120-cempionat-ukraini-z-vitrilnogo-sportu-vperse-vidbuvsa-na-lvivsini.html)正如乌克林福姆报道的那样，部长的内阁决定，乌克兰运动员将参加国际比赛，该比赛将与灌溉和白俄罗斯的运动员一起展出。</text:p>
      <text:p text:style-name="P4">
照片：盖蒂图像</text:p>
      <text:p text:style-name="P4">
News Source: <text:a xlink:type="simple" xlink:href="https://www.ukrinform.ua/rubric-sports/3721377-miznarodnij-souz-kovzanariv-prodovziv-vidstoronenna-rosian-i-bilorusiv-vid-zmagan.html" text:style-name="Internet_20_link" text:visited-style-name="Visited_20_Internet_20_Link">
https://www.ukrinform.ua/rubric-sports/3721377-miznarodnij-souz-kovzanariv-prodovziv-vidstoronenna-rosian-i-bilorusiv-vid-zmagan.html</text:a>
</text:p>
      <!--NEWS-->
      <text:h text:style-name="P10" text:outline-level="1">
<text:span text:style-name="T4">
在LVIV中，由于恶劣的天气，将近40个定居点已断开</text:span>
</text:h>
      <text:p text:style-name="P4">
作者: Ukrinform (Person)</text:p>
      <text:p text:style-name="P4">
出版商: Укринформ (Organization)</text:p>
      <text:p text:style-name="P4">
出版时间: 2023-06-11T15:51:58+03:00</text:p>
      <text:p text:style-name="P4">
修改时间: 2023-06-11T15:51:58+03:00</text:p>
      <text:p text:style-name="P4">
描述: 在LVIV地区，由于天气恶劣而没有电源。  - 乌克林。</text:p>
      <text:p text:style-name="P4">
图片: ['<text:a xlink:type="simple" xlink:href="https://static.ukrinform.com/photos/2023_06/thumb_files/630_360_1686487791-564.jpg" text:style-name="Internet_20_link" text:visited-style-name="Visited_20_Internet_20_Link">
630_360_16864...</text:a>
']</text:p>
      <text:p text:style-name="P4">
标签: ['Електроенергія', 'Львівщина', 'Негода']</text:p>
      <text:p text:style-name="P4">
类型: Article</text:p>
      <!--METADATA-->
      <text:p text:style-name="P4">
<draw:frame draw:style-name="fr1" draw:name="Image113" text:anchor-type="as-char" svg:width="6.9236in" svg:height="3.956343in" draw:z-index="0">
<draw:image xlink:href="../Images/yкринформ/2023-06-11T15-51-58-03-00/630_360_1686487791-564.jpg" xlink:type="simple" xlink:show="embed" xlink:actuate="onLoad" draw:mime-type="image/jpeg"/>
</draw:frame>
在乌尔维地区，由于天气恶劣，没有电力，仍有39个居住的捐款。</text:p>
      <text:p text:style-name="P4">
LVIV OVA在[Telegram]中报道了这一点(https://t.me/people_of_action/17197)，报道乌克林福姆。</text:p>
      <text:p text:style-name="P4">
“与不利天气条件有关，此时仍有39个定居点。 其中，16个填充的点完全是完全，部分是23个。”帖子写道。</text:p>
      <text:p text:style-name="P4">
值得注意的是，在Drohobych社区中，通过风的阵风，八个定居点被部分缩小，并且一个完全被逐渐增强。</text:p>
      <text:p text:style-name="P4">
在Zhovkva社区中，六个和完全 - 三个定居点被部分停用。</text:p>
      <text:p text:style-name="P4">
在Skole，Radekhiv Tasambir社区中完全停用了两个定居点。</text:p>
      <text:p text:style-name="P4">
<text:span text:style-name="T4">
另请阅读：</text:span>
 <text:a xlink:type="simple" xlink:href="https://www.ukrinform.ua/rubric-regions/3721004-v-ukraini-zavtra-dositime-podekudi-grozi-ta-grad.html" text:style-name="Internet_20_link" text:visited-style-name="Visited_20_Internet_20_Link">
在周日的乌克兰，它会下雨 - 某个地方<text:span text:style-name="T4">
雷暴</text:span>
和冰雹</text:a>
Starosambir，Sambir，Skole，Boryslav，Yavoriv社区的部分缺陷。</text:p>
      <text:p text:style-name="P4">
OVA指出，恢复<text:a xlink:type="simple" xlink:href="https://www.ukrinform.ua/tag-elektroenergia" text:style-name="Internet_20_link" text:visited-style-name="Visited_20_Internet_20_Link">
电源</text:a>
在LVIV地区，有24个PJSC“ Lvivoblenergo”旅，由103人组成。</text:p>
      <text:p text:style-name="P4">
正如LVIV地区报道的那样，由于山地戒指的排水和扩散，在LVIV地区受伤了两个地区 -  Drohobych和Stryi。</text:p>
      <text:p text:style-name="P4">
News Source: <text:a xlink:type="simple" xlink:href="https://www.ukrinform.ua/rubric-regions/3721379-na-lvivsini-cerez-negodu-znestrumleno-majze-40-naselenih-punktiv.html" text:style-name="Internet_20_link" text:visited-style-name="Visited_20_Internet_20_Link">
https://www.ukrinform.ua/rubric-regions/3721379-na-lvivsini-cerez-negodu-znestrumleno-majze-40-naselenih-punktiv.html</text:a>
</text:p>
      <!--NEWS-->
      <text:h text:style-name="P10" text:outline-level="1">
<text:span text:style-name="T4">
在切尔尼希夫地区开放了维修桥的运动</text:span>
</text:h>
      <text:p text:style-name="P4">
作者: Ukrinform (Person)</text:p>
      <text:p text:style-name="P4">
出版商: Укринформ (Organization)</text:p>
      <text:p text:style-name="P4">
出版时间: 2023-06-11T15:56:00+03:00</text:p>
      <text:p text:style-name="P4">
修改时间: 2023-06-11T15:56:00+03:00</text:p>
      <text:p text:style-name="P4">
描述: 双方向基辅道路上的大修桥进行了运动 - 诺维·亚里洛维奇（Novi Yarilovichi）被打开了。  - 乌克林。</text:p>
      <text:p text:style-name="P4">
图片: ['<text:a xlink:type="simple" xlink:href="https://static.ukrinform.com/photos/2017_06/thumb_files/630_360_1498574848-5781.jpg" text:style-name="Internet_20_link" text:visited-style-name="Visited_20_Internet_20_Link">
630_360_14985...</text:a>
']</text:p>
      <text:p text:style-name="P4">
标签: ['Міст', 'Ремонт', 'Відбудова', 'Відновлення України']</text:p>
      <text:p text:style-name="P4">
类型: Article</text:p>
      <!--METADATA-->
      <text:p text:style-name="P4">
<draw:frame draw:style-name="fr1" draw:name="Image114" text:anchor-type="as-char" svg:width="6.9236in" svg:height="3.956343in" draw:z-index="0">
<draw:image xlink:href="../Images/yкринформ/2023-06-11T15-56-00-03-00/630_360_1498574848-5781.jpg" xlink:type="simple" xlink:show="embed" xlink:actuate="onLoad" draw:mime-type="image/jpeg"/>
</draw:frame>
由基辅 - 切尔尼希夫路(Chernihiv Road)的大修桥的双方开放。</text:p>
      <text:p text:style-name="P4">
这是由社区发展部的新闻服务，乌克兰的Tainfrastructure领土在<text:a xlink:type="simple" xlink:href="https://www.facebook.com/watch/" text:style-name="Internet_20_link" text:visited-style-name="Visited_20_Internet_20_Link">
Facebook</text:a>
，报道乌克林福姆。</text:p>
      <text:p text:style-name="P4">
“ 6月9日，M -01 Kyiv -Chernihiv -Chernihiv -Novi Yarilovichi开放了大修桥的双方行动。 现在，为了打开条款 - 它将卸下Chernihiv周围的运输流，”消息中的Go。</text:p>
      <text:p text:style-name="P4">
*!(https://www.ukrinform.ua/rubric-economy/3720672-vidnovlenna-kahovskoi-ges-ta-suputni-roboti-kostuvatimut-orientovno-2-milardi-smigal.html)根据Viceremier-Minister的说法，为了恢复社区，领土和基础设施发展的乌克兰少数人亚历山大·库布拉科夫(Alexander Kubrakov)的研究，桥梁的重建是在短时间内进行的。 大修始于去年年底。 拆除了损坏的结构，安装了新的支撑，铺设了沥青路面，并修复了通往桥梁的方法。</text:p>
      <text:p text:style-name="P4">
这座桥已成为[Chernihiv地区]的第五座恢复的立交桥(https://www.ukrinform.ua/tag-cernigivsina)。 通常，去年重建41个城市的恢复不恢复部和五个乌兹海特的距离。 目前，基辅，Zhytomyr，Kharkiv，Kherson和Mykolaiv地区还有25个桥梁，计划在今年年底之前完成。</text:p>
      <text:p text:style-name="P4">
<text:span text:style-name="T4">
另请阅读：</text:span>
 <text:a xlink:type="simple" xlink:href="https://www.ukrinform.ua/rubric-vidbudova/3720491-ukraina-prezentuvala-banku-rozvitku-radi-evropi-persocergovi-plani-vidbudovi.html" text:style-name="Internet_20_link" text:visited-style-name="Visited_20_Internet_20_Link">
乌克兰提出了欧洲理事会发展银行<text:span text:style-name="T4">
重建</text:span>
</text:a>
据报道，道路上的桥梁<text:a xlink:type="simple" xlink:href="https://www.ukrinform.ua/tag-kiiv" text:style-name="Internet_20_link" text:visited-style-name="Visited_20_Internet_20_Link">
基辅</text:a>
\  - 切尔尼希夫 - 诺维·亚利洛维奇(Novi Yarilovichi)在2022年初被摧毁。 桥梁恢复了Chernihiv地区的邮政储蓄。</text:p>
      <text:p text:style-name="P4">
<text:span text:style-name="T5">
照片说明性</text:span>
</text:p>
      <text:p text:style-name="P4">
News Source: <text:a xlink:type="simple" xlink:href="https://www.ukrinform.ua/rubric-vidbudova/3721381-na-cernigivsini-vidkrili-ruh-vidremontovanim-mostom.html" text:style-name="Internet_20_link" text:visited-style-name="Visited_20_Internet_20_Link">
https://www.ukrinform.ua/rubric-vidbudova/3721381-na-cernigivsini-vidkrili-ruh-vidremontovanim-mostom.html</text:a>
</text:p>
      <!--NEWS-->
      <text:h text:style-name="P10" text:outline-level="1">
<text:span text:style-name="T4">
欧盟委员会取消了从乌克兰进口12种货物的禁令 - 斯蒂芬妮斯林</text:span>
</text:h>
      <text:p text:style-name="P4">
作者: Ukrinform (Person)</text:p>
      <text:p text:style-name="P4">
出版商: Укринформ (Organization)</text:p>
      <text:p text:style-name="P4">
出版时间: 2023-06-11T15:57:00+03:00</text:p>
      <text:p text:style-name="P4">
修改时间: 2023-06-11T22:57:00+03:00</text:p>
      <text:p text:style-name="P4">
描述: 6月5日，欧盟委员会继续限制进口六种类型的乌克兰农产品，取消了对进口其他11-12种商品的禁令。  - 乌克林。</text:p>
      <text:p text:style-name="P4">
图片: ['<text:a xlink:type="simple" xlink:href="https://static.ukrinform.com/photos/2023_02/thumb_files/630_360_1675362971-164.jpg" text:style-name="Internet_20_link" text:visited-style-name="Visited_20_Internet_20_Link">
630_360_16753...</text:a>
']</text:p>
      <text:p text:style-name="P4">
标签: ['Економіка', 'Єврокомісія', 'Імпорт', 'Стефанішина', 'Агропродукція']</text:p>
      <text:p text:style-name="P4">
类型: Article</text:p>
      <!--METADATA-->
      <text:p text:style-name="P4">
<draw:frame draw:style-name="fr1" draw:name="Image115" text:anchor-type="as-char" svg:width="6.9236in" svg:height="3.956343in" draw:z-index="0">
<draw:image xlink:href="../Images/yкринформ/2023-06-11T15-57-00-03-00/630_360_1675362971-164.jpg" xlink:type="simple" xlink:show="embed" xlink:actuate="onLoad" draw:mime-type="image/jpeg"/>
</draw:frame>
6月5日，欧盟委员会继续限制进口六种类型的乌克兰农产品，取而代之的是禁止进口其他11-12种商品。</text:p>
      <text:p text:style-name="P4">
乌克林福姆向乌克兰奥尔加·斯蒂芬斯林的欧洲太极拳融合的维奇雷米尔·米尼斯特(Viceremier-Minister)报道了这一点。(https://suspilne.media/504220-stefanisina-evrokomisia-dosluhalas-do-ukraini-z-privodu-zaboroni-importu-agroprodukcii/)”。</text:p>
      <text:p text:style-name="P4">
“我们认为，欧盟委员会于6月5日听取了我们的声音，当限制继续时，它们仅用于六种类型的产品，并对其他11或12种产品被废除，”  -  Vialalastfanishina。</text:p>
      <text:p text:style-name="P4">
<text:span text:style-name="T4">
另请阅读：</text:span>
 <text:span text:style-name="T4">
 <text:a xlink:type="simple" xlink:href="https://www.ukrinform.ua/rubric-economy/3721353-polski-agrarii-pripinili-blokuvanna-kordonu-z-ukrainou.html" text:style-name="Internet_20_link" text:visited-style-name="Visited_20_Internet_20_Link">
波兰农业主义者停止与乌克兰的边界封锁</text:a>
</text:span>
</text:p>
      <text:p text:style-name="P4">
她指出，今天在波兰 - 乌克兰边境已经停止了盛开，乌克兰将能够通过波兰运输产品到其他国家。</text:p>
      <text:p text:style-name="P4">
斯蒂芬尼斯山(Stephanyshina)指出，预计将在下周举行的协调平台会议，这将解决乌克兰产品的过境和专家的所有问题，并取消了这些禁令和损失赔偿的问题。</text:p>
      <text:p text:style-name="P4">
她强调，进口进口的损失是数亿发烧。</text:p>
      <text:p text:style-name="P4">
“这是一段很长的时间，鉴于9月在9月实施的额外限制，这是数亿欧元损失了我们的公司，我们缺乏的额外收入，因此，非法非法的后果是非法的禁令，”奥尔加说。</text:p>
      <text:p text:style-name="P4">
<text:span text:style-name="T4">
另请阅读：</text:span>
 <text:span text:style-name="T4">
 <text:a xlink:type="simple" xlink:href="https://www.ukrinform.ua/rubric-economy/3720101-ukraina-u-lutomu-bula-najbilsim-postacalnikom-agrarnoi-produkcii-do-es.html" text:style-name="Internet_20_link" text:visited-style-name="Visited_20_Internet_20_Link">
乌克兰2月是欧盟最大的农业产品供应商</text:a>
</text:span>
</text:p>
      <text:p text:style-name="P4">
6月5日，欧盟委员会继续限制乌克兰农产品的进口，直到2023年9月15日。 _ <text:span text:style-name="T4">
 <text:a xlink:type="simple" xlink:href="https://www.ukrinform.ua/rubric-economy/3718722-teper-oficijno-es-prodovziv-diu-obmezen-na-agroimport-z-ukraini-do-seredini-veresna.html" text:style-name="Internet_20_link" text:visited-style-name="Visited_20_Internet_20_Link">
将涉及限制</text:a>
</text:span>
 _乌克兰进口，玉米，菜籽和葵花籽。</text:p>
      <text:p text:style-name="P4">
News Source: <text:a xlink:type="simple" xlink:href="https://www.ukrinform.ua/rubric-economy/3721524-evrokomisia-skasuvala-zaboronu-na-import-12-grup-tovariv-z-ukraini-stefanisina.html" text:style-name="Internet_20_link" text:visited-style-name="Visited_20_Internet_20_Link">
https://www.ukrinform.ua/rubric-economy/3721524-evrokomisia-skasuvala-zaboronu-na-import-12-grup-tovariv-z-ukraini-stefanisina.html</text:a>
</text:p>
      <!--NEWS-->
      <text:h text:style-name="P10" text:outline-level="1">
<text:span text:style-name="T4">
乌克兰和欧洲毫无意义且谋杀：关于与现任莫斯科政权谈判的波多瓦克</text:span>
</text:h>
      <text:p text:style-name="P4">
作者: Ukrinform (Person)</text:p>
      <text:p text:style-name="P4">
出版商: Укринформ (Organization)</text:p>
      <text:p text:style-name="P4">
出版时间: 2023-06-11T16:08:38+03:00</text:p>
      <text:p text:style-name="P4">
修改时间: 2023-06-11T16:08:38+03:00</text:p>
      <text:p text:style-name="P4">
描述: 总统办公室负责人Mikhail Podolyak的顾问表示，目前与现任莫斯科政权的任何谈判都是不可能的。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Переговори', 'Подоляк', 'Війна з Росією']</text:p>
      <text:p text:style-name="P4">
类型: Article</text:p>
      <!--METADATA-->
      <text:p text:style-name="P4">
<draw:frame draw:style-name="fr1" draw:name="Image116" text:anchor-type="as-char" svg:width="6.9236in" svg:height="3.956343in" draw:z-index="0">
<draw:image xlink:href="../Images/yкринформ/2023-06-11T16-08-38-03-00/630_360_1669378255-230.jpg" xlink:type="simple" xlink:show="embed" xlink:actuate="onLoad" draw:mime-type="image/jpeg"/>
</draw:frame>
乌克兰Mikhail Podolyak总统办公室的顾问表示，目前不可能使用莫斯科政权的任何官员进程。</text:p>
      <text:p text:style-name="P4">
他在<text:a xlink:type="simple" xlink:href="https://twitter.com/Podolyak_M/status/1667848007499300864" text:style-name="Internet_20_link" text:visited-style-name="Visited_20_Internet_20_Link">
Twitter</text:a>
，报道乌克林福姆。</text:p>
      <text:p text:style-name="P4">
“与当前莫斯科政权的任何谈判进程都是不可能的。乌克兰毫无意义，危险和谋杀罪，对于欧洲，国际权利……为此目的没有“俄罗斯”，印度尼西亚人或巴西人或非洲人。基金会，” Podolyak坚信。</text:p>
      <text:p text:style-name="P4">
他强调说：“侵略者应该离开其他领土，最终确定自己的军队和该国的声誉，以恐惧。”</text:p>
      <text:p text:style-name="P4">
正如乌克兰(Ukrinform)的报道(https://www.youtube.com/watch?v=c8SKQuCruro)指出：如果俄罗斯正在朝着上皮方向雅意，那么他们应该出去(来自乌克兰领土。)不等待我们死很多人，我们会把他们赶出去。”</text:p>
      <text:p text:style-name="P4">
<text:span text:style-name="T4">
另请阅读：</text:span>
 <text:a xlink:type="simple" xlink:href="https://www.ukrinform.ua/rubric-polytics/3720605-ponad-20-krain-vibrali-punkti-formuli-miru-aki-gotovi-koordinuvati-abo-buti-spivgolovami-op.html" text:style-name="Internet_20_link" text:visited-style-name="Visited_20_Internet_20_Link">
超过20个国家 /地区选择了准备协调或合并的和平公式点 -  op</text:a>
同时，国家元首强调，当我们挤压一个重要领土的俄罗斯军队时，与俄罗斯进行谈判再也没有意义。 [Zelensky]说：“与他们谈论什么？谈论什么意义？他们做了什么，没有人准备与他们进行对话。”(https://www.ukrinform.ua/tag-zelenskij) .</text:p>
      <text:p text:style-name="P4">
News Source: <text:a xlink:type="simple" xlink:href="https://www.ukrinform.ua/rubric-polytics/3721387-bezgluzdo-i-vbivco-dla-ukraini-i-evropi-podolak-pro-peregovori-z-ninisnim-moskovskim-rezimom.html" text:style-name="Internet_20_link" text:visited-style-name="Visited_20_Internet_20_Link">
https://www.ukrinform.ua/rubric-polytics/3721387-bezgluzdo-i-vbivco-dla-ukraini-i-evropi-podolak-pro-peregovori-z-ninisnim-moskovskim-rezimom.html</text:a>
</text:p>
      <!--NEWS-->
      <text:h text:style-name="P10" text:outline-level="1">
<text:span text:style-name="T4">
在海牙，死者MH17的亲戚在俄罗斯大使馆对面进行了抗议活动</text:span>
</text:h>
      <text:p text:style-name="P4">
作者: Ukrinform (Person)</text:p>
      <text:p text:style-name="P4">
出版商: Укринформ (Organization)</text:p>
      <text:p text:style-name="P4">
出版时间: 2023-06-11T16:20:00+03:00</text:p>
      <text:p text:style-name="P4">
修改时间: 2023-06-11T16:20:00+03:00</text:p>
      <text:p text:style-name="P4">
描述: 在海牙，死飞机的亲戚MH17举行了抗议活动。  - 乌克林。</text:p>
      <text:p text:style-name="P4">
图片: ['<text:a xlink:type="simple" xlink:href="https://static.ukrinform.com/photos/2023_06/thumb_files/630_360_1686489669-615.jpeg" text:style-name="Internet_20_link" text:visited-style-name="Visited_20_Internet_20_Link">
630_360_16864...</text:a>
']</text:p>
      <text:p text:style-name="P4">
标签: ['Гаага', 'MH17', 'Протест', 'Акція']</text:p>
      <text:p text:style-name="P4">
类型: Article</text:p>
      <!--METADATA-->
      <text:p text:style-name="P4">
<draw:frame draw:style-name="fr1" draw:name="Image117" text:anchor-type="as-char" svg:width="6.9236in" svg:height="3.956343in" draw:z-index="0">
<draw:image xlink:href="../Images/yкринформ/2023-06-11T16-20-00-03-00/630_360_1686489669-615.jpeg" xlink:type="simple" xlink:show="embed" xlink:actuate="onLoad" draw:mime-type="image/jpeg"/>
</draw:frame>
MH17航班上演了抗议活动。</text:p>
      <text:p text:style-name="P4">
根据俄罗斯海牙大使馆面前的乌克林事物通讯员的说法，他们放了298张白椅子，象征着MMH17悲剧的受害者。</text:p>
      <text:p text:style-name="P4">
在船上的死者<text:a xlink:type="simple" xlink:href="https://www.ukrinform.ua/tag-litak" text:style-name="Internet_20_link" text:visited-style-name="Visited_20_Internet_20_Link">
飞机</text:a>
荷兰有196名公民。</text:p>
      <text:p text:style-name="P4">
除了死者的亲戚，简单的路人 - 通过加入了行动。 片刻的沉默，所有在场的人都兑现了死者的记忆。</text:p>
      <text:p text:style-name="P4">
正如乌克林福姆(Ukrinform)报道的，联合调查小组(吉特)在2014年7月在顿涅茨克地区的天空中，在对MH17飞行的调查中，“有重大迹象表明俄罗斯总统已决定为DNR战斗人员提供重型武器。</text:p>
      <text:p text:style-name="P4">
JIT还强调，MH17击败了俄罗斯山毛榉。</text:p>
      <text:p text:style-name="P4">
在2023年2月8日的新闻发布会上，记者介绍了音频档案，俄国人说所有关于供应“山毛榉”的决定都是由乌克兰的吸力做出的，即普京，以及普京和伊戈尔Plotnitsky的音频。</text:p>
      <text:p text:style-name="P4">
<text:span text:style-name="T4">
另请阅读：</text:span>
 [联合国国际法院的俄罗斯拒绝证据<text:span text:style-name="T4">
 MH17 </text:span>
将其击倒”(https://www.ukrinform.ua/rubric-polytics/3720138-rosia-v-miznarodnomu-sudi-oon-vidkidae-dokazi-togo-so-mh17-zbiv-ii-buk.html)联合调查组(吉特)她报告说，尽管在MH17飞行飞机被击败之前透露了多个播放的信息，但证据不足以导致新的法院起诉。</text:p>
      <text:p text:style-name="P4">
乘客波音777“马来西亚航空公司”在2014年7月17日在该地区暂时占领的部队中经营MH17 Zamterdam飞往吉隆坡的飞行。 班轮上有15名机组人员的283名乘客，他们全部被杀。</text:p>
      <text:p text:style-name="P4">
News Source: <text:a xlink:type="simple" xlink:href="https://www.ukrinform.ua/rubric-world/3721389-u-gaazi-rodici-zagiblih-rejsu-mh17-vlastuvali-akciu-protestu-navproti-rosijskogo-posolstva.html" text:style-name="Internet_20_link" text:visited-style-name="Visited_20_Internet_20_Link">
https://www.ukrinform.ua/rubric-world/3721389-u-gaazi-rodici-zagiblih-rejsu-mh17-vlastuvali-akciu-protestu-navproti-rosijskogo-posolstva.html</text:a>
</text:p>
      <!--NEWS-->
      <text:h text:style-name="P10" text:outline-level="1">
<text:span text:style-name="T4">
在休斯顿的停车场上有枪击事件 - 六人受伤</text:span>
</text:h>
      <text:p text:style-name="P4">
作者: Ukrinform (Person)</text:p>
      <text:p text:style-name="P4">
出版商: Укринформ (Organization)</text:p>
      <text:p text:style-name="P4">
出版时间: 2023-06-11T16:26:00+03:00</text:p>
      <text:p text:style-name="P4">
修改时间: 2023-06-11T16:26:00+03:00</text:p>
      <text:p text:style-name="P4">
描述: 德克萨斯州沙塔特休斯顿市的警方报告说，周日早上有人在俱乐部附近的一个拥挤的公园开枪枪击事件后，有六人受伤。  - 乌克林。</text:p>
      <text:p text:style-name="P4">
图片: ['<text:a xlink:type="simple" xlink:href="https://static.ukrinform.com/photos/2019_08/thumb_files/630_360_1565003595-957.jpg" text:style-name="Internet_20_link" text:visited-style-name="Visited_20_Internet_20_Link">
630_360_15650...</text:a>
']</text:p>
      <text:p text:style-name="P4">
标签: ['Поранені', 'США', 'Стрілянина']</text:p>
      <text:p text:style-name="P4">
类型: Article</text:p>
      <!--METADATA-->
      <text:p text:style-name="P4">
<draw:frame draw:style-name="fr1" draw:name="Image119" text:anchor-type="as-char" svg:width="6.9236in" svg:height="3.956343in" draw:z-index="0">
<draw:image xlink:href="../Images/yкринформ/2023-06-11T16-26-00-03-00/630_360_1565003595-957.jpg" xlink:type="simple" xlink:show="embed" xlink:actuate="onLoad" draw:mime-type="image/jpeg"/>
</draw:frame>
德克萨斯州乌斯顿警察局(美国)，据报道，周日早上有人在克鲁布夫市附近的一个拥挤的停车场开枪后，有六人受伤。</text:p>
      <text:p text:style-name="P4">
正如乌克林福姆报道的那样，它报告了<text:a xlink:type="simple" xlink:href="https://apnews.com/article/houston-shooting-police-club-parking-lot-7e00d802be71c9e9385b6cb79079f90e" text:style-name="Internet_20_link" text:visited-style-name="Visited_20_Internet_20_Link">
AP</text:a>
。</text:p>
      <text:p text:style-name="P4">
当地警察特洛伊·芬纳(Troy Finner)的负责人说，警察发现六人枪支<text:a xlink:type="simple" xlink:href="https://www.ukrinform.ua/tag-poraneni" text:style-name="Internet_20_link" text:visited-style-name="Visited_20_Internet_20_Link">
受伤</text:a>
俱乐部的下午，活动搬到了停车场。</text:p>
      <text:p text:style-name="P4">
芬纳报告说，六名受害者之一处于紧急情况下的关键状态。 其他五名受害者获得了轻量级。</text:p>
      <text:p text:style-name="P4">
在这种情况下，没有任何嫌疑人被拘留。</text:p>
      <text:p text:style-name="P4">
<text:span text:style-name="T4">
另请阅读：</text:span>
 <text:a xlink:type="simple" xlink:href="https://www.ukrinform.ua/rubric-world/3715229-u-stati-numeksiko-stalasa-strilanina-pid-cas-motoprobigu-troe-zagiblih.html" text:style-name="Internet_20_link" text:visited-style-name="Visited_20_Internet_20_Link">
在新墨西哥州发生<text:span text:style-name="T4">
射击</text:span>
在莫特罗普罗格(Mototoprobag) - 三人死亡</text:a>
如[Ukrinform]报道(https://www.ukrinform.ua/rubric-world/3716141-u-gollivudi-stalasa-strilanina-na-plaznij-nabereznij-devatero-poranenih.html)，在佛罗里达州好莱坞(美国)，由于海滩海滨发生的枪击事件，有9人受伤。</text:p>
      <text:p text:style-name="P4">
News Source: <text:a xlink:type="simple" xlink:href="https://www.ukrinform.ua/rubric-world/3721391-na-avtostoanci-u-hustoni-stalasa-strilanina-sestero-poranenih.html" text:style-name="Internet_20_link" text:visited-style-name="Visited_20_Internet_20_Link">
https://www.ukrinform.ua/rubric-world/3721391-na-avtostoanci-u-hustoni-stalasa-strilanina-sestero-poranenih.html</text:a>
</text:p>
      <!--NEWS-->
      <text:h text:style-name="P10" text:outline-level="1">
<text:span text:style-name="T4">
每天减去60厘米：在Kherson地区 - 稳定的降低水位的趋势</text:span>
</text:h>
      <text:p text:style-name="P4">
作者: Ukrinform (Person)</text:p>
      <text:p text:style-name="P4">
出版商: Укринформ (Organization)</text:p>
      <text:p text:style-name="P4">
出版时间: 2023-06-11T16:27:01+03:00</text:p>
      <text:p text:style-name="P4">
修改时间: 2023-06-11T16:27:01+03:00</text:p>
      <text:p text:style-name="P4">
描述: 在Kherson地区，有稳定的降低水位的趋势。  - 乌克林。</text:p>
      <text:p text:style-name="P4">
图片: ['<text:a xlink:type="simple" xlink:href="https://static.ukrinform.com/photos/2023_06/thumb_files/630_360_1686489903-574.jpg" text:style-name="Internet_20_link" text:visited-style-name="Visited_20_Internet_20_Link">
630_360_16864...</text:a>
']</text:p>
      <text:p text:style-name="P4">
标签: ['Херсонщина', 'Вода', 'Каховське водосховище', 'Підтоплення']</text:p>
      <text:p text:style-name="P4">
类型: Article</text:p>
      <!--METADATA-->
      <text:p text:style-name="P4">
<draw:frame draw:style-name="fr1" draw:name="Image120" text:anchor-type="as-char" svg:width="6.9236in" svg:height="3.956343in" draw:z-index="0">
<draw:image xlink:href="../Images/yкринформ/2023-06-11T16-27-01-03-00/630_360_1686489903-574.jpg" xlink:type="simple" xlink:show="embed" xlink:actuate="onLoad" draw:mime-type="image/jpeg"/>
</draw:frame>
乌赫森地区有稳定的降低水位的趋势。</text:p>
      <text:p text:style-name="P4">
根据乌克林福姆的说法，州紧急服务在[电报]中报告(https://t.me/dsns_telegram/17516?)。</text:p>
      <text:p text:style-name="P4">
“从高峰洪水开始 -  6月8日上午，现在的水平下降了<text:a xlink:type="simple" xlink:href="https://www.ukrinform.ua/tag-voda" text:style-name="Internet_20_link" text:visited-style-name="Visited_20_Internet_20_Link">
水</text:a>
一米半米。我们研究减少趋势 - 每天将近60厘米。</text:p>
      <text:p text:style-name="P4">
目前，赫尔森地区的46个定居点仍被洪水淹没。 Cepede 3 800户家庭。 SES的760名救援人员和170多种各种汁液技术涉及消除敌人承保水力发电站的后果。</text:p>
      <text:p text:style-name="P4">
“截至今天，鉴于水位的降低，救援人员已经为公民提供了申请。 总共有一千多个。 Vitovetsky强调，SES专家或其他服务中的其他服务中都包括在内。</text:p>
      <text:p text:style-name="P4">
<text:span text:style-name="T4">
另请阅读：</text:span>
 <text:a xlink:type="simple" xlink:href="https://www.ukrinform.ua/rubric-regions/3721373-kahovske-vodoshovise-vze-obmililo-na-70.html" text:style-name="Internet_20_link" text:visited-style-name="Visited_20_Internet_20_Link">
Kakhovske <text:span text:style-name="T4">
水库</text:span>
已经浅70％</text:a>
正如俄罗斯的俄罗斯军队乌克林福姆报道(https://www.ukrinform.ua/rubric-other_news/3720776-pidriv-rosianami-kahovskoi-ges-usi-novini.html)。 赫森地区正在进行救援工作和疏散洪水地点的人口。 局势在临时捕获的领土上特别困难，入侵者在那里没有任何帮助。</text:p>
      <text:p text:style-name="P4">
News Source: <text:a xlink:type="simple" xlink:href="https://www.ukrinform.ua/rubric-regions/3721392-minus-60-santimetriv-za-dobu-na-hersonsini-stijka-tendencia-do-znizenna-rivna-vodi.html" text:style-name="Internet_20_link" text:visited-style-name="Visited_20_Internet_20_Link">
https://www.ukrinform.ua/rubric-regions/3721392-minus-60-santimetriv-za-dobu-na-hersonsini-stijka-tendencia-do-znizenna-rivna-vodi.html</text:a>
</text:p>
      <!--NEWS-->
      <text:h text:style-name="P10" text:outline-level="1">
<text:span text:style-name="T4">
俄罗斯宣布武装部队袭击了阿佐夫斯基船的海洋无人机</text:span>
</text:h>
      <text:p text:style-name="P4">
作者: Ukrinform (Person)</text:p>
      <text:p text:style-name="P4">
出版商: Укринформ (Organization)</text:p>
      <text:p text:style-name="P4">
出版时间: 2023-06-11T16:30:00+03:00</text:p>
      <text:p text:style-name="P4">
修改时间: 2023-06-11T16:30:00+03:00</text:p>
      <text:p text:style-name="P4">
描述: 俄罗斯国防部表示，在6月11日晚上，武装部队在六架海上无人机的帮助下袭击了俄罗斯侦察船“ Azov”。  - 乌克林。</text:p>
      <text:p text:style-name="P4">
图片: ['<text:a xlink:type="simple" xlink:href="https://static.ukrinform.com/photos/2023_06/thumb_files/630_360_1686490224-281.jpeg" text:style-name="Internet_20_link" text:visited-style-name="Visited_20_Internet_20_Link">
630_360_16864...</text:a>
']</text:p>
      <text:p text:style-name="P4">
标签: ['Безпілотник', ' Чорне море', 'Росія', 'Корабель']</text:p>
      <text:p text:style-name="P4">
类型: Article</text:p>
      <!--METADATA-->
      <text:p text:style-name="P4">
<draw:frame draw:style-name="fr1" draw:name="Image121" text:anchor-type="as-char" svg:width="6.9236in" svg:height="3.956343in" draw:z-index="0">
<draw:image xlink:href="../Images/yкринформ/2023-06-11T16-30-00-03-00/630_360_1686490224-281.jpeg" xlink:type="simple" xlink:show="embed" xlink:actuate="onLoad" draw:mime-type="image/jpeg"/>
</draw:frame>
俄罗斯国防部表示，在6月11日的夜晚，武装部队的武装部队在六个海军陆战队的帮助下袭击了俄罗斯侦察船“ Azov”。</text:p>
      <text:p text:style-name="P4">
根据乌克林福姆的说法，这是在[电报频道]中报道的(http://t.me/mod_russia/27312)办公室。</text:p>
      <text:p text:style-name="P4">
根据俄罗斯联邦国防部的说法，该船没有受到损坏，所有无人机都是用标准武器大火铺设的。</text:p>
      <text:p text:style-name="P4">
<text:span text:style-name="T4">
另请阅读：</text:span>
 <text:a xlink:type="simple" xlink:href="https://www.ukrinform.ua/rubric-ato/3720988-na-odesini-osobovij-sklad-katera-vms-znisiv-tri-droni-shahed.html" text:style-name="Internet_20_link" text:visited-style-name="Visited_20_Internet_20_Link">
在Odesa地区，海军船的人员摧毁了三个Droneshahed</text:a>
据说这次袭击发生在距离塞瓦斯托波尔(Sevastopol)300公里，土耳其清洗和蓝色溪流的船。</text:p>
      <text:p text:style-name="P4">
此外，俄罗斯军事机构指出，在袭击黑海的装甲空间中，侦察美国战略情报<text:a xlink:type="simple" xlink:href="https://www.ukrinform.ua/tag-bezpilotnik" text:style-name="Internet_20_link" text:visited-style-name="Visited_20_Internet_20_Link">
无人机</text:a>
RQ-4BGLOBAL HAWK。</text:p>
      <text:p text:style-name="P4">
<text:span text:style-name="T4">
另请阅读：</text:span>
 <text:a xlink:type="simple" xlink:href="https://www.ukrinform.ua/rubric-ato/3674266-neizpapa-dla-bezpeki-u-cornomu-mori-ukraini-potribni-raketi-velikoi-dalnosti.html" text:style-name="Internet_20_link" text:visited-style-name="Visited_20_Internet_20_Link">
她的Zhpapa：为黑海的安全需要长时间的帮派</text:a>
据报道，5月24日，俄罗斯联邦国防部表示，伊万·赫尔斯(Ivan Hurs)船遭受了三个海洋非承认的袭击。</text:p>
      <text:p text:style-name="P4">
News Source: <text:a xlink:type="simple" xlink:href="https://www.ukrinform.ua/rubric-ato/3721394-rosia-zaavlae-so-zsu-atakuvali-morskimi-bezpilotnikami-korabel-priazova.html" text:style-name="Internet_20_link" text:visited-style-name="Visited_20_Internet_20_Link">
https://www.ukrinform.ua/rubric-ato/3721394-rosia-zaavlae-so-zsu-atakuvali-morskimi-bezpilotnikami-korabel-priazova.html</text:a>
</text:p>
      <!--NEWS-->
      <text:h text:style-name="P10" text:outline-level="1">
<text:span text:style-name="T4">
强大的淋浴在安卡拉造成洪水</text:span>
</text:h>
      <text:p text:style-name="P4">
作者: Ukrinform (Person)</text:p>
      <text:p text:style-name="P4">
出版商: Укринформ (Organization)</text:p>
      <text:p text:style-name="P4">
出版时间: 2023-06-11T16:30:39+03:00</text:p>
      <text:p text:style-name="P4">
修改时间: 2023-06-11T16:30:39+03:00</text:p>
      <text:p text:style-name="P4">
描述: 由于周日下午发生的大雨，土耳其首都的某些地区已成为“湖泊”。  - 乌克林。</text:p>
      <text:p text:style-name="P4">
图片: ['<text:a xlink:type="simple" xlink:href="https://static.ukrinform.com/photos/2023_06/thumb_files/630_360_1686489945-735.jpg" text:style-name="Internet_20_link" text:visited-style-name="Visited_20_Internet_20_Link">
630_360_16864...</text:a>
']</text:p>
      <text:p text:style-name="P4">
标签: ['Дощ', 'Анкара', 'Затоплення']</text:p>
      <text:p text:style-name="P4">
类型: Article</text:p>
      <!--METADATA-->
      <text:p text:style-name="P4">
<draw:frame draw:style-name="fr1" draw:name="Image122" text:anchor-type="as-char" svg:width="6.9236in" svg:height="3.956343in" draw:z-index="0">
<draw:image xlink:href="../Images/yкринформ/2023-06-11T16-30-39-03-00/630_360_1686489945-735.jpg" xlink:type="simple" xlink:show="embed" xlink:actuate="onLoad" draw:mime-type="image/jpeg"/>
</draw:frame>
由于周日下午发生的大雨，土耳其首都的个人变成了“湖泊”。</text:p>
      <text:p text:style-name="P4">
关于IT报告乌克林福姆，参考<text:a xlink:type="simple" xlink:href="http://www.trthaber.com/haber/turkiye/ankarada-saganak-sele-donustu-ev-ve-is-yerlerini-su-basti-araclar-suya-gomuldu-774052.html" text:style-name="Internet_20_link" text:visited-style-name="Visited_20_Internet_20_Link">
TT Haber</text:a>
。</text:p>
      <text:p text:style-name="P4">
电信报道：“建筑物和工作充满了水，街道和途径被转变为湖泊，将车辆浸入水中。”</text:p>
      <text:p text:style-name="Quotations">

<text:p text:style-name="P4">
başkentteÖğlesaatlerindebaşanakcadde ve ve sokaklarda su&gt;
baskınlarınaneden oldu。 <text:a xlink:type="simple" xlink:href="https://t.co/08L3Job2mX" text:style-name="Internet_20_link" text:visited-style-name="Visited_20_Internet_20_Link">
pic.twitter.com/08l3job2mx&gt;
</text:a>
&gt;
&gt;
  -  TRT新闻(@trthaber)<text:a xlink:type="simple" xlink:href="https://twitter.com/trthaber/status/1667871227065532416" text:style-name="Internet_20_link" text:visited-style-name="Visited_20_Internet_20_Link">
2023年6月11日&gt;
</text:a>
</text:p>

</text:p>
      <text:p text:style-name="P4">
救援人员继续协助那些在汽车中用大水收获的公民。</text:p>
      <text:p text:style-name="Quotations">

<text:p text:style-name="P4">
AraçlarSuyaGömüldü，VatandaşlarGöleDönencaddelerde zor anlaryaşadı...&gt;
 <text:a xlink:type="simple" xlink:href="https://t.co/HIgKVLcOBf" text:style-name="Internet_20_link" text:visited-style-name="Visited_20_Internet_20_Link">
https://t.co/higkvlcobf</text:a>
<text:a xlink:type="simple" xlink:href="https://t.co/7fIW1aZCAm" text:style-name="Internet_20_link" text:visited-style-name="Visited_20_Internet_20_Link">
&gt;
 pic.twitter.com/7fiw1azcam</text:a>
&gt;
&gt;
  -  TRT新闻(@trthaber)<text:a xlink:type="simple" xlink:href="https://twitter.com/trthaber/status/1667883647175729154" text:style-name="Internet_20_link" text:visited-style-name="Visited_20_Internet_20_Link">
2023年6月11日&gt;
</text:a>
气象学家警告安卡拉居民大雨，洪水的威胁以及随后的住宅建筑物和工作场所的洪水。</text:p>

</text:p>
      <text:p text:style-name="P4">
<text:span text:style-name="T4">
另请阅读：</text:span>
 <text:a xlink:type="simple" xlink:href="https://www.ukrinform.ua/rubric-world/3720825-pavodki-u-irani-zabrali-sonajmense-sim-zittiv.html" text:style-name="Internet_20_link" text:visited-style-name="Visited_20_Internet_20_Link">
伊朗的洪水至少夺走了七个生命</text:a>
据报道，至少有15人被认为有8人在上周末造成洪水造成洪水和几次转变后被认为消失了。</text:p>
      <text:p text:style-name="P4">
<text:span text:style-name="T5">
foto：aa</text:span>
</text:p>
      <text:p text:style-name="P4">
News Source: <text:a xlink:type="simple" xlink:href="https://www.ukrinform.ua/rubric-world/3721395-potuzni-zlivi-spricinili-zatoplenna-v-ankari.html" text:style-name="Internet_20_link" text:visited-style-name="Visited_20_Internet_20_Link">
https://www.ukrinform.ua/rubric-world/3721395-potuzni-zlivi-spricinili-zatoplenna-v-ankari.html</text:a>
</text:p>
      <!--NEWS-->
      <text:h text:style-name="P10" text:outline-level="1">
<text:span text:style-name="T4">
在海岸，敖德萨占领了两个河矿</text:span>
</text:h>
      <text:p text:style-name="P4">
作者: Ukrinform (Person)</text:p>
      <text:p text:style-name="P4">
出版商: Укринформ (Organization)</text:p>
      <text:p text:style-name="P4">
出版时间: 2023-06-11T16:43:51+03:00</text:p>
      <text:p text:style-name="P4">
修改时间: 2023-06-11T16:43:51+03:00</text:p>
      <text:p text:style-name="P4">
描述: 在敖德萨地区，在俄罗斯军队爆炸后，海岸的卡科夫斯卡水力发电局（Kakhovska Hydroe）公共水力发电占据了两个锚河矿山。  - 乌克林。</text:p>
      <text:p text:style-name="P4">
图片: ['<text:a xlink:type="simple" xlink:href="https://static.ukrinform.com/photos/2022_07/thumb_files/630_360_1657037494-735.jpg" text:style-name="Internet_20_link" text:visited-style-name="Visited_20_Internet_20_Link">
630_360_16570...</text:a>
']</text:p>
      <text:p text:style-name="P4">
标签: ['Міна', 'Одещина', 'Теракт', 'Каховська ГЕС', 'Війна з Росією']</text:p>
      <text:p text:style-name="P4">
类型: Article</text:p>
      <!--METADATA-->
      <text:p text:style-name="P4">
<draw:frame draw:style-name="fr1" draw:name="Image124" text:anchor-type="as-char" svg:width="6.9236in" svg:height="3.956343in" draw:z-index="0">
<draw:image xlink:href="../Images/yкринформ/2023-06-11T16-43-51-03-00/630_360_1657037494-735.jpg" xlink:type="simple" xlink:show="embed" xlink:actuate="onLoad" draw:mime-type="image/jpeg"/>
</draw:frame>
在敖德萨地区，俄罗斯军队爆炸后，海洋海岸的卡科夫卡水力发电站的大坝，流动了两个锚河矿山。</text:p>
      <text:p text:style-name="P4">
根据乌克林福姆的说法，运营命令“南”在[Facebook]上报道(http://fb.watch/l5wc0vmxqL/)。</text:p>
      <text:p text:style-name="P4">
其中一个矿山是由沿海村庄的居民发现的。 弹药在切口中。 该男子把一个矿山带到自己的院子里，将其作为燃气缸。</text:p>
      <text:p text:style-name="P4">
“幸运的是，常识赢了，他感到羞耻，引起了烟火。(https://www.ukrinform.ua/tag-dsns)有能力抓住米努伊(Minui)中和它，”  - 在命令中说</text:p>
      <text:p text:style-name="P4">
<text:span text:style-name="T4">
另请阅读：</text:span>
 [[沿着卡科夫卡水力发电厂的Driple大坝的下午，大量的矿山漂流(https://www.ukrinform.ua/rubric-regions/3720185-velika-kilkist-min-drejfue-za-tecieu-dnipra-pisla-pidrivu-grebli-kahovskoi-ges-vijskovi.html)在海岸观察期间，军事部门发现了另一个地雷。发现它比上一个矿山将近100公里。 该发现被控制爆炸的控制所破坏。</text:p>
      <text:p text:style-name="P4">
人们强调的是，根据战术和技术特征，锚矿含有三公斤的爆炸性-TNT。</text:p>
      <text:p text:style-name="P4">
“这些案件雄辩地证明了海岸海岸的特殊危险，以及与此类物体接触的不可接受，” OK“ South”激动了。</text:p>
      <text:p text:style-name="P4">
<text:span text:style-name="T4">
另请阅读：</text:span>
 <text:a xlink:type="simple" xlink:href="https://www.ukrinform.ua/rubric-regions/3720554-v-odesi-na-uzberezza-vineslo-rosijskij-kater.html" text:style-name="Internet_20_link" text:visited-style-name="Visited_20_Internet_20_Link">
在敖德萨(Odessa)<text:span text:style-name="T4">
海岸</text:span>
制造了俄罗斯船</text:a>
正如乌克林福姆报道的那样，在敖德萨地区的巡逻期间，边防部队的记录是探索的(https://www.ukrinform.ua/rubric-regions/3720976-pidriv-grebli-kahovskoi-ges-more-na-odesini-peretvoruetsa-na-smittezvalise.html)和动物墓地。 在水中发现的水中 - 碎裂，家具，汽车，润滑剂，冰箱。</text:p>
      <text:p text:style-name="P4">
另外，在赫尔森地区的敖德萨海海岸的大坝之后<text:a xlink:type="simple" xlink:href="https://www.ukrinform.ua/rubric-regions/3721363-na-odeske-uzberezza-vinosit-zmij-z-hersonsini.html" text:style-name="Internet_20_link" text:visited-style-name="Visited_20_Internet_20_Link">
制作蛇</text:a>
 .</text:p>
      <text:p text:style-name="P4">
News Source: <text:a xlink:type="simple" xlink:href="https://www.ukrinform.ua/rubric-regions/3721400-na-morske-uzberezza-odesini-vineslo-dvi-rickovi-mini.html" text:style-name="Internet_20_link" text:visited-style-name="Visited_20_Internet_20_Link">
https://www.ukrinform.ua/rubric-regions/3721400-na-morske-uzberezza-odesini-vineslo-dvi-rickovi-mini.html</text:a>
</text:p>
      <!--NEWS-->
      <text:h text:style-name="P10" text:outline-level="1">
<text:span text:style-name="T4">
洪水泛滥的情况至关重要：俄罗斯人关闭了这座城市，没有光和汽油-OVA</text:span>
</text:h>
      <text:p text:style-name="P4">
作者: Ukrinform (Person)</text:p>
      <text:p text:style-name="P4">
出版商: Укринформ (Organization)</text:p>
      <text:p text:style-name="P4">
出版时间: 2023-06-11T16:54:00+03:00</text:p>
      <text:p text:style-name="P4">
修改时间: 2023-06-11T16:54:00+03:00</text:p>
      <text:p text:style-name="P4">
描述: 俄罗斯入侵者关闭了霍森地区的奥尔什科市，后者因破坏卡科夫卡水力发电站而淹没了。 社区没有任何连接，光和天然气供应，实际上没有进行疏散。  - 乌克林。</text:p>
      <text:p text:style-name="P4">
图片: ['<text:a xlink:type="simple" xlink:href="https://static.ukrinform.com/photos/2023_06/thumb_files/630_360_1686491615-350.jpg" text:style-name="Internet_20_link" text:visited-style-name="Visited_20_Internet_20_Link">
630_360_16864...</text:a>
']</text:p>
      <text:p text:style-name="P4">
标签: ['Херсонщина', 'Каховська ГЕС', 'Єдині новини', 'Підтоплення', 'Олешки']</text:p>
      <text:p text:style-name="P4">
类型: Article</text:p>
      <!--METADATA-->
      <text:p text:style-name="P4">
<draw:frame draw:style-name="fr1" draw:name="Image125" text:anchor-type="as-char" svg:width="6.9236in" svg:height="3.956343in" draw:z-index="0">
<draw:image xlink:href="../Images/yкринформ/2023-06-11T16-54-00-03-00/630_360_1686491615-350.jpg" xlink:type="simple" xlink:show="embed" xlink:actuate="onLoad" draw:mime-type="image/jpeg"/>
</draw:frame>
俄罗斯 - 众议员关闭了赫尔森地区的奥尔什基市，后者通过Podryvkakhov水力发电厂淹没了。 社区没有任何联系，光和天然气供应，疏散实际上并非如此。</text:p>
      <text:p text:style-name="P4">
据报道，在全国性电话“统一新闻”的空中，乌克森·奥瓦·奥瓦斯德·杜普林的记者。</text:p>
      <text:p text:style-name="P4">
“ Oleshkov社区以及DNIEPER的左岸的情况仍然存在。 入侵者宣布了一些撤离，但此外，这些话没有受洗 - 没有疏散。 现在，社区中没有连接，轻的气体。 人口迫切需要饮酒<text:a xlink:type="simple" xlink:href="https://www.ukrinform.ua/tag-voda" text:style-name="Internet_20_link" text:visited-style-name="Visited_20_Internet_20_Link">
水</text:a>
和食物。”</text:p>
      <text:p text:style-name="P4">
据他说，在过去的两天中，占领者完全关闭了这座城市，并被称为隔离。 对于俄罗斯城市Voronezh，只有俄罗斯护照的公民被撤离。</text:p>
      <text:p text:style-name="P4">
<text:span text:style-name="T4">
另请阅读：</text:span>
 [军事政府向沃利(Voly)宣布了全休长社区的关键状况(https://www.ukrinform.ua/rubric-regions/3721322-vijskova-administracia-zaavlae-pro-kriticnu-situaciu-v-okupovanij-golopristanskij-gromadi.html)根据当地医生的说法，人们已经在社区中死亡。</text:p>
      <text:p text:style-name="P4">
“八人死于洪水，现已确认。这是由Oleshkiv医生对此进行的，”教堂OVA负责人说。</text:p>
      <text:p text:style-name="P4">
他补充说，地方当局能够从左边撤离，不受控制的海岸，到达一百多人的右边。</text:p>
      <text:p text:style-name="P4">
<text:span text:style-name="T4">
另请阅读：</text:span>
 [在被洪水的Oleshkiv社区中，军方订婚(https://www.ukrinform.ua/rubric-regions/3720946-u-zatoplenij-oleskivskij-gromadi-vijskovi-rf-zajmautsa-maroderstvom-mer.html)正如俄罗斯的俄罗斯军队乌克林福姆报道(https://www.ukrinform.ua/rubric-other_news/3720776-pidriv-rosianami-kahovskoi-ges-usi-novini.html)。 赫森地区正在进行救援工作和疏散洪水地点的人口。 局势在临时捕获的领土上特别困难，入侵者在那里没有任何帮助。</text:p>
      <text:p text:style-name="P4">
_foto：Oleshka的Facebook社区</text:p>
      <text:p text:style-name="P4">
News Source: <text:a xlink:type="simple" xlink:href="https://www.ukrinform.ua/rubric-regions/3721402-situacia-v-okupovanih-oleskah-kriticna-rosiani-zakrili-misto-nemae-svitla-i-gazu-ova.html" text:style-name="Internet_20_link" text:visited-style-name="Visited_20_Internet_20_Link">
https://www.ukrinform.ua/rubric-regions/3721402-situacia-v-okupovanih-oleskah-kriticna-rosiani-zakrili-misto-nemae-svitla-i-gazu-ova.html</text:a>
</text:p>
      <!--NEWS-->
      <text:h text:style-name="P10" text:outline-level="1">
<text:span text:style-name="T4">
罗马签名的澳大利亚中场球员</text:span>
</text:h>
      <text:p text:style-name="P4">
作者: Ukrinform (Person)</text:p>
      <text:p text:style-name="P4">
出版商: Укринформ (Organization)</text:p>
      <text:p text:style-name="P4">
出版时间: 2023-06-11T16:58:06+03:00</text:p>
      <text:p text:style-name="P4">
修改时间: 2023-06-11T16:58:06+03:00</text:p>
      <text:p text:style-name="P4">
描述: 罗马正式宣布了自由球员签署USSEM中场AUAR的签约。  - 乌克林。</text:p>
      <text:p text:style-name="P4">
图片: ['<text:a xlink:type="simple" xlink:href="https://static.ukrinform.com/photos/2023_06/thumb_files/630_360_1686491729-318.jpg" text:style-name="Internet_20_link" text:visited-style-name="Visited_20_Internet_20_Link">
630_360_16864...</text:a>
']</text:p>
      <text:p text:style-name="P4">
标签: ['Футбол', 'Рома']</text:p>
      <text:p text:style-name="P4">
类型: Article</text:p>
      <!--METADATA-->
      <text:p text:style-name="P4">
<draw:frame draw:style-name="fr1" draw:name="Image126" text:anchor-type="as-char" svg:width="6.9236in" svg:height="3.956343in" draw:z-index="0">
<draw:image xlink:href="../Images/yкринформ/2023-06-11T16-58-06-03-00/630_360_1686491729-318.jpg" xlink:type="simple" xlink:show="embed" xlink:actuate="onLoad" draw:mime-type="image/jpeg"/>
</draw:frame>
罗马正式宣布了自由球员签署USSEM中场AUAR的签约。</text:p>
      <text:p text:style-name="P4">
报道说，罗马人的新闻服务报道。</text:p>
      <text:p text:style-name="P4">
合同完成后，这位24岁的法国人离开了里昂。</text:p>
      <text:p text:style-name="P4">
使用罗马人，该协议计算了5年，中场球员将以第22个数字进行。</text:p>
      <text:p text:style-name="P4">
<text:span text:style-name="T4">
另请阅读：</text:span>
 <text:a xlink:type="simple" xlink:href="https://www.ukrinform.ua/rubric-sports/3721169-mancester-siti-vigrav-ligu-cempioniv-uefa.html" text:style-name="Internet_20_link" text:visited-style-name="Visited_20_Internet_20_Link">
曼城赢得了欧洲冠军联赛</text:a>
Auar是里昂的学生。 他在球队的一部分中度过了233场比赛，得分41位声音和36个助手。</text:p>
      <text:p text:style-name="P4">
照片：Asroma.com</text:p>
      <text:p text:style-name="P4">
News Source: <text:a xlink:type="simple" xlink:href="https://www.ukrinform.ua/rubric-sports/3721404-roma-pidpisala-pivzahisnika-auara.html" text:style-name="Internet_20_link" text:visited-style-name="Visited_20_Internet_20_Link">
https://www.ukrinform.ua/rubric-sports/3721404-roma-pidpisala-pivzahisnika-auara.html</text:a>
</text:p>
      <!--NEWS-->
      <text:h text:style-name="P10" text:outline-level="1">
<text:span text:style-name="T4">
在德国比赛中 - 乌克兰出售了全部3.5万张门票</text:span>
</text:h>
      <text:p text:style-name="P4">
作者: Ukrinform (Person)</text:p>
      <text:p text:style-name="P4">
出版商: Укринформ (Organization)</text:p>
      <text:p text:style-name="P4">
出版时间: 2023-06-11T17:02:00+03:00</text:p>
      <text:p text:style-name="P4">
修改时间: 2023-06-11T23:02:00+03:00</text:p>
      <text:p text:style-name="P4">
描述: 比赛将于6月12日举行。  - 乌克林。</text:p>
      <text:p text:style-name="P4">
图片: ['<text:a xlink:type="simple" xlink:href="https://static.ukrinform.com/photos/2023_06/thumb_files/630_360_1686512432-673.jpg" text:style-name="Internet_20_link" text:visited-style-name="Visited_20_Internet_20_Link">
630_360_16865...</text:a>
']</text:p>
      <text:p text:style-name="P4">
标签: ['Футбол', 'Ребров', 'Збірна України']</text:p>
      <text:p text:style-name="P4">
类型: Article</text:p>
      <!--METADATA-->
      <text:p text:style-name="P4">
<draw:frame draw:style-name="fr1" draw:name="Image127" text:anchor-type="as-char" svg:width="6.9236in" svg:height="3.956343in" draw:z-index="0">
<draw:image xlink:href="../Images/yкринформ/2023-06-11T17-02-00-03-00/630_360_1686512432-673.jpg" xlink:type="simple" xlink:show="embed" xlink:actuate="onLoad" draw:mime-type="image/jpeg"/>
</draw:frame>
比赛将于6月12日举行。</text:p>
      <text:p text:style-name="P4">
在德国的控制比赛中 - 乌克兰预计将是卖出的：所有3.5万张门票都参加了比赛，许多乌克兰人将成为观众，<text:a xlink:type="simple" xlink:href="https://uaf.ua/article/48474" text:style-name="Internet_20_link" text:visited-style-name="Visited_20_Internet_20_Link">
报告</text:a>
乌克林福姆报道，UAF Press Service。</text:p>
      <text:p text:style-name="P4">
乌克兰将于6月12日与德国在不来梅的德国在Vesstadion Stadium比赛。 比赛从基辅19:00开始。 比赛的广播将进行巨型和公众。</text:p>
      <text:p text:style-name="P4">
对于Naynima专员来说，与乌克兰的比赛将成为一周年纪念日，历史上排名第1000。 这场比赛的利润将归功于德国足球联盟，该联盟有助于受俄罗斯军事侵略影响的人们。</text:p>
      <text:p text:style-name="P4">
<text:span text:style-name="T4">
另请阅读：</text:span>
 <text:a xlink:type="simple" xlink:href="https://www.ukrinform.ua/rubric-sports/3721432-rebrov-mi-tut-pokazuemo-so-ukraina-ziva-mi-graemo-u-futbol.html" text:style-name="Internet_20_link" text:visited-style-name="Visited_20_Internet_20_Link">
<text:span text:style-name="T4">
 rib </text:span>
 in：我们在这里 - 我们证明乌克兰还活着，我们踢足球</text:a>
与德国的比赛结束后，“蓝色”将举行两次会议，以选择前欧洲前2024年与马其顿北部的会议(6月16日)和马耳他(6月19日).</text:p>
      <text:p text:style-name="P4">
Фото: uaf.ua</text:p>
      <text:p text:style-name="P4">
News Source: <text:a xlink:type="simple" xlink:href="https://www.ukrinform.ua/rubric-sports/3721523-na-matc-nimeccina-ukraina-prodano-vsi-35-tisac-kvitkiv.html" text:style-name="Internet_20_link" text:visited-style-name="Visited_20_Internet_20_Link">
https://www.ukrinform.ua/rubric-sports/3721523-na-matc-nimeccina-ukraina-prodano-vsi-35-tisac-kvitkiv.html</text:a>
</text:p>
      <!--NEWS-->
      <text:h text:style-name="P10" text:outline-level="1">
<text:span text:style-name="T4">
在国防军中讲述了一个优雅的解放</text:span>
</text:h>
      <text:p text:style-name="P4">
作者: Ukrinform (Person)</text:p>
      <text:p text:style-name="P4">
出版商: Укринформ (Organization)</text:p>
      <text:p text:style-name="P4">
出版时间: 2023-06-11T17:06:00+03:00</text:p>
      <text:p text:style-name="P4">
修改时间: 2023-06-11T17:06:00+03:00</text:p>
      <text:p text:style-name="P4">
描述: 乌克兰军队解放了位于顿涅茨克和Zaporizhzhya地区边界的Blessed村。 在行动中，六名俄罗斯士兵被俘虏。  - 乌克林。</text:p>
      <text:p text:style-name="P4">
图片: ['<text:a xlink:type="simple" xlink:href="https://static.ukrinform.com/photos/2017_07/thumb_files/630_360_1501309518-3516.jpg" text:style-name="Internet_20_link" text:visited-style-name="Visited_20_Internet_20_Link">
630_360_15013...</text:a>
']</text:p>
      <text:p text:style-name="P4">
标签: ['Донеччина', 'Війна з Росією', 'Єдині новини']</text:p>
      <text:p text:style-name="P4">
类型: Article</text:p>
      <!--METADATA-->
      <text:p text:style-name="P4">
<draw:frame draw:style-name="fr1" draw:name="Image129" text:anchor-type="as-char" svg:width="6.9236in" svg:height="3.956343in" draw:z-index="0">
<draw:image xlink:href="../Images/yкринформ/2023-06-11T17-06-00-03-00/630_360_1501309518-3516.jpg" xlink:type="simple" xlink:show="embed" xlink:actuate="onLoad" draw:mime-type="image/jpeg"/>
</draw:frame>
乌克兰军队解放了位于Donetsk Tazaposhka地区边界的Blessed村。 在行动过程中，捕获了六个俄罗斯 - 卫星。</text:p>
      <text:p text:style-name="P4">
乌克林福姆报道，塔夫里斯基方向瓦莱里·谢尔什(Valery Shershn)的国防军记者在全国性的电话“统一新闻”上进行了报道。</text:p>
      <text:p text:style-name="P4">
“作者正在释放优雅村庄正是所有责任。 以Dovbush命名的第68个单独的Eger旅的战士做到了这一点。 该行动是与塔夫里亚国防军的邻近部队合作成功进行的，”谢尔什说。</text:p>
      <text:p text:style-name="P4">
他强调，肥沃的旗帜已经被悬挂。 它使奥林巴斯的战斗机做了。</text:p>
      <text:p text:style-name="P4">
同样在第一个袭击小组中，旨在抓住当地<text:a xlink:type="simple" xlink:href="https://www.ukrinform.ua/tag-skola" text:style-name="Internet_20_link" text:visited-style-name="Visited_20_Internet_20_Link">
学校</text:a>
，在敌人安排火点的地方，旅的副指挥官发挥了个人作用，“可以说，例如，私人的是带领人们。”</text:p>
      <text:p text:style-name="P4">
_ dudelo：<text:a xlink:type="simple" xlink:href="https://www.facebook.com/watch/" text:style-name="Internet_20_link" text:visited-style-name="Visited_20_Internet_20_Link">
单独的Eger旅的Facebook-Page 68。 Oleksa dovbush</text:a>
_</text:p>
      <text:p text:style-name="P4">
在行动期间，占领了六名俄罗斯士兵 - 两名服务员和SO被称为DPR的内政部的四名代表。</text:p>
      <text:p text:style-name="P4">
“我们看到了反性行动的第一个结果。 塔夫里亚国防发言人说：“当地的结果，按钮具有非常有动力的效果。”</text:p>
      <text:p text:style-name="P4">
<text:span text:style-name="T4">
另请阅读：</text:span>
 <text:a xlink:type="simple" xlink:href="https://www.ukrinform.ua/rubric-ato/3721263-rosiani-peremisuut-najbils-boezdatni-castini-z-hersonskogo-napramku-minoboroni.html" text:style-name="Internet_20_link" text:visited-style-name="Visited_20_Internet_20_Link">
俄罗斯人移动Zherson方向最有能力的部分 - 国防部</text:a>
根据Volodymyr Zelensky的说法，乌克兰有某些反性和防御行动，配置了所有方向的指挥官。</text:p>
      <text:p text:style-name="P4">
News Source: <text:a xlink:type="simple" xlink:href="https://www.ukrinform.ua/rubric-ato/3721406-u-silah-oboroni-rozpovili-pro-vizvolenna-blagodatnogo.html" text:style-name="Internet_20_link" text:visited-style-name="Visited_20_Internet_20_Link">
https://www.ukrinform.ua/rubric-ato/3721406-u-silah-oboroni-rozpovili-pro-vizvolenna-blagodatnogo.html</text:a>
</text:p>
      <!--NEWS-->
      <text:h text:style-name="P10" text:outline-level="1">
<text:span text:style-name="T4">
在克里米亚，铁轨上发生了爆炸 - 媒体</text:span>
</text:h>
      <text:p text:style-name="P4">
作者: Ukrinform (Person)</text:p>
      <text:p text:style-name="P4">
出版商: Укринформ (Organization)</text:p>
      <text:p text:style-name="P4">
出版时间: 2023-06-11T17:10:00+03:00</text:p>
      <text:p text:style-name="P4">
修改时间: 2023-06-11T17:10:00+03:00</text:p>
      <text:p text:style-name="P4">
描述: 在暂时占领的克里米亚，铁路上发生了爆炸，停了火车。  - 乌克林。</text:p>
      <text:p text:style-name="P4">
图片: ['<text:a xlink:type="simple" xlink:href="https://static.ukrinform.com/photos/2022_09/thumb_files/630_360_1662409323-352.jpg" text:style-name="Internet_20_link" text:visited-style-name="Visited_20_Internet_20_Link">
630_360_16624...</text:a>
']</text:p>
      <text:p text:style-name="P4">
标签: ['Окупація Криму', 'Вибух', 'Війна з Росією']</text:p>
      <text:p text:style-name="P4">
类型: Article</text:p>
      <!--METADATA-->
      <text:p text:style-name="P4">
<draw:frame draw:style-name="fr1" draw:name="Image130" text:anchor-type="as-char" svg:width="6.9236in" svg:height="3.956343in" draw:z-index="0">
<draw:image xlink:href="../Images/yкринформ/2023-06-11T17-10-00-03-00/630_360_1662409323-352.jpg" xlink:type="simple" xlink:show="embed" xlink:actuate="onLoad" draw:mime-type="image/jpeg"/>
</draw:frame>
铁路上的爆炸发生在被占领的克里米亚，火车停了下来。</text:p>
      <text:p text:style-name="P4">
据报道<text:a xlink:type="simple" xlink:href="https://t.me/bazabazon/18488" text:style-name="Internet_20_link" text:visited-style-name="Visited_20_Internet_20_Link">
Baza Telegram频道</text:a>
，报道乌克林福姆。</text:p>
      <text:p text:style-name="P4">
“在克里米亚 -  <text:a xlink:type="simple" xlink:href="https://www.ukrinform.ua/tag-vibuh" text:style-name="Internet_20_link" text:visited-style-name="Visited_20_Internet_20_Link">
爆炸</text:a>
在铁路上。 根据初步数据，它发生在下午4点左右，当时货运火车接近该位置。”</text:p>
      <text:p text:style-name="P4">
值得注意的是，爆炸损坏了铁路画布停了下来。</text:p>
      <text:p text:style-name="P4">
<text:a xlink:type="simple" xlink:href="https://t.me/currenttime/24546" text:style-name="Internet_20_link" text:visited-style-name="Visited_20_Internet_20_Link">
电报通道“婴儿时间”</text:a>
它指出爆炸发生在克里米亚基洛夫区的dzhankoy-kerch区。</text:p>
      <text:p text:style-name="P4">
<text:span text:style-name="T4">
另请阅读：</text:span>
 <text:a xlink:type="simple" xlink:href="https://www.ukrinform.ua/rubric-crimea/3720518-rosiani-planuut-evakuaciu-z-pivnoci-krimu.html" text:style-name="Internet_20_link" text:visited-style-name="Visited_20_Internet_20_Link">
俄罗斯人计划从北方撤离<text:span text:style-name="T4">
 crimea </text:span>
</text:a>
据报道，5月18日，一位临时占领的克里米亚在辛菲奥波尔地区有一块爆炸布。</text:p>
      <text:p text:style-name="P4">
News Source: <text:a xlink:type="simple" xlink:href="https://www.ukrinform.ua/rubric-crimea/3721409-u-krimu-stavsa-vibuh-na-zaliznici-zmi.html" text:style-name="Internet_20_link" text:visited-style-name="Visited_20_Internet_20_Link">
https://www.ukrinform.ua/rubric-crimea/3721409-u-krimu-stavsa-vibuh-na-zaliznici-zmi.html</text:a>
</text:p>
      <!--NEWS-->
      <text:h text:style-name="P10" text:outline-level="1">
<text:span text:style-name="T4">
篮球3x3的男性国家队进入了CHE选拔的半决赛</text:span>
</text:h>
      <text:p text:style-name="P4">
作者: Ukrinform (Person)</text:p>
      <text:p text:style-name="P4">
出版商: Укринформ (Organization)</text:p>
      <text:p text:style-name="P4">
出版时间: 2023-06-11T17:12:59+03:00</text:p>
      <text:p text:style-name="P4">
修改时间: 2023-06-11T17:12:59+03:00</text:p>
      <text:p text:style-name="P4">
描述: 排位赛在罗马尼亚君士坦丁举行。  - 乌克林。</text:p>
      <text:p text:style-name="P4">
图片: ['<text:a xlink:type="simple" xlink:href="https://static.ukrinform.com/photos/2023_06/thumb_files/630_360_1686492695-102.jpg" text:style-name="Internet_20_link" text:visited-style-name="Visited_20_Internet_20_Link">
630_360_16864...</text:a>
']</text:p>
      <text:p text:style-name="P4">
标签: ['Баскетбол']</text:p>
      <text:p text:style-name="P4">
类型: Article</text:p>
      <!--METADATA-->
      <text:p text:style-name="P4">
<draw:frame draw:style-name="fr1" draw:name="Image131" text:anchor-type="as-char" svg:width="6.9236in" svg:height="3.956343in" draw:z-index="0">
<draw:image xlink:href="../Images/yкринформ/2023-06-11T17-12-59-03-00/630_360_1686492695-102.jpg" xlink:type="simple" xlink:show="embed" xlink:actuate="onLoad" draw:mime-type="image/jpeg"/>
</draw:frame>
排位赛在罗马尼亚君士坦丁举行。</text:p>
      <text:p text:style-name="P4">
乌克兰在篮球3x3中的男子国家队已经进入了在罗马尼亚举行的欧洲2023年的半决赛，<text:a xlink:type="simple" xlink:href="https://fbu.ua/news/cholovcha-zbrna-ukrani-peremogla-spanyu--viyshla-u-pvfnal-vdboru-na-chemponat-vropi-3h3" text:style-name="Internet_20_link" text:visited-style-name="Visited_20_Internet_20_Link">
报告</text:a>
乌克林福姆报道，乌克兰篮球联合会的新闻服务。</text:p>
      <text:p text:style-name="P4">
在决赛中，乌克兰人击败了西班牙。 获得8分的Oleg Bondarenko是“蓝色和黄色”中最好的。</text:p>
      <text:p text:style-name="P4">
回想一下，为了在选拔锦标赛中进入欧洲冠军，有必要连接一个不低于第三个的地方。 在半决赛中，乌克兰人将在国家队中踢球。 比赛的开始是基辅时间18:15。</text:p>
      <text:p text:style-name="P4">
比赛的第一天，男子国家队击败了德国(16:12)tiataly(18:10). «Синьо-жовті» посіли перше місце у групі В.</text:p>
      <text:p text:style-name="P4">
<text:span text:style-name="T4">
Читайте також:</text:span>
 <text:a xlink:type="simple" xlink:href="https://www.ukrinform.ua/rubric-sports/3720958-zbirni-ukraini-z-basketbolu-3h3-z-peremog-startuvali-u-vidbori-evro.html" text:style-name="Internet_20_link" text:visited-style-name="Visited_20_Internet_20_Link">
 Збірні України з <text:span text:style-name="T4">
баскетбол</text:span>
 у 3х3 з перемог стартувалиу відборі Євро </text:a>
正如乌克林福姆报道的那样，早些时候对欧洲冠军冠军的直接许可证-2023乌克兰女子国家队“蓝色和黄色”在A组中排名第一，赢得了全部四场决斗。</text:p>
      <text:p text:style-name="P4">
照片：fbu.ua</text:p>
      <text:p text:style-name="P4">
News Source: <text:a xlink:type="simple" xlink:href="https://www.ukrinform.ua/rubric-sports/3721411-colovica-zbirna-ukraini-z-basketbolu-3h3-vijsla-u-pivfinal-vidboru-na-ce.html" text:style-name="Internet_20_link" text:visited-style-name="Visited_20_Internet_20_Link">
https://www.ukrinform.ua/rubric-sports/3721411-colovica-zbirna-ukraini-z-basketbolu-3h3-vijsla-u-pivfinal-vidboru-na-ce.html</text:a>
</text:p>
      <!--NEWS-->
      <text:h text:style-name="P10" text:outline-level="1">
<text:span text:style-name="T4">
从赫尔森地区左岸撤离：俄罗斯人与平民开火，受伤</text:span>
</text:h>
      <text:p text:style-name="P4">
作者: Ukrinform (Person)</text:p>
      <text:p text:style-name="P4">
出版商: Укринформ (Organization)</text:p>
      <text:p text:style-name="P4">
出版时间: 2023-06-11T17:21:00+03:00</text:p>
      <text:p text:style-name="P4">
修改时间: 2023-06-11T17:21:00+03:00</text:p>
      <text:p text:style-name="P4">
描述: 俄罗斯军队袭击了一条船，平民从霍森地区的左岸撤离，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Евакуація', 'Херсонщина', 'Обстріл', 'Поранені', 'Війна з Росією']</text:p>
      <text:p text:style-name="P4">
类型: Article</text:p>
      <!--METADATA-->
      <text:p text:style-name="P4">
<draw:frame draw:style-name="fr1" draw:name="Image132" text:anchor-type="as-char" svg:width="6.9236in" svg:height="3.956343in" draw:z-index="0">
<draw:image xlink:href="../Images/yкринформ/2023-06-11T17-21-00-03-00/630_360_1538997483-946.jpg" xlink:type="simple" xlink:show="embed" xlink:actuate="onLoad" draw:mime-type="image/jpeg"/>
</draw:frame>
俄罗斯军队袭击了一条船，平民从大型地区的左岸撤离。</text:p>
      <text:p text:style-name="P4">
根据乌克林福姆的说法，总统办公室的负责人安德里·伊尔马克(Andriy Yermak)报告了这一点<text:a xlink:type="simple" xlink:href="https://t.me/ermaka2022/2916" text:style-name="Internet_20_link" text:visited-style-name="Visited_20_Internet_20_Link">
Telegram</text:a>
。</text:p>
      <text:p text:style-name="P4">
他建议：“他们在平民的背上开火。六人受伤。”</text:p>
      <text:p text:style-name="P4">
据埃尔玛(Ermak)称，平民到达了赫森并被住院。</text:p>
      <text:p text:style-name="P4">
<text:span text:style-name="T4">
另请阅读：</text:span>
 [侵略者<text:span text:style-name="T4">
火</text:span>
吉尔森(Eporanne)的吉尔森(Eporanne)志愿者。(https://www.ukrinform.ua/rubric-ato/3720913-rosiani-obstrilali-volonteriv-u-hersoni-e-poraneni.html)正如乌克林福姆报道的，在<text:a xlink:type="simple" xlink:href="https://www.ukrinform.ua/tag-hersonsina" text:style-name="Internet_20_link" text:visited-style-name="Visited_20_Internet_20_Link">
Kherson地区</text:a>
救援工作正在从[破坏Damikhov水力发电站]造成的洪水泛滥的地方进行救援工作。(https://www.ukrinform.ua/rubric-other_news/3720776-pidriv-rosianami-kahovskoi-ges-usi-novini.html)6月6日晚上，俄罗斯军队进行了。</text:p>
      <text:p text:style-name="P4">
News Source: <text:a xlink:type="simple" xlink:href="https://www.ukrinform.ua/rubric-regions/3721418-rosiani-obstrilali-coven-z-civilnimi-aki-evakuuvalisa-z-livoberezza-hersonsini-e-poraneni.html" text:style-name="Internet_20_link" text:visited-style-name="Visited_20_Internet_20_Link">
https://www.ukrinform.ua/rubric-regions/3721418-rosiani-obstrilali-coven-z-civilnimi-aki-evakuuvalisa-z-livoberezza-hersonsini-e-poraneni.html</text:a>
</text:p>
      <!--NEWS-->
      <text:h text:style-name="P10" text:outline-level="1">
<text:span text:style-name="T4">
布鲁克林博物馆提出了关于毕加索对女性态度的博览会</text:span>
</text:h>
      <text:p text:style-name="P4">
作者: Ukrinform (Person)</text:p>
      <text:p text:style-name="P4">
出版商: Укринформ (Organization)</text:p>
      <text:p text:style-name="P4">
出版时间: 2023-06-11T17:38:00+03:00</text:p>
      <text:p text:style-name="P4">
修改时间: 2023-06-11T17:38:00+03:00</text:p>
      <text:p text:style-name="P4">
描述: 布鲁克林博物馆和澳大利亚幽默主义者安娜·盖德斯比（Anna Gedsby）在纽约组织了一个Itys Pablo-Matic展览，该展览讲述了西班牙艺术家Pablo Picasso的工作以及他对女性的态度。  - 乌克林。</text:p>
      <text:p text:style-name="P4">
图片: ['<text:a xlink:type="simple" xlink:href="https://static.ukrinform.com/photos/2023_06/thumb_files/630_360_1686493262-956.jpg" text:style-name="Internet_20_link" text:visited-style-name="Visited_20_Internet_20_Link">
630_360_16864...</text:a>
']</text:p>
      <text:p text:style-name="P4">
标签: ['Пікассо', 'Виставка', 'Картина', 'Жінки']</text:p>
      <text:p text:style-name="P4">
类型: Article</text:p>
      <!--METADATA-->
      <text:p text:style-name="P4">
<draw:frame draw:style-name="fr1" draw:name="Image133" text:anchor-type="as-char" svg:width="6.9236in" svg:height="3.946452in" draw:z-index="0">
<draw:image xlink:href="../Images/yкринформ/2023-06-11T17-38-00-03-00/630_360_1686493262-956.jpg" xlink:type="simple" xlink:show="embed" xlink:actuate="onLoad" draw:mime-type="image/jpeg"/>
</draw:frame>
布鲁克林博物馆和澳大利亚幽默主义者安娜·盖德斯比(Anna Gedsby)组织了一个Itys Pablo-Matic展览，该展览讲述了西班牙艺术家Pablo Picasso的工作以及他对女性的态度。</text:p>
      <text:p text:style-name="P4">
根据乌克林福姆的说法，这是在[博物馆网站]上报道的(https://www.brooklynmuseum.org/exhibitions/its_pablo_matic_picasso_according_to_hannah_gadsby).</text:p>
      <text:p text:style-name="P4">
<text:a xlink:type="simple" xlink:href="https://www.ukrinform.ua/tag-vistavka" text:style-name="Internet_20_link" text:visited-style-name="Visited_20_Internet_20_Link">
 Експозиція </text:a>
Nanette特别喜剧Anna Gedsby的Itys Pablo-Matic-Ceply，该喜剧于2018年发布。(不尊重妇女。)，并与特朗普和温斯坦相比。</text:p>
      <text:p text:style-name="P4">
博览会包括毕加索的图纸和雕塑，以及20世纪和21世纪的艺术家的作品。</text:p>
      <text:p text:style-name="P4">
</text:p>
      <text:p text:style-name="P4">
<text:a xlink:type="simple" xlink:href="https://static.ukrinform.com/photos/2023_06/1686493467-9782.jpeg" text:style-name="Internet_20_link" text:visited-style-name="Visited_20_Internet_20_Link">
 </text:a>
 <text:a xlink:type="simple" xlink:href="https://static.ukrinform.com/photos/2023_06/1686493467-7916.jpeg" text:style-name="Internet_20_link" text:visited-style-name="Visited_20_Internet_20_Link">
</text:a>
 <text:a xlink:type="simple" xlink:href="https://static.ukrinform.com/photos/2023_06/1686493467-6053.jpeg" text:style-name="Internet_20_link" text:visited-style-name="Visited_20_Internet_20_Link">
</text:a>
 <text:a xlink:type="simple" xlink:href="https://static.ukrinform.com/photos/2023_06/1686493467-6053 (1 ).jpeg" text:style-name="Internet_20_link" text:visited-style-name="Visited_20_Internet_20_Link">
</text:a>
 <text:a xlink:type="simple" xlink:href="https://static.ukrinform.com/photos/2023_06/1686493467-5304.jpeg" text:style-name="Internet_20_link" text:visited-style-name="Visited_20_Internet_20_Link">
</text:a>
 <text:a xlink:type="simple" xlink:href="https://static.ukrinform.com/photos/2023_06/1686493467-3421.jpeg" text:style-name="Internet_20_link" text:visited-style-name="Visited_20_Internet_20_Link">
</text:a>
 <text:a xlink:type="simple" xlink:href="https://static.ukrinform.com/photos/2023_06/1686493468-8996.jpeg" text:style-name="Internet_20_link" text:visited-style-name="Visited_20_Internet_20_Link">
</text:a>
 <text:a xlink:type="simple" xlink:href="https://static.ukrinform.com/photos/2023_06/1686493468-8076.jpeg" text:style-name="Internet_20_link" text:visited-style-name="Visited_20_Internet_20_Link">
</text:a>
 <text:a xlink:type="simple" xlink:href="https://static.ukrinform.com/photos/2023_06/1686493468-9399.jpeg" text:style-name="Internet_20_link" text:visited-style-name="Visited_20_Internet_20_Link">
</text:a>
您可以在9月24日在布鲁克林参观展览。</text:p>
      <text:p text:style-name="P4">
<text:span text:style-name="T4">
另请阅读：</text:span>
 [在基辅艺术展览中，“只为攻城入口”才打开(https://www.ukrinform.ua/rubric-culture/3720274-u-kievi-vidkrilasa-hudozna-vistavka-vhid-tilki-dla-bozevilnih.html)</text:p>
      <text:p text:style-name="P4">
News Source: <text:a xlink:type="simple" xlink:href="https://www.ukrinform.ua/rubric-culture/3721421-u-bruklinskomu-muzei-predstavili-ekspoziciu-pro-stavlenna-pikasso-do-zinok.html" text:style-name="Internet_20_link" text:visited-style-name="Visited_20_Internet_20_Link">
https://www.ukrinform.ua/rubric-culture/3721421-u-bruklinskomu-muzei-predstavili-ekspoziciu-pro-stavlenna-pikasso-do-zinok.html</text:a>
</text:p>
      <!--NEWS-->
      <text:h text:style-name="P10" text:outline-level="1">
<text:span text:style-name="T4">
在伯迪安斯克，港口港口爆炸 - 社交网络</text:span>
</text:h>
      <text:p text:style-name="P4">
作者: Ukrinform (Person)</text:p>
      <text:p text:style-name="P4">
出版商: Укринформ (Organization)</text:p>
      <text:p text:style-name="P4">
出版时间: 2023-06-11T17:42:00+03:00</text:p>
      <text:p text:style-name="P4">
修改时间: 2023-06-11T17:42:00+03:00</text:p>
      <text:p text:style-name="P4">
描述: 在临时被占领的伯迪安斯克Zaporizhhzhya地区，海港地区爆炸。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Бердянськ', 'Вибух', 'Війна з Росією', 'ППО']</text:p>
      <text:p text:style-name="P4">
类型: Article</text:p>
      <!--METADATA-->
      <text:p text:style-name="P4">
<draw:frame draw:style-name="fr1" draw:name="Image144" text:anchor-type="as-char" svg:width="6.9236in" svg:height="3.956343in" draw:z-index="0">
<draw:image xlink:href="../Images/yкринформ/2023-06-11T17-42-00-03-00/630_360_1640330796-210.jpeg" xlink:type="simple" xlink:show="embed" xlink:actuate="onLoad" draw:mime-type="image/jpeg"/>
</draw:frame>
在Zaporizhzhya地区的被占领的贝迪安斯克镇，听到了海港的爆炸。</text:p>
      <text:p text:style-name="P4">
据报道<text:a xlink:type="simple" xlink:href="https://t.me/brdVP/10763" text:style-name="Internet_20_link" text:visited-style-name="Visited_20_Internet_20_Link">
电报通道“今日伯迪安斯克”</text:a>
，报道乌克林福姆。</text:p>
      <text:p text:style-name="P4">
“ <text:a xlink:type="simple" xlink:href="https://www.ukrinform.ua/tag-vibuh" text:style-name="Internet_20_link" text:visited-style-name="Visited_20_Internet_20_Link">
爆炸</text:a>
在港口港口的伯丹斯克。拉皮斯特防空工程。”帖子写道。</text:p>
      <text:p text:style-name="P4">
还指出，占用者已宣布了导弹。</text:p>
      <text:p text:style-name="P4">
<text:span text:style-name="T4">
另请阅读：</text:span>
 <text:a xlink:type="simple" xlink:href="https://www.ukrinform.ua/rubric-regions/3720215-v-okupovanomu-berdansku-prolunav-vibuh.html" text:style-name="Internet_20_link" text:visited-style-name="Visited_20_Internet_20_Link">
在被占领的<text:span text:style-name="T4">
 berdyansk </text:span>
爆炸中</text:a>
如<text:a xlink:type="simple" xlink:href="https://www.ukrinform.ua/rubric-ato/3721289-u-melitopoli-vnoci-stalasa-perestrilka-mer.html" text:style-name="Internet_20_link" text:visited-style-name="Visited_20_Internet_20_Link">
报道</text:a>
，在6月11日晚上，在临时授予俄罗斯的梅利托波尔部队的枪击事件中，听到了枪击事件，然后点燃了侵略者的碳。</text:p>
      <text:p text:style-name="P4">
News Source: <text:a xlink:type="simple" xlink:href="https://www.ukrinform.ua/rubric-regions/3721422-u-berdansku-prolunali-vibuhi-v-rajoni-portu-socmerezi.html" text:style-name="Internet_20_link" text:visited-style-name="Visited_20_Internet_20_Link">
https://www.ukrinform.ua/rubric-regions/3721422-u-berdansku-prolunali-vibuhi-v-rajoni-portu-socmerezi.html</text:a>
</text:p>
      <!--NEWS-->
      <text:h text:style-name="P10" text:outline-level="1">
<text:span text:style-name="T4">
在法国开幕</text:span>
</text:h>
      <text:p text:style-name="P4">
作者: Ukrinform (Person)</text:p>
      <text:p text:style-name="P4">
出版商: Укринформ (Organization)</text:p>
      <text:p text:style-name="P4">
出版时间: 2023-06-11T17:53:00+03:00</text:p>
      <text:p text:style-name="P4">
修改时间: 2023-06-11T17:53:00+03:00</text:p>
      <text:p text:style-name="P4">
描述: 6月10日，在法国城市马赛（Marseille），在Capitale＆Victor Orly Gallery上，他自己的乌克兰岛记者Miroslav Lipa的照片展出了“乌克兰灵魂中的照片”。  - 乌克林。</text:p>
      <text:p text:style-name="P4">
图片: ['<text:a xlink:type="simple" xlink:href="https://static.ukrinform.com/photos/2023_06/thumb_files/630_360_1686494463-3889.jpeg" text:style-name="Internet_20_link" text:visited-style-name="Visited_20_Internet_20_Link">
630_360_16864...</text:a>
']</text:p>
      <text:p text:style-name="P4">
标签: ['Франція', 'Укрінформ', 'Виставка', 'Росія']</text:p>
      <text:p text:style-name="P4">
类型: Article</text:p>
      <!--METADATA-->
      <text:p text:style-name="P4">
<draw:frame draw:style-name="fr1" draw:name="Image145" text:anchor-type="as-char" svg:width="6.9236in" svg:height="3.956343in" draw:z-index="0">
<draw:image xlink:href="../Images/yкринформ/2023-06-11T17-53-00-03-00/630_360_1686494463-3889.jpeg" xlink:type="simple" xlink:show="embed" xlink:actuate="onLoad" draw:mime-type="image/jpeg"/>
</draw:frame>
6月10日，在Capitale&amp;Victor Orly画廊，在乌克兰灵魂的照片展览Miroslav Lipa在Capitale&amp;Victor Orly Gallery开业。</text:p>
      <text:p text:style-name="P4">
根据该博览会的作者，展览展示了17个女性摄影。 通过这些作品，摄影书希望在战争期间传达乌克兰人的感受。 这些照片主要是在开始之前的全面战争中创建的。 其中一项作品被出售，收益将转移到乌克兰军队。</text:p>
      <text:p text:style-name="P4">
</text:p>
      <text:p text:style-name="P4">
<text:a xlink:type="simple" xlink:href="https://static.ukrinform.com/photos/2023_06/1686494462-7426.jpeg" text:style-name="Internet_20_link" text:visited-style-name="Visited_20_Internet_20_Link">
 </text:a>
 <text:a xlink:type="simple" xlink:href="https://static.ukrinform.com/photos/2023_06/1686494462-5900.jpeg" text:style-name="Internet_20_link" text:visited-style-name="Visited_20_Internet_20_Link">
</text:a>
 <text:a xlink:type="simple" xlink:href="https://static.ukrinform.com/photos/2023_06/1686494462-9479.jpeg" text:style-name="Internet_20_link" text:visited-style-name="Visited_20_Internet_20_Link">
</text:a>
 <text:a xlink:type="simple" xlink:href="https://static.ukrinform.com/photos/2023_06/1686494462-1186.jpeg" text:style-name="Internet_20_link" text:visited-style-name="Visited_20_Internet_20_Link">
</text:a>
 <text:a xlink:type="simple" xlink:href="https://static.ukrinform.com/photos/2023_06/1686494462-8500.jpeg" text:style-name="Internet_20_link" text:visited-style-name="Visited_20_Internet_20_Link">
</text:a>
 <text:a xlink:type="simple" xlink:href="https://static.ukrinform.com/photos/2023_06/1686494462-7947.jpeg" text:style-name="Internet_20_link" text:visited-style-name="Visited_20_Internet_20_Link">
</text:a>
 <text:a xlink:type="simple" xlink:href="https://static.ukrinform.com/photos/2023_06/1686494463-4518.jpeg" text:style-name="Internet_20_link" text:visited-style-name="Visited_20_Internet_20_Link">
</text:a>
 <text:a xlink:type="simple" xlink:href="https://static.ukrinform.com/photos/2023_06/1686494463-3814.jpeg" text:style-name="Internet_20_link" text:visited-style-name="Visited_20_Internet_20_Link">
</text:a>
 <text:a xlink:type="simple" xlink:href="https://static.ukrinform.com/photos/2023_06/1686494463-3889.jpeg" text:style-name="Internet_20_link" text:visited-style-name="Visited_20_Internet_20_Link">
<draw:frame draw:style-name="fr1" draw:name="Image155" text:anchor-type="as-char" svg:width="6.9236in" svg:height="3.956343in" draw:z-index="0">
<draw:image xlink:href="../Images/yкринформ/2023-06-11T17-53-00-03-00/630_360_1686494463-3889.jpeg" xlink:type="simple" xlink:show="embed" xlink:actuate="onLoad" draw:mime-type="image/jpeg"/>
</draw:frame>
</text:a>
 <text:a xlink:type="simple" xlink:href="https://static.ukrinform.com/photos/2023_06/1686494463-2950.jpeg" text:style-name="Internet_20_link" text:visited-style-name="Visited_20_Internet_20_Link">
</text:a>
米罗斯拉夫·莱帕(Miroslav Lipa)的展览在法国的邀请下在法国的邀请下，在基洛沃格拉德·奥瓦(Kirovograd Ova)的支持下，并在乌克兰大使馆在法国参加。<text:span text:style-name="T4">
另请阅读：</text:span>
 [在<text:span text:style-name="T4">
基辅</text:span>
 <text:span text:style-name="T4">
 </text:span>
打开<text:span text:style-name="T4">
 </text:span>
艺术<text:span text:style-name="T4">
 </text:span>
展览<text:span text:style-name="T4">
 </text:span>
登录<text:span text:style-name="T4">
 </text:span>
 <text:span text:style-name="T4">
 </text:span>
 <text:span text:style-name="T4">
 </text:span>
 <text:span text:style-name="T4">
 </text:span>
 <text:span text:style-name="T4">
 </text:span>
 <text:span text:style-name="T4">
 </text:span>
 <text:span text:style-name="T4">
 </text:span>
疯狂**”]](https://www.ukrinform.ua/rubric-culture/3720274-u-kievi-vidkrilasa-hudozna-vistavka-vhid-tilki-dla-bozevilnih.html)这次展览是由居住在这座城市的马尔苏里亚人和乌克兰人访问的，或者最近由于全面战争而陷入困境，[俄罗斯]释放了这一展览。(https://www.ukrinform.ua/tag-rosia) .</text:p>
      <text:p text:style-name="P4">
News Source: <text:a xlink:type="simple" xlink:href="https://www.ukrinform.ua/rubric-culture/3721425-u-francii-vidkrilasa-fotovistavka-korespondentki-ukrinformu.html" text:style-name="Internet_20_link" text:visited-style-name="Visited_20_Internet_20_Link">
https://www.ukrinform.ua/rubric-culture/3721425-u-francii-vidkrilasa-fotovistavka-korespondentki-ukrinformu.html</text:a>
</text:p>
      <!--NEWS-->
      <text:h text:style-name="P10" text:outline-level="1">
<text:span text:style-name="T4">
在梅利托波尔附近的游击队炸毁了铁路桥 - 武装部队官</text:span>
</text:h>
      <text:p text:style-name="P4">
作者: Ukrinform (Person)</text:p>
      <text:p text:style-name="P4">
出版商: Укринформ (Organization)</text:p>
      <text:p text:style-name="P4">
出版时间: 2023-06-11T18:01:00+03:00</text:p>
      <text:p text:style-name="P4">
修改时间: 2023-06-11T18:01:00+03:00</text:p>
      <text:p text:style-name="P4">
描述: 在Yakimivka的定居点，在Zaporozhye地区临时占据的部分，游击队炸毁了铁路桥，入侵者被用来从克里米亚提供武器。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Вибух', 'Залізниця']</text:p>
      <text:p text:style-name="P4">
类型: Article</text:p>
      <!--METADATA-->
      <text:p text:style-name="P4">
<draw:frame draw:style-name="fr1" draw:name="Image157" text:anchor-type="as-char" svg:width="6.9236in" svg:height="3.956343in" draw:z-index="0">
<draw:image xlink:href="../Images/yкринформ/2023-06-11T18-01-00-03-00/630_360_1669987737-966.jpg" xlink:type="simple" xlink:show="embed" xlink:actuate="onLoad" draw:mime-type="image/jpeg"/>
</draw:frame>
在被提名的Yakimivka点，在Zaporozhye地区临时占据的部分中，游击队炸毁了一座铁路桥，入侵者用来向克里米亚提供武器。</text:p>
      <text:p text:style-name="P4">
这是在[电报]中报道的(https://t.me/a_shtirlitz/26084)据报道，军官Shtanatoli Stefan报道。</text:p>
      <text:p text:style-name="P4">
“在Zaporizhhya地区的Yakimovka Tot的定居点中，Melitopol的游击队进行了<text:a xlink:type="simple" xlink:href="https://www.ukrinform.ua/tag-vibuh" text:style-name="Internet_20_link" text:visited-style-name="Visited_20_Internet_20_Link">
破坏</text:a>
铁路桥，”帖子写道。</text:p>
      <text:p text:style-name="P4">
值得注意的是，这一物流动脉是由敌人从临时占领的克里米亚到Zaporozhye地区暂时占领的部分提供的。</text:p>
      <text:p text:style-name="P4">
<text:span text:style-name="T4">
另请阅读：</text:span>
 <text:a xlink:type="simple" xlink:href="https://www.ukrinform.ua/rubric-crimea/3721409-u-krimu-stavsa-vibuh-na-zaliznici-zmi.html" text:style-name="Internet_20_link" text:visited-style-name="Visited_20_Internet_20_Link">
在Crigea中<text:span text:style-name="T4">
爆炸</text:span>
铁路上的爆炸 - 媒体</text:a>
如<text:a xlink:type="simple" xlink:href="https://www.ukrinform.ua/rubric-regions/3721422-u-berdansku-prolunali-vibuhi-v-rajoni-portu-socmerezi.html" text:style-name="Internet_20_link" text:visited-style-name="Visited_20_Internet_20_Link">
报道</text:a>
，在临时占领的贝迪安斯克市，海军港口爆炸。</text:p>
      <text:p text:style-name="P4">
News Source: <text:a xlink:type="simple" xlink:href="https://www.ukrinform.ua/rubric-regions/3721427-bila-melitopola-partizani-pidirvali-zaliznicnij-mist-oficer-zsu.html" text:style-name="Internet_20_link" text:visited-style-name="Visited_20_Internet_20_Link">
https://www.ukrinform.ua/rubric-regions/3721427-bila-melitopola-partizani-pidirvali-zaliznicnij-mist-oficer-zsu.html</text:a>
</text:p>
      <!--NEWS-->
      <text:h text:style-name="P10" text:outline-level="1">
<text:span text:style-name="T4">
地下建立了在Kakhovskaya水力发电的直接参与者的人</text:span>
</text:h>
      <text:p text:style-name="P4">
作者: Ukrinform (Person)</text:p>
      <text:p text:style-name="P4">
出版商: Укринформ (Organization)</text:p>
      <text:p text:style-name="P4">
出版时间: 2023-06-11T18:07:26+03:00</text:p>
      <text:p text:style-name="P4">
修改时间: 2023-06-11T18:07:26+03:00</text:p>
      <text:p text:style-name="P4">
描述: 乌克兰游击队正在努力建立一个直接参与Kakhovsky水力发电大坝的俄罗斯军方的人。  - 乌克林。</text:p>
      <text:p text:style-name="P4">
图片: ['<text:a xlink:type="simple" xlink:href="https://static.ukrinform.com/photos/2023_06/thumb_files/630_360_1686481734-110.jpg" text:style-name="Internet_20_link" text:visited-style-name="Visited_20_Internet_20_Link">
630_360_16864...</text:a>
']</text:p>
      <text:p text:style-name="P4">
标签: ['Теракт', 'Каховська ГЕС', 'Національний спротив', 'Війна з Росією']</text:p>
      <text:p text:style-name="P4">
类型: Article</text:p>
      <!--METADATA-->
      <text:p text:style-name="P4">
<draw:frame draw:style-name="fr1" draw:name="Image158" text:anchor-type="as-char" svg:width="6.9236in" svg:height="3.956343in" draw:z-index="0">
<draw:image xlink:href="../Images/yкринформ/2023-06-11T18-07-26-03-00/630_360_1686481734-110.jpg" xlink:type="simple" xlink:show="embed" xlink:actuate="onLoad" draw:mime-type="image/jpeg"/>
</draw:frame>
乌克兰游击党正在致力于建立一名俄罗斯军方的人，他们参与破坏了卡科夫斯基水力发电大坝。</text:p>
      <text:p text:style-name="P4">
国家抵抗中心在[电报]中报告了这一点(https://t.me/sprotyv_official/2318)，报道乌克林福姆。</text:p>
      <text:p text:style-name="P4">
“众所周知，这场灾难是由第205个机动的俄罗斯联邦步枪旅的第一营的军事人员造成的。此时，游击队建立了直接参与恐怖袭击的人的个性，“  - ”证词读了。</text:p>
      <text:p text:style-name="P4">
国家维尔斯的中心还收到了乌克兰爱国者的上诉，乌克兰爱国者及时由俄罗斯军队进行调解。</text:p>
      <text:p text:style-name="P4">
<text:span text:style-name="T4">
另请阅读：</text:span>
 <text:a xlink:type="simple" xlink:href="https://www.ukrinform.ua/rubric-ato/3720650-rosiani-pered-pidrivom-kahovskoi-ges-aktivno-maroderili-na-hersonsini-centr-nacsprotivu.html" text:style-name="Internet_20_link" text:visited-style-name="Visited_20_Internet_20_Link">
Kakhovskaya水力发电厂之前的俄罗斯人是Maradrylin Kherson地区 - 中心<text:span text:style-name="T4">
 Natrodia </text:span>
</text:a>
中枢神经系统强调，地下准备支持乌克兰武装部队的任何积极行动，并向合作者报复他们在水库入侵的领土上犯下的罪行。</text:p>
      <text:p text:style-name="P4">
根据该中心的说法，在乌克兰南部的临时捕获的部分，俄罗斯伪管理，继续对当地人施加压力，以迫使公民身份[(https://www.ukrinform.ua/tag-rosia)。</text:p>
      <text:p text:style-name="P4">
特别是，在Zaporizhhya地区被捕获的领土上，没有俄罗斯护照的人在交叉输入点期间采用增强的控制措施。</text:p>
      <text:p text:style-name="P4">
地方教育机构是对学生父母的压力，以便在俄罗斯教育平台“领域”上注册。</text:p>
      <text:p text:style-name="P4">
*!(https://www.ukrinform.ua/rubric-crimea/3721180-zagarbniki-ne-znaut-ak-zabezpeciti-krim-vodou-centr-sprotivu.html)正如乌克林福姆报道的那样，在暂时捕获的Zaporizhzhya地区游击队的俄罗斯人Yakimovka破坏了铁路桥，入侵者用来从克里米亚供应武器。</text:p>
      <text:p text:style-name="P4">
News Source: <text:a xlink:type="simple" xlink:href="https://www.ukrinform.ua/rubric-ato/3721428-pidpilla-vstanovlue-osobi-bezposerednih-ucasnikiv-pidrivu-kahovskoi-ges.html" text:style-name="Internet_20_link" text:visited-style-name="Visited_20_Internet_20_Link">
https://www.ukrinform.ua/rubric-ato/3721428-pidpilla-vstanovlue-osobi-bezposerednih-ucasnikiv-pidrivu-kahovskoi-ges.html</text:a>
</text:p>
      <!--NEWS-->
      <text:h text:style-name="P10" text:outline-level="1">
<text:span text:style-name="T4">
Theophimo Lopez宣布完成他的职业生涯</text:span>
</text:h>
      <text:p text:style-name="P4">
作者: Ukrinform (Person)</text:p>
      <text:p text:style-name="P4">
出版商: Укринформ (Organization)</text:p>
      <text:p text:style-name="P4">
出版时间: 2023-06-11T18:08:14+03:00</text:p>
      <text:p text:style-name="P4">
修改时间: 2023-06-11T18:08:14+03:00</text:p>
      <text:p text:style-name="P4">
描述: 在洛佩兹前夕，赢得了泰勒。  - 乌克林。</text:p>
      <text:p text:style-name="P4">
图片: ['<text:a xlink:type="simple" xlink:href="https://static.ukrinform.com/photos/2023_06/thumb_files/630_360_1686495945-976.jpg" text:style-name="Internet_20_link" text:visited-style-name="Visited_20_Internet_20_Link">
630_360_16864...</text:a>
']</text:p>
      <text:p text:style-name="P4">
标签: ['Бокс']</text:p>
      <text:p text:style-name="P4">
类型: Article</text:p>
      <!--METADATA-->
      <text:p text:style-name="P4">
<draw:frame draw:style-name="fr1" draw:name="Image159" text:anchor-type="as-char" svg:width="6.9236in" svg:height="3.956343in" draw:z-index="0">
<draw:image xlink:href="../Images/yкринформ/2023-06-11T18-08-14-03-00/630_360_1686495945-976.jpg" xlink:type="simple" xlink:show="embed" xlink:actuate="onLoad" draw:mime-type="image/jpeg"/>
</draw:frame>
在洛佩兹前夕，赢得了泰勒。</text:p>
      <text:p text:style-name="P4">
WBO在上半场新成立的世界冠军 -  theophimolopes的中间重量(19-1，13是)在他的Instagram <text:a xlink:type="simple" xlink:href="https://www.instagram.com/p/CtWJ6VZu4WY/" text:style-name="Internet_20_link" text:visited-style-name="Visited_20_Internet_20_Link">
宣布</text:a>
从赢得英国拳击手乔什·泰勒(Josh Taylor)之后的拳击(19-1，13 ko)，报道乌克林福姆。</text:p>
      <text:p text:style-name="P4">
“终于解脱了!进入顶部。 感谢您为他和我所爱的每个人提供了拳击的拳击生活。 两次最杰出的”  - 在他的Instagram页面上Wrotelopes。</text:p>
      <text:p text:style-name="P4">
应当指出的是，根据12轮的结果，所有法官都偏爱2月：115-113，115-113，117-111。 美国人首次在第一次中间赢得了腰带，这是绝对轻量级的世界冠军。</text:p>
      <text:p text:style-name="P4">
<text:span text:style-name="T4">
另请阅读：</text:span>
 <text:a xlink:type="simple" xlink:href="https://www.ukrinform.ua/rubric-sports/3720175-gvozdik-a-hotiv-bi-poboksuvati-z-dzosua-buatsi.html" text:style-name="Internet_20_link" text:visited-style-name="Visited_20_Internet_20_Link">
康乃馨：我想从Joshua Boatsi淡入</text:a>
正如乌克林福姆报道的那样，早些时候对欧洲冠军冠军的直接许可证-2023乌克兰女子国家队“蓝色和黄色”在A组中排名第一，赢得了全部四场决斗。</text:p>
      <text:p text:style-name="P4">
照片：盖蒂图像</text:p>
      <text:p text:style-name="P4">
News Source: <text:a xlink:type="simple" xlink:href="https://www.ukrinform.ua/rubric-sports/3721429-teofimo-lopes-ogolosiv-pro-zaversenna-kareri.html" text:style-name="Internet_20_link" text:visited-style-name="Visited_20_Internet_20_Link">
https://www.ukrinform.ua/rubric-sports/3721429-teofimo-lopes-ogolosiv-pro-zaversenna-kareri.html</text:a>
</text:p>
      <!--NEWS-->
      <text:h text:style-name="P10" text:outline-level="1">
<text:span text:style-name="T4">
Zelensky与Duda谈论在维尔纽斯等待北约峰会</text:span>
</text:h>
      <text:p text:style-name="P4">
作者: Ukrinform (Person)</text:p>
      <text:p text:style-name="P4">
出版商: Укринформ (Organization)</text:p>
      <text:p text:style-name="P4">
出版时间: 2023-06-11T18:10:00+03:00</text:p>
      <text:p text:style-name="P4">
修改时间: 2023-06-11T23:10:00+03:00</text:p>
      <text:p text:style-name="P4">
描述: 乌克兰沃迪米尔·泽伦斯基（Ukraine Volodymyr Zelensky）总裁与他的波兰同事安德烈·杜达（Andrzej Duda）进行了对话。  - 乌克林。</text:p>
      <text:p text:style-name="P4">
图片: ['<text:a xlink:type="simple" xlink:href="https://static.ukrinform.com/photos/2022_08/thumb_files/630_360_1661256797-541.jpeg" text:style-name="Internet_20_link" text:visited-style-name="Visited_20_Internet_20_Link">
630_360_16612...</text:a>
']</text:p>
      <text:p text:style-name="P4">
标签: ['Дуда', 'Польща', 'Україна', 'Агресія РФ', 'Зеленський', 'Війна з Росією']</text:p>
      <text:p text:style-name="P4">
类型: Article</text:p>
      <!--METADATA-->
      <text:p text:style-name="P4">
<draw:frame draw:style-name="fr1" draw:name="Image160" text:anchor-type="as-char" svg:width="6.9236in" svg:height="3.956343in" draw:z-index="0">
<draw:image xlink:href="../Images/yкринформ/2023-06-11T18-10-00-03-00/630_360_1661256797-541.jpeg" xlink:type="simple" xlink:show="embed" xlink:actuate="onLoad" draw:mime-type="image/jpeg"/>
</draw:frame>
乌克兰沃迪米尔·泽伦斯基(Ukraine Volodymyr Zelensky)总统与他的波兰同事安德烈·朱达(Andrzejududa)进行了交谈。</text:p>
      <text:p text:style-name="P4">
乌克兰国家的负责人在[电报]中报道了这一点(https://t.me/V_Zelenskiy_official/6557?fbclid=IwAR2Oaf3PUEf9AtrSMuiB-z47Ynf4BsXRAbv0MefVNFZbqEbuRIpb1OdlaZo)，报道乌克林福姆。</text:p>
      <text:p text:style-name="P4">
Zelensky写道：“我们已经完成了与安德烈·杜达(Andrzej Duda)的较晚，一如既往的富有成效的对话。对北约峰会对维尔纽斯的期望越多。我们了解联盟对乌克兰的强大书籍的重要性。”</text:p>
      <text:p text:style-name="P4">
<text:span text:style-name="T4">
另请阅读：</text:span>
 <text:span text:style-name="T4">
 <text:a xlink:type="simple" xlink:href="https://www.ukrinform.ua/rubric-ato/3721508-ukraina-spilno-z-mks-pocala-rozsliduvanna-teraktu-na-kahovskij-ges-zelenskij.html" text:style-name="Internet_20_link" text:visited-style-name="Visited_20_Internet_20_Link">
乌克兰与国际空间站(ISS)开始调查中塔科霍夫斯基水力发电站的恐怖袭击-Zelensky</text:a>
</text:span>
</text:p>
      <text:p text:style-name="P4">
他还感谢波兰的强大防御支持，并讨论了战线的优先需求。</text:p>
      <text:p text:style-name="P4">
正如乌克林福姆报道的那样，乌克兰的国防军在顿涅茨克的执行_ <text:span text:style-name="T4">
 <text:a xlink:type="simple" xlink:href="https://www.ukrinform.ua/rubric-ato/3721286-zsu-zvilnili-blagodatne.html" text:style-name="Internet_20_link" text:visited-style-name="Visited_20_Internet_20_Link">
从俄罗斯侵略者发行的布拉戈达纳村</text:a>
，</text:span>
 _ <text:span text:style-name="T5">
 <text:span text:style-name="T4">
 [路的村庄)(https://www.ukrinform.ua/rubric-ato/3721444-zsu-zvilnili-neskucne-u-doneckij-oblasti.html)</text:span>
 _和</text:span>
 <text:span text:style-name="T4">
 <text:a xlink:type="simple" xlink:href="https://www.ukrinform.ua/rubric-ato/3721490-ukrainski-vijskovi-zvilnili-se-odin-naselenij-punkt-na-doneccini-makarivku.html" text:style-name="Internet_20_link" text:visited-style-name="Visited_20_Internet_20_Link">
makarivka</text:a>
</text:span>
 _。</text:p>
      <text:p text:style-name="P4">
News Source: <text:a xlink:type="simple" xlink:href="https://www.ukrinform.ua/rubric-polytics/3721526-zelenskij-pogovoriv-z-dudou-pro-ocikuvanna-vid-samitu-nato-u-vilnusi.html" text:style-name="Internet_20_link" text:visited-style-name="Visited_20_Internet_20_Link">
https://www.ukrinform.ua/rubric-polytics/3721526-zelenskij-pogovoriv-z-dudou-pro-ocikuvanna-vid-samitu-nato-u-vilnusi.html</text:a>
</text:p>
      <!--NEWS-->
      <text:h text:style-name="P10" text:outline-level="1">
<text:span text:style-name="T4">
SES战斗机从波兰收到9名消防员</text:span>
</text:h>
      <text:p text:style-name="P4">
作者: Ukrinform (Person)</text:p>
      <text:p text:style-name="P4">
出版商: Укринформ (Organization)</text:p>
      <text:p text:style-name="P4">
出版时间: 2023-06-11T18:20:00+03:00</text:p>
      <text:p text:style-name="P4">
修改时间: 2023-06-11T18:20:00+03:00</text:p>
      <text:p text:style-name="P4">
描述: 乌克兰救援人员从波兰同事那里获得了9个高能消防。  - 乌克林。</text:p>
      <text:p text:style-name="P4">
图片: ['<text:a xlink:type="simple" xlink:href="https://static.ukrinform.com/photos/2023_06/thumb_files/630_360_1686496644-657.jpg" text:style-name="Internet_20_link" text:visited-style-name="Visited_20_Internet_20_Link">
630_360_16864...</text:a>
']</text:p>
      <text:p text:style-name="P4">
标签: ['ДСНС', 'Гуманітарна допомога', 'Польща']</text:p>
      <text:p text:style-name="P4">
类型: Article</text:p>
      <!--METADATA-->
      <text:p text:style-name="P4">
<draw:frame draw:style-name="fr1" draw:name="Image161" text:anchor-type="as-char" svg:width="6.9236in" svg:height="3.956343in" draw:z-index="0">
<draw:image xlink:href="../Images/yкринформ/2023-06-11T18-20-00-03-00/630_360_1686496644-657.jpg" xlink:type="simple" xlink:show="embed" xlink:actuate="onLoad" draw:mime-type="image/jpeg"/>
</draw:frame>
从波兰同事收到的9个高能力电动泵。</text:p>
      <text:p text:style-name="P4">
州紧急服务在[电报]中报告了这一点(https://t.me/dsns_telegram/17525)，报道乌克林福姆。</text:p>
      <text:p text:style-name="P4">
如前所述，七个发射的电机泵的性能为每小时400立方米，一吨-85升/分钟，另一个-240立方米。 m/h。</text:p>
      <text:p text:style-name="P4">
<text:span text:style-name="T4">
另请阅读：</text:span>
 <text:a xlink:type="simple" xlink:href="https://www.ukrinform.ua/rubric-regions/3719639-dla-poratunku-ludej-na-hersonsini-potribni-droni-covni-i-pompi-ova.html" text:style-name="Internet_20_link" text:visited-style-name="Visited_20_Internet_20_Link">
要拯救赫森地区的人，需要无人机，船只和<text:span text:style-name="T4">
泵</text:span>
  -  ova</text:a>
[SESNS]说：“这将极大地增加乌克兰救援人员对河流洪水，洪水和溢出物的反应的能力。我们真诚地感谢您，并感谢您的帮助。”(https://www.ukrinform.ua/tag-dsns) .</text:p>
      <text:p text:style-name="P4">
正如乌克林福姆报道的[早些时(https://www.ukrinform.ua/rubric-regions/3720260-filatov-podaruvav-ratuvalnikam-vlasnu-ahtu.html)。 该船将被发送给Kakhovskaya Hydroe Highbing的受害者。</text:p>
      <text:p text:style-name="P4">
<text:span text:style-name="T5">
foto：snns</text:span>
</text:p>
      <text:p text:style-name="P4">
News Source: <text:a xlink:type="simple" xlink:href="https://www.ukrinform.ua/rubric-society/3721431-bijci-dsns-otrimali-vid-polsi-devat-pozeznih-motopomp.html" text:style-name="Internet_20_link" text:visited-style-name="Visited_20_Internet_20_Link">
https://www.ukrinform.ua/rubric-society/3721431-bijci-dsns-otrimali-vid-polsi-devat-pozeznih-motopomp.html</text:a>
</text:p>
      <!--NEWS-->
      <text:h text:style-name="P10" text:outline-level="1">
<text:span text:style-name="T4">
雷布罗夫：我们在这里 - 表明乌克兰还活着，我们踢足球</text:span>
</text:h>
      <text:p text:style-name="P4">
作者: Ukrinform (Person)</text:p>
      <text:p text:style-name="P4">
出版商: Укринформ (Organization)</text:p>
      <text:p text:style-name="P4">
出版时间: 2023-06-11T18:21:44+03:00</text:p>
      <text:p text:style-name="P4">
修改时间: 2023-06-11T18:21:44+03:00</text:p>
      <text:p text:style-name="P4">
描述: Rebrov在对阵德国的控制比赛之前举行了新闻发布会。  - 乌克林。</text:p>
      <text:p text:style-name="P4">
图片: ['<text:a xlink:type="simple" xlink:href="https://static.ukrinform.com/photos/2023_06/thumb_files/630_360_1686496764-382.jpg" text:style-name="Internet_20_link" text:visited-style-name="Visited_20_Internet_20_Link">
630_360_16864...</text:a>
']</text:p>
      <text:p text:style-name="P4">
标签: ['Футбол', 'Ребров', 'Збірна України']</text:p>
      <text:p text:style-name="P4">
类型: Article</text:p>
      <!--METADATA-->
      <text:p text:style-name="P4">
<draw:frame draw:style-name="fr1" draw:name="Image166" text:anchor-type="as-char" svg:width="6.9236in" svg:height="3.956343in" draw:z-index="0">
<draw:image xlink:href="../Images/yкринформ/2023-06-11T18-21-44-03-00/630_360_1686496764-382.jpg" xlink:type="simple" xlink:show="embed" xlink:actuate="onLoad" draw:mime-type="image/jpeg"/>
</draw:frame>
Rebrov在对阵德国的控制比赛之前就进行了会议。</text:p>
      <text:p text:style-name="P4">
乌克兰Sergey Rebrov国家队的主教练<text:a xlink:type="simple" xlink:href="https://www.youtube.com/watch" text:style-name="Internet_20_link" text:visited-style-name="Visited_20_Internet_20_Link">
分享</text:a>
据报道，乌克林福姆据报道，与德国友好系统的期望。</text:p>
      <text:p text:style-name="P4">
“我认为准备官方比赛很重要。 乌克兰在任何游戏中都有一个问题。 但是现在我们没有太多时间准备官方比赛了。 因此，我们将此游戏视为训练。</text:p>
      <text:p text:style-name="P4">
足球对我来说是情感。 结果，我们没有太多的情绪，每个人都在观看新闻，观看正在发生的事情，以及我们。我告诉家伙，我们应该给乌克兰人，支持他们，表现性格。 这个游戏是非正式的，但要展示我们的角色很重要。 对我来说，重要的是我们在这里 - 表明乌克兰还活着，我们踢足球。”教练说。</text:p>
      <text:p text:style-name="P4">
在塞尔吉·雷布罗夫(Sergiy Rebrov)的领导下，乌克兰国家队仅在6月8日聚集 - 在与德国比赛的比赛前几天。</text:p>
      <text:p text:style-name="P4">
<text:span text:style-name="T4">
另请阅读：</text:span>
 <text:a xlink:type="simple" xlink:href="https://www.ukrinform.ua/rubric-sports/3720874-zbirna-ukraini-z-futbolu-provela-persi-trenuvanna-pid-orudou-rebrova.html" text:style-name="Internet_20_link" text:visited-style-name="Visited_20_Internet_20_Link">
足球国家队进行了第一次训练课程<text:span text:style-name="T4">
 rebrov </text:span>
 a</text:a>
正如乌克林福姆报道的那样，与德国的控制会议将于6月12日19:00为基辅举行。</text:p>
      <text:p text:style-name="P4">
照片：uaf.ua</text:p>
      <text:p text:style-name="P4">
News Source: <text:a xlink:type="simple" xlink:href="https://www.ukrinform.ua/rubric-sports/3721432-rebrov-mi-tut-pokazuemo-so-ukraina-ziva-mi-graemo-u-futbol.html" text:style-name="Internet_20_link" text:visited-style-name="Visited_20_Internet_20_Link">
https://www.ukrinform.ua/rubric-sports/3721432-rebrov-mi-tut-pokazuemo-so-ukraina-ziva-mi-graemo-u-futbol.html</text:a>
</text:p>
      <!--NEWS-->
      <text:h text:style-name="P10" text:outline-level="1">
<text:span text:style-name="T4">
拉脱维亚拒绝考虑俄罗斯董事授予庇护的要求</text:span>
</text:h>
      <text:p text:style-name="P4">
作者: Ukrinform (Person)</text:p>
      <text:p text:style-name="P4">
出版商: Укринформ (Organization)</text:p>
      <text:p text:style-name="P4">
出版时间: 2023-06-11T18:25:33+03:00</text:p>
      <text:p text:style-name="P4">
修改时间: 2023-06-11T18:25:33+03:00</text:p>
      <text:p text:style-name="P4">
描述: 拉脱维亚拒绝考虑由俄罗斯联合会谢尔盖·波蒂汀（Sergey Potitsyn）提交的授予庇护的请求。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Латвія', 'Росія', 'Режисер']</text:p>
      <text:p text:style-name="P4">
类型: Article</text:p>
      <!--METADATA-->
      <text:p text:style-name="P4">
<draw:frame draw:style-name="fr1" draw:name="Image167" text:anchor-type="as-char" svg:width="6.9236in" svg:height="3.956343in" draw:z-index="0">
<draw:image xlink:href="../Images/yкринформ/2023-06-11T18-25-33-03-00/630_360_1645814843-702.jpg" xlink:type="simple" xlink:show="embed" xlink:actuate="onLoad" draw:mime-type="image/jpeg"/>
</draw:frame>
拉脱维亚曾表示，由RFSSKIPICIN主任提交的庇护要求。</text:p>
      <text:p text:style-name="P4">
正如乌克林福姆报道的那样，它报告了<text:a xlink:type="simple" xlink:href="http://rus.delfi.lv/news/daily/latvia/latviya-otkazalas-rassmatrivat-proshenie-rossijskogo-rezhissera-o-predostavlenii-ubezhischa.d" text:style-name="Internet_20_link" text:visited-style-name="Visited_20_Internet_20_Link">
Delfi</text:a>
。</text:p>
      <text:p text:style-name="P4">
早些时候，Dilipitsin表示，他不支持俄罗斯对乌克兰的战争，并表示准备融入拉脱维亚社会。</text:p>
      <text:p text:style-name="P4">
现在，法国为俄罗斯董事提供了庇护所。</text:p>
      <text:p text:style-name="P4">
在6月1日行政区法院的公开判决中，假定公民<text:a xlink:type="simple" xlink:href="https://www.ukrinform.ua/tag-rosia" text:style-name="Internet_20_link" text:visited-style-name="Visited_20_Internet_20_Link">
RF</text:a>
他于2022年8月30日通过爱沙尼亚进入欧盟石头。 他拥有法国签发的俄罗斯护照和申根类“ C”签证，该签证是2022年6月2日至2023年6月1日的有效性。</text:p>
      <text:p text:style-name="P4">
法院的判决并不表示该人的名字，但莱塔机构发现了剧院馆长塞尔吉·皮蒂蒂(Sergiy Pititsyn)来自圣彼得堡的塞尔吉·皮蒂蒂(Sergiy Pititsyn)，该剧院位于拉脱维亚和俄罗斯剧院。</text:p>
      <text:p text:style-name="P4">
2022年11月15日，Plipitsyn向州边界上诉，并在拉脱维亚申请了难民身份或替代地位的声明。 今年4月，拉脱维亚的公民身份和移民局(PMLP)批准将一个人的请求转移到法国。 该决定是由欧洲议会的监管做出的。</text:p>
      <text:p text:style-name="P4">
俄罗斯不同意政府的决定，向地区行政法院提出上诉。 他在法庭上声称他没有俄罗斯护照，因为他被留在州边境服务处。 而不是护照，他获得了在拉脱维亚寻求庇护的人的证书。</text:p>
      <text:p text:style-name="P4">
Sergey Pmipitsin不同意PMLP的决定，因为它具有在拉脱维亚工作的能力。 他曾是拉脱维亚剧院(Latvian Theatre)的董事：2009年 -  2017年的里加(Riga) -  2019年在瓦尔米埃尔(Valmierre) - 乌里佩(Uliepai)。 今年5月18日，戏剧“叛乱”的首映式在Cesizian剧院举行。 他们想继续与导演合作。</text:p>
      <text:p text:style-name="P4">
此外，Plipicin目前正在与Joriks Research Theatre进行谈判，DEU今年9月设想了新的表演。 此外，还有与里加俄罗斯剧院的代表以M. Chekhov的名字命名，以及Zlyypay和Valmiere剧院。</text:p>
      <text:p text:style-name="P4">
Dilipicin指出，他是拉脱维亚的住所，他研究拉脱维亚语和Tagotok语言通过州语言。据董事称，他不能出于政治原因返回俄罗斯联邦，因为他不支持莫斯科对乌克兰的战争。 这就是申请人于2022年8月29日离开俄罗斯联邦的原因。</text:p>
      <text:p text:style-name="P4">
董事无法返回俄罗斯联邦的另一个原因是特定的专业活动。 根据Prypitsyn的说法，在俄罗斯联合会中，他将无法在职业中意识到，因为当局会迫害它，他将没有生存代价，也许他可能会发现镇压或监禁。</text:p>
      <text:p text:style-name="P4">
尽管有申请人的证据，但拉脱维亚法院拒绝了俄罗斯剧院登记册的陈述，以取消PMLP裁决。</text:p>
      <text:p text:style-name="P4">
法院指出，法国作为欧盟的一员，通常能够保护其领土上的人权：法国被认为是一个安全的国家，可能是政治庇护所。 从案件文件中，PMLP收到了一个有能力的法国机构的答复，该机构负责考虑申请人的庇护要求。</text:p>
      <text:p text:style-name="P4">
<text:span text:style-name="T4">
另请阅读：</text:span>
 <text:a xlink:type="simple" xlink:href="https://www.ukrinform.ua/rubric-world/3712580-litva-stala-castise-vidmovlati-rosianam-ta-bilorusam-u-posvidci-na-prozivanna.html" text:style-name="Internet_20_link" text:visited-style-name="Visited_20_Internet_20_Link">
<text:span text:style-name="T4">
立陶宛</text:span>
 <text:span text:style-name="T4">
 fack </text:span>
 <text:span text:style-name="T4">
 </text:span>
 <text:span text:style-name="T4">
 </text:span>
 <text:span text:style-name="T4">
 </text:span>
 <text:span text:style-name="T4">
 </text:span>
拒绝俄罗斯人<text:span text:style-name="T4">
和</text:span>
 Belarus <text:span text:style-name="T4">
 u </text:span>
 u <text:span text:style-name="T4">
证书</text:span>
在<text:span text:style-name="T4">
住宿</text:span>
住宿** *</text:a>
正如乌克林福姆报道的，在爱沙尼亚，警察和边防部警察局的供应部(卡波)<text:a xlink:type="simple" xlink:href="https://www.ukrinform.ua/rubric-world/3720810-estonia-anuluvala-posvidku-na-postijne-prozivanna-aktivistci-bezsmertnogo-polku.html" text:style-name="Internet_20_link" text:visited-style-name="Visited_20_Internet_20_Link">
取消了永久居留许可证</text:a>
在普罗罗可激进主义者佐伊·帕利尔(Zoe Palyar)的国家。</text:p>
      <text:p text:style-name="P4">
News Source: <text:a xlink:type="simple" xlink:href="https://www.ukrinform.ua/rubric-world/3721434-latvia-vidmovilasa-rozgladati-prohanna-rosijskogo-rezisera-pro-nadanna-pritulku.html" text:style-name="Internet_20_link" text:visited-style-name="Visited_20_Internet_20_Link">
https://www.ukrinform.ua/rubric-world/3721434-latvia-vidmovilasa-rozgladati-prohanna-rosijskogo-rezisera-pro-nadanna-pritulku.html</text:a>
</text:p>
      <!--NEWS-->
      <text:h text:style-name="P10" text:outline-level="1">
<text:span text:style-name="T4">
更多的单一捐款和自身收入：养老基金补充</text:span>
</text:h>
      <text:p text:style-name="P4">
作者: Ukrinform (Person)</text:p>
      <text:p text:style-name="P4">
出版商: Укринформ (Organization)</text:p>
      <text:p text:style-name="P4">
出版时间: 2023-06-11T18:33:00+03:00</text:p>
      <text:p text:style-name="P4">
修改时间: 2023-06-11T18:33:00+03:00</text:p>
      <text:p text:style-name="P4">
描述: 2023年1月，乌克兰的养老基金（PFU）获得了ESA的1630亿UAH收入，ESA的收入比计划的154亿美元。  - 乌克林。</text:p>
      <text:p text:style-name="P4">
图片: ['<text:a xlink:type="simple" xlink:href="https://static.ukrinform.com/photos/2018_10/thumb_files/630_360_1539178844-949.jpeg" text:style-name="Internet_20_link" text:visited-style-name="Visited_20_Internet_20_Link">
630_360_15391...</text:a>
']</text:p>
      <text:p text:style-name="P4">
标签: ['Пенсійний фонд', 'Податки', 'Гроші']</text:p>
      <text:p text:style-name="P4">
类型: Article</text:p>
      <!--METADATA-->
      <text:p text:style-name="P4">
<draw:frame draw:style-name="fr1" draw:name="Image168" text:anchor-type="as-char" svg:width="6.9236in" svg:height="3.956343in" draw:z-index="0">
<draw:image xlink:href="../Images/yкринформ/2023-06-11T18-33-00-03-00/630_360_1539178844-949.jpeg" xlink:type="simple" xlink:show="embed" xlink:actuate="onLoad" draw:mime-type="image/jpeg"/>
</draw:frame>
乌克兰的Scave-May 2023退休金基金(PFU)他收到了1630亿UAH的ESA，UAH比计划多154亿。</text:p>
      <text:p text:style-name="P4">
关于它在[Facebook]中报告了乌克兰的养老基金(https://www.facebook.com/pfu.gov.ua/posts/pfbid0wuJ9Rk7bWN5H4eEEam778aBJCiU5eWNz74i6RVwZ1PeqwBSzPxJMBbBQ7R9Tazdnl)，报道乌克林福姆。</text:p>
      <text:p text:style-name="P4">
根据已发表的数据，在2023年1月至5月期间，实际上，预算基金通过支付单一社会捐款获得了UAH 1630亿，分为强制性国家养老金。 这比计划的154亿。</text:p>
      <text:p text:style-name="P4">
通常，PFU自己的收入(社会贡献的一部分 +其他付款)指定的期限为UAH 1756亿，比2022年的事件高292亿。</text:p>
      <text:p text:style-name="P4">
此外，在一年中的头五个月中，UAH 1,033亿次从国家预算转移到养老金付款(2022年的332亿UAH).</text:p>
      <text:p text:style-name="P4">
<text:span text:style-name="T4">
Читайте також:</text:span>
 <text:a xlink:type="simple" xlink:href="https://www.ukrinform.ua/rubric-society/3719705-subsidii-ucasnikam-bojovih-dij-priznacatime-pensijnij-fond.html" text:style-name="Internet_20_link" text:visited-style-name="Visited_20_Internet_20_Link">
 Субсидії учасникам бойових дій призначатиме Пенсійнийфонд </text:a>
收到了223亿UAH，以支付向PFU支付住房补贴和福利，并获得了109亿UAH。</text:p>
      <text:p text:style-name="P4">
据报道，2023年1月至5月的社会付款来自该州<text:a xlink:type="simple" xlink:href="https://www.ukrinform.ua/tag-budzet" text:style-name="Internet_20_link" text:visited-style-name="Visited_20_Internet_20_Link">
预算</text:a>
UAH 1948亿美元分配了，5月，UAH 388亿。</text:p>
      <text:p text:style-name="P4">
News Source: <text:a xlink:type="simple" xlink:href="https://www.ukrinform.ua/rubric-economy/3721439-bilse-edinih-vneskiv-i-vlasnih-dohodiv-ak-popovnuvavsa-pensijnij-fond-za-pat-misaciv.html" text:style-name="Internet_20_link" text:visited-style-name="Visited_20_Internet_20_Link">
https://www.ukrinform.ua/rubric-economy/3721439-bilse-edinih-vneskiv-i-vlasnih-dohodiv-ak-popovnuvavsa-pensijnij-fond-za-pat-misaciv.html</text:a>
</text:p>
      <!--NEWS-->
      <text:h text:style-name="P10" text:outline-level="1">
<text:span text:style-name="T4">
霍森地区的撤离船炮击：三名死亡，十名受伤</text:span>
</text:h>
      <text:p text:style-name="P4">
作者: Ukrinform (Person)</text:p>
      <text:p text:style-name="P4">
出版商: Укринформ (Organization)</text:p>
      <text:p text:style-name="P4">
出版时间: 2023-06-11T18:39:00+03:00</text:p>
      <text:p text:style-name="P4">
修改时间: 2023-06-11T18:39:00+03:00</text:p>
      <text:p text:style-name="P4">
描述: 由于俄罗斯人的炮击，一艘由临时占领的赫森地区左岸左岸的平民撤离的船，三人被杀，十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Евакуація', 'Херсонщина', 'Обстріл', 'Поранені', 'Загибель']</text:p>
      <text:p text:style-name="P4">
类型: Article</text:p>
      <!--METADATA-->
      <text:p text:style-name="P4">
<draw:frame draw:style-name="fr1" draw:name="Image171" text:anchor-type="as-char" svg:width="6.9236in" svg:height="3.956343in" draw:z-index="0">
<draw:image xlink:href="../Images/yкринформ/2023-06-11T18-39-00-03-00/630_360_1538997483-946.jpg" xlink:type="simple" xlink:show="embed" xlink:actuate="onLoad" draw:mime-type="image/jpeg"/>
</draw:frame>
此外，这艘船的俄罗斯人撤离了赫森地区临时占领海岸的平民，三人被杀，十人受伤。</text:p>
      <text:p text:style-name="P4">
这是在[电报]中报道的(http://t.me/olexandrprokudin/636)乌克林福姆报道，教会负责人Oleksandr Proudin。</text:p>
      <text:p text:style-name="P4">
消息称：“由于船只被左岸的人们撤离，受伤的人被撤离。三名和平的人被杀，又有十人受伤，其中两名执法人员被杀害。”</text:p>
      <text:p text:style-name="P4">
普罗普林指出，一个74岁的男人，当敌人开火时，用自己的妇女掩盖了女人。 俄罗斯人向后射击他。 他因受伤而死亡，医生没有时间帮助他。</text:p>
      <text:p text:style-name="P4">
<text:span text:style-name="T4">
另请阅读：</text:span>
 [侵略者<text:span text:style-name="T4">
火</text:span>
吉尔森(Eporanne)的吉尔森(Eporanne)志愿者。(https://www.ukrinform.ua/rubric-ato/3720913-rosiani-obstrilali-volonteriv-u-hersoni-e-poraneni.html)据报道，在[Kherson地区]的Kozatsk村(https://www.ukrinform.ua/tag-hersonsina)入侵者已经放弃了两架托管飞机。</text:p>
      <text:p text:style-name="P4">
News Source: <text:a xlink:type="simple" xlink:href="https://www.ukrinform.ua/rubric-regions/3721442-obstril-evakuacijnogo-covna-na-hersonsini-troe-zagiblih-desatero-poranenih.html" text:style-name="Internet_20_link" text:visited-style-name="Visited_20_Internet_20_Link">
https://www.ukrinform.ua/rubric-regions/3721442-obstril-evakuacijnogo-covna-na-hersonsini-troe-zagiblih-desatero-poranenih.html</text:a>
</text:p>
      <!--NEWS-->
      <text:h text:style-name="P10" text:outline-level="1">
<text:span text:style-name="T4">
在Kakhovka水库地点，即使在第二次世界大战中也发现了弹药</text:span>
</text:h>
      <text:p text:style-name="P4">
作者: Ukrinform (Person)</text:p>
      <text:p text:style-name="P4">
出版商: Укринформ (Organization)</text:p>
      <text:p text:style-name="P4">
出版时间: 2023-06-11T18:41:00+03:00</text:p>
      <text:p text:style-name="P4">
修改时间: 2023-06-11T18:41:00+03:00</text:p>
      <text:p text:style-name="P4">
描述: 卡科夫斯基水库水域被弹药污染，包括第二次世界大战 - 在爆炸设备进行五个受控刀片的一天中。  - 乌克林。</text:p>
      <text:p text:style-name="P4">
图片: ['<text:a xlink:type="simple" xlink:href="https://static.ukrinform.com/photos/2023_06/thumb_files/630_360_1686497605-508.jpg" text:style-name="Internet_20_link" text:visited-style-name="Visited_20_Internet_20_Link">
630_360_16864...</text:a>
']</text:p>
      <text:p text:style-name="P4">
标签: ['МВС', 'Боєприпаси', 'Війна з Росією', 'Каховське водосховище']</text:p>
      <text:p text:style-name="P4">
类型: Article</text:p>
      <!--METADATA-->
      <text:p text:style-name="P4">
<draw:frame draw:style-name="fr1" draw:name="Image172" text:anchor-type="as-char" svg:width="6.9236in" svg:height="3.956343in" draw:z-index="0">
<draw:image xlink:href="../Images/yкринформ/2023-06-11T18-41-00-03-00/630_360_1686497605-508.jpg" xlink:type="simple" xlink:show="embed" xlink:actuate="onLoad" draw:mime-type="image/jpeg"/>
</draw:frame>
水地区被弹药污染，包括第二次世界大战的时间 - 在爆炸设备的一天进行五次受控爆炸。</text:p>
      <text:p text:style-name="P4">
关于它在[电报]中报告(http://t.me/mvs_ukraine/26261?single)乌克林福姆报道，内政部的新闻服务。</text:p>
      <text:p text:style-name="P4">
“在卡科夫卡水库的地区，发现了弹药，尤其是第二次世界大战。</text:p>
      <text:p text:style-name="P4">
<text:span text:style-name="T4">
另请阅读：</text:span>
 <text:a xlink:type="simple" xlink:href="https://www.ukrinform.ua/rubric-regions/3721400-na-morske-uzberezza-odesini-vineslo-dvi-rickovi-mini.html" text:style-name="Internet_20_link" text:visited-style-name="Visited_20_Internet_20_Link">
在敖德萨地区的海边带来了两条河<text:span text:style-name="T4">
矿山</text:span>
</text:a>
内政部指出，爆炸物是一种特殊的危险。 6月10日，进行了5个受控刀片。 严格禁止前往平民的海岸。</text:p>
      <text:p text:style-name="P4">
此外，<text:a xlink:type="simple" xlink:href="https://mvs.gov.ua/uk/news/na-diliankax-kaxovskogo-vodosxovishha-viiavliaiut-bojepripasi-zokrema-navit-casiv-drugoyi-svitovoyi-viini" text:style-name="Internet_20_link" text:visited-style-name="Visited_20_Internet_20_Link">
注明</text:a>
在内政部，由于俄罗斯军队不断炮击，储水设施被现代弹药污染。</text:p>
      <text:p text:style-name="P4">
<text:span text:style-name="T4">
另请阅读：</text:span>
 <text:a xlink:type="simple" xlink:href="https://www.ukrinform.ua/rubric-ato/3721428-pidpilla-vstanovlue-osobi-bezposerednih-ucasnikiv-pidrivu-kahovskoi-ges.html" text:style-name="Internet_20_link" text:visited-style-name="Visited_20_Internet_20_Link">
地下设置了爆炸的直接参与者<text:span text:style-name="T4">
 Kakhovsk </text:span>
其水力发电站</text:a>
如<text:a xlink:type="simple" xlink:href="https://www.ukrinform.ua/rubric-other_news/3720776-pidriv-rosianami-kahovskoi-ges-usi-novini.html" text:style-name="Internet_20_link" text:visited-style-name="Visited_20_Internet_20_Link">
报道</text:a>
乌克林福姆(Ukrinform)在6月6日晚上炸毁了卡​​霍夫斯克水力发电站。 由于这次恐怖袭击，霍森和米科洛夫地区的领土发生了。 取而代之的是，卡科夫卡储层中的水水平降至9.1 m，速度为16.5 m。</text:p>
      <text:p text:style-name="P4">
News Source: <text:a xlink:type="simple" xlink:href="https://www.ukrinform.ua/rubric-regions/3721441-na-dilankah-kahovskogo-vodoshovisa-viavlaut-boepripasi-navit-casiv-drugoi-svitovoi.html" text:style-name="Internet_20_link" text:visited-style-name="Visited_20_Internet_20_Link">
https://www.ukrinform.ua/rubric-regions/3721441-na-dilankah-kahovskogo-vodoshovisa-viavlaut-boepripasi-navit-casiv-drugoi-svitovoi.html</text:a>
</text:p>
      <!--NEWS-->
      <text:h text:style-name="P10" text:outline-level="1">
<text:span text:style-name="T4">
武装部队在顿涅茨克地区的NESCNY释放</text:span>
</text:h>
      <text:p text:style-name="P4">
作者: Ukrinform (Person)</text:p>
      <text:p text:style-name="P4">
出版商: Укринформ (Organization)</text:p>
      <text:p text:style-name="P4">
出版时间: 2023-06-11T18:47:00+03:00</text:p>
      <text:p text:style-name="P4">
修改时间: 2023-06-11T18:47:00+03:00</text:p>
      <text:p text:style-name="P4">
描述: 乌克兰的武装部队从俄罗斯入侵者释放了顿涅茨克地区的内斯卡尼村。  - 乌克林。</text:p>
      <text:p text:style-name="P4">
图片: ['<text:a xlink:type="simple" xlink:href="https://static.ukrinform.com/photos/2023_06/thumb_files/630_360_1686291714-846.jpg" text:style-name="Internet_20_link" text:visited-style-name="Visited_20_Internet_20_Link">
630_360_16862...</text:a>
']</text:p>
      <text:p text:style-name="P4">
标签: None</text:p>
      <text:p text:style-name="P4">
类型: Article</text:p>
      <!--METADATA-->
      <text:p text:style-name="P4">
<draw:frame draw:style-name="fr1" draw:name="Image173" text:anchor-type="as-char" svg:width="6.9236in" svg:height="3.956343in" draw:z-index="0">
<draw:image xlink:href="../Images/yкринформ/2023-06-11T18-47-00-03-00/630_360_1686291714-846.jpg" xlink:type="simple" xlink:show="embed" xlink:actuate="onLoad" draw:mime-type="image/jpeg"/>
</draw:frame>
乌克兰武装部队从俄罗斯入侵者释放了顿涅茨克地区的内斯库奇村。</text:p>
      <text:p text:style-name="P4">
根据乌克林福姆的说法，乌克兰志愿军武装部队在[Facebook]上的第129武装部队报告了第7个单独的营。(https://m.facebook.com/watch/?v=1058542928884905&amp;_rdr)。</text:p>
      <text:p text:style-name="P4">
“ 2023年6月10日，在武装部队武装部队第129武装部队的乌克兰志愿军队的第七个单独的营“阿里”下，在格里斯科尔少校(Grishkolexander)的指挥下，第二次“ Macedonka”的指挥，解放了Neskachny Velikunovosilkivosilkivskaka村顿涅茨克地区的Volnovakha地区。</text:p>
      <text:p text:style-name="P4">
<text:span text:style-name="T4">
另请阅读：</text:span>
 [在国防军中讲述解放<text:span text:style-name="T4">
肥沃</text:span>
(https://www.ukrinform.ua/rubric-ato/3721406-u-silah-oboroni-rozpovili-pro-vizvolenna-blagodatnogo.html)正如乌克林福姆报道的那样，乌克兰士兵被释放从俄罗斯入侵者[Blessed村]释放(https://m.facebook.com/watch/?v=1058542928884905&amp;_rdr)Udonetsk地区。 H</text:p>
      <text:p text:style-name="P4">
News Source: <text:a xlink:type="simple" xlink:href="https://www.ukrinform.ua/rubric-ato/3721444-zsu-zvilnili-neskucne-u-doneckij-oblasti.html" text:style-name="Internet_20_link" text:visited-style-name="Visited_20_Internet_20_Link">
https://www.ukrinform.ua/rubric-ato/3721444-zsu-zvilnili-neskucne-u-doneckij-oblasti.html</text:a>
</text:p>
      <!--NEWS-->
      <text:h text:style-name="P10" text:outline-level="1">
<text:span text:style-name="T4">
另外95名乌克兰捍卫者被囚禁回来</text:span>
</text:h>
      <text:p text:style-name="P4">
作者: Ukrinform (Person)</text:p>
      <text:p text:style-name="P4">
出版商: Укринформ (Organization)</text:p>
      <text:p text:style-name="P4">
出版时间: 2023-06-11T18:48:00+03:00</text:p>
      <text:p text:style-name="P4">
修改时间: 2023-06-11T18:48:00+03:00</text:p>
      <text:p text:style-name="P4">
描述: 作为下一次囚犯交换的一部分，乌克兰还返回了95名捍卫者。  - 乌克林。</text:p>
      <text:p text:style-name="P4">
图片: ['<text:a xlink:type="simple" xlink:href="https://static.ukrinform.com/photos/2023_06/thumb_files/630_360_1686498538-295.jpg" text:style-name="Internet_20_link" text:visited-style-name="Visited_20_Internet_20_Link">
630_360_16864...</text:a>
']</text:p>
      <text:p text:style-name="P4">
标签: ['Нацгвардія', 'Обмін', 'Прикордонники', 'Військові', 'Полонені', 'Єрмак', 'Війна з Росією']</text:p>
      <text:p text:style-name="P4">
类型: Article</text:p>
      <!--METADATA-->
      <text:p text:style-name="P4">
<draw:frame draw:style-name="fr1" draw:name="Image174" text:anchor-type="as-char" svg:width="6.9236in" svg:height="3.956343in" draw:z-index="0">
<draw:image xlink:href="../Images/yкринформ/2023-06-11T18-48-00-03-00/630_360_1686498538-295.jpg" xlink:type="simple" xlink:show="embed" xlink:actuate="onLoad" draw:mime-type="image/jpeg"/>
</draw:frame>
乌克兰已将95个捍卫者归还给下一个囚犯交换。</text:p>
      <text:p text:style-name="P4">
总统办公室Andriy Ermak在[电报]中报道了这一点(https://t.me/ermaka2022/2918)，报道乌克林福姆。</text:p>
      <text:p text:style-name="P4">
声明说：“交换囚犯。我们返回了95名人民的家。武装部队，国民警卫队以及边防部队的名单。”</text:p>
      <text:p text:style-name="P4">
其中有93名普通和中士和两名军官。</text:p>
      <text:p text:style-name="P4">
“还设法返回了乘坐中风的直升机的特殊行动的参与者<text:a xlink:type="simple" xlink:href="https://www.ukrinform.ua/tag-mariupol" text:style-name="Internet_20_link" text:visited-style-name="Visited_20_Internet_20_Link">
mariupol</text:a>
，在Azovstal。 我们的许多俘虏受伤。”耶尔马克说。</text:p>
      <text:p text:style-name="P4">
正如我在[teregram]中指定的那样(http://t.me/Koord_shtab/1203)战俘的调查总部，这次，几名军事水手的解放，11名边防部队，29名国民警卫和51名武装部队代表，包括15名领土辩护战斗人员，从囚禁中取得了成功。 所有人都是解放的 - 男人。</text:p>
      <text:p text:style-name="P4">
值得注意的是，由于协调的艰难谈判，交易所成为可能。 特别是，有可能返回瓦格纳集团和车臣特种部队“ Akhmat”的防守者。</text:p>
      <text:p text:style-name="P4">
乌克兰这次返回的军队中，有27次捍卫顿涅茨克。 被解放的是哈尔基夫，Zaporizhia，Kherson，Lugansk和Sumy的指示的捍卫者。</text:p>
      <text:p text:style-name="P4">
“在被解放的乌克兰人中，三名身份是“找到一个人。</text:p>
      <text:p text:style-name="P4">
特别是，第36旅的军事音乐家，一个海军步兵，从囚禁中返回。</text:p>
      <text:p text:style-name="P4">
四人被解放 - 严重受伤。 一个人有重大减肥(30公斤)，有一名疾病并发症的军队。</text:p>
      <text:p text:style-name="P4">
总部说：“他们所有人都将获得必要的康复，并与亲戚会面，这些亲戚已经不愿意了。”</text:p>
      <text:p text:style-name="P4">
<text:span text:style-name="T4">
另请阅读：</text:span>
 [关于囚犯解放的谈判与受试者进行(https://www.ukrinform.ua/rubric-ato/3714955-peregovori-pro-vizvolenna-polonenih-vedutsa-z-subektami-u-rf-i-na-tot-ukraini-koordstab.html)如<text:a xlink:type="simple" xlink:href="https://www.ukrinform.ua/rubric-ato/3719799-na-peremovinah-pro-obmin-ukraina-akcentue-na-povernenni-z-polonu-vazkoporanenih-koordstab.html" text:style-name="Internet_20_link" text:visited-style-name="Visited_20_Internet_20_Link">
报道</text:a>
，在关于战俘交换的谈判中，乌克兰蓖麻子都强调每当受伤和严重病重的捍卫者的返回时。</text:p>
      <text:p text:style-name="P4">
News Source: <text:a xlink:type="simple" xlink:href="https://www.ukrinform.ua/rubric-ato/3721443-se-95-ukrainskih-zahisnikiv-povernulisa-z-polonu.html" text:style-name="Internet_20_link" text:visited-style-name="Visited_20_Internet_20_Link">
https://www.ukrinform.ua/rubric-ato/3721443-se-95-ukrainskih-zahisnikiv-povernulisa-z-polonu.html</text:a>
</text:p>
      <!--NEWS-->
      <text:h text:style-name="P10" text:outline-level="1">
<text:span text:style-name="T4">
乌克兰人不会因卡科夫卡水力发电水力发电而感到严重缺乏产品</text:span>
</text:h>
      <text:p text:style-name="P4">
作者: Ukrinform (Person)</text:p>
      <text:p text:style-name="P4">
出版商: Укринформ (Organization)</text:p>
      <text:p text:style-name="P4">
出版时间: 2023-06-11T18:55:00+03:00</text:p>
      <text:p text:style-name="P4">
修改时间: 2023-06-11T18:55:00+03:00</text:p>
      <text:p text:style-name="P4">
描述: 今年，由于破坏了Kakhovka水力发电站和南乌克兰消费者的洪水，农产品的严重短缺将不会感到。  - 乌克林。</text:p>
      <text:p text:style-name="P4">
图片: ['<text:a xlink:type="simple" xlink:href="https://static.ukrinform.com/photos/2023_06/thumb_files/630_360_1686071198-382.jpeg" text:style-name="Internet_20_link" text:visited-style-name="Visited_20_Internet_20_Link">
630_360_16860...</text:a>
']</text:p>
      <text:p text:style-name="P4">
标签: ['Каховська ГЕС', 'Єдині новини', 'Агропродукція']</text:p>
      <text:p text:style-name="P4">
类型: Article</text:p>
      <!--METADATA-->
      <text:p text:style-name="P4">
<draw:frame draw:style-name="fr1" draw:name="Image175" text:anchor-type="as-char" svg:width="6.9236in" svg:height="3.956343in" draw:z-index="0">
<draw:image xlink:href="../Images/yкринформ/2023-06-11T18-55-00-03-00/630_360_1686071198-382.jpeg" xlink:type="simple" xlink:show="embed" xlink:actuate="onLoad" draw:mime-type="image/jpeg"/>
</draw:frame>
乌克兰消费者不会因为破坏卡科夫卡水力发电站的破坏而感到今年对农产品的严重赤字。</text:p>
      <text:p text:style-name="P4">
报道，乌克兰Vitaliy Golovnya的农业政策和食品部长在统一新闻的播放中报道了国家电话“统一新闻”。</text:p>
      <text:p text:style-name="P4">
“今年我们不会感到非常短缺。 因为去年，他们已经失去了该地区的大部分农业土地，我们的农民能够重新关注。 特别是，其他地区已经达到了相当多的生产，尤其是蔬菜。”酋长说。</text:p>
      <text:p text:style-name="P4">
同时，乌克兰的卡科夫卡水力发电站爆炸将失去超声波[谷物]的某些部分(https://www.ukrinform.ua/tag-zerno)。 但是，这些损失将不会显着。</text:p>
      <text:p text:style-name="P4">
“总的来说，我们将失去一定数量的谷物，但是南部的土地的主要部分位于Dniep​​er的左岸。 该领土的右岸是So称为的灰色区域。 农民和如此少的人在那里种植，因为不断有“到达”，然后是敌对行动。 因此，这绝对不会比去年差。”副部长说。</text:p>
      <text:p text:style-name="P4">
*!(https://www.ukrinform.ua/rubric-economy/3719420-pidriv-kahovskoi-ges-zbitki-dla-ribnoi-galuzi-ocinuut-u-105-milarda.html)据报道，来自Podrivkakhovsky水力发电站的乌克兰农业部门的直接和间接损失<text:a xlink:type="simple" xlink:href="https://www.ukrinform.ua/rubric-economy/3720710-vtrati-agrosektoru-vid-pidrivu-kahovskoi-ges-mozut-zrosti-do-bils-ak-10-milardiv-visockij.html" text:style-name="Internet_20_link" text:visited-style-name="Visited_20_Internet_20_Link">
可能会增长</text:a>
最多超过100亿美元。 美国是由于指定地区的农业活动的全面实施。</text:p>
      <text:p text:style-name="P4">
<text:span text:style-name="T5">
foto：Planet Labs</text:span>
</text:p>
      <text:p text:style-name="P4">
News Source: <text:a xlink:type="simple" xlink:href="https://www.ukrinform.ua/rubric-economy/3721448-kriticnogo-deficitu-produktiv-cerez-pidriv-kahovskoi-ges-ukrainci-ne-vidcuut-minagropolitiki.html" text:style-name="Internet_20_link" text:visited-style-name="Visited_20_Internet_20_Link">
https://www.ukrinform.ua/rubric-economy/3721448-kriticnogo-deficitu-produktiv-cerez-pidriv-kahovskoi-ges-ukrainci-ne-vidcuut-minagropolitiki.html</text:a>
</text:p>
      <!--NEWS-->
      <text:h text:style-name="P10" text:outline-level="1">
<text:span text:style-name="T4">
在德国，记录了“最后一代”的生态活动家犯下的580次犯罪</text:span>
</text:h>
      <text:p text:style-name="P4">
作者: Ukrinform (Person)</text:p>
      <text:p text:style-name="P4">
出版商: Укринформ (Organization)</text:p>
      <text:p text:style-name="P4">
出版时间: 2023-06-11T19:02:00+03:00</text:p>
      <text:p text:style-name="P4">
修改时间: 2023-06-11T19:02:00+03:00</text:p>
      <text:p text:style-name="P4">
描述: 德国内政部长南希·费瑟（Nancy Feser）表示，自去年年初以来犯下了580起刑事犯罪的“上一代”组织的气候活动家。  - 乌克林。</text:p>
      <text:p text:style-name="P4">
图片: ['<text:a xlink:type="simple" xlink:href="https://static.ukrinform.com/photos/2023_06/thumb_files/630_360_1686499820-104.jpg" text:style-name="Internet_20_link" text:visited-style-name="Visited_20_Internet_20_Link">
630_360_16864...</text:a>
']</text:p>
      <text:p text:style-name="P4">
标签: ['Екологія', 'Німеччина', 'Поліція', 'Протест']</text:p>
      <text:p text:style-name="P4">
类型: Article</text:p>
      <!--METADATA-->
      <text:p text:style-name="P4">
<draw:frame draw:style-name="fr1" draw:name="Image176" text:anchor-type="as-char" svg:width="6.9236in" svg:height="3.956343in" draw:z-index="0">
<draw:image xlink:href="../Images/yкринформ/2023-06-11T19-02-00-03-00/630_360_1686499820-104.jpg" xlink:type="simple" xlink:show="embed" xlink:actuate="onLoad" draw:mime-type="image/jpeg"/>
</draw:frame>
南希·费瑟(Nancy Feser)说，南希·费舍尔(Nancy Feser)表示，自去年年初以来，后一代人对“最后一代”的气候激活负责580次刑事犯罪。</text:p>
      <text:p text:style-name="P4">
正如乌克林福姆报道的那样，它报告了<text:a xlink:type="simple" xlink:href="https://www.telegraphindia.com/world/germany-records-580-offenses-committed-by-climate-activist-group-last-generation/cid/1944189" text:style-name="Internet_20_link" text:visited-style-name="Visited_20_Internet_20_Link">
电报</text:a>
。</text:p>
      <text:p text:style-name="P4">
Fezer补充说，自2022年初以来，“有740人进入了警察的视野。”</text:p>
      <text:p text:style-name="P4">
值得注意的是，该组织使用[德国]的矛盾抗议活动提高了公众对变化变化的意识(https://www.ukrinform.ua/tag-nimeccina)，包括众多街头演员。</text:p>
      <text:p text:style-name="P4">
由小组成员收取的大多数罪行都与激活和财产损失有关。</text:p>
      <text:p text:style-name="P4">
费瑟(Feser)在为警察干预辩护时明确表示，激进主义者不高，无法“侵犯他人的权利”。 在谈到该组织使用的抗议方法时，她说：“这并不促进气候保护。”</text:p>
      <text:p text:style-name="P4">
“最后一代”小组的参与者通过以下事实证明了他们的行动是合理的：他们的权利被不采取措施保护环境并增加气候变化灾难性未来影响的可能性的公司，官员和个人摧毁。</text:p>
      <text:p text:style-name="P4">
<text:span text:style-name="T4">
另请阅读：</text:span>
 <text:a xlink:type="simple" xlink:href="https://www.ukrinform.ua/rubric-world/3713611-u-nimeccini-policia-provodit-obsuki-v-ekoaktivistiv.html" text:style-name="Internet_20_link" text:visited-style-name="Visited_20_Internet_20_Link">
在德国，警方搜索生态活动家</text:a>
正如乌克林福姆报道的那样，2023年3月，海牙的气候活动家已经参加了示威活动，并阻止了A12高速公路。</text:p>
      <text:p text:style-name="P4">
然后有3,000多名抗议者参加了封锁。</text:p>
      <text:p text:style-name="P4">
<text:span text:style-name="T5">
foto：dw</text:span>
</text:p>
      <text:p text:style-name="P4">
News Source: <text:a xlink:type="simple" xlink:href="https://www.ukrinform.ua/rubric-world/3721455-u-nimeccini-zafiksuvali-580-zlociniv-skoenih-ekoaktivistami-ostannogo-pokolinna.html" text:style-name="Internet_20_link" text:visited-style-name="Visited_20_Internet_20_Link">
https://www.ukrinform.ua/rubric-world/3721455-u-nimeccini-zafiksuvali-580-zlociniv-skoenih-ekoaktivistami-ostannogo-pokolinna.html</text:a>
</text:p>
      <!--NEWS-->
      <text:h text:style-name="P10" text:outline-level="1">
<text:span text:style-name="T4">
自1965年以来，法拉利第一次赢得了“ 24小时的Le-Man”</text:span>
</text:h>
      <text:p text:style-name="P4">
作者: Ukrinform (Person)</text:p>
      <text:p text:style-name="P4">
出版商: Укринформ (Organization)</text:p>
      <text:p text:style-name="P4">
出版时间: 2023-06-11T19:08:15+03:00</text:p>
      <text:p text:style-name="P4">
修改时间: 2023-06-11T19:08:15+03:00</text:p>
      <text:p text:style-name="P4">
描述: 六年来，这场比赛首次由一支新球队赢得。  - 乌克林。</text:p>
      <text:p text:style-name="P4">
图片: ['<text:a xlink:type="simple" xlink:href="https://static.ukrinform.com/photos/2023_06/thumb_files/630_360_1686499570-886.jpg" text:style-name="Internet_20_link" text:visited-style-name="Visited_20_Internet_20_Link">
630_360_16864...</text:a>
']</text:p>
      <text:p text:style-name="P4">
标签: ['Формула-1']</text:p>
      <text:p text:style-name="P4">
类型: Article</text:p>
      <!--METADATA-->
      <text:p text:style-name="P4">
<draw:frame draw:style-name="fr1" draw:name="Image177" text:anchor-type="as-char" svg:width="6.9236in" svg:height="3.956343in" draw:z-index="0">
<draw:image xlink:href="../Images/yкринформ/2023-06-11T19-08-15-03-00/630_360_1686499570-886.jpg" xlink:type="simple" xlink:show="embed" xlink:actuate="onLoad" draw:mime-type="image/jpeg"/>
</draw:frame>
新球队首次赢得了比赛。</text:p>
      <text:p text:style-name="P4">
乌克林福姆报道，法拉利队赢得了勒曼的耐力赛24小时，该比赛在法国赢得了。</text:p>
      <text:p text:style-name="P4">
前一级方程式赛车手Antonio Giovinacetsi，Alessandro Pierre Guvidi和James Kalado在法拉利演出。</text:p>
      <text:p text:style-name="P4">
在法拉利结束时，Toota的工作人员领先Brandonozhartley，Sebastian Buemi和Rio Khiracava。</text:p>
      <text:p text:style-name="P4">
对于法拉利来说，“这是自1965年以来勒曼的首场胜利。 Bralazhmadkaya的最后一支球队在1973年的比赛中排名第二。</text:p>
      <text:p text:style-name="P4">
今年，“ 24小时的Le-Man”在历史上举行了一百次。</text:p>
      <text:p text:style-name="P4">
<text:span text:style-name="T4">
另请阅读：</text:span>
 <text:a xlink:type="simple" xlink:href="https://www.ukrinform.ua/rubric-sports/3718204-formula1-granpri-ispanii2023-ferstappen-zdobuv-peremogu.html" text:style-name="Internet_20_link" text:visited-style-name="Visited_20_Internet_20_Link">
“ <text:span text:style-name="T4">
公式</text:span>
 -1”，西班牙2023年的大奖赛：胜利的胜利</text:a>
启动Gonzi Davu“湖人”前锋勒布朗·詹姆斯。</text:p>
      <text:p text:style-name="P4">
News Source: <text:a xlink:type="simple" xlink:href="https://www.ukrinform.ua/rubric-sports/3721453-ferrari-vperse-z-1965-roku-vigrala-24-godini-lemanu.html" text:style-name="Internet_20_link" text:visited-style-name="Visited_20_Internet_20_Link">
https://www.ukrinform.ua/rubric-sports/3721453-ferrari-vperse-z-1965-roku-vigrala-24-godini-lemanu.html</text:a>
</text:p>
      <!--NEWS-->
      <text:h text:style-name="P10" text:outline-level="1">
<text:span text:style-name="T4">
在前部的四个方向上继续进行激烈的战斗</text:span>
</text:h>
      <text:p text:style-name="P4">
作者: Ukrinform (Person)</text:p>
      <text:p text:style-name="P4">
出版商: Укринформ (Organization)</text:p>
      <text:p text:style-name="P4">
出版时间: 2023-06-11T19:09:28+03:00</text:p>
      <text:p text:style-name="P4">
修改时间: 2023-06-11T19:09:28+03:00</text:p>
      <text:p text:style-name="P4">
描述: 俄罗斯军队在利马，巴赫穆特，阿夫迪夫和玛丽斯基的指示中集中精力，并继续进行激烈的战斗。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Генштаб', 'ЗСУ', 'Війна з Росією', '#stoprussia']</text:p>
      <text:p text:style-name="P4">
类型: Article</text:p>
      <!--METADATA-->
      <text:p text:style-name="P4">
<draw:frame draw:style-name="fr1" draw:name="Image178" text:anchor-type="as-char" svg:width="6.9236in" svg:height="3.956343in" draw:z-index="0">
<draw:image xlink:href="../Images/yкринформ/2023-06-11T19-09-28-03-00/630_360_1684691970-341.jpg" xlink:type="simple" xlink:show="embed" xlink:actuate="onLoad" draw:mime-type="image/jpeg"/>
</draw:frame>
RFZS部队在Lyman，Bakhmut，Avdiivsky Tamarin的指示和激烈的战斗中付出了重大努力。</text:p>
      <text:p text:style-name="P4">
根据乌克林福姆的说法，乌克兰武装部队的总参谋部在[Facebook]上报道(https://www.facebook.com/GeneralStaff.ua/posts/pfbid02DRBsAxmd7QtXJhTLfDfjbn24i8dGovgaMR4vBKSVtPYnjT2wm7AiiZdBdUhHp9EGl)截至6月11日星期日18:00发布了及时的信息。</text:p>
      <text:p text:style-name="P4">
据总参谋部称，白天在正面有19次战斗。</text:p>
      <text:p text:style-name="P4">
在白天，乌克兰国防军的航空在敌人人员的地区六杆。 乌克兰导弹部队的贾特利尔(Jartylier)部队袭击了两点的管理点，两个炮兵部队处于火灾位置和入侵者雷达站。</text:p>
      <text:p text:style-name="P4">
6月11日，俄罗斯人袭击了乌克兰，这对使用SHAHD-131/136的伊朗冲击无人机的使用再次受到打击。 总的来说，敌人在防守部队和定居点的位置上发动了25次航空罢工，并从射击大火发射的火箭发射中进行了大约30次炮击。</text:p>
      <text:p text:style-name="P4">
总参谋部强调，在乌克兰进行导弹和航空罢工的敌人的可能性仍然很高。</text:p>
      <text:p text:style-name="P4">
<text:span text:style-name="T4">
另请阅读：</text:span>
 <text:a xlink:type="simple" xlink:href="https://www.ukrinform.ua/rubric-ato/3721317-na-tavrijskomu-napramku-za-dobu-znisili-majze-pat-rot-rosian.html" text:style-name="Internet_20_link" text:visited-style-name="Visited_20_Internet_20_Link">
在塔夫里亚方向上，一天摧毁了近五个rotrosens</text:a>
在<text:span text:style-name="T4">
 Volynskyi </text:span>
和<text:span text:style-name="T4">
 Polissya指示</text:span>
操作情况并没有发生显着变化。 尚未确定形成进攻群体的迹象。</text:p>
      <text:p text:style-name="P4">
白俄罗斯继续支持俄罗斯对乌克兰的武装侵略，并且正在进行俄罗斯单位的准备。</text:p>
      <text:p text:style-name="P4">
在<text:span text:style-name="T4">
 Siverskyi </text:span>
和<text:span text:style-name="T4">
 Slobozhansky的指示</text:span>
敌人在与乌克兰边境地区保留了军事发病率。 白天，卡尔基夫地区Ilonttaiv的Sumy地区的Bilopillya遭受了航空罢工的入侵者。</text:p>
      <text:p text:style-name="P4">
借助迫击炮和炮兵，俄罗斯人向Sumy地区的中间建筑，Photovizh和Alexandrovka开火，Ivashka，兽医，射击者，Ternov，Staritsa，Gatyshche，Gatyshche，Vovchansk，Vovchansk，Round，Round，Budarki，Budarki，Buzovo，Chugunovka，Chharkarkakarkiv地区。在俄罗斯联邦当天的利马方向**上，在比奇卡(Bigorivka)地区，军队从航空中未能成功。</text:p>
      <text:p text:style-name="P4">
Nevskoye，Novoselivskoye Iblogorovka，Luhansk地区，Yampolivka，Torke，Verkhnamyansk和Surbednetsk地区遭受了来自俄罗斯军队的炮击。</text:p>
      <text:p text:style-name="P4">
<text:span text:style-name="T4">
另请阅读：</text:span>
 [在国防军中讲述解放<text:span text:style-name="T4">
肥沃</text:span>
(https://www.ukrinform.ua/rubric-ato/3721406-u-silah-oboroni-rozpovili-pro-vizvolenna-blagodatnogo.html)在<text:span text:style-name="T4">
 bakhmut方向</text:span>
入侵者在顿涅茨克地区袭击。 从Vasyukivka，Vasyukivka，Orikhovo-Vasylivka，Ivanovsky，White Mountains，White Mountains，友谊，Toretsk，Iron和North Donetsk地区的敌方炮弹炮击受到影响。</text:p>
      <text:p text:style-name="P4">
在<text:span text:style-name="T4">
 avdiivsky的方向</text:span>
俄罗斯人朝着阿夫迪夫卡(Avdiivka)的方向进行了进攻行动，但他们没有成功，他们在那里造成了航空吹动。炮弹炮击敌人在奥尔洛夫卡(Orlovka)，阿夫迪夫卡(Avdiivka)，avdiivka，severne，severne，severne，severne，severne，severny，severny，severny，severny，severny，severny，severny， Pervomaisky，Karlovka和Nevelsky Donetsk地区。</text:p>
      <text:p text:style-name="P4">
在<text:span text:style-name="T4">
马林斯基方向</text:span>
国防军反映了该地区的所有12次敌人攻击<text:a xlink:type="simple" xlink:href="https://www.ukrinform.ua/tag-marinka" text:style-name="Internet_20_link" text:visited-style-name="Visited_20_Internet_20_Link">
Marinka</text:a>
。 同时，他们被从Krasnogorivka，Sharp，St. George，Marinka，Marinka，胜利Novomikhailivka的Krasnogorivka附近入侵。</text:p>
      <text:p text:style-name="P4">
在<text:span text:style-name="T4">
沙克塔尔方向</text:span>
俄罗斯联邦的部队在黄金田，肥沃和非 - 尼斯克尼·顿涅茨克地区造成了航空的袭击，该地区向顿涅茨克地区的Vodyane Juugledar开火。</text:p>
      <text:p text:style-name="P4">
在<text:span text:style-name="T4">
 Zaporizhzhia </text:span>
和<text:span text:style-name="T4">
 Kherson的指示</text:span>
俄罗斯军队继续防御。 在Novoberryslav和Cossack Kherson地区，他袭击了。</text:p>
      <text:p text:style-name="P4">
<text:span text:style-name="T4">
另请阅读：</text:span>
 <text:a xlink:type="simple" xlink:href="https://www.ukrinform.ua/rubric-ato/3721204-sili-oboroni-za-minulu-dobu-znisili-980-rosijskih-zagarbnikiv.html" text:style-name="Internet_20_link" text:visited-style-name="Visited_20_Internet_20_Link">
过去一天的国防军摧毁了980俄罗斯灰烬</text:a>
从炮兵中，侵略者尤其是乌雷米夫卡(Uremivka)，诺维奥西卡(Novosilka)，顿涅茨克地区的novopol的绿色油漆，奥尔吉夫(Olgiv)，马里尼维卡(Malynivka)，古利亚波尔(Gulyaypole)，铁路，古利亚皮尔(Gulyaypil)，比洛耶皮尔(Gulyaypil)，比洛戈里(Gulyaypil)，马里·施赫尔巴基(Mali Shcherbaki)，斯特普(Steppe)和卡米安斯·斯蒂普(Steppe)和卡米安斯·萨帕亚(Kamianskaya Zaporizhia Zaporizhia Zaporizhia Regial)以及好的。正如乌克林福姆报道的，乌克兰的国防部队在顿涅茨克地区的乌克兰国防部队<text:a xlink:type="simple" xlink:href="https://www.ukrinform.ua/rubric-ato/3721286-zsu-zvilnili-blagodatne.html" text:style-name="Internet_20_link" text:visited-style-name="Visited_20_Internet_20_Link">
解放了俄罗斯入侵者村庄的祝福村</text:a>
和<text:a xlink:type="simple" xlink:href="https://www.ukrinform.ua/rubric-ato/3721444-zsu-zvilnili-neskucne-u-doneckij-oblasti.html" text:style-name="Internet_20_link" text:visited-style-name="Visited_20_Internet_20_Link">
Neskchuchuk村</text:a>
。</text:p>
      <text:p text:style-name="P4">
<text:span text:style-name="T5">
foto：konstantin liber</text:span>
</text:p>
      <text:p text:style-name="P4">
News Source: <text:a xlink:type="simple" xlink:href="https://www.ukrinform.ua/rubric-ato/3721454-na-cotiroh-napramkah-frontu-trivaut-vazki-boi.html" text:style-name="Internet_20_link" text:visited-style-name="Visited_20_Internet_20_Link">
https://www.ukrinform.ua/rubric-ato/3721454-na-cotiroh-napramkah-frontu-trivaut-vazki-boi.html</text:a>
</text:p>
      <!--NEWS-->
      <text:h text:style-name="P10" text:outline-level="1">
<text:span text:style-name="T4">
在武装部队每天的巴赫穆特地区，有92名入侵者被摧毁</text:span>
</text:h>
      <text:p text:style-name="P4">
作者: Ukrinform (Person)</text:p>
      <text:p text:style-name="P4">
出版商: Укринформ (Organization)</text:p>
      <text:p text:style-name="P4">
出版时间: 2023-06-11T19:24:00+03:00</text:p>
      <text:p text:style-name="P4">
修改时间: 2023-06-11T19:24:00+03:00</text:p>
      <text:p text:style-name="P4">
描述: 在巴赫穆特（Bakhmut）的方向上，位置战继续，在此期间，乌克兰的武装部队在最后一天设法摧毁了92名入侵者。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Донеччина', 'Війна з Росією', 'Єдині новини']</text:p>
      <text:p text:style-name="P4">
类型: Article</text:p>
      <!--METADATA-->
      <text:p text:style-name="P4">
<draw:frame draw:style-name="fr1" draw:name="Image179" text:anchor-type="as-char" svg:width="6.9236in" svg:height="3.956343in" draw:z-index="0">
<draw:image xlink:href="../Images/yкринформ/2023-06-11T19-24-00-03-00/630_360_1675335452-443.jpg" xlink:type="simple" xlink:show="embed" xlink:actuate="onLoad" draw:mime-type="image/jpeg"/>
</draw:frame>
纳巴穆特方向继续进行位置战，在此期间，乌克兰的武装部队在最后一天设法摧毁了92名入侵者。</text:p>
      <text:p text:style-name="P4">
据乌克林福姆报道，乌克雷尼·塞维蒂上校在乌克兰河上校的“ One News”的空中告诉了乌克兰国防军的发言人。</text:p>
      <text:p text:style-name="P4">
“积极的战斗沿巴赫穆特的方向继续。 <text:a xlink:type="simple" xlink:href="https://www.ukrinform.ua/tag-rosijski-vijskovi" text:style-name="Internet_20_link" text:visited-style-name="Visited_20_Internet_20_Link">
敌人</text:a>
使用枪管的鞭打炮兵，它击中了我们的位置。 在我们的位置上，这款采矿的280次击败了不同的口径。 此外，殴打了七个船的中风，有五个市政当局摧毁了92个拥有者，164人受伤，其中1人被俘虏。” Cherevaty说。</text:p>
      <text:p text:style-name="P4">
同样在指定方向的最后一天，两个敌方坦克BMP，起落机摧毁了两个无人驾驶装置，反坦克 - 岩石综合大楼和反坦克枪，一个带有弹药和三亚电摩托车的仓库，这些仓库由弹药运输。</text:p>
      <text:p text:style-name="P4">
关于在巴赫穆特地区进一步晋升的乌克兰军队，这是滥用的，但是仔细搞砸后将公开特定的数字。</text:p>
      <text:p text:style-name="P4">
<text:span text:style-name="T4">
另请阅读：</text:span>
 <text:a xlink:type="simple" xlink:href="https://www.ukrinform.ua/rubric-ato/3721297-rosiani-posiruut-fejki-pro-vtrati-ukraini-na-zaporizkomu-napramku-geoconfirmed.html" text:style-name="Internet_20_link" text:visited-style-name="Visited_20_Internet_20_Link">
俄罗斯人分发有关乌克兰损失的假货，向纳扎波罗兹(Nazaporozhian)指示 - 地理名单证明</text:a>
“与敌人不同，我们不做任何过早的应用，也不咬人。 Sirsky将军指挥官的Alfa和Omega正在计划和分析。 因此，我们将分析我们以前的成就，确认，计算和继续前进。 所有发布的仪表都是真实的。 一步一步地，乌克兰土地是免费的，”军方强调。</text:p>
      <text:p text:style-name="P4">
根据武装部队的总参谋长，6月11日，陆军联合会着重于Lyman，Bakhmut，Avdiiv和Mariinsky的主要努力，并继续进行激烈的战斗。</text:p>
      <text:p text:style-name="P4">
News Source: <text:a xlink:type="simple" xlink:href="https://www.ukrinform.ua/rubric-ato/3721459-u-rajoni-bahmuta-za-dobu-zsu-znisili-92-zagarbnikiv-cerevatij.html" text:style-name="Internet_20_link" text:visited-style-name="Visited_20_Internet_20_Link">
https://www.ukrinform.ua/rubric-ato/3721459-u-rajoni-bahmuta-za-dobu-zsu-znisili-92-zagarbnikiv-cerevatij.html</text:a>
</text:p>
      <!--NEWS-->
      <text:h text:style-name="P10" text:outline-level="1">
<text:span text:style-name="T4">
星期一在乌克兰 - 有时有雷暴</text:span>
</text:h>
      <text:p text:style-name="P4">
作者: Ukrinform (Person)</text:p>
      <text:p text:style-name="P4">
出版商: Укринформ (Organization)</text:p>
      <text:p text:style-name="P4">
出版时间: 2023-06-11T19:27:00+03:00</text:p>
      <text:p text:style-name="P4">
修改时间: 2023-06-11T23:27:00+03:00</text:p>
      <text:p text:style-name="P4">
描述: 6月12日星期一，乌克兰在乌克兰的天气晴朗，在大多数地区将下雨。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Прогноз', 'Літо']</text:p>
      <text:p text:style-name="P4">
类型: Article</text:p>
      <!--METADATA-->
      <text:p text:style-name="P4">
<draw:frame draw:style-name="fr1" draw:name="Image180" text:anchor-type="as-char" svg:width="6.9236in" svg:height="3.956343in" draw:z-index="0">
<draw:image xlink:href="../Images/yкринформ/2023-06-11T19-27-00-03-00/630_360_1609397815-516.jpg" xlink:type="simple" xlink:show="embed" xlink:actuate="onLoad" draw:mime-type="image/jpeg"/>
</draw:frame>
婴儿，6月12日，乌克兰将在天气晴朗的情况下保持多云，大多数地区都会下雨。</text:p>
      <text:p text:style-name="P4">
乌克兰形式在乌克兰水文气象学中心报道。</text:p>
      <text:p text:style-name="P4">
“在Zhytomyr，Khmelnitsky和Rivne地区中等(在某些地方很重要)<text:a xlink:type="simple" xlink:href="https://www.ukrinform.ua/tag-dos" text:style-name="Internet_20_link" text:visited-style-name="Visited_20_Internet_20_Link">
雨</text:a>
; 在东南，波尔塔瓦地区的东部(晚上在哈尔基夫(Kharkiv)，卢汉斯克(Luhansk)和dnipropetrovsk，下雨的地方)，有时会带有雷暴； 该领土的其余部分有小雨。”</text:p>
      <text:p text:style-name="P4">
乌克兰的风是东北7-12 m/s的，阵风为15-20 m/s。</text:p>
      <text:p text:style-name="P4">
下午12-17°的西部和北部7-12°的温度； 在剩下的时间11-16°(在海洋的海洋高达19°)，下午17-22°。</text:p>
      <text:p text:style-name="P4">
6月12日在基辅和基辅地区，小雨。 夜晚的骨骼温度为9-11°，下午14-16°； 在晚上7-12°的晚上，下午12-17°。</text:p>
      <text:p text:style-name="P4">
在接下来的两天，在乌克兰，短期降雨，雷暴，仅在6月13日下午在东部地区没有降水。 东风，东北，5-10m/s。</text:p>
      <text:p text:style-name="P4">
晚上9-14°的温度在南部至17°； 下午19-24°，6月13日，在南部至26°，在北部地区16-21°，在西部地区13-18°。</text:p>
      <text:p text:style-name="P4">
在首都地区，6月13日至14日在雷暴短暂的叶子中，雷雨的地方有多云。 6月13日晚上9-11°，下午16-18°的夜晚在基辅的温度； 6月14日，12-14°，下午22-24°。 晚上9-14°的区域； 6月13日，6月14日，6月14日，19-24°。</text:p>
      <text:p text:style-name="P4">
<text:span text:style-name="T4">
另请阅读：</text:span>
 <text:span text:style-name="T4">
 <text:a xlink:type="simple" xlink:href="https://www.ukrinform.ua/rubric-kyiv/3717054-u-kievi-traven-viavivsa-najsuhisim-za-ves-cas-sposterezen.html" text:style-name="Internet_20_link" text:visited-style-name="Visited_20_Internet_20_Link">
在基辅五月一直是最干燥的时间</text:a>
</text:span>
</text:p>
      <text:p text:style-name="P4">
在6月15日至16日，乌克兰也将盛行多雨的天气。 特别是东部，东部，6月15日，在南部，在中央地区，雨水，雷暴； 在其余领土内没有降水。</text:p>
      <text:p text:style-name="P4">
晚上10-16°的温度在该国南部，最高19°； 下午22-28°。</text:p>
      <text:p text:style-name="P4">
6月15日至16日在基辅和该地区，没有降水。 下午25-27°，晚上13-15°的首都的温度； 在晚上11-16°的晚上，下午22-27°。</text:p>
      <text:p text:style-name="P4">
News Source: <text:a xlink:type="simple" xlink:href="https://www.ukrinform.ua/rubric-regions/3721332-v-ukraini-u-ponedilok-dosi-podekudi-z-grozami.html" text:style-name="Internet_20_link" text:visited-style-name="Visited_20_Internet_20_Link">
https://www.ukrinform.ua/rubric-regions/3721332-v-ukraini-u-ponedilok-dosi-podekudi-z-grozami.html</text:a>
</text:p>
      <!--NEWS-->
      <text:h text:style-name="P10" text:outline-level="1">
<text:span text:style-name="T4">
Dzhokovich击败了Rudy，并赢得了“ Rolan Harros”</text:span>
</text:h>
      <text:p text:style-name="P4">
作者: Ukrinform (Person)</text:p>
      <text:p text:style-name="P4">
出版商: Укринформ (Organization)</text:p>
      <text:p text:style-name="P4">
出版时间: 2023-06-11T19:33:00+03:00</text:p>
      <text:p text:style-name="P4">
修改时间: 2023-06-11T19:33:00+03:00</text:p>
      <text:p text:style-name="P4">
描述: 这位36岁的塞族人在男性中获得了绝对的记录，这是大Slem系列锦标赛的奖杯数量。  - 乌克林。</text:p>
      <text:p text:style-name="P4">
图片: ['<text:a xlink:type="simple" xlink:href="https://static.ukrinform.com/photos/2023_06/thumb_files/630_360_1686501061-196.jpg" text:style-name="Internet_20_link" text:visited-style-name="Visited_20_Internet_20_Link">
630_360_16865...</text:a>
', '<text:a xlink:type="simple" xlink:href="https://static.ukrinform.com/photos/2023_06/1686501169-242.jpg" text:style-name="Internet_20_link" text:visited-style-name="Visited_20_Internet_20_Link">
1686501169-24...</text:a>
']</text:p>
      <text:p text:style-name="P4">
标签: ['Теніс', 'Новак Джокович']</text:p>
      <text:p text:style-name="P4">
类型: Article</text:p>
      <!--METADATA-->
      <text:p text:style-name="P4">
<draw:frame draw:style-name="fr1" draw:name="Image181" text:anchor-type="as-char" svg:width="6.9236in" svg:height="3.956343in" draw:z-index="0">
<draw:image xlink:href="../Images/yкринформ/2023-06-11T19-33-00-03-00/630_360_1686501061-196.jpg" xlink:type="simple" xlink:show="embed" xlink:actuate="onLoad" draw:mime-type="image/jpeg"/>
</draw:frame>
这位36岁的年轻人通过锦标赛奖杯大史莱姆(Grand Slem)的数量创造了绝对的记录。</text:p>
      <text:p text:style-name="P4">
报道说，诺瓦克·德兹科维奇(Novak Dzhokovich)赢得了他的23个系列赛冠军冠军。</text:p>
      <text:p text:style-name="P4">
塞尔维亚(Serb)创造了赛季冠军冠军Slem中冠军的绝对记录，拉斐尔·纳达尔(Raphael Nadal)拥有22个奖杯，而罗杰·费德尔(Roger Feder)则为20。</text:p>
      <text:p text:style-name="P4">
只有玛格丽特·科蒂(Margaret Corti)-24岁和塞雷娜·威廉姆斯(Serena Williams)-23赢得了更多冠军。</text:p>
      <text:p text:style-name="P4">
在法国公开冠军的决赛中，诺瓦克击败了世界第四个球拍，挪威卡斯珀·鲁德(Norwegian Casper Rud)-7：6、6：3、7：5。 比赛持续了3小时16分钟。</text:p>
      <text:p text:style-name="P4">
<draw:frame draw:style-name="fr1" draw:name="Image182" text:anchor-type="as-char" svg:width="6.9236in" svg:height="8.6545in" draw:z-index="0">
<draw:image xlink:href="../Images/yкринформ/2023-06-11T19-33-00-03-00/1686501169-242.jpg" xlink:type="simple" xlink:show="embed" xlink:actuate="onLoad" draw:mime-type="image/jpeg"/>
</draw:frame>
对于Dzhokovich来说，这是Rolan Harros的第三场胜利。 取而代之的是，鲁德第三次失去了大Slem系列锦标赛的决赛。</text:p>
      <text:p text:style-name="P4">
<text:span text:style-name="T4">
另请阅读：</text:span>
 <text:a xlink:type="simple" xlink:href="https://www.ukrinform.ua/rubric-sports/3721107-svontek-obigrala-muhovu-i-peremogla-na-rolan-garros.html" text:style-name="Internet_20_link" text:visited-style-name="Visited_20_Internet_20_Link">
Shvontek击败Mukhov并赢得了“ <text:span text:style-name="T4">
 Rolan </text:span>
 Garros”</text:a>
根据乌克林福姆的说法，波尔卡Iga Schwontek在女性中赢得了罗兰·哈罗斯(Rolan Harros)。</text:p>
      <text:p text:style-name="P4">
照片：twitter.com/rolandgarros</text:p>
      <text:p text:style-name="P4">
News Source: <text:a xlink:type="simple" xlink:href="https://www.ukrinform.ua/rubric-sports/3721461-dzokovic-obigrav-ruuda-i-vigrav-rolan-garros.html" text:style-name="Internet_20_link" text:visited-style-name="Visited_20_Internet_20_Link">
https://www.ukrinform.ua/rubric-sports/3721461-dzokovic-obigrav-ruuda-i-vigrav-rolan-garros.html</text:a>
</text:p>
      <!--NEWS-->
      <text:h text:style-name="P10" text:outline-level="1">
<text:span text:style-name="T4">
在霍森地区的撤离期间，尽管炮击了，但仍有21人得救</text:span>
</text:h>
      <text:p text:style-name="P4">
作者: Ukrinform (Person)</text:p>
      <text:p text:style-name="P4">
出版商: Укринформ (Organization)</text:p>
      <text:p text:style-name="P4">
出版时间: 2023-06-11T19:34:00+03:00</text:p>
      <text:p text:style-name="P4">
修改时间: 2023-06-11T19:34:00+03:00</text:p>
      <text:p text:style-name="P4">
描述: 尽管俄罗斯人遭受了沉重的炮击，但有21人设法拯救了赫森地区的左岸左岸。  - 乌克林。</text:p>
      <text:p text:style-name="P4">
图片: ['<text:a xlink:type="simple" xlink:href="https://static.ukrinform.com/photos/2023_06/thumb_files/630_360_1686501131-288.jpg" text:style-name="Internet_20_link" text:visited-style-name="Visited_20_Internet_20_Link">
630_360_16865...</text:a>
']</text:p>
      <text:p text:style-name="P4">
标签: None</text:p>
      <text:p text:style-name="P4">
类型: Article</text:p>
      <!--METADATA-->
      <text:p text:style-name="P4">
<draw:frame draw:style-name="fr1" draw:name="Image183" text:anchor-type="as-char" svg:width="6.9236in" svg:height="3.956343in" draw:z-index="0">
<draw:image xlink:href="../Images/yкринформ/2023-06-11T19-34-00-03-00/630_360_1686501131-288.jpg" xlink:type="simple" xlink:show="embed" xlink:actuate="onLoad" draw:mime-type="image/jpeg"/>
</draw:frame>
尽管俄罗斯一边遭受了沉重的炮击，但仍占领了赫尔森地区的左河岸，设法拯救了21人。</text:p>
      <text:p text:style-name="P4">
这是在[Facebook]中报道的(https://www.facebook.com/iklymenko.fb/posts/757371473057827?ref=embed_post)乌克兰伊戈尔·克里姆森科(Ukor Klimenko)内部事务部长，据报道。</text:p>
      <text:p text:style-name="P4">
“<text:a xlink:type="simple" xlink:href="https://www.ukrinform.ua/tag-evakuacia" text:style-name="Internet_20_link" text:visited-style-name="Visited_20_Internet_20_Link">
疏散</text:a>
在赫尔森重量级人物的领导下。 21该人几乎没有从钉子左岸的致命水陷阱中脱颖而出。 几乎每个人都是老年人，较低的动力，”  - 在信息中。</text:p>
      <text:p text:style-name="P4">
部长强调，这是一个很大的风险，但不可能离开人类释放。 结果，背面的阴险炮击。</text:p>
      <text:p text:style-name="P4">
*!(https://www.ukrinform.ua/rubric-regions/3720969-cerez-pidriv-rosianami-kahovskoi-ges-zniklimi-bezvisti-vvazautsa-27-ludej.html)如[Ukrinform]报道(https://www.ukrinform.ua/rubric-ato/3721418-rosiani-obstrilali-coven-z-civilnimi-aki-evakuuvalisa-z-livoberezza-hersonsini-e-poraneni.html)，由于俄罗斯人的袭击是由临时占领的赫森地区左岸左岸撤离的平民，三人丧生，十人受伤，其中两名警察。</text:p>
      <text:p text:style-name="P4">
<text:span text:style-name="T5">
foto：Igor Klimenko / Facebook</text:span>
</text:p>
      <text:p text:style-name="P4">
News Source: <text:a xlink:type="simple" xlink:href="https://www.ukrinform.ua/rubric-regions/3721462-pid-cas-evakuacii-na-hersonsini-popri-obstril-vratuvali-21-ludinu.html" text:style-name="Internet_20_link" text:visited-style-name="Visited_20_Internet_20_Link">
https://www.ukrinform.ua/rubric-regions/3721462-pid-cas-evakuacii-na-hersonsini-popri-obstril-vratuvali-21-ludinu.html</text:a>
</text:p>
      <!--NEWS-->
      <text:h text:style-name="P10" text:outline-level="1">
<text:span text:style-name="T4">
由于Kakhovskaya Hydroe Hephore而导致的受害者将得到补偿 -  Shmigal</text:span>
</text:h>
      <text:p text:style-name="P4">
作者: Ukrinform (Person)</text:p>
      <text:p text:style-name="P4">
出版商: Укринформ (Organization)</text:p>
      <text:p text:style-name="P4">
出版时间: 2023-06-11T19:39:00+03:00</text:p>
      <text:p text:style-name="P4">
修改时间: 2023-06-11T19:39:00+03:00</text:p>
      <text:p text:style-name="P4">
描述: 在乌克兰沃罗迪米尔·泽伦斯基（Volodymyr Zelensky）总统的指示下，将开发遭受俄罗斯俄罗斯人爆炸的人的赔偿机制，将开发出来。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Компенсація', 'Каховська ГЕС', 'Шмигаль']</text:p>
      <text:p text:style-name="P4">
类型: Article</text:p>
      <!--METADATA-->
      <text:p text:style-name="P4">
<draw:frame draw:style-name="fr1" draw:name="Image184" text:anchor-type="as-char" svg:width="6.9236in" svg:height="3.956343in" draw:z-index="0">
<draw:image xlink:href="../Images/yкринформ/2023-06-11T19-39-00-03-00/630_360_1682514702-644.jpg" xlink:type="simple" xlink:show="embed" xlink:actuate="onLoad" draw:mime-type="image/jpeg"/>
</draw:frame>
乌克兰沃罗迪米尔·泽伦斯基(Volodymyr Zelensky)总裁将成为遭受苦难的人的机制，因为那些被排除在卡科夫卡水力发电厂的俄罗斯人。</text:p>
      <text:p text:style-name="P4">
乌克利法姆报告说，在与政府官员的参与下，在一次选择者会议上与政府官员的参与，以消除俄罗斯恐怖袭击的后果，乌克利福姆报道，以[Telegram-chnannel]的身份进行了讨论。(http://t.me/Denys_Smyhal/5366)乌克兰丹尼斯·史密斯(Denis Shmigal)总理。</text:p>
      <text:p text:style-name="P4">
据他说，会议的参与者讨论了紧急问题，特别是撤离工作的延续，Vgromada的技术和饮用水的运输组织，确保监测水质并清洁其以保护流行病。 在会议期间，他们确定了优先任务。</text:p>
      <text:p text:style-name="P4">
“首先，我们必须迅速创建一个社区受害者的登记册，以互相了解，并拥有分配资金和赔偿的主要登记册。</text:p>
      <text:p text:style-name="P4">
其次，代表乌克兰Volodymyr Zelensky总裁，我们是快速工作的机制，以赔偿受卡科夫斯卡亚水力发电厂影响的人们。 我们必须为失去生计的人提供住房和财政援助的帮助。”(https://www.ukrinform.ua/tag-smigal)。</text:p>
      <text:p text:style-name="P4">
同样，为了提供供水，他们分析了快速技术解决方案开发的水域中每个社区的需求。 政府负责人说：“在短期优先级，阿默蒂安井，但在最短的时间里，我们必须开始建造新的水管和抽水站。”</text:p>
      <text:p text:style-name="P4">
总理向OVA和个人资料部长下达了适当的命令。 Smigal说：“我正在等待下周向政府提交相关决定。”</text:p>
      <text:p text:style-name="P4">
他还指出，截至今天，有270万人从被洪水淹没的领土上撤离，撤离了13个疏散点，涉及200万。 救援人员。 超过43千座建筑物被淹没了。</text:p>
      <text:p text:style-name="P4">
总理指出，洪水区减少了，但在自然水平上只有大约两个星期。</text:p>
      <text:p text:style-name="P4">
<text:span text:style-name="T4">
另请阅读：</text:span>
 [在该地区<text:span text:style-name="T4">
 Kakhovsk </text:span>
 Th The Reservoirs显示了甚至第二次世界大战的副本]](https://www.ukrinform.ua/rubric-regions/3721441-na-dilankah-kahovskogo-vodoshovisa-viavlaut-boepripasi-navit-casiv-drugoi-svitovoi.html)</text:p>
      <text:p text:style-name="P4">
<text:span text:style-name="T5">
foto：Denis Schmigal/Telegram</text:span>
</text:p>
      <text:p text:style-name="P4">
News Source: <text:a xlink:type="simple" xlink:href="https://www.ukrinform.ua/rubric-regions/3721463-postrazdali-vnaslidok-pidrivu-kahovskoi-ges-otrimaut-kompensacii-smigal.html" text:style-name="Internet_20_link" text:visited-style-name="Visited_20_Internet_20_Link">
https://www.ukrinform.ua/rubric-regions/3721463-postrazdali-vnaslidok-pidrivu-kahovskoi-ges-otrimaut-kompensacii-smigal.html</text:a>
</text:p>
      <!--NEWS-->
      <text:h text:style-name="P10" text:outline-level="1">
<text:span text:style-name="T4">
武装部队通过抓住敌人的位置在Avdeevsky方向上移动了前线</text:span>
</text:h>
      <text:p text:style-name="P4">
作者: Ukrinform (Person)</text:p>
      <text:p text:style-name="P4">
出版商: Укринформ (Organization)</text:p>
      <text:p text:style-name="P4">
出版时间: 2023-06-11T19:43:00+03:00</text:p>
      <text:p text:style-name="P4">
修改时间: 2023-06-11T19:43:00+03:00</text:p>
      <text:p text:style-name="P4">
描述: 乌克兰的武装部队占领了俄罗斯入侵者在Avdiivsky方向上的地位，从而移动了前线。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Лінія зіткнення', 'ЗСУ', 'Авдіївка', 'Війна з Росією']</text:p>
      <text:p text:style-name="P4">
类型: Article</text:p>
      <!--METADATA-->
      <text:p text:style-name="P4">
<draw:frame draw:style-name="fr1" draw:name="Image185" text:anchor-type="as-char" svg:width="6.9236in" svg:height="3.956343in" draw:z-index="0">
<draw:image xlink:href="../Images/yкринформ/2023-06-11T19-43-00-03-00/630_360_1640330796-210.jpeg" xlink:type="simple" xlink:show="embed" xlink:actuate="onLoad" draw:mime-type="image/jpeg"/>
</draw:frame>
乌克兰的武装人员占领了俄罗斯入侵者在阿夫迪夫斯基方向上的地位，从而移动了前线。</text:p>
      <text:p text:style-name="P4">
根据乌克林福姆的说法，乌克兰武装部队的总参谋部在[Facebook]上报道(https://fb.watch/l5H_soJHVF/)。</text:p>
      <text:p text:style-name="P4">
“ Kherson被释放 - 让我们发行和<text:a xlink:type="simple" xlink:href="https://www.ukrinform.ua/tag-doneck" text:style-name="Internet_20_link" text:visited-style-name="Visited_20_Internet_20_Link">
Donetsk</text:a>
呢 前几天，第59个单独的步兵旅的士兵以甘地库卡(Gandziukuka)的名字命名，占据了前线，占领了敌人的位置。</text:p>
      <text:p text:style-name="P4">
<text:span text:style-name="T5">
viso：59 <text:a xlink:type="simple" xlink:href="https://www.facebook.com/watch/" text:style-name="Internet_20_link" text:visited-style-name="Visited_20_Internet_20_Link">
单独的步兵旅以雅各布·甘齐克(Jacob Gandziuk)的名字命名</text:a>
</text:span>
</text:p>
      <text:p text:style-name="P4">
正如乌克林福姆报道的那样，乌克兰的辩护部队从俄罗斯入侵中释放出来[(https://www.ukrinform.ua/rubric-ato/3721286-zsu-zvilnili-blagodatne.html)顿涅茨克地区。</text:p>
      <text:p text:style-name="P4">
*!(https://www.ukrinform.ua/rubric-ato/3721459-u-rajoni-bahmuta-za-dobu-zsu-znisili-92-zagarbnikiv-cerevatij.html)也对[Neskchuchy Village的解放都知道(https://www.ukrinform.ua/rubric-ato/3721444-zsu-zvilnili-neskucne-u-doneckij-oblasti.html) .</text:p>
      <text:p text:style-name="P4">
News Source: <text:a xlink:type="simple" xlink:href="https://www.ukrinform.ua/rubric-ato/3721465-zsu-posunuli-liniu-frontu-zahopivsi-vorozu-poziciu-na-avdiivskomu-napramku.html" text:style-name="Internet_20_link" text:visited-style-name="Visited_20_Internet_20_Link">
https://www.ukrinform.ua/rubric-ato/3721465-zsu-posunuli-liniu-frontu-zahopivsi-vorozu-poziciu-na-avdiivskomu-napramku.html</text:a>
</text:p>
      <!--NEWS-->
      <text:h text:style-name="P10" text:outline-level="1">
<text:span text:style-name="T4">
武装部队通过抓住敌人的位置在Avdeevsky方向上移动了前线</text:span>
</text:h>
      <text:p text:style-name="P4">
作者: Ukrinform (Person)</text:p>
      <text:p text:style-name="P4">
出版商: Укринформ (Organization)</text:p>
      <text:p text:style-name="P4">
出版时间: 2023-06-11T19:43:00+03:00</text:p>
      <text:p text:style-name="P4">
修改时间: 2023-06-11T19:43:00+03:00</text:p>
      <text:p text:style-name="P4">
描述: 乌克兰的武装部队占领了俄罗斯入侵者在Avdiivsky方向上的地位，从而移动了前线。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Лінія зіткнення', 'ЗСУ', 'Авдіївка', 'Війна з Росією']</text:p>
      <text:p text:style-name="P4">
类型: Article</text:p>
      <!--METADATA-->
      <text:p text:style-name="P4">
<draw:frame draw:style-name="fr1" draw:name="Image186" text:anchor-type="as-char" svg:width="6.9236in" svg:height="3.956343in" draw:z-index="0">
<draw:image xlink:href="../Images/yкринформ/2023-06-11T19-43-00-03-00/630_360_1640330796-210.jpeg" xlink:type="simple" xlink:show="embed" xlink:actuate="onLoad" draw:mime-type="image/jpeg"/>
</draw:frame>
乌克兰的武装人员占领了俄罗斯入侵者在阿夫迪夫斯基方向上的地位，从而移动了前线。</text:p>
      <text:p text:style-name="P4">
根据乌克林福姆的说法，乌克兰武装部队的总参谋部在[Facebook]上报道(https://fb.watch/l5H_soJHVF/)。</text:p>
      <text:p text:style-name="P4">
“ Kherson被释放 - 让我们发行和<text:a xlink:type="simple" xlink:href="https://www.ukrinform.ua/tag-doneck" text:style-name="Internet_20_link" text:visited-style-name="Visited_20_Internet_20_Link">
Donetsk</text:a>
呢 前几天，第59个单独的步兵旅的士兵以甘地库卡(Gandziukuka)的名字命名，占据了前线，占领了敌人的位置。</text:p>
      <text:p text:style-name="P4">
<text:span text:style-name="T5">
viso：59 <text:a xlink:type="simple" xlink:href="https://www.facebook.com/watch/" text:style-name="Internet_20_link" text:visited-style-name="Visited_20_Internet_20_Link">
单独的步兵旅以雅各布·甘齐克(Jacob Gandziuk)的名字命名</text:a>
</text:span>
</text:p>
      <text:p text:style-name="P4">
正如乌克林福姆报道的那样，乌克兰的辩护部队从俄罗斯入侵中释放出来[(https://www.ukrinform.ua/rubric-ato/3721286-zsu-zvilnili-blagodatne.html)顿涅茨克地区。</text:p>
      <text:p text:style-name="P4">
*!(https://www.ukrinform.ua/rubric-ato/3721459-u-rajoni-bahmuta-za-dobu-zsu-znisili-92-zagarbnikiv-cerevatij.html)也对[Neskchuchy Village的解放都知道(https://www.ukrinform.ua/rubric-ato/3721444-zsu-zvilnili-neskucne-u-doneckij-oblasti.html) .</text:p>
      <text:p text:style-name="P4">
News Source: <text:a xlink:type="simple" xlink:href="https://www.ukrinform.ua/rubric-ato/3721465-zsu-posunuli-liniu-frontu-zahopivsi-vorozu-poziciu-na-avdiivskomu-napramku.html" text:style-name="Internet_20_link" text:visited-style-name="Visited_20_Internet_20_Link">
https://www.ukrinform.ua/rubric-ato/3721465-zsu-posunuli-liniu-frontu-zahopivsi-vorozu-poziciu-na-avdiivskomu-napramku.html</text:a>
</text:p>
      <!--NEWS-->
      <text:h text:style-name="P10" text:outline-level="1">
<text:span text:style-name="T4">
在赫尔森地区，饮用水问题在19个定居点中</text:span>
</text:h>
      <text:p text:style-name="P4">
作者: Ukrinform (Person)</text:p>
      <text:p text:style-name="P4">
出版商: Укринформ (Organization)</text:p>
      <text:p text:style-name="P4">
出版时间: 2023-06-11T19:44:19+03:00</text:p>
      <text:p text:style-name="P4">
修改时间: 2023-06-11T19:44:19+03:00</text:p>
      <text:p text:style-name="P4">
描述: 在乌克兰当局的控制下，在霍尔森地区的领土上，在提供19个定居点的饮用水的情况下 - 在诺维奥沃特索斯夫斯卡亚，米洛夫斯克和诺维尔克桑德里夫社区，以及在贝利斯拉夫市仍然很复杂。  - 乌克林。</text:p>
      <text:p text:style-name="P4">
图片: ['<text:a xlink:type="simple" xlink:href="https://static.ukrinform.com/photos/2022_10/thumb_files/630_360_1667206518-866.jpg" text:style-name="Internet_20_link" text:visited-style-name="Visited_20_Internet_20_Link">
630_360_16672...</text:a>
']</text:p>
      <text:p text:style-name="P4">
标签: ['Херсонщина', 'Вода', 'Каховська ГЕС']</text:p>
      <text:p text:style-name="P4">
类型: Article</text:p>
      <!--METADATA-->
      <text:p text:style-name="P4">
<draw:frame draw:style-name="fr1" draw:name="Image187" text:anchor-type="as-char" svg:width="6.9236in" svg:height="3.948262in" draw:z-index="0">
<draw:image xlink:href="../Images/yкринформ/2023-06-11T19-44-19-03-00/630_360_1667206518-866.jpg" xlink:type="simple" xlink:show="embed" xlink:actuate="onLoad" draw:mime-type="image/jpeg"/>
</draw:frame>
乌克兰当局的领土变得复杂，并提供了19个定居点的饮用水 -  Unovorovorontsov，Milovsk和Novoalexandrovsky社区以及Berislav的内容。</text:p>
      <text:p text:style-name="P4">
关于<text:a xlink:type="simple" xlink:href="http://t.me/olexandrprokudin/637" text:style-name="Internet_20_link" text:visited-style-name="Visited_20_Internet_20_Link">
视频更近的视频</text:a>
乌克林福姆报道，Oleksandr Proudin说，酋长OVA负责人。</text:p>
      <text:p text:style-name="P4">
“虽然在提供诺沃森索夫，米洛夫斯克和诺维尔克萨德里夫社区的居民居民的饮用水中，但在贝利斯拉夫市的情况下。</text:p>
      <text:p text:style-name="P4">
另外，据他说，没有集中供水，就有一个在霍森岛附近的3万名居民的服务区。</text:p>
      <text:p text:style-name="P4">
在其余的供水定居点中，它以一种或另一种方式建立。纳拉人不断监视情况，并采取措施寻找搜索搜索，以在最短的时间内为社区提供稳定的供水目前记录了<text:a xlink:type="simple" xlink:href="https://www.ukrinform.ua/tag-voda" text:style-name="Internet_20_link" text:visited-style-name="Visited_20_Internet_20_Link">
水</text:a>
OVA负责人强调。 特别是，新的和旧井都配备了新的水源。</text:p>
      <text:p text:style-name="P4">
OVA的头强调，水经历了所有必要的纯化程度，满足所有卫生和卫生标准，水是完全安全的。</text:p>
      <text:p text:style-name="P4">
“在今天与卫生部长举行会议期间疾病。但是，我强调：“， -  OVA的负责人。</text:p>
      <text:p text:style-name="P4">
<text:span text:style-name="T4">
另请阅读：</text:span>
 <text:a xlink:type="simple" xlink:href="https://www.ukrinform.ua/rubric-society/3721326-u-zoni-pidtoplen-narazi-ne-zafiksuvali-vipadkiv-infekcijnih-hvorob-lasko.html" text:style-name="Internet_20_link" text:visited-style-name="Visited_20_Internet_20_Link">
在洪水区，目前尚未固定传染性尾巴的病例 -  <text:span text:style-name="T4">
 lyashko </text:span>
</text:a>
正如乌克林福姆(Ukrinform)报道的那样，俄罗斯联合会于6月6日晚上<text:a xlink:type="simple" xlink:href="https://www.ukrinform.ua/rubric-other_news/3720776-pidriv-rosianami-kahovskoi-ges-usi-novini.html" text:style-name="Internet_20_link" text:visited-style-name="Visited_20_Internet_20_Link">
炸毁了Greblyukhov水力发电站</text:a>
。 赫森地区正在进行救援工作和疏散洪水地点的人口。</text:p>
      <text:p text:style-name="P4">
News Source: <text:a xlink:type="simple" xlink:href="https://www.ukrinform.ua/rubric-regions/3721466-na-hersonsini-problemi-z-pitnou-vodou-v-19-naselenih-punktah.html" text:style-name="Internet_20_link" text:visited-style-name="Visited_20_Internet_20_Link">
https://www.ukrinform.ua/rubric-regions/3721466-na-hersonsini-problemi-z-pitnou-vodou-v-19-naselenih-punktah.html</text:a>
</text:p>
      <!--NEWS-->
      <text:h text:style-name="P10" text:outline-level="1">
<text:span text:style-name="T4">
在赫尔森地区，饮用水问题在19个定居点中</text:span>
</text:h>
      <text:p text:style-name="P4">
作者: Ukrinform (Person)</text:p>
      <text:p text:style-name="P4">
出版商: Укринформ (Organization)</text:p>
      <text:p text:style-name="P4">
出版时间: 2023-06-11T19:44:19+03:00</text:p>
      <text:p text:style-name="P4">
修改时间: 2023-06-11T19:44:19+03:00</text:p>
      <text:p text:style-name="P4">
描述: 在乌克兰当局的控制下，在霍尔森地区的领土上，在提供19个定居点的饮用水的情况下 - 在诺维奥沃特索斯夫斯卡亚，米洛夫斯克和诺维尔克桑德里夫社区，以及在贝利斯拉夫市仍然很复杂。  - 乌克林。</text:p>
      <text:p text:style-name="P4">
图片: ['<text:a xlink:type="simple" xlink:href="https://static.ukrinform.com/photos/2022_10/thumb_files/630_360_1667206518-866.jpg" text:style-name="Internet_20_link" text:visited-style-name="Visited_20_Internet_20_Link">
630_360_16672...</text:a>
']</text:p>
      <text:p text:style-name="P4">
标签: ['Херсонщина', 'Вода', 'Каховська ГЕС']</text:p>
      <text:p text:style-name="P4">
类型: Article</text:p>
      <!--METADATA-->
      <text:p text:style-name="P4">
<draw:frame draw:style-name="fr1" draw:name="Image188" text:anchor-type="as-char" svg:width="6.9236in" svg:height="3.948262in" draw:z-index="0">
<draw:image xlink:href="../Images/yкринформ/2023-06-11T19-44-19-03-00/630_360_1667206518-866.jpg" xlink:type="simple" xlink:show="embed" xlink:actuate="onLoad" draw:mime-type="image/jpeg"/>
</draw:frame>
乌克兰当局的领土变得复杂，并提供了19个定居点的饮用水 -  Unovorovorontsov，Milovsk和Novoalexandrovsky社区以及Berislav的内容。</text:p>
      <text:p text:style-name="P4">
关于<text:a xlink:type="simple" xlink:href="http://t.me/olexandrprokudin/637" text:style-name="Internet_20_link" text:visited-style-name="Visited_20_Internet_20_Link">
视频更近的视频</text:a>
乌克林福姆报道，Oleksandr Proudin说，酋长OVA负责人。</text:p>
      <text:p text:style-name="P4">
“虽然在提供诺沃森索夫，米洛夫斯克和诺维尔克萨德里夫社区的居民居民的饮用水中，但在贝利斯拉夫市的情况下。</text:p>
      <text:p text:style-name="P4">
另外，据他说，没有集中供水，就有一个在霍森岛附近的3万名居民的服务区。</text:p>
      <text:p text:style-name="P4">
在其余的供水定居点中，它以一种或另一种方式建立。纳拉人不断监视情况，并采取措施寻找搜索搜索，以在最短的时间内为社区提供稳定的供水目前记录了<text:a xlink:type="simple" xlink:href="https://www.ukrinform.ua/tag-voda" text:style-name="Internet_20_link" text:visited-style-name="Visited_20_Internet_20_Link">
水</text:a>
OVA负责人强调。 特别是，新的和旧井都配备了新的水源。</text:p>
      <text:p text:style-name="P4">
OVA的头强调，水经历了所有必要的纯化程度，满足所有卫生和卫生标准，水是完全安全的。</text:p>
      <text:p text:style-name="P4">
“在今天与卫生部长举行会议期间疾病。但是，我强调：“， -  OVA的负责人。</text:p>
      <text:p text:style-name="P4">
<text:span text:style-name="T4">
另请阅读：</text:span>
 <text:a xlink:type="simple" xlink:href="https://www.ukrinform.ua/rubric-society/3721326-u-zoni-pidtoplen-narazi-ne-zafiksuvali-vipadkiv-infekcijnih-hvorob-lasko.html" text:style-name="Internet_20_link" text:visited-style-name="Visited_20_Internet_20_Link">
在洪水区，目前尚未固定传染性尾巴的病例 -  <text:span text:style-name="T4">
 lyashko </text:span>
</text:a>
正如乌克林福姆(Ukrinform)报道的那样，俄罗斯联合会于6月6日晚上<text:a xlink:type="simple" xlink:href="https://www.ukrinform.ua/rubric-other_news/3720776-pidriv-rosianami-kahovskoi-ges-usi-novini.html" text:style-name="Internet_20_link" text:visited-style-name="Visited_20_Internet_20_Link">
炸毁了Greblyukhov水力发电站</text:a>
。 赫森地区正在进行救援工作和疏散洪水地点的人口。</text:p>
      <text:p text:style-name="P4">
News Source: <text:a xlink:type="simple" xlink:href="https://www.ukrinform.ua/rubric-regions/3721466-na-hersonsini-problemi-z-pitnou-vodou-v-19-naselenih-punktah.html" text:style-name="Internet_20_link" text:visited-style-name="Visited_20_Internet_20_Link">
https://www.ukrinform.ua/rubric-regions/3721466-na-hersonsini-problemi-z-pitnou-vodou-v-19-naselenih-punktah.html</text:a>
</text:p>
      <!--NEWS-->
      <text:h text:style-name="P10" text:outline-level="1">
<text:span text:style-name="T4">
潜在危险的小行星-NASA接近地面</text:span>
</text:h>
      <text:p text:style-name="P4">
作者: Ukrinform (Person)</text:p>
      <text:p text:style-name="P4">
出版商: Укринформ (Organization)</text:p>
      <text:p text:style-name="P4">
出版时间: 2023-06-11T19:53:00+03:00</text:p>
      <text:p text:style-name="P4">
修改时间: 2023-06-11T19:53:00+03:00</text:p>
      <text:p text:style-name="P4">
描述: 美国国家航空和太空研究（NASA）报道说，小行星488453（1994 XD）将于6月12日星期一在地球附近飞行。  - 乌克林。</text:p>
      <text:p text:style-name="P4">
图片: ['<text:a xlink:type="simple" xlink:href="https://static.ukrinform.com/photos/2023_06/thumb_files/630_360_1686462768-697.png" text:style-name="Internet_20_link" text:visited-style-name="Visited_20_Internet_20_Link">
630_360_16864...</text:a>
']</text:p>
      <text:p text:style-name="P4">
标签: ['Астероїд', 'NASA', 'Земля']</text:p>
      <text:p text:style-name="P4">
类型: Article</text:p>
      <!--METADATA-->
      <text:p text:style-name="P4">
<draw:frame draw:style-name="fr1" draw:name="Image189" text:anchor-type="as-char" svg:width="6.9236in" svg:height="3.956343in" draw:z-index="0">
<draw:image xlink:href="../Images/yкринформ/2023-06-11T19-53-00-03-00/630_360_1686462768-697.png" xlink:type="simple" xlink:show="embed" xlink:actuate="onLoad" draw:mime-type="image/png"/>
</draw:frame>
美国国家航空和太空研究(NASA)据报道，6月12日星期一，小行星488453将于6月12日星期一飞行(1994 XD).</text:p>
      <text:p text:style-name="P4">
Про це повідомляє <text:a xlink:type="simple" xlink:href="http://ssd.jpl.nasa.gov/tools/sbdb_lookup.html#/" text:style-name="Internet_20_link" text:visited-style-name="Visited_20_Internet_20_Link">
 Лабораторія реактивного руху NASA</text:a>
(JPL)，报道乌克林福姆。</text:p>
      <text:p text:style-name="P4">
根据NASA的说法，天体的长度约为457 m。</text:p>
      <text:p text:style-name="P4">
从其到地球的距离约为320万公里。 pasteroid的运动速度为77 292 km/h。</text:p>
      <text:p text:style-name="P4">
如果小行星靠近740万公里的地面，并且其大小超过150 m，则NASA认为它是“潜在危险的物体”。</text:p>
      <text:p text:style-name="P4">
<text:span text:style-name="T4">
另请阅读：</text:span>
 [天文学家找到了最古老的复合物有机分子(https://www.ukrinform.ua/rubric-technology/3719064-astronomi-viavili-najdavnisi-skladni-organicni-molekuli-u-vsesviti.html)正如乌克林福姆报道的，附近<text:a xlink:type="simple" xlink:href="https://www.ukrinform.ua/tag-zemla" text:style-name="Internet_20_link" text:visited-style-name="Visited_20_Internet_20_Link">
土地</text:a>
6月6日，小行星2023 KW2飞行。</text:p>
      <text:p text:style-name="P4">
News Source: <text:a xlink:type="simple" xlink:href="https://www.ukrinform.ua/rubric-technology/3721215-do-zemli-nablizaetsa-potencijno-nebezpecnij-asteroid-nasa.html" text:style-name="Internet_20_link" text:visited-style-name="Visited_20_Internet_20_Link">
https://www.ukrinform.ua/rubric-technology/3721215-do-zemli-nablizaetsa-potencijno-nebezpecnij-asteroid-nasa.html</text:a>
</text:p>
      <!--NEWS-->
      <text:h text:style-name="P10" text:outline-level="1">
<text:span text:style-name="T4">
欧盟准备向突尼斯提供超过10亿欧元的援助，以减少移民流量</text:span>
</text:h>
      <text:p text:style-name="P4">
作者: Ukrinform (Person)</text:p>
      <text:p text:style-name="P4">
出版商: Укринформ (Organization)</text:p>
      <text:p text:style-name="P4">
出版时间: 2023-06-11T19:56:00+03:00</text:p>
      <text:p text:style-name="P4">
修改时间: 2023-06-11T19:56:00+03:00</text:p>
      <text:p text:style-name="P4">
描述: 欧盟准备为突尼斯提供总计超过10亿欧元的援助，以换取改善边境控制和针对人类走私措施的措施。  - 乌克林。</text:p>
      <text:p text:style-name="P4">
图片: ['<text:a xlink:type="simple" xlink:href="https://static.ukrinform.com/photos/2019_07/thumb_files/630_360_1564118866-362.jpg" text:style-name="Internet_20_link" text:visited-style-name="Visited_20_Internet_20_Link">
630_360_15641...</text:a>
']</text:p>
      <text:p text:style-name="P4">
标签: ['Євросоюз', 'Мігранти', 'Туніс', 'Гроші']</text:p>
      <text:p text:style-name="P4">
类型: Article</text:p>
      <!--METADATA-->
      <text:p text:style-name="P4">
<draw:frame draw:style-name="fr1" draw:name="Image190" text:anchor-type="as-char" svg:width="6.9236in" svg:height="3.956343in" draw:z-index="0">
<draw:image xlink:href="../Images/yкринформ/2023-06-11T19-56-00-03-00/630_360_1564118866-362.jpg" xlink:type="simple" xlink:show="embed" xlink:actuate="onLoad" draw:mime-type="image/jpeg"/>
</draw:frame>
欧盟为突尼斯提供总计超过10亿欧元的援助，以交换边境控制和针对人类走私的措施。</text:p>
      <text:p text:style-name="P4">
正如乌克林福姆报道的那样，它报告了<text:a xlink:type="simple" xlink:href="https://www.politico.eu/article/eu-ursula-von-der-leyen-considers-more-than-1-billion-of-aid-to-tunisia-in-efforts-to-reduce-migration/" text:style-name="Internet_20_link" text:visited-style-name="Visited_20_Internet_20_Link">
Politico</text:a>
。</text:p>
      <text:p text:style-name="P4">
欧盟委员会主席Ursula von der Liaien表示，欧盟已准备好提供<text:a xlink:type="simple" xlink:href="https://www.ukrinform.ua/tag-tunis" text:style-name="Internet_20_link" text:visited-style-name="Visited_20_Internet_20_Link">
突尼斯</text:a>
援助总额超过10亿欧元，以换取改善边境控制和反对人民的措施，“达成了必要的协议”。</text:p>
      <text:p text:style-name="P4">
欧洲委员会认为，提供高达9亿欧元的宏观金融援助的可能性，“我们现在如何立即付出1.5亿欧元的预算支持，”冯·德·利亚恩(Von der Liaien)周日在周日举行的联合新闻发布会上说。意大利总理吉约罗夫(Jjorozh)和荷兰总理在访问突尼斯期间。</text:p>
      <text:p text:style-name="P4">
在与突尼斯总统会面后，Kaisa在该国首都赛义德(Von Derlyen)宣布，他们将共同努力，包括“养生者包”，其中包括“增加贸易和投资”和“互惠互利的能源合作”。</text:p>
      <text:p text:style-name="P4">
据冯·德里亚恩(Von der Liaien)称，欧盟还准备为突尼斯提供1亿欧元的边境，搜救工作，控制措施和其他措施，以解决移民问题。</text:p>
      <text:p text:style-name="P4">
在会议的前夕，访问了寻求乘船的移民港口城市SPHAX，这是他的国家不同意成为其他国家的边境警卫。</text:p>
      <text:p text:style-name="P4">
意大利长期以来一直希望有更多选择，可以在其中派出拒绝的庇护所，但其他国家被拒绝，声称欧盟无法将人们派往不受人权完全尊重的国家。</text:p>
      <text:p text:style-name="P4">
<text:span text:style-name="T4">
另请阅读：</text:span>
 [波兰工作中的大多数乌克兰人，更多(https://www.ukrinform.ua/rubric-society/3716142-bilsist-ukrainciv-u-polsi-pracuut-ponad-polovina-peresilaut-grosi-dodomu.html)</text:p>
      <text:p text:style-name="P4">
如<text:a xlink:type="simple" xlink:href="https://www.ukrinform.ua/rubric-ato/3718755-za-tizden-z-mora-poblizu-livii-uratuvali-900-migrantiv.html" text:style-name="Internet_20_link" text:visited-style-name="Visited_20_Internet_20_Link">
报道</text:a>
，在上周，在利比亚海岸附近的海中，有900名无自由移民被拦截。</text:p>
      <text:p text:style-name="P4">
News Source: <text:a xlink:type="simple" xlink:href="https://www.ukrinform.ua/rubric-world/3721470-es-gotovij-nadati-tunisu-ponad-1-milard-dopomogi-dla-zmensenna-potoku-migrantiv.html" text:style-name="Internet_20_link" text:visited-style-name="Visited_20_Internet_20_Link">
https://www.ukrinform.ua/rubric-world/3721470-es-gotovij-nadati-tunisu-ponad-1-milard-dopomogi-dla-zmensenna-potoku-migrantiv.html</text:a>
</text:p>
      <!--NEWS-->
      <text:h text:style-name="P10" text:outline-level="1">
<text:span text:style-name="T4">
入侵者在哈尔基夫地区的飓风村tsirkuni开火</text:span>
</text:h>
      <text:p text:style-name="P4">
作者: Ukrinform (Person)</text:p>
      <text:p text:style-name="P4">
出版商: Укринформ (Organization)</text:p>
      <text:p text:style-name="P4">
出版时间: 2023-06-11T19:57:00+03:00</text:p>
      <text:p text:style-name="P4">
修改时间: 2023-06-11T19:57:00+03:00</text:p>
      <text:p text:style-name="P4">
描述: 俄罗斯入侵者在哈尔基夫地区的蒂尔库恩斯村开火。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191" text:anchor-type="as-char" svg:width="6.9236in" svg:height="3.956343in" draw:z-index="0">
<draw:image xlink:href="../Images/yкринформ/2023-06-11T19-57-00-03-00/630_360_1538997483-946.jpg" xlink:type="simple" xlink:show="embed" xlink:actuate="onLoad" draw:mime-type="image/jpeg"/>
</draw:frame>
俄罗斯主人在哈尔基夫区的蒂尔库恩斯村开火。</text:p>
      <text:p text:style-name="P4">
这是在[电报]中报道的(https://t.me/synegubov/6408)乌克林福姆报道，哈尔基夫地区政府负责人Oleg Sinegubov报道。</text:p>
      <text:p text:style-name="P4">
“占领者<text:a xlink:type="simple" xlink:href="https://www.ukrinform.ua/tag-obstril" text:style-name="Internet_20_link" text:visited-style-name="Visited_20_Internet_20_Link">
被解雇</text:a>
Cirkunniarkivskyi区。 以前是盒式弹药，”帖子写道。</text:p>
      <text:p text:style-name="P4">
根据<text:a xlink:type="simple" xlink:href="https://t.me/synegubov/6410" text:style-name="Internet_20_link" text:visited-style-name="Visited_20_Internet_20_Link">
电报</text:a>
，俄罗斯军队从飓风射击大火的反应性系统中发射了马戏团。 没有受害者，汽车和房屋受到损坏。</text:p>
      <text:p text:style-name="P4">
“没有马戏团敌对炮击的受害者。</text:p>
      <text:p text:style-name="P4">
目前，执法机构记录了入侵者的罪行。</text:p>
      <text:p text:style-name="P4">
<text:span text:style-name="T4">
另请阅读：</text:span>
 <text:a xlink:type="simple" xlink:href="https://www.ukrinform.ua/rubric-regions/3721217-za-dobu-rosiani-dvici-obstrilali-amiakoprovid-u-kupanskomu-rajoni.html" text:style-name="Internet_20_link" text:visited-style-name="Visited_20_Internet_20_Link">
在一天中，俄罗斯人在<text:span text:style-name="T4">
 Ammonia开火</text:span>
为Uubyansky District开火</text:a>
据报道，在6月9日，俄罗斯入侵者在哈尔基夫，库皮斯克，丘格夫斯基，博胡德克希夫和伊兹族区的定居点开火。</text:p>
      <text:p text:style-name="P4">
News Source: <text:a xlink:type="simple" xlink:href="https://www.ukrinform.ua/rubric-ato/3721396-rosiani-obstriluut-harkivsinu.html" text:style-name="Internet_20_link" text:visited-style-name="Visited_20_Internet_20_Link">
https://www.ukrinform.ua/rubric-ato/3721396-rosiani-obstriluut-harkivsinu.html</text:a>
</text:p>
      <!--NEWS-->
      <text:h text:style-name="P10" text:outline-level="1">
<text:span text:style-name="T4">
索罗斯将他的金融帝国控制给了儿子</text:span>
</text:h>
      <text:p text:style-name="P4">
作者: Ukrinform (Person)</text:p>
      <text:p text:style-name="P4">
出版商: Укринформ (Organization)</text:p>
      <text:p text:style-name="P4">
出版时间: 2023-06-11T19:59:00+03:00</text:p>
      <text:p text:style-name="P4">
修改时间: 2023-06-11T19:59:00+03:00</text:p>
      <text:p text:style-name="P4">
描述: 金融家五亿美元的乔治·索罗斯（George Soros）将自己庞大的金融帝国的控制权传达给了儿子亚历克斯·索罗斯（Alex Soros）。  - 乌克林。</text:p>
      <text:p text:style-name="P4">
图片: ['<text:a xlink:type="simple" xlink:href="https://static.ukrinform.com/photos/2015_11/thumb_files/630_360_1448879454-3929.jpg" text:style-name="Internet_20_link" text:visited-style-name="Visited_20_Internet_20_Link">
630_360_14488...</text:a>
']</text:p>
      <text:p text:style-name="P4">
标签: ['Сорос', 'США', 'Гроші', 'Спадок']</text:p>
      <text:p text:style-name="P4">
类型: Article</text:p>
      <!--METADATA-->
      <text:p text:style-name="P4">
<draw:frame draw:style-name="fr1" draw:name="Image192" text:anchor-type="as-char" svg:width="6.9236in" svg:height="3.956343in" draw:z-index="0">
<draw:image xlink:href="../Images/yкринформ/2023-06-11T19-59-00-03-00/630_360_1448879454-3929.jpg" xlink:type="simple" xlink:show="embed" xlink:actuate="onLoad" draw:mime-type="image/jpeg"/>
</draw:frame>
金融家五亿美元的乔治·索罗斯(George Soros)将自己庞大的金融帝国的控制权传达给了儿子亚历克斯·索罗斯(Alex Soros)。</text:p>
      <text:p text:style-name="P4">
正如Ukrinform报道的那样，它报告了<text:a xlink:type="simple" xlink:href="https://www.wsj.com/articles/george-soros-heir-son-alexander-soros-e3c4ca13" text:style-name="Internet_20_link" text:visited-style-name="Visited_20_Internet_20_Link">
WSJ</text:a>
。</text:p>
      <text:p text:style-name="P4">
92岁的索罗斯(Soros)表示，他之前不想要他的公开基金(OSF)交到他的五个[孩子]之一的手中(https://www.ukrinform.ua/tag-diti)。</text:p>
      <text:p text:style-name="P4">
但是，说到他决定将这一基金和其余的帝国的决定，价值2550亿美元的儿子，37岁的亚历克斯(Alex)时，索罗斯(Soros)说：“凯恩(Coron)赚了。”</text:p>
      <text:p text:style-name="P4">
亚历克斯·索罗斯(Alex Soros)表示，他比父亲是“更大的政治家”，他计划这样做以牺牲家庭资金来支持美国人的左翼政治候选人。</text:p>
      <text:p text:style-name="P4">
他说：“无论我不想在另一方这样做的时候从政治中删除钱，我都必须这样做。”</text:p>
      <text:p text:style-name="P4">
<text:span text:style-name="T4">
另请阅读：</text:span>
 <text:a xlink:type="simple" xlink:href="https://www.ukrinform.ua/rubric-world/3716883-ilon-mask-znovu-najbagatsa-ludina-svitu.html" text:style-name="Internet_20_link" text:visited-style-name="Visited_20_Internet_20_Link">
伊隆·马斯克(Ilon Musk) - 世界上最富有的人</text:a>
12月，OSF理事会选举了亚历克斯·索罗斯(Alex Soros)，现在他担任索罗斯政治行为委员会主席的政治活动。</text:p>
      <text:p text:style-name="P4">
根据乌克林福姆的说法，在5月中旬，著名的慈善事业乔治·索罗罗斯(George Sororossi)是他去世的谣言，并报告说他很健康。</text:p>
      <text:p text:style-name="P4">
News Source: <text:a xlink:type="simple" xlink:href="https://www.ukrinform.ua/rubric-economy/3721472-soros-peredav-kontrol-nad-svoeu-finansovou-imperieu-sinovi.html" text:style-name="Internet_20_link" text:visited-style-name="Visited_20_Internet_20_Link">
https://www.ukrinform.ua/rubric-economy/3721472-soros-peredav-kontrol-nad-svoeu-finansovou-imperieu-sinovi.html</text:a>
</text:p>
      <!--NEWS-->
      <text:h text:style-name="P10" text:outline-level="1">
<text:span text:style-name="T4">
Derevyanchenko：我不沮丧，因为我知道我赢得了决斗</text:span>
</text:h>
      <text:p text:style-name="P4">
作者: Ukrinform (Person)</text:p>
      <text:p text:style-name="P4">
出版商: Укринформ (Organization)</text:p>
      <text:p text:style-name="P4">
出版时间: 2023-06-11T1:20:42+03:00</text:p>
      <text:p text:style-name="P4">
修改时间: 2023-06-11T21:20:42+03:00</text:p>
      <text:p text:style-name="P4">
描述: 乌克兰人以法官的一致决定输给了墨西哥蒙古。  - 乌克林。</text:p>
      <text:p text:style-name="P4">
图片: ['<text:a xlink:type="simple" xlink:href="https://static.ukrinform.com/photos/2023_06/thumb_files/630_360_1686507540-129.jpg" text:style-name="Internet_20_link" text:visited-style-name="Visited_20_Internet_20_Link">
630_360_16865...</text:a>
']</text:p>
      <text:p text:style-name="P4">
标签: ['Бокс']</text:p>
      <text:p text:style-name="P4">
类型: Article</text:p>
      <!--METADATA-->
      <text:p text:style-name="P4">
<draw:frame draw:style-name="fr1" draw:name="Image193" text:anchor-type="as-char" svg:width="6.9236in" svg:height="3.956343in" draw:z-index="0">
<draw:image xlink:href="../Images/yкринформ/2023-06-11T1-20-42-03-00/630_360_1686507540-129.jpg" xlink:type="simple" xlink:show="embed" xlink:actuate="onLoad" draw:mime-type="image/jpeg"/>
</draw:frame>
乌克兰墨西哥墨西哥墨西哥的墨西哥法官一致决定。</text:p>
      <text:p text:style-name="P4">
乌克兰拳击手Sergey Derevyanchenko评论了第二次中型体重与墨西哥Homungia的比赛中的失败。(https://www.youtube.com/watch?v=UMylhVl2LW8)乌克林福姆报道，战斗HubTV。</text:p>
      <text:p text:style-name="P4">
“我认为我赢得了这场战斗。 我在每回合中控制了比赛。 第十一个非常接近，在第十二位，他击中了我。 蒙哥亚撞到肝脏，我无法忍受。 他看到他很累。 他向他展示了几次身体放慢脚步。 但是蒙哥亚是一名残酷的战士，他放慢了脚步，但随后康复并回到了决斗中。 我不合理，因为我知道我赢得了决斗。 我在这场战斗中做得很好，我在整个营地中与团队合作。 我训练有素，我准备做这场决斗。 我知道我赢了，因为我的战斗很好。”</text:p>
      <text:p text:style-name="P4">
<text:span text:style-name="T4">
另请阅读：</text:span>
 <text:a xlink:type="simple" xlink:href="https://www.ukrinform.ua/rubric-sports/3721429-teofimo-lopes-ogolosiv-pro-zaversenna-kareri.html" text:style-name="Internet_20_link" text:visited-style-name="Visited_20_Internet_20_Link">
Theophimo Lopez宣布完成他的职业生涯</text:a>
根据12轮的结果，所有三名法官都赢得了墨西哥拳击手112：112，114：113，114：113。 Derevyanchenko遭受了第五次失败，最后五场比赛。 不败的蒙哥亚赢得了42胜利的胜利。</text:p>
      <text:p text:style-name="P4">
照片：盖蒂图像</text:p>
      <text:p text:style-name="P4">
News Source: <text:a xlink:type="simple" xlink:href="https://www.ukrinform.ua/rubric-sports/3721497-derevancenko-a-ne-zasmucenij-bo-znau-so-vigrav-poedinok.html" text:style-name="Internet_20_link" text:visited-style-name="Visited_20_Internet_20_Link">
https://www.ukrinform.ua/rubric-sports/3721497-derevancenko-a-ne-zasmucenij-bo-znau-so-vigrav-poedinok.html</text:a>
</text:p>
      <!--NEWS-->
      <text:h text:style-name="P10" text:outline-level="1">
<text:span text:style-name="T4">
俄罗斯人被禁止通过自我训练使用自己的弹药 - 总参谋部</text:span>
</text:h>
      <text:p text:style-name="P4">
作者: Ukrinform (Person)</text:p>
      <text:p text:style-name="P4">
出版商: Укринформ (Organization)</text:p>
      <text:p text:style-name="P4">
出版时间: 2023-06-11T20:08:00+03:00</text:p>
      <text:p text:style-name="P4">
修改时间: 2023-06-11T20:08:00+03:00</text:p>
      <text:p text:style-name="P4">
描述: 在俄罗斯，由于其自​​我陈列，在2023年的生产中禁止炮兵弹药的大型炮兵被禁止使用122毫米。  - 乌克林。</text:p>
      <text:p text:style-name="P4">
图片: ['<text:a xlink:type="simple" xlink:href="https://static.ukrinform.com/photos/2022_05/thumb_files/630_360_1653312790-992.jpg" text:style-name="Internet_20_link" text:visited-style-name="Visited_20_Internet_20_Link">
630_360_16533...</text:a>
']</text:p>
      <text:p text:style-name="P4">
标签: ['Бахмут', 'Генштаб', 'Зброя', 'Війна з Росією']</text:p>
      <text:p text:style-name="P4">
类型: Article</text:p>
      <!--METADATA-->
      <text:p text:style-name="P4">
<draw:frame draw:style-name="fr1" draw:name="Image194" text:anchor-type="as-char" svg:width="6.9236in" svg:height="3.956343in" draw:z-index="0">
<draw:image xlink:href="../Images/yкринформ/2023-06-11T20-08-00-03-00/630_360_1653312790-992.jpg" xlink:type="simple" xlink:show="embed" xlink:actuate="onLoad" draw:mime-type="image/jpeg"/>
</draw:frame>
大型炮兵弹药的大型聚会是122- i152毫米的机芯，由于它们的自我淘汰，生产的生产。</text:p>
      <text:p text:style-name="P4">
根据乌克林福姆的说法，乌克兰武装部队的总参谋部在[Facebook]上报道(http://www.facebook.com/GeneralStaff.ua/posts/pfbid02DRBsAxmd7QtXJhTLfDfjbn24i8dGovgaMR4vBKSVtPYnjT2wm7AiiZdBdUhHp9EGl).</text:p>
      <text:p text:style-name="P4">
"Оборонній промисловості російської федерації даються взнаки міжнароднісанкції. За наявною інформацією, великі партії 122 та 152 мм артилерійськихбоєприпасів 2023 року виробництва, заборонені до використання через їхсамодетонацію. До того ж відзначається погіршення рівня забезпеченняпідрозділів окупантів озброєнням та військовою технікою", - зазначають уГенштабі.</text:p>
      <text:p text:style-name="P4">
Повідомляється також, що підрозділи повітряно-десантних військ Збройних сил РФвтратили значну кількість представників особового складу через невдаліштурмові дії та спроби покращити своє тактичне положення на Бахмутськомунапрямку.</text:p>
      <text:p text:style-name="P4">
<text:span text:style-name="T4">
Читайте також:</text:span>
 <text:a xlink:type="simple" xlink:href="https://www.ukrinform.ua/rubric-ato/3721465-zsu-posunuli-liniu-frontu-zahopivsi-vorozu-poziciu-na-avdiivskomu-napramku.html" text:style-name="Internet_20_link" text:visited-style-name="Visited_20_Internet_20_Link">
 ЗСУ посунули лінію фронту, захопивши ворожу позицію наАвдіївському напрямку </text:a>
正如乌克林福姆报道的那样，俄罗斯军队集中了纳利曼斯克，巴赫穆特，阿维迪夫和玛丽斯基的主要努力，<text:a xlink:type="simple" xlink:href="https://www.ukrinform.ua/rubric-ato/3721454-na-cotiroh-napramkah-frontu-trivaut-vazki-boi.html" text:style-name="Internet_20_link" text:visited-style-name="Visited_20_Internet_20_Link">
继续进行激烈的战斗</text:a>
。</text:p>
      <text:p text:style-name="P4">
<text:span text:style-name="T5">
foto：aa</text:span>
</text:p>
      <text:p text:style-name="P4">
News Source: <text:a xlink:type="simple" xlink:href="https://www.ukrinform.ua/rubric-ato/3721475-rosianam-zaboronili-vikoristovuvati-veliki-partii-boepripasiv-cerez-samodetonaciu-genstab.html" text:style-name="Internet_20_link" text:visited-style-name="Visited_20_Internet_20_Link">
https://www.ukrinform.ua/rubric-ato/3721475-rosianam-zaboronili-vikoristovuvati-veliki-partii-boepripasiv-cerez-samodetonaciu-genstab.html</text:a>
</text:p>
      <!--NEWS-->
      <text:h text:style-name="P10" text:outline-level="1">
<text:span text:style-name="T4">
由于遭受敌意炮击受损的医疗设施，在尼科波尔</text:span>
</text:h>
      <text:p text:style-name="P4">
作者: Ukrinform (Person)</text:p>
      <text:p text:style-name="P4">
出版商: Укринформ (Organization)</text:p>
      <text:p text:style-name="P4">
出版时间: 2023-06-11T20:18:48+03:00</text:p>
      <text:p text:style-name="P4">
修改时间: 2023-06-11T20:18:48+03:00</text:p>
      <text:p text:style-name="P4">
描述: 在Nikopol，由于炮弹炮击，医疗机构遭到破坏。  - 乌克林。</text:p>
      <text:p text:style-name="P4">
图片: ['<text:a xlink:type="simple" xlink:href="https://static.ukrinform.com/photos/2023_06/thumb_files/630_360_1686503797-639.jpg" text:style-name="Internet_20_link" text:visited-style-name="Visited_20_Internet_20_Link">
630_360_16865...</text:a>
']</text:p>
      <text:p text:style-name="P4">
标签: ['Нікополь', 'Обстріл', 'Війна з Росією']</text:p>
      <text:p text:style-name="P4">
类型: Article</text:p>
      <!--METADATA-->
      <text:p text:style-name="P4">
<draw:frame draw:style-name="fr1" draw:name="Image195" text:anchor-type="as-char" svg:width="6.9236in" svg:height="3.956343in" draw:z-index="0">
<draw:image xlink:href="../Images/yкринформ/2023-06-11T20-18-48-03-00/630_360_1686503797-639.jpg" xlink:type="simple" xlink:show="embed" xlink:actuate="onLoad" draw:mime-type="image/jpeg"/>
</draw:frame>
Nikopols损坏了医疗机构。</text:p>
      <text:p text:style-name="P4">
关于<text:a xlink:type="simple" xlink:href="http://t.me/mykola_lukashuk/5018" text:style-name="Internet_20_link" text:visited-style-name="Visited_20_Internet_20_Link">
电报</text:a>
乌克林福姆报道说，Dnipropetrovsk区域委员会Mykola Lukashuk的负责人报道。</text:p>
      <text:p text:style-name="P4">
“尼科波尔(Nikopol)进行了俄罗斯占领伊夫斯克(Yvsk)的另一项恐怖行为。(https://www.ukrinform.ua/tag-obstril)医疗机构损坏了，”该邮报写道。</text:p>
      <text:p text:style-name="P4">
宿舍，三个私人住宅和电动计划线也受伤。</text:p>
      <text:p text:style-name="P4">
据主席[Dnepropetrovsk ova]说(https://t.me/dnipropetrovskaODA/5246?single)Sergiy Lisak，流离失所的人在宿舍。</text:p>
      <text:p text:style-name="P4">
幸运的是，人口中没有人员伤亡和受害者。</text:p>
      <text:p text:style-name="P4">
<text:span text:style-name="T4">
另请阅读：</text:span>
 <text:a xlink:type="simple" xlink:href="https://www.ukrinform.ua/rubric-regions/3721462-pid-cas-evakuacii-na-hersonsini-popri-obstril-vratuvali-21-ludinu.html" text:style-name="Internet_20_link" text:visited-style-name="Visited_20_Internet_20_Link">
在<text:span text:style-name="T4">
疏散期间</text:span>
在赫尔森地区，尽管开火，但仍节省了21个人</text:a>
俄罗斯军队定期开火，包括尼科波尔(Nikopol)。</text:p>
      <text:p text:style-name="P4">
News Source: <text:a xlink:type="simple" xlink:href="https://www.ukrinform.ua/rubric-ato/3721478-u-nikopoli-vnaslidok-vorozogo-obstrilu-poskodzenij-medzaklad.html" text:style-name="Internet_20_link" text:visited-style-name="Visited_20_Internet_20_Link">
https://www.ukrinform.ua/rubric-ato/3721478-u-nikopoli-vnaslidok-vorozogo-obstrilu-poskodzenij-medzaklad.html</text:a>
</text:p>
      <!--NEWS-->
      <text:h text:style-name="P10" text:outline-level="1">
<text:span text:style-name="T4">
撤离火灾：赫森地区的伤者数量已增加到23</text:span>
</text:h>
      <text:p text:style-name="P4">
作者: Ukrinform (Person)</text:p>
      <text:p text:style-name="P4">
出版商: Укринформ (Organization)</text:p>
      <text:p text:style-name="P4">
出版时间: 2023-06-11T20:20:00+03:00</text:p>
      <text:p text:style-name="P4">
修改时间: 2023-06-11T20:20:00+03:00</text:p>
      <text:p text:style-name="P4">
描述: 从霍森地区左岸撤离期间，至少有23人受到敌人大火的伤害，三人死亡。  - 乌克林。</text:p>
      <text:p text:style-name="P4">
图片: ['<text:a xlink:type="simple" xlink:href="https://static.ukrinform.com/photos/2023_06/thumb_files/630_360_1686503613-570.jpg" text:style-name="Internet_20_link" text:visited-style-name="Visited_20_Internet_20_Link">
630_360_16865...</text:a>
']</text:p>
      <text:p text:style-name="P4">
标签: ['Евакуація', 'Херсонщина', 'Обстріл', 'Війна з Росією']</text:p>
      <text:p text:style-name="P4">
类型: Article</text:p>
      <!--METADATA-->
      <text:p text:style-name="P4">
<draw:frame draw:style-name="fr1" draw:name="Image196" text:anchor-type="as-char" svg:width="6.9236in" svg:height="3.956343in" draw:z-index="0">
<draw:image xlink:href="../Images/yкринформ/2023-06-11T20-20-00-03-00/630_360_1686503613-570.jpg" xlink:type="simple" xlink:show="embed" xlink:actuate="onLoad" draw:mime-type="image/jpeg"/>
</draw:frame>
在赫尔森地区的左岸至少有23人受伤，三人死亡。</text:p>
      <text:p text:style-name="P4">
根据乌克林福姆的说法，检察官办公室在[电报]中报道(https://t.me/pgo_gov_ua/13219)。</text:p>
      <text:p text:style-name="P4">
关于违反法律和战争习俗的行为以及预谋谋杀(艺术的第2部分。 乌克兰《刑法》的438)，执法人员开始进行预审。</text:p>
      <text:p text:style-name="P4">
调查发现，6月11日，俄罗斯军方再次<text:a xlink:type="simple" xlink:href="https://www.ukrinform.ua/tag-obstril" text:style-name="Internet_20_link" text:visited-style-name="Visited_20_Internet_20_Link">
解雇</text:a>
在存在于赫尔森地区临时捕获的库部分的定居点的蒸发措施中，平民人口。</text:p>
      <text:p text:style-name="P4">
<text:span text:style-name="T4">
另请阅读：</text:span>
 <text:a xlink:type="simple" xlink:href="https://www.ukrinform.ua/rubric-regions/3721344-na-hersonsini-vnaslidok-pidtoplenna-zaginuli-patero-ludej-35-znikli-bezvisti.html" text:style-name="Internet_20_link" text:visited-style-name="Visited_20_Internet_20_Link">
因为俄罗斯对卡霍夫斯卡亚水力发电站的恐怖袭击六人被杀，又有10人受伤</text:a>
“由于<text:a xlink:type="simple" xlink:href="https://www.ukrinform.ua/rubric-ato/3721442-obstril-evakuacijnogo-covna-na-hersonsini-troe-zagiblih-desatero-poranenih.html" text:style-name="Internet_20_link" text:visited-style-name="Visited_20_Internet_20_Link">
三人死亡</text:a>
。 至少有23人受伤。 数据被澄清了，”  - 在OGP中说。</text:p>
      <text:p text:style-name="P4">
正如乌克林福姆报道的那样，6月11日，星期日，俄罗斯军队以撤离赫森地区左岸撤离的和平居民袭击了这艘船。</text:p>
      <text:p text:style-name="P4">
尽管俄罗斯人大火<text:a xlink:type="simple" xlink:href="https://www.ukrinform.ua/rubric-regions/3721462-pid-cas-evakuacii-na-hersonsini-popri-obstril-vratuvali-21-ludinu.html" text:style-name="Internet_20_link" text:visited-style-name="Visited_20_Internet_20_Link">
救出了21人</text:a>
。</text:p>
      <text:p text:style-name="P4">
<text:span text:style-name="T5">
foto：Igor Klimenko，Fasbook</text:span>
</text:p>
      <text:p text:style-name="P4">
News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撤离火灾：赫森地区的伤者数量已增加到23</text:span>
</text:h>
      <text:p text:style-name="P4">
作者: Ukrinform (Person)</text:p>
      <text:p text:style-name="P4">
出版商: Укринформ (Organization)</text:p>
      <text:p text:style-name="P4">
出版时间: 2023-06-11T20:20:00+03:00</text:p>
      <text:p text:style-name="P4">
修改时间: 2023-06-11T20:20:00+03:00</text:p>
      <text:p text:style-name="P4">
描述: 从霍森地区左岸撤离期间，至少有23人受到敌人大火的伤害，三人死亡。  - 乌克林。</text:p>
      <text:p text:style-name="P4">
图片: ['<text:a xlink:type="simple" xlink:href="https://static.ukrinform.com/photos/2023_06/thumb_files/630_360_1686503613-570.jpg" text:style-name="Internet_20_link" text:visited-style-name="Visited_20_Internet_20_Link">
630_360_16865...</text:a>
']</text:p>
      <text:p text:style-name="P4">
标签: ['Евакуація', 'Херсонщина', 'Обстріл', 'Війна з Росією']</text:p>
      <text:p text:style-name="P4">
类型: Article</text:p>
      <!--METADATA-->
      <text:p text:style-name="P4">
<draw:frame draw:style-name="fr1" draw:name="Image197" text:anchor-type="as-char" svg:width="6.9236in" svg:height="3.956343in" draw:z-index="0">
<draw:image xlink:href="../Images/yкринформ/2023-06-11T20-20-00-03-00/630_360_1686503613-570.jpg" xlink:type="simple" xlink:show="embed" xlink:actuate="onLoad" draw:mime-type="image/jpeg"/>
</draw:frame>
在赫尔森地区的左岸至少有23人受伤，三人死亡。</text:p>
      <text:p text:style-name="P4">
根据乌克林福姆的说法，检察官办公室在[电报]中报道(https://t.me/pgo_gov_ua/13219)。</text:p>
      <text:p text:style-name="P4">
关于违反法律和战争习俗的行为以及预谋谋杀(艺术的第2部分。 乌克兰《刑法》的438)，执法人员开始进行预审。</text:p>
      <text:p text:style-name="P4">
调查发现，6月11日，俄罗斯军方再次<text:a xlink:type="simple" xlink:href="https://www.ukrinform.ua/tag-obstril" text:style-name="Internet_20_link" text:visited-style-name="Visited_20_Internet_20_Link">
解雇</text:a>
在存在于赫尔森地区临时捕获的库部分的定居点的蒸发措施中，平民人口。</text:p>
      <text:p text:style-name="P4">
<text:span text:style-name="T4">
另请阅读：</text:span>
 <text:a xlink:type="simple" xlink:href="https://www.ukrinform.ua/rubric-regions/3721344-na-hersonsini-vnaslidok-pidtoplenna-zaginuli-patero-ludej-35-znikli-bezvisti.html" text:style-name="Internet_20_link" text:visited-style-name="Visited_20_Internet_20_Link">
因为俄罗斯对卡霍夫斯卡亚水力发电站的恐怖袭击六人被杀，又有10人受伤</text:a>
“由于<text:a xlink:type="simple" xlink:href="https://www.ukrinform.ua/rubric-ato/3721442-obstril-evakuacijnogo-covna-na-hersonsini-troe-zagiblih-desatero-poranenih.html" text:style-name="Internet_20_link" text:visited-style-name="Visited_20_Internet_20_Link">
三人死亡</text:a>
。 至少有23人受伤。 数据被澄清了，”  - 在OGP中说。</text:p>
      <text:p text:style-name="P4">
正如乌克林福姆报道的那样，6月11日，星期日，俄罗斯军队以撤离赫森地区左岸撤离的和平居民袭击了这艘船。</text:p>
      <text:p text:style-name="P4">
尽管俄罗斯人大火<text:a xlink:type="simple" xlink:href="https://www.ukrinform.ua/rubric-regions/3721462-pid-cas-evakuacii-na-hersonsini-popri-obstril-vratuvali-21-ludinu.html" text:style-name="Internet_20_link" text:visited-style-name="Visited_20_Internet_20_Link">
救出了21人</text:a>
。</text:p>
      <text:p text:style-name="P4">
<text:span text:style-name="T5">
foto：Igor Klimenko，Fasbook</text:span>
</text:p>
      <text:p text:style-name="P4">
News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在赫尔森（Kherson）的瓦砾下发现死者</text:span>
</text:h>
      <text:p text:style-name="P4">
作者: Ukrinform (Person)</text:p>
      <text:p text:style-name="P4">
出版商: Укринформ (Organization)</text:p>
      <text:p text:style-name="P4">
出版时间: 2023-06-11T20:27:00+03:00</text:p>
      <text:p text:style-name="P4">
修改时间: 2023-06-11T20:27:00+03:00</text:p>
      <text:p text:style-name="P4">
描述: 在赫尔森（Kherson），解析俄罗斯人向房屋开火的障碍发现了一个死者的尸体。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СНС', 'Херсон', 'Обстріл', 'Загибель']</text:p>
      <text:p text:style-name="P4">
类型: Article</text:p>
      <!--METADATA-->
      <text:p text:style-name="P4">
<draw:frame draw:style-name="fr1" draw:name="Image198" text:anchor-type="as-char" svg:width="6.9236in" svg:height="3.956343in" draw:z-index="0">
<draw:image xlink:href="../Images/yкринформ/2023-06-11T20-27-00-03-00/630_360_1538997483-946.jpg" xlink:type="simple" xlink:show="embed" xlink:actuate="onLoad" draw:mime-type="image/jpeg"/>
</draw:frame>
在赫尔森(Kherson)中，房屋俄罗斯人的裹尸布解析发现了死者的尸体。</text:p>
      <text:p text:style-name="P4">
这是在[电报]中报道的(https://t.me/roman_mrochko/1158)据教会负责人罗马·姆罗乔(Roman Mrochko)报道。</text:p>
      <text:p text:style-name="P4">
“代表军事政府，SES的SESA部队进行了瓦索沃的房屋，5损失了<text:a xlink:type="simple" xlink:href="https://www.ukrinform.ua/tag-obstril" text:style-name="Internet_20_link" text:visited-style-name="Visited_20_Internet_20_Link">
炮击</text:a>
俄罗斯人。 不幸的是，发现一个人。”消息说。</text:p>
      <text:p text:style-name="P4">
MBA负责人说，目前，解析和搜索工作已经完成。</text:p>
      <text:p text:style-name="P4">
<text:span text:style-name="T4">
另请阅读：</text:span>
 <text:a xlink:type="simple" xlink:href="https://www.ukrinform.ua/rubric-regions/3721462-pid-cas-evakuacii-na-hersonsini-popri-obstril-vratuvali-21-ludinu.html" text:style-name="Internet_20_link" text:visited-style-name="Visited_20_Internet_20_Link">
尽管遭到炮击，但仍在撤离期间，拯救了21人</text:a>
如[Ukrinform]报道(https://www.ukrinform.ua/rubric-regions/3721418-rosiani-obstrilali-coven-z-civilnimi-aki-evakuuvalisa-z-livoberezza-hersonsini-e-poraneni.html)，今天，6月11日，俄罗斯船从洪水区出口。 三人，23人，包括两名警察，炮击受伤。</text:p>
      <text:p text:style-name="P4">
News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乌克兰篮球队3x3在决定性的比赛中让位给德国</text:span>
</text:h>
      <text:p text:style-name="P4">
作者: Ukrinform (Person)</text:p>
      <text:p text:style-name="P4">
出版商: Укринформ (Organization)</text:p>
      <text:p text:style-name="P4">
出版时间: 2023-06-11T20:31:33+03:00</text:p>
      <text:p text:style-name="P4">
修改时间: 2023-06-11T20:31:33+03:00</text:p>
      <text:p text:style-name="P4">
描述: 乌克兰人失去了进入2023年欧洲杯的机会。  - 乌克林。</text:p>
      <text:p text:style-name="P4">
图片: ['<text:a xlink:type="simple" xlink:href="https://static.ukrinform.com/photos/2023_06/thumb_files/630_360_1686504505-769.jpg" text:style-name="Internet_20_link" text:visited-style-name="Visited_20_Internet_20_Link">
630_360_16865...</text:a>
']</text:p>
      <text:p text:style-name="P4">
标签: ['Баскетбол']</text:p>
      <text:p text:style-name="P4">
类型: Article</text:p>
      <!--METADATA-->
      <text:p text:style-name="P4">
<draw:frame draw:style-name="fr1" draw:name="Image199" text:anchor-type="as-char" svg:width="6.9236in" svg:height="3.956343in" draw:z-index="0">
<draw:image xlink:href="../Images/yкринформ/2023-06-11T20-31-33-03-00/630_360_1686504505-769.jpg" xlink:type="simple" xlink:show="embed" xlink:actuate="onLoad" draw:mime-type="image/jpeg"/>
</draw:frame>
乌克兰人进入2023年欧洲杯更糟。</text:p>
      <text:p text:style-name="P4">
乌克林福姆报道，这支3x3篮球篮球队在比赛中输给了欧洲冠军的第三场比赛。</text:p>
      <text:p text:style-name="P4">
乌克兰的得分为11:12，没有出去。</text:p>
      <text:p text:style-name="P4">
在上一场比赛中，乌克兰人让位于克罗地亚-11：12。</text:p>
      <text:p text:style-name="P4">
乌克兰由Oleg Bondarenko，Vladimir Konev，Maxim Zakurdaev，Maximnikitin介绍。</text:p>
      <text:p text:style-name="P4">
*!(https://www.ukrinform.ua/rubric-sports/3694223-basketbol-konev-uvijsov-do-top10-istoricnogo-rejtingu-skoreriv-superligi.html)据乌克林福姆报道，Konev是2022/23赛季的MVP超级联赛，Zakurdayev是最好的后卫。</text:p>
      <text:p text:style-name="P4">
照片：fbu.ua</text:p>
      <text:p text:style-name="P4">
News Source: <text:a xlink:type="simple" xlink:href="https://www.ukrinform.ua/rubric-sports/3721485-zbirna-ukraini-z-basketbolu-3h3-postupilas-nimeccini-u-virisalnomu-matci-za-vihid-na-ce.html" text:style-name="Internet_20_link" text:visited-style-name="Visited_20_Internet_20_Link">
https://www.ukrinform.ua/rubric-sports/3721485-zbirna-ukraini-z-basketbolu-3h3-postupilas-nimeccini-u-virisalnomu-matci-za-vihid-na-ce.html</text:a>
</text:p>
      <!--NEWS-->
      <text:h text:style-name="P10" text:outline-level="1">
<text:span text:style-name="T4">
洪水淹没的赫尔森地区的水位已经不到四米</text:span>
</text:h>
      <text:p text:style-name="P4">
作者: Ukrinform (Person)</text:p>
      <text:p text:style-name="P4">
出版商: Укринформ (Organization)</text:p>
      <text:p text:style-name="P4">
出版时间: 2023-06-11T20:33:00+03:00</text:p>
      <text:p text:style-name="P4">
修改时间: 2023-06-11T20:33:00+03:00</text:p>
      <text:p text:style-name="P4">
描述: 由于俄罗斯侵略者的爆炸，卡科夫卡水力发电站的爆炸造成的洪水遭受了洪水造成的水位，截至6月11日晚上，乌克力群降至3.93 m -ukrinform。</text:p>
      <text:p text:style-name="P4">
图片: ['<text:a xlink:type="simple" xlink:href="https://static.ukrinform.com/photos/2023_06/thumb_files/630_360_1686037967-675.jpg" text:style-name="Internet_20_link" text:visited-style-name="Visited_20_Internet_20_Link">
630_360_16860...</text:a>
']</text:p>
      <text:p text:style-name="P4">
标签: ['Херсонщина', 'Вода', 'Єдині новини', 'Затоплення']</text:p>
      <text:p text:style-name="P4">
类型: Article</text:p>
      <!--METADATA-->
      <text:p text:style-name="P4">
<draw:frame draw:style-name="fr1" draw:name="Image200" text:anchor-type="as-char" svg:width="6.9236in" svg:height="3.956343in" draw:z-index="0">
<draw:image xlink:href="../Images/yкринформ/2023-06-11T20-33-00-03-00/630_360_1686037967-675.jpg" xlink:type="simple" xlink:show="embed" xlink:actuate="onLoad" draw:mime-type="image/jpeg"/>
</draw:frame>
由于俄罗斯在6月11日晚上，由于俄罗斯盖伊斯兰(Kakhovka)水力发电厂的爆炸爆炸而遭受洪水造成的洪水造成的水平降低到3.93 m。</text:p>
      <text:p text:style-name="P4">
乌克林福姆报道，库尔森·奥瓦尔克斯坦(Kherson Ovaoleksandr Proudin)的负责人在电视规模“唯一新闻”中报道了这一点。</text:p>
      <text:p text:style-name="P4">
“被洪水淹没的地区几乎一半两次，是77.71平方公里。中等水平<text:a xlink:type="simple" xlink:href="https://www.ukrinform.ua/tag-voda" text:style-name="Internet_20_link" text:visited-style-name="Visited_20_Internet_20_Link">
水</text:a>
目前，它不到4 m -3.93 m，这个数字继续下降。”  -  Propkudin说。</text:p>
      <text:p text:style-name="P4">
他告知，有46个定居点仍然被淹没，其中32个是右岸，在霍尔森地区的左岸有14个。 近3,800座住宅建筑留在水下。</text:p>
      <text:p text:style-name="P4">
OVA负责人说，在三个定居点中，水已经下来了。 爆炸物首次出现，因为洪水可能被带到那里和其他爆炸物。 此后，执法人员，环保主义者，然后 - 公共事业。 只有这样，撤离当地居民才能来到他们的家中。</text:p>
      <text:p text:style-name="P4">
<text:span text:style-name="T4">
另请阅读：</text:span>
 <text:a xlink:type="simple" xlink:href="https://www.ukrinform.ua/rubric-regions/3721348-na-hersonsini-plosa-pidtoplenna-zmensilasa-majze-vdvici.html" text:style-name="Internet_20_link" text:visited-style-name="Visited_20_Internet_20_Link">
在Kherson地区，洪水区几乎翻了一番</text:a>
据乌克林福姆报道，6月11日上午，昨天的洪水量为4.07，水从贝斯拉夫地区的三个村庄 - 尼古拉夫卡，利维夫和奥尔吉夫卡出发。</text:p>
      <text:p text:style-name="P4">
News Source: <text:a xlink:type="simple" xlink:href="https://www.ukrinform.ua/rubric-regions/3721486-riven-vodi-na-zatoplenij-hersonsini-vze-stanovit-mens-ak-cotiri-metri.html" text:style-name="Internet_20_link" text:visited-style-name="Visited_20_Internet_20_Link">
https://www.ukrinform.ua/rubric-regions/3721486-riven-vodi-na-zatoplenij-hersonsini-vze-stanovit-mens-ak-cotiri-metri.html</text:a>
</text:p>
      <!--NEWS-->
      <text:h text:style-name="P10" text:outline-level="1">
<text:span text:style-name="T4">
在哈尔基夫（Kharkiv），一个男人在割草时爆炸</text:span>
</text:h>
      <text:p text:style-name="P4">
作者: Ukrinform (Person)</text:p>
      <text:p text:style-name="P4">
出版商: Укринформ (Organization)</text:p>
      <text:p text:style-name="P4">
出版时间: 2023-06-11T20:44:56+03:00</text:p>
      <text:p text:style-name="P4">
修改时间: 2023-06-11T20:44:56+03:00</text:p>
      <text:p text:style-name="P4">
描述: 在哈尔基夫地区的伊祖姆（Izyum）地区的诺瓦·古萨里夫卡（Nova Gusarivka）村，一个55岁的男人，割草，在一个未知的爆炸物上爆炸。  - 乌克林。</text:p>
      <text:p text:style-name="P4">
图片: ['<text:a xlink:type="simple" xlink:href="https://static.ukrinform.com/photos/2023_06/thumb_files/630_360_1685868348-538.jpg" text:style-name="Internet_20_link" text:visited-style-name="Visited_20_Internet_20_Link">
630_360_16858...</text:a>
']</text:p>
      <text:p text:style-name="P4">
标签: ['Поранені', 'Вибухівка', 'Харківщина']</text:p>
      <text:p text:style-name="P4">
类型: Article</text:p>
      <!--METADATA-->
      <text:p text:style-name="P4">
<draw:frame draw:style-name="fr1" draw:name="Image201" text:anchor-type="as-char" svg:width="6.9236in" svg:height="3.956343in" draw:z-index="0">
<draw:image xlink:href="../Images/yкринформ/2023-06-11T20-44-56-03-00/630_360_1685868348-538.jpg" xlink:type="simple" xlink:show="embed" xlink:actuate="onLoad" draw:mime-type="image/jpeg"/>
</draw:frame>
在哈尔基夫地区的伊兹(Kharkiv)地区的塞莱诺瓦·古萨里夫卡(Selynova Gusarivka)，一名55岁的男人，割草，在一个未知的爆炸物上爆炸。</text:p>
      <text:p text:style-name="P4">
关于它在[电报]中报告(https://t.me/DSNS_Kharkiv/3773)乌克林福姆报道，乌克兰地区乌克兰SES的SES。</text:p>
      <text:p text:style-name="P4">
“ 6月11日，在割草的割草期间，在伊祖姆地区的诺瓦·古萨里夫卡(Nova Gusarivka)村，1968年炸毁了一种创新的爆炸物。结果，他遭受了身体伤害。”</text:p>
      <text:p text:style-name="P4">
受害人在该市的医疗机构住院<text:a xlink:type="simple" xlink:href="https://www.ukrinform.ua/tag-harkiv" text:style-name="Internet_20_link" text:visited-style-name="Visited_20_Internet_20_Link">
Kharkiv</text:a>
。</text:p>
      <text:p text:style-name="P4">
<text:span text:style-name="T4">
另请阅读：</text:span>
 [由于敌对**在尼科波尔(Nikopol)(https://www.ukrinform.ua/rubric-ato/3721478-u-nikopoli-vnaslidok-vorozogo-obstrilu-poskodzenij-medzaklad.html)正如乌克林福姆报道的那样，今天的俄罗斯人<text:a xlink:type="simple" xlink:href="https://www.ukrinform.ua/rubric-ato/3721396-rosiani-obstriluut-harkivsinu.html" text:style-name="Internet_20_link" text:visited-style-name="Visited_20_Internet_20_Link">
解雇了Tsirkuni村</text:a>
与飓风RSSV一起在Kharkiv地区。</text:p>
      <text:p text:style-name="P4">
News Source: <text:a xlink:type="simple" xlink:href="https://www.ukrinform.ua/rubric-regions/3721488-na-harkivsini-colovik-pidirvavsa-pid-cas-skosuvanna-travi.html" text:style-name="Internet_20_link" text:visited-style-name="Visited_20_Internet_20_Link">
https://www.ukrinform.ua/rubric-regions/3721488-na-harkivsini-colovik-pidirvavsa-pid-cas-skosuvanna-travi.html</text:a>
</text:p>
      <!--NEWS-->
      <text:h text:style-name="P10" text:outline-level="1">
<text:span text:style-name="T4">
尼科波尔区收到了额外的消防车进行水运输</text:span>
</text:h>
      <text:p text:style-name="P4">
作者: Ukrinform (Person)</text:p>
      <text:p text:style-name="P4">
出版商: Укринформ (Organization)</text:p>
      <text:p text:style-name="P4">
出版时间: 2023-06-11T20:46:00+03:00</text:p>
      <text:p text:style-name="P4">
修改时间: 2023-06-11T23:46:00+03:00</text:p>
      <text:p text:style-name="P4">
描述: Dnipropetrovsk地区的Nikopol区收到了一辆额外的18辆消防车，用于将水运送到社区。  - 乌克林。</text:p>
      <text:p text:style-name="P4">
图片: ['<text:a xlink:type="simple" xlink:href="https://static.ukrinform.com/photos/2018_04/thumb_files/630_360_1525023227-8399.jpeg" text:style-name="Internet_20_link" text:visited-style-name="Visited_20_Internet_20_Link">
630_360_15250...</text:a>
']</text:p>
      <text:p text:style-name="P4">
标签: ['Нікополь', 'Вода', 'Пожежна безпека', 'Каховська ГЕС']</text:p>
      <text:p text:style-name="P4">
类型: Article</text:p>
      <!--METADATA-->
      <text:p text:style-name="P4">
<draw:frame draw:style-name="fr1" draw:name="Image202" text:anchor-type="as-char" svg:width="6.9236in" svg:height="3.956343in" draw:z-index="0">
<draw:image xlink:href="../Images/yкринформ/2023-06-11T20-46-00-03-00/630_360_1525023227-8399.jpeg" xlink:type="simple" xlink:show="embed" xlink:actuate="onLoad" draw:mime-type="image/jpeg"/>
</draw:frame>
Dnipropetrovsk地区的Nikopol区收到了另外18名消防员，将水运送到社区。</text:p>
      <text:p text:style-name="P4">
关于<text:a xlink:type="simple" xlink:href="https://t.me/Yevtushenko_E/4119" text:style-name="Internet_20_link" text:visited-style-name="Visited_20_Internet_20_Link">
电报</text:a>
据报道，乌克林福姆报道说，伊夫根尼·耶夫图申科的负责人。</text:p>
      <text:p text:style-name="P4">
“在内部事务部长伊戈尔·克里曼科(伊戈尔·克利莫尼科(Igor Klimenko))的指示下，他任命了乌克兰总统，以消除尼科波尔区的纳卡科夫斯基水力发电站的恐怖袭击的后果，尼科波尔区还接到了18名消防员。</text:p>
      <text:p text:style-name="P4">
<text:span text:style-name="T4">
另请阅读：</text:span>
 <text:span text:style-name="T4">
 <text:a xlink:type="simple" xlink:href="https://www.ukrinform.ua/rubric-ato/3720749-vorog-za-den-trici-obstrilav-nikopolskij-rajon.html" text:style-name="Internet_20_link" text:visited-style-name="Visited_20_Internet_20_Link">
敌人每天在尼科波尔区开火</text:a>
</text:span>
</text:p>
      <text:p text:style-name="P4">
此外，大量的瓶装水被运送到尼科波尔市。 边缘继续增加漏油点的数量。</text:p>
      <text:p text:style-name="P4">
Ukrzaliznytsia继续向领土运送大量技术水。</text:p>
      <text:p text:style-name="P4">
<text:span text:style-name="T4">
另请阅读：</text:span>
 <text:span text:style-name="T4">
 <text:a xlink:type="simple" xlink:href="https://www.ukrinform.ua/rubric-regions/3720688-u-dvoh-rajonah-dnipropetrovsini-problemi-z-vodopostacannam-cerez-pidriv-kahovskoi-ges.html" text:style-name="Internet_20_link" text:visited-style-name="Visited_20_Internet_20_Link">
在Dnipropetrovsk地区的两个地区，由于Kakhovka水力发电站而带有导数供应</text:a>
</text:span>
</text:p>
      <text:p text:style-name="P4">
正如乌克林福姆报道的那样，由于俄罗斯人的探索<text:span text:style-name="T4">
 <text:a xlink:type="simple" xlink:href="https://www.ukrinform.ua/tag-kahovska-ges" text:style-name="Internet_20_link" text:visited-style-name="Visited_20_Internet_20_Link">
Kakhovskaya水电站</text:a>
</text:span>
和降低水位的是Nikopol和Kryvyi rih dnipropetrovsk的供水问题。</text:p>
      <text:p text:style-name="P4">
News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尼科波尔区收到了额外的消防车进行水运输</text:span>
</text:h>
      <text:p text:style-name="P4">
作者: Ukrinform (Person)</text:p>
      <text:p text:style-name="P4">
出版商: Укринформ (Organization)</text:p>
      <text:p text:style-name="P4">
出版时间: 2023-06-11T20:46:00+03:00</text:p>
      <text:p text:style-name="P4">
修改时间: 2023-06-11T23:46:00+03:00</text:p>
      <text:p text:style-name="P4">
描述: Dnipropetrovsk地区的Nikopol区收到了一辆额外的18辆消防车，用于将水运送到社区。  - 乌克林。</text:p>
      <text:p text:style-name="P4">
图片: ['<text:a xlink:type="simple" xlink:href="https://static.ukrinform.com/photos/2018_04/thumb_files/630_360_1525023227-8399.jpeg" text:style-name="Internet_20_link" text:visited-style-name="Visited_20_Internet_20_Link">
630_360_15250...</text:a>
']</text:p>
      <text:p text:style-name="P4">
标签: ['Нікополь', 'Вода', 'Пожежна безпека', 'Каховська ГЕС']</text:p>
      <text:p text:style-name="P4">
类型: Article</text:p>
      <!--METADATA-->
      <text:p text:style-name="P4">
<draw:frame draw:style-name="fr1" draw:name="Image203" text:anchor-type="as-char" svg:width="6.9236in" svg:height="3.956343in" draw:z-index="0">
<draw:image xlink:href="../Images/yкринформ/2023-06-11T20-46-00-03-00/630_360_1525023227-8399.jpeg" xlink:type="simple" xlink:show="embed" xlink:actuate="onLoad" draw:mime-type="image/jpeg"/>
</draw:frame>
Dnipropetrovsk地区的Nikopol区收到了另外18名消防员，将水运送到社区。</text:p>
      <text:p text:style-name="P4">
关于<text:a xlink:type="simple" xlink:href="https://t.me/Yevtushenko_E/4119" text:style-name="Internet_20_link" text:visited-style-name="Visited_20_Internet_20_Link">
电报</text:a>
据报道，乌克林福姆报道说，伊夫根尼·耶夫图申科的负责人。</text:p>
      <text:p text:style-name="P4">
“在内部事务部长伊戈尔·克里曼科(伊戈尔·克利莫尼科(Igor Klimenko))的指示下，他任命了乌克兰总统，以消除尼科波尔区的纳卡科夫斯基水力发电站的恐怖袭击的后果，尼科波尔区还接到了18名消防员。</text:p>
      <text:p text:style-name="P4">
<text:span text:style-name="T4">
另请阅读：</text:span>
 <text:span text:style-name="T4">
 <text:a xlink:type="simple" xlink:href="https://www.ukrinform.ua/rubric-ato/3720749-vorog-za-den-trici-obstrilav-nikopolskij-rajon.html" text:style-name="Internet_20_link" text:visited-style-name="Visited_20_Internet_20_Link">
敌人每天在尼科波尔区开火</text:a>
</text:span>
</text:p>
      <text:p text:style-name="P4">
此外，大量的瓶装水被运送到尼科波尔市。 边缘继续增加漏油点的数量。</text:p>
      <text:p text:style-name="P4">
Ukrzaliznytsia继续向领土运送大量技术水。</text:p>
      <text:p text:style-name="P4">
<text:span text:style-name="T4">
另请阅读：</text:span>
 <text:span text:style-name="T4">
 <text:a xlink:type="simple" xlink:href="https://www.ukrinform.ua/rubric-regions/3720688-u-dvoh-rajonah-dnipropetrovsini-problemi-z-vodopostacannam-cerez-pidriv-kahovskoi-ges.html" text:style-name="Internet_20_link" text:visited-style-name="Visited_20_Internet_20_Link">
在Dnipropetrovsk地区的两个地区，由于Kakhovka水力发电站而带有导数供应</text:a>
</text:span>
</text:p>
      <text:p text:style-name="P4">
正如乌克林福姆报道的那样，由于俄罗斯人的探索<text:span text:style-name="T4">
 <text:a xlink:type="simple" xlink:href="https://www.ukrinform.ua/tag-kahovska-ges" text:style-name="Internet_20_link" text:visited-style-name="Visited_20_Internet_20_Link">
Kakhovskaya水电站</text:a>
</text:span>
和降低水位的是Nikopol和Kryvyi rih dnipropetrovsk的供水问题。</text:p>
      <text:p text:style-name="P4">
News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乌克兰兵役解放了顿涅茨克的另一个定居点-Makarivka</text:span>
</text:h>
      <text:p text:style-name="P4">
作者: Ukrinform (Person)</text:p>
      <text:p text:style-name="P4">
出版商: Укринформ (Organization)</text:p>
      <text:p text:style-name="P4">
出版时间: 2023-06-11T20:55:00+03:00</text:p>
      <text:p text:style-name="P4">
修改时间: 2023-06-11T20:55:00+03:00</text:p>
      <text:p text:style-name="P4">
描述: 乌克兰辩护部队从俄罗斯入侵者那里释放了马卡里夫卡村，并在包括巴赫穆茨基在内的多个方向前进。  - 乌克林。</text:p>
      <text:p text:style-name="P4">
图片: ['<text:a xlink:type="simple" xlink:href="https://static.ukrinform.com/photos/2023_06/thumb_files/630_360_1686291713-528.jpg" text:style-name="Internet_20_link" text:visited-style-name="Visited_20_Internet_20_Link">
630_360_16862...</text:a>
']</text:p>
      <text:p text:style-name="P4">
标签: ['Донеччина', 'Міноборони', 'ЗСУ', 'Війна з Росією', '#stoprussia']</text:p>
      <text:p text:style-name="P4">
类型: Article</text:p>
      <!--METADATA-->
      <text:p text:style-name="P4">
<draw:frame draw:style-name="fr1" draw:name="Image204" text:anchor-type="as-char" svg:width="6.9236in" svg:height="3.956343in" draw:z-index="0">
<draw:image xlink:href="../Images/yкринформ/2023-06-11T20-55-00-03-00/630_360_1686291713-528.jpg" xlink:type="simple" xlink:show="embed" xlink:actuate="onLoad" draw:mime-type="image/jpeg"/>
</draw:frame>
乌克兰的乌克兰部队从俄罗斯入侵者马卡里夫卡村释放，并朝着多个方向前进，特别是在巴赫穆特斯基。</text:p>
      <text:p text:style-name="P4">
根据乌克林福姆的说法，国防部副部长安娜·马里亚尔(安娜·马利亚(Anna Malyar))在[电报]中报道(https://t.me/annamaliar/840)在执行进攻的指示上发言。</text:p>
      <text:p text:style-name="P4">
她说：“有福和马卡里夫卡的定居点是Deocal。”</text:p>
      <text:p text:style-name="P4">
画家说，在巴赫穆特的方向上，我们的部队继续袭击：“在伯奇水库地区取得了成功。他们前进了250 m”。</text:p>
      <text:p text:style-name="P4">
<text:span text:style-name="T4">
另请阅读：</text:span>
 [在国防军中讲述解放<text:span text:style-name="T4">
肥沃</text:span>
(https://www.ukrinform.ua/rubric-ato/3721406-u-silah-oboroni-rozpovili-pro-vizvolenna-blagodatnogo.html)根据国防部的说法，在南部，有两个方向的距离为300至1500米。</text:p>
      <text:p text:style-name="P4">
副部长补充说：“在我们的部队在国防的地区，任何职位都不会丢失。”</text:p>
      <text:p text:style-name="P4">
<text:span text:style-name="T4">
另请阅读：</text:span>
 [武装部队移动了前线，接管了敌人的位置(https://www.ukrinform.ua/rubric-ato/3721465-zsu-posunuli-liniu-frontu-zahopivsi-vorozu-poziciu-na-avdiivskomu-napramku.html)正如乌克林福姆报道的，乌克兰的国防部队在顿涅茨克地区的乌克兰国防部队<text:a xlink:type="simple" xlink:href="https://www.ukrinform.ua/rubric-ato/3721286-zsu-zvilnili-blagodatne.html" text:style-name="Internet_20_link" text:visited-style-name="Visited_20_Internet_20_Link">
解放了俄罗斯入侵者村庄的祝福村</text:a>
和<text:a xlink:type="simple" xlink:href="https://www.ukrinform.ua/rubric-ato/3721444-zsu-zvilnili-neskucne-u-doneckij-oblasti.html" text:style-name="Internet_20_link" text:visited-style-name="Visited_20_Internet_20_Link">
Neskchuchuk村</text:a>
 .</text:p>
      <text:p text:style-name="P4">
News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乌克兰兵役解放了顿涅茨克的另一个定居点-Makarivka</text:span>
</text:h>
      <text:p text:style-name="P4">
作者: Ukrinform (Person)</text:p>
      <text:p text:style-name="P4">
出版商: Укринформ (Organization)</text:p>
      <text:p text:style-name="P4">
出版时间: 2023-06-11T20:55:00+03:00</text:p>
      <text:p text:style-name="P4">
修改时间: 2023-06-11T20:55:00+03:00</text:p>
      <text:p text:style-name="P4">
描述: 乌克兰辩护部队从俄罗斯入侵者那里释放了马卡里夫卡村，并在包括巴赫穆茨基在内的多个方向前进。  - 乌克林。</text:p>
      <text:p text:style-name="P4">
图片: ['<text:a xlink:type="simple" xlink:href="https://static.ukrinform.com/photos/2023_06/thumb_files/630_360_1686291713-528.jpg" text:style-name="Internet_20_link" text:visited-style-name="Visited_20_Internet_20_Link">
630_360_16862...</text:a>
']</text:p>
      <text:p text:style-name="P4">
标签: ['Донеччина', 'Міноборони', 'ЗСУ', 'Війна з Росією', '#stoprussia']</text:p>
      <text:p text:style-name="P4">
类型: Article</text:p>
      <!--METADATA-->
      <text:p text:style-name="P4">
<draw:frame draw:style-name="fr1" draw:name="Image205" text:anchor-type="as-char" svg:width="6.9236in" svg:height="3.956343in" draw:z-index="0">
<draw:image xlink:href="../Images/yкринформ/2023-06-11T20-55-00-03-00/630_360_1686291713-528.jpg" xlink:type="simple" xlink:show="embed" xlink:actuate="onLoad" draw:mime-type="image/jpeg"/>
</draw:frame>
乌克兰的乌克兰部队从俄罗斯入侵者马卡里夫卡村释放，并朝着多个方向前进，特别是在巴赫穆特斯基。</text:p>
      <text:p text:style-name="P4">
根据乌克林福姆的说法，国防部副部长安娜·马里亚尔(安娜·马利亚(Anna Malyar))在[电报]中报道(https://t.me/annamaliar/840)在执行进攻的指示上发言。</text:p>
      <text:p text:style-name="P4">
她说：“有福和马卡里夫卡的定居点是Deocal。”</text:p>
      <text:p text:style-name="P4">
画家说，在巴赫穆特的方向上，我们的部队继续袭击：“在伯奇水库地区取得了成功。他们前进了250 m”。</text:p>
      <text:p text:style-name="P4">
<text:span text:style-name="T4">
另请阅读：</text:span>
 [在国防军中讲述解放<text:span text:style-name="T4">
肥沃</text:span>
(https://www.ukrinform.ua/rubric-ato/3721406-u-silah-oboroni-rozpovili-pro-vizvolenna-blagodatnogo.html)根据国防部的说法，在南部，有两个方向的距离为300至1500米。</text:p>
      <text:p text:style-name="P4">
副部长补充说：“在我们的部队在国防的地区，任何职位都不会丢失。”</text:p>
      <text:p text:style-name="P4">
<text:span text:style-name="T4">
另请阅读：</text:span>
 [武装部队移动了前线，接管了敌人的位置(https://www.ukrinform.ua/rubric-ato/3721465-zsu-posunuli-liniu-frontu-zahopivsi-vorozu-poziciu-na-avdiivskomu-napramku.html)正如乌克林福姆报道的，乌克兰的国防部队在顿涅茨克地区的乌克兰国防部队<text:a xlink:type="simple" xlink:href="https://www.ukrinform.ua/rubric-ato/3721286-zsu-zvilnili-blagodatne.html" text:style-name="Internet_20_link" text:visited-style-name="Visited_20_Internet_20_Link">
解放了俄罗斯入侵者村庄的祝福村</text:a>
和<text:a xlink:type="simple" xlink:href="https://www.ukrinform.ua/rubric-ato/3721444-zsu-zvilnili-neskucne-u-doneckij-oblasti.html" text:style-name="Internet_20_link" text:visited-style-name="Visited_20_Internet_20_Link">
Neskchuchuk村</text:a>
 .</text:p>
      <text:p text:style-name="P4">
News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从赫尔森地区的左岸设法撤离了112人</text:span>
</text:h>
      <text:p text:style-name="P4">
作者: Ukrinform (Person)</text:p>
      <text:p text:style-name="P4">
出版商: Укринформ (Organization)</text:p>
      <text:p text:style-name="P4">
出版时间: 2023-06-11T21:02:22+03:00</text:p>
      <text:p text:style-name="P4">
修改时间: 2023-06-11T21:02:22+03:00</text:p>
      <text:p text:style-name="P4">
描述: 从临时占领的赫尔森地区左岸，撤离了112人，其中54人和7个孩子。  - 乌克林。</text:p>
      <text:p text:style-name="P4">
图片: ['<text:a xlink:type="simple" xlink:href="https://static.ukrinform.com/photos/2023_06/thumb_files/630_360_1686506334-241.jpg" text:style-name="Internet_20_link" text:visited-style-name="Visited_20_Internet_20_Link">
630_360_16865...</text:a>
']</text:p>
      <text:p text:style-name="P4">
标签: ['Евакуація', 'Херсонщина', 'Росія', 'Каховська ГЕС']</text:p>
      <text:p text:style-name="P4">
类型: Article</text:p>
      <!--METADATA-->
      <text:p text:style-name="P4">
<draw:frame draw:style-name="fr1" draw:name="Image206" text:anchor-type="as-char" svg:width="6.9236in" svg:height="3.956343in" draw:z-index="0">
<draw:image xlink:href="../Images/yкринформ/2023-06-11T21-02-22-03-00/630_360_1686506334-241.jpg" xlink:type="simple" xlink:show="embed" xlink:actuate="onLoad" draw:mime-type="image/jpeg"/>
</draw:frame>
赫森地区被占领的左岸设法撤离了112人，54名妇女和7个孩子。</text:p>
      <text:p text:style-name="P4">
乌克林福姆报道，库尔森·奥瓦尔克斯坦(Kherson Ovaoleksandr Proudin)的负责人在电视规模“唯一新闻”中报道了这一点。</text:p>
      <text:p text:style-name="P4">
Proprokudin说：“我无法打开所有细节，但是今天，它已经能够从左岸撤出112个人，其中54名妇女和7个孩子。”</text:p>
      <text:p text:style-name="P4">
他特别说，周日在左岸，发现了两名男子，这被点燃了。 他们现在通过和解住院并提供了所有必要的帮助。</text:p>
      <text:p text:style-name="P4">
<text:span text:style-name="T4">
另请阅读：</text:span>
 <text:a xlink:type="simple" xlink:href="https://www.ukrinform.ua/rubric-regions/3721344-na-hersonsini-vnaslidok-pidtoplenna-zaginuli-patero-ludej-35-znikli-bezvisti.html" text:style-name="Internet_20_link" text:visited-style-name="Visited_20_Internet_20_Link">
因为俄罗斯对卡霍夫斯卡亚水力发电站的恐怖袭击六人被杀，又有10人受伤</text:a>
正如乌克林福姆报道的那样，6月11日，俄罗斯人开了三艘从被洪水淹没的左岸取出的疏散船。 [三人被杀，23(https://www.ukrinform.ua/rubric-regions/3721479-obstril-pid-cas-evakuacii-kilkist-poranenih-na-hersonsini-zrosla-do-23.html)，其中两名警察。</text:p>
      <text:p text:style-name="P4">
总的来说，<text:a xlink:type="simple" xlink:href="https://www.ukrinform.ua/rubric-regions/3721463-postrazdali-vnaslidok-pidrivu-kahovskoi-ges-otrimaut-kompensacii-smigal.html" text:style-name="Internet_20_link" text:visited-style-name="Visited_20_Internet_20_Link">
据总理丹尼斯·施米加尔(Denis Shmigal)称</text:a>
截至目前，已有2.7万人已婚，已撤离13个疏散点，并参与了2,000名救援人员。</text:p>
      <text:p text:style-name="P4">
<text:span text:style-name="T5">
foto：Igor Klimenko，Facebook</text:span>
</text:p>
      <text:p text:style-name="P4">
News Source: <text:a xlink:type="simple" xlink:href="https://www.ukrinform.ua/rubric-regions/3721491-z-livoberezza-hersonsini-vdalosa-evakuuvati-112-ludej.html" text:style-name="Internet_20_link" text:visited-style-name="Visited_20_Internet_20_Link">
https://www.ukrinform.ua/rubric-regions/3721491-z-livoberezza-hersonsini-vdalosa-evakuuvati-112-ludej.html</text:a>
</text:p>
      <!--NEWS-->
      <text:h text:style-name="P10" text:outline-level="1">
<text:span text:style-name="T4">
Khohovskaya水力发电站：Arcelormittal Kryvyi Rih工厂将继续远程工作</text:span>
</text:h>
      <text:p text:style-name="P4">
作者: Ukrinform (Person)</text:p>
      <text:p text:style-name="P4">
出版商: Укринформ (Organization)</text:p>
      <text:p text:style-name="P4">
出版时间: 2023-06-11T21:17:00+03:00</text:p>
      <text:p text:style-name="P4">
修改时间: 2023-06-11T21:17:00+03:00</text:p>
      <text:p text:style-name="P4">
描述: 从星期一开始，Arcelormittal Kryvyi Rih工厂将在偏远模式下工作。  - 乌克林。</text:p>
      <text:p text:style-name="P4">
图片: ['<text:a xlink:type="simple" xlink:href="https://static.ukrinform.com/photos/2019_07/thumb_files/630_360_1563643973-422.jpg" text:style-name="Internet_20_link" text:visited-style-name="Visited_20_Internet_20_Link">
630_360_15636...</text:a>
']</text:p>
      <text:p text:style-name="P4">
标签: ['Каховська ГЕС', 'АрселорМіттал Кривий Ріг', 'Віддалена робота']</text:p>
      <text:p text:style-name="P4">
类型: Article</text:p>
      <!--METADATA-->
      <text:p text:style-name="P4">
<draw:frame draw:style-name="fr1" draw:name="Image207" text:anchor-type="as-char" svg:width="6.9236in" svg:height="3.956343in" draw:z-index="0">
<draw:image xlink:href="../Images/yкринформ/2023-06-11T21-17-00-03-00/630_360_1563643973-422.jpg" xlink:type="simple" xlink:show="embed" xlink:actuate="onLoad" draw:mime-type="image/jpeg"/>
</draw:frame>
Arcelormittal Kryvyi Rih将在永久模式下工作。</text:p>
      <text:p text:style-name="P4">
关于它<text:a xlink:type="simple" xlink:href="https://t.me/ArcelorMittal_Ua/1677" text:style-name="Internet_20_link" text:visited-style-name="Visited_20_Internet_20_Link">
报告</text:a>
乌克林福姆报道，公司新闻服务。</text:p>
      <text:p text:style-name="P4">
消息写道：“亲爱的同事们，由于工厂的供水有限，明天6月12日，由于其​​员工的远方机器人时间表与当天相同的时间表。”</text:p>
      <text:p text:style-name="P4">
<text:span text:style-name="T4">
另请阅读：</text:span>
 <text:span text:style-name="T4">
 <text:a xlink:type="simple" xlink:href="https://www.ukrinform.ua/rubric-economy/3719192-arselormittal-krivij-rig-prizupiniv-virobnictvo-stali-sob-zmensiti-spozivanna-vodi.html" text:style-name="Internet_20_link" text:visited-style-name="Visited_20_Internet_20_Link">
“ Arcelormitthal Kryvyi rih”暂停了谷子的生产以减少用水量</text:a>
</text:span>
</text:p>
      <text:p text:style-name="P4">
有人强调，工厂管理人员可以使用以下选项与头部同意一致：远程工作，休假，没有薪水，简单。</text:p>
      <text:p text:style-name="P4">
该公司强调，这些是旨在在企业中节省水资源的强制措施。</text:p>
      <text:p text:style-name="P4">
<text:span text:style-name="T4">
另请阅读：</text:span>
 <text:span text:style-name="T4">
 <text:a xlink:type="simple" xlink:href="https://www.ukrinform.ua/rubric-economy/3718915-pracivnikiv-arselormittal-krivij-rig-perevodat-na-viddalenij-rezim-roboti.html" text:style-name="Internet_20_link" text:visited-style-name="Visited_20_Internet_20_Link">
Arcelormittal Kryvyi Rih员工翻译工作模式</text:a>
</text:span>
</text:p>
      <text:p text:style-name="P4">
据报道，由于侵略者企业的爆炸和破坏了卡科夫卡水力发电站<text:span text:style-name="T4">
 <text:a xlink:type="simple" xlink:href="https://www.ukrinform.ua/tag-arselormittal-krivij-rig" text:style-name="Internet_20_link" text:visited-style-name="Visited_20_Internet_20_Link">
“ arcelormittal kryvyi rih”</text:a>
</text:span>
限制了用水量，并且已经放置了许多冶金生产过程。 特别是，钢被停止，以及滚动的生产。 可乐生产的工作以及戈克(Gok)仍在工作中。</text:p>
      <text:p text:style-name="P4">
News Source: <text:a xlink:type="simple" xlink:href="https://www.ukrinform.ua/rubric-economy/3721500-pidriv-kahovskoi-ges-zavodoupravlinna-arselormittal-krivij-rig-prodovzit-pracuvati-viddaleno.html" text:style-name="Internet_20_link" text:visited-style-name="Visited_20_Internet_20_Link">
https://www.ukrinform.ua/rubric-economy/3721500-pidriv-kahovskoi-ges-zavodoupravlinna-arselormittal-krivij-rig-prodovzit-pracuvati-viddaleno.html</text:a>
</text:p>
      <!--NEWS-->
      <text:h text:style-name="P10" text:outline-level="1">
<text:span text:style-name="T4">
Zelensky和Trudeau转向世界媒体</text:span>
</text:h>
      <text:p text:style-name="P4">
作者: Ukrinform (Person)</text:p>
      <text:p text:style-name="P4">
出版商: Укринформ (Organization)</text:p>
      <text:p text:style-name="P4">
出版时间: 2023-06-11T21:19:00+03:00</text:p>
      <text:p text:style-name="P4">
修改时间: 2023-06-11T21:19:00+03:00</text:p>
      <text:p text:style-name="P4">
描述: 乌克兰沃罗迪米尔·泽伦斯基（Ukraine Volodymyr Zelensky）总裁与加拿大政府负责人贾斯汀·特鲁多（Justin Trudeau）一起呼吁新闻画廊晚餐活动中的记者。  - 乌克林。</text:p>
      <text:p text:style-name="P4">
图片: ['<text:a xlink:type="simple" xlink:href="https://static.ukrinform.com/photos/2023_06/thumb_files/630_360_1686406417-407.jpg" text:style-name="Internet_20_link" text:visited-style-name="Visited_20_Internet_20_Link">
630_360_16864...</text:a>
']</text:p>
      <text:p text:style-name="P4">
标签: ['Канада', 'Трюдо', 'ЗМІ', 'Зеленський']</text:p>
      <text:p text:style-name="P4">
类型: Article</text:p>
      <!--METADATA-->
      <text:p text:style-name="P4">
<draw:frame draw:style-name="fr1" draw:name="Image208" text:anchor-type="as-char" svg:width="6.9236in" svg:height="3.956343in" draw:z-index="0">
<draw:image xlink:href="../Images/yкринформ/2023-06-11T21-19-00-03-00/630_360_1686406417-407.jpg" xlink:type="simple" xlink:show="embed" xlink:actuate="onLoad" draw:mime-type="image/jpeg"/>
</draw:frame>
乌克兰沃迪米尔·泽伦斯基(Ukraine Volodymyr Zelensky)的总裁与加拿大政府负责人贾斯汀·特鲁迪亚(Justin Trudea)一起，在新闻画廊晚餐活动中晋升为记者。</text:p>
      <text:p text:style-name="P4">
根据乌克林福姆的说法，[电报]总统办公室报告了(https://t.me/OP_UA/9708)。</text:p>
      <text:p text:style-name="P4">
该组织包括著名的加拿大和世界媒体，包括：Politico，CNN，Wall Street Journal，路透社，彭博新闻，CBC新闻。</text:p>
      <text:p text:style-name="P4">
<text:span text:style-name="T5">
viso：<text:a xlink:type="simple" xlink:href="https://t.me/OP_UA/9708" text:style-name="Internet_20_link" text:visited-style-name="Visited_20_Internet_20_Link">
op</text:a>
</text:span>
</text:p>
      <text:p text:style-name="P4">
“这是发生 - 特别是与记者一起 - 当生活带来猎物选择时：成为英雄？ 碰巧绕过这样的选择并在宗教和邪恶之间的灰色区域中的某个地方容易得多。 但是，任何不绕过他并面对邪恶的人，邪恶的人想念他的名字并散布真理 - 不仅可以成为英雄。 我们生活在我们的自由取决于我们所有人的时候，当世界必须了解一个世界上每种犯罪的全部真理，以便在任何地方都保留自由。 邪恶现在不仅声称国家或另一个国家，而且声称价值观。 我们与您的价值观。 被切割。 我感谢您 - 以及所有<text:a xlink:type="simple" xlink:href="https://www.ukrinform.ua/tag-kanada" text:style-name="Internet_20_link" text:visited-style-name="Visited_20_Internet_20_Link">
加拿大</text:a>
泽伦斯基说：“因为你不是在开玩笑。”</text:p>
      <text:p text:style-name="P4">
乌克兰国家的负责人感谢我们为自由斗争的支持。“感谢您向全世界介绍俄罗斯的每项军事犯罪。我看到您让人们了解正在发生的事情!”</text:p>
      <text:p text:style-name="P4">
*!(https://www.ukrinform.ua/rubric-society/3721318-zelenska-zaprosila-trudo-vzati-ucast-u-proekti-z-reabilitacii-veteraniv.html)据乌克林福姆(Ukrinform)报道，加拿大已成为第20个国家，该国签署了乌克兰在北约饮酒的宣言。 由Volodymyrzelensky和Justin Trudeau签署的联合宣言包含了乌克兰人在G7国家中支持的最强表述，并首次公开确定了乌克兰北约委员会的创建。</text:p>
      <text:p text:style-name="P4">
_foto：op _</text:p>
      <text:p text:style-name="P4">
News Source: <text:a xlink:type="simple" xlink:href="https://www.ukrinform.ua/rubric-polytics/3721495-zelenskij-i-trudo-zvernulisa-do-svitovih-zmi.html" text:style-name="Internet_20_link" text:visited-style-name="Visited_20_Internet_20_Link">
https://www.ukrinform.ua/rubric-polytics/3721495-zelenskij-i-trudo-zvernulisa-do-svitovih-zmi.html</text:a>
</text:p>
      <!--NEWS-->
      <text:h text:style-name="P10" text:outline-level="1">
<text:span text:style-name="T4">
Derevyanchenko：我不沮丧，因为我知道我赢得了决斗</text:span>
</text:h>
      <text:p text:style-name="P4">
作者: Ukrinform (Person)</text:p>
      <text:p text:style-name="P4">
出版商: Укринформ (Organization)</text:p>
      <text:p text:style-name="P4">
出版时间: 2023-06-11T21:20:42+03:00</text:p>
      <text:p text:style-name="P4">
修改时间: 2023-06-11T21:20:42+03:00</text:p>
      <text:p text:style-name="P4">
描述: 乌克兰人以法官的一致决定输给了墨西哥蒙古。  - 乌克林。</text:p>
      <text:p text:style-name="P4">
图片: ['<text:a xlink:type="simple" xlink:href="https://static.ukrinform.com/photos/2023_06/thumb_files/630_360_1686507540-129.jpg" text:style-name="Internet_20_link" text:visited-style-name="Visited_20_Internet_20_Link">
630_360_16865...</text:a>
']</text:p>
      <text:p text:style-name="P4">
标签: ['Бокс']</text:p>
      <text:p text:style-name="P4">
类型: Article</text:p>
      <!--METADATA-->
      <text:p text:style-name="P4">
<draw:frame draw:style-name="fr1" draw:name="Image209" text:anchor-type="as-char" svg:width="6.9236in" svg:height="3.956343in" draw:z-index="0">
<draw:image xlink:href="../Images/yкринформ/2023-06-11T21-20-42-03-00/630_360_1686507540-129.jpg" xlink:type="simple" xlink:show="embed" xlink:actuate="onLoad" draw:mime-type="image/jpeg"/>
</draw:frame>
乌克兰墨西哥墨西哥墨西哥的墨西哥法官一致决定。</text:p>
      <text:p text:style-name="P4">
乌克兰拳击手Sergey Derevyanchenko评论了第二次中型体重与墨西哥Homungia的比赛中的失败。(https://www.youtube.com/watch?v=UMylhVl2LW8)乌克林福姆报道，战斗HubTV。</text:p>
      <text:p text:style-name="P4">
“我认为我赢得了这场战斗。 我在每回合中控制了比赛。 第十一个非常接近，在第十二位，他击中了我。 蒙哥亚撞到肝脏，我无法忍受。 他看到他很累。 他向他展示了几次身体放慢脚步。 但是蒙哥亚是一名残酷的战士，他放慢了脚步，但随后康复并回到了决斗中。 我不合理，因为我知道我赢得了决斗。 我在这场战斗中做得很好，我在整个营地中与团队合作。 我训练有素，我准备做这场决斗。 我知道我赢了，因为我的战斗很好。”</text:p>
      <text:p text:style-name="P4">
<text:span text:style-name="T4">
另请阅读：</text:span>
 <text:a xlink:type="simple" xlink:href="https://www.ukrinform.ua/rubric-sports/3721429-teofimo-lopes-ogolosiv-pro-zaversenna-kareri.html" text:style-name="Internet_20_link" text:visited-style-name="Visited_20_Internet_20_Link">
Theophimo Lopez宣布完成他的职业生涯</text:a>
根据12轮的结果，所有三名法官都赢得了墨西哥拳击手112：112，114：113，114：113。 Derevyanchenko遭受了第五次失败，最后五场比赛。 不败的蒙哥亚赢得了42胜利的胜利。</text:p>
      <text:p text:style-name="P4">
照片：盖蒂图像</text:p>
      <text:p text:style-name="P4">
News Source: <text:a xlink:type="simple" xlink:href="https://www.ukrinform.ua/rubric-sports/3721497-derevancenko-a-ne-zasmucenij-bo-znau-so-vigrav-poedinok.html" text:style-name="Internet_20_link" text:visited-style-name="Visited_20_Internet_20_Link">
https://www.ukrinform.ua/rubric-sports/3721497-derevancenko-a-ne-zasmucenij-bo-znau-so-vigrav-poedinok.html</text:a>
</text:p>
      <!--NEWS-->
      <text:h text:style-name="P10" text:outline-level="1">
<text:span text:style-name="T4">
Kryvyi Rih的每个居民都应将用水量减少40％-Vilkul</text:span>
</text:h>
      <text:p text:style-name="P4">
作者: Ukrinform (Person)</text:p>
      <text:p text:style-name="P4">
出版商: Укринформ (Organization)</text:p>
      <text:p text:style-name="P4">
出版时间: 2023-06-11T21:23:00+03:00</text:p>
      <text:p text:style-name="P4">
修改时间: 2023-06-11T21:23:00+03:00</text:p>
      <text:p text:style-name="P4">
描述: 由于Kakhovskaya水电站，Kryvyi Rih的居民需要将用水量减少40％。  - 乌克林。</text:p>
      <text:p text:style-name="P4">
图片: ['<text:a xlink:type="simple" xlink:href="https://static.ukrinform.com/photos/2020_01/thumb_files/630_360_1580371786-838.jpg" text:style-name="Internet_20_link" text:visited-style-name="Visited_20_Internet_20_Link">
630_360_15803...</text:a>
']</text:p>
      <text:p text:style-name="P4">
标签: ['Кривий Ріг', 'Вілкул', 'Вода', 'Каховська ГЕС']</text:p>
      <text:p text:style-name="P4">
类型: Article</text:p>
      <!--METADATA-->
      <text:p text:style-name="P4">
<draw:frame draw:style-name="fr1" draw:name="Image210" text:anchor-type="as-char" svg:width="6.9236in" svg:height="3.956343in" draw:z-index="0">
<draw:image xlink:href="../Images/yкринформ/2023-06-11T21-23-00-03-00/630_360_1580371786-838.jpg" xlink:type="simple" xlink:show="embed" xlink:actuate="onLoad" draw:mime-type="image/jpeg"/>
</draw:frame>
由于Kakhovka水电站，Kryvyi Rih的居民需要将消费量减少40％。</text:p>
      <text:p text:style-name="P4">
关于<text:a xlink:type="simple" xlink:href="https://t.me/vilkul/3554" text:style-name="Internet_20_link" text:visited-style-name="Visited_20_Internet_20_Link">
电报</text:a>
乌克利福姆报道，克里维·里希(Kryvyi Rih)负责人亚历山大·维尔库尔(Alexander Vilkul)报道。</text:p>
      <text:p text:style-name="P4">
“工业企业已经在[水]旁边的村庄中最小化消费(https://www.ukrinform.ua/tag-voda)Prescharivvodvodokanal每天四个小时提供水。 但是主要的消费者是城市的人口。 对于每个人来说，将用水量减少40％非常重要。这是要这样做的。”他说。</text:p>
      <text:p text:style-name="P4">
根据一年前城市军事管理局负责人的说法，乌克兰公民开始为这种情况做准备。 得益于大规模的工作，南部和卡拉丘诺尼维水库的水被泵送到末积的水平，现在使Citywater实际上以较大的模式运行，并且城市中的水是控制的，其质量得到了控制。</text:p>
      <text:p text:style-name="P4">
维尔库尔(Vilkul)保证，包括技术塔诺组织措施的计划立即进行了运作。 有时间的库存 - 大约一个月，如果没有储蓄，表一个半月 - 如果有节省。</text:p>
      <text:p text:style-name="P4">
“那些必须在拔水的技术解决方案，没有人在这么短的时间内完成。在这段时间里，我们需要实施严肃的项目，以使纽约市继续供水，”  - 写道。</text:p>
      <text:p text:style-name="P4">
维尔库尔(Vilkul)表示，如果人口不节省，一个月后，有70％的水将没有水。 这70％包括-Ternovsky，Pokrovsky，Ingulets，Dovgintsev地区，Saksagansky的一部分(来自mc..evileyna，进一步)taspine冶金学。 Razhachuniv Reservoir提供的Dovgintsev和Saksagan Districts-Water到Central City区及部分tentalurgic。 在城市的这一部分，供水没有风险。</text:p>
      <text:p text:style-name="P4">
据报道，今天，Rynikinikopol的Kakhovka水库水平已经为9.35米，速度为16.8米。 白天，从爆破的那一刻起，水位降低了超过一米 - 超过7米。 从海岸旋转了数百米。</text:p>
      <text:p text:style-name="P4">
<text:span text:style-name="T4">
另请阅读：</text:span>
 [破坏Kakhovskaya水力发电站：Kryvyi Roguzations Onl的供水(https://www.ukrinform.ua/rubric-regions/3720888-pidriv-kahovskoi-ges-vodopostacanna-krivogo-rogu-zdijsnuetsa-viklucno-na-rezervah.html)</text:p>
      <text:p text:style-name="P4">
6月8日，在3.20夜间，水平落入了南部水库，即卡科夫卡水 - 现有的系统，用于将水储存水从卡科夫卡储水储存到南部，从该城市提供了70％的城市，从而变得难以访问。</text:p>
      <text:p text:style-name="P4">
[在6月6日晚上，俄罗斯军队炸毁了卡霍夫斯卡雅水力发电站]](https://www.ukrinform.ua/rubric-other_news/3720776-pidriv-rosianami-kahovskoi-ges-usi-novini.html)造成了霍森·塔米科夫(Kherson Tamikolaev)地区的一部分洪水，同时 - 卡科夫斯基农场(Kakhovsky Farm)的严重打磨。</text:p>
      <text:p text:style-name="P4">
News Source: <text:a xlink:type="simple" xlink:href="https://www.ukrinform.ua/rubric-regions/3721499-kozen-zitel-krivogo-rogu-mae-skorotiti-spozivanna-vodi-na-40-vilkul.html" text:style-name="Internet_20_link" text:visited-style-name="Visited_20_Internet_20_Link">
https://www.ukrinform.ua/rubric-regions/3721499-kozen-zitel-krivogo-rogu-mae-skorotiti-spozivanna-vodi-na-40-vilkul.html</text:a>
</text:p>
      <!--NEWS-->
      <text:h text:style-name="P10" text:outline-level="1">
<text:span text:style-name="T4">
在Kherson，DNIEPER的水位降至3.6米</text:span>
</text:h>
      <text:p text:style-name="P4">
作者: Ukrinform (Person)</text:p>
      <text:p text:style-name="P4">
出版商: Укринформ (Organization)</text:p>
      <text:p text:style-name="P4">
出版时间: 2023-06-11T21:26:00+03:00</text:p>
      <text:p text:style-name="P4">
修改时间: 2023-06-11T21:26:00+03:00</text:p>
      <text:p text:style-name="P4">
描述: 赫尔森邮政邮政的DNIEPER河的水位降至3.6米。  - 乌克林。</text:p>
      <text:p text:style-name="P4">
图片: ['<text:a xlink:type="simple" xlink:href="https://static.ukrinform.com/photos/2023_06/thumb_files/630_360_1686507989-257.jpg" text:style-name="Internet_20_link" text:visited-style-name="Visited_20_Internet_20_Link">
630_360_16865...</text:a>
']</text:p>
      <text:p text:style-name="P4">
标签: ['Дніпро', 'Херсон', 'Вода', 'Затоплення']</text:p>
      <text:p text:style-name="P4">
类型: Article</text:p>
      <!--METADATA-->
      <text:p text:style-name="P4">
<draw:frame draw:style-name="fr1" draw:name="Image211" text:anchor-type="as-char" svg:width="6.9236in" svg:height="3.956343in" draw:z-index="0">
<draw:image xlink:href="../Images/yкринформ/2023-06-11T21-26-00-03-00/630_360_1686507989-257.jpg" xlink:type="simple" xlink:show="embed" xlink:actuate="onLoad" draw:mime-type="image/jpeg"/>
</draw:frame>
在创建“ Kherson”邮报的Dniep​​er河的水平下降到3.6米。</text:p>
      <text:p text:style-name="P4">
根据乌克林福姆的说法，[Telegram]报告了州紧急服务。(https://t.me/dsns_telegram/17531)。</text:p>
      <text:p text:style-name="P4">
“截至20:00，在“赫尔森”邮报的创建中，在Dniep​​er河上有促进水平下降<text:a xlink:type="simple" xlink:href="https://www.ukrinform.ua/tag-voda" text:style-name="Internet_20_link" text:visited-style-name="Visited_20_Internet_20_Link">
水</text:a>
骨盆为3.6 m(从一天开始就减少了50厘米； 降低至177厘米的最大水平)”， - 消息读取。</text:p>
      <text:p text:style-name="P4">
根据SES的说法，Nikopol Post的Kakhovsky水库已记录(自事故以来)乘以7.67米</text:p>
      <text:p text:style-name="P4">
在赫尔森地区的右岸，仍有32个定居点洪水泛滥(3 801房屋，在20套房屋上减少)，在临时捕获的银行 -  14个定居点。</text:p>
      <text:p text:style-name="P4">
SES的工作涉及760名员工和174件设备，包括47个游泳工具(包括五个合并服务单元).</text:p>
      <text:p text:style-name="P4">
<text:span text:style-name="T4">
Читайте також:</text:span>
 <text:a xlink:type="simple" xlink:href="https://www.ukrinform.ua/rubric-regions/3721486-riven-vodi-na-zatoplenij-hersonsini-vze-stanovit-mens-ak-cotiri-metri.html" text:style-name="Internet_20_link" text:visited-style-name="Visited_20_Internet_20_Link">
 Рівень води на затопленій <text:span text:style-name="T4">
Херсонщині</text:span>
 вже становитьменш як чотири метри </text:a>
Kherson正在研究SESA设备的移动运营小组和性能提高的技术(五个Bugun Snowblood).</text:p>
      <text:p text:style-name="P4">
Як повідомляв Укрінформ, станом на 07:00 11 червня рівень води у Дніпрі устворі поста "Херсон" був на рівні 3,92 метра. На Каховському водосховищі устворі поста "Нікополь" фіксувалося зниження рівня на 7,35 метра.</text:p>
      <text:p text:style-name="P4">
<text:span text:style-name="T5">
Фото: ДСНС</text:span>
</text:p>
      <text:p text:style-name="P4">
News Source: <text:a xlink:type="simple" xlink:href="https://www.ukrinform.ua/rubric-regions/3721501-u-hersoni-riven-vodi-u-dnipri-znizivsa-do-36-metra.html" text:style-name="Internet_20_link" text:visited-style-name="Visited_20_Internet_20_Link">
https://www.ukrinform.ua/rubric-regions/3721501-u-hersoni-riven-vodi-u-dnipri-znizivsa-do-36-metra.html</text:a>
</text:p>
      <!--NEWS-->
      <text:h text:style-name="P10" text:outline-level="1">
<text:span text:style-name="T4">
乌克兰与ICS一起</text:span>
</text:h>
      <text:p text:style-name="P4">
作者: Ukrinform (Person)</text:p>
      <text:p text:style-name="P4">
出版商: Укринформ (Organization)</text:p>
      <text:p text:style-name="P4">
出版时间: 2023-06-11T21:37:00+03:00</text:p>
      <text:p text:style-name="P4">
修改时间: 2023-06-11T21:37:00+03:00</text:p>
      <text:p text:style-name="P4">
描述: 在卡科夫斯卡雅水电站发生灾难的第一天，检察官向国际刑事法院的检察官发出了适当的上诉，以调查这场灾难。 所有乌克兰执法人员和其他机构的工作都达到了最大最大的作用。  - 乌克林。</text:p>
      <text:p text:style-name="P4">
图片: ['<text:a xlink:type="simple" xlink:href="https://static.ukrinform.com/photos/2023_05/thumb_files/630_360_1685379837-541.png" text:style-name="Internet_20_link" text:visited-style-name="Visited_20_Internet_20_Link">
630_360_16853...</text:a>
']</text:p>
      <text:p text:style-name="P4">
标签: None</text:p>
      <text:p text:style-name="P4">
类型: Article</text:p>
      <!--METADATA-->
      <text:p text:style-name="P4">
<draw:frame draw:style-name="fr1" draw:name="Image212" text:anchor-type="as-char" svg:width="6.9236in" svg:height="3.956343in" draw:z-index="0">
<draw:image xlink:href="../Images/yкринформ/2023-06-11T21-37-00-03-00/630_360_1685379837-541.png" xlink:type="simple" xlink:show="embed" xlink:actuate="onLoad" draw:mime-type="image/png"/>
</draw:frame>
在卡科夫斯卡亚水电站发生灾难的第一天，检察长派遣了国际刑事法院的检察官，以适当上诉，以呼吁调查这场灾难。 所有乌克兰执法人员和其他机构的工作都达到了最大最大的作用。</text:p>
      <text:p text:style-name="P4">
在您的[上诉]中(https://www.youtube.com/watch?v=dvj9z50oeNo)乌克林福姆报道说，在战争的第473届战争结束时，乌克林福姆说。</text:p>
      <text:p text:style-name="P4">
_ <text:span text:style-name="T4">
亲爱的乌克兰人，乌克兰人!</text:span>
 _</text:p>
      <text:p text:style-name="P4">
如今，我们有95人被俄罗斯囚禁返回，其中31人是Mariupol的后卫。 大多数是普通和中士，两名军官。 武器，国民警卫队，边防部队。 我感谢我们的团队：Budanov，Yermak，Baby，Lubin，正在进行交流，感谢您的结果。 做的好各位!每个乌克兰人，我们都必须将每个乌克兰人从俄罗斯人撤出。</text:p>
      <text:p text:style-name="P4">
我们继续在乌克兰南部的救援行动，大约有4000人被撤离。 像以前一样，数十个城市和村庄仍然被洪水淹没，这是霍森地区暂时占领的地区。</text:p>
      <text:p text:style-name="P4">
我们一次又一次地感谢我们的人民：军事人员，警察，救援人员。我感谢志愿者，医生，地方当局 - 向在Kakhovskaya Hydreectric Power厂造成灾难后感染人们的任何人，尤其是感谢那些帮助的人尤其是让人们从被占领的领土造成。 这是极其困难，危险的，它是一种特殊的英雄主义。 谢谢您的每一份挽救的生命!</text:p>
      <text:p text:style-name="P4">
俄罗斯恐怖分子继续开火疏散路线，穿刺，被带走的船只……今天，三人因其中之一而丧生。 这是从赫尔森地区左岸的村庄Kardashinka撤离的……入侵者造成了这场灾难，破坏了挥杆，将人们扔到被淹没的城市和村庄里，他们仍然建立了船，然后人们试图带走这艘船...甚至比俄罗斯国家更加隐蔽。</text:p>
      <text:p text:style-name="P4">
这些天，国际刑事法院的代表访问了赫尔森地区。灾难发生后的第一天，检察长向国际刑事法院办公室向国际刑事法院办公室发出了相应的上诉，以调查这场灾难，并工作已经开始。俄罗斯恐怖分子和恐怖分子本身的全部责任是世界上不再重复这种邪恶的先决条件。</text:p>
      <text:p text:style-name="P4">
今天，我们的州迈出了另一个神圣的步骤。 反对那些将为俄罗斯国家邪恶服务的人。 反对那些帮助摧毁俄罗斯勤奋并在俄罗斯本身和俄罗斯本身领土上的镇压中发挥关键作用的人。 关于乌克兰安全局提交的制裁列表，其中178个被添加到了我们的制裁列表中。 我们将尽力而为，这是俄罗斯独裁统治的助手清单中的一切都是他们对人和自由所做的一切。 对于每一个破碎的命运和每项刑事裁决，这有助于变成恐怖分子。</text:p>
      <text:p text:style-name="P4">
还有一个。 当然，我感谢这一天的士兵。 我们的每个战斗，每个部门。 Khortytsya，Tavriya，所有具有传染性的人，所有人都在职位，每个人都在帮助...我感谢您!谢谢您每本书，每一场战斗，每本被摧毁的占领者!</text:p>
      <text:p text:style-name="P4">
荣耀我们的英雄!荣耀所有保护乌克兰和乌克兰人生活的人!</text:p>
      <text:p text:style-name="P4">
我们会赢!</text:p>
      <text:p text:style-name="P4">
_ <text:span text:style-name="T4">
荣耀到乌克兰!</text:span>
 _</text:p>
      <text:p text:style-name="P4">
News Source: <text:a xlink:type="simple" xlink:href="https://www.ukrinform.ua/rubric-ato/3721508-ukraina-spilno-z-mks-pocala-rozsliduvanna-teraktu-na-kahovskij-ges-zelenskij.html" text:style-name="Internet_20_link" text:visited-style-name="Visited_20_Internet_20_Link">
https://www.ukrinform.ua/rubric-ato/3721508-ukraina-spilno-z-mks-pocala-rozsliduvanna-teraktu-na-kahovskij-ges-zelenskij.html</text:a>
</text:p>
      <!--NEWS-->
      <text:h text:style-name="P10" text:outline-level="1">
<text:span text:style-name="T4">
SBU展示了一次会议从守卫者的囚禁中解放</text:span>
</text:h>
      <text:p text:style-name="P4">
作者: Ukrinform (Person)</text:p>
      <text:p text:style-name="P4">
出版商: Укринформ (Organization)</text:p>
      <text:p text:style-name="P4">
出版时间: 2023-06-11T21:46:00+03:00</text:p>
      <text:p text:style-name="P4">
修改时间: 2023-06-11T21:46:00+03:00</text:p>
      <text:p text:style-name="P4">
描述: 乌克兰的安全局展示了乌克兰捍卫者从俄罗斯囚禁中解放的独家录像会议，这是另一种交流的结果。  - 乌克林。</text:p>
      <text:p text:style-name="P4">
图片: ['<text:a xlink:type="simple" xlink:href="https://static.ukrinform.com/photos/2023_06/thumb_files/630_360_1686510158-508.jpg" text:style-name="Internet_20_link" text:visited-style-name="Visited_20_Internet_20_Link">
630_360_16865...</text:a>
']</text:p>
      <text:p text:style-name="P4">
标签: ['СБУ', 'Військові', 'Полонені', 'Війна з Росією']</text:p>
      <text:p text:style-name="P4">
类型: Article</text:p>
      <!--METADATA-->
      <text:p text:style-name="P4">
<draw:frame draw:style-name="fr1" draw:name="Image213" text:anchor-type="as-char" svg:width="6.9236in" svg:height="3.956343in" draw:z-index="0">
<draw:image xlink:href="../Images/yкринформ/2023-06-11T21-46-00-03-00/630_360_1686510158-508.jpg" xlink:type="simple" xlink:show="embed" xlink:actuate="onLoad" draw:mime-type="image/jpeg"/>
</draw:frame>
乌克兰的服务显示，乌克兰捍卫者从俄罗斯囚禁中解放了一次独家录像会议，这是另一种交流。</text:p>
      <text:p text:style-name="P4">
正如乌克林福姆报道的那样，这已经报道了<text:a xlink:type="simple" xlink:href="https://ssu.gov.ua/novyny/z-polonu-zvilnyly-shche-95-ukraintsiv-ekskliuzyvne-video-sbu" text:style-name="Internet_20_link" text:visited-style-name="Visited_20_Internet_20_Link">
SBU</text:a>
。</text:p>
      <text:p text:style-name="P4">
“有95名乌克兰人被囚禁被释放。这是联合搜查中心和释放战俘的工作的结果，他们执行了协调员对战俘管理的决定，“该服务说。</text:p>
      <text:p text:style-name="P4">
<text:span text:style-name="T5">
viso：<text:a xlink:type="simple" xlink:href="https://www.youtube.com/watch" text:style-name="Internet_20_link" text:visited-style-name="Visited_20_Internet_20_Link">
SBU</text:a>
</text:span>
</text:p>
      <text:p text:style-name="P4">
<text:span text:style-name="T4">
另请阅读：</text:span>
 [乌克兰将返回平民<text:span text:style-name="T4">
与俄罗斯 - 制造者 - 库莱巴(Kuleba)一起捕获</text:span>
(https://www.ukrinform.ua/rubric-society/3720761-ukraina-povertatime-civilnih-polonenih-z-rf-dvoma-slahami-kuleba.html)如[Ukrinform]报道(https://www.ukrinform.ua/rubric-ato/3721443-se-95-ukrainskih-zahisnikiv-povernulisa-z-polonu.html)，6月11日，乌克兰从四名军事水手，11名警卫，29名国民警卫队和51名乌克兰军人的俘虏中返回。</text:p>
      <text:p text:style-name="P4">
<text:span text:style-name="T5">
foto：Andriy Yermak / Telegram</text:span>
</text:p>
      <text:p text:style-name="P4">
News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俄罗斯人炸毁了Zaporozhye Novodarivka地区的大坝 -  Tavriya的防御力量</text:span>
</text:h>
      <text:p text:style-name="P4">
作者: Ukrinform (Person)</text:p>
      <text:p text:style-name="P4">
出版商: Укринформ (Organization)</text:p>
      <text:p text:style-name="P4">
出版时间: 2023-06-11T21:56:00+03:00</text:p>
      <text:p text:style-name="P4">
修改时间: 2023-06-11T21:56:00+03:00</text:p>
      <text:p text:style-name="P4">
描述: 在Zaporizhzhia地区Novodarivka村的地区，俄罗斯人炸毁了一个大坝，这导致了Mokri河Yala河岸的洪水泛滥。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амба', 'Запоріжжя', 'Війна з Росією', 'Єдині новини']</text:p>
      <text:p text:style-name="P4">
类型: Article</text:p>
      <!--METADATA-->
      <text:p text:style-name="P4">
<draw:frame draw:style-name="fr1" draw:name="Image214" text:anchor-type="as-char" svg:width="6.9236in" svg:height="3.956343in" draw:z-index="0">
<draw:image xlink:href="../Images/yкринформ/2023-06-11T21-56-00-03-00/630_360_1669987737-966.jpg" xlink:type="simple" xlink:show="embed" xlink:actuate="onLoad" draw:mime-type="image/jpeg"/>
</draw:frame>
在Zaporizhzhia地区的Novodarivka地区，俄罗斯人炸毁了一个大坝，这导致沿Mokry河Yala河岸泛滥成灾。</text:p>
      <text:p text:style-name="P4">
乌克林福姆报道，塔夫里斯基方向瓦莱里·谢尔什(Valery Shershn)的国防军记者在全国性的电话“统一新闻”上进行了报道。</text:p>
      <text:p text:style-name="P4">
“敌人很紧张，并采用任何手段来防止塔夫里亚方向的闯入防守。 在Kakhovskaya Hins之后，还有进一步的<text:a xlink:type="simple" xlink:href="https://www.ukrinform.ua/tag-vibuh" text:style-name="Internet_20_link" text:visited-style-name="Visited_20_Internet_20_Link">
爆炸</text:a>
较小的储水坝的大坝。 我们有信息说，诺瓦达里夫卡(Novodarivka)附近有一个沃罗戈德卡(Vorogodka)的大坝，这导致了雅莱河(Mokri River Yalai)两岸的洪水。”</text:p>
      <text:p text:style-name="P4">
<text:span text:style-name="T4">
另请阅读：</text:span>
 <text:a xlink:type="simple" xlink:href="https://www.ukrinform.ua/rubric-regions/3721154-u-merezi-pokazali-kadri-ak-vigladae-kahovske-vodoshovise-pisla-pidrivu-rosianami-ges.html" text:style-name="Internet_20_link" text:visited-style-name="Visited_20_Internet_20_Link">
在网络中显示了俄罗斯水力发电站之后的Kakhovka水库的样子</text:a>
据他说，塔夫里斯基方向的部队的主要行动不受影响。</text:p>
      <text:p text:style-name="P4">
如<text:a xlink:type="simple" xlink:href="https://www.ukrinform.ua/rubric-ato/3721286-zsu-zvilnili-blagodatne.html" text:style-name="Internet_20_link" text:visited-style-name="Visited_20_Internet_20_Link">
报道</text:a>
，乌克兰军队解放了Blessed村庄，这是Donetsk和Zaporizhhzhya地区的领带。 在行动过程中，俘虏了六名俄罗斯士兵。</text:p>
      <text:p text:style-name="P4">
News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卡科夫斯卡亚水力发电站上爆炸的罪魁祸首只能是俄罗斯-Maasicas</text:span>
</text:h>
      <text:p text:style-name="P4">
作者: Ukrinform (Person)</text:p>
      <text:p text:style-name="P4">
出版商: Укринформ (Organization)</text:p>
      <text:p text:style-name="P4">
出版时间: 2023-06-11T22:08:00+03:00</text:p>
      <text:p text:style-name="P4">
修改时间: 2023-06-11T22:08:00+03:00</text:p>
      <text:p text:style-name="P4">
描述: 新闻协议迫使领先的国际媒体和新闻机构，例如彭博社和路透社，他们写了关于Kakhovski HPP大坝的破坏的文章，以宣传和俄罗斯一方。 但是，欧洲共同体清楚地表明，灾难的罪魁祸首只能是俄罗斯联邦。  - 乌克林。</text:p>
      <text:p text:style-name="P4">
图片: ['<text:a xlink:type="simple" xlink:href="https://static.ukrinform.com/photos/2021_12/thumb_files/630_360_1639397473-458.jpg" text:style-name="Internet_20_link" text:visited-style-name="Visited_20_Internet_20_Link">
630_360_16393...</text:a>
']</text:p>
      <text:p text:style-name="P4">
标签: ['Вибух', 'Каховська ГЕС', 'Маасікас', 'Війна з Росією', 'Єдині новини']</text:p>
      <text:p text:style-name="P4">
类型: Article</text:p>
      <!--METADATA-->
      <text:p text:style-name="P4">
<draw:frame draw:style-name="fr1" draw:name="Image215" text:anchor-type="as-char" svg:width="6.9236in" svg:height="3.956343in" draw:z-index="0">
<draw:image xlink:href="../Images/yкринформ/2023-06-11T22-08-00-03-00/630_360_1639397473-458.jpg" xlink:type="simple" xlink:show="embed" xlink:actuate="onLoad" draw:mime-type="image/jpeg"/>
</draw:frame>
新闻协议迫使领先的国际媒体和新闻机构，例如彭博社和路透社，他们写了关于Kakhovski HPP大坝的破坏的文章，以宣传和俄罗斯一方。 但是，欧洲共同体清楚地表明，灾难的罪魁祸首只能是俄罗斯联邦。</text:p>
      <text:p text:style-name="P4">
根据乌克林福姆的说法，这是在接受频道[Freedom]的采访中(https://youtu.be/yErLHjfPDPw)欧盟代表团Matti Maasikas的负责人欧盟大使说。</text:p>
      <text:p text:style-name="P4">
“这是一个可怕的悲剧，随后<text:a xlink:type="simple" xlink:href="https://www.ukrinform.ua/tag-vibuh" text:style-name="Internet_20_link" text:visited-style-name="Visited_20_Internet_20_Link">
爆炸</text:a>
但是，在新卡科夫卡的大坝的破坏实际上就是一个很好的例子。 是的，有一个新闻协议有义务将这个词交给另一侧。 但是，您会看到欧洲理事会夏尔米塞尔(Charlmicell)总统(欧盟外交政策和安全政策的高级代表)等一些政策是如何的，只有俄罗斯说。</text:p>
      <text:p text:style-name="P4">
他补充说，除当事方的评论外，国际出版物还考虑了专家。</text:p>
      <text:p text:style-name="P4">
“也有几位不同的专家说，在所有逻辑上，只有俄罗斯才会。 这很明显，因为这个大坝是纳德 - 俄罗斯的职业。 无论如何，他们承担着这一责任。”他说。</text:p>
      <text:p text:style-name="P4">
<text:span text:style-name="T4">
另请阅读：</text:span>
 <text:a xlink:type="simple" xlink:href="https://www.ukrinform.ua/rubric-polytics/3718944-predstavnictvo-es-uze-spivpracue-z-partnerami-dla-dopomogi-kahovskij-ges-maasikas.html" text:style-name="Internet_20_link" text:visited-style-name="Visited_20_Internet_20_Link">
EU代表团已经与Kakhovskaya Hydoment Highways合作 -  <text:span text:style-name="T4">
 Maasikas </text:span>
</text:a>
马西卡斯(Maasikas)在一次采访中还指出，乌克兰人没有动力炸毁大坝。</text:p>
      <text:p text:style-name="P4">
如[Ukrinform]报道(https://www.ukrinform.ua/rubric-other_news/3720776-pidriv-rosianami-kahovskoi-ges-usi-novini.html)，晚上，6月6日，俄罗斯军队炸毁了卡科夫卡水力发电站的大坝。</text:p>
      <text:p text:style-name="P4">
在Kherson地区，由于Kakhovka水力发电站的爆炸而开始了Yerizik洪水泛滥的危险场所的疏散。</text:p>
      <text:p text:style-name="P4">
News Source: <text:a xlink:type="simple" xlink:href="https://www.ukrinform.ua/rubric-polytics/3721505-vinuvaticeu-vibuhu-na-kahovskij-ges-moze-buti-lise-rosia-maasikas.html" text:style-name="Internet_20_link" text:visited-style-name="Visited_20_Internet_20_Link">
https://www.ukrinform.ua/rubric-polytics/3721505-vinuvaticeu-vibuhu-na-kahovskij-ges-moze-buti-lise-rosia-maasikas.html</text:a>
</text:p>
      <!--NEWS-->
      <text:h text:style-name="P10" text:outline-level="1">
<text:span text:style-name="T4">
大约四千人已经从被洪水淹没的领土上救出 - 总统</text:span>
</text:h>
      <text:p text:style-name="P4">
作者: Ukrinform (Person)</text:p>
      <text:p text:style-name="P4">
出版商: Укринформ (Organization)</text:p>
      <text:p text:style-name="P4">
出版时间: 2023-06-11T22:14:00+03:00</text:p>
      <text:p text:style-name="P4">
修改时间: 2023-06-11T22:14:00+03:00</text:p>
      <text:p text:style-name="P4">
描述: 乌克兰南部的救援行动正在进行中。 大约有4,000人已经从被洪水淹没的地方撤离。  - 乌克林。</text:p>
      <text:p text:style-name="P4">
图片: ['<text:a xlink:type="simple" xlink:href="https://static.ukrinform.com/photos/2023_06/thumb_files/630_360_1686503613-570.jpg" text:style-name="Internet_20_link" text:visited-style-name="Visited_20_Internet_20_Link">
630_360_16865...</text:a>
']</text:p>
      <text:p text:style-name="P4">
标签: ['Евакуація', 'Агресія РФ', 'Зеленський', 'Каховська ГЕС', 'Війна з Росією']</text:p>
      <text:p text:style-name="P4">
类型: Article</text:p>
      <!--METADATA-->
      <text:p text:style-name="P4">
<draw:frame draw:style-name="fr1" draw:name="Image216" text:anchor-type="as-char" svg:width="6.9236in" svg:height="3.956343in" draw:z-index="0">
<draw:image xlink:href="../Images/yкринформ/2023-06-11T22-14-00-03-00/630_360_1686503613-570.jpg" xlink:type="simple" xlink:show="embed" xlink:actuate="onLoad" draw:mime-type="image/jpeg"/>
</draw:frame>
在乌克兰南部长期运营。 大约有4,000人已经设法从被洪水淹没的地方蒸发。</text:p>
      <text:p text:style-name="P4">
在您晚上<text:a xlink:type="simple" xlink:href="https://t.me/V_Zelenskiy_official/6555" text:style-name="Internet_20_link" text:visited-style-name="Visited_20_Internet_20_Link">
上诉</text:a>
乌克林福姆报道说，乌克兰Zelensky总统报道。</text:p>
      <text:p text:style-name="P4">
泽伦斯基说：“我们继续在乌克兰南部的救援行动，大约有4000人被撤离。”</text:p>
      <text:p text:style-name="P4">
<text:span text:style-name="T4">
另请阅读：</text:span>
 <text:span text:style-name="T4">
 <text:a xlink:type="simple" xlink:href="https://www.ukrinform.ua/rubric-regions/3721442-obstril-evakuacijnogo-covna-na-hersonsini-troe-zagiblih-desatero-poranenih.html" text:style-name="Internet_20_link" text:visited-style-name="Visited_20_Internet_20_Link">
疏散船只炮击在赫尔森地区：Tri -Zagrey，十人受伤</text:a>
</text:span>
</text:p>
      <text:p text:style-name="P4">
他强调说，数十个城市和村庄仍然被淹没。 以及像以前一样，在赫尔森地区暂时占领的地区的最糟糕的毒品，从那里，所有幼虫都有助于撤离入侵者遭到抨击的乌克兰人。</text:p>
      <text:p text:style-name="P4">
“俄罗斯恐怖分子继续开火<text:span text:style-name="T4">
 <text:a xlink:type="simple" xlink:href="https://www.ukrinform.ua/tag-evakuacia" text:style-name="Internet_20_link" text:visited-style-name="Visited_20_Internet_20_Link">
疏散</text:a>
</text:span>
路线，疏散点，人们被带出的船只。 今天，其中一个解雇了三个人，这是我对亲戚和亲人的慰问。 又收获了十个人，其中两个是警察。 这是从Kherson地区半银行的Kardashinka撤离，” Zelensky说。</text:p>
      <text:p text:style-name="P4">
<text:span text:style-name="T4">
另请阅读：</text:span>
 <text:span text:style-name="T4">
 [尽管发生了大火，但在霍森地区撤离期间，有21人得救]](https://www.ukrinform.ua/rubric-regions/3721462-pid-cas-evakuacii-na-hersonsini-popri-obstril-vratuvali-21-ludinu.html)</text:span>
</text:p>
      <text:p text:style-name="P4">
据报道，从临时占领的赫尔森地区左岸撤离了112人，其中包括54名妇女和7名儿童。 6月11日，俄罗斯人摧毁了三艘疏散船，人们被带出被洪水淹没的竞标。 三人被杀，23人受伤，其中包括两名警察。</text:p>
      <text:p text:style-name="P4">
News Source: <text:a xlink:type="simple" xlink:href="https://www.ukrinform.ua/rubric-regions/3721517-z-pidtoplenih-teritorij-vze-vratuvali-blizko-cotiroh-tisac-ludej-prezident.html" text:style-name="Internet_20_link" text:visited-style-name="Visited_20_Internet_20_Link">
https://www.ukrinform.ua/rubric-regions/3721517-z-pidtoplenih-teritorij-vze-vratuvali-blizko-cotiroh-tisac-ludej-prezident.html</text:a>
</text:p>
      <!--NEWS-->
      <text:h text:style-name="P10" text:outline-level="1">
<text:span text:style-name="T4">
白天，尼古拉夫水位的水位减少了八厘米</text:span>
</text:h>
      <text:p text:style-name="P4">
作者: Ukrinform (Person)</text:p>
      <text:p text:style-name="P4">
出版商: Укринформ (Organization)</text:p>
      <text:p text:style-name="P4">
出版时间: 2023-06-11T22:23:00+03:00</text:p>
      <text:p text:style-name="P4">
修改时间: 2023-06-11T22:23:00+03:00</text:p>
      <text:p text:style-name="P4">
描述: 从6月11日的早晨到晚上，尼古拉夫水域的水位减少了八厘米，目前为61厘米。  - 乌克林。</text:p>
      <text:p text:style-name="P4">
图片: ['<text:a xlink:type="simple" xlink:href="https://static.ukrinform.com/photos/2023_06/thumb_files/630_360_1686509990-660.jpg" text:style-name="Internet_20_link" text:visited-style-name="Visited_20_Internet_20_Link">
630_360_16865...</text:a>
']</text:p>
      <text:p text:style-name="P4">
标签: ['Миколаїв', 'Вода', 'Каховська ГЕС', 'Затоплення']</text:p>
      <text:p text:style-name="P4">
类型: Article</text:p>
      <!--METADATA-->
      <text:p text:style-name="P4">
<draw:frame draw:style-name="fr1" draw:name="Image217" text:anchor-type="as-char" svg:width="6.9236in" svg:height="3.956343in" draw:z-index="0">
<draw:image xlink:href="../Images/yкринформ/2023-06-11T22-23-00-03-00/630_360_1686509990-660.jpg" xlink:type="simple" xlink:show="embed" xlink:actuate="onLoad" draw:mime-type="image/jpeg"/>
</draw:frame>
6月11日上午，尼古拉夫水域的水位又减少了八个百分点，目前为61厘米。</text:p>
      <text:p text:style-name="P4">
这是在[电报]中报道的(https://t.me/senkevichonline/4688)尼古拉城董事长亚历山大·森克维奇(Alexander Senkevich)报道了乌克林福姆。</text:p>
      <text:p text:style-name="P4">
“另一天-8厘米。21:00级<text:span text:style-name="T4">
 <text:a xlink:type="simple" xlink:href="https://www.ukrinform.ua/tag-voda" text:style-name="Internet_20_link" text:visited-style-name="Visited_20_Internet_20_Link">
水</text:a>
</text:span>
在Nikolaev +61 cm的水域中”， - 消息读取。</text:p>
      <text:p text:style-name="P4">
<text:span text:style-name="T4">
另请阅读：</text:span>
 <text:span text:style-name="T4">
 <text:a xlink:type="simple" xlink:href="https://www.ukrinform.ua/rubric-regions/3721501-u-hersoni-riven-vodi-u-dnipri-znizivsa-do-36-metra.html" text:style-name="Internet_20_link" text:visited-style-name="Visited_20_Internet_20_Link">
在Dniep​​er的Kherson水位下降至3.6米</text:a>
</text:span>
</text:p>
      <text:p text:style-name="P4">
如报道_ <text:span text:style-name="T4">
 <text:a xlink:type="simple" xlink:href="https://www.ukrinform.ua/rubric-other_news/3720776-pidriv-rosianami-kahovskoi-ges-usi-novini.html" text:style-name="Internet_20_link" text:visited-style-name="Visited_20_Internet_20_Link">
乌克林福姆</text:a>
</text:span>
 _，联合6月6日，俄罗斯军队破坏了卡科夫卡大坝 尼古拉夫(Nikolaev)的遗传因素是由于卡科夫卡水力发电厂的爆破而导致的。 这座城市淹没了海滩，班车，塔伦斯游艇俱乐部，位于dnieper-buzi河口的河岸上。</text:p>
      <text:p text:style-name="P4">
News Source: <text:a xlink:type="simple" xlink:href="https://www.ukrinform.ua/rubric-regions/3721512-za-den-riven-vodi-v-akvatorii-mikolaeva-znizivsa-se-na-visim-santimetriv.html" text:style-name="Internet_20_link" text:visited-style-name="Visited_20_Internet_20_Link">
https://www.ukrinform.ua/rubric-regions/3721512-za-den-riven-vodi-v-akvatorii-mikolaeva-znizivsa-se-na-visim-santimetriv.html</text:a>
</text:p>
      <!--NEWS-->
      <text:h text:style-name="P10" text:outline-level="1">
<text:span text:style-name="T4">
乌克兰是Jesky世界杯的银牌获得者</text:span>
</text:h>
      <text:p text:style-name="P4">
作者: Ukrinform (Person)</text:p>
      <text:p text:style-name="P4">
出版商: Укринформ (Organization)</text:p>
      <text:p text:style-name="P4">
出版时间: 2023-06-11T22:27:00+03:00</text:p>
      <text:p text:style-name="P4">
修改时间: 2023-06-11T22:27:00+03:00</text:p>
      <text:p text:style-name="P4">
描述: 在决赛中，乌克兰人在Bulite系列中让位给哈萨克斯坦。  - 乌克林。</text:p>
      <text:p text:style-name="P4">
图片: ['<text:a xlink:type="simple" xlink:href="https://static.ukrinform.com/photos/2023_06/thumb_files/630_360_1686511607-405.jpg" text:style-name="Internet_20_link" text:visited-style-name="Visited_20_Internet_20_Link">
630_360_16865...</text:a>
']</text:p>
      <text:p text:style-name="P4">
标签: ['Футбол']</text:p>
      <text:p text:style-name="P4">
类型: Article</text:p>
      <!--METADATA-->
      <text:p text:style-name="P4">
<draw:frame draw:style-name="fr1" draw:name="Image218" text:anchor-type="as-char" svg:width="6.9236in" svg:height="3.956343in" draw:z-index="0">
<draw:image xlink:href="../Images/yкринформ/2023-06-11T22-27-00-03-00/630_360_1686511607-405.jpg" xlink:type="simple" xlink:show="embed" xlink:actuate="onLoad" draw:mime-type="image/jpeg"/>
</draw:frame>
在决赛中，哈萨克斯坦在一系列欺凌者中承认。</text:p>
      <text:p text:style-name="P4">
来自哈萨克斯坦索卡(Sokka)的世界2023年世界2023年的乌克兰 - 元素 - 在乌克兰的决赛中2：2。(枪战后面的1：2)，报道乌克林福姆。</text:p>
      <text:p text:style-name="P4">
在上半场的五分钟之内，哈萨克斯坦在从角球飞向乌克兰的进球后的第10分钟席位两次，托德14分钟的哈萨克斯(Todin)在反击之后以2-0赢得了优势，以2-0赢得了使用。</text:p>
      <text:p text:style-name="P4">
在第18分钟，乌克兰降低了滞后的延迟。 在第37分钟，乌克兰设法比较了分数：安德烈·梅尔尼克(Andrey Melnyk)发行了两倍。</text:p>
      <text:p text:style-name="P4">
比赛的主要时间以2：2的成绩结束，获胜者决定了系列赛。 Bulite系列：第一次打击 - 两次未实现，第二次跳动 - 乌克兰得分，第三次罢工 - 哈萨克斯坦得分，第四笔，哈萨克斯塔纳比瓦。</text:p>
      <text:p text:style-name="P4">
对于乌克兰来说，这是朱斯世界杯决赛的第一个发行版，哈萨克斯坦夫妇在此阶段连续踢球(2022年从巴西击败).</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Ребров: Ми тут – показуємо, що Україна жива, ми граємо у<text:span text:style-name="T4">
футбол</text:span>
 </text:a>
哈萨克斯坦(Hazakhstan)是历史上第一次成为杰斯基(Jesky)的世界冠军，“银”(Silver)赢得了乌克兰人和墨西哥的“铜牌”。</text:p>
      <text:p text:style-name="P4">
照片：Soccafederation.com</text:p>
      <text:p text:style-name="P4">
News Source: <text:a xlink:type="simple" xlink:href="https://www.ukrinform.ua/rubric-sports/3721520-ukraina-sribnij-prizer-cempionatu-svitu-z-sokki.html" text:style-name="Internet_20_link" text:visited-style-name="Visited_20_Internet_20_Link">
https://www.ukrinform.ua/rubric-sports/3721520-ukraina-sribnij-prizer-cempionatu-svitu-z-sokki.html</text:a>
</text:p>
      <!--NEWS-->
      <text:h text:style-name="P10" text:outline-level="1">
<text:span text:style-name="T4">
乌克兰的男子国家队参加了四个金排球欧洲的决赛</text:span>
</text:h>
      <text:p text:style-name="P4">
作者: Ukrinform (Person)</text:p>
      <text:p text:style-name="P4">
出版商: Укринформ (Organization)</text:p>
      <text:p text:style-name="P4">
出版时间: 2023-06-11T22:35:00+03:00</text:p>
      <text:p text:style-name="P4">
修改时间: 2023-06-11T22:35:00+03:00</text:p>
      <text:p text:style-name="P4">
描述: 乌克兰人在第四轮击败了克罗地亚。  - 乌克林。</text:p>
      <text:p text:style-name="P4">
图片: ['<text:a xlink:type="simple" xlink:href="https://static.ukrinform.com/photos/2023_06/thumb_files/630_360_1686512048-411.jpg" text:style-name="Internet_20_link" text:visited-style-name="Visited_20_Internet_20_Link">
630_360_16865...</text:a>
']</text:p>
      <text:p text:style-name="P4">
标签: ['Євроліга', 'Волейбол']</text:p>
      <text:p text:style-name="P4">
类型: Article</text:p>
      <!--METADATA-->
      <text:p text:style-name="P4">
<draw:frame draw:style-name="fr1" draw:name="Image219" text:anchor-type="as-char" svg:width="6.9236in" svg:height="3.956343in" draw:z-index="0">
<draw:image xlink:href="../Images/yкринформ/2023-06-11T22-35-00-03-00/630_360_1686512048-411.jpg" xlink:type="simple" xlink:show="embed" xlink:actuate="onLoad" draw:mime-type="image/jpeg"/>
</draw:frame>
乌克兰人在第四轮奔跑。</text:p>
      <text:p text:style-name="P4">
男子排球国家队提前释放了四个Goldenourovroliga的决赛，这是由于克罗地亚第四轮的毁灭性胜利-25：17，25：21，25：22，Ukrinform报告。</text:p>
      <text:p text:style-name="P4">
在过去三轮的金排球欧洲灯光中，乌克兰在与北马其顿，克罗地亚和比利时的比赛中赢得了Tri -Permagon。</text:p>
      <text:p text:style-name="P4">
在第四轮比赛中，乌克兰人反对克罗地亚国家队。 第一盘以乌克兰排球运动员的胜利结束，后者在22分钟内以8分击败对手-25:17。 在第二次蓝色和黄色党开始时，他们赢得了四分，并带领塞思取得了21:25的胜利。 乌雷斯·塞蒂·乌克兰(Urreth Seti Ukraine)也在一开始就前进，但可以进行8：8的比较。 直到决定性党的结束之前，她才被授予其中一支球队的优势，但在第三盘结束时，乌克兰尼亚布拉(Ukrainianabula)取得了更大的成功-22:25。</text:p>
      <text:p text:style-name="P4">
得益于这一胜利，乌克兰进入了四个戈德鲁洛拉的决赛。</text:p>
      <text:p text:style-name="P4">
*!(https://www.ukrinform.ua/rubric-sports/3717945-colovica-zbirna-ukraini-peremogla-belgiu-u-matci-zolotoi-evroligi-z-volejbolu.html)乌克兰男子国家队参加了四个黄金欧洲天秤座的结局。2017年，乌克兰排球运动员赢得了比赛。</text:p>
      <text:p text:style-name="P4">
照片：cev.eu</text:p>
      <text:p text:style-name="P4">
News Source: <text:a xlink:type="simple" xlink:href="https://www.ukrinform.ua/rubric-sports/3721521-colovica-zbirna-ukraini-dostrokovo-vijsla-u-final-cotiroh-zolotoi-evroligi-z-volejbolu.html" text:style-name="Internet_20_link" text:visited-style-name="Visited_20_Internet_20_Link">
https://www.ukrinform.ua/rubric-sports/3721521-colovica-zbirna-ukraini-dostrokovo-vijsla-u-final-cotiroh-zolotoi-evroligi-z-volejbolu.html</text:a>
</text:p>
      <!--NEWS-->
      <text:h text:style-name="P10" text:outline-level="1">
<text:span text:style-name="T4">
每天在苏米地区边界开火的敌人，受到损害</text:span>
</text:h>
      <text:p text:style-name="P4">
作者: Ukrinform (Person)</text:p>
      <text:p text:style-name="P4">
出版商: Укринформ (Organization)</text:p>
      <text:p text:style-name="P4">
出版时间: 2023-06-11T22:37:00+03:00</text:p>
      <text:p text:style-name="P4">
修改时间: 2023-06-11T22:37:00+03:00</text:p>
      <text:p text:style-name="P4">
描述: 俄罗斯军队白天袭击了苏米地区边境社区，在敌对火灾的一个城市之一，多层式住宅建筑和电力线损坏。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ійна з Росією']</text:p>
      <text:p text:style-name="P4">
类型: Article</text:p>
      <!--METADATA-->
      <text:p text:style-name="P4">
<draw:frame draw:style-name="fr1" draw:name="Image220" text:anchor-type="as-char" svg:width="6.9236in" svg:height="3.956343in" draw:z-index="0">
<draw:image xlink:href="../Images/yкринформ/2023-06-11T22-37-00-03-00/630_360_1667124180-530.jpg" xlink:type="simple" xlink:show="embed" xlink:actuate="onLoad" draw:mime-type="image/jpeg"/>
</draw:frame>
鲁斯基夫斯卡亚(Ruskivskaya)遭到五次袭击萨姆地区(Sumy)地区边界的炮兵，在白天，在其中一场城市中，敌对大火遭到了多层住宅建筑和电力线的损害。</text:p>
      <text:p text:style-name="P4">
根据乌克林福姆的说法，Sumy地区军事行政部门在[Telegram]中报道(https://t.me/Sumy_news_ODA/16863)。</text:p>
      <text:p text:style-name="P4">
每天在边境地区总共记录了30起爆炸。 他们中的五个在贝洛皮亚社区被解雇。</text:p>
      <text:p text:style-name="P4">
是的，由于敌对<text:span text:style-name="T4">
 [炮击]，在Bilopillya中(https://www.ukrinform.ua/tag-obstril)</text:span>
四个私人所有权，两座高层建筑，电源线和六个私人车库。 为了打击，入侵者使用了枪支炮兵。</text:p>
      <text:p text:style-name="P4">
俄罗斯社区被财政部的免疫 - 武装部解雇 - 分别听到了六爆炸和八次爆炸。</text:p>
      <text:p text:style-name="P4">
<text:span text:style-name="T4">
另请阅读：</text:span>
 <text:span text:style-name="T4">
 <text:a xlink:type="simple" xlink:href="https://www.ukrinform.ua/rubric-ato/3721478-u-nikopoli-vnaslidok-vorozogo-obstrilu-poskodzenij-medzaklad.html" text:style-name="Internet_20_link" text:visited-style-name="Visited_20_Internet_20_Link">
由于敌对炮击损坏的医疗术的结果</text:a>
</text:span>
</text:p>
      <text:p text:style-name="P4">
Novoslobid社区也受到枪管炮兵和迫击炮的俄罗斯军队的袭击 - 发生了9次和两次爆炸。</text:p>
      <text:p text:style-name="P4">
据乌克林福姆报道，6月10日，俄罗斯军队在边境地区开火了23次。 敌人的大火下是Belopilsk，Krasnopil，Esman，Seredi-Budsk，Shalyginsk，Znob-Novgorod，Druzhbivska，Putivl和Velikopisarevsky社区。</text:p>
      <text:p text:style-name="P4">
News Source: <text:a xlink:type="simple" xlink:href="https://www.ukrinform.ua/rubric-ato/3721515-vorog-za-den-pat-raziv-obstrilav-prikordonna-sumsini-e-poskodzenna.html" text:style-name="Internet_20_link" text:visited-style-name="Visited_20_Internet_20_Link">
https://www.ukrinform.ua/rubric-ato/3721515-vorog-za-den-pat-raziv-obstrilav-prikordonna-sumsini-e-poskodzenna.html</text:a>
</text:p>
      <!--NEWS-->
      <text:h text:style-name="P10" text:outline-level="1">
<text:span text:style-name="T4">
危险沼泽：克里曼科警告不要尝试进入卡科夫卡水库</text:span>
</text:h>
      <text:p text:style-name="P4">
作者: Ukrinform (Person)</text:p>
      <text:p text:style-name="P4">
出版商: Укринформ (Organization)</text:p>
      <text:p text:style-name="P4">
出版时间: 2023-06-11T22:49:00+03:00</text:p>
      <text:p text:style-name="P4">
修改时间: 2023-06-11T22:49:00+03:00</text:p>
      <text:p text:style-name="P4">
描述: 敦促公民不要试图进入水库的遗址，在卡科夫卡水力发电站的俄罗斯人之后，水已经撤退了 - 现在有一个危险的沼泽。  - 乌克林。</text:p>
      <text:p text:style-name="P4">
图片: ['<text:a xlink:type="simple" xlink:href="https://static.ukrinform.com/photos/2023_06/thumb_files/630_360_1686336583-429.jpg" text:style-name="Internet_20_link" text:visited-style-name="Visited_20_Internet_20_Link">
630_360_16863...</text:a>
']</text:p>
      <text:p text:style-name="P4">
标签: ['Клименко', 'Каховська ГЕС', 'Болото', 'Каховське водосховище']</text:p>
      <text:p text:style-name="P4">
类型: Article</text:p>
      <!--METADATA-->
      <text:p text:style-name="P4">
<draw:frame draw:style-name="fr1" draw:name="Image221" text:anchor-type="as-char" svg:width="6.9236in" svg:height="3.956343in" draw:z-index="0">
<draw:image xlink:href="../Images/yкринформ/2023-06-11T22-49-00-03-00/630_360_1686336583-429.jpg" xlink:type="simple" xlink:show="embed" xlink:actuate="onLoad" draw:mime-type="image/jpeg"/>
</draw:frame>
公民并不试图不进入水库的遗址，卡科夫卡水力发电站的俄罗斯人的下午已经退缩了水 - 现在有一个危险的人。</text:p>
      <text:p text:style-name="P4">
关于<text:a xlink:type="simple" xlink:href="https://mvs.gov.ua/uk/news/igor-klimenko-pro-6-den-likvidaciyi-katastrofi-na-kaxovskii-ges" text:style-name="Internet_20_link" text:visited-style-name="Visited_20_Internet_20_Link">
视频更近的视频</text:a>
乌克利福姆(Igor Klimenko)说，乌克兰内部事务部长是消除了破坏卡克霍夫斯卡亚恐怖分子的后果的负责人。</text:p>
      <text:p text:style-name="P4">
“我呼吁每个想进入这些领土的公民，也许要拍摄，看看1950年代在水中加热的定居点是如何出来的。我想警告它非常危险。释放 * <text:span text:style-name="T5">
 * </text:span>
 * <text:span text:style-name="T5">
 * </text:span>
 * <text:span text:style-name="T5">
 <text:a xlink:type="simple" xlink:href="https://www.ukrinform.ua/tag-voda" text:style-name="Internet_20_link" text:visited-style-name="Visited_20_Internet_20_Link">
水</text:a>
</text:span>
*，不稳定，我们正在处理沼泽，地球很快就会收紧任何生物。”部长强调。</text:p>
      <text:p text:style-name="P4">
<text:span text:style-name="T5">
vido：[乌克兰的内政部电报频道]](https://t.me/mvs_ukraine/26279)</text:span>
</text:p>
      <text:p text:style-name="P4">
克里曼科(Klimenko)指出，执法人员展示了其他观察哨所，以防止进入人民，尤其是儿童的危险领土。</text:p>
      <text:p text:style-name="P4">
此外，在报道了消除俄罗斯恐怖袭击后果的第六天，克里曼科说，这项工作是在Kherson，Mykolaiv，Dnipropetrovsk，Odessa，Odessa和Zaporizhheaa地区进行的。 在赫尔森地区，有目的的降水，海岸线保留了350-400 m。</text:p>
      <text:p text:style-name="P4">
目前，解决了为人口提供饮酒和技术水的问题。 研究了井的问题，新的阵线训练以及将技术和饮用水运输到公民家中的问题。水的第一阶段将是奖品。 水是操作固定和移动捐赠的。 几周之内，将解决每个社区中水的技术补充。</text:p>
      <text:p text:style-name="P4">
“目前，专家正在研究DNIEPER河和其他河流的行为，这些河流在1950年代发射，当时是Kakhovka水电站发射时，”  - 知情的Kklimenko。</text:p>
      <text:p text:style-name="P4">
总部还检查了填海问题，将牛放在家里。</text:p>
      <text:p text:style-name="P4">
克里姆森科说：“农业企业的大部分地区已经为灌溉区损失或损失了水。因此，这是当今政府的优先事项。要使每个用水提供的解决方案。”</text:p>
      <text:p text:style-name="P4">
<text:span text:style-name="T4">
另请阅读：</text:span>
 <text:span text:style-name="T4">
 <text:a xlink:type="simple" xlink:href="https://www.ukrinform.ua/rubric-regions/3721373-kahovske-vodoshovise-vze-obmililo-na-70.html" text:style-name="Internet_20_link" text:visited-style-name="Visited_20_Internet_20_Link">
Kakhovka水库已经摇动了70％</text:a>
 </text:span>
</text:p>
      <text:p text:style-name="P4">
卡科夫卡水库水域也被第二次世界大战的现代弹药污染。 有一天，爆炸设备制造了五个受控刀片。</text:p>
      <text:p text:style-name="P4">
News Source: <text:a xlink:type="simple" xlink:href="https://www.ukrinform.ua/rubric-regions/3721509-nebezpecne-boloto-klimenko-zasterigae-vid-sprob-potrapiti-na-kahovske-vodoshovise.html" text:style-name="Internet_20_link" text:visited-style-name="Visited_20_Internet_20_Link">
https://www.ukrinform.ua/rubric-regions/3721509-nebezpecne-boloto-klimenko-zasterigae-vid-sprob-potrapiti-na-kahovske-vodoshovise.html</text:a>
</text:p>
      <!--NEWS-->
      <text:h text:style-name="P10" text:outline-level="1">
<text:span text:style-name="T4">
欧盟委员会取消了从乌克兰进口12种货物的禁令 - 斯蒂芬妮斯林</text:span>
</text:h>
      <text:p text:style-name="P4">
作者: Ukrinform (Person)</text:p>
      <text:p text:style-name="P4">
出版商: Укринформ (Organization)</text:p>
      <text:p text:style-name="P4">
出版时间: 2023-06-11T22:57:00+03:00</text:p>
      <text:p text:style-name="P4">
修改时间: 2023-06-11T22:57:00+03:00</text:p>
      <text:p text:style-name="P4">
描述: 6月5日，欧盟委员会继续限制进口六种类型的乌克兰农产品，取消了对进口其他11-12种商品的禁令。  - 乌克林。</text:p>
      <text:p text:style-name="P4">
图片: ['<text:a xlink:type="simple" xlink:href="https://static.ukrinform.com/photos/2023_02/thumb_files/630_360_1675362971-164.jpg" text:style-name="Internet_20_link" text:visited-style-name="Visited_20_Internet_20_Link">
630_360_16753...</text:a>
']</text:p>
      <text:p text:style-name="P4">
标签: ['Економіка', 'Єврокомісія', 'Імпорт', 'Стефанішина', 'Агропродукція']</text:p>
      <text:p text:style-name="P4">
类型: Article</text:p>
      <!--METADATA-->
      <text:p text:style-name="P4">
<draw:frame draw:style-name="fr1" draw:name="Image222" text:anchor-type="as-char" svg:width="6.9236in" svg:height="3.956343in" draw:z-index="0">
<draw:image xlink:href="../Images/yкринформ/2023-06-11T22-57-00-03-00/630_360_1675362971-164.jpg" xlink:type="simple" xlink:show="embed" xlink:actuate="onLoad" draw:mime-type="image/jpeg"/>
</draw:frame>
6月5日，欧盟委员会继续限制进口六种类型的乌克兰农产品，取而代之的是禁止进口其他11-12种商品。</text:p>
      <text:p text:style-name="P4">
乌克林福姆向乌克兰奥尔加·斯蒂芬斯林的欧洲太极拳融合的维奇雷米尔·米尼斯特(Viceremier-Minister)报道了这一点。(https://suspilne.media/504220-stefanisina-evrokomisia-dosluhalas-do-ukraini-z-privodu-zaboroni-importu-agroprodukcii/)”。</text:p>
      <text:p text:style-name="P4">
“我们认为，欧盟委员会于6月5日听取了我们的声音，当限制继续时，它们仅用于六种类型的产品，并对其他11或12种产品被废除，”  -  Vialalastfanishina。</text:p>
      <text:p text:style-name="P4">
<text:span text:style-name="T4">
另请阅读：</text:span>
 <text:span text:style-name="T4">
 <text:a xlink:type="simple" xlink:href="https://www.ukrinform.ua/rubric-economy/3721353-polski-agrarii-pripinili-blokuvanna-kordonu-z-ukrainou.html" text:style-name="Internet_20_link" text:visited-style-name="Visited_20_Internet_20_Link">
波兰农业主义者停止与乌克兰的边界封锁</text:a>
</text:span>
</text:p>
      <text:p text:style-name="P4">
她指出，今天在波兰 - 乌克兰边境已经停止了盛开，乌克兰将能够通过波兰运输产品到其他国家。</text:p>
      <text:p text:style-name="P4">
斯蒂芬尼斯山(Stephanyshina)指出，预计将在下周举行的协调平台会议，这将解决乌克兰产品的过境和专家的所有问题，并取消了这些禁令和损失赔偿的问题。</text:p>
      <text:p text:style-name="P4">
她强调，进口进口的损失是数亿发烧。</text:p>
      <text:p text:style-name="P4">
“这是一段很长的时间，鉴于9月在9月实施的额外限制，这是数亿欧元损失了我们的公司，我们缺乏的额外收入，因此，非法非法的后果是非法的禁令，”奥尔加说。</text:p>
      <text:p text:style-name="P4">
<text:span text:style-name="T4">
另请阅读：</text:span>
 <text:span text:style-name="T4">
 <text:a xlink:type="simple" xlink:href="https://www.ukrinform.ua/rubric-economy/3720101-ukraina-u-lutomu-bula-najbilsim-postacalnikom-agrarnoi-produkcii-do-es.html" text:style-name="Internet_20_link" text:visited-style-name="Visited_20_Internet_20_Link">
乌克兰2月是欧盟最大的农业产品供应商</text:a>
</text:span>
</text:p>
      <text:p text:style-name="P4">
6月5日，欧盟委员会继续限制乌克兰农产品的进口，直到2023年9月15日。 _ <text:span text:style-name="T4">
 <text:a xlink:type="simple" xlink:href="https://www.ukrinform.ua/rubric-economy/3718722-teper-oficijno-es-prodovziv-diu-obmezen-na-agroimport-z-ukraini-do-seredini-veresna.html" text:style-name="Internet_20_link" text:visited-style-name="Visited_20_Internet_20_Link">
将涉及限制</text:a>
</text:span>
 _乌克兰进口，玉米，菜籽和葵花籽。</text:p>
      <text:p text:style-name="P4">
News Source: <text:a xlink:type="simple" xlink:href="https://www.ukrinform.ua/rubric-economy/3721524-evrokomisia-skasuvala-zaboronu-na-import-12-grup-tovariv-z-ukraini-stefanisina.html" text:style-name="Internet_20_link" text:visited-style-name="Visited_20_Internet_20_Link">
https://www.ukrinform.ua/rubric-economy/3721524-evrokomisia-skasuvala-zaboronu-na-import-12-grup-tovariv-z-ukraini-stefanisina.html</text:a>
</text:p>
      <!--NEWS-->
      <text:h text:style-name="P10" text:outline-level="1">
<text:span text:style-name="T4">
在德国比赛中 - 乌克兰出售了全部3.5万张门票</text:span>
</text:h>
      <text:p text:style-name="P4">
作者: Ukrinform (Person)</text:p>
      <text:p text:style-name="P4">
出版商: Укринформ (Organization)</text:p>
      <text:p text:style-name="P4">
出版时间: 2023-06-11T23:02:00+03:00</text:p>
      <text:p text:style-name="P4">
修改时间: 2023-06-11T23:02:00+03:00</text:p>
      <text:p text:style-name="P4">
描述: 比赛将于6月12日举行。  - 乌克林。</text:p>
      <text:p text:style-name="P4">
图片: ['<text:a xlink:type="simple" xlink:href="https://static.ukrinform.com/photos/2023_06/thumb_files/630_360_1686512432-673.jpg" text:style-name="Internet_20_link" text:visited-style-name="Visited_20_Internet_20_Link">
630_360_16865...</text:a>
']</text:p>
      <text:p text:style-name="P4">
标签: ['Футбол', 'Ребров', 'Збірна України']</text:p>
      <text:p text:style-name="P4">
类型: Article</text:p>
      <!--METADATA-->
      <text:p text:style-name="P4">
<draw:frame draw:style-name="fr1" draw:name="Image223" text:anchor-type="as-char" svg:width="6.9236in" svg:height="3.956343in" draw:z-index="0">
<draw:image xlink:href="../Images/yкринформ/2023-06-11T23-02-00-03-00/630_360_1686512432-673.jpg" xlink:type="simple" xlink:show="embed" xlink:actuate="onLoad" draw:mime-type="image/jpeg"/>
</draw:frame>
比赛将于6月12日举行。</text:p>
      <text:p text:style-name="P4">
在德国的控制比赛中 - 乌克兰预计将是卖出的：所有3.5万张门票都参加了比赛，许多乌克兰人将成为观众，<text:a xlink:type="simple" xlink:href="https://uaf.ua/article/48474" text:style-name="Internet_20_link" text:visited-style-name="Visited_20_Internet_20_Link">
报告</text:a>
乌克林福姆报道，UAF Press Service。</text:p>
      <text:p text:style-name="P4">
乌克兰将于6月12日与德国在不来梅的德国在Vesstadion Stadium比赛。 比赛从基辅19:00开始。 比赛的广播将进行巨型和公众。</text:p>
      <text:p text:style-name="P4">
对于Naynima专员来说，与乌克兰的比赛将成为一周年纪念日，历史上排名第1000。 这场比赛的利润将归功于德国足球联盟，该联盟有助于受俄罗斯军事侵略影响的人们。</text:p>
      <text:p text:style-name="P4">
<text:span text:style-name="T4">
另请阅读：</text:span>
 <text:a xlink:type="simple" xlink:href="https://www.ukrinform.ua/rubric-sports/3721432-rebrov-mi-tut-pokazuemo-so-ukraina-ziva-mi-graemo-u-futbol.html" text:style-name="Internet_20_link" text:visited-style-name="Visited_20_Internet_20_Link">
<text:span text:style-name="T4">
 rib </text:span>
 in：我们在这里 - 我们证明乌克兰还活着，我们踢足球</text:a>
与德国的比赛结束后，“蓝色”将举行两次会议，以选择前欧洲前2024年与马其顿北部的会议(6月16日)和马耳他(6月19日).</text:p>
      <text:p text:style-name="P4">
Фото: uaf.ua</text:p>
      <text:p text:style-name="P4">
News Source: <text:a xlink:type="simple" xlink:href="https://www.ukrinform.ua/rubric-sports/3721523-na-matc-nimeccina-ukraina-prodano-vsi-35-tisac-kvitkiv.html" text:style-name="Internet_20_link" text:visited-style-name="Visited_20_Internet_20_Link">
https://www.ukrinform.ua/rubric-sports/3721523-na-matc-nimeccina-ukraina-prodano-vsi-35-tisac-kvitkiv.html</text:a>
</text:p>
      <!--NEWS-->
      <text:h text:style-name="P10" text:outline-level="1">
<text:span text:style-name="T4">
Zelensky与Duda谈论在维尔纽斯等待北约峰会</text:span>
</text:h>
      <text:p text:style-name="P4">
作者: Ukrinform (Person)</text:p>
      <text:p text:style-name="P4">
出版商: Укринформ (Organization)</text:p>
      <text:p text:style-name="P4">
出版时间: 2023-06-11T23:10:00+03:00</text:p>
      <text:p text:style-name="P4">
修改时间: 2023-06-11T23:10:00+03:00</text:p>
      <text:p text:style-name="P4">
描述: 乌克兰沃迪米尔·泽伦斯基（Ukraine Volodymyr Zelensky）总裁与他的波兰同事安德烈·杜达（Andrzej Duda）进行了对话。  - 乌克林。</text:p>
      <text:p text:style-name="P4">
图片: ['<text:a xlink:type="simple" xlink:href="https://static.ukrinform.com/photos/2022_08/thumb_files/630_360_1661256797-541.jpeg" text:style-name="Internet_20_link" text:visited-style-name="Visited_20_Internet_20_Link">
630_360_16612...</text:a>
']</text:p>
      <text:p text:style-name="P4">
标签: ['Дуда', 'Польща', 'Україна', 'Агресія РФ', 'Зеленський', 'Війна з Росією']</text:p>
      <text:p text:style-name="P4">
类型: Article</text:p>
      <!--METADATA-->
      <text:p text:style-name="P4">
<draw:frame draw:style-name="fr1" draw:name="Image225" text:anchor-type="as-char" svg:width="6.9236in" svg:height="3.956343in" draw:z-index="0">
<draw:image xlink:href="../Images/yкринформ/2023-06-11T23-10-00-03-00/630_360_1661256797-541.jpeg" xlink:type="simple" xlink:show="embed" xlink:actuate="onLoad" draw:mime-type="image/jpeg"/>
</draw:frame>
乌克兰沃迪米尔·泽伦斯基(Ukraine Volodymyr Zelensky)总统与他的波兰同事安德烈·朱达(Andrzejududa)进行了交谈。</text:p>
      <text:p text:style-name="P4">
乌克兰国家的负责人在[电报]中报道了这一点(https://t.me/V_Zelenskiy_official/6557?fbclid=IwAR2Oaf3PUEf9AtrSMuiB-z47Ynf4BsXRAbv0MefVNFZbqEbuRIpb1OdlaZo)，报道乌克林福姆。</text:p>
      <text:p text:style-name="P4">
Zelensky写道：“我们已经完成了与安德烈·杜达(Andrzej Duda)的较晚，一如既往的富有成效的对话。对北约峰会对维尔纽斯的期望越多。我们了解联盟对乌克兰的强大书籍的重要性。”</text:p>
      <text:p text:style-name="P4">
<text:span text:style-name="T4">
另请阅读：</text:span>
 <text:span text:style-name="T4">
 <text:a xlink:type="simple" xlink:href="https://www.ukrinform.ua/rubric-ato/3721508-ukraina-spilno-z-mks-pocala-rozsliduvanna-teraktu-na-kahovskij-ges-zelenskij.html" text:style-name="Internet_20_link" text:visited-style-name="Visited_20_Internet_20_Link">
乌克兰与国际空间站(ISS)开始调查中塔科霍夫斯基水力发电站的恐怖袭击-Zelensky</text:a>
</text:span>
</text:p>
      <text:p text:style-name="P4">
他还感谢波兰的强大防御支持，并讨论了战线的优先需求。</text:p>
      <text:p text:style-name="P4">
正如乌克林福姆报道的那样，乌克兰的国防军在顿涅茨克的执行_ <text:span text:style-name="T4">
 <text:a xlink:type="simple" xlink:href="https://www.ukrinform.ua/rubric-ato/3721286-zsu-zvilnili-blagodatne.html" text:style-name="Internet_20_link" text:visited-style-name="Visited_20_Internet_20_Link">
从俄罗斯侵略者发行的布拉戈达纳村</text:a>
，</text:span>
 _ <text:span text:style-name="T5">
 <text:span text:style-name="T4">
 [路的村庄)(https://www.ukrinform.ua/rubric-ato/3721444-zsu-zvilnili-neskucne-u-doneckij-oblasti.html)</text:span>
 _和</text:span>
 <text:span text:style-name="T4">
 <text:a xlink:type="simple" xlink:href="https://www.ukrinform.ua/rubric-ato/3721490-ukrainski-vijskovi-zvilnili-se-odin-naselenij-punkt-na-doneccini-makarivku.html" text:style-name="Internet_20_link" text:visited-style-name="Visited_20_Internet_20_Link">
makarivka</text:a>
</text:span>
 _。</text:p>
      <text:p text:style-name="P4">
News Source: <text:a xlink:type="simple" xlink:href="https://www.ukrinform.ua/rubric-polytics/3721526-zelenskij-pogovoriv-z-dudou-pro-ocikuvanna-vid-samitu-nato-u-vilnusi.html" text:style-name="Internet_20_link" text:visited-style-name="Visited_20_Internet_20_Link">
https://www.ukrinform.ua/rubric-polytics/3721526-zelenskij-pogovoriv-z-dudou-pro-ocikuvanna-vid-samitu-nato-u-vilnusi.html</text:a>
</text:p>
      <!--NEWS-->
      <text:h text:style-name="P10" text:outline-level="1">
<text:span text:style-name="T4">
星期一在乌克兰 - 有时有雷暴</text:span>
</text:h>
      <text:p text:style-name="P4">
作者: Ukrinform (Person)</text:p>
      <text:p text:style-name="P4">
出版商: Укринформ (Organization)</text:p>
      <text:p text:style-name="P4">
出版时间: 2023-06-11T23:27:00+03:00</text:p>
      <text:p text:style-name="P4">
修改时间: 2023-06-11T23:27:00+03:00</text:p>
      <text:p text:style-name="P4">
描述: 6月12日星期一，乌克兰在乌克兰的天气晴朗，在大多数地区将下雨。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Прогноз', 'Літо']</text:p>
      <text:p text:style-name="P4">
类型: Article</text:p>
      <!--METADATA-->
      <text:p text:style-name="P4">
<draw:frame draw:style-name="fr1" draw:name="Image226" text:anchor-type="as-char" svg:width="6.9236in" svg:height="3.956343in" draw:z-index="0">
<draw:image xlink:href="../Images/yкринформ/2023-06-11T23-27-00-03-00/630_360_1609397815-516.jpg" xlink:type="simple" xlink:show="embed" xlink:actuate="onLoad" draw:mime-type="image/jpeg"/>
</draw:frame>
婴儿，6月12日，乌克兰将在天气晴朗的情况下保持多云，大多数地区都会下雨。</text:p>
      <text:p text:style-name="P4">
乌克兰形式在乌克兰水文气象学中心报道。</text:p>
      <text:p text:style-name="P4">
“在Zhytomyr，Khmelnitsky和Rivne地区中等(在某些地方很重要)<text:a xlink:type="simple" xlink:href="https://www.ukrinform.ua/tag-dos" text:style-name="Internet_20_link" text:visited-style-name="Visited_20_Internet_20_Link">
雨</text:a>
; 在东南，波尔塔瓦地区的东部(晚上在哈尔基夫(Kharkiv)，卢汉斯克(Luhansk)和dnipropetrovsk，下雨的地方)，有时会带有雷暴； 该领土的其余部分有小雨。”</text:p>
      <text:p text:style-name="P4">
乌克兰的风是东北7-12 m/s的，阵风为15-20 m/s。</text:p>
      <text:p text:style-name="P4">
下午12-17°的西部和北部7-12°的温度； 在剩下的时间11-16°(在海洋的海洋高达19°)，下午17-22°。</text:p>
      <text:p text:style-name="P4">
6月12日在基辅和基辅地区，小雨。 夜晚的骨骼温度为9-11°，下午14-16°； 在晚上7-12°的晚上，下午12-17°。</text:p>
      <text:p text:style-name="P4">
在接下来的两天，在乌克兰，短期降雨，雷暴，仅在6月13日下午在东部地区没有降水。 东风，东北，5-10m/s。</text:p>
      <text:p text:style-name="P4">
晚上9-14°的温度在南部至17°； 下午19-24°，6月13日，在南部至26°，在北部地区16-21°，在西部地区13-18°。</text:p>
      <text:p text:style-name="P4">
在首都地区，6月13日至14日在雷暴短暂的叶子中，雷雨的地方有多云。 6月13日晚上9-11°，下午16-18°的夜晚在基辅的温度； 6月14日，12-14°，下午22-24°。 晚上9-14°的区域； 6月13日，6月14日，6月14日，19-24°。</text:p>
      <text:p text:style-name="P4">
<text:span text:style-name="T4">
另请阅读：</text:span>
 <text:span text:style-name="T4">
 <text:a xlink:type="simple" xlink:href="https://www.ukrinform.ua/rubric-kyiv/3717054-u-kievi-traven-viavivsa-najsuhisim-za-ves-cas-sposterezen.html" text:style-name="Internet_20_link" text:visited-style-name="Visited_20_Internet_20_Link">
在基辅五月一直是最干燥的时间</text:a>
</text:span>
</text:p>
      <text:p text:style-name="P4">
在6月15日至16日，乌克兰也将盛行多雨的天气。 特别是东部，东部，6月15日，在南部，在中央地区，雨水，雷暴； 在其余领土内没有降水。</text:p>
      <text:p text:style-name="P4">
晚上10-16°的温度在该国南部，最高19°； 下午22-28°。</text:p>
      <text:p text:style-name="P4">
6月15日至16日在基辅和该地区，没有降水。 下午25-27°，晚上13-15°的首都的温度； 在晚上11-16°的晚上，下午22-27°。</text:p>
      <text:p text:style-name="P4">
News Source: <text:a xlink:type="simple" xlink:href="https://www.ukrinform.ua/rubric-regions/3721332-v-ukraini-u-ponedilok-dosi-podekudi-z-grozami.html" text:style-name="Internet_20_link" text:visited-style-name="Visited_20_Internet_20_Link">
https://www.ukrinform.ua/rubric-regions/3721332-v-ukraini-u-ponedilok-dosi-podekudi-z-grozami.html</text:a>
</text:p>
      <!--NEWS-->
      <text:h text:style-name="P10" text:outline-level="1">
<text:span text:style-name="T4">
尼科波尔区收到了额外的消防车进行水运输</text:span>
</text:h>
      <text:p text:style-name="P4">
作者: Ukrinform (Person)</text:p>
      <text:p text:style-name="P4">
出版商: Укринформ (Organization)</text:p>
      <text:p text:style-name="P4">
出版时间: 2023-06-11T23:46:00+03:00</text:p>
      <text:p text:style-name="P4">
修改时间: 2023-06-11T23:46:00+03:00</text:p>
      <text:p text:style-name="P4">
描述: Dnipropetrovsk地区的Nikopol区收到了一辆额外的18辆消防车，用于将水运送到社区。  - 乌克林。</text:p>
      <text:p text:style-name="P4">
图片: ['<text:a xlink:type="simple" xlink:href="https://static.ukrinform.com/photos/2018_04/thumb_files/630_360_1525023227-8399.jpeg" text:style-name="Internet_20_link" text:visited-style-name="Visited_20_Internet_20_Link">
630_360_15250...</text:a>
']</text:p>
      <text:p text:style-name="P4">
标签: ['Нікополь', 'Вода', 'Пожежна безпека', 'Каховська ГЕС']</text:p>
      <text:p text:style-name="P4">
类型: Article</text:p>
      <!--METADATA-->
      <text:p text:style-name="P4">
<draw:frame draw:style-name="fr1" draw:name="Image227" text:anchor-type="as-char" svg:width="6.9236in" svg:height="3.956343in" draw:z-index="0">
<draw:image xlink:href="../Images/yкринформ/2023-06-11T23-46-00-03-00/630_360_1525023227-8399.jpeg" xlink:type="simple" xlink:show="embed" xlink:actuate="onLoad" draw:mime-type="image/jpeg"/>
</draw:frame>
Dnipropetrovsk地区的Nikopol区收到了另外18名消防员，将水运送到社区。</text:p>
      <text:p text:style-name="P4">
关于<text:a xlink:type="simple" xlink:href="https://t.me/Yevtushenko_E/4119" text:style-name="Internet_20_link" text:visited-style-name="Visited_20_Internet_20_Link">
电报</text:a>
据报道，乌克林福姆报道说，伊夫根尼·耶夫图申科的负责人。</text:p>
      <text:p text:style-name="P4">
“在内部事务部长伊戈尔·克里曼科(Igor Klimenko)的指示下，他任命了乌克兰总统，以消除尼科波尔区的纳卡科夫斯基水力发电站的恐怖袭击的后果，尼科波尔区还接到了18名消防员。</text:p>
      <text:p text:style-name="P4">
<text:span text:style-name="T4">
另请阅读：</text:span>
 <text:span text:style-name="T4">
 <text:a xlink:type="simple" xlink:href="https://www.ukrinform.ua/rubric-ato/3720749-vorog-za-den-trici-obstrilav-nikopolskij-rajon.html" text:style-name="Internet_20_link" text:visited-style-name="Visited_20_Internet_20_Link">
敌人每天在尼科波尔区开火</text:a>
</text:span>
</text:p>
      <text:p text:style-name="P4">
此外，大量的瓶装水被运送到尼科波尔市。 边缘继续增加漏油点的数量。</text:p>
      <text:p text:style-name="P4">
Ukrzaliznytsia继续向领土运送大量技术水。</text:p>
      <text:p text:style-name="P4">
<text:span text:style-name="T4">
另请阅读：</text:span>
 <text:span text:style-name="T4">
 <text:a xlink:type="simple" xlink:href="https://www.ukrinform.ua/rubric-regions/3720688-u-dvoh-rajonah-dnipropetrovsini-problemi-z-vodopostacannam-cerez-pidriv-kahovskoi-ges.html" text:style-name="Internet_20_link" text:visited-style-name="Visited_20_Internet_20_Link">
在Dnipropetrovsk地区的两个地区，由于Kakhovka水力发电站而带有导数供应</text:a>
</text:span>
</text:p>
      <text:p text:style-name="P4">
正如乌克林福姆报道的那样，由于俄罗斯人的探索<text:span text:style-name="T4">
 <text:a xlink:type="simple" xlink:href="https://www.ukrinform.ua/tag-kahovska-ges" text:style-name="Internet_20_link" text:visited-style-name="Visited_20_Internet_20_Link">
Kakhovskaya水电站</text:a>
</text:span>
和降低水位的是Nikopol和Kryvyi rih dnipropetrovsk的供水问题。</text:p>
      <text:p text:style-name="P4">
News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Kryvyi Rih的每个居民都应将用水量减少40％-Vilkul</text:span>
</text:h>
      <text:p text:style-name="P4">
作者: Ukrinform (Person)</text:p>
      <text:p text:style-name="P4">
出版商: Укринформ (Organization)</text:p>
      <text:p text:style-name="P4">
出版时间: 2023-06-11T2:23:00+03:00</text:p>
      <text:p text:style-name="P4">
修改时间: 2023-06-11T21:23:00+03:00</text:p>
      <text:p text:style-name="P4">
描述: 由于Kakhovskaya水电站，Kryvyi Rih的居民需要将用水量减少40％。  - 乌克林。</text:p>
      <text:p text:style-name="P4">
图片: ['<text:a xlink:type="simple" xlink:href="https://static.ukrinform.com/photos/2020_01/thumb_files/630_360_1580371786-838.jpg" text:style-name="Internet_20_link" text:visited-style-name="Visited_20_Internet_20_Link">
630_360_15803...</text:a>
']</text:p>
      <text:p text:style-name="P4">
标签: ['Кривий Ріг', 'Вілкул', 'Вода', 'Каховська ГЕС']</text:p>
      <text:p text:style-name="P4">
类型: Article</text:p>
      <!--METADATA-->
      <text:p text:style-name="P4">
<draw:frame draw:style-name="fr1" draw:name="Image228" text:anchor-type="as-char" svg:width="6.9236in" svg:height="3.956343in" draw:z-index="0">
<draw:image xlink:href="../Images/yкринформ/2023-06-11T2-23-00-03-00/630_360_1580371786-838.jpg" xlink:type="simple" xlink:show="embed" xlink:actuate="onLoad" draw:mime-type="image/jpeg"/>
</draw:frame>
由于Kakhovka水电站，Kryvyi Rih的居民需要将消费量减少40％。</text:p>
      <text:p text:style-name="P4">
关于<text:a xlink:type="simple" xlink:href="https://t.me/vilkul/3554" text:style-name="Internet_20_link" text:visited-style-name="Visited_20_Internet_20_Link">
电报</text:a>
乌克利福姆报道，克里维·里希(Kryvyi Rih)负责人亚历山大·维尔库尔(Alexander Vilkul)报道。</text:p>
      <text:p text:style-name="P4">
“工业企业已经在[水]旁边的村庄中最小化消费(https://www.ukrinform.ua/tag-voda)Prescharivvodvodokanal每天四个小时提供水。 但是主要的消费者是城市的人口。 对于每个人来说，将用水量减少40％非常重要。这是要这样做的。”他说。</text:p>
      <text:p text:style-name="P4">
根据一年前城市军事管理局负责人的说法，乌克兰公民开始为这种情况做准备。 得益于大规模的工作，南部和卡拉丘诺尼维水库的水被泵送到末积的水平，现在使Citywater实际上以较大的模式运行，并且城市中的水是控制的，其质量得到了控制。</text:p>
      <text:p text:style-name="P4">
维尔库尔(Vilkul)保证，包括技术塔诺组织措施的计划立即进行了运作。 有时间的库存 - 大约一个月，如果没有储蓄，表一个半月 - 如果有节省。</text:p>
      <text:p text:style-name="P4">
“那些必须在拔水的技术解决方案，没有人在这么短的时间内完成。在这段时间里，我们需要实施严肃的项目，以使纽约市继续供水，”  - 写道。</text:p>
      <text:p text:style-name="P4">
维尔库尔(Vilkul)表示，如果人口不节省，一个月后，有70％的水将没有水。 这70％包括-Ternovsky，Pokrovsky，Ingulets，Dovgintsev地区，Saksagansky的一部分(来自mc..evileyna，进一步)taspine冶金学。 Razhachuniv Reservoir提供的Dovgintsev和Saksagan Districts-Water到Central City区及部分tentalurgic。 在城市的这一部分，供水没有风险。</text:p>
      <text:p text:style-name="P4">
据报道，今天，Rynikinikopol的Kakhovka水库水平已经为9.35米，速度为16.8米。 白天，从爆破的那一刻起，水位降低了超过一米 - 超过7米。 从海岸旋转了数百米。</text:p>
      <text:p text:style-name="P4">
<text:span text:style-name="T4">
另请阅读：</text:span>
 [破坏Kakhovskaya水力发电站：Kryvyi Roguzations Onl的供水(https://www.ukrinform.ua/rubric-regions/3720888-pidriv-kahovskoi-ges-vodopostacanna-krivogo-rogu-zdijsnuetsa-viklucno-na-rezervah.html)</text:p>
      <text:p text:style-name="P4">
6月8日，在3.20夜间，水平落入了南部水库，即卡科夫卡水 - 现有的系统，用于将水储存水从卡科夫卡储水储存到南部，从该城市提供了70％的城市，从而变得难以访问。</text:p>
      <text:p text:style-name="P4">
[在6月6日晚上，俄罗斯军队炸毁了卡霍夫斯卡雅水力发电站]](https://www.ukrinform.ua/rubric-other_news/3720776-pidriv-rosianami-kahovskoi-ges-usi-novini.html)造成了霍森·塔米科夫(Kherson Tamikolaev)地区的一部分洪水，同时 - 卡科夫斯基农场(Kakhovsky Farm)的严重打磨。</text:p>
      <text:p text:style-name="P4">
News Source: <text:a xlink:type="simple" xlink:href="https://www.ukrinform.ua/rubric-regions/3721499-kozen-zitel-krivogo-rogu-mae-skorotiti-spozivanna-vodi-na-40-vilkul.html" text:style-name="Internet_20_link" text:visited-style-name="Visited_20_Internet_20_Link">
https://www.ukrinform.ua/rubric-regions/3721499-kozen-zitel-krivogo-rogu-mae-skorotiti-spozivanna-vodi-na-40-vilkul.html</text:a>
</text:p>
      <!--NEWS-->
      <text:h text:style-name="P10" text:outline-level="1">
<text:span text:style-name="T4">
在Kherson，DNIEPER的水位降至3.6米</text:span>
</text:h>
      <text:p text:style-name="P4">
作者: Ukrinform (Person)</text:p>
      <text:p text:style-name="P4">
出版商: Укринформ (Organization)</text:p>
      <text:p text:style-name="P4">
出版时间: 2023-06-11T3:26:00+03:00</text:p>
      <text:p text:style-name="P4">
修改时间: 2023-06-11T21:26:00+03:00</text:p>
      <text:p text:style-name="P4">
描述: 赫尔森邮政邮政的DNIEPER河的水位降至3.6米。  - 乌克林。</text:p>
      <text:p text:style-name="P4">
图片: ['<text:a xlink:type="simple" xlink:href="https://static.ukrinform.com/photos/2023_06/thumb_files/630_360_1686507989-257.jpg" text:style-name="Internet_20_link" text:visited-style-name="Visited_20_Internet_20_Link">
630_360_16865...</text:a>
']</text:p>
      <text:p text:style-name="P4">
标签: ['Дніпро', 'Херсон', 'Вода', 'Затоплення']</text:p>
      <text:p text:style-name="P4">
类型: Article</text:p>
      <!--METADATA-->
      <text:p text:style-name="P4">
<draw:frame draw:style-name="fr1" draw:name="Image229" text:anchor-type="as-char" svg:width="6.9236in" svg:height="3.956343in" draw:z-index="0">
<draw:image xlink:href="../Images/yкринформ/2023-06-11T3-26-00-03-00/630_360_1686507989-257.jpg" xlink:type="simple" xlink:show="embed" xlink:actuate="onLoad" draw:mime-type="image/jpeg"/>
</draw:frame>
赫尔森邮报邮政中的Dniep​​er河的水平降至3.6米。</text:p>
      <text:p text:style-name="P4">
根据乌克林福姆的说法，[Telegram]报告了州紧急服务。(https://t.me/dsns_telegram/17531)。</text:p>
      <text:p text:style-name="P4">
“截至20:00，在“赫尔森”邮报的创建中，在Dniep​​er河上有促进水平下降<text:a xlink:type="simple" xlink:href="https://www.ukrinform.ua/tag-voda" text:style-name="Internet_20_link" text:visited-style-name="Visited_20_Internet_20_Link">
水</text:a>
骨盆为3.6 m(从一天开始就减少了50厘米； 降低至177厘米的最大水平)”， - 消息读取。</text:p>
      <text:p text:style-name="P4">
根据SES的说法，Nikopol Post的Kakhovsky水库已记录(自事故以来)乘以7.67米</text:p>
      <text:p text:style-name="P4">
在赫尔森地区的右岸，仍有32个定居点洪水泛滥(3 801房屋，在20套房屋上减少)，在临时捕获的银行 -  14个定居点。</text:p>
      <text:p text:style-name="P4">
SES的工作涉及760名员工和174件设备，包括47个游泳工具(包括五个合并服务单元).</text:p>
      <text:p text:style-name="P4">
<text:span text:style-name="T4">
Читайте також:</text:span>
 <text:a xlink:type="simple" xlink:href="https://www.ukrinform.ua/rubric-regions/3721486-riven-vodi-na-zatoplenij-hersonsini-vze-stanovit-mens-ak-cotiri-metri.html" text:style-name="Internet_20_link" text:visited-style-name="Visited_20_Internet_20_Link">
 Рівень води на затопленій <text:span text:style-name="T4">
Херсонщині</text:span>
 вже становитьменш як чотири метри </text:a>
Kherson正在研究SESA设备的移动运营小组和性能提高的技术(五个Bugun Snowblood).</text:p>
      <text:p text:style-name="P4">
Як повідомляв Укрінформ, станом на 07:00 11 червня рівень води у Дніпрі устворі поста "Херсон" був на рівні 3,92 метра. На Каховському водосховищі устворі поста "Нікополь" фіксувалося зниження рівня на 7,35 метра.</text:p>
      <text:p text:style-name="P4">
<text:span text:style-name="T5">
Фото: ДСНС</text:span>
</text:p>
      <text:p text:style-name="P4">
News Source: <text:a xlink:type="simple" xlink:href="https://www.ukrinform.ua/rubric-regions/3721501-u-hersoni-riven-vodi-u-dnipri-znizivsa-do-36-metra.html" text:style-name="Internet_20_link" text:visited-style-name="Visited_20_Internet_20_Link">
https://www.ukrinform.ua/rubric-regions/3721501-u-hersoni-riven-vodi-u-dnipri-znizivsa-do-36-metra.html</text:a>
</text:p>
      <!--NEWS-->
      <text:h text:style-name="P10" text:outline-level="1">
<text:span text:style-name="T4">
消除了8个新的“偏见”国外逃生渠道</text:span>
</text:h>
      <text:p text:style-name="P4">
作者: ['АРМІЯINFORM']</text:p>
      <text:p text:style-name="P4">
时间: 2023-06-11T42:00:00-04:00</text:p>
      <text:p text:style-name="P4">
描述: Bezpeki服务系统地从系统地维克里瓦（Vicriva）的非法运输频道，用于格罗马岛的警戒线...与乌克兰2022年的战争，与乌克兰的最新新闻战争，今天与乌克兰的新闻，乌克兰2022年的新闻战争，今天将在乌克兰和俄罗斯之间以及俄罗斯和俄罗斯以及何时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标签: ['STOPRUSSIA', 'АГРЕСІЯ РФ', 'ВТОРГНЕННЯ РФ', 'СБУ', 'УХИЛЯНТИ']</text:p>
      <text:p text:style-name="P4">
类别: News</text:p>
      <!--METADATA-->
      <text:p text:style-name="P4">
<draw:frame draw:style-name="fr1" draw:name="Image230" text:anchor-type="as-char" svg:width="6.9236in" svg:height="4.615733in" draw:z-index="0">
<draw:image xlink:href="../Images/AРМІЯINFORM/2023-06-11T42-00-00-04-00/sbu1.jpeg" xlink:type="simple" xlink:show="embed" xlink:actuate="onLoad" draw:mime-type="image/jpeg"/>
</draw:frame>
安全服务系统地揭示了应征者非法穿越的渠道。 在乌克兰多个地区的复杂活动中，消除了8个新计划，并拘留了15名非法“交通”组织者。 他们承诺客户将他们带到我国以外的伪造文件或绕过检查站。对这种“服务”的费用进行了不同的评估。 最高金额为12000美元。</text:p>
      <text:p text:style-name="P4">
关于它<text:a xlink:type="simple" xlink:href="https://www.facebook.com/SecurSerUkraine/posts/pfbid02sWBQHrWoZaWQMfHT4gYH86KC1edwWV21pq9TndCB7d2XFZuasHKk7r2BjNyBfzY6l" text:style-name="Internet_20_link" text:visited-style-name="Visited_20_Internet_20_Link">
报告</text:a>
乌克兰的安全服务。</text:p>
      <text:p text:style-name="P4">
<text:span text:style-name="T4">
*是的，在基辅：</text:span>
</text:p>
      <text:p text:style-name="P4">
人们对首都律师的怀疑得到了告知。 为了金钱，他出于健康原因为不适合服兵役提供了虚拟的工作，这是由于“残疾人组”的注册。</text:p>
      <text:p text:style-name="P4">
首都非法迁移的另一个渠道被内部安全安全服务的工作人员所阻止。 它的功能超过10人。 攻击者建议潜在的新兵以志愿者的名义离开乌克兰。 为此，经销商注册了慈善组织，该组织用于实施“计划”。</text:p>
      <text:p text:style-name="P4">
SBU的工作人员拘留了一名设备的组织者在收到的1万尤罗(Yeuro)的一包虚拟文件，以出发前往欧盟。</text:p>
      <text:p text:style-name="P4">
<text:a xlink:type="simple" xlink:href="https://armyinform.com.ua/wp-content/uploads/2023/06/sbu5.jpeg" text:style-name="Internet_20_link" text:visited-style-name="Visited_20_Internet_20_Link">
!(Images/AРМІЯINFORM/2023-06-11T42-00-00-04-00/sbu5-150x150.jpeg)</text:a>
</text:p>
      <text:p text:style-name="P4">
<text:a xlink:type="simple" xlink:href="https://armyinform.com.ua/wp-content/uploads/2023/06/sbu6.jpeg" text:style-name="Internet_20_link" text:visited-style-name="Visited_20_Internet_20_Link">
<draw:frame draw:style-name="fr1" draw:name="Image231" text:anchor-type="as-char" svg:width="6.9236in" svg:height="6.9236in" draw:z-index="0">
<draw:image xlink:href="../Images/AРМІЯINFORM/2023-06-11T42-00-00-04-00/sbu6-150x150.jpeg" xlink:type="simple" xlink:show="embed" xlink:actuate="onLoad" draw:mime-type="image/jpeg"/>
</draw:frame>
</text:a>
<text:span text:style-name="T4">
*在ivano-frankivsk地区：</text:span>
</text:p>
      <text:p text:style-name="P4">
两名当地人被拘留，其中一名有俄罗斯护照。 他们通过喀尔巴阡山脉的偏远道路非法地给予应征者，以进入该国的一个国家。 为此，攻击者将“逃避”带到密码子线几公里，然后伴随着山上的预备路线上的山峰。</text:p>
      <text:p text:style-name="P4">
<text:span text:style-name="T4">
*在LVIV地区：</text:span>
</text:p>
      <text:p text:style-name="P4">
消除了另外两个非法迁移渠道。 对于第一个组织而言，是领土社区的当地志愿者组成的一群人的不利负责人。 根据调查，他出售了虚拟的医疗单位进行兵役。</text:p>
      <text:p text:style-name="P4">
<text:a xlink:type="simple" xlink:href="https://armyinform.com.ua/wp-content/uploads/2023/06/sbu4.jpeg" text:style-name="Internet_20_link" text:visited-style-name="Visited_20_Internet_20_Link">
<draw:frame draw:style-name="fr1" draw:name="Image232" text:anchor-type="as-char" svg:width="6.9236in" svg:height="6.9236in" draw:z-index="0">
<draw:image xlink:href="../Images/AРМІЯINFORM/2023-06-11T42-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233" text:anchor-type="as-char" svg:width="6.9236in" svg:height="6.9236in" draw:z-index="0">
<draw:image xlink:href="../Images/AРМІЯINFORM/2023-06-11T42-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234" text:anchor-type="as-char" svg:width="6.9236in" svg:height="6.9236in" draw:z-index="0">
<draw:image xlink:href="../Images/AРМІЯINFORM/2023-06-11T42-00-00-04-00/sbu3-150x150.jpeg" xlink:type="simple" xlink:show="embed" xlink:actuate="onLoad" draw:mime-type="image/jpeg"/>
</draw:frame>
</text:a>
<text:span text:style-name="T4">
*在Transcarpathia中：</text:span>
</text:p>
      <text:p text:style-name="P4">
SBU内部安全部门的工作人员又封锁了“逃避”的另外三个迪亚姆人。 第一个组织涉及该地区的5个居民。其中是当地慈善基金会的两名代表。 入侵者专门从事志愿者出国旅行的伪造文件。</text:p>
      <text:p text:style-name="P4">
接下来的两个非法迁移渠道组织了6个当地人。 他们通过SO称为“绿色”帮助客户越过边界。</text:p>
      <text:p text:style-name="P4">
在所有暴露的事实中，根据艺术进行调查。 乌克兰刑法的332(乌克兰州边界的人的非法穿越).</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News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NEWS-->
      <text:h text:style-name="P10" text:outline-level="1">
<text:span text:style-name="T4">
乌克兰后卫将手榴弹直接放在占领者的头上</text:span>
</text:h>
      <text:p text:style-name="P4">
作者: ['АРМІЯINFORM']</text:p>
      <text:p text:style-name="P4">
时间: 2023-06-11T44:00:00-04:00</text:p>
      <text:p text:style-name="P4">
描述: 乌克兰防御能力进入ZIS -Washkogennya攻击潜力...与乌克兰2022年的战争，与乌克兰与乌克兰的最新新闻，今天与乌克兰2022年的新闻战争，乌克兰和俄罗斯，俄罗斯，俄罗斯，俄罗斯和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12/granata.jpg" text:style-name="Internet_20_link" text:visited-style-name="Visited_20_Internet_20_Link">
granata.jpg</text:a>
']</text:p>
      <text:p text:style-name="P4">
标签: []</text:p>
      <text:p text:style-name="P4">
类别: News</text:p>
      <!--METADATA-->
      <text:p text:style-name="P4">
<draw:frame draw:style-name="fr1" draw:name="Image235" text:anchor-type="as-char" svg:width="6.9236in" svg:height="4.609323in" draw:z-index="0">
<draw:image xlink:href="../Images/AРМІЯINFORM/2023-06-11T44-00-00-04-00/granata.jpg" xlink:type="simple" xlink:show="embed" xlink:actuate="onLoad" draw:mime-type="image/jpeg"/>
</draw:frame>
说明性照片</text:p>
      <text:p text:style-name="P4">
乌克兰的辩护部队继续采取措施中和俄罗斯占领军的袭击。</text:p>
      <text:p text:style-name="P4">
关于它<text:a xlink:type="simple" xlink:href="https://dpsu.gov.ua/ua/news/%20video%20-vluchno-bahmutimo-okupantiv/" text:style-name="Internet_20_link" text:visited-style-name="Visited_20_Internet_20_Link">
报告</text:a>
乌克兰国家边境服务。</text:p>
      <text:p text:style-name="P4">
前几天，在巴赫穆特(Bakhmut)的方向上，乌克兰捍卫者摧毁了敌人的步兵。</text:p>
      <text:p text:style-name="P4">
武装力战队的战斗人员揭示了入侵者向战斗恢复线的运动。 为了消除在森林腰带中搬迁的入侵者，该任务已收到了下一枚枪支 - 自动手榴弹发射器边界卫队的计算。</text:p>
      <text:p text:style-name="P4">
我们从无人机中的无人机准确地识别出目标的坐标和十叶手榴弹直接落在入侵者的头上。 突然炮击两名霍尔斯托特，另外三名受伤。</text:p>
      <text:p text:style-name="P4">
News Source: <text:a xlink:type="simple" xlink:href="https://armyinform.com.ua/2023/06/11/ukrayinski-zahysnyky-skynuly-granaty-pryamo-na-golovy-okupantiv/" text:style-name="Internet_20_link" text:visited-style-name="Visited_20_Internet_20_Link">
https://armyinform.com.ua/2023/06/11/ukrayinski-zahysnyky-skynuly-granaty-pryamo-na-golovy-okupantiv/</text:a>
</text:p>
      <!--NEWS-->
      <text:h text:style-name="P10" text:outline-level="1">
<text:span text:style-name="T4">
Kirill Budanov有时直接参与特殊行动-Andrey Yusov</text:span>
</text:h>
      <text:p text:style-name="P4">
作者: ['АРМІЯINFORM']</text:p>
      <text:p text:style-name="P4">
时间: 2023-06-11T46: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20230610-2.jpg" text:style-name="Internet_20_link" text:visited-style-name="Visited_20_Internet_20_Link">
20230610-2.jpg</text:a>
']</text:p>
      <text:p text:style-name="P4">
标签: ['STOPRUSSIA', 'АГРЕСІЯ РФ', 'ВТОРГНЕННЯ РФ', 'ГУР МІНОБОРОНИ УКРАЇНИ']</text:p>
      <text:p text:style-name="P4">
类别: News</text:p>
      <!--METADATA-->
      <text:p text:style-name="P4">
<draw:frame draw:style-name="fr1" draw:name="Image236" text:anchor-type="as-char" svg:width="6.9236in" svg:height="5.1927in" draw:z-index="0">
<draw:image xlink:href="../Images/AРМІЯINFORM/2023-06-11T46-00-00-04-00/20230610-2.jpg" xlink:type="simple" xlink:show="embed" xlink:actuate="onLoad" draw:mime-type="image/jpeg"/>
</draw:frame>
乌克兰国防部智力部主要局长，基里尔·布达塔诺夫(Kirill Budanov)，有时直接参加了银军事情报的特殊行动。</text:p>
      <text:p text:style-name="P4">
关于它<text:a xlink:type="simple" xlink:href="https://gur.gov.ua/content/kyrylo-budanov-vlasnym-prykladom-motyvuie-biitsiv-ta-komandyriv-hur-mo-ukrainy.html" text:style-name="Internet_20_link" text:visited-style-name="Visited_20_Internet_20_Link">
报告</text:a>
IOU情报的主要管理。</text:p>
      <text:p text:style-name="P4">
“ 201222年底在哈尔基夫地区发布俄罗斯洛佐瓦村的特别行动 - 不是唯一的例子，也不是唯一的行动，Kiriloolexievich Budanov直接参与了。 他向乌克兰国防部的代表说。</text:p>
      <text:p text:style-name="P4">
根据安德里·尤索夫(Andriy Yusov)的说法，乌克兰的军事情报只会从中受益。</text:p>
      <text:p text:style-name="P4">
安德烈·尤索夫(Andrey Yusov)说：“当指挥官直接在地面上时，他知道并看到他正在放弃，这允许做出更负责任和必要的决定。”</text:p>
      <text:p text:style-name="P4">
据乌克兰内政部的宗师代表说，敌人是由十几个少将基里尔·布达马诺夫(Kiril Budanov)进行的，并没有停止试图影响某些乌克兰军事情报的工作，尤其是整个安全的工作和国防部整体。</text:p>
      <text:p text:style-name="P4">
“古尔继续其有效的工作。 所有单位，所有涉及信息的工作，数据收集和许多方向(公共和非公共)他们都没有有效地停止了一个小时。 敌人试图并试图影响安全和防御部门的不同方式的事实将是。 但是古尔不会停止，也不会停止一个小时，”安德烈·尤索夫(Andrei Yusov)说。</text:p>
      <text:p text:style-name="P4">
News Source: <text:a xlink:type="simple" xlink:href="https://armyinform.com.ua/2023/06/11/kyrylo-budanov-inodi-bezposeredno-bere-uchast-u-speczoperacziyah-andrij-yusov/" text:style-name="Internet_20_link" text:visited-style-name="Visited_20_Internet_20_Link">
https://armyinform.com.ua/2023/06/11/kyrylo-budanov-inodi-bezposeredno-bere-uchast-u-speczoperacziyah-andrij-yusov/</text:a>
</text:p>
      <!--NEWS-->
      <text:h text:style-name="P10" text:outline-level="1">
<text:span text:style-name="T4">
白狼单位的特种部队展示了入侵者如何销毁</text:span>
</text:h>
      <text:p text:style-name="P4">
作者: ['АРМІЯINFORM']</text:p>
      <text:p text:style-name="P4">
时间: 2023-06-11T48:00:00-04:00</text:p>
      <text:p text:style-name="P4">
描述: 特殊认可SBU PIDRODILE“ Bilis Vodk” Podpoptiss Shitv pid on Skhodi ...与乌克兰2022年的战争，与乌克兰的最新新闻，今天与乌克兰2022的新闻，今天上次与乌克兰的新闻战争，将与乌克兰和俄罗斯之间的战争，以及何时在，何时进行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237" text:anchor-type="as-char" svg:width="6.9236in" svg:height="4.367194in" draw:z-index="0">
<draw:image xlink:href="../Images/AРМІЯINFORM/2023-06-11T48-00-00-04-00/a8879da467f5ef3186c59aa101cecbce_id76321_1300x820_141_650x410.jpg" xlink:type="simple" xlink:show="embed" xlink:actuate="onLoad" draw:mime-type="image/jpeg"/>
</draw:frame>
说明性照片</text:p>
      <text:p text:style-name="P4">
来自白狼单位的SBU特种部队在乌克兰战争的基础上驱动入侵者。</text:p>
      <text:p text:style-name="P4">
关于它<text:a xlink:type="simple" xlink:href="https://www.facebook.com/SecurSerUkraine/videos/1439414836875028/" text:style-name="Internet_20_link" text:visited-style-name="Visited_20_Internet_20_Link">
报告</text:a>
乌克兰的安全服务。</text:p>
      <text:p text:style-name="P4">
我们的24/7勇士队在最热门的地方工作，以解决战es，并加强乌克兰土地，成为占领者的坟墓。</text:p>
      <text:p text:style-name="P4">
<text:span text:style-name="T4">
仅一周的后卫被摧毁：</text:span>
</text:p>
      <ul>
        <li>
7坦克 * 15装甲的装甲 *装甲车，卡车和工程设备</li>
      </ul>
      <text:p text:style-name="P4">
News Source: <text:a xlink:type="simple" xlink:href="https://armyinform.com.ua/2023/06/11/speczpryznachenczi-pidrozdilu-bilyj-vovk-pokazaly-yak-nyshhat-okupantiv/" text:style-name="Internet_20_link" text:visited-style-name="Visited_20_Internet_20_Link">
https://armyinform.com.ua/2023/06/11/speczpryznachenczi-pidrozdilu-bilyj-vovk-pokazaly-yak-nyshhat-okupantiv/</text:a>
</text:p>
      <!--NEWS-->
      <text:h text:style-name="P10" text:outline-level="1">
<text:span text:style-name="T4">
乌克兰与ICS一起</text:span>
</text:h>
      <text:p text:style-name="P4">
作者: Ukrinform (Person)</text:p>
      <text:p text:style-name="P4">
出版商: Укринформ (Organization)</text:p>
      <text:p text:style-name="P4">
出版时间: 2023-06-11T4:37:00+03:00</text:p>
      <text:p text:style-name="P4">
修改时间: 2023-06-11T21:37:00+03:00</text:p>
      <text:p text:style-name="P4">
描述: 在卡科夫斯卡雅水电站发生灾难的第一天，检察官向国际刑事法院的检察官发出了适当的上诉，以调查这场灾难。 所有乌克兰执法人员和其他机构的工作都达到了最大最大的作用。  - 乌克林。</text:p>
      <text:p text:style-name="P4">
图片: ['<text:a xlink:type="simple" xlink:href="https://static.ukrinform.com/photos/2023_05/thumb_files/630_360_1685379837-541.png" text:style-name="Internet_20_link" text:visited-style-name="Visited_20_Internet_20_Link">
630_360_16853...</text:a>
']</text:p>
      <text:p text:style-name="P4">
标签: None</text:p>
      <text:p text:style-name="P4">
类型: Article</text:p>
      <!--METADATA-->
      <text:p text:style-name="P4">
<draw:frame draw:style-name="fr1" draw:name="Image238" text:anchor-type="as-char" svg:width="6.9236in" svg:height="3.956343in" draw:z-index="0">
<draw:image xlink:href="../Images/yкринформ/2023-06-11T4-37-00-03-00/630_360_1685379837-541.png" xlink:type="simple" xlink:show="embed" xlink:actuate="onLoad" draw:mime-type="image/png"/>
</draw:frame>
在Kakhovskaya水力发电站发生灾难之后的第一个性别，检察官向国际刑事法院向国际刑事法院办公室提出了适当的上诉，以调查这场灾难。 所有乌克兰执法人员和其他机构的工作都达到了最大最大的作用。</text:p>
      <text:p text:style-name="P4">
在您的[上诉]中(https://www.youtube.com/watch?v=dvj9z50oeNo)乌克林福姆报道说，在战争的第473届战争结束时，乌克林福姆说。</text:p>
      <text:p text:style-name="P4">
_ <text:span text:style-name="T4">
亲爱的乌克兰人，乌克兰人!</text:span>
 _</text:p>
      <text:p text:style-name="P4">
如今，我们有95人被俄罗斯囚禁返回，其中31人是Mariupol的后卫。 大多数是普通和中士，两名军官。 武器，国民警卫队，边防部队。 我感谢我们的团队：Budanov，Yermak，Baby，Lubin，正在进行交流，感谢您的结果。 做的好各位!每个乌克兰人，我们都必须将每个乌克兰人从俄罗斯人撤出。</text:p>
      <text:p text:style-name="P4">
我们继续在乌克兰南部的救援行动，大约有4000人被撤离。 像以前一样，数十个城市和村庄仍然被洪水淹没，这是霍森地区暂时占领的地区。</text:p>
      <text:p text:style-name="P4">
我们一次又一次地感谢我们的人民：军事人员，警察，救援人员。我感谢志愿者，医生，地方当局 - 向在Kakhovskaya Hydreectric Power厂造成灾难后感染人们的任何人，尤其是感谢那些帮助的人尤其是让人们从被占领的领土造成。 这是极其困难，危险的，它是一种特殊的英雄主义。 谢谢您的每一份挽救的生命!</text:p>
      <text:p text:style-name="P4">
俄罗斯恐怖分子继续开火疏散路线，穿刺，被带走的船只……今天，三人因其中之一而丧生。 这是从赫尔森地区左岸的村庄Kardashinka撤离的……入侵者造成了这场灾难，破坏了挥杆，将人们扔到被淹没的城市和村庄里，他们仍然建立了船，然后人们试图带走这艘船...甚至比俄罗斯国家更加隐蔽。</text:p>
      <text:p text:style-name="P4">
这些天，国际刑事法院的代表访问了赫尔森地区。灾难发生后的第一天，检察长向国际刑事法院办公室向国际刑事法院办公室发出了相应的上诉，以调查这场灾难，并工作已经开始。俄罗斯恐怖分子和恐怖分子本身的全部责任是世界上不再重复这种邪恶的先决条件。</text:p>
      <text:p text:style-name="P4">
今天，我们的州迈出了另一个神圣的步骤。 反对那些将为俄罗斯国家邪恶服务的人。 反对那些帮助摧毁俄罗斯勤奋并在俄罗斯本身和俄罗斯本身领土上的镇压中发挥关键作用的人。 关于乌克兰安全局提交的制裁列表，其中178个被添加到了我们的制裁列表中。 我们将尽力而为，这是俄罗斯独裁统治的助手清单中的一切都是他们对人和自由所做的一切。 对于每一个破碎的命运和每项刑事裁决，这有助于变成恐怖分子。</text:p>
      <text:p text:style-name="P4">
还有一个。 当然，我感谢这一天的士兵。 我们的每个战斗，每个部门。 Khortytsya，Tavriya，所有具有传染性的人，所有人都在职位，每个人都在帮助...我感谢您!谢谢您每本书，每一场战斗，每本被摧毁的占领者!</text:p>
      <text:p text:style-name="P4">
荣耀我们的英雄!荣耀所有保护乌克兰和乌克兰人生活的人!</text:p>
      <text:p text:style-name="P4">
我们会赢!</text:p>
      <text:p text:style-name="P4">
_ <text:span text:style-name="T4">
荣耀到乌克兰!</text:span>
 _</text:p>
      <text:p text:style-name="P4">
News Source: <text:a xlink:type="simple" xlink:href="https://www.ukrinform.ua/rubric-ato/3721508-ukraina-spilno-z-mks-pocala-rozsliduvanna-teraktu-na-kahovskij-ges-zelenskij.html" text:style-name="Internet_20_link" text:visited-style-name="Visited_20_Internet_20_Link">
https://www.ukrinform.ua/rubric-ato/3721508-ukraina-spilno-z-mks-pocala-rozsliduvanna-teraktu-na-kahovskij-ges-zelenskij.html</text:a>
</text:p>
      <!--NEWS-->
      <text:h text:style-name="P10" text:outline-level="1">
<text:span text:style-name="T4">
占领者承认，俄罗斯人正在赫森地区的当地人口中挑选船只 - 古尔的拦截</text:span>
</text:h>
      <text:p text:style-name="P4">
作者: ['АРМІЯINFORM']</text:p>
      <text:p text:style-name="P4">
时间: 2023-06-11T50:00:00-04:00</text:p>
      <text:p text:style-name="P4">
描述: Viiskovy RF Rozpoviv关于Posli Pili Pisli Pisdriva Kakhovo Ges Tu的洪水，...与乌克兰2022年的战争，与乌克兰的最新新闻，今天与乌克兰的新闻，今天与乌克兰的新闻战争，今天与乌克兰2022年的新闻战争，乌克兰和俄罗斯和俄罗斯和俄罗斯之间的战争将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ГУР МО УКРАЇНИ', 'ГУР МОУ']</text:p>
      <text:p text:style-name="P4">
类别: News</text:p>
      <!--METADATA-->
      <text:p text:style-name="P4">
<draw:frame draw:style-name="fr1" draw:name="Image239" text:anchor-type="as-char" svg:width="6.9236in" svg:height="3.894525in" draw:z-index="0">
<draw:image xlink:href="../Images/AРМІЯINFORM/2023-06-11T50-00-00-04-00/337531944_232614265847457_8544501692430122370_n.jpg" xlink:type="simple" xlink:show="embed" xlink:actuate="onLoad" draw:mime-type="image/jpeg"/>
</draw:frame>
军方谈到了洪水泛滥之后，他们正在从当地人口捡起船只爆炸后的卡霍夫斯卡亚水力发电站。</text:p>
      <text:p text:style-name="P4">
对卡科夫斯卡雅人的大坝故意爆炸的另一个确认将在[截获]中(https://t.me/DIUkraine)在恐怖袭击时，在乌克兰南部与妻子的拉皮斯特的电话交谈。</text:p>
      <text:p text:style-name="P4">
<text:span text:style-name="T5">
占用者告诉他，他参加了军事和武器的疏散。 但是，没有提供当地居民的帮助：“我们只是撤离了自己。” 他进一步说明，水的迅速上升是一个惊喜，因为事先警告他们不会有大洪水：“一般而言，他们说水不会强烈上升。 所以我们没有收集东西。 然后，它已经按压了多少，迅速保存了一切。” </text:span>
与妻子遗憾的占领者唯一无法保存“ shktki”。 由于犯罪而陷入困境的人们的命运没有考虑到。</text:p>
      <text:p text:style-name="P4">
我们保证，对于针对乌克兰的每一次军事犯罪，正确的正确付款!</text:p>
      <text:p text:style-name="P4">
News Source: <text:a xlink:type="simple" xlink:href="https://armyinform.com.ua/2023/06/11/okupant-vyznav-shho-rosiyany-vidbyraly-chovny-v-misczevogo-naselennya-na-hersonshhyni-perehoplennya-gur/" text:style-name="Internet_20_link" text:visited-style-name="Visited_20_Internet_20_Link">
https://armyinform.com.ua/2023/06/11/okupant-vyznav-shho-rosiyany-vidbyraly-chovny-v-misczevogo-naselennya-na-hersonshhyni-perehoplennya-gur/</text:a>
</text:p>
      <!--NEWS-->
      <text:h text:style-name="P10" text:outline-level="1">
<text:span text:style-name="T4">
乌克兰防空已摧毁了2枚有翼的导弹和20个形状的无人机</text:span>
</text:h>
      <text:p text:style-name="P4">
作者: ['АРМІЯINFORM']</text:p>
      <text:p text:style-name="P4">
时间: 2023-06-11T52:00:00-04:00</text:p>
      <text:p text:style-name="P4">
描述: 关于TSE在Facebook，ZSU的总参谋部。 “上次过去了……与乌克兰2022年的战争，与乌克兰的战争是今天的最新消息，与乌克兰2022的战争是今天的最后一场新闻，乌克兰和俄罗斯之间的战争是否会发生战争？ 2022年与乌克兰与乌克兰的战争，是否会在不久的将来与乌克兰进行战争，说，与乌克兰的战争，今天的乌克兰新闻，乌克兰新闻，乌克兰媒体在俄罗斯的乌克兰新闻</text:p>
      <text:p text:style-name="P4">
图片: ['<text:a xlink:type="simple" xlink:href="https://armyinform.com.ua/wp-content/uploads/2022/10/1-29.jpg" text:style-name="Internet_20_link" text:visited-style-name="Visited_20_Internet_20_Link">
1-29.jpg</text:a>
']</text:p>
      <text:p text:style-name="P4">
标签: ['STOPRUSSIA', 'ГШ ЗСУ', 'ХРОНІКА ОБОРОНИ']</text:p>
      <text:p text:style-name="P4">
类别: News</text:p>
      <!--METADATA-->
      <text:p text:style-name="P4">
<draw:frame draw:style-name="fr1" draw:name="Image240" text:anchor-type="as-char" svg:width="6.9236in" svg:height="3.894525in" draw:z-index="0">
<draw:image xlink:href="../Images/AРМІЯINFORM/2023-06-11T52-00-00-04-00/1-29.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在最后一天，俄罗斯入侵者在乌克兰袭击了下一枚导弹和航空罢工，尤其是8枚导弹，特别是4个有翼的伊斯坎德·洛克纳当基地，以及35个伊朗伊朗无人机，如Shahd Prostitutes和关键的基础设施。</text:p>
      <text:p text:style-name="P4">
消息说：“ 2翼火箭和20个无人机被防空力量和手段摧毁。”</text:p>
      <text:p text:style-name="P4">
News Source: <text:a xlink:type="simple" xlink:href="https://armyinform.com.ua/2023/06/11/ukrayinska-ppo-znyshhyla-2-krylati-rakety-ta-20-udarnyh-bpla-typu-shahed/" text:style-name="Internet_20_link" text:visited-style-name="Visited_20_Internet_20_Link">
https://armyinform.com.ua/2023/06/11/ukrayinska-ppo-znyshhyla-2-krylati-rakety-ta-20-udarnyh-bpla-typu-shahed/</text:a>
</text:p>
      <!--NEWS-->
      <text:h text:style-name="P10" text:outline-level="1">
<text:span text:style-name="T4">
在动员的俄罗斯联邦中，增加了未能遵守命令，破坏性，非统治关系和荒漠的案件</text:span>
</text:h>
      <text:p text:style-name="P4">
作者: ['АРМІЯINFORM']</text:p>
      <text:p text:style-name="P4">
时间: 2023-06-11T54:00:00-04:00</text:p>
      <text:p text:style-name="P4">
描述: 关于TSE在Facebook，ZSU的总参谋部。 “通过vidsuteniy的法律...与乌克兰2022年的战争，与乌克兰的战争是今天的最新消息，即与乌克兰2022年的战争，今天的战争将在乌克兰和俄罗斯之间发生战争，当与乌克兰的战争之间会发生战争在2022年，是否会在不久的将来与乌克兰进行战争，说，与乌克兰的战争，今天的乌克兰新闻，乌克兰新闻，乌克兰媒体在俄罗斯的乌克兰新闻</text:p>
      <text:p text:style-name="P4">
图片: ['<text:a xlink:type="simple" xlink:href="https://armyinform.com.ua/wp-content/uploads/2023/06/2785966.jpg" text:style-name="Internet_20_link" text:visited-style-name="Visited_20_Internet_20_Link">
2785966.jpg</text:a>
']</text:p>
      <text:p text:style-name="P4">
标签: ['STOPRUSSIA', 'ГШ ЗСУ', 'ДУТА', 'ДУТА ВЕЛИЧ РОСАРМІЇ']</text:p>
      <text:p text:style-name="P4">
类别: News</text:p>
      <!--METADATA-->
      <text:p text:style-name="P4">
<draw:frame draw:style-name="fr1" draw:name="Image241" text:anchor-type="as-char" svg:width="6.9236in" svg:height="4.369813in" draw:z-index="0">
<draw:image xlink:href="../Images/AРМІЯINFORM/2023-06-11T54-00-00-04-00/2785966.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由于缺乏在俄罗斯军队中通过维里安服务部门的最终条款的法律规范，因此在战场上缺乏重大影响力，以及恐慌对俄罗斯动员案件的未来前景的蔓延，因此未能增加未能实现的案件。符合订单，破坏性，非建立关系。</text:p>
      <text:p text:style-name="P4">
为了解决这些问题，俄罗斯联邦武装部队的总参谋长负责消息读取。</text:p>
      <text:p text:style-name="P4">
News Source: <text:a xlink:type="simple" xlink:href="https://armyinform.com.ua/2023/06/11/sered-mobilizovanyh-rf-pochastishaly-vypadky-nevykonannya-nakaziv-sabotazhu-nestatutnyh-vzayemyn-ta-dezertyrstva-genshtab/" text:style-name="Internet_20_link" text:visited-style-name="Visited_20_Internet_20_Link">
https://armyinform.com.ua/2023/06/11/sered-mobilizovanyh-rf-pochastishaly-vypadky-nevykonannya-nakaziv-sabotazhu-nestatutnyh-vzayemyn-ta-dezertyrstva-genshtab/</text:a>
</text:p>
      <!--NEWS-->
      <text:h text:style-name="P10" text:outline-level="1">
<text:span text:style-name="T4">
每天敌人的损失：消除了900多名入侵者，有19个手工系统和17个坦克被摧毁</text:span>
</text:h>
      <text:p text:style-name="P4">
作者: ['АРМІЯINFORM']</text:p>
      <text:p text:style-name="P4">
时间: 2023-06-11T56:00:00-04:00</text:p>
      <text:p text:style-name="P4">
描述: Zagalni Boyov，将敌人于02.24.22至06/11/23 Orintovo成为：...与乌克兰2022的战争，与乌克兰的最新新闻，今天与乌克兰的新闻战争，今天与乌克兰2022年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photo1686461457-scaled.jpeg" text:style-name="Internet_20_link" text:visited-style-name="Visited_20_Internet_20_Link">
photo1686461457-scaled.jpeg</text:a>
']</text:p>
      <text:p text:style-name="P4">
标签: ['STOPRUSSIA', 'АГРЕСІЯ РФ', 'ВТРАТИ ВОРОГА']</text:p>
      <text:p text:style-name="P4">
类别: News</text:p>
      <!--METADATA-->
      <text:p text:style-name="P4">
<draw:frame draw:style-name="fr1" draw:name="Image242" text:anchor-type="as-char" svg:width="6.9236in" svg:height="6.992836in" draw:z-index="0">
<draw:image xlink:href="../Images/AРМІЯINFORM/2023-06-11T56-00-00-04-00/photo1686461457-scaled.jpeg" xlink:type="simple" xlink:show="embed" xlink:actuate="onLoad" draw:mime-type="image/jpeg"/>
</draw:frame>
敌人从24.02.22到11.06.23的全面战斗损失将定向：</text:p>
      <text:p text:style-name="P4">
<text:span text:style-name="T5">
人员 - 大约215640(+980)被淘汰的人 </text:span>
坦克-3926(+17)单位， <text:span text:style-name="T5">
战斗装甲车-7631(+24)单位， </text:span>
炮兵系统-3736(+19)来自 * RZFS -601(+1)单位， <text:span text:style-name="T5">
飞机-362(+0)OD， </text:span>
飞机-314(+0)单位， <text:span text:style-name="T5">
直升机-299(+0)单位， </text:span>
无人机手术级别3300(+37)， <text:span text:style-name="T5">
有翼的导弹-1183(+7)， </text:span>
船 /船-18(+0)单位， <text:span text:style-name="T5">
汽车设备和坦克-6461(+33)单位， </text:span>
特殊设备-509(+2).</text:p>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News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每天敌人的损失：消除了900多名入侵者，有19个手工系统和17个坦克被摧毁</text:span>
</text:h>
      <text:p text:style-name="P4">
作者: ['АРМІЯINFORM']</text:p>
      <text:p text:style-name="P4">
时间: 2023-06-11T56:00:00-04:00</text:p>
      <text:p text:style-name="P4">
描述: Zagalni Boyov，将敌人于02.24.22至06/11/23 Orintovo成为：...与乌克兰2022的战争，与乌克兰的最新新闻，今天与乌克兰的新闻战争，今天与乌克兰2022年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photo1686461457-scaled.jpeg" text:style-name="Internet_20_link" text:visited-style-name="Visited_20_Internet_20_Link">
photo1686461457-scaled.jpeg</text:a>
']</text:p>
      <text:p text:style-name="P4">
标签: ['STOPRUSSIA', 'АГРЕСІЯ РФ', 'ВТРАТИ ВОРОГА']</text:p>
      <text:p text:style-name="P4">
类别: News</text:p>
      <!--METADATA-->
      <text:p text:style-name="P4">
<draw:frame draw:style-name="fr1" draw:name="Image243" text:anchor-type="as-char" svg:width="6.9236in" svg:height="6.992836in" draw:z-index="0">
<draw:image xlink:href="../Images/AРМІЯINFORM/2023-06-11T56-00-00-04-00/photo1686461457-scaled.jpeg" xlink:type="simple" xlink:show="embed" xlink:actuate="onLoad" draw:mime-type="image/jpeg"/>
</draw:frame>
敌人从24.02.22到11.06.23的全面战斗损失将定向：</text:p>
      <text:p text:style-name="P4">
<text:span text:style-name="T5">
人员 - 大约215640(+980)被淘汰的人 </text:span>
坦克-3926(+17)单位， <text:span text:style-name="T5">
战斗装甲车-7631(+24)单位， </text:span>
炮兵系统-3736(+19)来自 * RZFS -601(+1)单位， <text:span text:style-name="T5">
飞机-362(+0)OD， </text:span>
飞机-314(+0)单位， <text:span text:style-name="T5">
直升机-299(+0)单位， </text:span>
无人机手术级别3300(+37)， <text:span text:style-name="T5">
有翼的导弹-1183(+7)， </text:span>
船 /船-18(+0)单位， <text:span text:style-name="T5">
汽车设备和坦克-6461(+33)单位， </text:span>
特殊设备-509(+2).</text:p>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News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爱德华王子访问了在英国接受训练的乌克兰士兵</text:span>
</text:h>
      <text:p text:style-name="P4">
作者: ['АРМІЯINFORM']</text:p>
      <text:p text:style-name="P4">
时间: 2023-06-11T58:00:00-04:00</text:p>
      <text:p text:style-name="P4">
描述: Yogo Korolivska Kuiskiy Prince Pedard，Duke Keloburzky 9 Chervnya 2023 Rock Hasters ...与乌克兰2022年的战争，与乌克兰的最新新闻，今天与乌克兰的新闻，今天与乌克兰的新闻进行战争，今天与乌克兰的新闻战争，今天与乌克兰和俄罗斯之间的战争以及何时在乌克兰和俄罗斯之间发动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353062519_603233911989691_2123308159437619011_n.jpg" text:style-name="Internet_20_link" text:visited-style-name="Visited_20_Internet_20_Link">
353062519_603233911989691_2123308159437619011_n.jpg</text:a>
', '<text:a xlink:type="simple" xlink:href="https://armyinform.com.ua/wp-content/uploads/2023/06/351120202_603237998655949_4887496427971310800_n-150x150.jpg" text:style-name="Internet_20_link" text:visited-style-name="Visited_20_Internet_20_Link">
351120202_603237998655949_4887496427971310800_n-150x150.jpg</text:a>
', '<text:a xlink:type="simple" xlink:href="https://armyinform.com.ua/wp-content/uploads/2023/06/351199812_603238131989269_8266522078088419001_n-150x150.jpg" text:style-name="Internet_20_link" text:visited-style-name="Visited_20_Internet_20_Link">
351199812_603238131989269_8266522078088419001_n-150x150.jpg</text:a>
', '<text:a xlink:type="simple" xlink:href="https://armyinform.com.ua/wp-content/uploads/2023/06/351295582_603198418659907_1948466794865515780_n-150x150.jpg" text:style-name="Internet_20_link" text:visited-style-name="Visited_20_Internet_20_Link">
351295582_603198418659907_1948466794865515780_n-150x150.jpg</text:a>
', '<text:a xlink:type="simple" xlink:href="https://armyinform.com.ua/wp-content/uploads/2023/06/351485554_603233855323030_6286551560057384757_n-150x150.jpg" text:style-name="Internet_20_link" text:visited-style-name="Visited_20_Internet_20_Link">
351485554_603233855323030_6286551560057384757_n-150x150.jpg</text:a>
', '<text:a xlink:type="simple" xlink:href="https://armyinform.com.ua/wp-content/uploads/2023/06/352195334_603198365326579_2592812548260475167_n-150x150.jpg" text:style-name="Internet_20_link" text:visited-style-name="Visited_20_Internet_20_Link">
352195334_603198365326579_2592812548260475167_n-150x150.jpg</text:a>
', '<text:a xlink:type="simple" xlink:href="https://armyinform.com.ua/wp-content/uploads/2023/06/352371923_603240948655654_5660131954391519133_n-150x150.jpg" text:style-name="Internet_20_link" text:visited-style-name="Visited_20_Internet_20_Link">
352371923_603240948655654_5660131954391519133_n-150x150.jpg</text:a>
', '<text:a xlink:type="simple" xlink:href="https://armyinform.com.ua/wp-content/uploads/2023/06/352796821_603241271988955_4486843142127094931_n-150x150.jpg" text:style-name="Internet_20_link" text:visited-style-name="Visited_20_Internet_20_Link">
352796821_603241271988955_4486843142127094931_n-150x150.jpg</text:a>
', '<text:a xlink:type="simple" xlink:href="https://armyinform.com.ua/wp-content/uploads/2023/06/352998717_603239415322474_7268267221125369192_n-150x150.jpg" text:style-name="Internet_20_link" text:visited-style-name="Visited_20_Internet_20_Link">
352998717_603239415322474_7268267221125369192_n-150x150.jpg</text:a>
', '<text:a xlink:type="simple" xlink:href="https://armyinform.com.ua/wp-content/uploads/2023/06/353050953_603235451989537_8956945520908533613_n-150x150.jpg" text:style-name="Internet_20_link" text:visited-style-name="Visited_20_Internet_20_Link">
353050953_603235451989537_8956945520908533613_n-150x150.jpg</text:a>
', '<text:a xlink:type="simple" xlink:href="https://armyinform.com.ua/wp-content/uploads/2023/06/353051000_603228868656862_6548517431621875772_n-150x150.jpg" text:style-name="Internet_20_link" text:visited-style-name="Visited_20_Internet_20_Link">
353051000_603228868656862_6548517431621875772_n-150x150.jpg</text:a>
']</text:p>
      <text:p text:style-name="P4">
标签: ['STOPRUSSIA', 'АГРЕСІЯ РФ', 'НАВЧАННЯ']</text:p>
      <text:p text:style-name="P4">
类别: News</text:p>
      <!--METADATA-->
      <text:p text:style-name="P4">
<draw:frame draw:style-name="fr1" draw:name="Image244" text:anchor-type="as-char" svg:width="6.9236in" svg:height="4.950374in" draw:z-index="0">
<draw:image xlink:href="../Images/AРМІЯINFORM/2023-06-11T58-00-00-04-00/353062519_603233911989691_2123308159437619011_n.jpg" xlink:type="simple" xlink:show="embed" xlink:actuate="onLoad" draw:mime-type="image/jpeg"/>
</draw:frame>
他的皇家爱德华王子(Edward Prince of Edward)，爱丁堡公爵(Duke of Edinburgh在英国。</text:p>
      <text:p text:style-name="P4">
在Facebook上关于它<text:a xlink:type="simple" xlink:href="https://www.facebook.com/GeneralStaff.ua/posts/pfbid023QBzemacBYcAMyqaVjUtWeL83domiN9vKtziR3qirkNeyCKxZStL4HMq8fx9Qixrl" text:style-name="Internet_20_link" text:visited-style-name="Visited_20_Internet_20_Link">
报告</text:a>
武装部队的总人员。</text:p>
      <text:p text:style-name="P4">
特别是，在爱丁堡·米霍沃克公爵(Duke of Edinburgh Mihovok武装部队的军事人员。</text:p>
      <text:p text:style-name="P4">
此外，他的皇家殿下，爱丁堡公爵爱德华王子，在大不列颠武装部队的陆军安全部队，旅，旅，武装的西拉斯和乌克兰的教练贾斯汀·斯坦豪斯将军中会见了第11旅的援助。操作。</text:p>
      <text:p text:style-name="P4">
<text:a xlink:type="simple" xlink:href="https://armyinform.com.ua/wp-content/uploads/2023/06/351120202_603237998655949_4887496427971310800_n.jpg" text:style-name="Internet_20_link" text:visited-style-name="Visited_20_Internet_20_Link">
!(Images/AРМІЯINFORM/2023-06-11T58-00-00-04-00/351120202_603237998655949_4887496427971310800_n-150x150.jpg)</text:a>
</text:p>
      <text:p text:style-name="P4">
<text:a xlink:type="simple" xlink:href="https://armyinform.com.ua/wp-content/uploads/2023/06/351199812_603238131989269_8266522078088419001_n.jpg" text:style-name="Internet_20_link" text:visited-style-name="Visited_20_Internet_20_Link">
<draw:frame draw:style-name="fr1" draw:name="Image245" text:anchor-type="as-char" svg:width="6.9236in" svg:height="6.9236in" draw:z-index="0">
<draw:image xlink:href="../Images/AРМІЯINFORM/2023-06-11T58-00-00-04-00/351199812_603238131989269_8266522078088419001_n-150x150.jpg" xlink:type="simple" xlink:show="embed" xlink:actuate="onLoad" draw:mime-type="image/jpeg"/>
</draw:frame>
</text:a>
</text:p>
      <text:p text:style-name="P4">
<text:a xlink:type="simple" xlink:href="https://armyinform.com.ua/wp-content/uploads/2023/06/351295582_603198418659907_1948466794865515780_n.jpg" text:style-name="Internet_20_link" text:visited-style-name="Visited_20_Internet_20_Link">
<draw:frame draw:style-name="fr1" draw:name="Image246" text:anchor-type="as-char" svg:width="6.9236in" svg:height="6.9236in" draw:z-index="0">
<draw:image xlink:href="../Images/AРМІЯINFORM/2023-06-11T58-00-00-04-00/351295582_603198418659907_1948466794865515780_n-150x150.jpg" xlink:type="simple" xlink:show="embed" xlink:actuate="onLoad" draw:mime-type="image/jpeg"/>
</draw:frame>
</text:a>
</text:p>
      <text:p text:style-name="P4">
<text:a xlink:type="simple" xlink:href="https://armyinform.com.ua/wp-content/uploads/2023/06/351485554_603233855323030_6286551560057384757_n.jpg" text:style-name="Internet_20_link" text:visited-style-name="Visited_20_Internet_20_Link">
<draw:frame draw:style-name="fr1" draw:name="Image247" text:anchor-type="as-char" svg:width="6.9236in" svg:height="6.9236in" draw:z-index="0">
<draw:image xlink:href="../Images/AРМІЯINFORM/2023-06-11T58-00-00-04-00/351485554_603233855323030_6286551560057384757_n-150x150.jpg" xlink:type="simple" xlink:show="embed" xlink:actuate="onLoad" draw:mime-type="image/jpeg"/>
</draw:frame>
</text:a>
</text:p>
      <text:p text:style-name="P4">
<text:a xlink:type="simple" xlink:href="https://armyinform.com.ua/wp-content/uploads/2023/06/352195334_603198365326579_2592812548260475167_n.jpg" text:style-name="Internet_20_link" text:visited-style-name="Visited_20_Internet_20_Link">
<draw:frame draw:style-name="fr1" draw:name="Image248" text:anchor-type="as-char" svg:width="6.9236in" svg:height="6.9236in" draw:z-index="0">
<draw:image xlink:href="../Images/AРМІЯINFORM/2023-06-11T58-00-00-04-00/352195334_603198365326579_2592812548260475167_n-150x150.jpg" xlink:type="simple" xlink:show="embed" xlink:actuate="onLoad" draw:mime-type="image/jpeg"/>
</draw:frame>
</text:a>
</text:p>
      <text:p text:style-name="P4">
<text:a xlink:type="simple" xlink:href="https://armyinform.com.ua/wp-content/uploads/2023/06/352796821_603241271988955_4486843142127094931_n.jpg" text:style-name="Internet_20_link" text:visited-style-name="Visited_20_Internet_20_Link">
<draw:frame draw:style-name="fr1" draw:name="Image249" text:anchor-type="as-char" svg:width="6.9236in" svg:height="6.9236in" draw:z-index="0">
<draw:image xlink:href="../Images/AРМІЯINFORM/2023-06-11T58-00-00-04-00/352796821_603241271988955_4486843142127094931_n-150x150.jpg" xlink:type="simple" xlink:show="embed" xlink:actuate="onLoad" draw:mime-type="image/jpeg"/>
</draw:frame>
</text:a>
</text:p>
      <text:p text:style-name="P4">
<text:a xlink:type="simple" xlink:href="https://armyinform.com.ua/wp-content/uploads/2023/06/352998717_603239415322474_7268267221125369192_n.jpg" text:style-name="Internet_20_link" text:visited-style-name="Visited_20_Internet_20_Link">
<draw:frame draw:style-name="fr1" draw:name="Image250" text:anchor-type="as-char" svg:width="6.9236in" svg:height="6.9236in" draw:z-index="0">
<draw:image xlink:href="../Images/AРМІЯINFORM/2023-06-11T58-00-00-04-00/352998717_603239415322474_7268267221125369192_n-150x150.jpg" xlink:type="simple" xlink:show="embed" xlink:actuate="onLoad" draw:mime-type="image/jpeg"/>
</draw:frame>
</text:a>
</text:p>
      <text:p text:style-name="P4">
<text:a xlink:type="simple" xlink:href="https://armyinform.com.ua/wp-content/uploads/2023/06/353050953_603235451989537_8956945520908533613_n.jpg" text:style-name="Internet_20_link" text:visited-style-name="Visited_20_Internet_20_Link">
<draw:frame draw:style-name="fr1" draw:name="Image251" text:anchor-type="as-char" svg:width="6.9236in" svg:height="6.9236in" draw:z-index="0">
<draw:image xlink:href="../Images/AРМІЯINFORM/2023-06-11T58-00-00-04-00/353050953_603235451989537_8956945520908533613_n-150x150.jpg" xlink:type="simple" xlink:show="embed" xlink:actuate="onLoad" draw:mime-type="image/jpeg"/>
</draw:frame>
</text:a>
</text:p>
      <text:p text:style-name="P4">
<text:a xlink:type="simple" xlink:href="https://armyinform.com.ua/wp-content/uploads/2023/06/353051000_603228868656862_6548517431621875772_n.jpg" text:style-name="Internet_20_link" text:visited-style-name="Visited_20_Internet_20_Link">
<draw:frame draw:style-name="fr1" draw:name="Image252" text:anchor-type="as-char" svg:width="6.9236in" svg:height="6.9236in" draw:z-index="0">
<draw:image xlink:href="../Images/AРМІЯINFORM/2023-06-11T58-00-00-04-00/353051000_603228868656862_6548517431621875772_n-150x150.jpg" xlink:type="simple" xlink:show="embed" xlink:actuate="onLoad" draw:mime-type="image/jpeg"/>
</draw:frame>
</text:a>
参观，观察培训的过程，以及与讲师和战士的沟通，使爱丁堡公爵能够理解他们的护理，因为他们获得了在最前沿的秘密行动所需的技能和效率，以保护乌克兰免受俄罗斯侵略。</text:p>
      <text:p text:style-name="P4">
背景：互联网操作是一门课程，旨在为乌克兰武装部队的贵族而没有军事成功。</text:p>
      <text:p text:style-name="P4">
在2023年实施“ Interflex”的跨国行动行动中，英国和北爱尔兰武装部队的最佳讲师和讲师，澳大利亚联盟，丹麦王国，加拿大，立陶宛共和国，立陶宛共和国，立陶宛共和国，立陶宛共和国，立陶宛共和国王国荷兰王国，王国，王国，王国，王国，乌克兰的王国计划为乌克兰武装部队的塔维斯军人准备约20,000名乌克兰军人。</text:p>
      <text:p text:style-name="P4">
该培训是对英国国防部对象进行的。 每个培训课程持续了五个星期，并在第11旅促进武装部队武装部队最高部队的安全部队的总领导下举行。</text:p>
      <text:p text:style-name="P4">
News Source: <text:a xlink:type="simple" xlink:href="https://armyinform.com.ua/2023/06/11/pryncz-eduard-zdijsnyv-vizyt-do-ukrayinskyh-vijskovyh-yaki-prohodyat-pidgotovku-u-velykij-brytaniyi/" text:style-name="Internet_20_link" text:visited-style-name="Visited_20_Internet_20_Link">
https://armyinform.com.ua/2023/06/11/pryncz-eduard-zdijsnyv-vizyt-do-ukrayinskyh-vijskovyh-yaki-prohodyat-pidgotovku-u-velykij-brytaniyi/</text:a>
</text:p>
      <!--NEWS-->
      <text:h text:style-name="P10" text:outline-level="1">
<text:span text:style-name="T4">
SBU展示了一次会议从守卫者的囚禁中解放</text:span>
</text:h>
      <text:p text:style-name="P4">
作者: Ukrinform (Person)</text:p>
      <text:p text:style-name="P4">
出版商: Укринформ (Organization)</text:p>
      <text:p text:style-name="P4">
出版时间: 2023-06-11T5:46:00+03:00</text:p>
      <text:p text:style-name="P4">
修改时间: 2023-06-11T21:46:00+03:00</text:p>
      <text:p text:style-name="P4">
描述: 乌克兰的安全局展示了乌克兰捍卫者从俄罗斯囚禁中解放的独家录像会议，这是另一种交流的结果。  - 乌克林。</text:p>
      <text:p text:style-name="P4">
图片: ['<text:a xlink:type="simple" xlink:href="https://static.ukrinform.com/photos/2023_06/thumb_files/630_360_1686510158-508.jpg" text:style-name="Internet_20_link" text:visited-style-name="Visited_20_Internet_20_Link">
630_360_16865...</text:a>
']</text:p>
      <text:p text:style-name="P4">
标签: ['СБУ', 'Військові', 'Полонені', 'Війна з Росією']</text:p>
      <text:p text:style-name="P4">
类型: Article</text:p>
      <!--METADATA-->
      <text:p text:style-name="P4">
<draw:frame draw:style-name="fr1" draw:name="Image253" text:anchor-type="as-char" svg:width="6.9236in" svg:height="3.956343in" draw:z-index="0">
<draw:image xlink:href="../Images/yкринформ/2023-06-11T5-46-00-03-00/630_360_1686510158-508.jpg" xlink:type="simple" xlink:show="embed" xlink:actuate="onLoad" draw:mime-type="image/jpeg"/>
</draw:frame>
乌克兰的服务显示，乌克兰捍卫者从俄罗斯囚禁中解放了一次独家录像会议，这是另一种交流。</text:p>
      <text:p text:style-name="P4">
正如乌克林福姆报道的那样，这已经报道了<text:a xlink:type="simple" xlink:href="https://ssu.gov.ua/novyny/z-polonu-zvilnyly-shche-95-ukraintsiv-ekskliuzyvne-video-sbu" text:style-name="Internet_20_link" text:visited-style-name="Visited_20_Internet_20_Link">
SBU</text:a>
。</text:p>
      <text:p text:style-name="P4">
“有95名乌克兰人被囚禁被释放。这是联合搜查中心和释放战俘的工作的结果，他们执行了协调员对战俘管理的决定，“该服务说。</text:p>
      <text:p text:style-name="P4">
<text:span text:style-name="T5">
viso：<text:a xlink:type="simple" xlink:href="https://www.youtube.com/watch" text:style-name="Internet_20_link" text:visited-style-name="Visited_20_Internet_20_Link">
SBU</text:a>
</text:span>
</text:p>
      <text:p text:style-name="P4">
<text:span text:style-name="T4">
另请阅读：</text:span>
 [乌克兰将返回平民<text:span text:style-name="T4">
与俄罗斯 - 制造者 - 库莱巴(Kuleba)一起捕获</text:span>
(https://www.ukrinform.ua/rubric-society/3720761-ukraina-povertatime-civilnih-polonenih-z-rf-dvoma-slahami-kuleba.html)如[Ukrinform]报道(https://www.ukrinform.ua/rubric-ato/3721443-se-95-ukrainskih-zahisnikiv-povernulisa-z-polonu.html)，6月11日，乌克兰从四名军事水手，11名警卫，29名国民警卫队和51名乌克兰军人的俘虏中返回。</text:p>
      <text:p text:style-name="P4">
<text:span text:style-name="T5">
foto：Andriy Yermak / Telegram</text:span>
</text:p>
      <text:p text:style-name="P4">
News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Zaporizhhya地区炮击的结果是一名受伤和两人死亡 - 诉讼已开始</text:span>
</text:h>
      <text:p text:style-name="P4">
作者: ['АРМІЯINFORM']</text:p>
      <text:p text:style-name="P4">
时间: 2023-06-11T60:00:00-04:00</text:p>
      <text:p text:style-name="P4">
描述: 对于Zerivnitva的过程，Rozdochato Dosudov的地区检察官...与乌克兰2022年的战争，与乌克兰的战争是今天的最新消息，今天与乌克兰2022年的新闻战，乌克兰和俄罗斯和俄罗斯之间的战争将会当他们在不久的将来与乌克兰与乌克兰的战争将在2022年与乌克兰进行战争，或者要么会发生战争，他们说，与乌克兰的战争，今天的乌克兰新闻，乌克兰新闻</text:p>
      <text:p text:style-name="P4">
图片: ['<text:a xlink:type="simple" xlink:href="https://armyinform.com.ua/wp-content/uploads/2023/06/353365317_650860857076751_4458367359089811764_n.jpg" text:style-name="Internet_20_link" text:visited-style-name="Visited_20_Internet_20_Link">
353365317_650860857076751_4458367359089811764_n.jpg</text:a>
']</text:p>
      <text:p text:style-name="P4">
标签: ['STOPRUSSIA', 'АГРЕСІЯ РФ']</text:p>
      <text:p text:style-name="P4">
类别: News</text:p>
      <!--METADATA-->
      <text:p text:style-name="P4">
<draw:frame draw:style-name="fr1" draw:name="Image254" text:anchor-type="as-char" svg:width="6.9236in" svg:height="5.67553in" draw:z-index="0">
<draw:image xlink:href="../Images/AРМІЯINFORM/2023-06-11T60-00-00-04-00/353365317_650860857076751_4458367359089811764_n.jpg" xlink:type="simple" xlink:show="embed" xlink:actuate="onLoad" draw:mime-type="image/jpeg"/>
</draw:frame>
在Pologov地区检察官办公室的程序领导下，对违反法律和战争习俗事实的刑事诉讼进行了调查。(第1部分，艺术第2部分。 乌克兰《刑法》的438).</text:p>
      <text:p text:style-name="P4">
Про це<text:a xlink:type="simple" xlink:href="https://www.facebook.com/pgo.gov.ua/posts/pfbid02A7CLmSJjCSSvmugdRVsBL343kN2cGaqy61jpDbnZPkam4M6dZeXCTpJArjPFykT2l" text:style-name="Internet_20_link" text:visited-style-name="Visited_20_Internet_20_Link">
повідомляє</text:a>
乌克兰检察长办公室。</text:p>
      <text:p text:style-name="P4">
根据调查，2023年6月10日，在下一次对奥里基夫市的炮击期间，敌人的弹丸击中了私人住宅。 婚姻是最庭院，被杀。</text:p>
      <text:p text:style-name="P4">
由于敌人对变形村的袭击，一名77岁的当地男子受伤。</text:p>
      <text:p text:style-name="P4">
刑事诉讼的材料随后将转移到Zaporizhhya地区的SBU检查。</text:p>
      <text:p text:style-name="P4">
News Source: <text:a xlink:type="simple" xlink:href="https://armyinform.com.ua/2023/06/11/odyn-poranenyj-ta-dvoye-zagyblyh-vnaslidok-obstrilu-zaporizkoyi-oblasti-rozpochato-provadzhennya/" text:style-name="Internet_20_link" text:visited-style-name="Visited_20_Internet_20_Link">
https://armyinform.com.ua/2023/06/11/odyn-poranenyj-ta-dvoye-zagyblyh-vnaslidok-obstrilu-zaporizkoyi-oblasti-rozpochato-provadzhennya/</text:a>
</text:p>
      <!--NEWS-->
      <text:h text:style-name="P10" text:outline-level="1">
<text:span text:style-name="T4">
Zaporizhhya地区炮击的结果是一名受伤和两人死亡 - 诉讼已开始</text:span>
</text:h>
      <text:p text:style-name="P4">
作者: ['АРМІЯINFORM']</text:p>
      <text:p text:style-name="P4">
时间: 2023-06-11T60:00:00-04:00</text:p>
      <text:p text:style-name="P4">
描述: 对于Zerivnitva的过程，Rozdochato Dosudov的地区检察官...与乌克兰2022年的战争，与乌克兰的战争是今天的最新消息，今天与乌克兰2022年的新闻战，乌克兰和俄罗斯和俄罗斯之间的战争将会当他们在不久的将来与乌克兰与乌克兰的战争将在2022年与乌克兰进行战争，或者要么会发生战争，他们说，与乌克兰的战争，今天的乌克兰新闻，乌克兰新闻</text:p>
      <text:p text:style-name="P4">
图片: ['<text:a xlink:type="simple" xlink:href="https://armyinform.com.ua/wp-content/uploads/2023/06/353365317_650860857076751_4458367359089811764_n.jpg" text:style-name="Internet_20_link" text:visited-style-name="Visited_20_Internet_20_Link">
353365317_650860857076751_4458367359089811764_n.jpg</text:a>
']</text:p>
      <text:p text:style-name="P4">
标签: ['STOPRUSSIA', 'АГРЕСІЯ РФ']</text:p>
      <text:p text:style-name="P4">
类别: News</text:p>
      <!--METADATA-->
      <text:p text:style-name="P4">
<draw:frame draw:style-name="fr1" draw:name="Image255" text:anchor-type="as-char" svg:width="6.9236in" svg:height="5.67553in" draw:z-index="0">
<draw:image xlink:href="../Images/AРМІЯINFORM/2023-06-11T60-00-00-04-00/353365317_650860857076751_4458367359089811764_n.jpg" xlink:type="simple" xlink:show="embed" xlink:actuate="onLoad" draw:mime-type="image/jpeg"/>
</draw:frame>
在Pologov地区检察官办公室的程序领导下，对违反法律和战争习俗事实的刑事诉讼进行了调查。(第1部分，艺术第2部分。 乌克兰《刑法》的438).</text:p>
      <text:p text:style-name="P4">
Про це<text:a xlink:type="simple" xlink:href="https://www.facebook.com/pgo.gov.ua/posts/pfbid02A7CLmSJjCSSvmugdRVsBL343kN2cGaqy61jpDbnZPkam4M6dZeXCTpJArjPFykT2l" text:style-name="Internet_20_link" text:visited-style-name="Visited_20_Internet_20_Link">
повідомляє</text:a>
乌克兰检察长办公室。</text:p>
      <text:p text:style-name="P4">
根据调查，2023年6月10日，在下一次对奥里基夫市的炮击期间，敌人的弹丸击中了私人住宅。 婚姻是最庭院，被杀。</text:p>
      <text:p text:style-name="P4">
由于敌人对变形村的袭击，一名77岁的当地男子受伤。</text:p>
      <text:p text:style-name="P4">
刑事诉讼的材料随后将转移到Zaporizhhya地区的SBU检查。</text:p>
      <text:p text:style-name="P4">
News Source: <text:a xlink:type="simple" xlink:href="https://armyinform.com.ua/2023/06/11/odyn-poranenyj-ta-dvoye-zagyblyh-vnaslidok-obstrilu-zaporizkoyi-oblasti-rozpochato-provadzhennya/" text:style-name="Internet_20_link" text:visited-style-name="Visited_20_Internet_20_Link">
https://armyinform.com.ua/2023/06/11/odyn-poranenyj-ta-dvoye-zagyblyh-vnaslidok-obstrilu-zaporizkoyi-oblasti-rozpochato-provadzhennya/</text:a>
</text:p>
      <!--NEWS-->
      <text:h text:style-name="P10" text:outline-level="1">
<text:span text:style-name="T4">
到了晚上，乌克兰防守者摧毁了至少六架敌人的敌人-Yuri Ignat</text:span>
</text:h>
      <text:p text:style-name="P4">
作者: ['Дмитро Горбунов']</text:p>
      <text:p text:style-name="P4">
时间: 2023-06-11T62:00:00-04:00</text:p>
      <text:p text:style-name="P4">
描述: 关于一场bypanwannya fakhivtsi Zakhid Ozrobnnya在Efiri中发动的攻击...与乌克兰2022年的战争，与乌克兰的战争是今天的最新新闻，今天与乌克兰的新闻战争是2022年的新闻战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ignat.jpg" text:style-name="Internet_20_link" text:visited-style-name="Visited_20_Internet_20_Link">
ignat.jpg</text:a>
']</text:p>
      <text:p text:style-name="P4">
标签: ['STOPRUSSIA', 'АГРЕСІЯ РФ', 'ВІЙНА', 'ВТОРГНЕННЯ РФ', 'ППО']</text:p>
      <text:p text:style-name="P4">
类别: News</text:p>
      <!--METADATA-->
      <text:p text:style-name="P4">
<draw:frame draw:style-name="fr1" draw:name="Image256" text:anchor-type="as-char" svg:width="6.9236in" svg:height="4.869599in" draw:z-index="0">
<draw:image xlink:href="../Images/AРМІЯINFORM/2023-06-11T62-00-00-04-00/ignat.jpg" xlink:type="simple" xlink:show="embed" xlink:actuate="onLoad" draw:mime-type="image/jpeg"/>
</draw:frame>
关于占领者在空中发动的袭击，并掌握telelorphone西部武器的西部武器<text:a xlink:type="simple" xlink:href="https://www.youtube.com/watch" text:style-name="Internet_20_link" text:visited-style-name="Visited_20_Internet_20_Link">
“ Unin”</text:a>
尤里·伊格纳特上校告诉空军发言人。</text:p>
      <ul>
        <li>
今晚，敌人再次借助Shahredz北部和南部指示的无人机袭击。 他们主要是针对Sumy Kharkiv地区的。 根据初步信息，至少六个无人机被杀。 但是，我们仍然会澄清这些数据， - 官员说。</li>
      </ul>
      <text:p text:style-name="P4">
他补充说，在收到新武器样本的情况下，许多军队现在接受了国外和乌克兰的适当培训。</text:p>
      <ul>
        <li>
今天，哈尔基夫国民大学以伊万诺科泽(Ivanokozedub)的名字命名，其训练部队在全国各地分散，等待着随后补充武装部队部队的缺陷。</li>
      </ul>
      <text:p text:style-name="P4">
News Source: <text:a xlink:type="simple" xlink:href="https://armyinform.com.ua/2023/06/11/vnochi-ukrayinski-zahysnyky-znyshhyly-shhonajmenshe-shist-vorozhyh-droniv-yurij-ignat/" text:style-name="Internet_20_link" text:visited-style-name="Visited_20_Internet_20_Link">
https://armyinform.com.ua/2023/06/11/vnochi-ukrayinski-zahysnyky-znyshhyly-shhonajmenshe-shist-vorozhyh-droniv-yurij-ignat/</text:a>
</text:p>
      <!--NEWS-->
      <text:h text:style-name="P10" text:outline-level="1">
<text:span text:style-name="T4">
ZPEC远导稳定的水位 - 消除后果的总部</text:span>
</text:h>
      <text:p text:style-name="P4">
作者: ['АРМІЯINFORM']</text:p>
      <text:p text:style-name="P4">
时间: 2023-06-11T64:00:00-04:00</text:p>
      <text:p text:style-name="P4">
描述: 尼科波尔区的卡科夫斯科伊水上小学，成为9.35 m，...与乌克兰2022年的战争，与乌克兰的战争是今天的最新消息，今天与乌克兰2022年的新闻战争，今天会有一个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cb44b7f9-e8ce-4ea0-8a92-ca31f0e14463.jpg" text:style-name="Internet_20_link" text:visited-style-name="Visited_20_Internet_20_Link">
cb44b7f9-e8ce-4ea0-8a92-ca31f0e14463.jpg</text:a>
']</text:p>
      <text:p text:style-name="P4">
标签: ['КАХОВСЬКА ГЕС', 'КАХОВСЬКА ГЕС/ШТАБ INFO']</text:p>
      <text:p text:style-name="P4">
类别: News</text:p>
      <!--METADATA-->
      <text:p text:style-name="P4">
<draw:frame draw:style-name="fr1" draw:name="Image257" text:anchor-type="as-char" svg:width="6.9236in" svg:height="4.286862in" draw:z-index="0">
<draw:image xlink:href="../Images/AРМІЯINFORM/2023-06-11T64-00-00-04-00/cb44b7f9-e8ce-4ea0-8a92-ca31f0e14463.jpg" xlink:type="simple" xlink:show="embed" xlink:actuate="onLoad" draw:mime-type="image/jpeg"/>
</draw:frame>
Nikopol地区的Kakhovka水库的水平为9.35 m，在Zaporizhhya NPP Protection-16.67 m中，这足以确保车站的需求。</text:p>
      <text:p text:style-name="P4">
自2022年9月以来，NPP一直没有运行，因此从那以后，冷却器池塘没有积极燃烧水。</text:p>
      <text:p text:style-name="P4">
资料来源：<text:a xlink:type="simple" xlink:href="https://t.me/shtab_kakhovska_hes/464" text:style-name="Internet_20_link" text:visited-style-name="Visited_20_Internet_20_Link">
俄罗斯恐怖分子的卡科夫斯卡亚水力发电站的后果总部</text:a>
</text:p>
      <text:p text:style-name="P4">
News Source: <text:a xlink:type="simple" xlink:href="https://armyinform.com.ua/2023/06/11/riven-vody-u-stavku-oholodzhuvachi-zaes-stabilnyj-shtab-likvidacziyi-naslidkiv-pidryvu-kahovskoyi-ges/" text:style-name="Internet_20_link" text:visited-style-name="Visited_20_Internet_20_Link">
https://armyinform.com.ua/2023/06/11/riven-vody-u-stavku-oholodzhuvachi-zaes-stabilnyj-shtab-likvidacziyi-naslidkiv-pidryvu-kahovskoyi-ges/</text:a>
</text:p>
      <!--NEWS-->
      <text:h text:style-name="P10" text:outline-level="1">
<text:span text:style-name="T4">
Viktor安装的主要任务是与无人机-Sergey Naev作战</text:span>
</text:h>
      <text:p text:style-name="P4">
作者: ['АРМІЯINFORM']</text:p>
      <text:p text:style-name="P4">
时间: 2023-06-11T66:00:00-04:00</text:p>
      <text:p text:style-name="P4">
描述: Zeniti Complexs“ Viktor” Prosti为操作服务。 我很容易对...与乌克兰2022年的战争，与乌克兰的最新新闻进行战争，今天与乌克兰2022年的新闻战争，乌克兰和俄罗斯之间的战争以及2022年与乌克兰的战争将在不是吗，会不会在不久的将来与乌克兰进行战争，这是与乌克兰的战争，今天的乌克兰新闻，乌克兰的新闻，乌克兰媒体在俄罗斯</text:p>
      <text:p text:style-name="P4">
图片: ['<text:a xlink:type="simple" xlink:href="https://armyinform.com.ua/wp-content/uploads/2023/06/347248256_650515700437819_5282914203982361815_n.jpg" text:style-name="Internet_20_link" text:visited-style-name="Visited_20_Internet_20_Link">
347248256_650515700437819_5282914203982361815_n.jpg</text:a>
', '<text:a xlink:type="simple" xlink:href="https://armyinform.com.ua/wp-content/uploads/2023/06/347241795_650515773771145_8161588064988534608_n-150x150.jpg" text:style-name="Internet_20_link" text:visited-style-name="Visited_20_Internet_20_Link">
347241795_650515773771145_8161588064988534608_n-150x150.jpg</text:a>
', '<text:a xlink:type="simple" xlink:href="https://armyinform.com.ua/wp-content/uploads/2023/06/347249091_650515697104486_5818669225410103132_n-150x150.jpg" text:style-name="Internet_20_link" text:visited-style-name="Visited_20_Internet_20_Link">
347249091_650515697104486_5818669225410103132_n-150x150.jpg</text:a>
', '<text:a xlink:type="simple" xlink:href="https://armyinform.com.ua/wp-content/uploads/2023/06/347250416_650515750437814_4819835198684772166_n-150x150.jpg" text:style-name="Internet_20_link" text:visited-style-name="Visited_20_Internet_20_Link">
347250416_650515750437814_4819835198684772166_n-150x150.jpg</text:a>
', '<text:a xlink:type="simple" xlink:href="https://armyinform.com.ua/wp-content/uploads/2023/06/347410136_650515693771153_5238358772411622703_n-150x150.jpg" text:style-name="Internet_20_link" text:visited-style-name="Visited_20_Internet_20_Link">
347410136_650515693771153_5238358772411622703_n-150x150.jpg</text:a>
', '<text:a xlink:type="simple" xlink:href="https://armyinform.com.ua/wp-content/uploads/2023/06/347558073_650515770437812_5730093902109119448_n-150x150.jpg" text:style-name="Internet_20_link" text:visited-style-name="Visited_20_Internet_20_Link">
347558073_650515770437812_5730093902109119448_n-150x150.jpg</text:a>
', '<text:a xlink:type="simple" xlink:href="https://armyinform.com.ua/wp-content/uploads/2023/06/347600155_650515717104484_1488368951023827062_n-150x150.jpg" text:style-name="Internet_20_link" text:visited-style-name="Visited_20_Internet_20_Link">
347600155_650515717104484_1488368951023827062_n-150x150.jpg</text:a>
', '<text:a xlink:type="simple" xlink:href="https://armyinform.com.ua/wp-content/uploads/2023/06/347602946_650515720437817_5714313685284868911_n-150x150.jpg" text:style-name="Internet_20_link" text:visited-style-name="Visited_20_Internet_20_Link">
347602946_650515720437817_5714313685284868911_n-150x150.jpg</text:a>
']</text:p>
      <text:p text:style-name="P4">
标签: ['STOPRUSSIA', 'АГРЕСІЯ РФ', 'СЕРГІЙ НАЄВ']</text:p>
      <text:p text:style-name="P4">
类别: News</text:p>
      <!--METADATA-->
      <text:p text:style-name="P4">
<draw:frame draw:style-name="fr1" draw:name="Image258" text:anchor-type="as-char" svg:width="6.9236in" svg:height="4.615733in" draw:z-index="0">
<draw:image xlink:href="../Images/AРМІЯINFORM/2023-06-11T66-00-00-04-00/347248256_650515700437819_5282914203982361815_n.jpg" xlink:type="simple" xlink:show="embed" xlink:actuate="onLoad" draw:mime-type="image/jpeg"/>
</draw:frame>
Viktor Anti -Aircraft综合体易于维护和操纵。 它们很容易藏在射击位置上，大约600张摇滚乐的速度使您可以在很大的距离内可靠地击中空气目标。 具有热成像瞄准镜和准直仪目标的联盟是对Shahaneda的非常强大的武器。</text:p>
      <text:p text:style-name="P4">
乌克兰武装部队联合部队的指挥官说，这是在战术特殊班级中宣布的。</text:p>
      <ul>
        <li>
维克多装置的主要任务是与醒目的无人飞行员作战，并以很小的高百分比来抵消飞机和直升机。 强调的Lenanthentantgiy Nayev强调了前臂设备，敌人及其步兵的场防御工程也是可实现的目标。</li>
      </ul>
      <text:p text:style-name="P4">
<text:a xlink:type="simple" xlink:href="https://armyinform.com.ua/wp-content/uploads/2023/06/347241795_650515773771145_8161588064988534608_n.jpg" text:style-name="Internet_20_link" text:visited-style-name="Visited_20_Internet_20_Link">
!(Images/AРМІЯINFORM/2023-06-11T66-00-00-04-00/347241795_650515773771145_8161588064988534608_n-150x150.jpg)</text:a>
</text:p>
      <text:p text:style-name="P4">
<text:a xlink:type="simple" xlink:href="https://armyinform.com.ua/wp-content/uploads/2023/06/347249091_650515697104486_5818669225410103132_n.jpg" text:style-name="Internet_20_link" text:visited-style-name="Visited_20_Internet_20_Link">
<draw:frame draw:style-name="fr1" draw:name="Image259" text:anchor-type="as-char" svg:width="6.9236in" svg:height="6.9236in" draw:z-index="0">
<draw:image xlink:href="../Images/AРМІЯINFORM/2023-06-11T66-00-00-04-00/347249091_650515697104486_5818669225410103132_n-150x150.jpg" xlink:type="simple" xlink:show="embed" xlink:actuate="onLoad" draw:mime-type="image/jpeg"/>
</draw:frame>
</text:a>
</text:p>
      <text:p text:style-name="P4">
<text:a xlink:type="simple" xlink:href="https://armyinform.com.ua/wp-content/uploads/2023/06/347250416_650515750437814_4819835198684772166_n.jpg" text:style-name="Internet_20_link" text:visited-style-name="Visited_20_Internet_20_Link">
<draw:frame draw:style-name="fr1" draw:name="Image260" text:anchor-type="as-char" svg:width="6.9236in" svg:height="6.9236in" draw:z-index="0">
<draw:image xlink:href="../Images/AРМІЯINFORM/2023-06-11T66-00-00-04-00/347250416_650515750437814_4819835198684772166_n-150x150.jpg" xlink:type="simple" xlink:show="embed" xlink:actuate="onLoad" draw:mime-type="image/jpeg"/>
</draw:frame>
</text:a>
</text:p>
      <text:p text:style-name="P4">
<text:a xlink:type="simple" xlink:href="https://armyinform.com.ua/wp-content/uploads/2023/06/347410136_650515693771153_5238358772411622703_n.jpg" text:style-name="Internet_20_link" text:visited-style-name="Visited_20_Internet_20_Link">
<draw:frame draw:style-name="fr1" draw:name="Image261" text:anchor-type="as-char" svg:width="6.9236in" svg:height="6.9236in" draw:z-index="0">
<draw:image xlink:href="../Images/AРМІЯINFORM/2023-06-11T66-00-00-04-00/347410136_650515693771153_5238358772411622703_n-150x150.jpg" xlink:type="simple" xlink:show="embed" xlink:actuate="onLoad" draw:mime-type="image/jpeg"/>
</draw:frame>
</text:a>
</text:p>
      <text:p text:style-name="P4">
<text:a xlink:type="simple" xlink:href="https://armyinform.com.ua/wp-content/uploads/2023/06/347558073_650515770437812_5730093902109119448_n.jpg" text:style-name="Internet_20_link" text:visited-style-name="Visited_20_Internet_20_Link">
<draw:frame draw:style-name="fr1" draw:name="Image262" text:anchor-type="as-char" svg:width="6.9236in" svg:height="6.9236in" draw:z-index="0">
<draw:image xlink:href="../Images/AРМІЯINFORM/2023-06-11T66-00-00-04-00/347558073_650515770437812_5730093902109119448_n-150x150.jpg" xlink:type="simple" xlink:show="embed" xlink:actuate="onLoad" draw:mime-type="image/jpeg"/>
</draw:frame>
</text:a>
</text:p>
      <text:p text:style-name="P4">
<text:a xlink:type="simple" xlink:href="https://armyinform.com.ua/wp-content/uploads/2023/06/347600155_650515717104484_1488368951023827062_n.jpg" text:style-name="Internet_20_link" text:visited-style-name="Visited_20_Internet_20_Link">
<draw:frame draw:style-name="fr1" draw:name="Image263" text:anchor-type="as-char" svg:width="6.9236in" svg:height="6.9236in" draw:z-index="0">
<draw:image xlink:href="../Images/AРМІЯINFORM/2023-06-11T66-00-00-04-00/347600155_650515717104484_1488368951023827062_n-150x150.jpg" xlink:type="simple" xlink:show="embed" xlink:actuate="onLoad" draw:mime-type="image/jpeg"/>
</draw:frame>
</text:a>
</text:p>
      <text:p text:style-name="P4">
根据今年的指挥官的说法，移动组的设备始于捷克生产的新防空装置。 “ Viktor”的第一批样本已经在北部承担着战斗义务，并证明了无人机-Kamikadze节拍的删除结果。</text:p>
      <ul>
        <li>
这是捷克机枪。 它是提供物质技术援助的一部分交付给我们的。 与危险的同行相比。</li>
      </ul>
      <text:p text:style-name="P4">
反空运综合体是“为人制造的”。 通过现代目击综合体更容易瞄准和领导。</text:p>
      <ul>
        <li>
随后，为了提高流动消防集团的能力，计划通过雷达智能(Sergey Naev中尉)来加强他们。</li>
      </ul>
      <text:p text:style-name="P4">
指挥官亲自抗议了一个新的装置，并与风景进行了交流。</text:p>
      <ul>
        <li>
安装非常符合人体工程学，在大火期间很容易驱动。 因此，现在正在进行这些安装服务的期望和服务的全面准备过程。 指挥官进行了大型战斗，并仔细准备一名员工，这很快将兑换战斗以保护乌克兰领空。 我敢肯定，大规模目标将被这些单位(称为中尉谢尔盖·纳夫(Sergey Naev)中尉)击倒。</li>
      </ul>
      <text:p text:style-name="P4">
来源：(https://www.facebook.com/story.php?story_fbid=pfbid0kdTNaNWuMaJrcgiWzXoh9s6rhgM17Wq8LntcA4UkrZa9j8nrGG3MAyWrdFr49VYLl&amp;id=100064381853653)</text:p>
      <text:p text:style-name="P4">
News Source: <text:a xlink:type="simple" xlink:href="https://armyinform.com.ua/2023/06/11/golovnym-zavdannyam-ustanovok-viktor-ye-borotba-z-udarnymy-bpla-sergij-nayev/" text:style-name="Internet_20_link" text:visited-style-name="Visited_20_Internet_20_Link">
https://armyinform.com.ua/2023/06/11/golovnym-zavdannyam-ustanovok-viktor-ye-borotba-z-udarnymy-bpla-sergij-nayev/</text:a>
</text:p>
      <!--NEWS-->
      <text:h text:style-name="P10" text:outline-level="1">
<text:span text:style-name="T4">
DSST培训中心的50名毕业生在专业中获得了文凭</text:span>
</text:h>
      <text:p text:style-name="P4">
作者: ['АРМІЯINFORM']</text:p>
      <text:p text:style-name="P4">
时间: 2023-06-11T68:00:00-04:00</text:p>
      <text:p text:style-name="P4">
描述: 关于君主，主权是运输的特殊服务：“ Wreke Gothbuts ...与乌克兰2022年的战争，与乌克兰与乌克兰的最新新闻，今天与乌克兰2022年的新闻战争，乌克兰和俄罗斯之间以及俄罗斯之间的战争，当，与乌克兰的战争将是不在的，无论在不久的将来是否会与乌克兰进行战争，今天与乌克兰的战争，今天的乌克兰新闻，乌克兰的乌克兰新闻，乌克兰媒体的俄罗斯人都将在俄罗斯</text:p>
      <text:p text:style-name="P4">
图片: []</text:p>
      <text:p text:style-name="P4">
标签: ['STOPRUSSIA', 'АГРЕСІЯ РФ', 'ДССТ МО УКРАЇНИ']</text:p>
      <text:p text:style-name="P4">
类别: News</text:p>
      <!--METADATA-->
      <text:p text:style-name="P4">
关于它<text:a xlink:type="simple" xlink:href="https://www.facebook.com/watch/" text:style-name="Internet_20_link" text:visited-style-name="Visited_20_Internet_20_Link">
报告</text:a>
州特殊运输服务：</text:p>
      <text:p text:style-name="P4">
“他们准备在实践中使用知识 - 将乌克兰土地与危险的敌人“惊喜”交换。</text:p>
      <text:p text:style-name="P4">
包括Sapper Radoma Volovetska在内的州特别交通中心州特别服务中心的五十名毕业生通过了“ Saper-Devercement”专业的专业文凭考试。</text:p>
      <text:p text:style-name="P4">
他们的工作至关重要且重要。 数百公顷的乌克兰土地需要净化乌克兰人的安全生活。”</text:p>
      <text:p text:style-name="P4">
News Source: <text:a xlink:type="simple" xlink:href="https://armyinform.com.ua/2023/06/11/50-vypusknykiv-navchalnogo-czentru-dsst-otrymaly-dyplomy-za-fahom-saper-rozminuvannya/" text:style-name="Internet_20_link" text:visited-style-name="Visited_20_Internet_20_Link">
https://armyinform.com.ua/2023/06/11/50-vypusknykiv-navchalnogo-czentru-dsst-otrymaly-dyplomy-za-fahom-saper-rozminuvannya/</text:a>
</text:p>
      <!--NEWS-->
      <text:h text:style-name="P10" text:outline-level="1">
<text:span text:style-name="T4">
俄罗斯人炸毁了Zaporozhye Novodarivka地区的大坝 -  Tavriya的防御力量</text:span>
</text:h>
      <text:p text:style-name="P4">
作者: Ukrinform (Person)</text:p>
      <text:p text:style-name="P4">
出版商: Укринформ (Organization)</text:p>
      <text:p text:style-name="P4">
出版时间: 2023-06-11T6:56:00+03:00</text:p>
      <text:p text:style-name="P4">
修改时间: 2023-06-11T21:56:00+03:00</text:p>
      <text:p text:style-name="P4">
描述: 在Zaporizhzhia地区Novodarivka村的地区，俄罗斯人炸毁了一个大坝，这导致了Mokri河Yala河岸的洪水泛滥。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амба', 'Запоріжжя', 'Війна з Росією', 'Єдині новини']</text:p>
      <text:p text:style-name="P4">
类型: Article</text:p>
      <!--METADATA-->
      <text:p text:style-name="P4">
<draw:frame draw:style-name="fr1" draw:name="Image264" text:anchor-type="as-char" svg:width="6.9236in" svg:height="3.956343in" draw:z-index="0">
<draw:image xlink:href="../Images/yкринформ/2023-06-11T6-56-00-03-00/630_360_1669987737-966.jpg" xlink:type="simple" xlink:show="embed" xlink:actuate="onLoad" draw:mime-type="image/jpeg"/>
</draw:frame>
在Zaporizhzhia地区的Novodarivka地区，俄罗斯人炸毁了一个大坝，这导致沿Mokry河Yala河岸泛滥成灾。</text:p>
      <text:p text:style-name="P4">
乌克林福姆报道，塔夫里斯基方向瓦莱里·谢尔什(Valery Shershn)的国防军记者在全国性的电话“统一新闻”上进行了报道。</text:p>
      <text:p text:style-name="P4">
“敌人很紧张，并采用任何手段来防止塔夫里亚方向的闯入防守。 在Kakhovskaya Hins之后，还有进一步的<text:a xlink:type="simple" xlink:href="https://www.ukrinform.ua/tag-vibuh" text:style-name="Internet_20_link" text:visited-style-name="Visited_20_Internet_20_Link">
爆炸</text:a>
较小的储水坝的大坝。 我们有信息说，诺瓦达里夫卡(Novodarivka)附近有一个沃罗戈德卡(Vorogodka)的大坝，这导致了雅莱河(Mokri River Yalai)两岸的洪水。”</text:p>
      <text:p text:style-name="P4">
<text:span text:style-name="T4">
另请阅读：</text:span>
 <text:a xlink:type="simple" xlink:href="https://www.ukrinform.ua/rubric-regions/3721154-u-merezi-pokazali-kadri-ak-vigladae-kahovske-vodoshovise-pisla-pidrivu-rosianami-ges.html" text:style-name="Internet_20_link" text:visited-style-name="Visited_20_Internet_20_Link">
在网络中显示了俄罗斯水力发电站之后的Kakhovka水库的样子</text:a>
据他说，塔夫里斯基方向的部队的主要行动不受影响。</text:p>
      <text:p text:style-name="P4">
如<text:a xlink:type="simple" xlink:href="https://www.ukrinform.ua/rubric-ato/3721286-zsu-zvilnili-blagodatne.html" text:style-name="Internet_20_link" text:visited-style-name="Visited_20_Internet_20_Link">
报道</text:a>
，乌克兰军队解放了Blessed村庄，这是Donetsk和Zaporizhhzhya地区的领带。 在行动过程中，俘虏了六名俄罗斯士兵。</text:p>
      <text:p text:style-name="P4">
News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我们的讲师已准备好100％ - 培训中心负责人</text:span>
</text:h>
      <text:p text:style-name="P4">
作者: ['АРМІЯINFORM']</text:p>
      <text:p text:style-name="P4">
时间: 2023-06-11T70:00:00-04:00</text:p>
      <text:p text:style-name="P4">
描述: 关于Podnodomalenni军事媒体中心的工作。 “ Kerivnik成为Forever Center ...与乌克兰2022年的战争，与乌克兰的最新新闻战争，与乌克兰的新闻战争，与乌克兰2022年的新闻战争，今天将在乌克兰和俄罗斯之间发动战争，当2022年与乌克兰战争时是否有或无</text:p>
      <text:p text:style-name="P4">
图片: ['<text:a xlink:type="simple" xlink:href="https://armyinform.com.ua/wp-content/uploads/2023/06/photo1686458108.jpeg" text:style-name="Internet_20_link" text:visited-style-name="Visited_20_Internet_20_Link">
photo1686458108.jpeg</text:a>
']</text:p>
      <text:p text:style-name="P4">
标签: ['STOPRUSSIA', 'АГРЕСІЯ РФ', 'СИЛИ ТРО ЗСУ']</text:p>
      <text:p text:style-name="P4">
类别: News</text:p>
      <!--METADATA-->
      <text:p text:style-name="P4">
<draw:frame draw:style-name="fr1" draw:name="Image265" text:anchor-type="as-char" svg:width="6.9236in" svg:height="4.32725in" draw:z-index="0">
<draw:image xlink:href="../Images/AРМІЯINFORM/2023-06-11T70-00-00-04-00/photo1686458108.jpeg" xlink:type="simple" xlink:show="embed" xlink:actuate="onLoad" draw:mime-type="image/jpeg"/>
</draw:frame>
关于这个<text:a xlink:type="simple" xlink:href="https://t.me/militarymediacenter/2194" text:style-name="Internet_20_link" text:visited-style-name="Visited_20_Internet_20_Link">
被引用</text:a>
在Mmilitary媒体中心的信息中。</text:p>
      <text:p text:style-name="P4">
«Tri武装部队训练中心的Edwardpisotsky上校司令部：</text:p>
      <text:p text:style-name="P4">
武装部队武装部队的训练中心虽然最近创造，但我们将迅速适应并发展。 每个通过我们的培训中心的人都将获得新的知识，技能，并在准备立场的单位期间继续实施。</text:p>
      <text:p text:style-name="P4">
我们中心训练的第一个方向是对部门指挥官的培训。 我们将清醒，以便他们每个人都了解他们的责任水平。 中士是主要的战斗之一。 控制战场的是他们。 因此，我们正在根据北约军队学习。</text:p>
      <text:p text:style-name="P4">
第二个方向是对排官员的培训。 优秀的专家 - 以不同单位作战的讲师。 他们在乌克兰和国外学习。</text:p>
      <text:p text:style-name="P4">
第三个方向是嘴巴的喉舌 - 嘴巴的指挥官和管理的管理。 此外，按照北约标准，该计划适应了现实的乌克兰战争。 以前，中尉已经被教了四到五，现在需要八周。</text:p>
      <text:p text:style-name="P4">
我们的教练已经准备好全部100％，并负责任地对待他们的责任，因为每个人都有战斗经验。</text:p>
      <text:p text:style-name="P4">
战争并没有延迟。 我们必须确定和信心我们的行动，以传达这种信心以及毕业生的知识。 胜利将建立我们!”。</text:p>
      <text:p text:style-name="P4">
News Source: <text:a xlink:type="simple" xlink:href="https://armyinform.com.ua/2023/06/11/nashi-instruktory-gotovi-na-100-kerivnyk-navchalnogo-czentru-syl-tro/" text:style-name="Internet_20_link" text:visited-style-name="Visited_20_Internet_20_Link">
https://armyinform.com.ua/2023/06/11/nashi-instruktory-gotovi-na-100-kerivnyk-navchalnogo-czentru-syl-tro/</text:a>
</text:p>
      <!--NEWS-->
      <text:h text:style-name="P10" text:outline-level="1">
<text:span text:style-name="T4">
瑞士将继续帮助失踪人员的搜索工作</text:span>
</text:h>
      <text:p text:style-name="P4">
作者: ['АРМІЯINFORM']</text:p>
      <text:p text:style-name="P4">
时间: 2023-06-11T71:00:00-04:00</text:p>
      <text:p text:style-name="P4">
描述: 应乌里亚·瑞士（Uria Swiss）关系师Zi tsniklikh的要求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img_6856-e1686407471988.jpeg" text:style-name="Internet_20_link" text:visited-style-name="Visited_20_Internet_20_Link">
img_6856-e1686407471988.jpeg</text:a>
']</text:p>
      <text:p text:style-name="P4">
标签: ['STOPRUSSIA', 'АГРЕСІЯ РФ', 'ВТОРГНЕННЯ РФ', 'ДОПОМОГА ПАРТНЕРІВ', 'МІНРЕІНТЕГРАЦІЇ', 'СВІТ ПІДТРИМУЄ УКРАЇНУ']</text:p>
      <text:p text:style-name="P4">
类别: News</text:p>
      <!--METADATA-->
      <text:p text:style-name="P4">
<draw:frame draw:style-name="fr1" draw:name="Image266" text:anchor-type="as-char" svg:width="6.9236in" svg:height="4.752763in" draw:z-index="0">
<draw:image xlink:href="../Images/AРМІЯINFORM/2023-06-11T71-00-00-04-00/img_6856-e1686407471988.jpeg" xlink:type="simple" xlink:show="embed" xlink:actuate="onLoad" draw:mime-type="image/jpeg"/>
</draw:frame>
应瑞士政府的邀请，与瑞士联邦外交部代表，大使西蒙·海斯布勒(Simon Haissbuler)的代表Oleg Kotenko是与失踪人员的一次工作会议。</text:p>
      <text:p text:style-name="P4">
关于它<text:a xlink:type="simple" xlink:href="https://minre.gov.ua/2023/06/10/shvejczariya-i-nadali-dopomagatyme-v-poshukovij-roboti-znyklyh-bezvisty-osib/" text:style-name="Internet_20_link" text:visited-style-name="Visited_20_Internet_20_Link">
报告</text:a>
重返社会部。</text:p>
      <text:p text:style-name="P4">
他们一起就读于洛桑大学的刑事科学学院，并以创新技术被确定，这些技术用于寻找失踪人员的thalicatientization。</text:p>
      <text:p text:style-name="P4">
大学专家分享了加速DNA专业知识的检测以及建立群众的现代无人机的发展经验。</text:p>
      <text:p text:style-name="P4">
会议还讨论了与贾扎斯和瑞士双边合作的未来领域。</text:p>
      <text:p text:style-name="P4">
“与国际合作伙伴的互动是搜索方面的一步。 我们非常感谢!” -Oleg Kotenko在会议上说。</text:p>
      <text:p text:style-name="P4">
News Source: <text:a xlink:type="simple" xlink:href="https://armyinform.com.ua/2023/06/11/shvejczariya-i-nadali-dopomagatyme-v-poshukovij-roboti-znyklyh-bezvisty-osib/" text:style-name="Internet_20_link" text:visited-style-name="Visited_20_Internet_20_Link">
https://armyinform.com.ua/2023/06/11/shvejczariya-i-nadali-dopomagatyme-v-poshukovij-roboti-znyklyh-bezvisty-osib/</text:a>
</text:p>
      <!--NEWS-->
      <text:h text:style-name="P10" text:outline-level="1">
<text:span text:style-name="T4">
外国讲师教乌克兰儿童军事技能的基础知识</text:span>
</text:h>
      <text:p text:style-name="P4">
作者: ['Валентина Вілюра']</text:p>
      <text:p text:style-name="P4">
时间: 2023-06-11T72:00:00-04:00</text:p>
      <text:p text:style-name="P4">
描述: 全国乔治亚人的法律，维克霍瓦纳纳普乌克兰的苏格莱的Intitutttuttuttututututututututututututututitution ...与乌克兰2022年的战争，与乌克兰的最新新闻，与乌克兰2022年的新闻战争，今天与乌克兰的新闻战争，今天将与乌克兰和俄罗斯和俄罗斯战争之间发生一场战争，他们说，2022年将是2022年，无论是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6/img_7067-scaled.jpg" text:style-name="Internet_20_link" text:visited-style-name="Visited_20_Internet_20_Link">
img_7067-scaled.jpg</text:a>
', '<text:a xlink:type="simple" xlink:href="https://armyinform.com.ua/wp-content/uploads/2023/06/img_7006-scaled.jpg" text:style-name="Internet_20_link" text:visited-style-name="Visited_20_Internet_20_Link">
img_7006-scaled.jpg</text:a>
', '<text:a xlink:type="simple" xlink:href="https://armyinform.com.ua/wp-content/uploads/2023/06/img_6962-scaled.jpg" text:style-name="Internet_20_link" text:visited-style-name="Visited_20_Internet_20_Link">
img_6962-scaled.jpg</text:a>
', '<text:a xlink:type="simple" xlink:href="https://armyinform.com.ua/wp-content/uploads/2023/06/img_7032-scaled.jpg" text:style-name="Internet_20_link" text:visited-style-name="Visited_20_Internet_20_Link">
img_7032-scaled.jpg</text:a>
', '<text:a xlink:type="simple" xlink:href="https://armyinform.com.ua/wp-content/uploads/2023/06/img_7055-scaled.jpg" text:style-name="Internet_20_link" text:visited-style-name="Visited_20_Internet_20_Link">
img_7055-scaled.jpg</text:a>
', '<text:a xlink:type="simple" xlink:href="https://armyinform.com.ua/wp-content/uploads/2023/06/img_7046-scaled.jpg" text:style-name="Internet_20_link" text:visited-style-name="Visited_20_Internet_20_Link">
img_7046-scaled.jpg</text:a>
']</text:p>
      <text:p text:style-name="P4">
标签: ['STOPRUSSIA', 'АГРЕСІЯ РФ', 'ВТОРГНЕННЯ РФ']</text:p>
      <text:p text:style-name="P4">
类别: News</text:p>
      <!--METADATA-->
      <text:p text:style-name="P4">
<draw:frame draw:style-name="fr1" draw:name="Image267" text:anchor-type="as-char" svg:width="6.9236in" svg:height="4.614606in" draw:z-index="0">
<draw:image xlink:href="../Images/AРМІЯINFORM/2023-06-11T72-00-00-04-00/img_7067-scaled.jpg" xlink:type="simple" xlink:show="embed" xlink:actuate="onLoad" draw:mime-type="image/jpeg"/>
</draw:frame>
国家乔治亚军团，国家教育科学学院教育问题研究所(非政府组织“全世界妇女联合会为和平联盟”，这是一所平等机会的学校)，许多军事爱好方向的公共组织：“战争否决者，ATO参与者(姐妹者)，死者家庭的成员(死亡)塔里卡(Talica)与战争“为该项目进行了10至14岁实用培训的儿童组织“我们学会了保护，保护和赢得胜利，对自己和附近计划的人施加了责任”，“作为军事”计划。</text:p>
      <text:p text:style-name="P4">
该活动由乌克兰中尉伊戈尔·高迪楚克(Igor Gordiychuk)的英雄参加，乔治亚人军团Malashvili的指挥官Mamuka Malashvili，KSCA青年体育部Yulia Khan的主任，NGO退伍军人协会，ATO参与者，ATO参与者(姐妹者)，死者家庭的成员(死亡)战争无效”，科达军事爱教育委员会主席Oleksandrushinsky，代表“未来的全乌克兰运动” Natalia Brunko。 Zaika。</text:p>
      <text:p text:style-name="P4">
<draw:frame draw:style-name="fr1" draw:name="Image268" text:anchor-type="as-char" svg:width="6.9236in" svg:height="4.615733in" draw:z-index="0">
<draw:image xlink:href="../Images/AРМІЯINFORM/2023-06-11T72-00-00-04-00/img_7006-scaled.jpg" xlink:type="simple" xlink:show="embed" xlink:actuate="onLoad" draw:mime-type="image/jpeg"/>
</draw:frame>
每个受邀的客人亲自转向孩子们，并注意到他们的爱国主义和对知识的渴望。</text:p>
      <text:p text:style-name="P4">
根据国家格鲁吉亚军团的指挥官的说法，至关重要的是要了解乌克兰需要保护今天的入侵者，并将保护我们的边界的保护传递给子孙后代。 来自平均侵略的军团教授了20,000多名平民公民如何在军事侵略中为自己辩护。</text:p>
      <text:p text:style-name="P4">
<draw:frame draw:style-name="fr1" draw:name="Image269" text:anchor-type="as-char" svg:width="6.9236in" svg:height="4.614606in" draw:z-index="0">
<draw:image xlink:href="../Images/AРМІЯINFORM/2023-06-11T72-00-00-04-00/img_6962-scaled.jpg" xlink:type="simple" xlink:show="embed" xlink:actuate="onLoad" draw:mime-type="image/jpeg"/>
</draw:frame>
 - 今天，我们的讲师和在格鲁吉亚军团学习的人将展示对儿童的演示表演。 这是一种准备前的理解，以便孩子们了解做什么，如何和何时做。 这些是指挥官，硕士学位，翻译人员的基础知识，药物，手对手的战斗等。</text:p>
      <text:p text:style-name="P4">
此外，活动的组织者之一和主持人是奥尔加·辛斯托图公主勋章的骑士，是纳普纳·塔蒂亚纳·塔拉索娃(Napna Tatiana Tarasova)的教育问题，他强调，这个名字以两个主要词的投影来保护和捍卫我们自己，因为现代演讲我们必须对自己，自己和邻国负责。帮助自己和他人，接近预期的胜利。</text:p>
      <text:p text:style-name="P4">
<draw:frame draw:style-name="fr1" draw:name="Image270" text:anchor-type="as-char" svg:width="6.9236in" svg:height="4.614606in" draw:z-index="0">
<draw:image xlink:href="../Images/AРМІЯINFORM/2023-06-11T72-00-00-04-00/img_7032-scaled.jpg" xlink:type="simple" xlink:show="embed" xlink:actuate="onLoad" draw:mime-type="image/jpeg"/>
</draw:frame>
乌克兰中尉伊戈尔·高迪楚克(Igor Gordiychuk)的英雄伊万·博恩(Ivan Bohun)军事首领指出，需要年轻一代这样的事件。</text:p>
      <ul>
        <li>
这样的练习对我们前面的战士非常有用，非常重要。 这一目标更具动力。</li>
      </ul>
      <text:p text:style-name="P4">
<draw:frame draw:style-name="fr1" draw:name="Image271" text:anchor-type="as-char" svg:width="6.9236in" svg:height="4.614606in" draw:z-index="0">
<draw:image xlink:href="../Images/AРМІЯINFORM/2023-06-11T72-00-00-04-00/img_7055-scaled.jpg" xlink:type="simple" xlink:show="embed" xlink:actuate="onLoad" draw:mime-type="image/jpeg"/>
</draw:frame>
该活动的情感支持和现代爱国歌曲的竞争是乌克兰国民国民大学Lumbyl Zamkin军事乐团的肇事者。</text:p>
      <text:p text:style-name="P4">
活动的庄严部分之后，与会者展示了军团成员的表演。 然后，按年龄 - 辛格纳尼亚将孩子分为几组。 年轻人能够学习新知识并接管经过审计的教师的知识。 特别是有几个地点：北约最初的特色训练，战术医学，工程和近战。</text:p>
      <text:p text:style-name="P4">
<draw:frame draw:style-name="fr1" draw:name="Image272" text:anchor-type="as-char" svg:width="6.9236in" svg:height="4.614606in" draw:z-index="0">
<draw:image xlink:href="../Images/AРМІЯINFORM/2023-06-11T72-00-00-04-00/img_7046-scaled.jpg" xlink:type="simple" xlink:show="embed" xlink:actuate="onLoad" draw:mime-type="image/jpeg"/>
</draw:frame>
一位讲师说，年轻的乌克兰人的兴趣是不可能的。 孩子们有意识地对待一切，并尝试尽可能多地走出一个近距离的位置。</text:p>
      <text:p text:style-name="P4">
一位少年安德鲁(Andrew)说，军事主题对他的童年能力对他感兴趣。</text:p>
      <ul>
        <li>
我应自己的要求来到这里。 自11岁起，我对具有军事主题的世界不同军队的武器感兴趣。 将来，我想投射最新的乌克兰武器。 小学生安德鲁说，我希望学习一些新的东西，并利用那些保护我们当地乌克兰的人。</li>
      </ul>
      <text:p text:style-name="P4">
活动结束后，向每个参与者赠送了文凭，并对团体和讲师的监管 - 来自全国乔治亚州法律的证书。</text:p>
      <text:p text:style-name="P4">
News Source: <text:a xlink:type="simple" xlink:href="https://armyinform.com.ua/2023/06/11/inozemni-instruktory-navchayut-ukrayinskyh-ditej-osnov-vijskovoyi-majsternosti/" text:style-name="Internet_20_link" text:visited-style-name="Visited_20_Internet_20_Link">
https://armyinform.com.ua/2023/06/11/inozemni-instruktory-navchayut-ukrayinskyh-ditej-osnov-vijskovoyi-majsternosti/</text:a>
</text:p>
      <!--NEWS-->
      <text:h text:style-name="P10" text:outline-level="1">
<text:span text:style-name="T4">
加拿大提出了其他制裁，以保护乌克兰文化免受俄罗斯破坏</text:span>
</text:h>
      <text:p text:style-name="P4">
作者: ['АРМІЯINFORM']</text:p>
      <text:p text:style-name="P4">
时间: 2023-06-11T73:00:00-04:00</text:p>
      <text:p text:style-name="P4">
描述: 加拿大知识奇德基（Knowja Dodatki Sanctsiya）24 Tu 17在乌克兰组织...与乌克兰2022年的战争，与乌克兰与乌克兰的最新新闻战争，今天与乌克兰2022年的新闻战争，乌克兰和俄罗斯之间的战争是否会发生战争，何时与乌克兰战争，在不久的将来，是否会与乌克兰进行战争，与乌克兰的战争，今天的乌克兰新闻，乌克兰新闻在俄罗斯的乌克兰新闻</text:p>
      <text:p text:style-name="P4">
图片: ['<text:a xlink:type="simple" xlink:href="https://armyinform.com.ua/wp-content/uploads/2023/06/69c3728-canada.jpg" text:style-name="Internet_20_link" text:visited-style-name="Visited_20_Internet_20_Link">
69c3728-canada.jpg</text:a>
']</text:p>
      <text:p text:style-name="P4">
标签: ['STOPRUSSIA', 'ВТОРГНЕННЯ РФ']</text:p>
      <text:p text:style-name="P4">
类别: News</text:p>
      <!--METADATA-->
      <text:p text:style-name="P4">
<draw:frame draw:style-name="fr1" draw:name="Image273" text:anchor-type="as-char" svg:width="6.9236in" svg:height="4.585631in" draw:z-index="0">
<draw:image xlink:href="../Images/AРМІЯINFORM/2023-06-11T73-00-00-04-00/69c3728-canada.jpg" xlink:type="simple" xlink:show="embed" xlink:actuate="onLoad" draw:mime-type="image/jpeg"/>
</draw:frame>
说明性照片</text:p>
      <text:p text:style-name="P4">
加拿大对乌克兰的24个实体和17个组织在《特殊_经济措施》的规定框架内实施了额外的制裁(乌克兰)_。 价格指标是俄罗斯摧毁乌克兰文化对象，制度和身份的尝试的直接答案。</text:p>
      <text:p text:style-name="P4">
关于它<text:a xlink:type="simple" xlink:href="https://www.canada.ca/en/global-affairs/news/2023/06/minister-joly-announces-additional-sanctions-to-protect-ukrainian-culture-from-destruction-by-russia.html" text:style-name="Internet_20_link" text:visited-style-name="Visited_20_Internet_20_Link">
报告</text:a>
加拿大政府网站。</text:p>
      <text:p text:style-name="P4">
除了对许多乌克兰文化物体的巨大破坏和彻底破坏外，还发现了成千上万的乌克兰文化文物失踪或据报道，据报道，在2022年，俄罗斯全面入侵俄罗斯之后，俄罗斯军队被俄罗斯军队偷走了。年。 据报道，在其努力中，俄罗斯乌克兰的身份非法出口乌克兰并对文化遗产造成伤害。</text:p>
      <text:p text:style-name="P4">
“随着今天的宣布，加拿大对与俄罗斯文化对象相关的人实施了制裁，以抵制克雷姆“俄罗斯”乌克兰文化的企图。 有一些在博物馆和其他文化中心工作的乌克兰人在已提交给子中心的人名单中。 它还包括乌克兰被占领领土的新建造的建筑物，例如所谓的教育部，以及与乌克兰出现的私人军事公司有关的自然和法人，并在俄罗斯一边战斗，”消息传出。</text:p>
      <text:p text:style-name="P4">
此外，由于俄罗斯正试图强迫其文化和乌克兰暂时占领领土的教育，因此这些制裁将导致在俄罗斯俄罗斯军方非法占领乌克兰地区所谓的苏克兰政权上进一步支出，以保护乌克兰文化和身份。</text:p>
      <text:p text:style-name="P4">
通过这些制裁，加拿大证实了其对人民对俄罗斯积极战争的支持的坚定不移，继续增加对俄罗斯的压力，俄罗斯与俄罗斯政府在乌克兰停止了这些不合理的袭击。</text:p>
      <text:p text:style-name="P4">
News Source: <text:a xlink:type="simple" xlink:href="https://armyinform.com.ua/2023/06/11/kanada-zaprovadyla-dodatkovi-sankcziyi-dlya-zahystu-ukrayinskoyi-kultury-vid-znyshhennya-rosiyeyu/" text:style-name="Internet_20_link" text:visited-style-name="Visited_20_Internet_20_Link">
https://armyinform.com.ua/2023/06/11/kanada-zaprovadyla-dodatkovi-sankcziyi-dlya-zahystu-ukrayinskoyi-kultury-vid-znyshhennya-rosiyeyu/</text:a>
</text:p>
      <!--NEWS-->
      <text:h text:style-name="P10" text:outline-level="1">
<text:span text:style-name="T4">
在黑海中，战斗税是六艘敌船</text:span>
</text:h>
      <text:p text:style-name="P4">
作者: ['АРМІЯINFORM']</text:p>
      <text:p text:style-name="P4">
时间: 2023-06-11T74:00:00-04:00</text:p>
      <text:p text:style-name="P4">
描述: 该村庄于20123年10:00 06/11/2023在Chorny Morce的Boyal Cherguvannii上，有06堆...与乌克兰2022年的战争，与乌克兰的战争是今天的最新消息，今天与乌克兰2022年的新闻战今天的最后一个是，乌克兰与俄罗斯之间的战争以及2022年与乌克兰的战争在不久的将来会发生战争在俄罗斯的乌克兰媒体</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STOPRUSSIA', 'АГРЕСІЯ РФ']</text:p>
      <text:p text:style-name="P4">
类别: News</text:p>
      <!--METADATA-->
      <text:p text:style-name="P4">
<draw:frame draw:style-name="fr1" draw:name="Image274" text:anchor-type="as-char" svg:width="6.9236in" svg:height="4.615733in" draw:z-index="0">
<draw:image xlink:href="../Images/AРМІЯINFORM/2023-06-11T74-00-00-04-00/raketa-kalibr-pusk-chorne-more.jpg" xlink:type="simple" xlink:show="embed" xlink:actuate="onLoad" draw:mime-type="image/jpeg"/>
</draw:frame>
说明性照片</text:p>
      <text:p text:style-name="P4">
截至11.06.2023的10:00，黑海正处于战斗税为06敌船上； 在亚佐夫海 -  1艘敌方船； 在地中海，最多有7艘敌船在战斗义务中。</text:p>
      <text:p text:style-name="P4">
关于它<text:a xlink:type="simple" xlink:href="https://www.facebook.com/navy.mil.gov.ua/posts/pfbid02F12tgArz2a8KszRBAedEPMi7BrjS5LZbxGbXnVJZNUPC7B6ohqEVG1fuU7MVua4rl" text:style-name="Internet_20_link" text:visited-style-name="Visited_20_Internet_20_Link">
报告</text:a>
乌克兰武装部队的海军。</text:p>
      <text:p text:style-name="P4">
在白天，为了俄罗斯联邦的利益，制造了凯奇 - 元海峡的通过：</text:p>
      <text:p text:style-name="P4">
31艘阿佐夫海的船只，其中10艘继续使用Bosphorus海峡。</text:p>
      <text:p text:style-name="P4">
黑海有24艘船，其中11艘继续沿Bosphorus的方向移动。</text:p>
      <text:p text:style-name="P4">
俄罗斯联邦继续违反《 1974年海洋保护人类生命的国际公约》。(Solas)通过关闭自动识别系统(AIS)，在亚佐夫海的民用船上。</text:p>
      <text:p text:style-name="P4">
News Source: <text:a xlink:type="simple" xlink:href="https://armyinform.com.ua/2023/06/11/u-chornomu-mori-na-bojovomu-cherguvanni-znahodytsya-shist-vorozhyh-korabliv/" text:style-name="Internet_20_link" text:visited-style-name="Visited_20_Internet_20_Link">
https://armyinform.com.ua/2023/06/11/u-chornomu-mori-na-bojovomu-cherguvanni-znahodytsya-shist-vorozhyh-korabliv/</text:a>
</text:p>
      <!--NEWS-->
      <text:h text:style-name="P10" text:outline-level="1">
<text:span text:style-name="T4">
敌人击中了92次，从RSL进行了45个炮击</text:span>
</text:h>
      <text:p text:style-name="P4">
作者: ['АРМІЯINFORM']</text:p>
      <text:p text:style-name="P4">
时间: 2023-06-11T75:00:00-04:00</text:p>
      <text:p text:style-name="P4">
描述: 关于TSE在Facebook，ZSU的总参谋部。 “ Vorog Zavdav 92 Aviaciini ...与乌克兰2022年的战争，与乌克兰的最新新闻，今天与乌克兰2022年的新闻战争，无论是乌克兰和俄罗斯之间的战争，以及与乌克兰的战争都将是，无论是在不久的将来与乌克兰的战争，与乌克兰的战争，今天的乌克兰新闻，乌克兰新闻》，乌克兰媒体上的乌克兰新闻是，这将是，这将是是否如此</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TOPRUSSIA', 'АГРЕСІЯ РФ', 'ГШ ЗСУ']</text:p>
      <text:p text:style-name="P4">
类别: News</text:p>
      <!--METADATA-->
      <text:p text:style-name="P4">
<draw:frame draw:style-name="fr1" draw:name="Image275" text:anchor-type="as-char" svg:width="6.9236in" svg:height="3.893007in" draw:z-index="0">
<draw:image xlink:href="../Images/AРМІЯINFORM/2023-06-11T75-00-00-04-00/2022-10-18-raketnyj-obstril-zhytomyra.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敌人击中了92架飞机罢工，并在我们部队和定居点的位置上射击了45架炮击。 不幸的是，埃扎吉尔人和平民受伤，私人建筑物被摧毁和损坏。”信息写道。</text:p>
      <text:p text:style-name="P4">
整个乌克兰的火箭和航空罢工的可能性很高。</text:p>
      <text:p text:style-name="P4">
此外，敌人继续将主要的努力集中在完全占据卢汉斯克和顿涅茨克地区的尝试上，并且正在进行激烈的战斗。 在正面的指定部分发生了35次战斗冲突。</text:p>
      <text:p text:style-name="P4">
News Source: <text:a xlink:type="simple" xlink:href="https://armyinform.com.ua/2023/06/11/protyvnyk-zavdav-92-aviaczijnyh-udariv-ta-zdijsnyv-45-obstriliv-z-rszv/" text:style-name="Internet_20_link" text:visited-style-name="Visited_20_Internet_20_Link">
https://armyinform.com.ua/2023/06/11/protyvnyk-zavdav-92-aviaczijnyh-udariv-ta-zdijsnyv-45-obstriliv-z-rszv/</text:a>
</text:p>
      <!--NEWS-->
      <text:h text:style-name="P10" text:outline-level="1">
<text:span text:style-name="T4">
敌人袭击了苏米地区边境城市的无人机 - 检察官记录了后果</text:span>
</text:h>
      <text:p text:style-name="P4">
作者: ['АРМІЯINFORM']</text:p>
      <text:p text:style-name="P4">
时间: 2023-06-11T76:00:00-04:00</text:p>
      <text:p text:style-name="P4">
描述: 对于Rozdochatovo检察官办公室摘要的所有专有的Kerivnitva ...与乌克兰2022年的战争，与乌克兰的战争是今天的最新消息，即今天与乌克兰2022的新闻战争，乌克兰和俄罗斯与俄罗斯和俄罗斯之间的战争将会当他们与乌克兰的战争将在2022年或将没有或没有时，他们会在不久的将来与乌克兰发生战争时，他们说，与乌克兰的战争，今天的乌克兰新闻，乌克兰的新闻，乌克兰媒体在俄罗斯的乌克兰新闻</text:p>
      <text:p text:style-name="P4">
图片: ['<text:a xlink:type="simple" xlink:href="https://armyinform.com.ua/wp-content/uploads/2022/10/obstrily-sumshhyna.jpg" text:style-name="Internet_20_link" text:visited-style-name="Visited_20_Internet_20_Link">
obstrily-sumshhyna.jpg</text:a>
']</text:p>
      <text:p text:style-name="P4">
标签: ['STOPRUSSIA', 'АГРЕСІЯ РФ']</text:p>
      <text:p text:style-name="P4">
类别: News</text:p>
      <!--METADATA-->
      <text:p text:style-name="P4">
<draw:frame draw:style-name="fr1" draw:name="Image276" text:anchor-type="as-char" svg:width="6.9236in" svg:height="4.50034in" draw:z-index="0">
<draw:image xlink:href="../Images/AРМІЯINFORM/2023-06-11T76-00-00-04-00/obstrily-sumshhyna.jpg" xlink:type="simple" xlink:show="embed" xlink:actuate="onLoad" draw:mime-type="image/jpeg"/>
</draw:frame>
说明性照片</text:p>
      <text:p text:style-name="P4">
在Sumy地区检察官办公室的程序领导下，在违反了战争法律和习俗后开始了预审(艺术的第1部分。 乌克兰《刑法》的438).</text:p>
      <text:p text:style-name="P4">
Про це<text:a xlink:type="simple" xlink:href="https://www.facebook.com/pgo.gov.ua/posts/pfbid09RE7ZicUgoANfxSsuuypocESGXrdnzANySqgtB5KzYnxDJcjHHnEdVV3u8RJYqYJl" text:style-name="Internet_20_link" text:visited-style-name="Visited_20_Internet_20_Link">
повідомляє</text:a>
乌克兰检察长办公室。</text:p>
      <text:p text:style-name="P4">
根据调查，2023年6月11日，大约00:50，侵略者袭击了Sumy地区Bilopillya的三个UAV中央部分。</text:p>
      <text:p text:style-name="P4">
由于敌人的袭击，三座建筑物被火灾摧毁，多层建筑的残骸是碎片，窗户被撞倒在许多房间中。</text:p>
      <text:p text:style-name="P4">
检察官与其他执法人员合作记录了后果。 审前调查是由SUMS地区SBU SBU部门的调查人员进行的。</text:p>
      <text:p text:style-name="P4">
News Source: <text:a xlink:type="simple" xlink:href="https://armyinform.com.ua/2023/06/11/vorog-atakuvav-bezpilotnykamy-prykordonne-misto-na-sumshhyni-prokurory-dokumentuyut-naslidky/" text:style-name="Internet_20_link" text:visited-style-name="Visited_20_Internet_20_Link">
https://armyinform.com.ua/2023/06/11/vorog-atakuvav-bezpilotnykamy-prykordonne-misto-na-sumshhyni-prokurory-dokumentuyut-naslidky/</text:a>
</text:p>
      <!--NEWS-->
      <text:h text:style-name="P10" text:outline-level="1">
<text:span text:style-name="T4">
在过去的一天中，国防军的航空在敌人的集中区域进行了16次跳动</text:span>
</text:h>
      <text:p text:style-name="P4">
作者: ['АРМІЯINFORM']</text:p>
      <text:p text:style-name="P4">
时间: 2023-06-11T77:00:00-04:00</text:p>
      <text:p text:style-name="P4">
描述: 关于TSE在Facebook，ZSU的总参谋部。 “ Avisaatsy是过去的国防军……与乌克兰2022年的战争，与乌克兰的最新消息，今天与乌克兰的新闻战争，与乌克兰2022年的新闻战争，今天将在乌克兰和俄罗斯之间发生战争，以及2022年与乌克兰的战争时他们说，与否，是否会在不久的将来与乌克兰进行战争</text:p>
      <text:p text:style-name="P4">
图片: ['<text:a xlink:type="simple" xlink:href="https://armyinform.com.ua/wp-content/uploads/2023/03/war-1.jpg" text:style-name="Internet_20_link" text:visited-style-name="Visited_20_Internet_20_Link">
war-1.jpg</text:a>
']</text:p>
      <text:p text:style-name="P4">
标签: ['STOPRUSSIA', 'АГРЕСІЯ РФ', 'ГШ ЗСУ', 'ХРОНІКА ОБОРОНИ']</text:p>
      <text:p text:style-name="P4">
类别: News</text:p>
      <!--METADATA-->
      <text:p text:style-name="P4">
<draw:frame draw:style-name="fr1" draw:name="Image277" text:anchor-type="as-char" svg:width="6.9236in" svg:height="4.501139in" draw:z-index="0">
<draw:image xlink:href="../Images/AРМІЯINFORM/2023-06-11T77-00-00-04-00/war-1.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在过去的一天中，国防军的航空在个人工作人员的集中领域和敌人的防空导弹综合大楼中取得了16次跳动。 此外，我们的组织摧毁了4种不同类型的敌人侦察无人机。 该消息袭击了2个管理要点，5个集中力量，武器和军事设备，1个Arteler的单位在射击位置以及处理器的4个重要物体。”</text:p>
      <text:p text:style-name="P4">
News Source: <text:a xlink:type="simple" xlink:href="https://armyinform.com.ua/2023/06/11/aviacziya-syl-oborony-za-mynulu-dobu-zavdala-16-udariv-po-rajonah-zoseredzhennya-protyvnyka-2/" text:style-name="Internet_20_link" text:visited-style-name="Visited_20_Internet_20_Link">
https://armyinform.com.ua/2023/06/11/aviacziya-syl-oborony-za-mynulu-dobu-zavdala-16-udariv-po-rajonah-zoseredzhennya-protyvnyka-2/</text:a>
</text:p>
      <!--NEWS-->
      <text:h text:style-name="P10" text:outline-level="1">
<text:span text:style-name="T4">
乌克兰军方抓住并处置了1,176件爆炸物一周</text:span>
</text:h>
      <text:p text:style-name="P4">
作者: ['АРМІЯINFORM']</text:p>
      <text:p text:style-name="P4">
时间: 2023-06-11T78:00:00-04:00</text:p>
      <text:p text:style-name="P4">
描述: 关于TSE在Facebook上，乌克兰国防辩护人的易腐烂的代祷者，中将……与乌克兰2022年的战争，与乌克兰的最新新闻，今天与乌克兰的新闻战争，今天与乌克兰的新闻战争，乌克兰与乌克兰之间的战争将发生，乌克兰与乌克兰之间的战争会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352404955_1390437831738369_849396692648122051_n.jpg" text:style-name="Internet_20_link" text:visited-style-name="Visited_20_Internet_20_Link">
352404955_1390437831738369_849396692648122051_n.jpg</text:a>
']</text:p>
      <text:p text:style-name="P4">
标签: ['STOPRUSSIA', 'АГРЕСІЯ РФ']</text:p>
      <text:p text:style-name="P4">
类别: News</text:p>
      <!--METADATA-->
      <text:p text:style-name="P4">
<draw:frame draw:style-name="fr1" draw:name="Image278" text:anchor-type="as-char" svg:width="6.9236in" svg:height="4.609964in" draw:z-index="0">
<draw:image xlink:href="../Images/AРМІЯINFORM/2023-06-11T78-00-00-04-00/352404955_1390437831738369_849396692648122051_n.jpg" xlink:type="simple" xlink:show="embed" xlink:actuate="onLoad" draw:mime-type="image/jpeg"/>
</draw:frame>
在Facebook上关于它<text:a xlink:type="simple" xlink:href="https://www.facebook.com/General.Pavlyuk/posts/pfbid0NvbCzDgn3LcrnDvBmx9At3jzUV8wJhaH4MnUx9APSHzpW38SgoxDJNNfHdZtJuX1l" text:style-name="Internet_20_link" text:visited-style-name="Visited_20_Internet_20_Link">
报告</text:a>
乌克兰中尉亚历山大·帕夫林(Alexander Pavlyuk)的第一任国防部副部长：</text:p>
      <text:p text:style-name="P4">
«国防部国家安全部门的助推部队和支持武装部队的指挥官继续致力于清洁乌克兰解放的领土免于爆炸物。</text:p>
      <text:p text:style-name="P4">
从6月3日到6月9日，1524年的地形和农业用地，27.2公里的高速公路，13 kmmlas和25 km的传输线，检查了武装部队和DSST武装部队和DSST的近一百个魔术团体。</text:p>
      <text:p text:style-name="P4">
🔹抓住并处置了1176 GNP。</text:p>
      <text:p text:style-name="P4">
总共，自年初以来，武装部队的武装部队武装部队武装部队的武装部队武装部队武装部队的武装部队武装部队武装部队的武装部队武装部队武装部队的武装部队武装部队的武装部队乌克兰武装部队武装部队的武装部队被93737爆炸物传达和摧毁。</text:p>
      <text:p text:style-name="P4">
即使是由于探索了卡科夫卡水力发电厂的大坝俄罗斯人的探索，尤其是在赫尔森地区的工作仍在继续。 国防部和武装部队机构部队的军事部门不仅继续履行指定的叛徒任务，而且还参与了疏散平民法规的撤离和消除该人造灾难的后果。”</text:p>
      <text:p text:style-name="P4">
News Source: <text:a xlink:type="simple" xlink:href="https://armyinform.com.ua/2023/06/11/ukrayinski-vijskovi-za-tyzhden-vyluchyly-ta-zneshkodyly-1176-vybuhonebezpechnyh-predmetiv/" text:style-name="Internet_20_link" text:visited-style-name="Visited_20_Internet_20_Link">
https://armyinform.com.ua/2023/06/11/ukrayinski-vijskovi-za-tyzhden-vyluchyly-ta-zneshkodyly-1176-vybuhonebezpechnyh-predmetiv/</text:a>
</text:p>
      <!--NEWS-->
      <text:h text:style-name="P10" text:outline-level="1">
<text:span text:style-name="T4">
在乌克兰沉默的时刻</text:span>
</text:h>
      <text:p text:style-name="P4">
作者: ['АРМІЯINFORM']</text:p>
      <text:p text:style-name="P4">
时间: 2023-06-11T7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79" text:anchor-type="as-char" svg:width="6.9236in" svg:height="3.895992in" draw:z-index="0">
<draw:image xlink:href="../Images/AРМІЯINFORM/2023-06-11T79-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1/v-ukrayini-hvylyna-movchannya/" text:style-name="Internet_20_link" text:visited-style-name="Visited_20_Internet_20_Link">
https://armyinform.com.ua/2023/06/11/v-ukrayini-hvylyna-movchannya/</text:a>
</text:p>
      <!--NEWS-->
      <text:h text:style-name="P10" text:outline-level="1">
<text:span text:style-name="T4">
在Beryslav地区，占领者击中了幼儿园-Natalia Humeniuk</text:span>
</text:h>
      <text:p text:style-name="P4">
作者: ['Дмитро Горбунов']</text:p>
      <text:p text:style-name="P4">
时间: 2023-06-11T80:00:00-04:00</text:p>
      <text:p text:style-name="P4">
描述: 关于“埃菲方新闻”中的首席，奥伯德纳的负责人走了……与乌克兰2022年的战争，与乌克兰的战争是今天的最新消息，与乌克兰2022的新闻是今天的最后一篇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photo_2022-11-16_13-45-44.jpg" text:style-name="Internet_20_link" text:visited-style-name="Visited_20_Internet_20_Link">
photo_2022-11-16_13-45-44.jpg</text:a>
']</text:p>
      <text:p text:style-name="P4">
标签: ['STOPRUSSIA', 'АГРЕСІЯ РФ', 'ВІЙНА', 'НАТАЛІЯ ГУМЕНЮК']</text:p>
      <text:p text:style-name="P4">
类别: News</text:p>
      <!--METADATA-->
      <text:p text:style-name="P4">
<draw:frame draw:style-name="fr1" draw:name="Image280" text:anchor-type="as-char" svg:width="6.9236in" svg:height="4.61393in" draw:z-index="0">
<draw:image xlink:href="../Images/AРМІЯINFORM/2023-06-11T80-00-00-04-00/photo_2022-11-16_13-45-44.jpg" xlink:type="simple" xlink:show="embed" xlink:actuate="onLoad" draw:mime-type="image/jpeg"/>
</draw:frame>
在Telemorathon的空气中<text:a xlink:type="simple" xlink:href="https://www.youtube.com/watch" text:style-name="Internet_20_link" text:visited-style-name="Visited_20_Internet_20_Link">
“​​ Uninodine”</text:a>
纳塔利亚·汉尼克(Natalia Humeniuk)报道了乌克兰南部国防军的首席协调新闻中心。</text:p>
      <ul>
        <li>
敌人再次在贝斯拉夫地区袭击了航空罢工。 入侵者袭击了花园。 一个定居点损坏了五座建筑物，另外两座建筑物损坏。 因此，面对撤离，敌人继续开火， - 纳塔利娅·汉尼克(Natalia Humeniuk)说。</li>
      </ul>
      <text:p text:style-name="P4">
她补充说，陆军曾多次警告乌克兰人在倒水后有关俄罗斯人的可能性。 大多数人都听了此建议，但不幸的是，不是所有人。</text:p>
      <text:p text:style-name="P4">
纳塔利娅·汉尼克(Natalia Humeniuk)还评论了黑海的当前情况。</text:p>
      <ul>
        <li>
在黑海中，大惊小怪。 俄罗斯人试图生产，以使他们的船只不在基点，而是倒转。 他们认为，他们将不那么脆弱。”</li>
      </ul>
      <text:p text:style-name="P4">
最后，纳塔利亚·汉尼克(Natalia Humeniuk)强调，在水经济衰退之后，不必迅速返回她的房屋，并与拥有所有信息的当地权力协调行动。</text:p>
      <text:p text:style-name="P4">
News Source: <text:a xlink:type="simple" xlink:href="https://armyinform.com.ua/2023/06/11/na-beryslavshhyni-okupanty-vluchyly-v-dytyachyj-sadok-nataliya-gumenyuk/" text:style-name="Internet_20_link" text:visited-style-name="Visited_20_Internet_20_Link">
https://armyinform.com.ua/2023/06/11/na-beryslavshhyni-okupanty-vluchyly-v-dytyachyj-sadok-nataliya-gumenyuk/</text:a>
</text:p>
      <!--NEWS-->
      <text:h text:style-name="P10" text:outline-level="1">
<text:span text:style-name="T4">
乌克兰总统接受了气候变化和环境部长</text:span>
</text:h>
      <text:p text:style-name="P4">
作者: ['АРМІЯINFORM']</text:p>
      <text:p text:style-name="P4">
时间: 2023-06-11T81:00:00-04:00</text:p>
      <text:p text:style-name="P4">
描述: 乌克兰Volodymyr Zelensky总裁曾给予Ministra Zwan Zmisni Klimatu ...与乌克兰2022年的战争，与乌克兰的最新新闻，今天与乌克兰2022年的新闻战争，乌克兰和俄罗斯之间的战争将在乌克兰和俄罗斯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f7512e9192b5a4200b92c6861335e59b_1686408031_extra_large.jpeg" text:style-name="Internet_20_link" text:visited-style-name="Visited_20_Internet_20_Link">
f7512e9192b5a4200b92c6861335e59b_1686408031_extra_large.jpeg</text:a>
']</text:p>
      <text:p text:style-name="P4">
标签: ['STOPRUSSIA', 'АГРЕСІЯ РФ', 'ВОЛОДИМИР ЗЕЛЕНСЬКИЙ']</text:p>
      <text:p text:style-name="P4">
类别: News</text:p>
      <!--METADATA-->
      <text:p text:style-name="P4">
<draw:frame draw:style-name="fr1" draw:name="Image281" text:anchor-type="as-char" svg:width="6.9236in" svg:height="4.604691in" draw:z-index="0">
<draw:image xlink:href="../Images/AРМІЯINFORM/2023-06-11T81-00-00-04-00/f7512e9192b5a4200b92c6861335e59b_1686408031_extra_large.jpeg" xlink:type="simple" xlink:show="embed" xlink:actuate="onLoad" draw:mime-type="image/jpeg"/>
</draw:frame>
乌克兰沃迪米尔·泽伦斯基(Ukraine Volodymyr Zelensky)总统接受了阿拉伯联合酋长国的气候环境的部长，阿拉伯联合酋长国是阿联酋总统玛丽亚姆·阿尔姆海尔(Mariam Almhair)领导下的国际事务办公室负责人。</text:p>
      <text:p text:style-name="P4">
关于它<text:a xlink:type="simple" xlink:href="https://www.president.gov.ua/news/prezident-ukrayini-prijnyav-ministra-z-pitan-zmini-klimatu-j-83529" text:style-name="Internet_20_link" text:visited-style-name="Visited_20_Internet_20_Link">
报告</text:a>
乌克兰总统办公室。</text:p>
      <text:p text:style-name="P4">
乌克兰国家负责人欢迎基辅阿联酋政府代表注意到酋长国官员访问的访问，并感谢阿拉伯联合酋长国的乌克兰人民的支持，并提供了人道主义援助。</text:p>
      <text:p text:style-name="P4">
“我们感谢这次访问并将其视为乌克兰对阿联酋等有影响力国家的支持的证据。 我们感谢阿联酋航空的援助，我们认为您的州将继续这一崇高使命。” Volodymyr Zelensky说。</text:p>
      <text:p text:style-name="P4">
总统吸引了部长注意俄罗斯在乌克兰的全面入侵期间俄罗斯环境率的后果，并强调了侵略者对Ecocid犯罪的造成的不足和赔偿损害。</text:p>
      <text:p text:style-name="P4">
特别关注乌克兰乌克兰塔普兰和平公式的实施。 国家元首特别强调了酋长国投资基金和商业界的能力，以参与计划的实施。</text:p>
      <text:p text:style-name="P4">
News Source: <text:a xlink:type="simple" xlink:href="https://armyinform.com.ua/2023/06/11/prezydent-ukrayiny-pryjnyav-ministra-z-pytan-zminy-klimatu-j-navkolyshnogo-seredovyshha-oae/" text:style-name="Internet_20_link" text:visited-style-name="Visited_20_Internet_20_Link">
https://armyinform.com.ua/2023/06/11/prezydent-ukrayiny-pryjnyav-ministra-z-pytan-zminy-klimatu-j-navkolyshnogo-seredovyshha-oae/</text:a>
</text:p>
      <!--NEWS-->
      <text:h text:style-name="P10" text:outline-level="1">
<text:span text:style-name="T4">
水逐渐从赫尔森地区撤退 - 总部以消除后果</text:span>
</text:h>
      <text:p text:style-name="P4">
作者: ['АРМІЯINFORM']</text:p>
      <text:p text:style-name="P4">
时间: 2023-06-11T82:00:00-04:00</text:p>
      <text:p text:style-name="P4">
描述: 关于LISKVISDATSE的总部仪式。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44ebe325-1f19-4248-be51-6b0e5346d4ef.jpg" text:style-name="Internet_20_link" text:visited-style-name="Visited_20_Internet_20_Link">
44ebe325-1f19-4248-be51-6b0e5346d4ef.jpg</text:a>
']</text:p>
      <text:p text:style-name="P4">
标签: ['STOPRUSSIA', 'АГРЕСІЯ РФ', 'КАХОВСЬКА ГЕС', 'КАХОВСЬКА ГЕС/ШТАБ INFO']</text:p>
      <text:p text:style-name="P4">
类别: News</text:p>
      <!--METADATA-->
      <text:p text:style-name="P4">
<draw:frame draw:style-name="fr1" draw:name="Image282" text:anchor-type="as-char" svg:width="6.9236in" svg:height="4.116297in" draw:z-index="0">
<draw:image xlink:href="../Images/AРМІЯINFORM/2023-06-11T82-00-00-04-00/44ebe325-1f19-4248-be51-6b0e5346d4ef.jpg" xlink:type="simple" xlink:show="embed" xlink:actuate="onLoad" draw:mime-type="image/jpeg"/>
</draw:frame>
说明性照片</text:p>
      <text:p text:style-name="P4">
关于它<text:a xlink:type="simple" xlink:href="https://t.me/shtab_kakhovska_hes/506" text:style-name="Internet_20_link" text:visited-style-name="Visited_20_Internet_20_Link">
报告</text:a>
俄罗斯恐怖分子消除卡科夫斯卡亚水力发电站的总部：</text:p>
      <text:p text:style-name="P4">
“洪水淹没的地区几乎翻了一番：从139到77.78公里。 洪水水平为4.07米。</text:p>
      <text:p text:style-name="P4">
昨天，水从Beryslav区的三个村庄出发 -  Nikolaevka，Lviv和Olgivka。</text:p>
      <text:p text:style-name="P4">
在右岸，有32个定居点，有3821座住宅建筑在水下。 在临时占领的领土中，14个定居点被淹没了。</text:p>
      <text:p text:style-name="P4">
村庄之间的路径逐渐被耗尽，但并不是每个人都可以使用。”</text:p>
      <text:p text:style-name="P4">
News Source: <text:a xlink:type="simple" xlink:href="https://armyinform.com.ua/2023/06/11/voda-postupovo-vidstupaye-z-hersonshhyny/" text:style-name="Internet_20_link" text:visited-style-name="Visited_20_Internet_20_Link">
https://armyinform.com.ua/2023/06/11/voda-postupovo-vidstupaye-z-hersonshhyny/</text:a>
</text:p>
      <!--NEWS-->
      <text:h text:style-name="P10" text:outline-level="1">
<text:span text:style-name="T4">
SES单元中和399 079爆炸性物品</text:span>
</text:h>
      <text:p text:style-name="P4">
作者: ['АРМІЯINFORM']</text:p>
      <text:p text:style-name="P4">
时间: 2023-06-11T83:00:00-04:00</text:p>
      <text:p text:style-name="P4">
描述: 关于运营的Insportination Insportachich Roboti Pirotrichich Pidrodiliv dsns ...与乌克兰2022年的战争，与乌克兰的最新新闻，今天与乌克兰2022年的新闻战争，乌克兰与乌克兰的新闻战争，乌克兰和俄罗斯之间以及俄罗斯之间的战争，以及2022年2022年与乌克兰战争他们说，无论是否有一年，是否会在不久的将来与乌克兰进行战争</text:p>
      <text:p text:style-name="P4">
图片: ['<text:a xlink:type="simple" xlink:href="https://armyinform.com.ua/wp-content/uploads/2023/06/352832008_653686003465959_2544581631508758021_n.jpg" text:style-name="Internet_20_link" text:visited-style-name="Visited_20_Internet_20_Link">
352832008_653686003465959_2544581631508758021_n.jpg</text:a>
']</text:p>
      <text:p text:style-name="P4">
标签: ['STOPRUSSIA', 'АГРЕСІЯ РФ']</text:p>
      <text:p text:style-name="P4">
类别: News</text:p>
      <!--METADATA-->
      <text:p text:style-name="P4">
<draw:frame draw:style-name="fr1" draw:name="Image283" text:anchor-type="as-char" svg:width="6.9236in" svg:height="7.77781in" draw:z-index="0">
<draw:image xlink:href="../Images/AРМІЯINFORM/2023-06-11T83-00-00-04-00/352832008_653686003465959_2544581631508758021_n.jpg" xlink:type="simple" xlink:show="embed" xlink:actuate="onLoad" draw:mime-type="image/jpeg"/>
</draw:frame>
关于这个<text:a xlink:type="simple" xlink:href="https://www.facebook.com/MNS.GOV.UA/posts/pfbid0rqCCyCFdFKLSj2SpNPWPBT1cHroeMv17A1pMoDnxzejJFsHbe5sSHnFy3tWjwDrnl" text:style-name="Internet_20_link" text:visited-style-name="Visited_20_Internet_20_Link">
被引用</text:a>
在有关乌克兰SES烟火单位工作的迅速信息中。</text:p>
      <text:p text:style-name="P4">
News Source: <text:a xlink:type="simple" xlink:href="https://armyinform.com.ua/2023/06/11/pidrozdily-dsns-zneshkodyly-399-079-vybuhonebezpechnyh-predmetiv/" text:style-name="Internet_20_link" text:visited-style-name="Visited_20_Internet_20_Link">
https://armyinform.com.ua/2023/06/11/pidrozdily-dsns-zneshkodyly-399-079-vybuhonebezpechnyh-predmetiv/</text:a>
</text:p>
      <!--NEWS-->
      <text:h text:style-name="P10" text:outline-level="1">
<text:span text:style-name="T4">
Alexei Reznikov感谢加拿大提供的5亿加元</text:span>
</text:h>
      <text:p text:style-name="P4">
作者: ['АРМІЯINFORM']</text:p>
      <text:p text:style-name="P4">
时间: 2023-06-11T84:00:00-04:00</text:p>
      <text:p text:style-name="P4">
描述: 关于乌克兰辩护乌克兰Oleksiy Reznikov的Tsinistra，与Twitter一起写了：“我是Hotv Bi ...与乌克兰2022年的战争，与乌克兰的最新新闻，今天与乌克兰2022年的新闻战争，今天，将在今天发动战争乌克兰和俄罗斯以及2022年与乌克兰的战争，无论是否在不久的将来与乌克兰发生战争，他们说，今天与乌克兰的战争，今天的乌克兰新闻，乌克兰新闻，乌克兰媒体在俄罗斯媒体的乌克兰新闻</text:p>
      <text:p text:style-name="P4">
图片: ['<text:a xlink:type="simple" xlink:href="https://armyinform.com.ua/wp-content/uploads/2023/06/fywrna0xsaazc0c.jpg" text:style-name="Internet_20_link" text:visited-style-name="Visited_20_Internet_20_Link">
fywrna0xsaazc0c.jpg</text:a>
']</text:p>
      <text:p text:style-name="P4">
标签: ['STOPRUSSIA', 'АГРЕСІЯ РФ', 'АНІТА АНАНД', 'ОЛЕКСІЙ РЕЗНІКОВ']</text:p>
      <text:p text:style-name="P4">
类别: News</text:p>
      <!--METADATA-->
      <text:p text:style-name="P4">
<draw:frame draw:style-name="fr1" draw:name="Image284" text:anchor-type="as-char" svg:width="6.9236in" svg:height="4.615733in" draw:z-index="0">
<draw:image xlink:href="../Images/AРМІЯINFORM/2023-06-11T84-00-00-04-00/fywrna0xsaazc0c.jpg" xlink:type="simple" xlink:show="embed" xlink:actuate="onLoad" draw:mime-type="image/jpeg"/>
</draw:frame>
关于它，乌克兰国防部长Alexei Reznikov <text:a xlink:type="simple" xlink:href="https://twitter.com/oleksiireznikov/status/1667899349014048775" text:style-name="Internet_20_link" text:visited-style-name="Visited_20_Internet_20_Link">
写道</text:a>
utwitter：</text:p>
      <text:p text:style-name="P4">
“我要感谢我加拿大加拿大加拿大人民的加拿大同事安妮蒂·阿南德(Aniti Anand)，以5亿加元的捐赠者以及自2014年以来提供的所有支持。</text:p>
      <text:p text:style-name="P4">
我们的伙伴关系很强，我们将共同赢。”</text:p>
      <text:p text:style-name="P4">
News Source: <text:a xlink:type="simple" xlink:href="https://armyinform.com.ua/2023/06/11/oleksij-reznikov-podyakuvav-kanadi-za-novyj-transh-u-rozmiri-500-miljoniv-kanadskyh-dolariv/" text:style-name="Internet_20_link" text:visited-style-name="Visited_20_Internet_20_Link">
https://armyinform.com.ua/2023/06/11/oleksij-reznikov-podyakuvav-kanadi-za-novyj-transh-u-rozmiri-500-miljoniv-kanadskyh-dolariv/</text:a>
</text:p>
      <!--NEWS-->
      <text:h text:style-name="P10" text:outline-level="1">
<text:span text:style-name="T4">
截至6月11日的09:00俄罗斯炮击的后果</text:span>
</text:h>
      <text:p text:style-name="P4">
作者: ['АРМІЯINFORM']</text:p>
      <text:p text:style-name="P4">
时间: 2023-06-11T85:00:00-04:00</text:p>
      <text:p text:style-name="P4">
描述: 关于Rosiyskiye Stan在09:00 11 Chervnya军事媒体...与乌克兰2022年的战争，与乌克兰的最新新闻，今天与乌克兰的新闻战争，今天上次与乌克兰的新闻战争，乌克兰和俄罗斯和俄罗斯之间以及俄罗斯和俄罗斯之间的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photo1686471853.jpeg" text:style-name="Internet_20_link" text:visited-style-name="Visited_20_Internet_20_Link">
photo1686471853.jpeg</text:a>
']</text:p>
      <text:p text:style-name="P4">
标签: ['STOPRUSSIA', 'АГРЕСІЯ РФ']</text:p>
      <text:p text:style-name="P4">
类别: News</text:p>
      <!--METADATA-->
      <text:p text:style-name="P4">
<draw:frame draw:style-name="fr1" draw:name="Image285" text:anchor-type="as-char" svg:width="6.9236in" svg:height="4.627227in" draw:z-index="0">
<draw:image xlink:href="../Images/AРМІЯINFORM/2023-06-11T85-00-00-04-00/photo1686471853.jpeg" xlink:type="simple" xlink:show="embed" xlink:actuate="onLoad" draw:mime-type="image/jpeg"/>
</draw:frame>
关于6月11日09:00俄罗斯炮击的后果<text:a xlink:type="simple" xlink:href="https://t.me/militarymediacenter/2195" text:style-name="Internet_20_link" text:visited-style-name="Visited_20_Internet_20_Link">
报告</text:a>
军事媒体中心：</text:p>
      <text:p text:style-name="P4">
“根据乌克兰国防部信息部的情境中心，在最后一天，俄罗斯军队开除了乌克兰9个地区的领土。</text:p>
      <text:p text:style-name="P4">
来自不同类型的武器(步枪武器，手榴弹发射器，迫击炮，炮兵，SAU，RSZV，无人机，战术航空)攻击了123个定居点和77个基础架构对象。</text:p>
      <text:p text:style-name="P4">
平民中有杀害和受伤，受害者人数是。”</text:p>
      <text:p text:style-name="P4">
News Source: <text:a xlink:type="simple" xlink:href="https://armyinform.com.ua/2023/06/11/naslidky-rosijskyh-obstriliv-stanom-na-0900-11-chervnya/" text:style-name="Internet_20_link" text:visited-style-name="Visited_20_Internet_20_Link">
https://armyinform.com.ua/2023/06/11/naslidky-rosijskyh-obstriliv-stanom-na-0900-11-chervnya/</text:a>
</text:p>
      <!--NEWS-->
      <text:h text:style-name="P10" text:outline-level="1">
<text:span text:style-name="T4">
95名乌克兰人从被囚禁中返回</text:span>
</text:h>
      <text:p text:style-name="P4">
作者: ['АРМІЯINFORM']</text:p>
      <text:p text:style-name="P4">
时间: 2023-06-11T86:00:00-04:00</text:p>
      <text:p text:style-name="P4">
描述: 关于Verkhomlya，Verkhovna很高兴乌克兰在人民权利的权利上都感到很高兴...与乌克兰2022年的战争，与乌克兰的战争是今天的最新新闻，这是与乌克兰2022年的新闻战争，这是今天最后一次与乌克兰的新闻，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p>
      <text:p text:style-name="P4">
标签: ['STOPRUSSIA', 'АГРЕСІЯ РФ']</text:p>
      <text:p text:style-name="P4">
类别: News</text:p>
      <!--METADATA-->
      <text:p text:style-name="P4">
关于它<text:a xlink:type="simple" xlink:href="https://www.facebook.com/verkhovna.rada.ukraine/posts/pfbid02wLrrhZhUBv2KAE8bBT1oQ2maugnXuL4UsvCo3eHTmzFJbiYiZcWAUJpeFfe14uzSl" text:style-name="Internet_20_link" text:visited-style-name="Visited_20_Internet_20_Link">
报告</text:a>
乌克兰的Verkhovna Rada参照申诉专员Dmitrylubin：</text:p>
      <text:p text:style-name="P4">
“我们95人在家!</text:p>
      <text:p text:style-name="P4">
这些是乌克兰武装部队，乌克兰国民警卫队和国家边境警卫队的战士。 他们在最热门的角度为乌克兰辩护 - 乌马里波尔(Umariupol)，在蛇，切尔诺贝利(Chernobyl)和巴赫穆特(Bakhmut)之下。 其中包括Azovstal的捍卫者。</text:p>
      <text:p text:style-name="P4">
他们目前正在等待康复 - 无论是身体和心理学。 我们还帮助释放圈养卡科夫卡的所有丢失的文件。 他们的公民权利必须续签。</text:p>
      <text:p text:style-name="P4">
每个返回的都是英雄。 我们不要忘记感谢并尊重那些受到保护的人!</text:p>
      <text:p text:style-name="P4">
前方 - 更多。 我们与协调总部合作，讨论战俘问题，以返回所有人。 每个卷流 - 使我们更接近它。</text:p>
      <text:p text:style-name="P4">
总的来说，我们能够从俄罗斯囚禁中返回2 525名乌克兰人。”</text:p>
      <text:p text:style-name="P4">
News Source: <text:a xlink:type="simple" xlink:href="https://armyinform.com.ua/2023/06/11/z-polonu-povernulys-shhe-95-ukrayincziv/" text:style-name="Internet_20_link" text:visited-style-name="Visited_20_Internet_20_Link">
https://armyinform.com.ua/2023/06/11/z-polonu-povernulys-shhe-95-ukrayincziv/</text:a>
</text:p>
      <!--NEWS-->
      <text:h text:style-name="P10" text:outline-level="1">
<text:span text:style-name="T4">
尼古拉地区的局势：军事人员帮助被洪水泛滥的人</text:span>
</text:h>
      <text:p text:style-name="P4">
作者: ['Дмитро Завтонов']</text:p>
      <text:p text:style-name="P4">
时间: 2023-06-11T87:00:00-04:00</text:p>
      <text:p text:style-name="P4">
描述: pershii namivni namivka pisdriva rosisyans of Kakhovko Gowbli Vischuli在Sobs Kilka上与乌克兰战争，乌克兰2022年的战争，与乌克兰的最新新闻，与乌克兰的新闻，与乌克兰的新闻新闻，与乌克兰2022年的新闻战争，今天在乌克兰和乌克兰之间进行战争，将在乌克兰和罗素之间进行战争他们在2022年与乌克兰有一年</text:p>
      <text:p text:style-name="P4">
图片: ['<text:a xlink:type="simple" xlink:href="https://armyinform.com.ua/wp-content/uploads/2023/06/0_golovna-4.jpg" text:style-name="Internet_20_link" text:visited-style-name="Visited_20_Internet_20_Link">
0_golovna-4.jpg</text:a>
', '<text:a xlink:type="simple" xlink:href="https://armyinform.com.ua/wp-content/uploads/2023/06/1-3-2-150x150.jpg" text:style-name="Internet_20_link" text:visited-style-name="Visited_20_Internet_20_Link">
1-3-2-150x150.jpg</text:a>
', '<text:a xlink:type="simple" xlink:href="https://armyinform.com.ua/wp-content/uploads/2023/06/2-3-1-150x150.jpg" text:style-name="Internet_20_link" text:visited-style-name="Visited_20_Internet_20_Link">
2-3-1-150x150.jpg</text:a>
', '<text:a xlink:type="simple" xlink:href="https://armyinform.com.ua/wp-content/uploads/2023/06/3-26-150x150.jpg" text:style-name="Internet_20_link" text:visited-style-name="Visited_20_Internet_20_Link">
3-26-150x150.jpg</text:a>
', '<text:a xlink:type="simple" xlink:href="https://armyinform.com.ua/wp-content/uploads/2023/06/4-24-150x150.jpg" text:style-name="Internet_20_link" text:visited-style-name="Visited_20_Internet_20_Link">
4-24-150x150.jpg</text:a>
', '<text:a xlink:type="simple" xlink:href="https://armyinform.com.ua/wp-content/uploads/2023/06/5-25-150x150.jpg" text:style-name="Internet_20_link" text:visited-style-name="Visited_20_Internet_20_Link">
5-25-150x150.jpg</text:a>
', '<text:a xlink:type="simple" xlink:href="https://armyinform.com.ua/wp-content/uploads/2023/06/6-25-150x150.jpg" text:style-name="Internet_20_link" text:visited-style-name="Visited_20_Internet_20_Link">
6-25-150x150.jpg</text:a>
', '<text:a xlink:type="simple" xlink:href="https://armyinform.com.ua/wp-content/uploads/2023/06/7-23-150x150.jpg" text:style-name="Internet_20_link" text:visited-style-name="Visited_20_Internet_20_Link">
7-23-150x150.jpg</text:a>
', '<text:a xlink:type="simple" xlink:href="https://armyinform.com.ua/wp-content/uploads/2023/06/8-1-2-150x150.jpg" text:style-name="Internet_20_link" text:visited-style-name="Visited_20_Internet_20_Link">
8-1-2-150x150.jpg</text:a>
', '<text:a xlink:type="simple" xlink:href="https://armyinform.com.ua/wp-content/uploads/2023/06/9-17-150x150.jpg" text:style-name="Internet_20_link" text:visited-style-name="Visited_20_Internet_20_Link">
9-17-150x150.jpg</text:a>
', '<text:a xlink:type="simple" xlink:href="https://armyinform.com.ua/wp-content/uploads/2023/06/10-16-150x150.jpg" text:style-name="Internet_20_link" text:visited-style-name="Visited_20_Internet_20_Link">
10-16-150x150.jpg</text:a>
']</text:p>
      <text:p text:style-name="P4">
标签: ['STOPRUSSIA', 'АГРЕСІЯ РФ', 'ВІЙНА', 'ВТОРГНЕННЯ РФ', 'ГРЕБЛЯ КАХОВСЬКОЇ ГЕС', 'КАХОВСЬКА ГЕС', 'КАХОВСЬКА ГЕС/ШТАБ INFO']</text:p>
      <text:p text:style-name="P4">
类别: News</text:p>
      <!--METADATA-->
      <text:p text:style-name="P4">
<draw:frame draw:style-name="fr1" draw:name="Image286" text:anchor-type="as-char" svg:width="6.9236in" svg:height="4.633042in" draw:z-index="0">
<draw:image xlink:href="../Images/AРМІЯINFORM/2023-06-11T87-00-00-04-00/0_golovna-4.jpg" xlink:type="simple" xlink:show="embed" xlink:actuate="onLoad" draw:mime-type="image/jpeg"/>
</draw:frame>
在乌克兰地区的灾难中感受到了对俄罗斯大坝俄罗斯人探索的第一个毁灭性后果。 其中包括mykolaiv地区。 高水，包括位于Ingulets河河岸的Snigurov区的Novovasilovka Taafanasiyivka村庄，也来到了一些居住的地方。</text:p>
      <text:p text:style-name="P4">
但是，没有一个人独自一人，几乎立即在半加热的村庄的帮助。 撤离是由SES，乌克兰，地方部门和志愿者进行的。</text:p>
      <text:p text:style-name="P4">
这些定居点位于Ingulets河的河岸上，对于通常的条件，水景仅在欢乐中。 现在，据当地人称，一百多个房屋被淹没了。 人们试图至少节省自己的财产和农场，但他们并没有失去最重要的希望，他们还活着。</text:p>
      <text:p text:style-name="P4">
<text:a xlink:type="simple" xlink:href="https://armyinform.com.ua/wp-content/uploads/2023/06/1-3-2.jpg" text:style-name="Internet_20_link" text:visited-style-name="Visited_20_Internet_20_Link">
!(Images/AРМІЯINFORM/2023-06-11T87-00-00-04-00/1-3-2-150x150.jpg)</text:a>
</text:p>
      <text:p text:style-name="P4">
<text:a xlink:type="simple" xlink:href="https://armyinform.com.ua/wp-content/uploads/2023/06/2-3-1.jpg" text:style-name="Internet_20_link" text:visited-style-name="Visited_20_Internet_20_Link">
<draw:frame draw:style-name="fr1" draw:name="Image287" text:anchor-type="as-char" svg:width="6.9236in" svg:height="6.9236in" draw:z-index="0">
<draw:image xlink:href="../Images/AРМІЯINFORM/2023-06-11T87-00-00-04-00/2-3-1-150x150.jpg" xlink:type="simple" xlink:show="embed" xlink:actuate="onLoad" draw:mime-type="image/jpeg"/>
</draw:frame>
</text:a>
</text:p>
      <text:p text:style-name="P4">
<text:a xlink:type="simple" xlink:href="https://armyinform.com.ua/wp-content/uploads/2023/06/3-26.jpg" text:style-name="Internet_20_link" text:visited-style-name="Visited_20_Internet_20_Link">
<draw:frame draw:style-name="fr1" draw:name="Image288" text:anchor-type="as-char" svg:width="6.9236in" svg:height="6.9236in" draw:z-index="0">
<draw:image xlink:href="../Images/AРМІЯINFORM/2023-06-11T87-00-00-04-00/3-26-150x150.jpg" xlink:type="simple" xlink:show="embed" xlink:actuate="onLoad" draw:mime-type="image/jpeg"/>
</draw:frame>
</text:a>
即将移动的过境点也在等待回应并几乎立即进行救援的志愿者。 这里有许多居民。 这是大卫·塞洛德利亚(David Selodlia)，好像他是本地人一样，因为他经常在这里发生。</text:p>
      <ul>
        <li>
在占领之后，我们每隔两周就来到Afanasiyivka，在此之前，有些东西被淹没了。 流泪，恐慌，心碎的心，不知道该怎么做，因为他们的房屋，城市，居住的地方，被洪水淹没。现在他们带来了饮用水，卫生产品，以便分发， - 志愿者大卫讲话。</li>
      </ul>
      <text:p text:style-name="P4">
<text:a xlink:type="simple" xlink:href="https://armyinform.com.ua/wp-content/uploads/2023/06/4-24.jpg" text:style-name="Internet_20_link" text:visited-style-name="Visited_20_Internet_20_Link">
!(Images/AРМІЯINFORM/2023-06-11T87-00-00-04-00/4-24-150x150.jpg)</text:a>
</text:p>
      <text:p text:style-name="P4">
<text:a xlink:type="simple" xlink:href="https://armyinform.com.ua/wp-content/uploads/2023/06/5-25.jpg" text:style-name="Internet_20_link" text:visited-style-name="Visited_20_Internet_20_Link">
<draw:frame draw:style-name="fr1" draw:name="Image289" text:anchor-type="as-char" svg:width="6.9236in" svg:height="6.9236in" draw:z-index="0">
<draw:image xlink:href="../Images/AРМІЯINFORM/2023-06-11T87-00-00-04-00/5-25-150x150.jpg" xlink:type="simple" xlink:show="embed" xlink:actuate="onLoad" draw:mime-type="image/jpeg"/>
</draw:frame>
</text:a>
</text:p>
      <text:p text:style-name="P4">
<text:a xlink:type="simple" xlink:href="https://armyinform.com.ua/wp-content/uploads/2023/06/6-25.jpg" text:style-name="Internet_20_link" text:visited-style-name="Visited_20_Internet_20_Link">
<draw:frame draw:style-name="fr1" draw:name="Image290" text:anchor-type="as-char" svg:width="6.9236in" svg:height="6.9236in" draw:z-index="0">
<draw:image xlink:href="../Images/AРМІЯINFORM/2023-06-11T87-00-00-04-00/6-25-150x150.jpg" xlink:type="simple" xlink:show="embed" xlink:actuate="onLoad" draw:mime-type="image/jpeg"/>
</draw:frame>
</text:a>
如今，对这些定居点的迫切需求是水，因为它们将无法撤离。 当然，志愿者随身携带，食物，药品。</text:p>
      <text:p text:style-name="P4">
<text:a xlink:type="simple" xlink:href="https://armyinform.com.ua/wp-content/uploads/2023/06/7-23.jpg" text:style-name="Internet_20_link" text:visited-style-name="Visited_20_Internet_20_Link">
<draw:frame draw:style-name="fr1" draw:name="Image291" text:anchor-type="as-char" svg:width="6.9236in" svg:height="6.9236in" draw:z-index="0">
<draw:image xlink:href="../Images/AРМІЯINFORM/2023-06-11T87-00-00-04-00/7-23-150x150.jpg" xlink:type="simple" xlink:show="embed" xlink:actuate="onLoad" draw:mime-type="image/jpeg"/>
</draw:frame>
</text:a>
</text:p>
      <text:p text:style-name="P4">
<text:a xlink:type="simple" xlink:href="https://armyinform.com.ua/wp-content/uploads/2023/06/8-1-2.jpg" text:style-name="Internet_20_link" text:visited-style-name="Visited_20_Internet_20_Link">
<draw:frame draw:style-name="fr1" draw:name="Image292" text:anchor-type="as-char" svg:width="6.9236in" svg:height="6.9236in" draw:z-index="0">
<draw:image xlink:href="../Images/AРМІЯINFORM/2023-06-11T87-00-00-04-00/8-1-2-150x150.jpg" xlink:type="simple" xlink:show="embed" xlink:actuate="onLoad" draw:mime-type="image/jpeg"/>
</draw:frame>
</text:a>
</text:p>
      <text:p text:style-name="P4">
<text:a xlink:type="simple" xlink:href="https://armyinform.com.ua/wp-content/uploads/2023/06/9-17.jpg" text:style-name="Internet_20_link" text:visited-style-name="Visited_20_Internet_20_Link">
<draw:frame draw:style-name="fr1" draw:name="Image293" text:anchor-type="as-char" svg:width="6.9236in" svg:height="6.9236in" draw:z-index="0">
<draw:image xlink:href="../Images/AРМІЯINFORM/2023-06-11T87-00-00-04-00/9-17-150x150.jpg" xlink:type="simple" xlink:show="embed" xlink:actuate="onLoad" draw:mime-type="image/jpeg"/>
</draw:frame>
</text:a>
</text:p>
      <text:p text:style-name="P4">
<text:a xlink:type="simple" xlink:href="https://armyinform.com.ua/wp-content/uploads/2023/06/10-16.jpg" text:style-name="Internet_20_link" text:visited-style-name="Visited_20_Internet_20_Link">
<draw:frame draw:style-name="fr1" draw:name="Image294" text:anchor-type="as-char" svg:width="6.9236in" svg:height="6.9236in" draw:z-index="0">
<draw:image xlink:href="../Images/AРМІЯINFORM/2023-06-11T87-00-00-04-00/10-16-150x150.jpg" xlink:type="simple" xlink:show="embed" xlink:actuate="onLoad" draw:mime-type="image/jpeg"/>
</draw:frame>
</text:a>
在正常情况下，到达村庄，尤其是拥有plivzasib的村庄并不难，但是现在太强烈了，没有军队的帮助 - 绝对不会。 军队完成了，军方开始协助撤离。</text:p>
      <text:p text:style-name="P4">
乌克兰的人们是顽强的，看着他们如何团结在这个艰难的时刻，您意识到大战和大水都不会带我们。</text:p>
      <text:p text:style-name="P4">
News Source: <text:a xlink:type="simple" xlink:href="https://armyinform.com.ua/2023/06/11/sytuacziya-na-mykolayivshhyni-vijskovi-dopomagayut-lyudyam-u-pidtoplenyh-naselenyh-punktah/" text:style-name="Internet_20_link" text:visited-style-name="Visited_20_Internet_20_Link">
https://armyinform.com.ua/2023/06/11/sytuacziya-na-mykolayivshhyni-vijskovi-dopomagayut-lyudyam-u-pidtoplenyh-naselenyh-punktah/</text:a>
</text:p>
      <!--NEWS-->
      <text:h text:style-name="P10" text:outline-level="1">
<text:span text:style-name="T4">
由于他们的自我宣传</text:span>
</text:h>
      <text:p text:style-name="P4">
作者: ['АРМІЯINFORM']</text:p>
      <text:p text:style-name="P4">
时间: 2023-06-11T88:00:00-04:00</text:p>
      <text:p text:style-name="P4">
描述: 关于ZSU的Vechirnyom Zvedenni总裁。 “由勤奋的……与乌克兰的战争与乌克兰的战争是今天的最新消息，与乌克兰2022年的战争是今天的最后一场，无论是乌克兰和俄罗斯之间的战争，以及与何时与与俄罗斯之间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2/10/rashysty-tyagnut-boyeprypasy.jpg" text:style-name="Internet_20_link" text:visited-style-name="Visited_20_Internet_20_Link">
rashysty-tyagnut-boyeprypasy.jpg</text:a>
']</text:p>
      <text:p text:style-name="P4">
标签: ['STOPRUSSIA', 'АГРЕСІЯ РФ', 'ВІЙНА', 'ВТОРГНЕННЯ РФ', 'ДУТА ВЕЛИЧ РОСАРМІЇ']</text:p>
      <text:p text:style-name="P4">
类别: News</text:p>
      <!--METADATA-->
      <text:p text:style-name="P4">
<draw:frame draw:style-name="fr1" draw:name="Image295" text:anchor-type="as-char" svg:width="6.9236in" svg:height="3.932388in" draw:z-index="0">
<draw:image xlink:href="../Images/AРМІЯINFORM/2023-06-11T88-00-00-04-00/rashysty-tyagnut-boyeprypasy.jpg" xlink:type="simple" xlink:show="embed" xlink:actuate="onLoad" draw:mime-type="image/jpeg"/>
</draw:frame>
说明性照片<text:span text:style-name="T4">
🔥俄罗斯入侵的情况</text:span>
</text:p>
      <text:p text:style-name="P4">
关于这个<text:a xlink:type="simple" xlink:href="https://www.facebook.com/GeneralStaff.ua/posts/pfbid02DRBsAxmd7QtXJhTLfDfjbn24i8dGovgaMR4vBKSVtPYnjT2wm7AiiZdBdUhHp9EGl" text:style-name="Internet_20_link" text:visited-style-name="Visited_20_Internet_20_Link">
被引用</text:a>
晚上，武装部队总参谋部的勃起。</text:p>
      <text:p text:style-name="P4">
“俄罗斯联邦的国防工业正在经历国际制裁。 信息，20123年的122毫米和152毫米炮弹弹药的大型政党被禁止通过其自我遗嘱使用。 回音，占领和军事装备的提供水平恶化。”消息写道。</text:p>
      <text:p text:style-name="P4">
值得注意的是，在Zaporizhzhya和Kherson中，敌人继续防御行动。 他在Takzatsky Kherson地区的Novoberislav地区袭击了航空击打。</text:p>
      <text:p text:style-name="P4">
News Source: <text:a xlink:type="simple" xlink:href="https://armyinform.com.ua/2023/06/11/novi-artylerijski-boyeprypasy-rf-zaboroneni-do-vykorystannya-cherez-yih-samodetonacziyu/" text:style-name="Internet_20_link" text:visited-style-name="Visited_20_Internet_20_Link">
https://armyinform.com.ua/2023/06/11/novi-artylerijski-boyeprypasy-rf-zaboroneni-do-vykorystannya-cherez-yih-samodetonacziyu/</text:a>
</text:p>
      <!--NEWS-->
      <text:h text:style-name="P10" text:outline-level="1">
<text:span text:style-name="T4">
乌克兰士兵解放了祝福村-Valery Shershn</text:span>
</text:h>
      <text:p text:style-name="P4">
作者: ['Дмитро Горбунов']</text:p>
      <text:p text:style-name="P4">
时间: 2023-06-11T89:00:00-04:00</text:p>
      <text:p text:style-name="P4">
描述: 关于在EFIS的Telemarafon“єIiniNews” Rospovyv的少年Zvilnnnya ...与乌克兰2022年的战争，与乌克兰与乌克兰的最新新闻，与乌克兰的新闻进行战争，今天与乌克兰2022年上次与乌克兰的新闻战争，乌克兰和俄罗斯和俄罗斯和俄罗斯和俄罗斯之间以及俄罗斯和俄罗斯之间的战争将会，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STOPRUSSIA', 'ВАЛЕРІЙ ШЕРШЕНЬ', 'ВІЙНА', 'ВТОРГНЕННЯ РФ']</text:p>
      <text:p text:style-name="P4">
类别: News</text:p>
      <!--METADATA-->
      <text:p text:style-name="P4">
<draw:frame draw:style-name="fr1" draw:name="Image296" text:anchor-type="as-char" svg:width="6.9236in" svg:height="4.858059in" draw:z-index="0">
<draw:image xlink:href="../Images/AРМІЯINFORM/2023-06-11T89-00-00-04-00/photo_2023-06-06_11-11-13.jpg" xlink:type="simple" xlink:show="embed" xlink:actuate="onLoad" draw:mime-type="image/jpeg"/>
</draw:frame>
Valery Shershn</text:p>
      <text:p text:style-name="P4">
关于村庄解放的细节，在电信的空中受到祝福<text:a xlink:type="simple" xlink:href="https://www.youtube.com/watch" text:style-name="Internet_20_link" text:visited-style-name="Visited_20_Internet_20_Link">
“ Unin”</text:a>
塔夫里伊斯克国防军扭曲的新闻中心瓦莱里·谢尔什(Valery Shershn)告诉瓦莱里·谢尔什(Valery Shershn)。</text:p>
      <ul>
        <li>
作者承担着全部责任，宣布释放定居点，该定居点位于顿涅茨克和Zaporizhzhya地区的边界上。 由Oleksa Dovbush命名的单独的Eger旅的战士。 该行动是与塔夫里斯基国防军其他部队合作成功进行的。 顺便说一句，第一个突击小组由旅的副指挥官管理。 他是下属 - 就这个事实而言，他想集中精力。 入侵者抵制了最后一位。 我们的勇士表现出一些独创性，墙上有一个洞，并用手榴弹发射器撞到了房间。</li>
      </ul>
      <text:p text:style-name="P4">
他强调说，在战斗结束时，幸存的入侵者被提出投降。</text:p>
      <ul>
        <li>
只有六个占领者组成了武器，其中包括SO被称为“ DNR”或“ LNR”的代表以及另外两名俄罗斯联邦军人。 乌克兰在肥沃的国家旗帜上悬挂了一名战士在伪“奥林巴斯”上。 在举起行政大楼的藏匿处，被乌克兰军队占领的当地居民。 有无限的喜悦，幸福的眼泪。 我们的勇士说，这样的时刻被这些运动推动了，解放了乌克兰的所有土地 - 总结了瓦莱里·谢尔什(Valery Shershn)。</li>
      </ul>
      <text:p text:style-name="P4">
News Source: <text:a xlink:type="simple" xlink:href="https://armyinform.com.ua/2023/06/11/ukrayinski-voyiny-zvilnyly-selyshhe-blagodatne-valerij-shershen/" text:style-name="Internet_20_link" text:visited-style-name="Visited_20_Internet_20_Link">
https://armyinform.com.ua/2023/06/11/ukrayinski-voyiny-zvilnyly-selyshhe-blagodatne-valerij-shershen/</text:a>
</text:p>
      <!--NEWS-->
      <text:h text:style-name="P10" text:outline-level="1">
<text:span text:style-name="T4">
卡科夫斯卡亚水力发电站上爆炸的罪魁祸首只能是俄罗斯-Maasicas</text:span>
</text:h>
      <text:p text:style-name="P4">
作者: Ukrinform (Person)</text:p>
      <text:p text:style-name="P4">
出版商: Укринформ (Organization)</text:p>
      <text:p text:style-name="P4">
出版时间: 2023-06-11T8:08:00+03:00</text:p>
      <text:p text:style-name="P4">
修改时间: 2023-06-11T22:08:00+03:00</text:p>
      <text:p text:style-name="P4">
描述: 新闻协议迫使领先的国际媒体和新闻机构，例如彭博社和路透社，他们写了关于Kakhovski HPP大坝的破坏的文章，以宣传和俄罗斯一方。 但是，欧洲共同体清楚地表明，灾难的罪魁祸首只能是俄罗斯联邦。  - 乌克林。</text:p>
      <text:p text:style-name="P4">
图片: ['<text:a xlink:type="simple" xlink:href="https://static.ukrinform.com/photos/2021_12/thumb_files/630_360_1639397473-458.jpg" text:style-name="Internet_20_link" text:visited-style-name="Visited_20_Internet_20_Link">
630_360_16393...</text:a>
']</text:p>
      <text:p text:style-name="P4">
标签: ['Вибух', 'Каховська ГЕС', 'Маасікас', 'Війна з Росією', 'Єдині новини']</text:p>
      <text:p text:style-name="P4">
类型: Article</text:p>
      <!--METADATA-->
      <text:p text:style-name="P4">
<draw:frame draw:style-name="fr1" draw:name="Image297" text:anchor-type="as-char" svg:width="6.9236in" svg:height="3.956343in" draw:z-index="0">
<draw:image xlink:href="../Images/yкринформ/2023-06-11T8-08-00-03-00/630_360_1639397473-458.jpg" xlink:type="simple" xlink:show="embed" xlink:actuate="onLoad" draw:mime-type="image/jpeg"/>
</draw:frame>
新闻协议迫使领先的国际媒体和新闻机构，例如彭博社和路透社，他们写了关于Kakhovski HPP大坝的破坏的文章，以宣传和俄罗斯一方。 但是，欧洲共同体清楚地表明，灾难的罪魁祸首只能是俄罗斯联邦。</text:p>
      <text:p text:style-name="P4">
根据乌克林福姆的说法，这是在接受频道[Freedom]的采访中(https://youtu.be/yErLHjfPDPw)欧盟代表团Matti Maasikas的负责人欧盟大使说。</text:p>
      <text:p text:style-name="P4">
“这是一个可怕的悲剧，随后<text:a xlink:type="simple" xlink:href="https://www.ukrinform.ua/tag-vibuh" text:style-name="Internet_20_link" text:visited-style-name="Visited_20_Internet_20_Link">
爆炸</text:a>
但是，在新卡科夫卡的大坝的破坏实际上就是一个很好的例子。 是的，有一个新闻协议有义务将这个词交给另一侧。 但是，您会看到欧洲理事会夏尔米塞尔(Charlmicell)总统(欧盟外交政策和安全政策的高级代表)等一些政策是如何的，只有俄罗斯说。</text:p>
      <text:p text:style-name="P4">
他补充说，除当事方的评论外，国际出版物还考虑了专家。</text:p>
      <text:p text:style-name="P4">
“也有几位不同的专家说，在所有逻辑上，只有俄罗斯才会。 这很明显，因为这个大坝是纳德 - 俄罗斯的职业。 无论如何，他们承担着这一责任。”他说。</text:p>
      <text:p text:style-name="P4">
<text:span text:style-name="T4">
另请阅读：</text:span>
 <text:a xlink:type="simple" xlink:href="https://www.ukrinform.ua/rubric-polytics/3718944-predstavnictvo-es-uze-spivpracue-z-partnerami-dla-dopomogi-kahovskij-ges-maasikas.html" text:style-name="Internet_20_link" text:visited-style-name="Visited_20_Internet_20_Link">
EU代表团已经与Kakhovskaya Hydoment Highways合作 -  <text:span text:style-name="T4">
 Maasikas </text:span>
</text:a>
马西卡斯(Maasikas)在一次采访中还指出，乌克兰人没有动力炸毁大坝。</text:p>
      <text:p text:style-name="P4">
如[Ukrinform]报道(https://www.ukrinform.ua/rubric-other_news/3720776-pidriv-rosianami-kahovskoi-ges-usi-novini.html)，晚上，6月6日，俄罗斯军队炸毁了卡科夫卡水力发电站的大坝。</text:p>
      <text:p text:style-name="P4">
在Kherson地区，由于Kakhovka水力发电站的爆炸而开始了Yerizik洪水泛滥的危险场所的疏散。</text:p>
      <text:p text:style-name="P4">
News Source: <text:a xlink:type="simple" xlink:href="https://www.ukrinform.ua/rubric-polytics/3721505-vinuvaticeu-vibuhu-na-kahovskij-ges-moze-buti-lise-rosia-maasikas.html" text:style-name="Internet_20_link" text:visited-style-name="Visited_20_Internet_20_Link">
https://www.ukrinform.ua/rubric-polytics/3721505-vinuvaticeu-vibuhu-na-kahovskij-ges-moze-buti-lise-rosia-maasikas.html</text:a>
</text:p>
      <!--NEWS-->
      <text:h text:style-name="P10" text:outline-level="1">
<text:span text:style-name="T4">
在Bakhmut的方向上，占领者失去了许多伞兵</text:span>
</text:h>
      <text:p text:style-name="P4">
作者: ['АРМІЯINFORM']</text:p>
      <text:p text:style-name="P4">
时间: 2023-06-11T90:00:00-04:00</text:p>
      <text:p text:style-name="P4">
描述: 关于ZSU的总部。 “罗斯斯卡联邦（Rosiska Federalics），ROSV对此负责……与乌克兰2022年的战争，与乌克兰的战争是今天的最新消息，今天与乌克兰2022年的战争是今天的最后一场，乌克兰和俄罗斯之间的战争是否会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10/znyshheni-okupanty.jpg" text:style-name="Internet_20_link" text:visited-style-name="Visited_20_Internet_20_Link">
znyshheni-okupanty.jpg</text:a>
']</text:p>
      <text:p text:style-name="P4">
标签: ['STOPRUSSIA', 'АГРЕСІЯ РФ', 'ВІЙНА', 'ВТОРГНЕННЯ РФ', 'ГШ ЗСУ']</text:p>
      <text:p text:style-name="P4">
类别: News</text:p>
      <!--METADATA-->
      <text:p text:style-name="P4">
<draw:frame draw:style-name="fr1" draw:name="Image298" text:anchor-type="as-char" svg:width="6.9236in" svg:height="4.669584in" draw:z-index="0">
<draw:image xlink:href="../Images/AРМІЯINFORM/2023-06-11T90-00-00-04-00/znyshheni-okupanty.jpg" xlink:type="simple" xlink:show="embed" xlink:actuate="onLoad" draw:mime-type="image/jpeg"/>
</draw:frame>
说明性照片<text:span text:style-name="T4">
🔥俄罗斯入侵的情况</text:span>
</text:p>
      <text:p text:style-name="P4">
关于它<text:a xlink:type="simple" xlink:href="https://www.facebook.com/GeneralStaff.ua/posts/pfbid02DRBsAxmd7QtXJhTLfDfjbn24i8dGovgaMR4vBKSVtPYnjT2wm7AiiZdBdUhHp9EGl" text:style-name="Internet_20_link" text:visited-style-name="Visited_20_Internet_20_Link">
报告</text:a>
武装部队的总人员。</text:p>
      <text:p text:style-name="P4">
“俄罗斯联邦在其解决的战争中继续在权力中遭受重大损失。 尤其是，由于攻击行动不成功，并试图改善在巴赫穆特方向的战术地位，许多人员存储了空中部队的部队，”该信息写道。</text:p>
      <text:p text:style-name="P4">
值得注意的是，最近，在敌人动员的人员中，由于误解了所谓的特殊军事行动的任务，因此情绪低落。 同样，占领者的道德地位受到参与武装部队战斗时间的不确定性的影响。</text:p>
      <text:p text:style-name="P4">
News Source: <text:a xlink:type="simple" xlink:href="https://armyinform.com.ua/2023/06/11/na-bahmutskomu-napryamku-okupanty-vtratyly-bagato-vijskovosluzhbovcziv-povitryano-desantnyh-vijsk/" text:style-name="Internet_20_link" text:visited-style-name="Visited_20_Internet_20_Link">
https://armyinform.com.ua/2023/06/11/na-bahmutskomu-napryamku-okupanty-vtratyly-bagato-vijskovosluzhbovcziv-povitryano-desantnyh-vijsk/</text:a>
</text:p>
      <!--NEWS-->
      <text:h text:style-name="P10" text:outline-level="1">
<text:span text:style-name="T4">
国防军的航空在敌方集中区域袭击了6杆</text:span>
</text:h>
      <text:p text:style-name="P4">
作者: ['АРМІЯINFORM']</text:p>
      <text:p text:style-name="P4">
时间: 2023-06-11T91:00:00-04:00</text:p>
      <text:p text:style-name="P4">
描述: 关于ZSU的总部。 “ DOB的Avisiaziya国防军受到6次命中……与乌克兰2022的战争，与乌克兰的战争是今天的最新消息，今天与乌克兰的战争是今天的最后一场战争，乌克兰和俄罗斯之间的战争是否会发生战争，与乌克兰的战争将在2022年，他们说，在不久的将来，是否会与乌克兰进行战争</text:p>
      <text:p text:style-name="P4">
图片: ['<text:a xlink:type="simple" xlink:href="https://armyinform.com.ua/wp-content/uploads/2022/06/foto-aviacziya.jpg" text:style-name="Internet_20_link" text:visited-style-name="Visited_20_Internet_20_Link">
foto-aviacziya.jpg</text:a>
']</text:p>
      <text:p text:style-name="P4">
标签: ['STOPRUSSIA', 'ВІЙНА', 'ВТОРГНЕННЯ РФ', 'ГШ ЗСУ']</text:p>
      <text:p text:style-name="P4">
类别: News</text:p>
      <!--METADATA-->
      <text:p text:style-name="P4">
<draw:frame draw:style-name="fr1" draw:name="Image299" text:anchor-type="as-char" svg:width="6.9236in" svg:height="5.385022in" draw:z-index="0">
<draw:image xlink:href="../Images/AРМІЯINFORM/2023-06-11T91-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DRBsAxmd7QtXJhTLfDfjbn24i8dGovgaMR4vBKSVtPYnjT2wm7AiiZdBdUhHp9EGl" text:style-name="Internet_20_link" text:visited-style-name="Visited_20_Internet_20_Link">
报告</text:a>
武装部队的总人员。</text:p>
      <text:p text:style-name="P4">
消息写道：“国防军的航空在敌人的个人员工集中的领域中进行了6次跳动。”</text:p>
      <text:p text:style-name="P4">
值得注意的是，白天，导弹和炮兵部门被2个管理点，2个炮兵部队击中，处于敌人的塔拉迪分配站的射击位置。</text:p>
      <text:p text:style-name="P4">
News Source: <text:a xlink:type="simple" xlink:href="https://armyinform.com.ua/2023/06/11/aviacziya-syl-oborony-zavdala-6-udariv-po-rajonah-zoseredzhennya-protyvnyka-2/" text:style-name="Internet_20_link" text:visited-style-name="Visited_20_Internet_20_Link">
https://armyinform.com.ua/2023/06/11/aviacziya-syl-oborony-zavdala-6-udariv-po-rajonah-zoseredzhennya-protyvnyka-2/</text:a>
</text:p>
      <!--NEWS-->
      <text:h text:style-name="P10" text:outline-level="1">
<text:span text:style-name="T4">
Volodymyr Zelenskyy与Justin Trudeau一起向加拿大记者致辞</text:span>
</text:h>
      <text:p text:style-name="P4">
作者: ['АРМІЯINFORM']</text:p>
      <text:p text:style-name="P4">
时间: 2023-06-11T92:00:00-04:00</text:p>
      <text:p text:style-name="P4">
描述: 关于乌克兰总统，即ofis ofis：“所以布瓦 - 我……与乌克兰2022年的战争，今天与乌克兰的最新新闻，今天与乌克兰2022年的新闻战争，乌克兰和俄罗斯之间以及俄罗斯之间的战争，什么时候会发生战争，战争，战争，与乌克兰的战争将于2022</text:p>
      <text:p text:style-name="P4">
图片: []</text:p>
      <text:p text:style-name="P4">
标签: ['STOPRUSSIA', 'АГРЕСІЯ РФ', 'ВОЛОДИМИР ЗЕЛЕНСЬКИЙ']</text:p>
      <text:p text:style-name="P4">
类别: News</text:p>
      <!--METADATA-->
      <text:p text:style-name="P4">
关于这个<text:a xlink:type="simple" xlink:href="https://www.facebook.com/watch/" text:style-name="Internet_20_link" text:visited-style-name="Visited_20_Internet_20_Link">
被引用</text:a>
乌克兰总统的总统办公室庆祝活动：</text:p>
      <text:p text:style-name="P4">
“这发生了 - 特别是与记者在一起 - 当生活带来猎物选择时：成为英雄？ 碰巧绕过这样的选择并留在善与恶之间的某个地方 - 在Zinosajuneutrality中要容易得多。 但是，任何不经过它并抵制邪恶的人，是事物的继承并传播真理 - 不仅可以在一天中成为英雄。 我们生活在我们的自由取决于我们所有人的时候，当世界必须了解一个世界上每种犯罪的全部真理，以便在任何地方都保留自由。 邪恶现在不仅声称国家或另一个国家，而且声称价值观。 我们与您的价值观。 被切割。 我感谢您 - 以及所有加拿大 - 不与邪恶开玩笑。我是为了支持我们为自由而奋斗!”</text:p>
      <text:p text:style-name="P4">
Volodymyr Zelensky与贾斯汀·特鲁多(Justin Trudeau)一起在新闻画廊晚宴上向加拿大记者致辞，该新闻画廊晚餐由议会出版社的画廊在渥太华举行。 该组织包括著名的加拿大媒体，包括：Politico，CNN，Wall Street Journal，路透社，彭博新闻，CBC新闻。</text:p>
      <text:p text:style-name="P4">
News Source: <text:a xlink:type="simple" xlink:href="https://armyinform.com.ua/2023/06/11/volodymyr-zelenskyj-spilno-z-dzhastinom-tryudo-zvernuvsya-do-kanadskyh-zhurnalistiv/" text:style-name="Internet_20_link" text:visited-style-name="Visited_20_Internet_20_Link">
https://armyinform.com.ua/2023/06/11/volodymyr-zelenskyj-spilno-z-dzhastinom-tryudo-zvernuvsya-do-kanadskyh-zhurnalistiv/</text:a>
</text:p>
      <!--NEWS-->
      <text:h text:style-name="P10" text:outline-level="1">
<text:span text:style-name="T4">
在Marinka地区，我们的后卫反映了12次敌人攻击</text:span>
</text:h>
      <text:p text:style-name="P4">
作者: ['АРМІЯINFORM']</text:p>
      <text:p text:style-name="P4">
时间: 2023-06-11T93:00:00-04:00</text:p>
      <text:p text:style-name="P4">
描述: 关于ZSU的Vechirnyom Zvedenni总裁的监狱。 “敌人是Zoservzhu……与乌克兰2022的战争，与乌克兰的战争是今天的最新消息，与乌克兰2022年的战争是今天的最后一场，乌克兰和俄罗斯之间的战争是否会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ataky-voroga.jpg" text:style-name="Internet_20_link" text:visited-style-name="Visited_20_Internet_20_Link">
ataky-voroga.jpg</text:a>
']</text:p>
      <text:p text:style-name="P4">
标签: ['STOPRUSSIA', 'АГРЕСІЯ РФ', 'ВІЙНА', 'ВТОРГНЕННЯ РФ', 'ГШ ЗСУ']</text:p>
      <text:p text:style-name="P4">
类别: News</text:p>
      <!--METADATA-->
      <text:p text:style-name="P4">
<draw:frame draw:style-name="fr1" draw:name="Image300" text:anchor-type="as-char" svg:width="6.9236in" svg:height="4.608521in" draw:z-index="0">
<draw:image xlink:href="../Images/AРМІЯINFORM/2023-06-11T93-00-00-04-00/ataky-voroga.jpg" xlink:type="simple" xlink:show="embed" xlink:actuate="onLoad" draw:mime-type="image/jpeg"/>
</draw:frame>
说明性照片<text:span text:style-name="T4">
🔥俄罗斯入侵的情况</text:span>
</text:p>
      <text:p text:style-name="P4">
关于这个<text:a xlink:type="simple" xlink:href="https://www.facebook.com/GeneralStaff.ua/posts/pfbid02DRBsAxmd7QtXJhTLfDfjbn24i8dGovgaMR4vBKSVtPYnjT2wm7AiiZdBdUhHp9EGl" text:style-name="Internet_20_link" text:visited-style-name="Visited_20_Internet_20_Link">
被引用</text:a>
晚上，武装部队总参谋部的勃起。</text:p>
      <text:p text:style-name="P4">
“敌人将重大的努力集中在利曼，巴赫穆特，阿夫迪夫和玛丽的指示上，以及激烈的战斗正在进行中。 报告期间发生了19次战斗碰撞。</text:p>
      <text:p text:style-name="P4">
值得注意的是，在莱曼的方向上，在比格里夫卡地区的奥维比兹进攻行动的敌人中。 他造成了内斯科伊·卢汉斯克(Neskoye Luhansk)的空军，以及伊万尼夫卡(Ivanivka)和龙斯基顿涅茨克(Tornsky Donetsk)地区。 Nevskoye，Novoselivske，Bigoriv Kalugansk地区和Yampolivka，Torke，Verkhnamyanskoye和Spearnedonetsk地区遭受了炮击。</text:p>
      <text:p text:style-name="P4">
在巴赫穆特(Bakhmut)的方向上，敌人袭击了托莱斯卡多兹克(Toretskadonetsk)地区地区的空中袭击。 从敌人的炮兵炮击罗兹多里夫卡，Vasyukivka，Orikhovo-Vasylivka，Ivanivske，Biolavo，友谊，Toretsk，Iron，Iron，North，North，North，North，North，North intersk受伤。</text:p>
      <text:p text:style-name="P4">
在Avdeevsky的方向上，敌人朝着Avdiivka的方向进行了进攻行动，没有成功，他在那里击中了航空。 填充Orlovka，Avdiivka，Severne，Pervomaisk，Karlovka和Nevelskoye Donetsk地区的定居点的射击区域。</text:p>
      <text:p text:style-name="P4">
在马林斯基的方向上，我们的后卫击退了在马林卡城市的所有12次敌人袭击。 同时，敌人对Narrasnogorivka，Sharp，St. George，Marinka，Viceda和Novomikhailivkidonetsk地区进行了炮弹炮击</text:p>
      <text:p text:style-name="P4">
News Source: <text:a xlink:type="simple" xlink:href="https://armyinform.com.ua/2023/06/11/v-rajoni-maryinky-nashi-zahysnyky-vidbyly-12-vorozhyh-atak/" text:style-name="Internet_20_link" text:visited-style-name="Visited_20_Internet_20_Link">
https://armyinform.com.ua/2023/06/11/v-rajoni-maryinky-nashi-zahysnyky-vidbyly-12-vorozhyh-atak/</text:a>
</text:p>
      <!--NEWS-->
      <text:h text:style-name="P10" text:outline-level="1">
<text:span text:style-name="T4">
非常重要的是，国际正义的代表在自己的眼中看到俄罗斯恐怖袭击对卡克霍夫斯卡亚水力发电站的后果 - 总统</text:span>
</text:h>
      <text:p text:style-name="P4">
作者: ['АРМІЯINFORM']</text:p>
      <text:p text:style-name="P4">
时间: 2023-06-11T94:00:00-04:00</text:p>
      <text:p text:style-name="P4">
描述: 关于乌克兰总统，他对他的运动中心第473天维恩说。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b35e6c87ec1851a6006a8ec006e5d41d_1686508900_extra_large.png" text:style-name="Internet_20_link" text:visited-style-name="Visited_20_Internet_20_Link">
b35e6c87ec1851a6006a8ec006e5d41d_1686508900_extra_large.png</text:a>
']</text:p>
      <text:p text:style-name="P4">
标签: ['STOPRUSSIA', 'ВІЙНА', 'ВОЛОДИМИР ЗЕЛЕНСЬКИЙ', 'ВТОРГНЕННЯ РФ']</text:p>
      <text:p text:style-name="P4">
类别: News</text:p>
      <!--METADATA-->
      <text:p text:style-name="P4">
<draw:frame draw:style-name="fr1" draw:name="Image301" text:anchor-type="as-char" svg:width="6.9236in" svg:height="3.859907in" draw:z-index="0">
<draw:image xlink:href="../Images/AРМІЯINFORM/2023-06-11T94-00-00-04-00/b35e6c87ec1851a6006a8ec006e5d41d_1686508900_extra_large.png" xlink:type="simple" xlink:show="embed" xlink:actuate="onLoad" draw:mime-type="image/png"/>
</draw:frame>
关于它，乌克兰总统<text:a xlink:type="simple" xlink:href="https://www.president.gov.ua/news/duzhe-vazhlivo-sho-predstavniki-mizhnarodnogo-pravosuddya-na-83553" text:style-name="Internet_20_link" text:visited-style-name="Visited_20_Internet_20_Link">
说</text:a>
在战争的第473天结束时。</text:p>
      <text:p text:style-name="P4">
“如今，我们有95人从俄罗斯囚禁中返回，其中31人是Mariupol的后卫。 大多数是普通和中士，两名军官。 武器，国民警卫队，边防部队。 我感谢我们的团队：Budanov，Yermak，Baby，Lubin，正在进行交流，感谢您的结果。 做的好各位!每个乌克兰人，我们都必须将每个乌克兰人从俄罗斯人撤出。</text:p>
      <text:p text:style-name="P4">
我们继续在乌克兰南部的救援行动，大约有4000人被撤离。 像以前一样，数十个城市和村庄仍然被洪水淹没，这是霍森地区暂时占领的地区。</text:p>
      <text:p text:style-name="P4">
我们一次又一次地感谢我们的人民：军事人员，警察，救援人员。我单独感谢志愿者，医生，地方当局 - 向所有在Kakhovka Hydroectric Power Station发生灾难后帮助人们的人，尤其是那些感谢那些帮助的人尤其是让人们从被占领的领土造成。 这是极其困难，危险的，它是一种特殊的英雄主义。 谢谢您的每一份挽救的生命!</text:p>
      <text:p text:style-name="P4">
俄罗斯恐怖分子继续开火疏散路线，穿刺，被带走的船只……今天，三人因其中之一而丧生。 这是从赫尔森地区左岸的村庄Kardashinka撤离的……入侵者造成了这场灾难，破坏了挥杆，将人们扔到被淹没的城市和村庄里，他们仍然建立了船，然后人们试图带走这艘船...甚至比俄罗斯国家更加隐蔽。</text:p>
      <text:p text:style-name="P4">
这些天，国际刑事法院的代表访问了赫尔森地区。灾难发生后的第一天，检察长向国际刑事法院办公室向国际刑事法院办公室发出了相应的上诉，以调查这场灾难，并工作已经开始。俄罗斯恐怖分子和恐怖分子本身的全部责任是世界上不再重复这种邪恶的先决条件。</text:p>
      <text:p text:style-name="P4">
今天，我们的州迈出了另一个神圣的步骤。 反对那些将为俄罗斯国家邪恶服务的人。 反对那些帮助摧毁俄罗斯勤奋并在俄罗斯本身和俄罗斯本身领土上的镇压中发挥关键作用的人。 关于乌克兰安全局提交的制裁列表，其中178个被添加到了我们的制裁列表中。 我们将尽力而为，这是俄罗斯独裁统治的助手清单中的一切都是他们对人和自由所做的一切。 对于每一个破碎的命运和每项刑事裁决，这有助于变成恐怖分子。</text:p>
      <text:p text:style-name="P4">
还有一个。 当然，我感谢这一天的士兵。 我们的每个战斗，每个部门。 Khortytsya，Tavriya-所有具有传染性的人，所有人都在职位上，每个人的帮助...我感谢您!谢谢您每本书，每一场战斗，每本被摧毁的占领者!</text:p>
      <text:p text:style-name="P4">
荣耀我们的英雄!荣耀所有保护乌克兰和乌克兰人生活的人!</text:p>
      <text:p text:style-name="P4">
我们会赢!</text:p>
      <text:p text:style-name="P4">
荣耀与乌克兰!”， - 地址读到。</text:p>
      <text:p text:style-name="P4">
News Source: <text:a xlink:type="simple" xlink:href="https://armyinform.com.ua/2023/06/11/duzhe-vazhlyvo-shhoby-predstavnyky-mizhnarodnogo-pravosuddya-na-vlasni-ochi-pobachyly-naslidky-rosijskogo-teraktu-na-kahovskij-ges-prezydent/" text:style-name="Internet_20_link" text:visited-style-name="Visited_20_Internet_20_Link">
https://armyinform.com.ua/2023/06/11/duzhe-vazhlyvo-shhoby-predstavnyky-mizhnarodnogo-pravosuddya-na-vlasni-ochi-pobachyly-naslidky-rosijskogo-teraktu-na-kahovskij-ges-prezydent/</text:a>
</text:p>
      <!--NEWS-->
      <text:h text:style-name="P10" text:outline-level="1">
<text:span text:style-name="T4">
祝福和马卡里夫卡 - 安娜·马利亚（Anna Malyar）</text:span>
</text:h>
      <text:p text:style-name="P4">
作者: ['АРМІЯINFORM']</text:p>
      <text:p text:style-name="P4">
时间: 2023-06-11T95:00:00-04:00</text:p>
      <text:p text:style-name="P4">
描述: 关于TSE，乌克兰国防部的捍卫者，Ganna Malel Maular Mardormil和Telegram：“ Salog ...与乌克兰2022年的战争，与乌克兰与乌克兰的最新新闻，今天与乌克兰的新闻战争，今天与乌克兰2022年，乌克兰会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ГАННА МАЛЯР']</text:p>
      <text:p text:style-name="P4">
类别: News</text:p>
      <!--METADATA-->
      <text:p text:style-name="P4">
<draw:frame draw:style-name="fr1" draw:name="Image302" text:anchor-type="as-char" svg:width="6.9236in" svg:height="4.615733in" draw:z-index="0">
<draw:image xlink:href="../Images/AРМІЯINFORM/2023-06-11T95-00-00-04-00/artylerysty.jpg" xlink:type="simple" xlink:show="embed" xlink:actuate="onLoad" draw:mime-type="image/jpeg"/>
</draw:frame>
说明性照片</text:p>
      <text:p text:style-name="P4">
关于乌克兰国防部副部长安娜·马里亚尔<text:a xlink:type="simple" xlink:href="https://t.me/annamaliar/840" text:style-name="Internet_20_link" text:visited-style-name="Visited_20_Internet_20_Link">
报道</text:a>
在电报中：</text:p>
      <text:p text:style-name="P4">
“截至目前。</text:p>
      <text:p text:style-name="P4">
在进行攻势的指示中：</text:p>
      <text:p text:style-name="P4">
在巴赫穆特(Bakhmut)的方向上，我们的部队继续袭击。 伯奇水库取得了成功。 向前移动250 m。</text:p>
      <text:p text:style-name="P4">
在南部，有两个方向从300到1500米的晋升。</text:p>
      <text:p text:style-name="P4">
有福和马卡里夫卡的定居点是Deocal。</text:p>
      <text:p text:style-name="P4">
在我们的部队辩护的指示中：</text:p>
      <text:p text:style-name="P4">
没有丢失的位置。”</text:p>
      <text:p text:style-name="P4">
News Source: <text:a xlink:type="simple" xlink:href="https://armyinform.com.ua/2023/06/11/deokupovano-naseleni-punkty-blagodatne-i-makarivka-ganna-malyar/" text:style-name="Internet_20_link" text:visited-style-name="Visited_20_Internet_20_Link">
https://armyinform.com.ua/2023/06/11/deokupovano-naseleni-punkty-blagodatne-i-makarivka-ganna-malyar/</text:a>
</text:p>
      <!--NEWS-->
      <text:h text:style-name="P10" text:outline-level="1">
<text:span text:style-name="T4">
32个DNIEPER右岸的定居点仍被洪水淹没</text:span>
</text:h>
      <text:p text:style-name="P4">
作者: ['АРМІЯINFORM']</text:p>
      <text:p text:style-name="P4">
时间: 2023-06-11T96:00:00-04:00</text:p>
      <text:p text:style-name="P4">
描述: 村庄在河上的20:00。 Dnipro在“ Kherson”帖子的地点，领导Zniznnya的邮政...与乌克兰2022年的战争，与乌克兰的战争是今天的最新消息，今天与乌克兰的新闻战2022是今天的最后一场，乌克兰和俄罗斯之间发生战争，当2022年与乌克兰的战争何时会发生，他们会在不久的将来与乌克兰战争，他们说，与乌克兰的战争，今天的乌克兰新闻，乌克兰的新闻，乌克兰的新闻俄罗斯的乌克兰媒体</text:p>
      <text:p text:style-name="P4">
图片: ['<text:a xlink:type="simple" xlink:href="https://armyinform.com.ua/wp-content/uploads/2023/06/351165940_654052293429330_4609318391939389769_n.jpg" text:style-name="Internet_20_link" text:visited-style-name="Visited_20_Internet_20_Link">
351165940_654052293429330_4609318391939389769_n.jpg</text:a>
']</text:p>
      <text:p text:style-name="P4">
标签: ['STOPRUSSIA', 'АГРЕСІЯ РФ', 'КАХОВСЬКА ГЕС', 'КАХОВСЬКА ГЕС/ШТАБ INFO']</text:p>
      <text:p text:style-name="P4">
类别: News</text:p>
      <!--METADATA-->
      <text:p text:style-name="P4">
<draw:frame draw:style-name="fr1" draw:name="Image303" text:anchor-type="as-char" svg:width="6.9236in" svg:height="4.617987in" draw:z-index="0">
<draw:image xlink:href="../Images/AРМІЯINFORM/2023-06-11T96-00-00-04-00/351165940_654052293429330_4609318391939389769_n.jpg" xlink:type="simple" xlink:show="embed" xlink:actuate="onLoad" draw:mime-type="image/jpeg"/>
</draw:frame>
截至20:00，在Kherson邮报的Dniep​​er河上，水逐渐成本，水平为3.6 m(从一开始就减少50厘米； 从最大177厘米降低). На Каховському водосховищі устворі поста «Нікополь» відмічається зниження рівня води (自事故以来)乘以7.67 m。</text:p>
      <text:p text:style-name="P4">
关于它<text:a xlink:type="simple" xlink:href="https://www.facebook.com/MNS.GOV.UA/posts/pfbid0e3z4STE8Zd4BfcgTrJU3bmWfS1UqHBsNdgUyMDpvyDQJDPFcCW6ZwqbB5kWY3XcGl" text:style-name="Internet_20_link" text:visited-style-name="Visited_20_Internet_20_Link">
报告</text:a>
乌克兰的SES。</text:p>
      <text:p text:style-name="P4">
剩下的32个定居点(3 801房屋，减少20座建筑物)在Dniep​​er河的右岸和14个定居点(在暂时占领的领土).</text:p>
      <text:p text:style-name="P4">
Всього до ліквідації наслідків залучено близько 2 тис. осіб та понад 260 од.техніки (其中，来自Tabulad组织的地方当局的839人是388和81天。 技术，来自灾难医学13和5单位。 ti。).</text:p>
      <text:p text:style-name="P4">
Від ДСНС залучено 760 осіб та 174 од. техніки, з них 47 плавзасобів (包括。 5边的SES单元). У м. Херсон знаходиться мобільна оперативна групаапарату ДСНС та техніка підвищеної прохідності (5个单位 Bohun雪地摩托).</text:p>
      <text:p text:style-name="P4">
Безпосередню координацію робіт, залучення сил та засобів, проведенняевакуаційних заходів здійснює Штаб з ліквідації наслідків надзвичайноїситуації.</text:p>
      <text:p text:style-name="P4">
Підрозділами ДСНС проводилися роботи з евакуації населення, оповіщення задопомогою гучномовців, облаштування перешкод. Врятовано 702 особи (包括。 30名儿童和40个低驾驶员). Надано психологічну допомогу 371 особі. Зпочатку робіт по лінії 101 та 112 надійшло 1034 звернення громадян, з яких всівиконані.</text:p>
      <text:p text:style-name="P4">
News Source: <text:a xlink:type="simple" xlink:href="https://armyinform.com.ua/2023/06/11/hersonska-oblast-operatyvna-sytuacziya-shhodo-likvidacziyi-naslidkiv-pidryvu-kahovskoyi-ges/" text:style-name="Internet_20_link" text:visited-style-name="Visited_20_Internet_20_Link">
https://armyinform.com.ua/2023/06/11/hersonska-oblast-operatyvna-sytuacziya-shhodo-likvidacziyi-naslidkiv-pidryvu-kahovskoyi-ges/</text:a>
</text:p>
      <!--NEWS-->
      <text:h text:style-name="P10" text:outline-level="1">
<text:span text:style-name="T4">
俄罗斯人在旧苏联手册上领导战争-Sergey Cherevaty</text:span>
</text:h>
      <text:p text:style-name="P4">
作者: ['Дмитро Горбунов']</text:p>
      <text:p text:style-name="P4">
时间: 2023-06-11T97:00:00-04:00</text:p>
      <text:p text:style-name="P4">
描述: 关于埃菲里·泰勒马拉芬（Ephiri Telemarafon）在埃菲里（Ephiri Telemarafon）的相似性的运营状况“єIni...与乌克兰2022年的战争，与乌克兰的最新新闻，今天与乌克兰2022年的新闻战争，乌克兰和俄罗斯之间将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ІЙНА', 'ВТОРГНЕННЯ РФ', 'ЧЕРЕВАТИЙ']</text:p>
      <text:p text:style-name="P4">
类别: News</text:p>
      <!--METADATA-->
      <text:p text:style-name="P4">
<draw:frame draw:style-name="fr1" draw:name="Image304" text:anchor-type="as-char" svg:width="6.9236in" svg:height="4.61393in" draw:z-index="0">
<draw:image xlink:href="../Images/AРМІЯINFORM/2023-06-11T97-00-00-04-00/cherevatyj-2.jpg" xlink:type="simple" xlink:show="embed" xlink:actuate="onLoad" draw:mime-type="image/jpeg"/>
</draw:frame>
关于我们国家东部的运营状况，在电信的空中<text:a xlink:type="simple" xlink:href="https://www.youtube.com/watch" text:style-name="Internet_20_link" text:visited-style-name="Visited_20_Internet_20_Link">
“ Unin”</text:a>
武装部队武装部队的武装部队的发言人谢尔盖·奇雷维蒂(Sergei Cherevaty)告诉他。</text:p>
      <ul>
        <li>
积极的战斗继续沿Bakhmut方向继续。 敌人使用互动和反应式炮兵袭击了我们的位置。 今天，他用各种口径击败了我们280次。 入侵者还造成了7名aviar。 有5场战斗冲突，在此期间我们摧毁了92名入侵者。俄罗斯人中有164人受伤，其中1人被捕。 此外，还有：两个敌方坦克，一台步兵战机，一辆着陆的战车，一辆装甲车，两架无人机，一个PTRK，一个反坦克枪，一辆拭子的一场田野组成以及三辆带来的汽车弹药， - 官员说。</li>
      </ul>
      <text:p text:style-name="P4">
该官员补充说，乌克兰士兵采用旋转措施，即敌人正在执行，并在适当的战术条件下签约。</text:p>
      <ul>
        <li>
灯，有时从几百米到一百五公里，我们释放我们的土地。 Sergey Cherevaty说，我们发现敌人的弱点，并利用我们的研究来实现战术优势并使敌人的最大损失。</li>
      </ul>
      <text:p text:style-name="P4">
据他说，不幸的是，敌人拥有更多的炮弹系统。 但是，他们正在掌握旧苏联手册的战争。</text:p>
      <ul>
        <li>
例如，如果他们需要销毁一个对象，他们会得到需要的技术来消除需要多少个外壳。 我们的行为不仅仅是更多。 是的，首先，我们发挥了强大的智慧，也是对无人机的意识。 只有那时，我们击败了第一枪， - 谢尔盖·奇尔维蒂(Sergei Cherevaty)说。</li>
      </ul>
      <text:p text:style-name="P4">
News Source: <text:a xlink:type="simple" xlink:href="https://armyinform.com.ua/2023/06/11/rosiyany-vedut-vijnu-za-starym-radyanskym-posibnykom-sergij-cherevatyj/" text:style-name="Internet_20_link" text:visited-style-name="Visited_20_Internet_20_Link">
https://armyinform.com.ua/2023/06/11/rosiyany-vedut-vijnu-za-starym-radyanskym-posibnykom-sergij-cherevatyj/</text:a>
</text:p>
      <!--NEWS-->
      <text:h text:style-name="P10" text:outline-level="1">
<text:span text:style-name="T4">
在巴赫穆特（Bakhmut</text:span>
</text:h>
      <text:p text:style-name="P4">
作者: ['АРМІЯINFORM']</text:p>
      <text:p text:style-name="P4">
时间: 2023-06-11T98:00:00-04:00</text:p>
      <text:p text:style-name="P4">
描述: 关于Viisk ZS乌克兰人的小组：“在Bakhmutsya Light ...与乌克兰2022年的战争，与乌克兰与乌克兰的最新新闻，今天与乌克兰的新闻战争，今天与乌克兰2022年上次与乌克兰的新闻战，乌克兰和俄罗斯之间的战争以及何时与俄罗斯之间的战争，以及何时与战争，何时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353057643_602652418633420_4276893653195684588_n.jpg" text:style-name="Internet_20_link" text:visited-style-name="Visited_20_Internet_20_Link">
353057643_602652418633420_4276893653195684588_n.jpg</text:a>
', '<text:a xlink:type="simple" xlink:href="https://armyinform.com.ua/wp-content/uploads/2023/06/353436414_602653158633346_6046857256860666058_n-150x150.jpg" text:style-name="Internet_20_link" text:visited-style-name="Visited_20_Internet_20_Link">
353436414_602653158633346_6046857256860666058_n-150x150.jpg</text:a>
', '<text:a xlink:type="simple" xlink:href="https://armyinform.com.ua/wp-content/uploads/2023/06/353438443_602652881966707_9116057721639130812_n-150x150.jpg" text:style-name="Internet_20_link" text:visited-style-name="Visited_20_Internet_20_Link">
353438443_602652881966707_9116057721639130812_n-150x150.jpg</text:a>
', '<text:a xlink:type="simple" xlink:href="https://armyinform.com.ua/wp-content/uploads/2023/06/353446753_602653318633330_7756765587049741794_n-150x150.jpg" text:style-name="Internet_20_link" text:visited-style-name="Visited_20_Internet_20_Link">
353446753_602653318633330_7756765587049741794_n-150x150.jpg</text:a>
', '<text:a xlink:type="simple" xlink:href="https://armyinform.com.ua/wp-content/uploads/2023/06/353452296_602653111966684_2260365290586013550_n-150x150.jpg" text:style-name="Internet_20_link" text:visited-style-name="Visited_20_Internet_20_Link">
353452296_602653111966684_2260365290586013550_n-150x150.jpg</text:a>
', '<text:a xlink:type="simple" xlink:href="https://armyinform.com.ua/wp-content/uploads/2023/06/353625694_602653191966676_3223960888160562319_n-150x150.jpg" text:style-name="Internet_20_link" text:visited-style-name="Visited_20_Internet_20_Link">
353625694_602653191966676_3223960888160562319_n-150x150.jpg</text:a>
', '<text:a xlink:type="simple" xlink:href="https://armyinform.com.ua/wp-content/uploads/2023/06/353656978_602652838633378_6288616262507022265_n-150x150.jpg" text:style-name="Internet_20_link" text:visited-style-name="Visited_20_Internet_20_Link">
353656978_602652838633378_6288616262507022265_n-150x150.jpg</text:a>
', '<text:a xlink:type="simple" xlink:href="https://armyinform.com.ua/wp-content/uploads/2023/06/353666362_602653278633334_8741344450586511619_n-150x150.jpg" text:style-name="Internet_20_link" text:visited-style-name="Visited_20_Internet_20_Link">
353666362_602653278633334_8741344450586511619_n-150x150.jpg</text:a>
', '<text:a xlink:type="simple" xlink:href="https://armyinform.com.ua/wp-content/uploads/2023/06/353675135_602652771966718_1000026888796001075_n-150x150.jpg" text:style-name="Internet_20_link" text:visited-style-name="Visited_20_Internet_20_Link">
353675135_602652771966718_1000026888796001075_n-150x150.jpg</text:a>
']</text:p>
      <text:p text:style-name="P4">
标签: ['STOPRUSSIA', 'АГРЕСІЯ РФ']</text:p>
      <text:p text:style-name="P4">
类别: News</text:p>
      <!--METADATA-->
      <text:p text:style-name="P4">
<draw:frame draw:style-name="fr1" draw:name="Image305" text:anchor-type="as-char" svg:width="6.9236in" svg:height="4.608521in" draw:z-index="0">
<draw:image xlink:href="../Images/AРМІЯINFORM/2023-06-11T98-00-00-04-00/353057643_602652418633420_4276893653195684588_n.jpg" xlink:type="simple" xlink:show="embed" xlink:actuate="onLoad" draw:mime-type="image/jpeg"/>
</draw:frame>
关于这个<text:a xlink:type="simple" xlink:href="https://www.facebook.com/UALandForces/posts/pfbid0MySU77Bh48cPxwkiG79pWH8m6PJLWFbVpJst73jeXZXBYUdwUZw4DHHph7MQfda4l" text:style-name="Internet_20_link" text:visited-style-name="Visited_20_Internet_20_Link">
被引用</text:a>
在乌克兰武装部队的土地部队的报告中：</text:p>
      <text:p text:style-name="P4">
“在巴赫穆特的方向上，在Kholodnoyarka责任车道，他采取了敌人的积极攻击行动。</text:p>
      <text:p text:style-name="P4">
但是，他试图用炮火打动防御力量。</text:p>
      <text:p text:style-name="P4">
这就是为什么在尽可能深入地发生步兵的位置的原因。</text:p>
      <text:p text:style-name="P4">
在部队的运动之前，请仔细计划和准备。</text:p>
      <text:p text:style-name="P4">
随着战斗机的变化 - 在ombr“冷纱”的照片报告中：</text:p>
      <text:p text:style-name="P4">
<text:a xlink:type="simple" xlink:href="https://armyinform.com.ua/wp-content/uploads/2023/06/353436414_602653158633346_6046857256860666058_n.jpg" text:style-name="Internet_20_link" text:visited-style-name="Visited_20_Internet_20_Link">
!(Images/AРМІЯINFORM/2023-06-11T98-00-00-04-00/353436414_602653158633346_6046857256860666058_n-150x150.jpg)</text:a>
</text:p>
      <text:p text:style-name="P4">
<text:a xlink:type="simple" xlink:href="https://armyinform.com.ua/wp-content/uploads/2023/06/353438443_602652881966707_9116057721639130812_n.jpg" text:style-name="Internet_20_link" text:visited-style-name="Visited_20_Internet_20_Link">
<draw:frame draw:style-name="fr1" draw:name="Image306" text:anchor-type="as-char" svg:width="6.9236in" svg:height="6.9236in" draw:z-index="0">
<draw:image xlink:href="../Images/AРМІЯINFORM/2023-06-11T98-00-00-04-00/353438443_602652881966707_9116057721639130812_n-150x150.jpg" xlink:type="simple" xlink:show="embed" xlink:actuate="onLoad" draw:mime-type="image/jpeg"/>
</draw:frame>
</text:a>
</text:p>
      <text:p text:style-name="P4">
<text:a xlink:type="simple" xlink:href="https://armyinform.com.ua/wp-content/uploads/2023/06/353446753_602653318633330_7756765587049741794_n.jpg" text:style-name="Internet_20_link" text:visited-style-name="Visited_20_Internet_20_Link">
<draw:frame draw:style-name="fr1" draw:name="Image307" text:anchor-type="as-char" svg:width="6.9236in" svg:height="6.9236in" draw:z-index="0">
<draw:image xlink:href="../Images/AРМІЯINFORM/2023-06-11T98-00-00-04-00/353446753_602653318633330_7756765587049741794_n-150x150.jpg" xlink:type="simple" xlink:show="embed" xlink:actuate="onLoad" draw:mime-type="image/jpeg"/>
</draw:frame>
</text:a>
</text:p>
      <text:p text:style-name="P4">
<text:a xlink:type="simple" xlink:href="https://armyinform.com.ua/wp-content/uploads/2023/06/353452296_602653111966684_2260365290586013550_n.jpg" text:style-name="Internet_20_link" text:visited-style-name="Visited_20_Internet_20_Link">
<draw:frame draw:style-name="fr1" draw:name="Image308" text:anchor-type="as-char" svg:width="6.9236in" svg:height="6.9236in" draw:z-index="0">
<draw:image xlink:href="../Images/AРМІЯINFORM/2023-06-11T98-00-00-04-00/353452296_602653111966684_2260365290586013550_n-150x150.jpg" xlink:type="simple" xlink:show="embed" xlink:actuate="onLoad" draw:mime-type="image/jpeg"/>
</draw:frame>
</text:a>
</text:p>
      <text:p text:style-name="P4">
<text:a xlink:type="simple" xlink:href="https://armyinform.com.ua/wp-content/uploads/2023/06/353625694_602653191966676_3223960888160562319_n.jpg" text:style-name="Internet_20_link" text:visited-style-name="Visited_20_Internet_20_Link">
<draw:frame draw:style-name="fr1" draw:name="Image309" text:anchor-type="as-char" svg:width="6.9236in" svg:height="6.9236in" draw:z-index="0">
<draw:image xlink:href="../Images/AРМІЯINFORM/2023-06-11T98-00-00-04-00/353625694_602653191966676_3223960888160562319_n-150x150.jpg" xlink:type="simple" xlink:show="embed" xlink:actuate="onLoad" draw:mime-type="image/jpeg"/>
</draw:frame>
</text:a>
</text:p>
      <text:p text:style-name="P4">
<text:a xlink:type="simple" xlink:href="https://armyinform.com.ua/wp-content/uploads/2023/06/353656978_602652838633378_6288616262507022265_n.jpg" text:style-name="Internet_20_link" text:visited-style-name="Visited_20_Internet_20_Link">
<draw:frame draw:style-name="fr1" draw:name="Image310" text:anchor-type="as-char" svg:width="6.9236in" svg:height="6.9236in" draw:z-index="0">
<draw:image xlink:href="../Images/AРМІЯINFORM/2023-06-11T98-00-00-04-00/353656978_602652838633378_6288616262507022265_n-150x150.jpg" xlink:type="simple" xlink:show="embed" xlink:actuate="onLoad" draw:mime-type="image/jpeg"/>
</draw:frame>
</text:a>
</text:p>
      <text:p text:style-name="P4">
<text:a xlink:type="simple" xlink:href="https://armyinform.com.ua/wp-content/uploads/2023/06/353666362_602653278633334_8741344450586511619_n.jpg" text:style-name="Internet_20_link" text:visited-style-name="Visited_20_Internet_20_Link">
<draw:frame draw:style-name="fr1" draw:name="Image311" text:anchor-type="as-char" svg:width="6.9236in" svg:height="6.9236in" draw:z-index="0">
<draw:image xlink:href="../Images/AРМІЯINFORM/2023-06-11T98-00-00-04-00/353666362_602653278633334_8741344450586511619_n-150x150.jpg" xlink:type="simple" xlink:show="embed" xlink:actuate="onLoad" draw:mime-type="image/jpeg"/>
</draw:frame>
</text:a>
</text:p>
      <text:p text:style-name="P4">
<text:a xlink:type="simple" xlink:href="https://armyinform.com.ua/wp-content/uploads/2023/06/353675135_602652771966718_1000026888796001075_n.jpg" text:style-name="Internet_20_link" text:visited-style-name="Visited_20_Internet_20_Link">
<draw:frame draw:style-name="fr1" draw:name="Image312" text:anchor-type="as-char" svg:width="6.9236in" svg:height="6.9236in" draw:z-index="0">
<draw:image xlink:href="../Images/AРМІЯINFORM/2023-06-11T98-00-00-04-00/353675135_602652771966718_1000026888796001075_n-150x150.jpg" xlink:type="simple" xlink:show="embed" xlink:actuate="onLoad" draw:mime-type="image/jpeg"/>
</draw:frame>
</text:a>
</text:p>
      <text:p text:style-name="P4">
News Source: <text:a xlink:type="simple" xlink:href="https://armyinform.com.ua/2023/06/11/bilya-bahmutu-u-smuzi-vidpovidalnosti-holodnoyarcziv-vorog-prypynyv-aktyvni-shturmovi-diyi/" text:style-name="Internet_20_link" text:visited-style-name="Visited_20_Internet_20_Link">
https://armyinform.com.ua/2023/06/11/bilya-bahmutu-u-smuzi-vidpovidalnosti-holodnoyarcziv-vorog-prypynyv-aktyvni-shturmovi-diyi/</text:a>
</text:p>
      <!--NEWS-->
      <text:h text:style-name="P10" text:outline-level="1">
<text:span text:style-name="T4">
短的。 战争。 第473天</text:span>
</text:h>
      <text:p text:style-name="P4">
作者: ['АРМІЯINFORM']</text:p>
      <text:p text:style-name="P4">
时间: 2023-06-1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text:p>
      <text:p text:style-name="P4">
类别: News</text:p>
      <!--METADATA-->
      <text:p text:style-name="P4">
News Source: <text:a xlink:type="simple" xlink:href="https://armyinform.com.ua/2023/06/11/korotko-vijna-den-473-videodajdzhest/" text:style-name="Internet_20_link" text:visited-style-name="Visited_20_Internet_20_Link">
https://armyinform.com.ua/2023/06/11/korotko-vijna-den-473-videodajdzhest/</text:a>
</text:p>
      <!--NEWS-->
      <text:h text:style-name="P10" text:outline-level="1">
<text:span text:style-name="T4">
大约四千人已经从被洪水淹没的领土上救出 - 总统</text:span>
</text:h>
      <text:p text:style-name="P4">
作者: Ukrinform (Person)</text:p>
      <text:p text:style-name="P4">
出版商: Укринформ (Organization)</text:p>
      <text:p text:style-name="P4">
出版时间: 2023-06-11T9:14:00+03:00</text:p>
      <text:p text:style-name="P4">
修改时间: 2023-06-11T22:14:00+03:00</text:p>
      <text:p text:style-name="P4">
描述: 乌克兰南部的救援行动正在进行中。 大约有4,000人已经从被洪水淹没的地方撤离。  - 乌克林。</text:p>
      <text:p text:style-name="P4">
图片: ['<text:a xlink:type="simple" xlink:href="https://static.ukrinform.com/photos/2023_06/thumb_files/630_360_1686503613-570.jpg" text:style-name="Internet_20_link" text:visited-style-name="Visited_20_Internet_20_Link">
630_360_16865...</text:a>
']</text:p>
      <text:p text:style-name="P4">
标签: ['Евакуація', 'Агресія РФ', 'Зеленський', 'Каховська ГЕС', 'Війна з Росією']</text:p>
      <text:p text:style-name="P4">
类型: Article</text:p>
      <!--METADATA-->
      <text:p text:style-name="P4">
<draw:frame draw:style-name="fr1" draw:name="Image313" text:anchor-type="as-char" svg:width="6.9236in" svg:height="3.956343in" draw:z-index="0">
<draw:image xlink:href="../Images/yкринформ/2023-06-11T9-14-00-03-00/630_360_1686503613-570.jpg" xlink:type="simple" xlink:show="embed" xlink:actuate="onLoad" draw:mime-type="image/jpeg"/>
</draw:frame>
在乌克兰南部长期运营。 大约有4,000人已经设法从被洪水淹没的地方蒸发。</text:p>
      <text:p text:style-name="P4">
在您晚上<text:a xlink:type="simple" xlink:href="https://t.me/V_Zelenskiy_official/6555" text:style-name="Internet_20_link" text:visited-style-name="Visited_20_Internet_20_Link">
上诉</text:a>
乌克林福姆报道说，乌克兰Zelensky总统报道。</text:p>
      <text:p text:style-name="P4">
泽伦斯基说：“我们继续在乌克兰南部的救援行动，大约有4000人被撤离。”</text:p>
      <text:p text:style-name="P4">
<text:span text:style-name="T4">
另请阅读：</text:span>
 <text:span text:style-name="T4">
 <text:a xlink:type="simple" xlink:href="https://www.ukrinform.ua/rubric-regions/3721442-obstril-evakuacijnogo-covna-na-hersonsini-troe-zagiblih-desatero-poranenih.html" text:style-name="Internet_20_link" text:visited-style-name="Visited_20_Internet_20_Link">
疏散船只炮击在赫尔森地区：Tri -Zagrey，十人受伤</text:a>
</text:span>
</text:p>
      <text:p text:style-name="P4">
他强调说，数十个城市和村庄仍然被淹没。 以及像以前一样，在赫尔森地区暂时占领的地区的最糟糕的毒品，从那里，所有幼虫都有助于撤离入侵者遭到抨击的乌克兰人。</text:p>
      <text:p text:style-name="P4">
“俄罗斯恐怖分子继续开火<text:span text:style-name="T4">
 <text:a xlink:type="simple" xlink:href="https://www.ukrinform.ua/tag-evakuacia" text:style-name="Internet_20_link" text:visited-style-name="Visited_20_Internet_20_Link">
疏散</text:a>
</text:span>
路线，疏散点，人们被带出的船只。 今天，其中一个解雇了三个人，这是我对亲戚和亲人的慰问。 又收获了十个人，其中两个是警察。 这是从Kherson地区半银行的Kardashinka撤离，” Zelensky说。</text:p>
      <text:p text:style-name="P4">
<text:span text:style-name="T4">
另请阅读：</text:span>
 <text:span text:style-name="T4">
 [尽管发生了大火，但在霍森地区撤离期间，有21人得救]](https://www.ukrinform.ua/rubric-regions/3721462-pid-cas-evakuacii-na-hersonsini-popri-obstril-vratuvali-21-ludinu.html)</text:span>
</text:p>
      <text:p text:style-name="P4">
据报道，从临时占领的赫尔森地区左岸撤离了112人，其中包括54名妇女和7名儿童。 6月11日，俄罗斯人摧毁了三艘疏散船，人们被带出被洪水淹没的竞标。 三人被杀，23人受伤，其中包括两名警察。</text:p>
      <text:p text:style-name="P4">
News Source: <text:a xlink:type="simple" xlink:href="https://www.ukrinform.ua/rubric-regions/3721517-z-pidtoplenih-teritorij-vze-vratuvali-blizko-cotiroh-tisac-ludej-prezident.html" text:style-name="Internet_20_link" text:visited-style-name="Visited_20_Internet_20_Link">
https://www.ukrinform.ua/rubric-regions/3721517-z-pidtoplenih-teritorij-vze-vratuvali-blizko-cotiroh-tisac-ludej-prezident.html</text:a>
</text:p>
      <!--NEWS-->
      <text:h text:style-name="P10" text:outline-level="1">
<text:span text:style-name="T4">
在维尔纽斯举行的北约峰会上，将悬挂3.3万张乌克兰</text:span>
</text:h>
      <text:p text:style-name="P4">
作者: Ukrinform (Person)</text:p>
      <text:p text:style-name="P4">
出版商: Укринформ (Organization)</text:p>
      <text:p text:style-name="P4">
出版时间: 2023-06-12T-1:35:00+03:00</text:p>
      <text:p text:style-name="P4">
修改时间: 2023-06-12T00:35:00+03:00</text:p>
      <text:p text:style-name="P4">
描述: 维尔纽斯市已加入该计划，以支持乌克兰加入北约，从7月11日至11日在立陶宛首都，至少有33,000名乌克兰国旗将悬挂在立陶宛首都。  - 乌克林。</text:p>
      <text:p text:style-name="P4">
图片: ['<text:a xlink:type="simple" xlink:href="https://static.ukrinform.com/photos/2018_07/thumb_files/630_360_1530864400-8224.jpg" text:style-name="Internet_20_link" text:visited-style-name="Visited_20_Internet_20_Link">
630_360_15308...</text:a>
']</text:p>
      <text:p text:style-name="P4">
标签: ['Литва', 'НАТО', 'Саміт НАТО', 'Україна']</text:p>
      <text:p text:style-name="P4">
类型: Article</text:p>
      <!--METADATA-->
      <text:p text:style-name="P4">
<draw:frame draw:style-name="fr1" draw:name="Image314" text:anchor-type="as-char" svg:width="6.9236in" svg:height="3.956343in" draw:z-index="0">
<draw:image xlink:href="../Images/yкринформ/2023-06-12T-1-35-00-03-00/630_360_1530864400-8224.jpg" xlink:type="simple" xlink:show="embed" xlink:actuate="onLoad" draw:mime-type="image/jpeg"/>
</draw:frame>
维尔纽斯市(Vilnius Rutinipality)加入了支持乌克兰加入多纳特(Donat)的支持，从7月11日至11日，立陶宛首都将至少悬挂3.3万乌克兰旗帜。</text:p>
      <text:p text:style-name="P4">
关于它报告乌克林形式，提到<text:a xlink:type="simple" xlink:href="https://www.lrt.lt/ru/novosti/17/2010339/v-vil-niuse-na-vremia-sammita-nato-vyvesiat-33-000-ukrainskikh-flagov" text:style-name="Internet_20_link" text:visited-style-name="Visited_20_Internet_20_Link">
LRT</text:a>
。</text:p>
      <text:p text:style-name="P4">
“从战争开始时，我们一直积极支持乌克兰。 我们希望在北约峰会期间看到支持。 我们了解在世界政治事件的背景下，这次会议的规模和重要性，我们了解有机会对乌克兰的局势以及联盟的愿望更加关注世界。</text:p>
      <text:p text:style-name="P4">
<text:span text:style-name="T4">
另请阅读：</text:span>
 <text:span text:style-name="T4">
 <text:a xlink:type="simple" xlink:href="https://www.ukrinform.ua/rubric-polytics/3721526-zelenskij-pogovoriv-z-dudou-pro-ocikuvanna-vid-samitu-nato-u-vilnusi.html" text:style-name="Internet_20_link" text:visited-style-name="Visited_20_Internet_20_Link">
Zelensky与Duda谈到了Vilnius的Sumitunato的期望</text:a>
</text:span>
</text:p>
      <text:p text:style-name="P4">
根据市政当局的说法，选定的旗帜数量是象征性的，因为乌克兰可以成为第33位成员<text:span text:style-name="T4">
 <text:a xlink:type="simple" xlink:href="https://www.ukrinform.ua/tag-nato" text:style-name="Internet_20_link" text:visited-style-name="Visited_20_Internet_20_Link">
北约</text:a>
</text:span>
。 市长敦促居民和公寓楼的管理人员，并参与该行动。 据他说，不需要投资 - 该计划的组织者照顾。</text:p>
      <text:p text:style-name="P4">
<text:span text:style-name="T4">
另请阅读：</text:span>
 <text:span text:style-name="T4">
 <text:a xlink:type="simple" xlink:href="https://www.ukrinform.ua/rubric-polytics/3721093-kanada-stala-20u-krainou-aka-pidpisala-deklaraciu-na-pidtrimku-clenstva-ukraini-v-nato-op.html" text:style-name="Internet_20_link" text:visited-style-name="Visited_20_Internet_20_Link">
加拿大已成为20个国家，签署了宣布乌克兰在北约饮酒的宣言 -  OP</text:a>
</text:span>
</text:p>
      <text:p text:style-name="P4">
据报道，7月11日至12日在维尔纽斯_ <text:span text:style-name="T4">
 [北约峰会将举行。(https://www.ukrinform.ua/rubric-polytics/3719764-nato-mae-nadati-ukraini-garantii-bezpeki-sob-istoria-z-vijnou-ne-povtorilasa-stoltenberg.html)</text:span>
 _</text:p>
      <text:p text:style-name="P4">
在各个层面上，乌克兰一方强调，在2008年北约布加勒斯特峰会上听到的“乌克兰联盟成员”的保证是不够的。</text:p>
      <text:p text:style-name="P4">
取而代之的是，乌克兰在保证安全的问题上提出了北约盟友，并有明显的迁移联盟的前景。</text:p>
      <text:p text:style-name="P4">
News Source: <text:a xlink:type="simple" xlink:href="https://www.ukrinform.ua/rubric-world/3721531-pid-cas-samitu-nato-u-vilnusi-vivisat-33-tisaci-praporiv-ukraini.html" text:style-name="Internet_20_link" text:visited-style-name="Visited_20_Internet_20_Link">
https://www.ukrinform.ua/rubric-world/3721531-pid-cas-samitu-nato-u-vilnusi-vivisat-33-tisaci-praporiv-ukraini.html</text:a>
</text:p>
      <!--NEWS-->
      <text:h text:style-name="P10" text:outline-level="1">
<text:span text:style-name="T4">
各州认识到在立方体中存在中国间谍基地 - 媒体</text:span>
</text:h>
      <text:p text:style-name="P4">
作者: Ukrinform (Person)</text:p>
      <text:p text:style-name="P4">
出版商: Укринформ (Organization)</text:p>
      <text:p text:style-name="P4">
出版时间: 2023-06-12T-2:11:00+03:00</text:p>
      <text:p text:style-name="P4">
修改时间: 2023-06-12T00:11:00+03:00</text:p>
      <text:p text:style-name="P4">
描述: 美国认识到古巴存在中国间谍基地。 自2019年以来，她一直是北京为改善自己的情报的全球努力的一部分。  - 乌克林。</text:p>
      <text:p text:style-name="P4">
图片: ['<text:a xlink:type="simple" xlink:href="https://static.ukrinform.com/photos/2018_07/thumb_files/630_360_1531691538-4839.jpg" text:style-name="Internet_20_link" text:visited-style-name="Visited_20_Internet_20_Link">
630_360_15316...</text:a>
']</text:p>
      <text:p text:style-name="P4">
标签: ['Китай', 'Куба', 'Шпигунський скандал', 'США']</text:p>
      <text:p text:style-name="P4">
类型: Article</text:p>
      <!--METADATA-->
      <text:p text:style-name="P4">
<draw:frame draw:style-name="fr1" draw:name="Image315" text:anchor-type="as-char" svg:width="6.9236in" svg:height="3.956343in" draw:z-index="0">
<draw:image xlink:href="../Images/yкринформ/2023-06-12T-2-11-00-03-00/630_360_1531691538-4839.jpg" xlink:type="simple" xlink:show="embed" xlink:actuate="onLoad" draw:mime-type="image/jpeg"/>
</draw:frame>
受支持的国家已经认识到古巴存在中国间谍基地。 自2019年以来，它一直是北京为改善收集情报机会的全球努力的一部分。</text:p>
      <text:p text:style-name="P4">
关于IT报告乌克林福姆，参考<text:a xlink:type="simple" xlink:href="https://apnews.com/article/china-cuba-spy-base-us-intelligence-0f655b577ae4141bdbeabc35d628b18f" text:style-name="Internet_20_link" text:visited-style-name="Visited_20_Internet_20_Link">
AR</text:a>
。</text:p>
      <text:p text:style-name="P4">
贝登的匿名官员报告说，美国情报公司一段时间以来一直意识到中国的间谍措施<text:a xlink:type="simple" xlink:href="https://www.ukrinform.ua/tag-kuba" text:style-name="Internet_20_link" text:visited-style-name="Visited_20_Internet_20_Link">
古巴</text:a>
**以及全球智能的更大努力。</text:p>
      <text:p text:style-name="P4">
报告说：“贝登的政府加强了努力，以防止中国扩大间谍行动的努力，并认为它在外交和其他不确定的行动方面取得了进展。”</text:p>
      <text:p text:style-name="P4">
<text:span text:style-name="T5">
!(https://www.ukrinform.ua/rubric-world/3721181-proekt-vidnovlenna-budivli-posolstva-ssa-u-gavani-kostuvatime-28-miljoniv.html)</text:span>
*</text:p>
      <text:p text:style-name="P4">
值得注意的是，报纸的后果证实了中国间谍基地的存在<text:a xlink:type="simple" xlink:href="https://www.wsj.com/articles/cuba-to-host-secret-chinese-spy-base-focusing-on-u-s-b2fed0e0" text:style-name="Internet_20_link" text:visited-style-name="Visited_20_Internet_20_Link">
《华尔街日报》报道</text:a>
中国和古巴已经达成了岛上e -lasting Station的基本协议。 在中断的过程中，中国计划支付数十亿美元的现金。</text:p>
      <text:p text:style-name="P4">
众所周知，白宫将此报告称为不可靠。</text:p>
      <text:p text:style-name="P4">
<text:span text:style-name="T4">
另请阅读：</text:span>
 <text:span text:style-name="T4">
 <text:a xlink:type="simple" xlink:href="https://www.ukrinform.ua/rubric-technology/3721262-microsoft-perevodit-najkrasih-ekspertiv-zi-stucnogo-intelektu-z-kitau-do-kanadi-ft.html" text:style-name="Internet_20_link" text:visited-style-name="Visited_20_Internet_20_Link">
Microsoft将最佳专家从中国转换为加拿大的人造办公室 -  ft</text:a>
</text:span>
</text:p>
      <text:p text:style-name="P4">
反过来，侦察界确定中国的间谍是一个“漫长的”问题，而不是“新事件”。</text:p>
      <text:p text:style-name="P4">
中国官员研究了涵盖大西洋，拉丁美洲，中东，中亚，非洲和印度太平洋地区的地方。 尤其努力包含了现有古巴遗址的概述，2019年，中国现代化了其海军间谍行动。</text:p>
      <text:p text:style-name="P4">
News Source: <text:a xlink:type="simple" xlink:href="https://www.ukrinform.ua/rubric-world/3721530-stati-viznali-isnuvanna-kitajskoi-spigunskoi-bazi-na-kubi-zmi.html" text:style-name="Internet_20_link" text:visited-style-name="Visited_20_Internet_20_Link">
https://www.ukrinform.ua/rubric-world/3721530-stati-viznali-isnuvanna-kitajskoi-spigunskoi-bazi-na-kubi-zmi.html</text:a>
</text:p>
      <!--NEWS-->
      <text:h text:style-name="P10" text:outline-level="1">
<text:span text:style-name="T4">
各州认识到在立方体中存在中国间谍基地 - 媒体</text:span>
</text:h>
      <text:p text:style-name="P4">
作者: Ukrinform (Person)</text:p>
      <text:p text:style-name="P4">
出版商: Укринформ (Organization)</text:p>
      <text:p text:style-name="P4">
出版时间: 2023-06-12T00:11:00+03:00</text:p>
      <text:p text:style-name="P4">
修改时间: 2023-06-12T00:11:00+03:00</text:p>
      <text:p text:style-name="P4">
描述: 美国认识到古巴存在中国间谍基地。 自2019年以来，她一直是北京为改善自己的情报的全球努力的一部分。  - 乌克林。</text:p>
      <text:p text:style-name="P4">
图片: ['<text:a xlink:type="simple" xlink:href="https://static.ukrinform.com/photos/2018_07/thumb_files/630_360_1531691538-4839.jpg" text:style-name="Internet_20_link" text:visited-style-name="Visited_20_Internet_20_Link">
630_360_15316...</text:a>
']</text:p>
      <text:p text:style-name="P4">
标签: ['Китай', 'Куба', 'Шпигунський скандал', 'США']</text:p>
      <text:p text:style-name="P4">
类型: Article</text:p>
      <!--METADATA-->
      <text:p text:style-name="P4">
<draw:frame draw:style-name="fr1" draw:name="Image316" text:anchor-type="as-char" svg:width="6.9236in" svg:height="3.956343in" draw:z-index="0">
<draw:image xlink:href="../Images/yкринформ/2023-06-12T00-11-00-03-00/630_360_1531691538-4839.jpg" xlink:type="simple" xlink:show="embed" xlink:actuate="onLoad" draw:mime-type="image/jpeg"/>
</draw:frame>
受支持的国家已经认识到古巴存在中国间谍基地。 自2019年以来，它一直是北京为改善收集情报机会的全球努力的一部分。</text:p>
      <text:p text:style-name="P4">
关于IT报告乌克林福姆，参考<text:a xlink:type="simple" xlink:href="https://apnews.com/article/china-cuba-spy-base-us-intelligence-0f655b577ae4141bdbeabc35d628b18f" text:style-name="Internet_20_link" text:visited-style-name="Visited_20_Internet_20_Link">
AR</text:a>
。</text:p>
      <text:p text:style-name="P4">
贝登的匿名官员报告说，美国情报公司一段时间以来一直意识到中国的间谍措施<text:a xlink:type="simple" xlink:href="https://www.ukrinform.ua/tag-kuba" text:style-name="Internet_20_link" text:visited-style-name="Visited_20_Internet_20_Link">
古巴</text:a>
**以及全球智能的更大努力。</text:p>
      <text:p text:style-name="P4">
报告说：“贝登的政府加强了努力，以防止中国扩大间谍行动的努力，并认为它在外交和其他不确定的行动方面取得了进展。”</text:p>
      <text:p text:style-name="P4">
<text:span text:style-name="T5">
!(https://www.ukrinform.ua/rubric-world/3721181-proekt-vidnovlenna-budivli-posolstva-ssa-u-gavani-kostuvatime-28-miljoniv.html)</text:span>
*</text:p>
      <text:p text:style-name="P4">
值得注意的是，报纸的后果证实了中国间谍基地的存在<text:a xlink:type="simple" xlink:href="https://www.wsj.com/articles/cuba-to-host-secret-chinese-spy-base-focusing-on-u-s-b2fed0e0" text:style-name="Internet_20_link" text:visited-style-name="Visited_20_Internet_20_Link">
《华尔街日报》报道</text:a>
中国和古巴已经达成了岛上e -lasting Station的基本协议。 在中断的过程中，中国计划支付数十亿美元的现金。</text:p>
      <text:p text:style-name="P4">
众所周知，白宫将此报告称为不可靠。</text:p>
      <text:p text:style-name="P4">
<text:span text:style-name="T4">
另请阅读：</text:span>
 <text:span text:style-name="T4">
 <text:a xlink:type="simple" xlink:href="https://www.ukrinform.ua/rubric-technology/3721262-microsoft-perevodit-najkrasih-ekspertiv-zi-stucnogo-intelektu-z-kitau-do-kanadi-ft.html" text:style-name="Internet_20_link" text:visited-style-name="Visited_20_Internet_20_Link">
Microsoft将最佳专家从中国转换为加拿大的人造办公室 -  ft</text:a>
</text:span>
</text:p>
      <text:p text:style-name="P4">
反过来，侦察界确定中国的间谍是一个“漫长的”问题，而不是“新事件”。</text:p>
      <text:p text:style-name="P4">
中国官员研究了涵盖大西洋，拉丁美洲，中东，中亚，非洲和印度太平洋地区的地方。 尤其努力包含了现有古巴遗址的概述，2019年，中国现代化了其海军间谍行动。</text:p>
      <text:p text:style-name="P4">
News Source: <text:a xlink:type="simple" xlink:href="https://www.ukrinform.ua/rubric-world/3721530-stati-viznali-isnuvanna-kitajskoi-spigunskoi-bazi-na-kubi-zmi.html" text:style-name="Internet_20_link" text:visited-style-name="Visited_20_Internet_20_Link">
https://www.ukrinform.ua/rubric-world/3721530-stati-viznali-isnuvanna-kitajskoi-spigunskoi-bazi-na-kubi-zmi.html</text:a>
</text:p>
      <!--NEWS-->
      <text:h text:style-name="P10" text:outline-level="1">
<text:span text:style-name="T4">
在维尔纽斯举行的北约峰会上，将悬挂3.3万张乌克兰</text:span>
</text:h>
      <text:p text:style-name="P4">
作者: Ukrinform (Person)</text:p>
      <text:p text:style-name="P4">
出版商: Укринформ (Organization)</text:p>
      <text:p text:style-name="P4">
出版时间: 2023-06-12T00:35:00+03:00</text:p>
      <text:p text:style-name="P4">
修改时间: 2023-06-12T00:35:00+03:00</text:p>
      <text:p text:style-name="P4">
描述: 维尔纽斯市已加入该计划，以支持乌克兰加入北约，从7月11日至11日在立陶宛首都，至少有33,000名乌克兰国旗将悬挂在立陶宛首都。  - 乌克林。</text:p>
      <text:p text:style-name="P4">
图片: ['<text:a xlink:type="simple" xlink:href="https://static.ukrinform.com/photos/2018_07/thumb_files/630_360_1530864400-8224.jpg" text:style-name="Internet_20_link" text:visited-style-name="Visited_20_Internet_20_Link">
630_360_15308...</text:a>
']</text:p>
      <text:p text:style-name="P4">
标签: ['Литва', 'НАТО', 'Саміт НАТО', 'Україна']</text:p>
      <text:p text:style-name="P4">
类型: Article</text:p>
      <!--METADATA-->
      <text:p text:style-name="P4">
<draw:frame draw:style-name="fr1" draw:name="Image317" text:anchor-type="as-char" svg:width="6.9236in" svg:height="3.956343in" draw:z-index="0">
<draw:image xlink:href="../Images/yкринформ/2023-06-12T00-35-00-03-00/630_360_1530864400-8224.jpg" xlink:type="simple" xlink:show="embed" xlink:actuate="onLoad" draw:mime-type="image/jpeg"/>
</draw:frame>
维尔纽斯市(Vilnius Rutinipality)加入了支持乌克兰加入多纳特(Donat)的支持，从7月11日至11日，立陶宛首都将至少悬挂3.3万乌克兰旗帜。</text:p>
      <text:p text:style-name="P4">
关于它报告乌克林形式，提到<text:a xlink:type="simple" xlink:href="https://www.lrt.lt/ru/novosti/17/2010339/v-vil-niuse-na-vremia-sammita-nato-vyvesiat-33-000-ukrainskikh-flagov" text:style-name="Internet_20_link" text:visited-style-name="Visited_20_Internet_20_Link">
LRT</text:a>
。</text:p>
      <text:p text:style-name="P4">
“从战争开始时，我们一直积极支持乌克兰。 我们希望在北约峰会期间看到支持。 我们了解在世界政治事件的背景下，这次会议的规模和重要性，我们了解有机会对乌克兰的局势以及联盟的愿望更加关注世界。</text:p>
      <text:p text:style-name="P4">
<text:span text:style-name="T4">
另请阅读：</text:span>
 <text:span text:style-name="T4">
 <text:a xlink:type="simple" xlink:href="https://www.ukrinform.ua/rubric-polytics/3721526-zelenskij-pogovoriv-z-dudou-pro-ocikuvanna-vid-samitu-nato-u-vilnusi.html" text:style-name="Internet_20_link" text:visited-style-name="Visited_20_Internet_20_Link">
Zelensky与Duda谈到了Vilnius的Sumitunato的期望</text:a>
</text:span>
</text:p>
      <text:p text:style-name="P4">
根据市政当局的说法，选定的旗帜数量是象征性的，因为乌克兰可以成为第33位成员<text:span text:style-name="T4">
 <text:a xlink:type="simple" xlink:href="https://www.ukrinform.ua/tag-nato" text:style-name="Internet_20_link" text:visited-style-name="Visited_20_Internet_20_Link">
北约</text:a>
</text:span>
。 市长敦促居民和公寓楼的管理人员，并参与该行动。 据他说，不需要投资 - 该计划的组织者照顾。</text:p>
      <text:p text:style-name="P4">
<text:span text:style-name="T4">
另请阅读：</text:span>
 <text:span text:style-name="T4">
 <text:a xlink:type="simple" xlink:href="https://www.ukrinform.ua/rubric-polytics/3721093-kanada-stala-20u-krainou-aka-pidpisala-deklaraciu-na-pidtrimku-clenstva-ukraini-v-nato-op.html" text:style-name="Internet_20_link" text:visited-style-name="Visited_20_Internet_20_Link">
加拿大已成为20个国家，签署了宣布乌克兰在北约饮酒的宣言 -  OP</text:a>
</text:span>
</text:p>
      <text:p text:style-name="P4">
据报道，7月11日至12日在维尔纽斯_ <text:span text:style-name="T4">
 [北约峰会将举行。(https://www.ukrinform.ua/rubric-polytics/3719764-nato-mae-nadati-ukraini-garantii-bezpeki-sob-istoria-z-vijnou-ne-povtorilasa-stoltenberg.html)</text:span>
 _</text:p>
      <text:p text:style-name="P4">
在各个层面上，乌克兰一方强调，在2008年北约布加勒斯特峰会上听到的“乌克兰联盟成员”的保证是不够的。</text:p>
      <text:p text:style-name="P4">
取而代之的是，乌克兰在保证安全的问题上提出了北约盟友，并有明显的迁移联盟的前景。</text:p>
      <text:p text:style-name="P4">
News Source: <text:a xlink:type="simple" xlink:href="https://www.ukrinform.ua/rubric-world/3721531-pid-cas-samitu-nato-u-vilnusi-vivisat-33-tisaci-praporiv-ukraini.html" text:style-name="Internet_20_link" text:visited-style-name="Visited_20_Internet_20_Link">
https://www.ukrinform.ua/rubric-world/3721531-pid-cas-samitu-nato-u-vilnusi-vivisat-33-tisaci-praporiv-ukrai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